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95.9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ateofclimb80kno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vsi</text:p>
          </table:table-cell>
          <table:table-cell office:value-type="string" calcext:value-type="string">
            <text:p>pitchAngle</text:p>
          </table:table-cell>
          <table:table-cell office:value-type="string" calcext:value-type="string">
            <text:p>densityAltitud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6454570" calcext:value-type="float">
            <text:p>486454570</text:p>
          </table:table-cell>
          <table:table-cell office:value-type="float" office:value="43.4125269978402" calcext:value-type="float">
            <text:p>43.412526997840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716.28" calcext:value-type="float">
            <text:p>-716.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6454570" calcext:value-type="float">
            <text:p>486454570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6454570" calcext:value-type="float">
            <text:p>486454570</text:p>
          </table:table-cell>
          <table:table-cell table:number-columns-repeated="2"/>
          <table:table-cell office:value-type="float" office:value="-0.7" calcext:value-type="float">
            <text:p>-0.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6454570" calcext:value-type="float">
            <text:p>486454570</text:p>
          </table:table-cell>
          <table:table-cell office:value-type="float" office:value="52.1058315334773" calcext:value-type="float">
            <text:p>52.105831533477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715.04" calcext:value-type="float">
            <text:p>-715.04</text:p>
          </table:table-cell>
        </table:table-row>
        <table:table-row table:style-name="ro1">
          <table:table-cell office:value-type="float" office:value="0.0333333333333333" calcext:value-type="float">
            <text:p>0.033333333333333</text:p>
          </table:table-cell>
          <table:table-cell office:value-type="float" office:value="486454572" calcext:value-type="float">
            <text:p>486454572</text:p>
          </table:table-cell>
          <table:table-cell table:number-columns-repeated="2"/>
          <table:table-cell office:value-type="float" office:value="-3.7" calcext:value-type="float">
            <text:p>-3.7</text:p>
          </table:table-cell>
          <table:table-cell/>
        </table:table-row>
        <table:table-row table:style-name="ro1">
          <table:table-cell office:value-type="float" office:value="0.0333333333333333" calcext:value-type="float">
            <text:p>0.033333333333333</text:p>
          </table:table-cell>
          <table:table-cell office:value-type="float" office:value="486454572" calcext:value-type="float">
            <text:p>486454572</text:p>
          </table:table-cell>
          <table:table-cell office:value-type="float" office:value="57.3434125269978" calcext:value-type="float">
            <text:p>57.343412526997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-835.04" calcext:value-type="float">
            <text:p>-835.04</text:p>
          </table:table-cell>
        </table:table-row>
        <table:table-row table:style-name="ro1">
          <table:table-cell office:value-type="float" office:value="0.0333333333333333" calcext:value-type="float">
            <text:p>0.033333333333333</text:p>
          </table:table-cell>
          <table:table-cell office:value-type="float" office:value="486454572" calcext:value-type="float">
            <text:p>486454572</text:p>
          </table:table-cell>
          <table:table-cell table:number-columns-repeated="2"/>
          <table:table-cell office:value-type="float" office:value="-3.6" calcext:value-type="float">
            <text:p>-3.6</text:p>
          </table:table-cell>
          <table:table-cell/>
        </table:table-row>
        <table:table-row table:style-name="ro1">
          <table:table-cell office:value-type="float" office:value="0.0333333333333333" calcext:value-type="float">
            <text:p>0.033333333333333</text:p>
          </table:table-cell>
          <table:table-cell office:value-type="float" office:value="486454572" calcext:value-type="float">
            <text:p>486454572</text:p>
          </table:table-cell>
          <table:table-cell office:value-type="float" office:value="63.3909287257019" calcext:value-type="float">
            <text:p>63.3909287257019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-711.32" calcext:value-type="float">
            <text:p>-711.32</text:p>
          </table:table-cell>
        </table:table-row>
        <table:table-row table:style-name="ro1">
          <table:table-cell office:value-type="float" office:value="0.0666666666666667" calcext:value-type="float">
            <text:p>0.066666666666667</text:p>
          </table:table-cell>
          <table:table-cell office:value-type="float" office:value="486454574" calcext:value-type="float">
            <text:p>486454574</text:p>
          </table:table-cell>
          <table:table-cell table:number-columns-repeated="2"/>
          <table:table-cell office:value-type="float" office:value="-2.8" calcext:value-type="float">
            <text:p>-2.8</text:p>
          </table:table-cell>
          <table:table-cell/>
        </table:table-row>
        <table:table-row table:style-name="ro1">
          <table:table-cell office:value-type="float" office:value="0.0666666666666667" calcext:value-type="float">
            <text:p>0.066666666666667</text:p>
          </table:table-cell>
          <table:table-cell office:value-type="float" office:value="486454574" calcext:value-type="float">
            <text:p>486454574</text:p>
          </table:table-cell>
          <table:table-cell office:value-type="float" office:value="69.4924406047516" calcext:value-type="float">
            <text:p>69.4924406047516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832.56" calcext:value-type="float">
            <text:p>-832.5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86454576" calcext:value-type="float">
            <text:p>486454576</text:p>
          </table:table-cell>
          <table:table-cell table:number-columns-repeated="2"/>
          <table:table-cell office:value-type="float" office:value="-3.1" calcext:value-type="float">
            <text:p>-3.1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86454576" calcext:value-type="float">
            <text:p>486454576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-700.16" calcext:value-type="float">
            <text:p>-700.1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86454576" calcext:value-type="float">
            <text:p>486454576</text:p>
          </table:table-cell>
          <table:table-cell table:number-columns-repeated="2"/>
          <table:table-cell office:value-type="float" office:value="-3.5" calcext:value-type="float">
            <text:p>-3.5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86454576" calcext:value-type="float">
            <text:p>486454576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-711.32" calcext:value-type="float">
            <text:p>-711.3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86454576" calcext:value-type="float">
            <text:p>486454576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/>
        </table:table-row>
        <table:table-row table:style-name="ro1">
          <table:table-cell office:value-type="float" office:value="0.116666666666667" calcext:value-type="float">
            <text:p>0.116666666666667</text:p>
          </table:table-cell>
          <table:table-cell office:value-type="float" office:value="486454578" calcext:value-type="float">
            <text:p>486454578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-381" calcext:value-type="float">
            <text:p>-381</text:p>
          </table:table-cell>
          <table:table-cell/>
          <table:table-cell office:value-type="float" office:value="-724.96" calcext:value-type="float">
            <text:p>-724.96</text:p>
          </table:table-cell>
        </table:table-row>
        <table:table-row table:style-name="ro1">
          <table:table-cell office:value-type="float" office:value="0.116666666666667" calcext:value-type="float">
            <text:p>0.116666666666667</text:p>
          </table:table-cell>
          <table:table-cell office:value-type="float" office:value="486454578" calcext:value-type="float">
            <text:p>486454578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float" office:value="0.166666666666667" calcext:value-type="float">
            <text:p>0.166666666666667</text:p>
          </table:table-cell>
          <table:table-cell office:value-type="float" office:value="486454580" calcext:value-type="float">
            <text:p>486454580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-703.88" calcext:value-type="float">
            <text:p>-703.88</text:p>
          </table:table-cell>
        </table:table-row>
        <table:table-row table:style-name="ro1">
          <table:table-cell office:value-type="float" office:value="0.166666666666667" calcext:value-type="float">
            <text:p>0.166666666666667</text:p>
          </table:table-cell>
          <table:table-cell office:value-type="float" office:value="486454580" calcext:value-type="float">
            <text:p>486454580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float" office:value="0.166666666666667" calcext:value-type="float">
            <text:p>0.166666666666667</text:p>
          </table:table-cell>
          <table:table-cell office:value-type="float" office:value="486454580" calcext:value-type="float">
            <text:p>486454580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float" office:value="0.166666666666667" calcext:value-type="float">
            <text:p>0.166666666666667</text:p>
          </table:table-cell>
          <table:table-cell office:value-type="float" office:value="486454580" calcext:value-type="float">
            <text:p>486454580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-686.52" calcext:value-type="float">
            <text:p>-686.5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86454582" calcext:value-type="float">
            <text:p>486454582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86454582" calcext:value-type="float">
            <text:p>486454582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748" calcext:value-type="float">
            <text:p>748</text:p>
          </table:table-cell>
          <table:table-cell/>
          <table:table-cell office:value-type="float" office:value="-661.72" calcext:value-type="float">
            <text:p>-661.7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86454582" calcext:value-type="float">
            <text:p>486454582</text:p>
          </table:table-cell>
          <table:table-cell table:number-columns-repeated="2"/>
          <table:table-cell office:value-type="float" office:value="5.6" calcext:value-type="float">
            <text:p>5.6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86454582" calcext:value-type="float">
            <text:p>486454582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1134" calcext:value-type="float">
            <text:p>1134</text:p>
          </table:table-cell>
          <table:table-cell/>
          <table:table-cell office:value-type="float" office:value="-631.96" calcext:value-type="float">
            <text:p>-631.96</text:p>
          </table:table-cell>
        </table:table-row>
        <table:table-row table:style-name="ro1">
          <table:table-cell office:value-type="float" office:value="0.233333333333333" calcext:value-type="float">
            <text:p>0.233333333333333</text:p>
          </table:table-cell>
          <table:table-cell office:value-type="float" office:value="486454584" calcext:value-type="float">
            <text:p>486454584</text:p>
          </table:table-cell>
          <table:table-cell table:number-columns-repeated="2"/>
          <table:table-cell office:value-type="float" office:value="6.3" calcext:value-type="float">
            <text:p>6.3</text:p>
          </table:table-cell>
          <table:table-cell/>
        </table:table-row>
        <table:table-row table:style-name="ro1">
          <table:table-cell office:value-type="float" office:value="0.233333333333333" calcext:value-type="float">
            <text:p>0.233333333333333</text:p>
          </table:table-cell>
          <table:table-cell office:value-type="float" office:value="486454584" calcext:value-type="float">
            <text:p>486454584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-589.8" calcext:value-type="float">
            <text:p>-589.8</text:p>
          </table:table-cell>
        </table:table-row>
        <table:table-row table:style-name="ro1">
          <table:table-cell office:value-type="float" office:value="0.233333333333333" calcext:value-type="float">
            <text:p>0.233333333333333</text:p>
          </table:table-cell>
          <table:table-cell office:value-type="float" office:value="486454584" calcext:value-type="float">
            <text:p>486454584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float" office:value="0.266666666666667" calcext:value-type="float">
            <text:p>0.266666666666667</text:p>
          </table:table-cell>
          <table:table-cell office:value-type="float" office:value="486454586" calcext:value-type="float">
            <text:p>486454586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1589" calcext:value-type="float">
            <text:p>1589</text:p>
          </table:table-cell>
          <table:table-cell/>
          <table:table-cell office:value-type="float" office:value="-548.88" calcext:value-type="float">
            <text:p>-548.88</text:p>
          </table:table-cell>
        </table:table-row>
        <table:table-row table:style-name="ro1">
          <table:table-cell office:value-type="float" office:value="0.266666666666667" calcext:value-type="float">
            <text:p>0.266666666666667</text:p>
          </table:table-cell>
          <table:table-cell office:value-type="float" office:value="486454586" calcext:value-type="float">
            <text:p>486454586</text:p>
          </table:table-cell>
          <table:table-cell table:number-columns-repeated="2"/>
          <table:table-cell office:value-type="float" office:value="6.9" calcext:value-type="float">
            <text:p>6.9</text:p>
          </table:table-cell>
          <table:table-cell/>
        </table:table-row>
        <table:table-row table:style-name="ro1">
          <table:table-cell office:value-type="float" office:value="0.266666666666667" calcext:value-type="float">
            <text:p>0.266666666666667</text:p>
          </table:table-cell>
          <table:table-cell office:value-type="float" office:value="486454586" calcext:value-type="float">
            <text:p>486454586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1886" calcext:value-type="float">
            <text:p>1886</text:p>
          </table:table-cell>
          <table:table-cell/>
          <table:table-cell office:value-type="float" office:value="-500.52" calcext:value-type="float">
            <text:p>-500.52</text:p>
          </table:table-cell>
        </table:table-row>
        <table:table-row table:style-name="ro1">
          <table:table-cell office:value-type="float" office:value="0.266666666666667" calcext:value-type="float">
            <text:p>0.266666666666667</text:p>
          </table:table-cell>
          <table:table-cell office:value-type="float" office:value="486454586" calcext:value-type="float">
            <text:p>486454586</text:p>
          </table:table-cell>
          <table:table-cell table:number-columns-repeated="2"/>
          <table:table-cell office:value-type="float" office:value="6.8" calcext:value-type="float">
            <text:p>6.8</text:p>
          </table:table-cell>
          <table:table-cell/>
        </table:table-row>
        <table:table-row table:style-name="ro1">
          <table:table-cell office:value-type="float" office:value="0.283333333333333" calcext:value-type="float">
            <text:p>0.283333333333333</text:p>
          </table:table-cell>
          <table:table-cell office:value-type="float" office:value="486454592" calcext:value-type="float">
            <text:p>486454592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1803" calcext:value-type="float">
            <text:p>1803</text:p>
          </table:table-cell>
          <table:table-cell/>
          <table:table-cell office:value-type="float" office:value="-464.56" calcext:value-type="float">
            <text:p>-464.56</text:p>
          </table:table-cell>
        </table:table-row>
        <table:table-row table:style-name="ro1">
          <table:table-cell office:value-type="float" office:value="0.283333333333333" calcext:value-type="float">
            <text:p>0.283333333333333</text:p>
          </table:table-cell>
          <table:table-cell office:value-type="float" office:value="486454592" calcext:value-type="float">
            <text:p>486454592</text:p>
          </table:table-cell>
          <table:table-cell table:number-columns-repeated="2"/>
          <table:table-cell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float" office:value="0.283333333333333" calcext:value-type="float">
            <text:p>0.283333333333333</text:p>
          </table:table-cell>
          <table:table-cell office:value-type="float" office:value="486454592" calcext:value-type="float">
            <text:p>486454592</text:p>
          </table:table-cell>
          <table:table-cell table:number-columns-repeated="2"/>
          <table:table-cell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float" office:value="0.333333333333333" calcext:value-type="float">
            <text:p>0.333333333333333</text:p>
          </table:table-cell>
          <table:table-cell office:value-type="float" office:value="486454594" calcext:value-type="float">
            <text:p>486454594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-434.8" calcext:value-type="float">
            <text:p>-434.8</text:p>
          </table:table-cell>
        </table:table-row>
        <table:table-row table:style-name="ro1">
          <table:table-cell office:value-type="float" office:value="0.333333333333333" calcext:value-type="float">
            <text:p>0.333333333333333</text:p>
          </table:table-cell>
          <table:table-cell office:value-type="float" office:value="486454594" calcext:value-type="float">
            <text:p>486454594</text:p>
          </table:table-cell>
          <table:table-cell table:number-columns-repeated="2"/>
          <table:table-cell office:value-type="float" office:value="5.8" calcext:value-type="float">
            <text:p>5.8</text:p>
          </table:table-cell>
          <table:table-cell/>
        </table:table-row>
        <table:table-row table:style-name="ro1">
          <table:table-cell office:value-type="float" office:value="0.333333333333333" calcext:value-type="float">
            <text:p>0.333333333333333</text:p>
          </table:table-cell>
          <table:table-cell office:value-type="float" office:value="486454594" calcext:value-type="float">
            <text:p>486454594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1295" calcext:value-type="float">
            <text:p>1295</text:p>
          </table:table-cell>
          <table:table-cell/>
          <table:table-cell office:value-type="float" office:value="-413.72" calcext:value-type="float">
            <text:p>-413.72</text:p>
          </table:table-cell>
        </table:table-row>
        <table:table-row table:style-name="ro1">
          <table:table-cell office:value-type="float" office:value="0.333333333333333" calcext:value-type="float">
            <text:p>0.333333333333333</text:p>
          </table:table-cell>
          <table:table-cell office:value-type="float" office:value="486454594" calcext:value-type="float">
            <text:p>486454594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float" office:value="0.366666666666667" calcext:value-type="float">
            <text:p>0.366666666666667</text:p>
          </table:table-cell>
          <table:table-cell office:value-type="float" office:value="486454596" calcext:value-type="float">
            <text:p>486454596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992" calcext:value-type="float">
            <text:p>992</text:p>
          </table:table-cell>
          <table:table-cell/>
          <table:table-cell office:value-type="float" office:value="-401.32" calcext:value-type="float">
            <text:p>-401.32</text:p>
          </table:table-cell>
        </table:table-row>
        <table:table-row table:style-name="ro1">
          <table:table-cell office:value-type="float" office:value="0.366666666666667" calcext:value-type="float">
            <text:p>0.366666666666667</text:p>
          </table:table-cell>
          <table:table-cell office:value-type="float" office:value="486454596" calcext:value-type="float">
            <text:p>486454596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float" office:value="0.366666666666667" calcext:value-type="float">
            <text:p>0.366666666666667</text:p>
          </table:table-cell>
          <table:table-cell office:value-type="float" office:value="486454596" calcext:value-type="float">
            <text:p>486454596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1156" calcext:value-type="float">
            <text:p>1156</text:p>
          </table:table-cell>
          <table:table-cell/>
          <table:table-cell office:value-type="float" office:value="-372.8" calcext:value-type="float">
            <text:p>-372.8</text:p>
          </table:table-cell>
        </table:table-row>
        <table:table-row table:style-name="ro1">
          <table:table-cell office:value-type="float" office:value="0.416666666666667" calcext:value-type="float">
            <text:p>0.416666666666667</text:p>
          </table:table-cell>
          <table:table-cell office:value-type="float" office:value="486454598" calcext:value-type="float">
            <text:p>486454598</text:p>
          </table:table-cell>
          <table:table-cell table:number-columns-repeated="2"/>
          <table:table-cell office:value-type="float" office:value="5.1" calcext:value-type="float">
            <text:p>5.1</text:p>
          </table:table-cell>
          <table:table-cell/>
        </table:table-row>
        <table:table-row table:style-name="ro1">
          <table:table-cell office:value-type="float" office:value="0.416666666666667" calcext:value-type="float">
            <text:p>0.416666666666667</text:p>
          </table:table-cell>
          <table:table-cell office:value-type="float" office:value="486454598" calcext:value-type="float">
            <text:p>486454598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-339.32" calcext:value-type="float">
            <text:p>-339.32</text:p>
          </table:table-cell>
        </table:table-row>
        <table:table-row table:style-name="ro1">
          <table:table-cell office:value-type="float" office:value="0.416666666666667" calcext:value-type="float">
            <text:p>0.416666666666667</text:p>
          </table:table-cell>
          <table:table-cell office:value-type="float" office:value="486454598" calcext:value-type="float">
            <text:p>486454598</text:p>
          </table:table-cell>
          <table:table-cell table:number-columns-repeated="2"/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0.416666666666667" calcext:value-type="float">
            <text:p>0.416666666666667</text:p>
          </table:table-cell>
          <table:table-cell office:value-type="float" office:value="486454598" calcext:value-type="float">
            <text:p>486454598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1346" calcext:value-type="float">
            <text:p>1346</text:p>
          </table:table-cell>
          <table:table-cell/>
          <table:table-cell office:value-type="float" office:value="-303.36" calcext:value-type="float">
            <text:p>-303.36</text:p>
          </table:table-cell>
        </table:table-row>
        <table:table-row table:style-name="ro1">
          <table:table-cell office:value-type="float" office:value="0.433333333333333" calcext:value-type="float">
            <text:p>0.433333333333333</text:p>
          </table:table-cell>
          <table:table-cell office:value-type="float" office:value="486454600" calcext:value-type="float">
            <text:p>486454600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float" office:value="0.433333333333333" calcext:value-type="float">
            <text:p>0.433333333333333</text:p>
          </table:table-cell>
          <table:table-cell office:value-type="float" office:value="486454600" calcext:value-type="float">
            <text:p>486454600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1315" calcext:value-type="float">
            <text:p>1315</text:p>
          </table:table-cell>
          <table:table-cell/>
          <table:table-cell office:value-type="float" office:value="-278.56" calcext:value-type="float">
            <text:p>-278.56</text:p>
          </table:table-cell>
        </table:table-row>
        <table:table-row table:style-name="ro1">
          <table:table-cell office:value-type="float" office:value="0.433333333333333" calcext:value-type="float">
            <text:p>0.433333333333333</text:p>
          </table:table-cell>
          <table:table-cell office:value-type="float" office:value="486454600" calcext:value-type="float">
            <text:p>486454600</text:p>
          </table:table-cell>
          <table:table-cell table:number-columns-repeated="2"/>
          <table:table-cell office:value-type="float" office:value="5.4" calcext:value-type="float">
            <text:p>5.4</text:p>
          </table:table-cell>
          <table:table-cell/>
        </table:table-row>
        <table:table-row table:style-name="ro1">
          <table:table-cell office:value-type="float" office:value="0.466666666666667" calcext:value-type="float">
            <text:p>0.466666666666667</text:p>
          </table:table-cell>
          <table:table-cell office:value-type="float" office:value="486454603" calcext:value-type="float">
            <text:p>486454603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1268" calcext:value-type="float">
            <text:p>1268</text:p>
          </table:table-cell>
          <table:table-cell/>
          <table:table-cell office:value-type="float" office:value="-255" calcext:value-type="float">
            <text:p>-255</text:p>
          </table:table-cell>
        </table:table-row>
        <table:table-row table:style-name="ro1">
          <table:table-cell office:value-type="float" office:value="0.466666666666667" calcext:value-type="float">
            <text:p>0.466666666666667</text:p>
          </table:table-cell>
          <table:table-cell office:value-type="float" office:value="486454603" calcext:value-type="float">
            <text:p>486454603</text:p>
          </table:table-cell>
          <table:table-cell table:number-columns-repeated="2"/>
          <table:table-cell office:value-type="float" office:value="5.8" calcext:value-type="float">
            <text:p>5.8</text:p>
          </table:table-cell>
          <table:table-cell/>
        </table:table-row>
        <table:table-row table:style-name="ro1">
          <table:table-cell office:value-type="float" office:value="0.466666666666667" calcext:value-type="float">
            <text:p>0.466666666666667</text:p>
          </table:table-cell>
          <table:table-cell office:value-type="float" office:value="486454603" calcext:value-type="float">
            <text:p>486454603</text:p>
          </table:table-cell>
          <table:table-cell table:number-columns-repeated="2"/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0.466666666666667" calcext:value-type="float">
            <text:p>0.466666666666667</text:p>
          </table:table-cell>
          <table:table-cell office:value-type="float" office:value="486454603" calcext:value-type="float">
            <text:p>486454603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1193" calcext:value-type="float">
            <text:p>1193</text:p>
          </table:table-cell>
          <table:table-cell/>
          <table:table-cell office:value-type="float" office:value="-221.52" calcext:value-type="float">
            <text:p>-221.52</text:p>
          </table:table-cell>
        </table:table-row>
        <table:table-row table:style-name="ro1">
          <table:table-cell office:value-type="float" office:value="0.516666666666667" calcext:value-type="float">
            <text:p>0.516666666666667</text:p>
          </table:table-cell>
          <table:table-cell office:value-type="float" office:value="486454605" calcext:value-type="float">
            <text:p>486454605</text:p>
          </table:table-cell>
          <table:table-cell table:number-columns-repeated="2"/>
          <table:table-cell office:value-type="float" office:value="5.9" calcext:value-type="float">
            <text:p>5.9</text:p>
          </table:table-cell>
          <table:table-cell/>
        </table:table-row>
        <table:table-row table:style-name="ro1">
          <table:table-cell office:value-type="float" office:value="0.516666666666667" calcext:value-type="float">
            <text:p>0.516666666666667</text:p>
          </table:table-cell>
          <table:table-cell office:value-type="float" office:value="486454605" calcext:value-type="float">
            <text:p>486454605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1742" calcext:value-type="float">
            <text:p>1742</text:p>
          </table:table-cell>
          <table:table-cell/>
          <table:table-cell office:value-type="float" office:value="-180.6" calcext:value-type="float">
            <text:p>-180.6</text:p>
          </table:table-cell>
        </table:table-row>
        <table:table-row table:style-name="ro1">
          <table:table-cell office:value-type="float" office:value="0.516666666666667" calcext:value-type="float">
            <text:p>0.516666666666667</text:p>
          </table:table-cell>
          <table:table-cell office:value-type="float" office:value="486454605" calcext:value-type="float">
            <text:p>486454605</text:p>
          </table:table-cell>
          <table:table-cell table:number-columns-repeated="2"/>
          <table:table-cell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float" office:value="0.516666666666667" calcext:value-type="float">
            <text:p>0.516666666666667</text:p>
          </table:table-cell>
          <table:table-cell office:value-type="float" office:value="486454605" calcext:value-type="float">
            <text:p>486454605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1412" calcext:value-type="float">
            <text:p>1412</text:p>
          </table:table-cell>
          <table:table-cell/>
          <table:table-cell office:value-type="float" office:value="-155.8" calcext:value-type="float">
            <text:p>-155.8</text:p>
          </table:table-cell>
        </table:table-row>
        <table:table-row table:style-name="ro1">
          <table:table-cell office:value-type="float" office:value="0.533333333333333" calcext:value-type="float">
            <text:p>0.533333333333333</text:p>
          </table:table-cell>
          <table:table-cell office:value-type="float" office:value="486454607" calcext:value-type="float">
            <text:p>486454607</text:p>
          </table:table-cell>
          <table:table-cell table:number-columns-repeated="2"/>
          <table:table-cell office:value-type="float" office:value="5.6" calcext:value-type="float">
            <text:p>5.6</text:p>
          </table:table-cell>
          <table:table-cell/>
        </table:table-row>
        <table:table-row table:style-name="ro1">
          <table:table-cell office:value-type="float" office:value="0.533333333333333" calcext:value-type="float">
            <text:p>0.533333333333333</text:p>
          </table:table-cell>
          <table:table-cell office:value-type="float" office:value="486454607" calcext:value-type="float">
            <text:p>486454607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1727" calcext:value-type="float">
            <text:p>1727</text:p>
          </table:table-cell>
          <table:table-cell/>
          <table:table-cell office:value-type="float" office:value="-106.2" calcext:value-type="float">
            <text:p>-106.2</text:p>
          </table:table-cell>
        </table:table-row>
        <table:table-row table:style-name="ro1">
          <table:table-cell office:value-type="float" office:value="0.533333333333333" calcext:value-type="float">
            <text:p>0.533333333333333</text:p>
          </table:table-cell>
          <table:table-cell office:value-type="float" office:value="486454607" calcext:value-type="float">
            <text:p>48645460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583333333333333" calcext:value-type="float">
            <text:p>0.583333333333333</text:p>
          </table:table-cell>
          <table:table-cell office:value-type="float" office:value="486454609" calcext:value-type="float">
            <text:p>486454609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1503" calcext:value-type="float">
            <text:p>1503</text:p>
          </table:table-cell>
          <table:table-cell/>
          <table:table-cell office:value-type="float" office:value="-77.6800000000001" calcext:value-type="float">
            <text:p>-77.6800000000001</text:p>
          </table:table-cell>
        </table:table-row>
        <table:table-row table:style-name="ro1">
          <table:table-cell office:value-type="float" office:value="0.583333333333333" calcext:value-type="float">
            <text:p>0.583333333333333</text:p>
          </table:table-cell>
          <table:table-cell office:value-type="float" office:value="486454609" calcext:value-type="float">
            <text:p>486454609</text:p>
          </table:table-cell>
          <table:table-cell table:number-columns-repeated="2"/>
          <table:table-cell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float" office:value="0.583333333333333" calcext:value-type="float">
            <text:p>0.583333333333333</text:p>
          </table:table-cell>
          <table:table-cell office:value-type="float" office:value="486454609" calcext:value-type="float">
            <text:p>486454609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float" office:value="-50.4" calcext:value-type="float">
            <text:p>-50.4</text:p>
          </table:table-cell>
        </table:table-row>
        <table:table-row table:style-name="ro1">
          <table:table-cell office:value-type="float" office:value="0.583333333333333" calcext:value-type="float">
            <text:p>0.583333333333333</text:p>
          </table:table-cell>
          <table:table-cell office:value-type="float" office:value="486454609" calcext:value-type="float">
            <text:p>486454609</text:p>
          </table:table-cell>
          <table:table-cell table:number-columns-repeated="2"/>
          <table:table-cell office:value-type="float" office:value="5.9" calcext:value-type="float">
            <text:p>5.9</text:p>
          </table:table-cell>
          <table:table-cell/>
        </table:table-row>
        <table:table-row table:style-name="ro1">
          <table:table-cell office:value-type="float" office:value="0.616666666666667" calcext:value-type="float">
            <text:p>0.616666666666667</text:p>
          </table:table-cell>
          <table:table-cell office:value-type="float" office:value="486454611" calcext:value-type="float">
            <text:p>486454611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1422" calcext:value-type="float">
            <text:p>1422</text:p>
          </table:table-cell>
          <table:table-cell/>
          <table:table-cell office:value-type="float" office:value="-10.72" calcext:value-type="float">
            <text:p>-10.72</text:p>
          </table:table-cell>
        </table:table-row>
        <table:table-row table:style-name="ro1">
          <table:table-cell office:value-type="float" office:value="0.616666666666667" calcext:value-type="float">
            <text:p>0.616666666666667</text:p>
          </table:table-cell>
          <table:table-cell office:value-type="float" office:value="486454611" calcext:value-type="float">
            <text:p>4864546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616666666666667" calcext:value-type="float">
            <text:p>0.616666666666667</text:p>
          </table:table-cell>
          <table:table-cell office:value-type="float" office:value="486454611" calcext:value-type="float">
            <text:p>486454611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1611" calcext:value-type="float">
            <text:p>1611</text:p>
          </table:table-cell>
          <table:table-cell/>
          <table:table-cell office:value-type="float" office:value="25.24" calcext:value-type="float">
            <text:p>25.24</text:p>
          </table:table-cell>
        </table:table-row>
        <table:table-row table:style-name="ro1">
          <table:table-cell office:value-type="float" office:value="0.616666666666667" calcext:value-type="float">
            <text:p>0.616666666666667</text:p>
          </table:table-cell>
          <table:table-cell office:value-type="float" office:value="486454611" calcext:value-type="float">
            <text:p>486454611</text:p>
          </table:table-cell>
          <table:table-cell table:number-columns-repeated="2"/>
          <table:table-cell office:value-type="float" office:value="6.3" calcext:value-type="float">
            <text:p>6.3</text:p>
          </table:table-cell>
          <table:table-cell/>
        </table:table-row>
        <table:table-row table:style-name="ro1">
          <table:table-cell office:value-type="float" office:value="0.633333333333333" calcext:value-type="float">
            <text:p>0.633333333333333</text:p>
          </table:table-cell>
          <table:table-cell office:value-type="float" office:value="486454613" calcext:value-type="float">
            <text:p>486454613</text:p>
          </table:table-cell>
          <table:table-cell table:number-columns-repeated="2"/>
          <table:table-cell office:value-type="float" office:value="6.9" calcext:value-type="float">
            <text:p>6.9</text:p>
          </table:table-cell>
          <table:table-cell/>
        </table:table-row>
        <table:table-row table:style-name="ro1">
          <table:table-cell office:value-type="float" office:value="0.633333333333333" calcext:value-type="float">
            <text:p>0.633333333333333</text:p>
          </table:table-cell>
          <table:table-cell office:value-type="float" office:value="486454613" calcext:value-type="float">
            <text:p>486454613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64.92" calcext:value-type="float">
            <text:p>64.92</text:p>
          </table:table-cell>
        </table:table-row>
        <table:table-row table:style-name="ro1">
          <table:table-cell office:value-type="float" office:value="0.633333333333333" calcext:value-type="float">
            <text:p>0.633333333333333</text:p>
          </table:table-cell>
          <table:table-cell office:value-type="float" office:value="486454613" calcext:value-type="float">
            <text:p>486454613</text:p>
          </table:table-cell>
          <table:table-cell table:number-columns-repeated="2"/>
          <table:table-cell office:value-type="float" office:value="6.9" calcext:value-type="float">
            <text:p>6.9</text:p>
          </table:table-cell>
          <table:table-cell/>
        </table:table-row>
        <table:table-row table:style-name="ro1">
          <table:table-cell office:value-type="float" office:value="0.683333333333333" calcext:value-type="float">
            <text:p>0.683333333333333</text:p>
          </table:table-cell>
          <table:table-cell office:value-type="float" office:value="486454615" calcext:value-type="float">
            <text:p>486454615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1431" calcext:value-type="float">
            <text:p>1431</text:p>
          </table:table-cell>
          <table:table-cell/>
          <table:table-cell office:value-type="float" office:value="89.7200000000001" calcext:value-type="float">
            <text:p>89.7200000000001</text:p>
          </table:table-cell>
        </table:table-row>
        <table:table-row table:style-name="ro1">
          <table:table-cell office:value-type="float" office:value="0.683333333333333" calcext:value-type="float">
            <text:p>0.683333333333333</text:p>
          </table:table-cell>
          <table:table-cell office:value-type="float" office:value="486454615" calcext:value-type="float">
            <text:p>486454615</text:p>
          </table:table-cell>
          <table:table-cell table:number-columns-repeated="2"/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float" office:value="0.683333333333333" calcext:value-type="float">
            <text:p>0.683333333333333</text:p>
          </table:table-cell>
          <table:table-cell office:value-type="float" office:value="486454615" calcext:value-type="float">
            <text:p>486454615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1379" calcext:value-type="float">
            <text:p>1379</text:p>
          </table:table-cell>
          <table:table-cell/>
          <table:table-cell office:value-type="float" office:value="121.96" calcext:value-type="float">
            <text:p>121.96</text:p>
          </table:table-cell>
        </table:table-row>
        <table:table-row table:style-name="ro1">
          <table:table-cell office:value-type="float" office:value="0.716666666666667" calcext:value-type="float">
            <text:p>0.716666666666667</text:p>
          </table:table-cell>
          <table:table-cell office:value-type="float" office:value="486454617" calcext:value-type="float">
            <text:p>486454617</text:p>
          </table:table-cell>
          <table:table-cell table:number-columns-repeated="2"/>
          <table:table-cell office:value-type="float" office:value="5.8" calcext:value-type="float">
            <text:p>5.8</text:p>
          </table:table-cell>
          <table:table-cell/>
        </table:table-row>
        <table:table-row table:style-name="ro1">
          <table:table-cell office:value-type="float" office:value="0.716666666666667" calcext:value-type="float">
            <text:p>0.716666666666667</text:p>
          </table:table-cell>
          <table:table-cell office:value-type="float" office:value="486454617" calcext:value-type="float">
            <text:p>486454617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1398" calcext:value-type="float">
            <text:p>1398</text:p>
          </table:table-cell>
          <table:table-cell/>
          <table:table-cell office:value-type="float" office:value="146.76" calcext:value-type="float">
            <text:p>146.76</text:p>
          </table:table-cell>
        </table:table-row>
        <table:table-row table:style-name="ro1">
          <table:table-cell office:value-type="float" office:value="0.716666666666667" calcext:value-type="float">
            <text:p>0.716666666666667</text:p>
          </table:table-cell>
          <table:table-cell office:value-type="float" office:value="486454617" calcext:value-type="float">
            <text:p>48645461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716666666666667" calcext:value-type="float">
            <text:p>0.716666666666667</text:p>
          </table:table-cell>
          <table:table-cell office:value-type="float" office:value="486454617" calcext:value-type="float">
            <text:p>486454617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1336" calcext:value-type="float">
            <text:p>1336</text:p>
          </table:table-cell>
          <table:table-cell/>
          <table:table-cell office:value-type="float" office:value="172.8" calcext:value-type="float">
            <text:p>172.8</text:p>
          </table:table-cell>
        </table:table-row>
        <table:table-row table:style-name="ro1">
          <table:table-cell office:value-type="float" office:value="0.733333333333333" calcext:value-type="float">
            <text:p>0.733333333333333</text:p>
          </table:table-cell>
          <table:table-cell office:value-type="float" office:value="486454619" calcext:value-type="float">
            <text:p>486454619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/>
        </table:table-row>
        <table:table-row table:style-name="ro1">
          <table:table-cell office:value-type="float" office:value="0.733333333333333" calcext:value-type="float">
            <text:p>0.733333333333333</text:p>
          </table:table-cell>
          <table:table-cell office:value-type="float" office:value="486454619" calcext:value-type="float">
            <text:p>486454619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1365" calcext:value-type="float">
            <text:p>1365</text:p>
          </table:table-cell>
          <table:table-cell/>
          <table:table-cell office:value-type="float" office:value="211.24" calcext:value-type="float">
            <text:p>211.24</text:p>
          </table:table-cell>
        </table:table-row>
        <table:table-row table:style-name="ro1">
          <table:table-cell office:value-type="float" office:value="0.733333333333333" calcext:value-type="float">
            <text:p>0.733333333333333</text:p>
          </table:table-cell>
          <table:table-cell office:value-type="float" office:value="486454619" calcext:value-type="float">
            <text:p>486454619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/>
        </table:table-row>
        <table:table-row table:style-name="ro1">
          <table:table-cell office:value-type="float" office:value="0.783333333333333" calcext:value-type="float">
            <text:p>0.783333333333333</text:p>
          </table:table-cell>
          <table:table-cell office:value-type="float" office:value="486454621" calcext:value-type="float">
            <text:p>486454621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1874" calcext:value-type="float">
            <text:p>1874</text:p>
          </table:table-cell>
          <table:table-cell/>
          <table:table-cell office:value-type="float" office:value="265.8" calcext:value-type="float">
            <text:p>265.8</text:p>
          </table:table-cell>
        </table:table-row>
        <table:table-row table:style-name="ro1">
          <table:table-cell office:value-type="float" office:value="0.783333333333333" calcext:value-type="float">
            <text:p>0.783333333333333</text:p>
          </table:table-cell>
          <table:table-cell office:value-type="float" office:value="486454621" calcext:value-type="float">
            <text:p>486454621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float" office:value="0.783333333333333" calcext:value-type="float">
            <text:p>0.783333333333333</text:p>
          </table:table-cell>
          <table:table-cell office:value-type="float" office:value="486454621" calcext:value-type="float">
            <text:p>486454621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float" office:value="293.08" calcext:value-type="float">
            <text:p>293.08</text:p>
          </table:table-cell>
        </table:table-row>
        <table:table-row table:style-name="ro1">
          <table:table-cell office:value-type="float" office:value="0.783333333333333" calcext:value-type="float">
            <text:p>0.783333333333333</text:p>
          </table:table-cell>
          <table:table-cell office:value-type="float" office:value="486454621" calcext:value-type="float">
            <text:p>486454621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86454623" calcext:value-type="float">
            <text:p>486454623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1027" calcext:value-type="float">
            <text:p>1027</text:p>
          </table:table-cell>
          <table:table-cell/>
          <table:table-cell office:value-type="float" office:value="178.04" calcext:value-type="float">
            <text:p>178.0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86454623" calcext:value-type="float">
            <text:p>486454623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486454625" calcext:value-type="float">
            <text:p>486454625</text:p>
          </table:table-cell>
          <table:table-cell table:number-columns-repeated="2"/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486454625" calcext:value-type="float">
            <text:p>486454625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347.64" calcext:value-type="float">
            <text:p>347.6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486454625" calcext:value-type="float">
            <text:p>486454625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486454625" calcext:value-type="float">
            <text:p>486454625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1453" calcext:value-type="float">
            <text:p>1453</text:p>
          </table:table-cell>
          <table:table-cell/>
          <table:table-cell office:value-type="float" office:value="262.36" calcext:value-type="float">
            <text:p>262.36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486454625" calcext:value-type="float">
            <text:p>4864546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0.883333333333333" calcext:value-type="float">
            <text:p>0.883333333333333</text:p>
          </table:table-cell>
          <table:table-cell office:value-type="float" office:value="486454627" calcext:value-type="float">
            <text:p>486454627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1344" calcext:value-type="float">
            <text:p>1344</text:p>
          </table:table-cell>
          <table:table-cell/>
          <table:table-cell office:value-type="float" office:value="412.12" calcext:value-type="float">
            <text:p>412.12</text:p>
          </table:table-cell>
        </table:table-row>
        <table:table-row table:style-name="ro1">
          <table:table-cell office:value-type="float" office:value="0.883333333333333" calcext:value-type="float">
            <text:p>0.883333333333333</text:p>
          </table:table-cell>
          <table:table-cell office:value-type="float" office:value="486454627" calcext:value-type="float">
            <text:p>486454627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/>
        </table:table-row>
        <table:table-row table:style-name="ro1">
          <table:table-cell office:value-type="float" office:value="0.883333333333333" calcext:value-type="float">
            <text:p>0.883333333333333</text:p>
          </table:table-cell>
          <table:table-cell office:value-type="float" office:value="486454627" calcext:value-type="float">
            <text:p>486454627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1415" calcext:value-type="float">
            <text:p>1415</text:p>
          </table:table-cell>
          <table:table-cell/>
          <table:table-cell office:value-type="float" office:value="325.6" calcext:value-type="float">
            <text:p>325.6</text:p>
          </table:table-cell>
        </table:table-row>
        <table:table-row table:style-name="ro1">
          <table:table-cell office:value-type="float" office:value="0.916666666666667" calcext:value-type="float">
            <text:p>0.916666666666667</text:p>
          </table:table-cell>
          <table:table-cell office:value-type="float" office:value="486454629" calcext:value-type="float">
            <text:p>486454629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/>
        </table:table-row>
        <table:table-row table:style-name="ro1">
          <table:table-cell office:value-type="float" office:value="0.916666666666667" calcext:value-type="float">
            <text:p>0.916666666666667</text:p>
          </table:table-cell>
          <table:table-cell office:value-type="float" office:value="486454629" calcext:value-type="float">
            <text:p>486454629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1134" calcext:value-type="float">
            <text:p>1134</text:p>
          </table:table-cell>
          <table:table-cell/>
          <table:table-cell office:value-type="float" office:value="336.76" calcext:value-type="float">
            <text:p>336.76</text:p>
          </table:table-cell>
        </table:table-row>
        <table:table-row table:style-name="ro1">
          <table:table-cell office:value-type="float" office:value="0.916666666666667" calcext:value-type="float">
            <text:p>0.916666666666667</text:p>
          </table:table-cell>
          <table:table-cell office:value-type="float" office:value="486454629" calcext:value-type="float">
            <text:p>486454629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/>
        </table:table-row>
        <table:table-row table:style-name="ro1">
          <table:table-cell office:value-type="float" office:value="0.916666666666667" calcext:value-type="float">
            <text:p>0.916666666666667</text:p>
          </table:table-cell>
          <table:table-cell office:value-type="float" office:value="486454629" calcext:value-type="float">
            <text:p>486454629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1653" calcext:value-type="float">
            <text:p>1653</text:p>
          </table:table-cell>
          <table:table-cell/>
          <table:table-cell office:value-type="float" office:value="386.36" calcext:value-type="float">
            <text:p>386.36</text:p>
          </table:table-cell>
        </table:table-row>
        <table:table-row table:style-name="ro1">
          <table:table-cell office:value-type="float" office:value="0.933333333333333" calcext:value-type="float">
            <text:p>0.933333333333333</text:p>
          </table:table-cell>
          <table:table-cell office:value-type="float" office:value="486454631" calcext:value-type="float">
            <text:p>486454631</text:p>
          </table:table-cell>
          <table:table-cell table:number-columns-repeated="2"/>
          <table:table-cell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float" office:value="0.933333333333333" calcext:value-type="float">
            <text:p>0.933333333333333</text:p>
          </table:table-cell>
          <table:table-cell office:value-type="float" office:value="486454631" calcext:value-type="float">
            <text:p>486454631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1493" calcext:value-type="float">
            <text:p>1493</text:p>
          </table:table-cell>
          <table:table-cell/>
          <table:table-cell office:value-type="float" office:value="406.2" calcext:value-type="float">
            <text:p>406.2</text:p>
          </table:table-cell>
        </table:table-row>
        <table:table-row table:style-name="ro1">
          <table:table-cell office:value-type="float" office:value="0.933333333333333" calcext:value-type="float">
            <text:p>0.933333333333333</text:p>
          </table:table-cell>
          <table:table-cell office:value-type="float" office:value="486454631" calcext:value-type="float">
            <text:p>486454631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/>
        </table:table-row>
        <table:table-row table:style-name="ro1">
          <table:table-cell office:value-type="float" office:value="0.966666666666667" calcext:value-type="float">
            <text:p>0.966666666666667</text:p>
          </table:table-cell>
          <table:table-cell office:value-type="float" office:value="486454633" calcext:value-type="float">
            <text:p>486454633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1278" calcext:value-type="float">
            <text:p>1278</text:p>
          </table:table-cell>
          <table:table-cell/>
          <table:table-cell office:value-type="float" office:value="438.44" calcext:value-type="float">
            <text:p>438.44</text:p>
          </table:table-cell>
        </table:table-row>
        <table:table-row table:style-name="ro1">
          <table:table-cell office:value-type="float" office:value="0.966666666666667" calcext:value-type="float">
            <text:p>0.966666666666667</text:p>
          </table:table-cell>
          <table:table-cell office:value-type="float" office:value="486454633" calcext:value-type="float">
            <text:p>4864546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966666666666667" calcext:value-type="float">
            <text:p>0.966666666666667</text:p>
          </table:table-cell>
          <table:table-cell office:value-type="float" office:value="486454633" calcext:value-type="float">
            <text:p>486454633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1463" calcext:value-type="float">
            <text:p>1463</text:p>
          </table:table-cell>
          <table:table-cell/>
          <table:table-cell office:value-type="float" office:value="471.92" calcext:value-type="float">
            <text:p>471.92</text:p>
          </table:table-cell>
        </table:table-row>
        <table:table-row table:style-name="ro1">
          <table:table-cell office:value-type="float" office:value="0.966666666666667" calcext:value-type="float">
            <text:p>0.966666666666667</text:p>
          </table:table-cell>
          <table:table-cell office:value-type="float" office:value="486454633" calcext:value-type="float">
            <text:p>486454633</text:p>
          </table:table-cell>
          <table:table-cell table:number-columns-repeated="2"/>
          <table:table-cell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float" office:value="1.01666666666667" calcext:value-type="float">
            <text:p>1.01666666666667</text:p>
          </table:table-cell>
          <table:table-cell office:value-type="float" office:value="486454635" calcext:value-type="float">
            <text:p>486454635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1499" calcext:value-type="float">
            <text:p>1499</text:p>
          </table:table-cell>
          <table:table-cell/>
          <table:table-cell office:value-type="float" office:value="496.72" calcext:value-type="float">
            <text:p>496.72</text:p>
          </table:table-cell>
        </table:table-row>
        <table:table-row table:style-name="ro1">
          <table:table-cell office:value-type="float" office:value="1.01666666666667" calcext:value-type="float">
            <text:p>1.01666666666667</text:p>
          </table:table-cell>
          <table:table-cell office:value-type="float" office:value="486454635" calcext:value-type="float">
            <text:p>486454635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/>
        </table:table-row>
        <table:table-row table:style-name="ro1">
          <table:table-cell office:value-type="float" office:value="1.01666666666667" calcext:value-type="float">
            <text:p>1.01666666666667</text:p>
          </table:table-cell>
          <table:table-cell office:value-type="float" office:value="486454635" calcext:value-type="float">
            <text:p>486454635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1724" calcext:value-type="float">
            <text:p>1724</text:p>
          </table:table-cell>
          <table:table-cell/>
          <table:table-cell office:value-type="float" office:value="545.08" calcext:value-type="float">
            <text:p>545.08</text:p>
          </table:table-cell>
        </table:table-row>
        <table:table-row table:style-name="ro1">
          <table:table-cell office:value-type="float" office:value="1.01666666666667" calcext:value-type="float">
            <text:p>1.01666666666667</text:p>
          </table:table-cell>
          <table:table-cell office:value-type="float" office:value="486454635" calcext:value-type="float">
            <text:p>48645463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486454637" calcext:value-type="float">
            <text:p>486454637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1454" calcext:value-type="float">
            <text:p>1454</text:p>
          </table:table-cell>
          <table:table-cell/>
          <table:table-cell office:value-type="float" office:value="561.2" calcext:value-type="float">
            <text:p>561.2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486454637" calcext:value-type="float">
            <text:p>486454637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486454637" calcext:value-type="float">
            <text:p>486454637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2283" calcext:value-type="float">
            <text:p>2283</text:p>
          </table:table-cell>
          <table:table-cell/>
          <table:table-cell office:value-type="float" office:value="635.6" calcext:value-type="float">
            <text:p>635.6</text:p>
          </table:table-cell>
        </table:table-row>
        <table:table-row table:style-name="ro1">
          <table:table-cell office:value-type="float" office:value="1.08333333333333" calcext:value-type="float">
            <text:p>1.08333333333333</text:p>
          </table:table-cell>
          <table:table-cell office:value-type="float" office:value="486454639" calcext:value-type="float">
            <text:p>486454639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float" office:value="1.08333333333333" calcext:value-type="float">
            <text:p>1.08333333333333</text:p>
          </table:table-cell>
          <table:table-cell office:value-type="float" office:value="486454639" calcext:value-type="float">
            <text:p>486454639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2069" calcext:value-type="float">
            <text:p>2069</text:p>
          </table:table-cell>
          <table:table-cell/>
          <table:table-cell office:value-type="float" office:value="659.16" calcext:value-type="float">
            <text:p>659.16</text:p>
          </table:table-cell>
        </table:table-row>
        <table:table-row table:style-name="ro1">
          <table:table-cell office:value-type="float" office:value="1.08333333333333" calcext:value-type="float">
            <text:p>1.08333333333333</text:p>
          </table:table-cell>
          <table:table-cell office:value-type="float" office:value="486454639" calcext:value-type="float">
            <text:p>486454639</text:p>
          </table:table-cell>
          <table:table-cell table:number-columns-repeated="2"/>
          <table:table-cell office:value-type="float" office:value="3.8" calcext:value-type="float">
            <text:p>3.8</text:p>
          </table:table-cell>
          <table:table-cell/>
        </table:table-row>
        <table:table-row table:style-name="ro1">
          <table:table-cell office:value-type="float" office:value="1.08333333333333" calcext:value-type="float">
            <text:p>1.08333333333333</text:p>
          </table:table-cell>
          <table:table-cell office:value-type="float" office:value="486454639" calcext:value-type="float">
            <text:p>486454639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1705" calcext:value-type="float">
            <text:p>1705</text:p>
          </table:table-cell>
          <table:table-cell/>
          <table:table-cell office:value-type="float" office:value="686.44" calcext:value-type="float">
            <text:p>686.44</text:p>
          </table:table-cell>
        </table:table-row>
        <table:table-row table:style-name="ro1">
          <table:table-cell office:value-type="float" office:value="1.11666666666667" calcext:value-type="float">
            <text:p>1.11666666666667</text:p>
          </table:table-cell>
          <table:table-cell office:value-type="float" office:value="486454641" calcext:value-type="float">
            <text:p>486454641</text:p>
          </table:table-cell>
          <table:table-cell table:number-columns-repeated="2"/>
          <table:table-cell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float" office:value="1.11666666666667" calcext:value-type="float">
            <text:p>1.11666666666667</text:p>
          </table:table-cell>
          <table:table-cell office:value-type="float" office:value="486454641" calcext:value-type="float">
            <text:p>486454641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2395" calcext:value-type="float">
            <text:p>2395</text:p>
          </table:table-cell>
          <table:table-cell/>
          <table:table-cell office:value-type="float" office:value="754.64" calcext:value-type="float">
            <text:p>754.64</text:p>
          </table:table-cell>
        </table:table-row>
        <table:table-row table:style-name="ro1">
          <table:table-cell office:value-type="float" office:value="1.11666666666667" calcext:value-type="float">
            <text:p>1.11666666666667</text:p>
          </table:table-cell>
          <table:table-cell office:value-type="float" office:value="486454641" calcext:value-type="float">
            <text:p>48645464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.11666666666667" calcext:value-type="float">
            <text:p>1.11666666666667</text:p>
          </table:table-cell>
          <table:table-cell office:value-type="float" office:value="486454641" calcext:value-type="float">
            <text:p>486454641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1421" calcext:value-type="float">
            <text:p>1421</text:p>
          </table:table-cell>
          <table:table-cell/>
          <table:table-cell office:value-type="float" office:value="763.32" calcext:value-type="float">
            <text:p>763.32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486454643" calcext:value-type="float">
            <text:p>486454643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486454643" calcext:value-type="float">
            <text:p>486454643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822.84" calcext:value-type="float">
            <text:p>822.84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486454643" calcext:value-type="float">
            <text:p>486454643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486454643" calcext:value-type="float">
            <text:p>486454643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837.72" calcext:value-type="float">
            <text:p>837.72</text:p>
          </table:table-cell>
        </table:table-row>
        <table:table-row table:style-name="ro1">
          <table:table-cell office:value-type="float" office:value="1.16666666666667" calcext:value-type="float">
            <text:p>1.16666666666667</text:p>
          </table:table-cell>
          <table:table-cell office:value-type="float" office:value="486454645" calcext:value-type="float">
            <text:p>486454645</text:p>
          </table:table-cell>
          <table:table-cell table:number-columns-repeated="2"/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1.16666666666667" calcext:value-type="float">
            <text:p>1.16666666666667</text:p>
          </table:table-cell>
          <table:table-cell office:value-type="float" office:value="486454645" calcext:value-type="float">
            <text:p>486454645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1652" calcext:value-type="float">
            <text:p>1652</text:p>
          </table:table-cell>
          <table:table-cell/>
          <table:table-cell office:value-type="float" office:value="873.68" calcext:value-type="float">
            <text:p>873.68</text:p>
          </table:table-cell>
        </table:table-row>
        <table:table-row table:style-name="ro1">
          <table:table-cell office:value-type="float" office:value="1.16666666666667" calcext:value-type="float">
            <text:p>1.16666666666667</text:p>
          </table:table-cell>
          <table:table-cell office:value-type="float" office:value="486454645" calcext:value-type="float">
            <text:p>486454645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/>
        </table:table-row>
        <table:table-row table:style-name="ro1">
          <table:table-cell office:value-type="float" office:value="1.21666666666667" calcext:value-type="float">
            <text:p>1.21666666666667</text:p>
          </table:table-cell>
          <table:table-cell office:value-type="float" office:value="486454647" calcext:value-type="float">
            <text:p>486454647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1410" calcext:value-type="float">
            <text:p>1410</text:p>
          </table:table-cell>
          <table:table-cell/>
          <table:table-cell office:value-type="float" office:value="899.72" calcext:value-type="float">
            <text:p>899.72</text:p>
          </table:table-cell>
        </table:table-row>
        <table:table-row table:style-name="ro1">
          <table:table-cell office:value-type="float" office:value="1.21666666666667" calcext:value-type="float">
            <text:p>1.21666666666667</text:p>
          </table:table-cell>
          <table:table-cell office:value-type="float" office:value="486454647" calcext:value-type="float">
            <text:p>486454647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/>
        </table:table-row>
        <table:table-row table:style-name="ro1">
          <table:table-cell office:value-type="float" office:value="1.21666666666667" calcext:value-type="float">
            <text:p>1.21666666666667</text:p>
          </table:table-cell>
          <table:table-cell office:value-type="float" office:value="486454647" calcext:value-type="float">
            <text:p>486454647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1386" calcext:value-type="float">
            <text:p>1386</text:p>
          </table:table-cell>
          <table:table-cell/>
          <table:table-cell office:value-type="float" office:value="930.72" calcext:value-type="float">
            <text:p>930.72</text:p>
          </table:table-cell>
        </table:table-row>
        <table:table-row table:style-name="ro1">
          <table:table-cell office:value-type="float" office:value="1.21666666666667" calcext:value-type="float">
            <text:p>1.21666666666667</text:p>
          </table:table-cell>
          <table:table-cell office:value-type="float" office:value="486454647" calcext:value-type="float">
            <text:p>486454647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486454649" calcext:value-type="float">
            <text:p>486454649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1178" calcext:value-type="float">
            <text:p>1178</text:p>
          </table:table-cell>
          <table:table-cell/>
          <table:table-cell office:value-type="float" office:value="951.8" calcext:value-type="float">
            <text:p>951.8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486454649" calcext:value-type="float">
            <text:p>486454649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486454649" calcext:value-type="float">
            <text:p>486454649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1023" calcext:value-type="float">
            <text:p>1023</text:p>
          </table:table-cell>
          <table:table-cell/>
          <table:table-cell office:value-type="float" office:value="854.12" calcext:value-type="float">
            <text:p>854.12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486454649" calcext:value-type="float">
            <text:p>486454649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/>
        </table:table-row>
        <table:table-row table:style-name="ro1">
          <table:table-cell office:value-type="float" office:value="1.28333333333333" calcext:value-type="float">
            <text:p>1.28333333333333</text:p>
          </table:table-cell>
          <table:table-cell office:value-type="float" office:value="486454651" calcext:value-type="float">
            <text:p>486454651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1398" calcext:value-type="float">
            <text:p>1398</text:p>
          </table:table-cell>
          <table:table-cell/>
          <table:table-cell office:value-type="float" office:value="875.2" calcext:value-type="float">
            <text:p>875.2</text:p>
          </table:table-cell>
        </table:table-row>
        <table:table-row table:style-name="ro1">
          <table:table-cell office:value-type="float" office:value="1.28333333333333" calcext:value-type="float">
            <text:p>1.28333333333333</text:p>
          </table:table-cell>
          <table:table-cell office:value-type="float" office:value="486454651" calcext:value-type="float">
            <text:p>486454651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/>
        </table:table-row>
        <table:table-row table:style-name="ro1">
          <table:table-cell office:value-type="float" office:value="1.28333333333333" calcext:value-type="float">
            <text:p>1.28333333333333</text:p>
          </table:table-cell>
          <table:table-cell office:value-type="float" office:value="486454651" calcext:value-type="float">
            <text:p>486454651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1653" calcext:value-type="float">
            <text:p>1653</text:p>
          </table:table-cell>
          <table:table-cell/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486454657" calcext:value-type="float">
            <text:p>486454657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486454657" calcext:value-type="float">
            <text:p>486454657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954.56" calcext:value-type="float">
            <text:p>954.56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486454657" calcext:value-type="float">
            <text:p>486454657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486454659" calcext:value-type="float">
            <text:p>486454659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1134" calcext:value-type="float">
            <text:p>1134</text:p>
          </table:table-cell>
          <table:table-cell/>
          <table:table-cell office:value-type="float" office:value="969.44" calcext:value-type="float">
            <text:p>969.44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486454659" calcext:value-type="float">
            <text:p>486454659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486454659" calcext:value-type="float">
            <text:p>486454659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927" calcext:value-type="float">
            <text:p>927</text:p>
          </table:table-cell>
          <table:table-cell/>
          <table:table-cell office:value-type="float" office:value="1000.44" calcext:value-type="float">
            <text:p>1000.44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486454659" calcext:value-type="float">
            <text:p>486454659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1.38333333333333" calcext:value-type="float">
            <text:p>1.38333333333333</text:p>
          </table:table-cell>
          <table:table-cell office:value-type="float" office:value="486454661" calcext:value-type="float">
            <text:p>486454661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724" calcext:value-type="float">
            <text:p>724</text:p>
          </table:table-cell>
          <table:table-cell/>
          <table:table-cell office:value-type="float" office:value="1000.44" calcext:value-type="float">
            <text:p>1000.44</text:p>
          </table:table-cell>
        </table:table-row>
        <table:table-row table:style-name="ro1">
          <table:table-cell office:value-type="float" office:value="1.38333333333333" calcext:value-type="float">
            <text:p>1.38333333333333</text:p>
          </table:table-cell>
          <table:table-cell office:value-type="float" office:value="486454661" calcext:value-type="float">
            <text:p>486454661</text:p>
          </table:table-cell>
          <table:table-cell table:number-columns-repeated="2"/>
          <table:table-cell office:value-type="float" office:value="-1.3" calcext:value-type="float">
            <text:p>-1.3</text:p>
          </table:table-cell>
          <table:table-cell/>
        </table:table-row>
        <table:table-row table:style-name="ro1">
          <table:table-cell office:value-type="float" office:value="1.38333333333333" calcext:value-type="float">
            <text:p>1.38333333333333</text:p>
          </table:table-cell>
          <table:table-cell office:value-type="float" office:value="486454661" calcext:value-type="float">
            <text:p>486454661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1.38333333333333" calcext:value-type="float">
            <text:p>1.38333333333333</text:p>
          </table:table-cell>
          <table:table-cell office:value-type="float" office:value="486454661" calcext:value-type="float">
            <text:p>486454661</text:p>
          </table:table-cell>
          <table:table-cell table:number-columns-repeated="2"/>
          <table:table-cell office:value-type="float" office:value="-2.4" calcext:value-type="float">
            <text:p>-2.4</text:p>
          </table:table-cell>
          <table:table-cell/>
        </table:table-row>
        <table:table-row table:style-name="ro1">
          <table:table-cell office:value-type="float" office:value="1.41666666666667" calcext:value-type="float">
            <text:p>1.41666666666667</text:p>
          </table:table-cell>
          <table:table-cell office:value-type="float" office:value="486454663" calcext:value-type="float">
            <text:p>486454663</text:p>
          </table:table-cell>
          <table:table-cell table:number-columns-repeated="2"/>
          <table:table-cell office:value-type="float" office:value="-4.3" calcext:value-type="float">
            <text:p>-4.3</text:p>
          </table:table-cell>
          <table:table-cell/>
        </table:table-row>
        <table:table-row table:style-name="ro1">
          <table:table-cell office:value-type="float" office:value="1.41666666666667" calcext:value-type="float">
            <text:p>1.41666666666667</text:p>
          </table:table-cell>
          <table:table-cell office:value-type="float" office:value="486454663" calcext:value-type="float">
            <text:p>486454663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990.52" calcext:value-type="float">
            <text:p>990.52</text:p>
          </table:table-cell>
        </table:table-row>
        <table:table-row table:style-name="ro1">
          <table:table-cell office:value-type="float" office:value="1.41666666666667" calcext:value-type="float">
            <text:p>1.41666666666667</text:p>
          </table:table-cell>
          <table:table-cell office:value-type="float" office:value="486454663" calcext:value-type="float">
            <text:p>486454663</text:p>
          </table:table-cell>
          <table:table-cell table:number-columns-repeated="2"/>
          <table:table-cell office:value-type="float" office:value="-3.9" calcext:value-type="float">
            <text:p>-3.9</text:p>
          </table:table-cell>
          <table:table-cell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486454665" calcext:value-type="float">
            <text:p>486454665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005.4" calcext:value-type="float">
            <text:p>1005.4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486454665" calcext:value-type="float">
            <text:p>486454665</text:p>
          </table:table-cell>
          <table:table-cell table:number-columns-repeated="2"/>
          <table:table-cell office:value-type="float" office:value="-4.5" calcext:value-type="float">
            <text:p>-4.5</text:p>
          </table:table-cell>
          <table:table-cell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486454665" calcext:value-type="float">
            <text:p>486454665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1007.88" calcext:value-type="float">
            <text:p>1007.88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486454665" calcext:value-type="float">
            <text:p>486454665</text:p>
          </table:table-cell>
          <table:table-cell table:number-columns-repeated="2"/>
          <table:table-cell office:value-type="float" office:value="-3.9" calcext:value-type="float">
            <text:p>-3.9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86454667" calcext:value-type="float">
            <text:p>486454667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4.16" calcext:value-type="float">
            <text:p>1004.1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86454667" calcext:value-type="float">
            <text:p>486454667</text:p>
          </table:table-cell>
          <table:table-cell table:number-columns-repeated="2"/>
          <table:table-cell office:value-type="float" office:value="-2.7" calcext:value-type="float">
            <text:p>-2.7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86454667" calcext:value-type="float">
            <text:p>486454667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934" calcext:value-type="float">
            <text:p>934</text:p>
          </table:table-cell>
          <table:table-cell/>
          <table:table-cell office:value-type="float" office:value="1041.36" calcext:value-type="float">
            <text:p>1041.36</text:p>
          </table:table-cell>
        </table:table-row>
        <table:table-row table:style-name="ro1">
          <table:table-cell office:value-type="float" office:value="1.51666666666667" calcext:value-type="float">
            <text:p>1.51666666666667</text:p>
          </table:table-cell>
          <table:table-cell office:value-type="float" office:value="486454670" calcext:value-type="float">
            <text:p>486454670</text:p>
          </table:table-cell>
          <table:table-cell table:number-columns-repeated="2"/>
          <table:table-cell office:value-type="float" office:value="-2.8" calcext:value-type="float">
            <text:p>-2.8</text:p>
          </table:table-cell>
          <table:table-cell/>
        </table:table-row>
        <table:table-row table:style-name="ro1">
          <table:table-cell office:value-type="float" office:value="1.51666666666667" calcext:value-type="float">
            <text:p>1.51666666666667</text:p>
          </table:table-cell>
          <table:table-cell office:value-type="float" office:value="486454670" calcext:value-type="float">
            <text:p>486454670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967" calcext:value-type="float">
            <text:p>967</text:p>
          </table:table-cell>
          <table:table-cell/>
          <table:table-cell office:value-type="float" office:value="1067.4" calcext:value-type="float">
            <text:p>1067.4</text:p>
          </table:table-cell>
        </table:table-row>
        <table:table-row table:style-name="ro1">
          <table:table-cell office:value-type="float" office:value="1.51666666666667" calcext:value-type="float">
            <text:p>1.51666666666667</text:p>
          </table:table-cell>
          <table:table-cell office:value-type="float" office:value="486454670" calcext:value-type="float">
            <text:p>486454670</text:p>
          </table:table-cell>
          <table:table-cell table:number-columns-repeated="2"/>
          <table:table-cell office:value-type="float" office:value="-2.4" calcext:value-type="float">
            <text:p>-2.4</text:p>
          </table:table-cell>
          <table:table-cell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486454671" calcext:value-type="float">
            <text:p>486454671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778" calcext:value-type="float">
            <text:p>778</text:p>
          </table:table-cell>
          <table:table-cell/>
          <table:table-cell office:value-type="float" office:value="1073.6" calcext:value-type="float">
            <text:p>1073.6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486454671" calcext:value-type="float">
            <text:p>486454671</text:p>
          </table:table-cell>
          <table:table-cell table:number-columns-repeated="2"/>
          <table:table-cell office:value-type="float" office:value="-2.4" calcext:value-type="float">
            <text:p>-2.4</text:p>
          </table:table-cell>
          <table:table-cell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486454671" calcext:value-type="float">
            <text:p>486454671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703" calcext:value-type="float">
            <text:p>703</text:p>
          </table:table-cell>
          <table:table-cell/>
          <table:table-cell office:value-type="float" office:value="1083.52" calcext:value-type="float">
            <text:p>1083.52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486454671" calcext:value-type="float">
            <text:p>486454671</text:p>
          </table:table-cell>
          <table:table-cell table:number-columns-repeated="2"/>
          <table:table-cell office:value-type="float" office:value="-2.2" calcext:value-type="float">
            <text:p>-2.2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86454673" calcext:value-type="float">
            <text:p>486454673</text:p>
          </table:table-cell>
          <table:table-cell table:number-columns-repeated="2"/>
          <table:table-cell office:value-type="float" office:value="-2.2" calcext:value-type="float">
            <text:p>-2.2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86454673" calcext:value-type="float">
            <text:p>486454673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1109.56" calcext:value-type="float">
            <text:p>1109.5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86454673" calcext:value-type="float">
            <text:p>486454673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86454673" calcext:value-type="float">
            <text:p>486454673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float" office:value="1113.28" calcext:value-type="float">
            <text:p>1113.28</text:p>
          </table:table-cell>
        </table:table-row>
        <table:table-row table:style-name="ro1">
          <table:table-cell office:value-type="float" office:value="1.63333333333333" calcext:value-type="float">
            <text:p>1.63333333333333</text:p>
          </table:table-cell>
          <table:table-cell office:value-type="float" office:value="486454676" calcext:value-type="float">
            <text:p>486454676</text:p>
          </table:table-cell>
          <table:table-cell table:number-columns-repeated="2"/>
          <table:table-cell office:value-type="float" office:value="-2.2" calcext:value-type="float">
            <text:p>-2.2</text:p>
          </table:table-cell>
          <table:table-cell/>
        </table:table-row>
        <table:table-row table:style-name="ro1">
          <table:table-cell office:value-type="float" office:value="1.63333333333333" calcext:value-type="float">
            <text:p>1.63333333333333</text:p>
          </table:table-cell>
          <table:table-cell office:value-type="float" office:value="486454676" calcext:value-type="float">
            <text:p>486454676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1121.96" calcext:value-type="float">
            <text:p>1121.96</text:p>
          </table:table-cell>
        </table:table-row>
        <table:table-row table:style-name="ro1">
          <table:table-cell office:value-type="float" office:value="1.63333333333333" calcext:value-type="float">
            <text:p>1.63333333333333</text:p>
          </table:table-cell>
          <table:table-cell office:value-type="float" office:value="486454676" calcext:value-type="float">
            <text:p>486454676</text:p>
          </table:table-cell>
          <table:table-cell table:number-columns-repeated="2"/>
          <table:table-cell office:value-type="float" office:value="-2.4" calcext:value-type="float">
            <text:p>-2.4</text:p>
          </table:table-cell>
          <table:table-cell/>
        </table:table-row>
        <table:table-row table:style-name="ro1">
          <table:table-cell office:value-type="float" office:value="1.63333333333333" calcext:value-type="float">
            <text:p>1.63333333333333</text:p>
          </table:table-cell>
          <table:table-cell office:value-type="float" office:value="486454676" calcext:value-type="float">
            <text:p>486454676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float" office:value="1026.76" calcext:value-type="float">
            <text:p>1026.76</text:p>
          </table:table-cell>
        </table:table-row>
        <table:table-row table:style-name="ro1">
          <table:table-cell office:value-type="float" office:value="1.66666666666667" calcext:value-type="float">
            <text:p>1.66666666666667</text:p>
          </table:table-cell>
          <table:table-cell office:value-type="float" office:value="486454678" calcext:value-type="float">
            <text:p>486454678</text:p>
          </table:table-cell>
          <table:table-cell table:number-columns-repeated="2"/>
          <table:table-cell office:value-type="float" office:value="-2.6" calcext:value-type="float">
            <text:p>-2.6</text:p>
          </table:table-cell>
          <table:table-cell/>
        </table:table-row>
        <table:table-row table:style-name="ro1">
          <table:table-cell office:value-type="float" office:value="1.66666666666667" calcext:value-type="float">
            <text:p>1.66666666666667</text:p>
          </table:table-cell>
          <table:table-cell office:value-type="float" office:value="486454678" calcext:value-type="float">
            <text:p>486454678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128.16" calcext:value-type="float">
            <text:p>1128.16</text:p>
          </table:table-cell>
        </table:table-row>
        <table:table-row table:style-name="ro1">
          <table:table-cell office:value-type="float" office:value="1.66666666666667" calcext:value-type="float">
            <text:p>1.66666666666667</text:p>
          </table:table-cell>
          <table:table-cell office:value-type="float" office:value="486454678" calcext:value-type="float">
            <text:p>486454678</text:p>
          </table:table-cell>
          <table:table-cell table:number-columns-repeated="2"/>
          <table:table-cell office:value-type="float" office:value="-2.4" calcext:value-type="float">
            <text:p>-2.4</text:p>
          </table:table-cell>
          <table:table-cell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86454680" calcext:value-type="float">
            <text:p>486454680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1131.88" calcext:value-type="float">
            <text:p>1131.88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86454680" calcext:value-type="float">
            <text:p>486454680</text:p>
          </table:table-cell>
          <table:table-cell table:number-columns-repeated="2"/>
          <table:table-cell office:value-type="float" office:value="-3.2" calcext:value-type="float">
            <text:p>-3.2</text:p>
          </table:table-cell>
          <table:table-cell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86454680" calcext:value-type="float">
            <text:p>486454680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134.36" calcext:value-type="float">
            <text:p>1134.36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86454680" calcext:value-type="float">
            <text:p>486454680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1.73333333333333" calcext:value-type="float">
            <text:p>1.73333333333333</text:p>
          </table:table-cell>
          <table:table-cell office:value-type="float" office:value="486454682" calcext:value-type="float">
            <text:p>486454682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140.56" calcext:value-type="float">
            <text:p>1140.56</text:p>
          </table:table-cell>
        </table:table-row>
        <table:table-row table:style-name="ro1">
          <table:table-cell office:value-type="float" office:value="1.73333333333333" calcext:value-type="float">
            <text:p>1.73333333333333</text:p>
          </table:table-cell>
          <table:table-cell office:value-type="float" office:value="486454682" calcext:value-type="float">
            <text:p>486454682</text:p>
          </table:table-cell>
          <table:table-cell table:number-columns-repeated="2"/>
          <table:table-cell office:value-type="float" office:value="-3.2" calcext:value-type="float">
            <text:p>-3.2</text:p>
          </table:table-cell>
          <table:table-cell/>
        </table:table-row>
        <table:table-row table:style-name="ro1">
          <table:table-cell office:value-type="float" office:value="1.73333333333333" calcext:value-type="float">
            <text:p>1.73333333333333</text:p>
          </table:table-cell>
          <table:table-cell office:value-type="float" office:value="486454682" calcext:value-type="float">
            <text:p>486454682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140.56" calcext:value-type="float">
            <text:p>1140.56</text:p>
          </table:table-cell>
        </table:table-row>
        <table:table-row table:style-name="ro1">
          <table:table-cell office:value-type="float" office:value="1.76666666666667" calcext:value-type="float">
            <text:p>1.76666666666667</text:p>
          </table:table-cell>
          <table:table-cell office:value-type="float" office:value="486454684" calcext:value-type="float">
            <text:p>486454684</text:p>
          </table:table-cell>
          <table:table-cell table:number-columns-repeated="2"/>
          <table:table-cell office:value-type="float" office:value="-5.1" calcext:value-type="float">
            <text:p>-5.1</text:p>
          </table:table-cell>
          <table:table-cell/>
        </table:table-row>
        <table:table-row table:style-name="ro1">
          <table:table-cell office:value-type="float" office:value="1.76666666666667" calcext:value-type="float">
            <text:p>1.76666666666667</text:p>
          </table:table-cell>
          <table:table-cell office:value-type="float" office:value="486454684" calcext:value-type="float">
            <text:p>486454684</text:p>
          </table:table-cell>
          <table:table-cell table:number-columns-repeated="2"/>
          <table:table-cell office:value-type="float" office:value="-5.5" calcext:value-type="float">
            <text:p>-5.5</text:p>
          </table:table-cell>
          <table:table-cell/>
        </table:table-row>
        <table:table-row table:style-name="ro1">
          <table:table-cell office:value-type="float" office:value="1.76666666666667" calcext:value-type="float">
            <text:p>1.76666666666667</text:p>
          </table:table-cell>
          <table:table-cell office:value-type="float" office:value="486454684" calcext:value-type="float">
            <text:p>486454684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-37" calcext:value-type="float">
            <text:p>-37</text:p>
          </table:table-cell>
          <table:table-cell/>
          <table:table-cell office:value-type="float" office:value="1128.16" calcext:value-type="float">
            <text:p>1128.16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86454686" calcext:value-type="float">
            <text:p>486454686</text:p>
          </table:table-cell>
          <table:table-cell table:number-columns-repeated="2"/>
          <table:table-cell office:value-type="float" office:value="-4.8" calcext:value-type="float">
            <text:p>-4.8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86454686" calcext:value-type="float">
            <text:p>486454686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408" calcext:value-type="float">
            <text:p>-408</text:p>
          </table:table-cell>
          <table:table-cell/>
          <table:table-cell office:value-type="float" office:value="990.8" calcext:value-type="float">
            <text:p>990.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86454686" calcext:value-type="float">
            <text:p>486454686</text:p>
          </table:table-cell>
          <table:table-cell table:number-columns-repeated="2"/>
          <table:table-cell office:value-type="float" office:value="-4.4" calcext:value-type="float">
            <text:p>-4.4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86454686" calcext:value-type="float">
            <text:p>486454686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371" calcext:value-type="float">
            <text:p>-371</text:p>
          </table:table-cell>
          <table:table-cell/>
          <table:table-cell office:value-type="float" office:value="1104.6" calcext:value-type="float">
            <text:p>1104.6</text:p>
          </table:table-cell>
        </table:table-row>
        <table:table-row table:style-name="ro1">
          <table:table-cell office:value-type="float" office:value="1.81666666666667" calcext:value-type="float">
            <text:p>1.81666666666667</text:p>
          </table:table-cell>
          <table:table-cell office:value-type="float" office:value="486454688" calcext:value-type="float">
            <text:p>486454688</text:p>
          </table:table-cell>
          <table:table-cell table:number-columns-repeated="2"/>
          <table:table-cell office:value-type="float" office:value="-4.1" calcext:value-type="float">
            <text:p>-4.1</text:p>
          </table:table-cell>
          <table:table-cell/>
        </table:table-row>
        <table:table-row table:style-name="ro1">
          <table:table-cell office:value-type="float" office:value="1.81666666666667" calcext:value-type="float">
            <text:p>1.81666666666667</text:p>
          </table:table-cell>
          <table:table-cell office:value-type="float" office:value="486454688" calcext:value-type="float">
            <text:p>486454688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-229" calcext:value-type="float">
            <text:p>-229</text:p>
          </table:table-cell>
          <table:table-cell/>
          <table:table-cell office:value-type="float" office:value="980.88" calcext:value-type="float">
            <text:p>980.88</text:p>
          </table:table-cell>
        </table:table-row>
        <table:table-row table:style-name="ro1">
          <table:table-cell office:value-type="float" office:value="1.81666666666667" calcext:value-type="float">
            <text:p>1.81666666666667</text:p>
          </table:table-cell>
          <table:table-cell office:value-type="float" office:value="486454688" calcext:value-type="float">
            <text:p>486454688</text:p>
          </table:table-cell>
          <table:table-cell table:number-columns-repeated="2"/>
          <table:table-cell office:value-type="float" office:value="-3.7" calcext:value-type="float">
            <text:p>-3.7</text:p>
          </table:table-cell>
          <table:table-cell/>
        </table:table-row>
        <table:table-row table:style-name="ro1">
          <table:table-cell office:value-type="float" office:value="1.86666666666667" calcext:value-type="float">
            <text:p>1.86666666666667</text:p>
          </table:table-cell>
          <table:table-cell office:value-type="float" office:value="486454689" calcext:value-type="float">
            <text:p>486454689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75.92" calcext:value-type="float">
            <text:p>975.92</text:p>
          </table:table-cell>
        </table:table-row>
        <table:table-row table:style-name="ro1">
          <table:table-cell office:value-type="float" office:value="1.86666666666667" calcext:value-type="float">
            <text:p>1.86666666666667</text:p>
          </table:table-cell>
          <table:table-cell office:value-type="float" office:value="486454689" calcext:value-type="float">
            <text:p>486454689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1.86666666666667" calcext:value-type="float">
            <text:p>1.86666666666667</text:p>
          </table:table-cell>
          <table:table-cell office:value-type="float" office:value="486454689" calcext:value-type="float">
            <text:p>486454689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-141" calcext:value-type="float">
            <text:p>-141</text:p>
          </table:table-cell>
          <table:table-cell/>
          <table:table-cell office:value-type="float" office:value="961.04" calcext:value-type="float">
            <text:p>961.04</text:p>
          </table:table-cell>
        </table:table-row>
        <table:table-row table:style-name="ro1">
          <table:table-cell office:value-type="float" office:value="1.86666666666667" calcext:value-type="float">
            <text:p>1.86666666666667</text:p>
          </table:table-cell>
          <table:table-cell office:value-type="float" office:value="486454689" calcext:value-type="float">
            <text:p>486454689</text:p>
          </table:table-cell>
          <table:table-cell table:number-columns-repeated="2"/>
          <table:table-cell office:value-type="float" office:value="-3.5" calcext:value-type="float">
            <text:p>-3.5</text:p>
          </table:table-cell>
          <table:table-cell/>
        </table:table-row>
        <table:table-row table:style-name="ro1">
          <table:table-cell office:value-type="float" office:value="1.88333333333333" calcext:value-type="float">
            <text:p>1.88333333333333</text:p>
          </table:table-cell>
          <table:table-cell office:value-type="float" office:value="486454692" calcext:value-type="float">
            <text:p>486454692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-504" calcext:value-type="float">
            <text:p>-504</text:p>
          </table:table-cell>
          <table:table-cell/>
          <table:table-cell office:value-type="float" office:value="957.32" calcext:value-type="float">
            <text:p>957.32</text:p>
          </table:table-cell>
        </table:table-row>
        <table:table-row table:style-name="ro1">
          <table:table-cell office:value-type="float" office:value="1.88333333333333" calcext:value-type="float">
            <text:p>1.88333333333333</text:p>
          </table:table-cell>
          <table:table-cell office:value-type="float" office:value="486454692" calcext:value-type="float">
            <text:p>486454692</text:p>
          </table:table-cell>
          <table:table-cell table:number-columns-repeated="2"/>
          <table:table-cell office:value-type="float" office:value="-3.7" calcext:value-type="float">
            <text:p>-3.7</text:p>
          </table:table-cell>
          <table:table-cell/>
        </table:table-row>
        <table:table-row table:style-name="ro1">
          <table:table-cell office:value-type="float" office:value="1.91666666666667" calcext:value-type="float">
            <text:p>1.91666666666667</text:p>
          </table:table-cell>
          <table:table-cell office:value-type="float" office:value="486454693" calcext:value-type="float">
            <text:p>486454693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-598" calcext:value-type="float">
            <text:p>-598</text:p>
          </table:table-cell>
          <table:table-cell/>
          <table:table-cell office:value-type="float" office:value="958.56" calcext:value-type="float">
            <text:p>958.56</text:p>
          </table:table-cell>
        </table:table-row>
        <table:table-row table:style-name="ro1">
          <table:table-cell office:value-type="float" office:value="1.91666666666667" calcext:value-type="float">
            <text:p>1.91666666666667</text:p>
          </table:table-cell>
          <table:table-cell office:value-type="float" office:value="486454693" calcext:value-type="float">
            <text:p>486454693</text:p>
          </table:table-cell>
          <table:table-cell table:number-columns-repeated="2"/>
          <table:table-cell office:value-type="float" office:value="-5.1" calcext:value-type="float">
            <text:p>-5.1</text:p>
          </table:table-cell>
          <table:table-cell/>
        </table:table-row>
        <table:table-row table:style-name="ro1">
          <table:table-cell office:value-type="float" office:value="1.91666666666667" calcext:value-type="float">
            <text:p>1.91666666666667</text:p>
          </table:table-cell>
          <table:table-cell office:value-type="float" office:value="486454693" calcext:value-type="float">
            <text:p>486454693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1.91666666666667" calcext:value-type="float">
            <text:p>1.91666666666667</text:p>
          </table:table-cell>
          <table:table-cell office:value-type="float" office:value="486454693" calcext:value-type="float">
            <text:p>486454693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-435" calcext:value-type="float">
            <text:p>-435</text:p>
          </table:table-cell>
          <table:table-cell/>
          <table:table-cell office:value-type="float" office:value="952.36" calcext:value-type="float">
            <text:p>952.36</text:p>
          </table:table-cell>
        </table:table-row>
        <table:table-row table:style-name="ro1">
          <table:table-cell office:value-type="float" office:value="1.96666666666667" calcext:value-type="float">
            <text:p>1.96666666666667</text:p>
          </table:table-cell>
          <table:table-cell office:value-type="float" office:value="486454696" calcext:value-type="float">
            <text:p>486454696</text:p>
          </table:table-cell>
          <table:table-cell table:number-columns-repeated="2"/>
          <table:table-cell office:value-type="float" office:value="-4.7" calcext:value-type="float">
            <text:p>-4.7</text:p>
          </table:table-cell>
          <table:table-cell/>
        </table:table-row>
        <table:table-row table:style-name="ro1">
          <table:table-cell office:value-type="float" office:value="1.96666666666667" calcext:value-type="float">
            <text:p>1.96666666666667</text:p>
          </table:table-cell>
          <table:table-cell office:value-type="float" office:value="486454696" calcext:value-type="float">
            <text:p>486454696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-67" calcext:value-type="float">
            <text:p>-67</text:p>
          </table:table-cell>
          <table:table-cell/>
          <table:table-cell office:value-type="float" office:value="952.36" calcext:value-type="float">
            <text:p>952.36</text:p>
          </table:table-cell>
        </table:table-row>
        <table:table-row table:style-name="ro1">
          <table:table-cell office:value-type="float" office:value="1.96666666666667" calcext:value-type="float">
            <text:p>1.96666666666667</text:p>
          </table:table-cell>
          <table:table-cell office:value-type="float" office:value="486454696" calcext:value-type="float">
            <text:p>486454696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/>
        </table:table-row>
        <table:table-row table:style-name="ro1">
          <table:table-cell office:value-type="float" office:value="1.96666666666667" calcext:value-type="float">
            <text:p>1.96666666666667</text:p>
          </table:table-cell>
          <table:table-cell office:value-type="float" office:value="486454696" calcext:value-type="float">
            <text:p>486454696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-586" calcext:value-type="float">
            <text:p>-586</text:p>
          </table:table-cell>
          <table:table-cell/>
          <table:table-cell office:value-type="float" office:value="925.08" calcext:value-type="float">
            <text:p>925.08</text:p>
          </table:table-cell>
        </table:table-row>
        <table:table-row table:style-name="ro1">
          <table:table-cell office:value-type="float" office:value="1.98333333333333" calcext:value-type="float">
            <text:p>1.98333333333333</text:p>
          </table:table-cell>
          <table:table-cell office:value-type="float" office:value="486454697" calcext:value-type="float">
            <text:p>486454697</text:p>
          </table:table-cell>
          <table:table-cell table:number-columns-repeated="2"/>
          <table:table-cell office:value-type="float" office:value="-3.9" calcext:value-type="float">
            <text:p>-3.9</text:p>
          </table:table-cell>
          <table:table-cell/>
        </table:table-row>
        <table:table-row table:style-name="ro1">
          <table:table-cell office:value-type="float" office:value="1.98333333333333" calcext:value-type="float">
            <text:p>1.98333333333333</text:p>
          </table:table-cell>
          <table:table-cell office:value-type="float" office:value="486454697" calcext:value-type="float">
            <text:p>486454697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-266" calcext:value-type="float">
            <text:p>-266</text:p>
          </table:table-cell>
          <table:table-cell/>
          <table:table-cell office:value-type="float" office:value="1038.88" calcext:value-type="float">
            <text:p>1038.88</text:p>
          </table:table-cell>
        </table:table-row>
        <table:table-row table:style-name="ro1">
          <table:table-cell office:value-type="float" office:value="1.98333333333333" calcext:value-type="float">
            <text:p>1.98333333333333</text:p>
          </table:table-cell>
          <table:table-cell office:value-type="float" office:value="486454697" calcext:value-type="float">
            <text:p>486454697</text:p>
          </table:table-cell>
          <table:table-cell table:number-columns-repeated="2"/>
          <table:table-cell office:value-type="float" office:value="-4.5" calcext:value-type="float">
            <text:p>-4.5</text:p>
          </table:table-cell>
          <table:table-cell/>
        </table:table-row>
        <table:table-row table:style-name="ro1">
          <table:table-cell office:value-type="float" office:value="2.03333333333333" calcext:value-type="float">
            <text:p>2.03333333333333</text:p>
          </table:table-cell>
          <table:table-cell office:value-type="float" office:value="486454700" calcext:value-type="float">
            <text:p>486454700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933.76" calcext:value-type="float">
            <text:p>933.76</text:p>
          </table:table-cell>
        </table:table-row>
        <table:table-row table:style-name="ro1">
          <table:table-cell office:value-type="float" office:value="2.03333333333333" calcext:value-type="float">
            <text:p>2.03333333333333</text:p>
          </table:table-cell>
          <table:table-cell office:value-type="float" office:value="486454700" calcext:value-type="float">
            <text:p>486454700</text:p>
          </table:table-cell>
          <table:table-cell table:number-columns-repeated="2"/>
          <table:table-cell office:value-type="float" office:value="-4.6" calcext:value-type="float">
            <text:p>-4.6</text:p>
          </table:table-cell>
          <table:table-cell/>
        </table:table-row>
        <table:table-row table:style-name="ro1">
          <table:table-cell office:value-type="float" office:value="2.03333333333333" calcext:value-type="float">
            <text:p>2.03333333333333</text:p>
          </table:table-cell>
          <table:table-cell office:value-type="float" office:value="486454700" calcext:value-type="float">
            <text:p>486454700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947.4" calcext:value-type="float">
            <text:p>947.4</text:p>
          </table:table-cell>
        </table:table-row>
        <table:table-row table:style-name="ro1">
          <table:table-cell office:value-type="float" office:value="2.03333333333333" calcext:value-type="float">
            <text:p>2.03333333333333</text:p>
          </table:table-cell>
          <table:table-cell office:value-type="float" office:value="486454700" calcext:value-type="float">
            <text:p>486454700</text:p>
          </table:table-cell>
          <table:table-cell table:number-columns-repeated="2"/>
          <table:table-cell office:value-type="float" office:value="-4.6" calcext:value-type="float">
            <text:p>-4.6</text:p>
          </table:table-cell>
          <table:table-cell/>
        </table:table-row>
        <table:table-row table:style-name="ro1">
          <table:table-cell office:value-type="float" office:value="2.06666666666667" calcext:value-type="float">
            <text:p>2.06666666666667</text:p>
          </table:table-cell>
          <table:table-cell office:value-type="float" office:value="486454702" calcext:value-type="float">
            <text:p>486454702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941.2" calcext:value-type="float">
            <text:p>941.2</text:p>
          </table:table-cell>
        </table:table-row>
        <table:table-row table:style-name="ro1">
          <table:table-cell office:value-type="float" office:value="2.06666666666667" calcext:value-type="float">
            <text:p>2.06666666666667</text:p>
          </table:table-cell>
          <table:table-cell office:value-type="float" office:value="486454702" calcext:value-type="float">
            <text:p>486454702</text:p>
          </table:table-cell>
          <table:table-cell table:number-columns-repeated="2"/>
          <table:table-cell office:value-type="float" office:value="-4.2" calcext:value-type="float">
            <text:p>-4.2</text:p>
          </table:table-cell>
          <table:table-cell/>
        </table:table-row>
        <table:table-row table:style-name="ro1">
          <table:table-cell office:value-type="float" office:value="2.06666666666667" calcext:value-type="float">
            <text:p>2.06666666666667</text:p>
          </table:table-cell>
          <table:table-cell office:value-type="float" office:value="486454702" calcext:value-type="float">
            <text:p>486454702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2.06666666666667" calcext:value-type="float">
            <text:p>2.06666666666667</text:p>
          </table:table-cell>
          <table:table-cell office:value-type="float" office:value="486454702" calcext:value-type="float">
            <text:p>486454702</text:p>
          </table:table-cell>
          <table:table-cell table:number-columns-repeated="2"/>
          <table:table-cell office:value-type="float" office:value="-4.7" calcext:value-type="float">
            <text:p>-4.7</text:p>
          </table:table-cell>
          <table:table-cell/>
        </table:table-row>
        <table:table-row table:style-name="ro1">
          <table:table-cell office:value-type="float" office:value="2.08333333333333" calcext:value-type="float">
            <text:p>2.08333333333333</text:p>
          </table:table-cell>
          <table:table-cell office:value-type="float" office:value="486454704" calcext:value-type="float">
            <text:p>486454704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963.52" calcext:value-type="float">
            <text:p>963.52</text:p>
          </table:table-cell>
        </table:table-row>
        <table:table-row table:style-name="ro1">
          <table:table-cell office:value-type="float" office:value="2.08333333333333" calcext:value-type="float">
            <text:p>2.08333333333333</text:p>
          </table:table-cell>
          <table:table-cell office:value-type="float" office:value="486454704" calcext:value-type="float">
            <text:p>486454704</text:p>
          </table:table-cell>
          <table:table-cell table:number-columns-repeated="2"/>
          <table:table-cell office:value-type="float" office:value="-3.9" calcext:value-type="float">
            <text:p>-3.9</text:p>
          </table:table-cell>
          <table:table-cell/>
        </table:table-row>
        <table:table-row table:style-name="ro1">
          <table:table-cell office:value-type="float" office:value="2.08333333333333" calcext:value-type="float">
            <text:p>2.08333333333333</text:p>
          </table:table-cell>
          <table:table-cell office:value-type="float" office:value="486454704" calcext:value-type="float">
            <text:p>48645470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2.13333333333333" calcext:value-type="float">
            <text:p>2.13333333333333</text:p>
          </table:table-cell>
          <table:table-cell office:value-type="float" office:value="486454706" calcext:value-type="float">
            <text:p>486454706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5.92" calcext:value-type="float">
            <text:p>975.92</text:p>
          </table:table-cell>
        </table:table-row>
        <table:table-row table:style-name="ro1">
          <table:table-cell office:value-type="float" office:value="2.13333333333333" calcext:value-type="float">
            <text:p>2.13333333333333</text:p>
          </table:table-cell>
          <table:table-cell office:value-type="float" office:value="486454706" calcext:value-type="float">
            <text:p>486454706</text:p>
          </table:table-cell>
          <table:table-cell table:number-columns-repeated="2"/>
          <table:table-cell office:value-type="float" office:value="-4.2" calcext:value-type="float">
            <text:p>-4.2</text:p>
          </table:table-cell>
          <table:table-cell/>
        </table:table-row>
        <table:table-row table:style-name="ro1">
          <table:table-cell office:value-type="float" office:value="2.13333333333333" calcext:value-type="float">
            <text:p>2.13333333333333</text:p>
          </table:table-cell>
          <table:table-cell office:value-type="float" office:value="486454706" calcext:value-type="float">
            <text:p>486454706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289" calcext:value-type="float">
            <text:p>-289</text:p>
          </table:table-cell>
          <table:table-cell/>
          <table:table-cell office:value-type="float" office:value="977.16" calcext:value-type="float">
            <text:p>977.16</text:p>
          </table:table-cell>
        </table:table-row>
        <table:table-row table:style-name="ro1">
          <table:table-cell office:value-type="float" office:value="2.16666666666667" calcext:value-type="float">
            <text:p>2.16666666666667</text:p>
          </table:table-cell>
          <table:table-cell office:value-type="float" office:value="486454708" calcext:value-type="float">
            <text:p>486454708</text:p>
          </table:table-cell>
          <table:table-cell table:number-columns-repeated="2"/>
          <table:table-cell office:value-type="float" office:value="-4.5" calcext:value-type="float">
            <text:p>-4.5</text:p>
          </table:table-cell>
          <table:table-cell/>
        </table:table-row>
        <table:table-row table:style-name="ro1">
          <table:table-cell office:value-type="float" office:value="2.16666666666667" calcext:value-type="float">
            <text:p>2.16666666666667</text:p>
          </table:table-cell>
          <table:table-cell office:value-type="float" office:value="486454708" calcext:value-type="float">
            <text:p>486454708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1010.64" calcext:value-type="float">
            <text:p>1010.64</text:p>
          </table:table-cell>
        </table:table-row>
        <table:table-row table:style-name="ro1">
          <table:table-cell office:value-type="float" office:value="2.16666666666667" calcext:value-type="float">
            <text:p>2.16666666666667</text:p>
          </table:table-cell>
          <table:table-cell office:value-type="float" office:value="486454708" calcext:value-type="float">
            <text:p>486454708</text:p>
          </table:table-cell>
          <table:table-cell table:number-columns-repeated="2"/>
          <table:table-cell office:value-type="float" office:value="-3.9" calcext:value-type="float">
            <text:p>-3.9</text:p>
          </table:table-cell>
          <table:table-cell/>
        </table:table-row>
        <table:table-row table:style-name="ro1">
          <table:table-cell office:value-type="float" office:value="2.16666666666667" calcext:value-type="float">
            <text:p>2.16666666666667</text:p>
          </table:table-cell>
          <table:table-cell office:value-type="float" office:value="486454708" calcext:value-type="float">
            <text:p>486454708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004.44" calcext:value-type="float">
            <text:p>1004.44</text:p>
          </table:table-cell>
        </table:table-row>
        <table:table-row table:style-name="ro1">
          <table:table-cell office:value-type="float" office:value="2.21666666666667" calcext:value-type="float">
            <text:p>2.21666666666667</text:p>
          </table:table-cell>
          <table:table-cell office:value-type="float" office:value="486454710" calcext:value-type="float">
            <text:p>486454710</text:p>
          </table:table-cell>
          <table:table-cell table:number-columns-repeated="2"/>
          <table:table-cell office:value-type="float" office:value="-2.7" calcext:value-type="float">
            <text:p>-2.7</text:p>
          </table:table-cell>
          <table:table-cell/>
        </table:table-row>
        <table:table-row table:style-name="ro1">
          <table:table-cell office:value-type="float" office:value="2.21666666666667" calcext:value-type="float">
            <text:p>2.21666666666667</text:p>
          </table:table-cell>
          <table:table-cell office:value-type="float" office:value="486454710" calcext:value-type="float">
            <text:p>486454710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1026.76" calcext:value-type="float">
            <text:p>1026.76</text:p>
          </table:table-cell>
        </table:table-row>
        <table:table-row table:style-name="ro1">
          <table:table-cell office:value-type="float" office:value="2.21666666666667" calcext:value-type="float">
            <text:p>2.21666666666667</text:p>
          </table:table-cell>
          <table:table-cell office:value-type="float" office:value="486454710" calcext:value-type="float">
            <text:p>486454710</text:p>
          </table:table-cell>
          <table:table-cell table:number-columns-repeated="2"/>
          <table:table-cell office:value-type="float" office:value="-3.4" calcext:value-type="float">
            <text:p>-3.4</text:p>
          </table:table-cell>
          <table:table-cell/>
        </table:table-row>
        <table:table-row table:style-name="ro1">
          <table:table-cell office:value-type="float" office:value="2.21666666666667" calcext:value-type="float">
            <text:p>2.21666666666667</text:p>
          </table:table-cell>
          <table:table-cell office:value-type="float" office:value="486454710" calcext:value-type="float">
            <text:p>486454710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647" calcext:value-type="float">
            <text:p>647</text:p>
          </table:table-cell>
          <table:table-cell/>
          <table:table-cell office:value-type="float" office:value="1040.4" calcext:value-type="float">
            <text:p>1040.4</text:p>
          </table:table-cell>
        </table:table-row>
        <table:table-row table:style-name="ro1">
          <table:table-cell office:value-type="float" office:value="2.21666666666667" calcext:value-type="float">
            <text:p>2.21666666666667</text:p>
          </table:table-cell>
          <table:table-cell office:value-type="float" office:value="486454710" calcext:value-type="float">
            <text:p>486454710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2.23333333333333" calcext:value-type="float">
            <text:p>2.23333333333333</text:p>
          </table:table-cell>
          <table:table-cell office:value-type="float" office:value="486454713" calcext:value-type="float">
            <text:p>486454713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2.23333333333333" calcext:value-type="float">
            <text:p>2.23333333333333</text:p>
          </table:table-cell>
          <table:table-cell office:value-type="float" office:value="486454713" calcext:value-type="float">
            <text:p>486454713</text:p>
          </table:table-cell>
          <table:table-cell table:number-columns-repeated="2"/>
          <table:table-cell office:value-type="float" office:value="-2.8" calcext:value-type="float">
            <text:p>-2.8</text:p>
          </table:table-cell>
          <table:table-cell/>
        </table:table-row>
        <table:table-row table:style-name="ro1">
          <table:table-cell office:value-type="float" office:value="2.28333333333333" calcext:value-type="float">
            <text:p>2.28333333333333</text:p>
          </table:table-cell>
          <table:table-cell office:value-type="float" office:value="486454714" calcext:value-type="float">
            <text:p>486454714</text:p>
          </table:table-cell>
          <table:table-cell table:number-columns-repeated="2"/>
          <table:table-cell office:value-type="float" office:value="-3.1" calcext:value-type="float">
            <text:p>-3.1</text:p>
          </table:table-cell>
          <table:table-cell/>
        </table:table-row>
        <table:table-row table:style-name="ro1">
          <table:table-cell office:value-type="float" office:value="2.28333333333333" calcext:value-type="float">
            <text:p>2.28333333333333</text:p>
          </table:table-cell>
          <table:table-cell office:value-type="float" office:value="486454714" calcext:value-type="float">
            <text:p>486454714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529" calcext:value-type="float">
            <text:p>529</text:p>
          </table:table-cell>
          <table:table-cell/>
          <table:table-cell office:value-type="float" office:value="1052.8" calcext:value-type="float">
            <text:p>1052.8</text:p>
          </table:table-cell>
        </table:table-row>
        <table:table-row table:style-name="ro1">
          <table:table-cell office:value-type="float" office:value="2.28333333333333" calcext:value-type="float">
            <text:p>2.28333333333333</text:p>
          </table:table-cell>
          <table:table-cell office:value-type="float" office:value="486454714" calcext:value-type="float">
            <text:p>486454714</text:p>
          </table:table-cell>
          <table:table-cell table:number-columns-repeated="2"/>
          <table:table-cell office:value-type="float" office:value="-3.1" calcext:value-type="float">
            <text:p>-3.1</text:p>
          </table:table-cell>
          <table:table-cell/>
        </table:table-row>
        <table:table-row table:style-name="ro1">
          <table:table-cell office:value-type="float" office:value="2.28333333333333" calcext:value-type="float">
            <text:p>2.28333333333333</text:p>
          </table:table-cell>
          <table:table-cell office:value-type="float" office:value="486454714" calcext:value-type="float">
            <text:p>486454714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052.8" calcext:value-type="float">
            <text:p>1052.8</text:p>
          </table:table-cell>
        </table:table-row>
        <table:table-row table:style-name="ro1">
          <table:table-cell office:value-type="float" office:value="2.31666666666667" calcext:value-type="float">
            <text:p>2.31666666666667</text:p>
          </table:table-cell>
          <table:table-cell office:value-type="float" office:value="486454720" calcext:value-type="float">
            <text:p>486454720</text:p>
          </table:table-cell>
          <table:table-cell table:number-columns-repeated="2"/>
          <table:table-cell office:value-type="float" office:value="-2.8" calcext:value-type="float">
            <text:p>-2.8</text:p>
          </table:table-cell>
          <table:table-cell/>
        </table:table-row>
        <table:table-row table:style-name="ro1">
          <table:table-cell office:value-type="float" office:value="2.31666666666667" calcext:value-type="float">
            <text:p>2.31666666666667</text:p>
          </table:table-cell>
          <table:table-cell office:value-type="float" office:value="486454720" calcext:value-type="float">
            <text:p>486454720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722" calcext:value-type="float">
            <text:p>722</text:p>
          </table:table-cell>
          <table:table-cell/>
          <table:table-cell office:value-type="float" office:value="1080.08" calcext:value-type="float">
            <text:p>1080.08</text:p>
          </table:table-cell>
        </table:table-row>
        <table:table-row table:style-name="ro1">
          <table:table-cell office:value-type="float" office:value="2.31666666666667" calcext:value-type="float">
            <text:p>2.31666666666667</text:p>
          </table:table-cell>
          <table:table-cell office:value-type="float" office:value="486454720" calcext:value-type="float">
            <text:p>486454720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2.31666666666667" calcext:value-type="float">
            <text:p>2.31666666666667</text:p>
          </table:table-cell>
          <table:table-cell office:value-type="float" office:value="486454720" calcext:value-type="float">
            <text:p>486454720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082.56" calcext:value-type="float">
            <text:p>1082.56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486454722" calcext:value-type="float">
            <text:p>486454722</text:p>
          </table:table-cell>
          <table:table-cell table:number-columns-repeated="2"/>
          <table:table-cell office:value-type="float" office:value="-2.7" calcext:value-type="float">
            <text:p>-2.7</text:p>
          </table:table-cell>
          <table:table-cell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486454722" calcext:value-type="float">
            <text:p>486454722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1052" calcext:value-type="float">
            <text:p>1052</text:p>
          </table:table-cell>
          <table:table-cell/>
          <table:table-cell office:value-type="float" office:value="1119.76" calcext:value-type="float">
            <text:p>1119.76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486454722" calcext:value-type="float">
            <text:p>486454722</text:p>
          </table:table-cell>
          <table:table-cell table:number-columns-repeated="2"/>
          <table:table-cell office:value-type="float" office:value="-2.4" calcext:value-type="float">
            <text:p>-2.4</text:p>
          </table:table-cell>
          <table:table-cell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486454722" calcext:value-type="float">
            <text:p>486454722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float" office:value="1116.04" calcext:value-type="float">
            <text:p>1116.04</text:p>
          </table:table-cell>
        </table:table-row>
        <table:table-row table:style-name="ro1">
          <table:table-cell office:value-type="float" office:value="2.36666666666667" calcext:value-type="float">
            <text:p>2.36666666666667</text:p>
          </table:table-cell>
          <table:table-cell office:value-type="float" office:value="486454725" calcext:value-type="float">
            <text:p>486454725</text:p>
          </table:table-cell>
          <table:table-cell table:number-columns-repeated="2"/>
          <table:table-cell office:value-type="float" office:value="-2.4" calcext:value-type="float">
            <text:p>-2.4</text:p>
          </table:table-cell>
          <table:table-cell/>
        </table:table-row>
        <table:table-row table:style-name="ro1">
          <table:table-cell office:value-type="float" office:value="2.36666666666667" calcext:value-type="float">
            <text:p>2.36666666666667</text:p>
          </table:table-cell>
          <table:table-cell office:value-type="float" office:value="486454725" calcext:value-type="float">
            <text:p>486454725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1117.28" calcext:value-type="float">
            <text:p>1117.28</text:p>
          </table:table-cell>
        </table:table-row>
        <table:table-row table:style-name="ro1">
          <table:table-cell office:value-type="float" office:value="2.36666666666667" calcext:value-type="float">
            <text:p>2.36666666666667</text:p>
          </table:table-cell>
          <table:table-cell office:value-type="float" office:value="486454725" calcext:value-type="float">
            <text:p>486454725</text:p>
          </table:table-cell>
          <table:table-cell table:number-columns-repeated="2"/>
          <table:table-cell office:value-type="float" office:value="-2.8" calcext:value-type="float">
            <text:p>-2.8</text:p>
          </table:table-cell>
          <table:table-cell/>
        </table:table-row>
        <table:table-row table:style-name="ro1">
          <table:table-cell office:value-type="float" office:value="2.41666666666667" calcext:value-type="float">
            <text:p>2.41666666666667</text:p>
          </table:table-cell>
          <table:table-cell office:value-type="float" office:value="486454727" calcext:value-type="float">
            <text:p>486454727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2.41666666666667" calcext:value-type="float">
            <text:p>2.41666666666667</text:p>
          </table:table-cell>
          <table:table-cell office:value-type="float" office:value="486454727" calcext:value-type="float">
            <text:p>486454727</text:p>
          </table:table-cell>
          <table:table-cell table:number-columns-repeated="2"/>
          <table:table-cell office:value-type="float" office:value="-2.3" calcext:value-type="float">
            <text:p>-2.3</text:p>
          </table:table-cell>
          <table:table-cell/>
        </table:table-row>
        <table:table-row table:style-name="ro1">
          <table:table-cell office:value-type="float" office:value="2.41666666666667" calcext:value-type="float">
            <text:p>2.41666666666667</text:p>
          </table:table-cell>
          <table:table-cell office:value-type="float" office:value="486454727" calcext:value-type="float">
            <text:p>486454727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123.48" calcext:value-type="float">
            <text:p>1123.48</text:p>
          </table:table-cell>
        </table:table-row>
        <table:table-row table:style-name="ro1">
          <table:table-cell office:value-type="float" office:value="2.41666666666667" calcext:value-type="float">
            <text:p>2.41666666666667</text:p>
          </table:table-cell>
          <table:table-cell office:value-type="float" office:value="486454727" calcext:value-type="float">
            <text:p>486454727</text:p>
          </table:table-cell>
          <table:table-cell table:number-columns-repeated="2"/>
          <table:table-cell office:value-type="float" office:value="-2.8" calcext:value-type="float">
            <text:p>-2.8</text:p>
          </table:table-cell>
          <table:table-cell/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486454729" calcext:value-type="float">
            <text:p>486454729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123.48" calcext:value-type="float">
            <text:p>1123.48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486454729" calcext:value-type="float">
            <text:p>486454729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486454729" calcext:value-type="float">
            <text:p>486454729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-72" calcext:value-type="float">
            <text:p>-72</text:p>
          </table:table-cell>
          <table:table-cell/>
          <table:table-cell office:value-type="float" office:value="1118.52" calcext:value-type="float">
            <text:p>1118.52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486454729" calcext:value-type="float">
            <text:p>486454729</text:p>
          </table:table-cell>
          <table:table-cell table:number-columns-repeated="2"/>
          <table:table-cell office:value-type="float" office:value="-2.3" calcext:value-type="float">
            <text:p>-2.3</text:p>
          </table:table-cell>
          <table:table-cell/>
        </table:table-row>
        <table:table-row table:style-name="ro1">
          <table:table-cell office:value-type="float" office:value="2.48333333333333" calcext:value-type="float">
            <text:p>2.48333333333333</text:p>
          </table:table-cell>
          <table:table-cell office:value-type="float" office:value="486454731" calcext:value-type="float">
            <text:p>486454731</text:p>
          </table:table-cell>
          <table:table-cell table:number-columns-repeated="2"/>
          <table:table-cell office:value-type="float" office:value="-2.4" calcext:value-type="float">
            <text:p>-2.4</text:p>
          </table:table-cell>
          <table:table-cell/>
        </table:table-row>
        <table:table-row table:style-name="ro1">
          <table:table-cell office:value-type="float" office:value="2.48333333333333" calcext:value-type="float">
            <text:p>2.48333333333333</text:p>
          </table:table-cell>
          <table:table-cell office:value-type="float" office:value="486454731" calcext:value-type="float">
            <text:p>486454731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-158" calcext:value-type="float">
            <text:p>-158</text:p>
          </table:table-cell>
          <table:table-cell/>
          <table:table-cell office:value-type="float" office:value="1109.84" calcext:value-type="float">
            <text:p>1109.84</text:p>
          </table:table-cell>
        </table:table-row>
        <table:table-row table:style-name="ro1">
          <table:table-cell office:value-type="float" office:value="2.48333333333333" calcext:value-type="float">
            <text:p>2.48333333333333</text:p>
          </table:table-cell>
          <table:table-cell office:value-type="float" office:value="486454731" calcext:value-type="float">
            <text:p>486454731</text:p>
          </table:table-cell>
          <table:table-cell table:number-columns-repeated="2"/>
          <table:table-cell office:value-type="float" office:value="-3.1" calcext:value-type="float">
            <text:p>-3.1</text:p>
          </table:table-cell>
          <table:table-cell/>
        </table:table-row>
        <table:table-row table:style-name="ro1">
          <table:table-cell office:value-type="float" office:value="2.51666666666667" calcext:value-type="float">
            <text:p>2.51666666666667</text:p>
          </table:table-cell>
          <table:table-cell office:value-type="float" office:value="486454733" calcext:value-type="float">
            <text:p>486454733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117.28" calcext:value-type="float">
            <text:p>1117.28</text:p>
          </table:table-cell>
        </table:table-row>
        <table:table-row table:style-name="ro1">
          <table:table-cell office:value-type="float" office:value="2.51666666666667" calcext:value-type="float">
            <text:p>2.51666666666667</text:p>
          </table:table-cell>
          <table:table-cell office:value-type="float" office:value="486454733" calcext:value-type="float">
            <text:p>486454733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2.51666666666667" calcext:value-type="float">
            <text:p>2.51666666666667</text:p>
          </table:table-cell>
          <table:table-cell office:value-type="float" office:value="486454733" calcext:value-type="float">
            <text:p>486454733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118.52" calcext:value-type="float">
            <text:p>1118.52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486454735" calcext:value-type="float">
            <text:p>486454735</text:p>
          </table:table-cell>
          <table:table-cell table:number-columns-repeated="2"/>
          <table:table-cell office:value-type="float" office:value="-3.4" calcext:value-type="float">
            <text:p>-3.4</text:p>
          </table:table-cell>
          <table:table-cell/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486454735" calcext:value-type="float">
            <text:p>486454735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-465" calcext:value-type="float">
            <text:p>-465</text:p>
          </table:table-cell>
          <table:table-cell/>
          <table:table-cell office:value-type="float" office:value="1104.88" calcext:value-type="float">
            <text:p>1104.88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486454735" calcext:value-type="float">
            <text:p>486454735</text:p>
          </table:table-cell>
          <table:table-cell table:number-columns-repeated="2"/>
          <table:table-cell office:value-type="float" office:value="-3.1" calcext:value-type="float">
            <text:p>-3.1</text:p>
          </table:table-cell>
          <table:table-cell/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486454735" calcext:value-type="float">
            <text:p>486454735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101.16" calcext:value-type="float">
            <text:p>1101.16</text:p>
          </table:table-cell>
        </table:table-row>
        <table:table-row table:style-name="ro1">
          <table:table-cell office:value-type="float" office:value="2.58333333333333" calcext:value-type="float">
            <text:p>2.58333333333333</text:p>
          </table:table-cell>
          <table:table-cell office:value-type="float" office:value="486454737" calcext:value-type="float">
            <text:p>486454737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2.58333333333333" calcext:value-type="float">
            <text:p>2.58333333333333</text:p>
          </table:table-cell>
          <table:table-cell office:value-type="float" office:value="486454737" calcext:value-type="float">
            <text:p>486454737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1104.88" calcext:value-type="float">
            <text:p>1104.88</text:p>
          </table:table-cell>
        </table:table-row>
        <table:table-row table:style-name="ro1">
          <table:table-cell office:value-type="float" office:value="2.58333333333333" calcext:value-type="float">
            <text:p>2.58333333333333</text:p>
          </table:table-cell>
          <table:table-cell office:value-type="float" office:value="486454737" calcext:value-type="float">
            <text:p>486454737</text:p>
          </table:table-cell>
          <table:table-cell table:number-columns-repeated="2"/>
          <table:table-cell office:value-type="float" office:value="-2.6" calcext:value-type="float">
            <text:p>-2.6</text:p>
          </table:table-cell>
          <table:table-cell/>
        </table:table-row>
        <table:table-row table:style-name="ro1">
          <table:table-cell office:value-type="float" office:value="2.61666666666667" calcext:value-type="float">
            <text:p>2.61666666666667</text:p>
          </table:table-cell>
          <table:table-cell office:value-type="float" office:value="486454739" calcext:value-type="float">
            <text:p>486454739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345" calcext:value-type="float">
            <text:p>-345</text:p>
          </table:table-cell>
          <table:table-cell/>
          <table:table-cell office:value-type="float" office:value="1085.04" calcext:value-type="float">
            <text:p>1085.04</text:p>
          </table:table-cell>
        </table:table-row>
        <table:table-row table:style-name="ro1">
          <table:table-cell office:value-type="float" office:value="2.61666666666667" calcext:value-type="float">
            <text:p>2.61666666666667</text:p>
          </table:table-cell>
          <table:table-cell office:value-type="float" office:value="486454739" calcext:value-type="float">
            <text:p>486454739</text:p>
          </table:table-cell>
          <table:table-cell table:number-columns-repeated="2"/>
          <table:table-cell office:value-type="float" office:value="-2.8" calcext:value-type="float">
            <text:p>-2.8</text:p>
          </table:table-cell>
          <table:table-cell/>
        </table:table-row>
        <table:table-row table:style-name="ro1">
          <table:table-cell office:value-type="float" office:value="2.61666666666667" calcext:value-type="float">
            <text:p>2.61666666666667</text:p>
          </table:table-cell>
          <table:table-cell office:value-type="float" office:value="486454739" calcext:value-type="float">
            <text:p>486454739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102" calcext:value-type="float">
            <text:p>-102</text:p>
          </table:table-cell>
          <table:table-cell/>
          <table:table-cell office:value-type="float" office:value="1082.56" calcext:value-type="float">
            <text:p>1082.56</text:p>
          </table:table-cell>
        </table:table-row>
        <table:table-row table:style-name="ro1">
          <table:table-cell office:value-type="float" office:value="2.61666666666667" calcext:value-type="float">
            <text:p>2.61666666666667</text:p>
          </table:table-cell>
          <table:table-cell office:value-type="float" office:value="486454739" calcext:value-type="float">
            <text:p>486454739</text:p>
          </table:table-cell>
          <table:table-cell table:number-columns-repeated="2"/>
          <table:table-cell office:value-type="float" office:value="-2.7" calcext:value-type="float">
            <text:p>-2.7</text:p>
          </table:table-cell>
          <table:table-cell/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486454741" calcext:value-type="float">
            <text:p>486454741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-519" calcext:value-type="float">
            <text:p>-519</text:p>
          </table:table-cell>
          <table:table-cell/>
          <table:table-cell office:value-type="float" office:value="1055.28" calcext:value-type="float">
            <text:p>1055.28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486454741" calcext:value-type="float">
            <text:p>486454741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/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486454741" calcext:value-type="float">
            <text:p>486454741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float" office:value="1061.48" calcext:value-type="float">
            <text:p>1061.48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486454743" calcext:value-type="float">
            <text:p>486454743</text:p>
          </table:table-cell>
          <table:table-cell table:number-columns-repeated="2"/>
          <table:table-cell office:value-type="float" office:value="-4.5" calcext:value-type="float">
            <text:p>-4.5</text:p>
          </table:table-cell>
          <table:table-cell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486454743" calcext:value-type="float">
            <text:p>486454743</text:p>
          </table:table-cell>
          <table:table-cell table:number-columns-repeated="2"/>
          <table:table-cell office:value-type="float" office:value="-5.1" calcext:value-type="float">
            <text:p>-5.1</text:p>
          </table:table-cell>
          <table:table-cell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486454743" calcext:value-type="float">
            <text:p>486454743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080.08" calcext:value-type="float">
            <text:p>1080.08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486454743" calcext:value-type="float">
            <text:p>486454743</text:p>
          </table:table-cell>
          <table:table-cell table:number-columns-repeated="2"/>
          <table:table-cell office:value-type="float" office:value="-4.8" calcext:value-type="float">
            <text:p>-4.8</text:p>
          </table:table-cell>
          <table:table-cell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486454743" calcext:value-type="float">
            <text:p>486454743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71" calcext:value-type="float">
            <text:p>-71</text:p>
          </table:table-cell>
          <table:table-cell/>
          <table:table-cell office:value-type="float" office:value="1072.64" calcext:value-type="float">
            <text:p>1072.64</text:p>
          </table:table-cell>
        </table:table-row>
        <table:table-row table:style-name="ro1">
          <table:table-cell office:value-type="float" office:value="2.71666666666667" calcext:value-type="float">
            <text:p>2.71666666666667</text:p>
          </table:table-cell>
          <table:table-cell office:value-type="float" office:value="486454745" calcext:value-type="float">
            <text:p>486454745</text:p>
          </table:table-cell>
          <table:table-cell table:number-columns-repeated="2"/>
          <table:table-cell office:value-type="float" office:value="-5.4" calcext:value-type="float">
            <text:p>-5.4</text:p>
          </table:table-cell>
          <table:table-cell/>
        </table:table-row>
        <table:table-row table:style-name="ro1">
          <table:table-cell office:value-type="float" office:value="2.71666666666667" calcext:value-type="float">
            <text:p>2.71666666666667</text:p>
          </table:table-cell>
          <table:table-cell office:value-type="float" office:value="486454745" calcext:value-type="float">
            <text:p>486454745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41" calcext:value-type="float">
            <text:p>-41</text:p>
          </table:table-cell>
          <table:table-cell/>
          <table:table-cell office:value-type="float" office:value="1054.04" calcext:value-type="float">
            <text:p>1054.04</text:p>
          </table:table-cell>
        </table:table-row>
        <table:table-row table:style-name="ro1">
          <table:table-cell office:value-type="float" office:value="2.76666666666667" calcext:value-type="float">
            <text:p>2.76666666666667</text:p>
          </table:table-cell>
          <table:table-cell office:value-type="float" office:value="486454747" calcext:value-type="float">
            <text:p>486454747</text:p>
          </table:table-cell>
          <table:table-cell table:number-columns-repeated="2"/>
          <table:table-cell office:value-type="float" office:value="-5.5" calcext:value-type="float">
            <text:p>-5.5</text:p>
          </table:table-cell>
          <table:table-cell/>
        </table:table-row>
        <table:table-row table:style-name="ro1">
          <table:table-cell office:value-type="float" office:value="2.76666666666667" calcext:value-type="float">
            <text:p>2.76666666666667</text:p>
          </table:table-cell>
          <table:table-cell office:value-type="float" office:value="486454747" calcext:value-type="float">
            <text:p>486454747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49.08" calcext:value-type="float">
            <text:p>1049.08</text:p>
          </table:table-cell>
        </table:table-row>
        <table:table-row table:style-name="ro1">
          <table:table-cell office:value-type="float" office:value="2.76666666666667" calcext:value-type="float">
            <text:p>2.76666666666667</text:p>
          </table:table-cell>
          <table:table-cell office:value-type="float" office:value="486454747" calcext:value-type="float">
            <text:p>486454747</text:p>
          </table:table-cell>
          <table:table-cell table:number-columns-repeated="2"/>
          <table:table-cell office:value-type="float" office:value="-4.7" calcext:value-type="float">
            <text:p>-4.7</text:p>
          </table:table-cell>
          <table:table-cell/>
        </table:table-row>
        <table:table-row table:style-name="ro1">
          <table:table-cell office:value-type="float" office:value="2.76666666666667" calcext:value-type="float">
            <text:p>2.76666666666667</text:p>
          </table:table-cell>
          <table:table-cell office:value-type="float" office:value="486454747" calcext:value-type="float">
            <text:p>486454747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-263" calcext:value-type="float">
            <text:p>-263</text:p>
          </table:table-cell>
          <table:table-cell/>
          <table:table-cell office:value-type="float" office:value="1045.36" calcext:value-type="float">
            <text:p>1045.36</text:p>
          </table:table-cell>
        </table:table-row>
        <table:table-row table:style-name="ro1">
          <table:table-cell office:value-type="float" office:value="2.76666666666667" calcext:value-type="float">
            <text:p>2.76666666666667</text:p>
          </table:table-cell>
          <table:table-cell office:value-type="float" office:value="486454747" calcext:value-type="float">
            <text:p>486454747</text:p>
          </table:table-cell>
          <table:table-cell table:number-columns-repeated="2"/>
          <table:table-cell office:value-type="float" office:value="-4.2" calcext:value-type="float">
            <text:p>-4.2</text:p>
          </table:table-cell>
          <table:table-cell/>
        </table:table-row>
        <table:table-row table:style-name="ro1">
          <table:table-cell office:value-type="float" office:value="2.78333333333333" calcext:value-type="float">
            <text:p>2.78333333333333</text:p>
          </table:table-cell>
          <table:table-cell office:value-type="float" office:value="486454750" calcext:value-type="float">
            <text:p>486454750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155" calcext:value-type="float">
            <text:p>-155</text:p>
          </table:table-cell>
          <table:table-cell/>
          <table:table-cell office:value-type="float" office:value="1046.6" calcext:value-type="float">
            <text:p>1046.6</text:p>
          </table:table-cell>
        </table:table-row>
        <table:table-row table:style-name="ro1">
          <table:table-cell office:value-type="float" office:value="2.78333333333333" calcext:value-type="float">
            <text:p>2.78333333333333</text:p>
          </table:table-cell>
          <table:table-cell office:value-type="float" office:value="486454750" calcext:value-type="float">
            <text:p>486454750</text:p>
          </table:table-cell>
          <table:table-cell table:number-columns-repeated="2"/>
          <table:table-cell office:value-type="float" office:value="-4.3" calcext:value-type="float">
            <text:p>-4.3</text:p>
          </table:table-cell>
          <table:table-cell/>
        </table:table-row>
        <table:table-row table:style-name="ro1">
          <table:table-cell office:value-type="float" office:value="2.81666666666667" calcext:value-type="float">
            <text:p>2.81666666666667</text:p>
          </table:table-cell>
          <table:table-cell office:value-type="float" office:value="486454751" calcext:value-type="float">
            <text:p>486454751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1065.2" calcext:value-type="float">
            <text:p>1065.2</text:p>
          </table:table-cell>
        </table:table-row>
        <table:table-row table:style-name="ro1">
          <table:table-cell office:value-type="float" office:value="2.81666666666667" calcext:value-type="float">
            <text:p>2.81666666666667</text:p>
          </table:table-cell>
          <table:table-cell office:value-type="float" office:value="486454751" calcext:value-type="float">
            <text:p>486454751</text:p>
          </table:table-cell>
          <table:table-cell table:number-columns-repeated="2"/>
          <table:table-cell office:value-type="float" office:value="-4.5" calcext:value-type="float">
            <text:p>-4.5</text:p>
          </table:table-cell>
          <table:table-cell/>
        </table:table-row>
        <table:table-row table:style-name="ro1">
          <table:table-cell office:value-type="float" office:value="2.81666666666667" calcext:value-type="float">
            <text:p>2.81666666666667</text:p>
          </table:table-cell>
          <table:table-cell office:value-type="float" office:value="486454751" calcext:value-type="float">
            <text:p>486454751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065.2" calcext:value-type="float">
            <text:p>1065.2</text:p>
          </table:table-cell>
        </table:table-row>
        <table:table-row table:style-name="ro1">
          <table:table-cell office:value-type="float" office:value="2.81666666666667" calcext:value-type="float">
            <text:p>2.81666666666667</text:p>
          </table:table-cell>
          <table:table-cell office:value-type="float" office:value="486454751" calcext:value-type="float">
            <text:p>486454751</text:p>
          </table:table-cell>
          <table:table-cell table:number-columns-repeated="2"/>
          <table:table-cell office:value-type="float" office:value="-4.1" calcext:value-type="float">
            <text:p>-4.1</text:p>
          </table:table-cell>
          <table:table-cell/>
        </table:table-row>
        <table:table-row table:style-name="ro1">
          <table:table-cell office:value-type="float" office:value="2.86666666666667" calcext:value-type="float">
            <text:p>2.86666666666667</text:p>
          </table:table-cell>
          <table:table-cell office:value-type="float" office:value="486454753" calcext:value-type="float">
            <text:p>486454753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-172" calcext:value-type="float">
            <text:p>-172</text:p>
          </table:table-cell>
          <table:table-cell/>
          <table:table-cell office:value-type="float" office:value="922.88" calcext:value-type="float">
            <text:p>922.88</text:p>
          </table:table-cell>
        </table:table-row>
        <table:table-row table:style-name="ro1">
          <table:table-cell office:value-type="float" office:value="2.86666666666667" calcext:value-type="float">
            <text:p>2.86666666666667</text:p>
          </table:table-cell>
          <table:table-cell office:value-type="float" office:value="486454753" calcext:value-type="float">
            <text:p>486454753</text:p>
          </table:table-cell>
          <table:table-cell table:number-columns-repeated="2"/>
          <table:table-cell office:value-type="float" office:value="-4.4" calcext:value-type="float">
            <text:p>-4.4</text:p>
          </table:table-cell>
          <table:table-cell/>
        </table:table-row>
        <table:table-row table:style-name="ro1">
          <table:table-cell office:value-type="float" office:value="2.86666666666667" calcext:value-type="float">
            <text:p>2.86666666666667</text:p>
          </table:table-cell>
          <table:table-cell office:value-type="float" office:value="486454753" calcext:value-type="float">
            <text:p>486454753</text:p>
          </table:table-cell>
          <table:table-cell table:number-columns-repeated="2"/>
          <table:table-cell office:value-type="float" office:value="-3.9" calcext:value-type="float">
            <text:p>-3.9</text:p>
          </table:table-cell>
          <table:table-cell/>
        </table:table-row>
        <table:table-row table:style-name="ro1">
          <table:table-cell office:value-type="float" office:value="2.86666666666667" calcext:value-type="float">
            <text:p>2.86666666666667</text:p>
          </table:table-cell>
          <table:table-cell office:value-type="float" office:value="486454753" calcext:value-type="float">
            <text:p>486454753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float" office:value="1062.72" calcext:value-type="float">
            <text:p>1062.72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486454756" calcext:value-type="float">
            <text:p>486454756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486454756" calcext:value-type="float">
            <text:p>486454756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1061.48" calcext:value-type="float">
            <text:p>1061.48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486454756" calcext:value-type="float">
            <text:p>486454756</text:p>
          </table:table-cell>
          <table:table-cell table:number-columns-repeated="2"/>
          <table:table-cell office:value-type="float" office:value="-1.1" calcext:value-type="float">
            <text:p>-1.1</text:p>
          </table:table-cell>
          <table:table-cell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486454756" calcext:value-type="float">
            <text:p>486454756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-352" calcext:value-type="float">
            <text:p>-352</text:p>
          </table:table-cell>
          <table:table-cell/>
          <table:table-cell office:value-type="float" office:value="1041.64" calcext:value-type="float">
            <text:p>1041.64</text:p>
          </table:table-cell>
        </table:table-row>
        <table:table-row table:style-name="ro1">
          <table:table-cell office:value-type="float" office:value="2.91666666666667" calcext:value-type="float">
            <text:p>2.91666666666667</text:p>
          </table:table-cell>
          <table:table-cell office:value-type="float" office:value="486454758" calcext:value-type="float">
            <text:p>486454758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float" office:value="2.91666666666667" calcext:value-type="float">
            <text:p>2.91666666666667</text:p>
          </table:table-cell>
          <table:table-cell office:value-type="float" office:value="486454758" calcext:value-type="float">
            <text:p>486454758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-214" calcext:value-type="float">
            <text:p>-214</text:p>
          </table:table-cell>
          <table:table-cell/>
          <table:table-cell office:value-type="float" office:value="1052.8" calcext:value-type="float">
            <text:p>1052.8</text:p>
          </table:table-cell>
        </table:table-row>
        <table:table-row table:style-name="ro1">
          <table:table-cell office:value-type="float" office:value="2.91666666666667" calcext:value-type="float">
            <text:p>2.91666666666667</text:p>
          </table:table-cell>
          <table:table-cell office:value-type="float" office:value="486454758" calcext:value-type="float">
            <text:p>4864547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.96666666666667" calcext:value-type="float">
            <text:p>2.96666666666667</text:p>
          </table:table-cell>
          <table:table-cell office:value-type="float" office:value="486454760" calcext:value-type="float">
            <text:p>486454760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62.72" calcext:value-type="float">
            <text:p>1062.72</text:p>
          </table:table-cell>
        </table:table-row>
        <table:table-row table:style-name="ro1">
          <table:table-cell office:value-type="float" office:value="2.96666666666667" calcext:value-type="float">
            <text:p>2.96666666666667</text:p>
          </table:table-cell>
          <table:table-cell office:value-type="float" office:value="486454760" calcext:value-type="float">
            <text:p>486454760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float" office:value="2.96666666666667" calcext:value-type="float">
            <text:p>2.96666666666667</text:p>
          </table:table-cell>
          <table:table-cell office:value-type="float" office:value="486454760" calcext:value-type="float">
            <text:p>486454760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758" calcext:value-type="float">
            <text:p>758</text:p>
          </table:table-cell>
          <table:table-cell/>
          <table:table-cell office:value-type="float" office:value="1091.24" calcext:value-type="float">
            <text:p>1091.24</text:p>
          </table:table-cell>
        </table:table-row>
        <table:table-row table:style-name="ro1">
          <table:table-cell office:value-type="float" office:value="2.96666666666667" calcext:value-type="float">
            <text:p>2.96666666666667</text:p>
          </table:table-cell>
          <table:table-cell office:value-type="float" office:value="486454760" calcext:value-type="float">
            <text:p>48645476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6454762" calcext:value-type="float">
            <text:p>486454762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604" calcext:value-type="float">
            <text:p>604</text:p>
          </table:table-cell>
          <table:table-cell/>
          <table:table-cell office:value-type="float" office:value="984.88" calcext:value-type="float">
            <text:p>984.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6454762" calcext:value-type="float">
            <text:p>486454762</text:p>
          </table:table-cell>
          <table:table-cell table:number-columns-repeated="2"/>
          <table:table-cell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6454762" calcext:value-type="float">
            <text:p>486454762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897" calcext:value-type="float">
            <text:p>897</text:p>
          </table:table-cell>
          <table:table-cell/>
          <table:table-cell office:value-type="float" office:value="1132.16" calcext:value-type="float">
            <text:p>1132.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6454762" calcext:value-type="float">
            <text:p>486454762</text:p>
          </table:table-cell>
          <table:table-cell table:number-columns-repeated="2"/>
          <table:table-cell office:value-type="float" office:value="5.8" calcext:value-type="float">
            <text:p>5.8</text:p>
          </table:table-cell>
          <table:table-cell/>
        </table:table-row>
        <table:table-row table:style-name="ro1">
          <table:table-cell office:value-type="float" office:value="3.01666666666667" calcext:value-type="float">
            <text:p>3.01666666666667</text:p>
          </table:table-cell>
          <table:table-cell office:value-type="float" office:value="486454764" calcext:value-type="float">
            <text:p>486454764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1044" calcext:value-type="float">
            <text:p>1044</text:p>
          </table:table-cell>
          <table:table-cell/>
          <table:table-cell office:value-type="float" office:value="1155.72" calcext:value-type="float">
            <text:p>1155.72</text:p>
          </table:table-cell>
        </table:table-row>
        <table:table-row table:style-name="ro1">
          <table:table-cell office:value-type="float" office:value="3.01666666666667" calcext:value-type="float">
            <text:p>3.01666666666667</text:p>
          </table:table-cell>
          <table:table-cell office:value-type="float" office:value="486454764" calcext:value-type="float">
            <text:p>486454764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float" office:value="3.01666666666667" calcext:value-type="float">
            <text:p>3.01666666666667</text:p>
          </table:table-cell>
          <table:table-cell office:value-type="float" office:value="486454764" calcext:value-type="float">
            <text:p>486454764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float" office:value="3.06666666666667" calcext:value-type="float">
            <text:p>3.06666666666667</text:p>
          </table:table-cell>
          <table:table-cell office:value-type="float" office:value="486454766" calcext:value-type="float">
            <text:p>486454766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1409" calcext:value-type="float">
            <text:p>1409</text:p>
          </table:table-cell>
          <table:table-cell/>
          <table:table-cell office:value-type="float" office:value="1082.84" calcext:value-type="float">
            <text:p>1082.84</text:p>
          </table:table-cell>
        </table:table-row>
        <table:table-row table:style-name="ro1">
          <table:table-cell office:value-type="float" office:value="3.06666666666667" calcext:value-type="float">
            <text:p>3.06666666666667</text:p>
          </table:table-cell>
          <table:table-cell office:value-type="float" office:value="486454766" calcext:value-type="float">
            <text:p>486454766</text:p>
          </table:table-cell>
          <table:table-cell table:number-columns-repeated="2"/>
          <table:table-cell office:value-type="float" office:value="8.2" calcext:value-type="float">
            <text:p>8.2</text:p>
          </table:table-cell>
          <table:table-cell/>
        </table:table-row>
        <table:table-row table:style-name="ro1">
          <table:table-cell office:value-type="float" office:value="3.06666666666667" calcext:value-type="float">
            <text:p>3.06666666666667</text:p>
          </table:table-cell>
          <table:table-cell office:value-type="float" office:value="486454766" calcext:value-type="float">
            <text:p>486454766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1545" calcext:value-type="float">
            <text:p>1545</text:p>
          </table:table-cell>
          <table:table-cell/>
          <table:table-cell office:value-type="float" office:value="1120.04" calcext:value-type="float">
            <text:p>1120.04</text:p>
          </table:table-cell>
        </table:table-row>
        <table:table-row table:style-name="ro1">
          <table:table-cell office:value-type="float" office:value="3.06666666666667" calcext:value-type="float">
            <text:p>3.06666666666667</text:p>
          </table:table-cell>
          <table:table-cell office:value-type="float" office:value="486454766" calcext:value-type="float">
            <text:p>486454766</text:p>
          </table:table-cell>
          <table:table-cell table:number-columns-repeated="2"/>
          <table:table-cell office:value-type="float" office:value="8.3" calcext:value-type="float">
            <text:p>8.3</text:p>
          </table:table-cell>
          <table:table-cell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486454768" calcext:value-type="float">
            <text:p>486454768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1368" calcext:value-type="float">
            <text:p>1368</text:p>
          </table:table-cell>
          <table:table-cell/>
          <table:table-cell office:value-type="float" office:value="1267.32" calcext:value-type="float">
            <text:p>1267.32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486454768" calcext:value-type="float">
            <text:p>486454768</text:p>
          </table:table-cell>
          <table:table-cell table:number-columns-repeated="2"/>
          <table:table-cell office:value-type="float" office:value="6.9" calcext:value-type="float">
            <text:p>6.9</text:p>
          </table:table-cell>
          <table:table-cell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486454768" calcext:value-type="float">
            <text:p>486454768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1376" calcext:value-type="float">
            <text:p>1376</text:p>
          </table:table-cell>
          <table:table-cell/>
          <table:table-cell office:value-type="float" office:value="1178.32" calcext:value-type="float">
            <text:p>1178.32</text:p>
          </table:table-cell>
        </table:table-row>
        <table:table-row table:style-name="ro1">
          <table:table-cell office:value-type="float" office:value="3.11666666666667" calcext:value-type="float">
            <text:p>3.11666666666667</text:p>
          </table:table-cell>
          <table:table-cell office:value-type="float" office:value="486454770" calcext:value-type="float">
            <text:p>486454770</text:p>
          </table:table-cell>
          <table:table-cell table:number-columns-repeated="2"/>
          <table:table-cell office:value-type="float" office:value="7.1" calcext:value-type="float">
            <text:p>7.1</text:p>
          </table:table-cell>
          <table:table-cell/>
        </table:table-row>
        <table:table-row table:style-name="ro1">
          <table:table-cell office:value-type="float" office:value="3.11666666666667" calcext:value-type="float">
            <text:p>3.11666666666667</text:p>
          </table:table-cell>
          <table:table-cell office:value-type="float" office:value="486454770" calcext:value-type="float">
            <text:p>486454770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1372" calcext:value-type="float">
            <text:p>1372</text:p>
          </table:table-cell>
          <table:table-cell/>
          <table:table-cell office:value-type="float" office:value="1208.08" calcext:value-type="float">
            <text:p>1208.08</text:p>
          </table:table-cell>
        </table:table-row>
        <table:table-row table:style-name="ro1">
          <table:table-cell office:value-type="float" office:value="3.11666666666667" calcext:value-type="float">
            <text:p>3.11666666666667</text:p>
          </table:table-cell>
          <table:table-cell office:value-type="float" office:value="486454770" calcext:value-type="float">
            <text:p>486454770</text:p>
          </table:table-cell>
          <table:table-cell table:number-columns-repeated="2"/>
          <table:table-cell office:value-type="float" office:value="7.1" calcext:value-type="float">
            <text:p>7.1</text:p>
          </table:table-cell>
          <table:table-cell/>
        </table:table-row>
        <table:table-row table:style-name="ro1">
          <table:table-cell office:value-type="float" office:value="3.16666666666667" calcext:value-type="float">
            <text:p>3.16666666666667</text:p>
          </table:table-cell>
          <table:table-cell office:value-type="float" office:value="486454772" calcext:value-type="float">
            <text:p>486454772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349.16" calcext:value-type="float">
            <text:p>1349.16</text:p>
          </table:table-cell>
        </table:table-row>
        <table:table-row table:style-name="ro1">
          <table:table-cell office:value-type="float" office:value="3.16666666666667" calcext:value-type="float">
            <text:p>3.16666666666667</text:p>
          </table:table-cell>
          <table:table-cell office:value-type="float" office:value="486454772" calcext:value-type="float">
            <text:p>486454772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float" office:value="3.16666666666667" calcext:value-type="float">
            <text:p>3.16666666666667</text:p>
          </table:table-cell>
          <table:table-cell office:value-type="float" office:value="486454772" calcext:value-type="float">
            <text:p>486454772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1087" calcext:value-type="float">
            <text:p>1087</text:p>
          </table:table-cell>
          <table:table-cell/>
          <table:table-cell office:value-type="float" office:value="1253.96" calcext:value-type="float">
            <text:p>1253.96</text:p>
          </table:table-cell>
        </table:table-row>
        <table:table-row table:style-name="ro1">
          <table:table-cell office:value-type="float" office:value="3.16666666666667" calcext:value-type="float">
            <text:p>3.16666666666667</text:p>
          </table:table-cell>
          <table:table-cell office:value-type="float" office:value="486454772" calcext:value-type="float">
            <text:p>486454772</text:p>
          </table:table-cell>
          <table:table-cell table:number-columns-repeated="2"/>
          <table:table-cell office:value-type="float" office:value="6.3" calcext:value-type="float">
            <text:p>6.3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486454774" calcext:value-type="float">
            <text:p>486454774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768" calcext:value-type="float">
            <text:p>768</text:p>
          </table:table-cell>
          <table:table-cell/>
          <table:table-cell office:value-type="float" office:value="1386.36" calcext:value-type="float">
            <text:p>1386.36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486454774" calcext:value-type="float">
            <text:p>486454774</text:p>
          </table:table-cell>
          <table:table-cell table:number-columns-repeated="2"/>
          <table:table-cell office:value-type="float" office:value="6.7" calcext:value-type="float">
            <text:p>6.7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486454774" calcext:value-type="float">
            <text:p>486454774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1033" calcext:value-type="float">
            <text:p>1033</text:p>
          </table:table-cell>
          <table:table-cell/>
          <table:table-cell office:value-type="float" office:value="1303.56" calcext:value-type="float">
            <text:p>1303.56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486454774" calcext:value-type="float">
            <text:p>486454774</text:p>
          </table:table-cell>
          <table:table-cell table:number-columns-repeated="2"/>
          <table:table-cell office:value-type="float" office:value="5.9" calcext:value-type="float">
            <text:p>5.9</text:p>
          </table:table-cell>
          <table:table-cell/>
        </table:table-row>
        <table:table-row table:style-name="ro1">
          <table:table-cell office:value-type="float" office:value="3.23333333333333" calcext:value-type="float">
            <text:p>3.23333333333333</text:p>
          </table:table-cell>
          <table:table-cell office:value-type="float" office:value="486454776" calcext:value-type="float">
            <text:p>486454776</text:p>
          </table:table-cell>
          <table:table-cell table:number-columns-repeated="2"/>
          <table:table-cell office:value-type="float" office:value="6.9" calcext:value-type="float">
            <text:p>6.9</text:p>
          </table:table-cell>
          <table:table-cell/>
        </table:table-row>
        <table:table-row table:style-name="ro1">
          <table:table-cell office:value-type="float" office:value="3.23333333333333" calcext:value-type="float">
            <text:p>3.23333333333333</text:p>
          </table:table-cell>
          <table:table-cell office:value-type="float" office:value="486454776" calcext:value-type="float">
            <text:p>486454776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1085" calcext:value-type="float">
            <text:p>1085</text:p>
          </table:table-cell>
          <table:table-cell/>
          <table:table-cell office:value-type="float" office:value="1324.64" calcext:value-type="float">
            <text:p>1324.64</text:p>
          </table:table-cell>
        </table:table-row>
        <table:table-row table:style-name="ro1">
          <table:table-cell office:value-type="float" office:value="3.26666666666667" calcext:value-type="float">
            <text:p>3.26666666666667</text:p>
          </table:table-cell>
          <table:table-cell office:value-type="float" office:value="486454778" calcext:value-type="float">
            <text:p>486454778</text:p>
          </table:table-cell>
          <table:table-cell table:number-columns-repeated="2"/>
          <table:table-cell office:value-type="float" office:value="6.3" calcext:value-type="float">
            <text:p>6.3</text:p>
          </table:table-cell>
          <table:table-cell/>
        </table:table-row>
        <table:table-row table:style-name="ro1">
          <table:table-cell office:value-type="float" office:value="3.26666666666667" calcext:value-type="float">
            <text:p>3.26666666666667</text:p>
          </table:table-cell>
          <table:table-cell office:value-type="float" office:value="486454778" calcext:value-type="float">
            <text:p>486454778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1311" calcext:value-type="float">
            <text:p>1311</text:p>
          </table:table-cell>
          <table:table-cell/>
          <table:table-cell office:value-type="float" office:value="1365.56" calcext:value-type="float">
            <text:p>1365.56</text:p>
          </table:table-cell>
        </table:table-row>
        <table:table-row table:style-name="ro1">
          <table:table-cell office:value-type="float" office:value="3.26666666666667" calcext:value-type="float">
            <text:p>3.26666666666667</text:p>
          </table:table-cell>
          <table:table-cell office:value-type="float" office:value="486454778" calcext:value-type="float">
            <text:p>486454778</text:p>
          </table:table-cell>
          <table:table-cell table:number-columns-repeated="2"/>
          <table:table-cell office:value-type="float" office:value="6.9" calcext:value-type="float">
            <text:p>6.9</text:p>
          </table:table-cell>
          <table:table-cell/>
        </table:table-row>
        <table:table-row table:style-name="ro1">
          <table:table-cell office:value-type="float" office:value="3.26666666666667" calcext:value-type="float">
            <text:p>3.26666666666667</text:p>
          </table:table-cell>
          <table:table-cell office:value-type="float" office:value="486454778" calcext:value-type="float">
            <text:p>486454778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1358" calcext:value-type="float">
            <text:p>1358</text:p>
          </table:table-cell>
          <table:table-cell/>
          <table:table-cell office:value-type="float" office:value="1394.08" calcext:value-type="float">
            <text:p>1394.08</text:p>
          </table:table-cell>
        </table:table-row>
        <table:table-row table:style-name="ro1">
          <table:table-cell office:value-type="float" office:value="3.26666666666667" calcext:value-type="float">
            <text:p>3.26666666666667</text:p>
          </table:table-cell>
          <table:table-cell office:value-type="float" office:value="486454778" calcext:value-type="float">
            <text:p>486454778</text:p>
          </table:table-cell>
          <table:table-cell table:number-columns-repeated="2"/>
          <table:table-cell office:value-type="float" office:value="6.8" calcext:value-type="float">
            <text:p>6.8</text:p>
          </table:table-cell>
          <table:table-cell/>
        </table:table-row>
        <table:table-row table:style-name="ro1">
          <table:table-cell office:value-type="float" office:value="3.31666666666667" calcext:value-type="float">
            <text:p>3.31666666666667</text:p>
          </table:table-cell>
          <table:table-cell office:value-type="float" office:value="486454784" calcext:value-type="float">
            <text:p>486454784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1430.04" calcext:value-type="float">
            <text:p>1430.04</text:p>
          </table:table-cell>
        </table:table-row>
        <table:table-row table:style-name="ro1">
          <table:table-cell office:value-type="float" office:value="3.31666666666667" calcext:value-type="float">
            <text:p>3.31666666666667</text:p>
          </table:table-cell>
          <table:table-cell office:value-type="float" office:value="486454784" calcext:value-type="float">
            <text:p>486454784</text:p>
          </table:table-cell>
          <table:table-cell table:number-columns-repeated="2"/>
          <table:table-cell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float" office:value="3.31666666666667" calcext:value-type="float">
            <text:p>3.31666666666667</text:p>
          </table:table-cell>
          <table:table-cell office:value-type="float" office:value="486454784" calcext:value-type="float">
            <text:p>486454784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1234" calcext:value-type="float">
            <text:p>1234</text:p>
          </table:table-cell>
          <table:table-cell/>
          <table:table-cell office:value-type="float" office:value="1458.56" calcext:value-type="float">
            <text:p>1458.56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486454786" calcext:value-type="float">
            <text:p>486454786</text:p>
          </table:table-cell>
          <table:table-cell table:number-columns-repeated="2"/>
          <table:table-cell office:value-type="float" office:value="8.8" calcext:value-type="float">
            <text:p>8.8</text:p>
          </table:table-cell>
          <table:table-cell/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486454786" calcext:value-type="float">
            <text:p>486454786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1330" calcext:value-type="float">
            <text:p>1330</text:p>
          </table:table-cell>
          <table:table-cell/>
          <table:table-cell office:value-type="float" office:value="1489.56" calcext:value-type="float">
            <text:p>1489.56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486454786" calcext:value-type="float">
            <text:p>486454786</text:p>
          </table:table-cell>
          <table:table-cell table:number-columns-repeated="2"/>
          <table:table-cell office:value-type="float" office:value="9.7" calcext:value-type="float">
            <text:p>9.7</text:p>
          </table:table-cell>
          <table:table-cell/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486454786" calcext:value-type="float">
            <text:p>486454786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1347" calcext:value-type="float">
            <text:p>1347</text:p>
          </table:table-cell>
          <table:table-cell/>
          <table:table-cell office:value-type="float" office:value="1526.76" calcext:value-type="float">
            <text:p>1526.76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486454786" calcext:value-type="float">
            <text:p>486454786</text:p>
          </table:table-cell>
          <table:table-cell table:number-columns-repeated="2"/>
          <table:table-cell office:value-type="float" office:value="9.8" calcext:value-type="float">
            <text:p>9.8</text:p>
          </table:table-cell>
          <table:table-cell/>
        </table:table-row>
        <table:table-row table:style-name="ro1">
          <table:table-cell office:value-type="float" office:value="3.36666666666667" calcext:value-type="float">
            <text:p>3.36666666666667</text:p>
          </table:table-cell>
          <table:table-cell office:value-type="float" office:value="486454789" calcext:value-type="float">
            <text:p>486454789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1348" calcext:value-type="float">
            <text:p>1348</text:p>
          </table:table-cell>
          <table:table-cell/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3.36666666666667" calcext:value-type="float">
            <text:p>3.36666666666667</text:p>
          </table:table-cell>
          <table:table-cell office:value-type="float" office:value="486454789" calcext:value-type="float">
            <text:p>486454789</text:p>
          </table:table-cell>
          <table:table-cell table:number-columns-repeated="2"/>
          <table:table-cell office:value-type="float" office:value="10.5" calcext:value-type="float">
            <text:p>10.5</text:p>
          </table:table-cell>
          <table:table-cell/>
        </table:table-row>
        <table:table-row table:style-name="ro1">
          <table:table-cell office:value-type="float" office:value="3.41666666666667" calcext:value-type="float">
            <text:p>3.41666666666667</text:p>
          </table:table-cell>
          <table:table-cell office:value-type="float" office:value="486454791" calcext:value-type="float">
            <text:p>486454791</text:p>
          </table:table-cell>
          <table:table-cell table:number-columns-repeated="2"/>
          <table:table-cell office:value-type="float" office:value="10.2" calcext:value-type="float">
            <text:p>10.2</text:p>
          </table:table-cell>
          <table:table-cell/>
        </table:table-row>
        <table:table-row table:style-name="ro1">
          <table:table-cell office:value-type="float" office:value="3.41666666666667" calcext:value-type="float">
            <text:p>3.41666666666667</text:p>
          </table:table-cell>
          <table:table-cell office:value-type="float" office:value="486454791" calcext:value-type="float">
            <text:p>486454791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1347" calcext:value-type="float">
            <text:p>1347</text:p>
          </table:table-cell>
          <table:table-cell/>
          <table:table-cell office:value-type="float" office:value="1588.76" calcext:value-type="float">
            <text:p>1588.76</text:p>
          </table:table-cell>
        </table:table-row>
        <table:table-row table:style-name="ro1">
          <table:table-cell office:value-type="float" office:value="3.41666666666667" calcext:value-type="float">
            <text:p>3.41666666666667</text:p>
          </table:table-cell>
          <table:table-cell office:value-type="float" office:value="486454791" calcext:value-type="float">
            <text:p>486454791</text:p>
          </table:table-cell>
          <table:table-cell table:number-columns-repeated="2"/>
          <table:table-cell office:value-type="float" office:value="10.8" calcext:value-type="float">
            <text:p>10.8</text:p>
          </table:table-cell>
          <table:table-cell/>
        </table:table-row>
        <table:table-row table:style-name="ro1">
          <table:table-cell office:value-type="float" office:value="3.41666666666667" calcext:value-type="float">
            <text:p>3.41666666666667</text:p>
          </table:table-cell>
          <table:table-cell office:value-type="float" office:value="486454791" calcext:value-type="float">
            <text:p>486454791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1226" calcext:value-type="float">
            <text:p>1226</text:p>
          </table:table-cell>
          <table:table-cell/>
          <table:table-cell office:value-type="float" office:value="1613.56" calcext:value-type="float">
            <text:p>1613.56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486454793" calcext:value-type="float">
            <text:p>486454793</text:p>
          </table:table-cell>
          <table:table-cell table:number-columns-repeated="2"/>
          <table:table-cell office:value-type="float" office:value="10.1" calcext:value-type="float">
            <text:p>10.1</text:p>
          </table:table-cell>
          <table:table-cell/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486454793" calcext:value-type="float">
            <text:p>486454793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1349" calcext:value-type="float">
            <text:p>1349</text:p>
          </table:table-cell>
          <table:table-cell/>
          <table:table-cell office:value-type="float" office:value="1653.24" calcext:value-type="float">
            <text:p>1653.24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486454793" calcext:value-type="float">
            <text:p>486454793</text:p>
          </table:table-cell>
          <table:table-cell table:number-columns-repeated="2"/>
          <table:table-cell office:value-type="float" office:value="10.4" calcext:value-type="float">
            <text:p>10.4</text:p>
          </table:table-cell>
          <table:table-cell/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486454793" calcext:value-type="float">
            <text:p>486454793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1328" calcext:value-type="float">
            <text:p>1328</text:p>
          </table:table-cell>
          <table:table-cell/>
          <table:table-cell office:value-type="float" office:value="1676.8" calcext:value-type="float">
            <text:p>1676.8</text:p>
          </table:table-cell>
        </table:table-row>
        <table:table-row table:style-name="ro1">
          <table:table-cell office:value-type="float" office:value="3.48333333333333" calcext:value-type="float">
            <text:p>3.48333333333333</text:p>
          </table:table-cell>
          <table:table-cell office:value-type="float" office:value="486454795" calcext:value-type="float">
            <text:p>486454795</text:p>
          </table:table-cell>
          <table:table-cell table:number-columns-repeated="2"/>
          <table:table-cell office:value-type="float" office:value="10.5" calcext:value-type="float">
            <text:p>10.5</text:p>
          </table:table-cell>
          <table:table-cell/>
        </table:table-row>
        <table:table-row table:style-name="ro1">
          <table:table-cell office:value-type="float" office:value="3.48333333333333" calcext:value-type="float">
            <text:p>3.48333333333333</text:p>
          </table:table-cell>
          <table:table-cell office:value-type="float" office:value="486454795" calcext:value-type="float">
            <text:p>486454795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1202" calcext:value-type="float">
            <text:p>1202</text:p>
          </table:table-cell>
          <table:table-cell/>
          <table:table-cell office:value-type="float" office:value="1692.92" calcext:value-type="float">
            <text:p>1692.92</text:p>
          </table:table-cell>
        </table:table-row>
        <table:table-row table:style-name="ro1">
          <table:table-cell office:value-type="float" office:value="3.48333333333333" calcext:value-type="float">
            <text:p>3.48333333333333</text:p>
          </table:table-cell>
          <table:table-cell office:value-type="float" office:value="486454795" calcext:value-type="float">
            <text:p>486454795</text:p>
          </table:table-cell>
          <table:table-cell table:number-columns-repeated="2"/>
          <table:table-cell office:value-type="float" office:value="10.3" calcext:value-type="float">
            <text:p>10.3</text:p>
          </table:table-cell>
          <table:table-cell/>
        </table:table-row>
        <table:table-row table:style-name="ro1">
          <table:table-cell office:value-type="float" office:value="3.48333333333333" calcext:value-type="float">
            <text:p>3.48333333333333</text:p>
          </table:table-cell>
          <table:table-cell office:value-type="float" office:value="486454795" calcext:value-type="float">
            <text:p>486454795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1081" calcext:value-type="float">
            <text:p>1081</text:p>
          </table:table-cell>
          <table:table-cell/>
          <table:table-cell office:value-type="float" office:value="1720.2" calcext:value-type="float">
            <text:p>1720.2</text:p>
          </table:table-cell>
        </table:table-row>
        <table:table-row table:style-name="ro1">
          <table:table-cell office:value-type="float" office:value="3.51666666666667" calcext:value-type="float">
            <text:p>3.51666666666667</text:p>
          </table:table-cell>
          <table:table-cell office:value-type="float" office:value="486454797" calcext:value-type="float">
            <text:p>486454797</text:p>
          </table:table-cell>
          <table:table-cell table:number-columns-repeated="2"/>
          <table:table-cell office:value-type="float" office:value="10.2" calcext:value-type="float">
            <text:p>10.2</text:p>
          </table:table-cell>
          <table:table-cell/>
        </table:table-row>
        <table:table-row table:style-name="ro1">
          <table:table-cell office:value-type="float" office:value="3.51666666666667" calcext:value-type="float">
            <text:p>3.51666666666667</text:p>
          </table:table-cell>
          <table:table-cell office:value-type="float" office:value="486454797" calcext:value-type="float">
            <text:p>486454797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float" office:value="1737.56" calcext:value-type="float">
            <text:p>1737.56</text:p>
          </table:table-cell>
        </table:table-row>
        <table:table-row table:style-name="ro1">
          <table:table-cell office:value-type="float" office:value="3.51666666666667" calcext:value-type="float">
            <text:p>3.51666666666667</text:p>
          </table:table-cell>
          <table:table-cell office:value-type="float" office:value="486454797" calcext:value-type="float">
            <text:p>486454797</text:p>
          </table:table-cell>
          <table:table-cell table:number-columns-repeated="2"/>
          <table:table-cell office:value-type="float" office:value="7.4" calcext:value-type="float">
            <text:p>7.4</text:p>
          </table:table-cell>
          <table:table-cell/>
        </table:table-row>
        <table:table-row table:style-name="ro1">
          <table:table-cell office:value-type="float" office:value="3.51666666666667" calcext:value-type="float">
            <text:p>3.51666666666667</text:p>
          </table:table-cell>
          <table:table-cell office:value-type="float" office:value="486454797" calcext:value-type="float">
            <text:p>486454797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946" calcext:value-type="float">
            <text:p>946</text:p>
          </table:table-cell>
          <table:table-cell/>
          <table:table-cell office:value-type="float" office:value="1758.64" calcext:value-type="float">
            <text:p>1758.64</text:p>
          </table:table-cell>
        </table:table-row>
        <table:table-row table:style-name="ro1">
          <table:table-cell office:value-type="float" office:value="3.53333333333333" calcext:value-type="float">
            <text:p>3.53333333333333</text:p>
          </table:table-cell>
          <table:table-cell office:value-type="float" office:value="486454799" calcext:value-type="float">
            <text:p>486454799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float" office:value="3.53333333333333" calcext:value-type="float">
            <text:p>3.53333333333333</text:p>
          </table:table-cell>
          <table:table-cell office:value-type="float" office:value="486454799" calcext:value-type="float">
            <text:p>486454799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949" calcext:value-type="float">
            <text:p>949</text:p>
          </table:table-cell>
          <table:table-cell/>
          <table:table-cell office:value-type="float" office:value="1774.76" calcext:value-type="float">
            <text:p>1774.76</text:p>
          </table:table-cell>
        </table:table-row>
        <table:table-row table:style-name="ro1">
          <table:table-cell office:value-type="float" office:value="3.53333333333333" calcext:value-type="float">
            <text:p>3.53333333333333</text:p>
          </table:table-cell>
          <table:table-cell office:value-type="float" office:value="486454799" calcext:value-type="float">
            <text:p>486454799</text:p>
          </table:table-cell>
          <table:table-cell table:number-columns-repeated="2"/>
          <table:table-cell office:value-type="float" office:value="6.7" calcext:value-type="float">
            <text:p>6.7</text:p>
          </table:table-cell>
          <table:table-cell/>
        </table:table-row>
        <table:table-row table:style-name="ro1">
          <table:table-cell office:value-type="float" office:value="3.58333333333333" calcext:value-type="float">
            <text:p>3.58333333333333</text:p>
          </table:table-cell>
          <table:table-cell office:value-type="float" office:value="486454801" calcext:value-type="float">
            <text:p>486454801</text:p>
          </table:table-cell>
          <table:table-cell office:value-type="float" office:value="78.1857451403888" calcext:value-type="float">
            <text:p>78.1857451403888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float" office:value="1672.12" calcext:value-type="float">
            <text:p>1672.12</text:p>
          </table:table-cell>
        </table:table-row>
        <table:table-row table:style-name="ro1">
          <table:table-cell office:value-type="float" office:value="3.58333333333333" calcext:value-type="float">
            <text:p>3.58333333333333</text:p>
          </table:table-cell>
          <table:table-cell office:value-type="float" office:value="486454801" calcext:value-type="float">
            <text:p>486454801</text:p>
          </table:table-cell>
          <table:table-cell table:number-columns-repeated="2"/>
          <table:table-cell office:value-type="float" office:value="7.3" calcext:value-type="float">
            <text:p>7.3</text:p>
          </table:table-cell>
          <table:table-cell/>
        </table:table-row>
        <table:table-row table:style-name="ro1">
          <table:table-cell office:value-type="float" office:value="3.58333333333333" calcext:value-type="float">
            <text:p>3.58333333333333</text:p>
          </table:table-cell>
          <table:table-cell office:value-type="float" office:value="486454801" calcext:value-type="float">
            <text:p>486454801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830" calcext:value-type="float">
            <text:p>830</text:p>
          </table:table-cell>
          <table:table-cell/>
          <table:table-cell office:value-type="float" office:value="1810.72" calcext:value-type="float">
            <text:p>1810.72</text:p>
          </table:table-cell>
        </table:table-row>
        <table:table-row table:style-name="ro1">
          <table:table-cell office:value-type="float" office:value="3.58333333333333" calcext:value-type="float">
            <text:p>3.58333333333333</text:p>
          </table:table-cell>
          <table:table-cell office:value-type="float" office:value="486454801" calcext:value-type="float">
            <text:p>486454801</text:p>
          </table:table-cell>
          <table:table-cell table:number-columns-repeated="2"/>
          <table:table-cell office:value-type="float" office:value="7.9" calcext:value-type="float">
            <text:p>7.9</text:p>
          </table:table-cell>
          <table:table-cell/>
        </table:table-row>
        <table:table-row table:style-name="ro1">
          <table:table-cell office:value-type="float" office:value="3.61666666666667" calcext:value-type="float">
            <text:p>3.61666666666667</text:p>
          </table:table-cell>
          <table:table-cell office:value-type="float" office:value="486454803" calcext:value-type="float">
            <text:p>486454803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737" calcext:value-type="float">
            <text:p>737</text:p>
          </table:table-cell>
          <table:table-cell/>
          <table:table-cell office:value-type="float" office:value="1705.6" calcext:value-type="float">
            <text:p>1705.6</text:p>
          </table:table-cell>
        </table:table-row>
        <table:table-row table:style-name="ro1">
          <table:table-cell office:value-type="float" office:value="3.61666666666667" calcext:value-type="float">
            <text:p>3.61666666666667</text:p>
          </table:table-cell>
          <table:table-cell office:value-type="float" office:value="486454803" calcext:value-type="float">
            <text:p>486454803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/>
        </table:table-row>
        <table:table-row table:style-name="ro1">
          <table:table-cell office:value-type="float" office:value="3.61666666666667" calcext:value-type="float">
            <text:p>3.61666666666667</text:p>
          </table:table-cell>
          <table:table-cell office:value-type="float" office:value="486454803" calcext:value-type="float">
            <text:p>486454803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1721.72" calcext:value-type="float">
            <text:p>1721.72</text:p>
          </table:table-cell>
        </table:table-row>
        <table:table-row table:style-name="ro1">
          <table:table-cell office:value-type="float" office:value="3.61666666666667" calcext:value-type="float">
            <text:p>3.61666666666667</text:p>
          </table:table-cell>
          <table:table-cell office:value-type="float" office:value="486454803" calcext:value-type="float">
            <text:p>486454803</text:p>
          </table:table-cell>
          <table:table-cell table:number-columns-repeated="2"/>
          <table:table-cell office:value-type="float" office:value="8.3" calcext:value-type="float">
            <text:p>8.3</text:p>
          </table:table-cell>
          <table:table-cell/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486454805" calcext:value-type="float">
            <text:p>486454805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795" calcext:value-type="float">
            <text:p>795</text:p>
          </table:table-cell>
          <table:table-cell/>
          <table:table-cell office:value-type="float" office:value="1736.6" calcext:value-type="float">
            <text:p>1736.6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486454805" calcext:value-type="float">
            <text:p>486454805</text:p>
          </table:table-cell>
          <table:table-cell table:number-columns-repeated="2"/>
          <table:table-cell office:value-type="float" office:value="8.6" calcext:value-type="float">
            <text:p>8.6</text:p>
          </table:table-cell>
          <table:table-cell/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486454805" calcext:value-type="float">
            <text:p>486454805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759" calcext:value-type="float">
            <text:p>759</text:p>
          </table:table-cell>
          <table:table-cell/>
          <table:table-cell office:value-type="float" office:value="1755.2" calcext:value-type="float">
            <text:p>1755.2</text:p>
          </table:table-cell>
        </table:table-row>
        <table:table-row table:style-name="ro1">
          <table:table-cell office:value-type="float" office:value="3.68333333333333" calcext:value-type="float">
            <text:p>3.68333333333333</text:p>
          </table:table-cell>
          <table:table-cell office:value-type="float" office:value="486454807" calcext:value-type="float">
            <text:p>486454807</text:p>
          </table:table-cell>
          <table:table-cell table:number-columns-repeated="2"/>
          <table:table-cell office:value-type="float" office:value="8.7" calcext:value-type="float">
            <text:p>8.7</text:p>
          </table:table-cell>
          <table:table-cell/>
        </table:table-row>
        <table:table-row table:style-name="ro1">
          <table:table-cell office:value-type="float" office:value="3.68333333333333" calcext:value-type="float">
            <text:p>3.68333333333333</text:p>
          </table:table-cell>
          <table:table-cell office:value-type="float" office:value="486454807" calcext:value-type="float">
            <text:p>486454807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897" calcext:value-type="float">
            <text:p>897</text:p>
          </table:table-cell>
          <table:table-cell/>
          <table:table-cell office:value-type="float" office:value="1773.8" calcext:value-type="float">
            <text:p>1773.8</text:p>
          </table:table-cell>
        </table:table-row>
        <table:table-row table:style-name="ro1">
          <table:table-cell office:value-type="float" office:value="3.68333333333333" calcext:value-type="float">
            <text:p>3.68333333333333</text:p>
          </table:table-cell>
          <table:table-cell office:value-type="float" office:value="486454807" calcext:value-type="float">
            <text:p>486454807</text:p>
          </table:table-cell>
          <table:table-cell table:number-columns-repeated="2"/>
          <table:table-cell office:value-type="float" office:value="9.2" calcext:value-type="float">
            <text:p>9.2</text:p>
          </table:table-cell>
          <table:table-cell/>
        </table:table-row>
        <table:table-row table:style-name="ro1">
          <table:table-cell office:value-type="float" office:value="3.68333333333333" calcext:value-type="float">
            <text:p>3.68333333333333</text:p>
          </table:table-cell>
          <table:table-cell office:value-type="float" office:value="486454807" calcext:value-type="float">
            <text:p>486454807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804" calcext:value-type="float">
            <text:p>804</text:p>
          </table:table-cell>
          <table:table-cell/>
          <table:table-cell office:value-type="float" office:value="1793.64" calcext:value-type="float">
            <text:p>1793.64</text:p>
          </table:table-cell>
        </table:table-row>
        <table:table-row table:style-name="ro1">
          <table:table-cell office:value-type="float" office:value="3.73333333333333" calcext:value-type="float">
            <text:p>3.73333333333333</text:p>
          </table:table-cell>
          <table:table-cell office:value-type="float" office:value="486454809" calcext:value-type="float">
            <text:p>486454809</text:p>
          </table:table-cell>
          <table:table-cell table:number-columns-repeated="2"/>
          <table:table-cell office:value-type="float" office:value="9.9" calcext:value-type="float">
            <text:p>9.9</text:p>
          </table:table-cell>
          <table:table-cell/>
        </table:table-row>
        <table:table-row table:style-name="ro1">
          <table:table-cell office:value-type="float" office:value="3.73333333333333" calcext:value-type="float">
            <text:p>3.73333333333333</text:p>
          </table:table-cell>
          <table:table-cell office:value-type="float" office:value="486454809" calcext:value-type="float">
            <text:p>486454809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946" calcext:value-type="float">
            <text:p>946</text:p>
          </table:table-cell>
          <table:table-cell/>
          <table:table-cell office:value-type="float" office:value="1940.92" calcext:value-type="float">
            <text:p>1940.92</text:p>
          </table:table-cell>
        </table:table-row>
        <table:table-row table:style-name="ro1">
          <table:table-cell office:value-type="float" office:value="3.73333333333333" calcext:value-type="float">
            <text:p>3.73333333333333</text:p>
          </table:table-cell>
          <table:table-cell office:value-type="float" office:value="486454809" calcext:value-type="float">
            <text:p>486454809</text:p>
          </table:table-cell>
          <table:table-cell table:number-columns-repeated="2"/>
          <table:table-cell office:value-type="float" office:value="9.7" calcext:value-type="float">
            <text:p>9.7</text:p>
          </table:table-cell>
          <table:table-cell/>
        </table:table-row>
        <table:table-row table:style-name="ro1">
          <table:table-cell office:value-type="float" office:value="3.73333333333333" calcext:value-type="float">
            <text:p>3.73333333333333</text:p>
          </table:table-cell>
          <table:table-cell office:value-type="float" office:value="486454809" calcext:value-type="float">
            <text:p>486454809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953" calcext:value-type="float">
            <text:p>953</text:p>
          </table:table-cell>
          <table:table-cell/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486454811" calcext:value-type="float">
            <text:p>486454811</text:p>
          </table:table-cell>
          <table:table-cell table:number-columns-repeated="2"/>
          <table:table-cell office:value-type="float" office:value="10.6" calcext:value-type="float">
            <text:p>10.6</text:p>
          </table:table-cell>
          <table:table-cell/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486454811" calcext:value-type="float">
            <text:p>486454811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float" office:value="1875.48" calcext:value-type="float">
            <text:p>1875.48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486454811" calcext:value-type="float">
            <text:p>486454811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486454814" calcext:value-type="float">
            <text:p>486454814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1058" calcext:value-type="float">
            <text:p>1058</text:p>
          </table:table-cell>
          <table:table-cell/>
          <table:table-cell office:value-type="float" office:value="1892.84" calcext:value-type="float">
            <text:p>1892.84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486454814" calcext:value-type="float">
            <text:p>486454814</text:p>
          </table:table-cell>
          <table:table-cell table:number-columns-repeated="2"/>
          <table:table-cell office:value-type="float" office:value="11.6" calcext:value-type="float">
            <text:p>11.6</text:p>
          </table:table-cell>
          <table:table-cell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486454814" calcext:value-type="float">
            <text:p>486454814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1017" calcext:value-type="float">
            <text:p>1017</text:p>
          </table:table-cell>
          <table:table-cell/>
          <table:table-cell office:value-type="float" office:value="1920.12" calcext:value-type="float">
            <text:p>1920.12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486454814" calcext:value-type="float">
            <text:p>486454814</text:p>
          </table:table-cell>
          <table:table-cell table:number-columns-repeated="2"/>
          <table:table-cell office:value-type="float" office:value="10.8" calcext:value-type="float">
            <text:p>10.8</text:p>
          </table:table-cell>
          <table:table-cell/>
        </table:table-row>
        <table:table-row table:style-name="ro1">
          <table:table-cell office:value-type="float" office:value="3.83333333333333" calcext:value-type="float">
            <text:p>3.83333333333333</text:p>
          </table:table-cell>
          <table:table-cell office:value-type="float" office:value="486454815" calcext:value-type="float">
            <text:p>486454815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984" calcext:value-type="float">
            <text:p>984</text:p>
          </table:table-cell>
          <table:table-cell/>
          <table:table-cell office:value-type="float" office:value="1942.44" calcext:value-type="float">
            <text:p>1942.44</text:p>
          </table:table-cell>
        </table:table-row>
        <table:table-row table:style-name="ro1">
          <table:table-cell office:value-type="float" office:value="3.83333333333333" calcext:value-type="float">
            <text:p>3.83333333333333</text:p>
          </table:table-cell>
          <table:table-cell office:value-type="float" office:value="486454815" calcext:value-type="float">
            <text:p>486454815</text:p>
          </table:table-cell>
          <table:table-cell table:number-columns-repeated="2"/>
          <table:table-cell office:value-type="float" office:value="10.1" calcext:value-type="float">
            <text:p>10.1</text:p>
          </table:table-cell>
          <table:table-cell/>
        </table:table-row>
        <table:table-row table:style-name="ro1">
          <table:table-cell office:value-type="float" office:value="3.83333333333333" calcext:value-type="float">
            <text:p>3.83333333333333</text:p>
          </table:table-cell>
          <table:table-cell office:value-type="float" office:value="486454815" calcext:value-type="float">
            <text:p>486454815</text:p>
          </table:table-cell>
          <table:table-cell table:number-columns-repeated="2"/>
          <table:table-cell office:value-type="float" office:value="10.2" calcext:value-type="float">
            <text:p>10.2</text:p>
          </table:table-cell>
          <table:table-cell/>
        </table:table-row>
        <table:table-row table:style-name="ro1">
          <table:table-cell office:value-type="float" office:value="3.83333333333333" calcext:value-type="float">
            <text:p>3.83333333333333</text:p>
          </table:table-cell>
          <table:table-cell office:value-type="float" office:value="486454815" calcext:value-type="float">
            <text:p>486454815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954" calcext:value-type="float">
            <text:p>954</text:p>
          </table:table-cell>
          <table:table-cell/>
          <table:table-cell office:value-type="float" office:value="1963.52" calcext:value-type="float">
            <text:p>1963.52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486454818" calcext:value-type="float">
            <text:p>48645481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486454818" calcext:value-type="float">
            <text:p>486454818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870" calcext:value-type="float">
            <text:p>870</text:p>
          </table:table-cell>
          <table:table-cell/>
          <table:table-cell office:value-type="float" office:value="1989.56" calcext:value-type="float">
            <text:p>1989.56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486454818" calcext:value-type="float">
            <text:p>486454818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486454820" calcext:value-type="float">
            <text:p>486454820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831" calcext:value-type="float">
            <text:p>831</text:p>
          </table:table-cell>
          <table:table-cell/>
          <table:table-cell office:value-type="float" office:value="2004.44" calcext:value-type="float">
            <text:p>2004.44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486454820" calcext:value-type="float">
            <text:p>486454820</text:p>
          </table:table-cell>
          <table:table-cell table:number-columns-repeated="2"/>
          <table:table-cell office:value-type="float" office:value="9.6" calcext:value-type="float">
            <text:p>9.6</text:p>
          </table:table-cell>
          <table:table-cell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486454820" calcext:value-type="float">
            <text:p>486454820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1177" calcext:value-type="float">
            <text:p>1177</text:p>
          </table:table-cell>
          <table:table-cell/>
          <table:table-cell office:value-type="float" office:value="2036.68" calcext:value-type="float">
            <text:p>2036.68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486454820" calcext:value-type="float">
            <text:p>486454820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float" office:value="3.93333333333333" calcext:value-type="float">
            <text:p>3.93333333333333</text:p>
          </table:table-cell>
          <table:table-cell office:value-type="float" office:value="486454822" calcext:value-type="float">
            <text:p>486454822</text:p>
          </table:table-cell>
          <table:table-cell office:value-type="float" office:value="78.1857451403888" calcext:value-type="float">
            <text:p>78.1857451403888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float" office:value="2062.72" calcext:value-type="float">
            <text:p>2062.72</text:p>
          </table:table-cell>
        </table:table-row>
        <table:table-row table:style-name="ro1">
          <table:table-cell office:value-type="float" office:value="3.93333333333333" calcext:value-type="float">
            <text:p>3.93333333333333</text:p>
          </table:table-cell>
          <table:table-cell office:value-type="float" office:value="486454822" calcext:value-type="float">
            <text:p>486454822</text:p>
          </table:table-cell>
          <table:table-cell table:number-columns-repeated="2"/>
          <table:table-cell office:value-type="float" office:value="8.2" calcext:value-type="float">
            <text:p>8.2</text:p>
          </table:table-cell>
          <table:table-cell/>
        </table:table-row>
        <table:table-row table:style-name="ro1">
          <table:table-cell office:value-type="float" office:value="3.93333333333333" calcext:value-type="float">
            <text:p>3.93333333333333</text:p>
          </table:table-cell>
          <table:table-cell office:value-type="float" office:value="486454822" calcext:value-type="float">
            <text:p>486454822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961" calcext:value-type="float">
            <text:p>961</text:p>
          </table:table-cell>
          <table:table-cell/>
          <table:table-cell office:value-type="float" office:value="2083.8" calcext:value-type="float">
            <text:p>2083.8</text:p>
          </table:table-cell>
        </table:table-row>
        <table:table-row table:style-name="ro1">
          <table:table-cell office:value-type="float" office:value="3.93333333333333" calcext:value-type="float">
            <text:p>3.93333333333333</text:p>
          </table:table-cell>
          <table:table-cell office:value-type="float" office:value="486454822" calcext:value-type="float">
            <text:p>486454822</text:p>
          </table:table-cell>
          <table:table-cell table:number-columns-repeated="2"/>
          <table:table-cell office:value-type="float" office:value="6.7" calcext:value-type="float">
            <text:p>6.7</text:p>
          </table:table-cell>
          <table:table-cell/>
        </table:table-row>
        <table:table-row table:style-name="ro1">
          <table:table-cell office:value-type="float" office:value="3.96666666666667" calcext:value-type="float">
            <text:p>3.96666666666667</text:p>
          </table:table-cell>
          <table:table-cell office:value-type="float" office:value="486454824" calcext:value-type="float">
            <text:p>486454824</text:p>
          </table:table-cell>
          <table:table-cell table:number-columns-repeated="2"/>
          <table:table-cell office:value-type="float" office:value="6.8" calcext:value-type="float">
            <text:p>6.8</text:p>
          </table:table-cell>
          <table:table-cell/>
        </table:table-row>
        <table:table-row table:style-name="ro1">
          <table:table-cell office:value-type="float" office:value="3.96666666666667" calcext:value-type="float">
            <text:p>3.96666666666667</text:p>
          </table:table-cell>
          <table:table-cell office:value-type="float" office:value="486454824" calcext:value-type="float">
            <text:p>486454824</text:p>
          </table:table-cell>
          <table:table-cell office:value-type="float" office:value="78.1857451403888" calcext:value-type="float">
            <text:p>78.1857451403888</text:p>
          </table:table-cell>
          <table:table-cell office:value-type="float" office:value="822" calcext:value-type="float">
            <text:p>822</text:p>
          </table:table-cell>
          <table:table-cell/>
          <table:table-cell office:value-type="float" office:value="2096.2" calcext:value-type="float">
            <text:p>2096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6454826" calcext:value-type="float">
            <text:p>486454826</text:p>
          </table:table-cell>
          <table:table-cell table:number-columns-repeated="2"/>
          <table:table-cell office:value-type="float" office:value="6.4" calcext:value-type="float">
            <text:p>6.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6454826" calcext:value-type="float">
            <text:p>486454826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float" office:value="2112.32" calcext:value-type="float">
            <text:p>2112.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6454826" calcext:value-type="float">
            <text:p>486454826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6454826" calcext:value-type="float">
            <text:p>486454826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950" calcext:value-type="float">
            <text:p>950</text:p>
          </table:table-cell>
          <table:table-cell/>
          <table:table-cell office:value-type="float" office:value="2142.08" calcext:value-type="float">
            <text:p>2142.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6454826" calcext:value-type="float">
            <text:p>486454826</text:p>
          </table:table-cell>
          <table:table-cell table:number-columns-repeated="2"/>
          <table:table-cell office:value-type="float" office:value="7.8" calcext:value-type="float">
            <text:p>7.8</text:p>
          </table:table-cell>
          <table:table-cell/>
        </table:table-row>
        <table:table-row table:style-name="ro1">
          <table:table-cell office:value-type="float" office:value="4.03333333333333" calcext:value-type="float">
            <text:p>4.03333333333333</text:p>
          </table:table-cell>
          <table:table-cell office:value-type="float" office:value="486454828" calcext:value-type="float">
            <text:p>486454828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2156.96" calcext:value-type="float">
            <text:p>2156.96</text:p>
          </table:table-cell>
        </table:table-row>
        <table:table-row table:style-name="ro1">
          <table:table-cell office:value-type="float" office:value="4.03333333333333" calcext:value-type="float">
            <text:p>4.03333333333333</text:p>
          </table:table-cell>
          <table:table-cell office:value-type="float" office:value="486454828" calcext:value-type="float">
            <text:p>486454828</text:p>
          </table:table-cell>
          <table:table-cell table:number-columns-repeated="2"/>
          <table:table-cell office:value-type="float" office:value="5.6" calcext:value-type="float">
            <text:p>5.6</text:p>
          </table:table-cell>
          <table:table-cell/>
        </table:table-row>
        <table:table-row table:style-name="ro1">
          <table:table-cell office:value-type="float" office:value="4.03333333333333" calcext:value-type="float">
            <text:p>4.03333333333333</text:p>
          </table:table-cell>
          <table:table-cell office:value-type="float" office:value="486454828" calcext:value-type="float">
            <text:p>486454828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float" office:value="2064.24" calcext:value-type="float">
            <text:p>2064.24</text:p>
          </table:table-cell>
        </table:table-row>
        <table:table-row table:style-name="ro1">
          <table:table-cell office:value-type="float" office:value="4.06666666666667" calcext:value-type="float">
            <text:p>4.06666666666667</text:p>
          </table:table-cell>
          <table:table-cell office:value-type="float" office:value="486454831" calcext:value-type="float">
            <text:p>486454831</text:p>
          </table:table-cell>
          <table:table-cell table:number-columns-repeated="2"/>
          <table:table-cell office:value-type="float" office:value="7.9" calcext:value-type="float">
            <text:p>7.9</text:p>
          </table:table-cell>
          <table:table-cell/>
        </table:table-row>
        <table:table-row table:style-name="ro1">
          <table:table-cell office:value-type="float" office:value="4.06666666666667" calcext:value-type="float">
            <text:p>4.06666666666667</text:p>
          </table:table-cell>
          <table:table-cell office:value-type="float" office:value="486454831" calcext:value-type="float">
            <text:p>486454831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1157" calcext:value-type="float">
            <text:p>1157</text:p>
          </table:table-cell>
          <table:table-cell/>
          <table:table-cell office:value-type="float" office:value="2090.28" calcext:value-type="float">
            <text:p>2090.28</text:p>
          </table:table-cell>
        </table:table-row>
        <table:table-row table:style-name="ro1">
          <table:table-cell office:value-type="float" office:value="4.06666666666667" calcext:value-type="float">
            <text:p>4.06666666666667</text:p>
          </table:table-cell>
          <table:table-cell office:value-type="float" office:value="486454831" calcext:value-type="float">
            <text:p>486454831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/>
        </table:table-row>
        <table:table-row table:style-name="ro1">
          <table:table-cell office:value-type="float" office:value="4.06666666666667" calcext:value-type="float">
            <text:p>4.06666666666667</text:p>
          </table:table-cell>
          <table:table-cell office:value-type="float" office:value="486454831" calcext:value-type="float">
            <text:p>486454831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1303" calcext:value-type="float">
            <text:p>1303</text:p>
          </table:table-cell>
          <table:table-cell/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float" office:value="4.06666666666667" calcext:value-type="float">
            <text:p>4.06666666666667</text:p>
          </table:table-cell>
          <table:table-cell office:value-type="float" office:value="486454831" calcext:value-type="float">
            <text:p>486454831</text:p>
          </table:table-cell>
          <table:table-cell table:number-columns-repeated="2"/>
          <table:table-cell office:value-type="float" office:value="8.2" calcext:value-type="float">
            <text:p>8.2</text:p>
          </table:table-cell>
          <table:table-cell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486454833" calcext:value-type="float">
            <text:p>486454833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2148.56" calcext:value-type="float">
            <text:p>2148.56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486454833" calcext:value-type="float">
            <text:p>486454833</text:p>
          </table:table-cell>
          <table:table-cell table:number-columns-repeated="2"/>
          <table:table-cell office:value-type="float" office:value="8.4" calcext:value-type="float">
            <text:p>8.4</text:p>
          </table:table-cell>
          <table:table-cell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486454833" calcext:value-type="float">
            <text:p>486454833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2169.64" calcext:value-type="float">
            <text:p>2169.64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486454834" calcext:value-type="float">
            <text:p>486454834</text:p>
          </table:table-cell>
          <table:table-cell table:number-columns-repeated="2"/>
          <table:table-cell office:value-type="float" office:value="9.3" calcext:value-type="float">
            <text:p>9.3</text:p>
          </table:table-cell>
          <table:table-cell/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486454834" calcext:value-type="float">
            <text:p>486454834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1229" calcext:value-type="float">
            <text:p>1229</text:p>
          </table:table-cell>
          <table:table-cell/>
          <table:table-cell office:value-type="float" office:value="2199.4" calcext:value-type="float">
            <text:p>2199.4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486454834" calcext:value-type="float">
            <text:p>486454834</text:p>
          </table:table-cell>
          <table:table-cell table:number-columns-repeated="2"/>
          <table:table-cell office:value-type="float" office:value="9.8" calcext:value-type="float">
            <text:p>9.8</text:p>
          </table:table-cell>
          <table:table-cell/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486454834" calcext:value-type="float">
            <text:p>486454834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1281" calcext:value-type="float">
            <text:p>1281</text:p>
          </table:table-cell>
          <table:table-cell/>
          <table:table-cell office:value-type="float" office:value="2226.68" calcext:value-type="float">
            <text:p>2226.68</text:p>
          </table:table-cell>
        </table:table-row>
        <table:table-row table:style-name="ro1">
          <table:table-cell office:value-type="float" office:value="4.18333333333333" calcext:value-type="float">
            <text:p>4.18333333333333</text:p>
          </table:table-cell>
          <table:table-cell office:value-type="float" office:value="486454836" calcext:value-type="float">
            <text:p>486454836</text:p>
          </table:table-cell>
          <table:table-cell table:number-columns-repeated="2"/>
          <table:table-cell office:value-type="float" office:value="10.3" calcext:value-type="float">
            <text:p>10.3</text:p>
          </table:table-cell>
          <table:table-cell/>
        </table:table-row>
        <table:table-row table:style-name="ro1">
          <table:table-cell office:value-type="float" office:value="4.18333333333333" calcext:value-type="float">
            <text:p>4.18333333333333</text:p>
          </table:table-cell>
          <table:table-cell office:value-type="float" office:value="486454836" calcext:value-type="float">
            <text:p>486454836</text:p>
          </table:table-cell>
          <table:table-cell office:value-type="float" office:value="78.1857451403888" calcext:value-type="float">
            <text:p>78.1857451403888</text:p>
          </table:table-cell>
          <table:table-cell office:value-type="float" office:value="1215" calcext:value-type="float">
            <text:p>1215</text:p>
          </table:table-cell>
          <table:table-cell/>
          <table:table-cell office:value-type="float" office:value="2251.48" calcext:value-type="float">
            <text:p>2251.48</text:p>
          </table:table-cell>
        </table:table-row>
        <table:table-row table:style-name="ro1">
          <table:table-cell office:value-type="float" office:value="4.18333333333333" calcext:value-type="float">
            <text:p>4.18333333333333</text:p>
          </table:table-cell>
          <table:table-cell office:value-type="float" office:value="486454836" calcext:value-type="float">
            <text:p>486454836</text:p>
          </table:table-cell>
          <table:table-cell table:number-columns-repeated="2"/>
          <table:table-cell office:value-type="float" office:value="9.3" calcext:value-type="float">
            <text:p>9.3</text:p>
          </table:table-cell>
          <table:table-cell/>
        </table:table-row>
        <table:table-row table:style-name="ro1">
          <table:table-cell office:value-type="float" office:value="4.18333333333333" calcext:value-type="float">
            <text:p>4.18333333333333</text:p>
          </table:table-cell>
          <table:table-cell office:value-type="float" office:value="486454836" calcext:value-type="float">
            <text:p>486454836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1184" calcext:value-type="float">
            <text:p>1184</text:p>
          </table:table-cell>
          <table:table-cell/>
          <table:table-cell office:value-type="float" office:value="2278.76" calcext:value-type="float">
            <text:p>2278.7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486454839" calcext:value-type="float">
            <text:p>48645483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486454839" calcext:value-type="float">
            <text:p>486454839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1099" calcext:value-type="float">
            <text:p>1099</text:p>
          </table:table-cell>
          <table:table-cell/>
          <table:table-cell office:value-type="float" office:value="2304.8" calcext:value-type="float">
            <text:p>2304.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486454839" calcext:value-type="float">
            <text:p>486454839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486454841" calcext:value-type="float">
            <text:p>486454841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1038" calcext:value-type="float">
            <text:p>1038</text:p>
          </table:table-cell>
          <table:table-cell/>
          <table:table-cell office:value-type="float" office:value="2330.84" calcext:value-type="float">
            <text:p>2330.84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486454841" calcext:value-type="float">
            <text:p>486454841</text:p>
          </table:table-cell>
          <table:table-cell table:number-columns-repeated="2"/>
          <table:table-cell office:value-type="float" office:value="8.1" calcext:value-type="float">
            <text:p>8.1</text:p>
          </table:table-cell>
          <table:table-cell/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486454841" calcext:value-type="float">
            <text:p>486454841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1150" calcext:value-type="float">
            <text:p>1150</text:p>
          </table:table-cell>
          <table:table-cell/>
          <table:table-cell office:value-type="float" office:value="2360.6" calcext:value-type="float">
            <text:p>2360.6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486454841" calcext:value-type="float">
            <text:p>486454841</text:p>
          </table:table-cell>
          <table:table-cell table:number-columns-repeated="2"/>
          <table:table-cell office:value-type="float" office:value="8.6" calcext:value-type="float">
            <text:p>8.6</text:p>
          </table:table-cell>
          <table:table-cell/>
        </table:table-row>
        <table:table-row table:style-name="ro1">
          <table:table-cell office:value-type="float" office:value="4.28333333333333" calcext:value-type="float">
            <text:p>4.28333333333333</text:p>
          </table:table-cell>
          <table:table-cell office:value-type="float" office:value="486454843" calcext:value-type="float">
            <text:p>486454843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1071" calcext:value-type="float">
            <text:p>1071</text:p>
          </table:table-cell>
          <table:table-cell/>
          <table:table-cell office:value-type="float" office:value="2387.88" calcext:value-type="float">
            <text:p>2387.88</text:p>
          </table:table-cell>
        </table:table-row>
        <table:table-row table:style-name="ro1">
          <table:table-cell office:value-type="float" office:value="4.28333333333333" calcext:value-type="float">
            <text:p>4.28333333333333</text:p>
          </table:table-cell>
          <table:table-cell office:value-type="float" office:value="486454843" calcext:value-type="float">
            <text:p>48645484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.28333333333333" calcext:value-type="float">
            <text:p>4.28333333333333</text:p>
          </table:table-cell>
          <table:table-cell office:value-type="float" office:value="486454843" calcext:value-type="float">
            <text:p>486454843</text:p>
          </table:table-cell>
          <table:table-cell table:number-columns-repeated="2"/>
          <table:table-cell office:value-type="float" office:value="9.3" calcext:value-type="float">
            <text:p>9.3</text:p>
          </table:table-cell>
          <table:table-cell/>
        </table:table-row>
        <table:table-row table:style-name="ro1">
          <table:table-cell office:value-type="float" office:value="4.28333333333333" calcext:value-type="float">
            <text:p>4.28333333333333</text:p>
          </table:table-cell>
          <table:table-cell office:value-type="float" office:value="486454843" calcext:value-type="float">
            <text:p>486454843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1488" calcext:value-type="float">
            <text:p>1488</text:p>
          </table:table-cell>
          <table:table-cell/>
          <table:table-cell office:value-type="float" office:value="2438.72" calcext:value-type="float">
            <text:p>2438.72</text:p>
          </table:table-cell>
        </table:table-row>
        <table:table-row table:style-name="ro1">
          <table:table-cell office:value-type="float" office:value="4.31666666666667" calcext:value-type="float">
            <text:p>4.31666666666667</text:p>
          </table:table-cell>
          <table:table-cell office:value-type="float" office:value="486454849" calcext:value-type="float">
            <text:p>486454849</text:p>
          </table:table-cell>
          <table:table-cell table:number-columns-repeated="2"/>
          <table:table-cell office:value-type="float" office:value="8.2" calcext:value-type="float">
            <text:p>8.2</text:p>
          </table:table-cell>
          <table:table-cell/>
        </table:table-row>
        <table:table-row table:style-name="ro1">
          <table:table-cell office:value-type="float" office:value="4.31666666666667" calcext:value-type="float">
            <text:p>4.31666666666667</text:p>
          </table:table-cell>
          <table:table-cell office:value-type="float" office:value="486454849" calcext:value-type="float">
            <text:p>486454849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1519" calcext:value-type="float">
            <text:p>1519</text:p>
          </table:table-cell>
          <table:table-cell/>
          <table:table-cell office:value-type="float" office:value="2478.4" calcext:value-type="float">
            <text:p>2478.4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486454851" calcext:value-type="float">
            <text:p>486454851</text:p>
          </table:table-cell>
          <table:table-cell table:number-columns-repeated="2"/>
          <table:table-cell office:value-type="float" office:value="8.7" calcext:value-type="float">
            <text:p>8.7</text:p>
          </table:table-cell>
          <table:table-cell/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486454851" calcext:value-type="float">
            <text:p>486454851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1377" calcext:value-type="float">
            <text:p>1377</text:p>
          </table:table-cell>
          <table:table-cell/>
          <table:table-cell office:value-type="float" office:value="2500.72" calcext:value-type="float">
            <text:p>2500.72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486454851" calcext:value-type="float">
            <text:p>486454851</text:p>
          </table:table-cell>
          <table:table-cell table:number-columns-repeated="2"/>
          <table:table-cell office:value-type="float" office:value="8.6" calcext:value-type="float">
            <text:p>8.6</text:p>
          </table:table-cell>
          <table:table-cell/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486454851" calcext:value-type="float">
            <text:p>486454851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1507" calcext:value-type="float">
            <text:p>1507</text:p>
          </table:table-cell>
          <table:table-cell/>
          <table:table-cell office:value-type="float" office:value="2536.68" calcext:value-type="float">
            <text:p>2536.68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486454851" calcext:value-type="float">
            <text:p>486454851</text:p>
          </table:table-cell>
          <table:table-cell table:number-columns-repeated="2"/>
          <table:table-cell office:value-type="float" office:value="9.1" calcext:value-type="float">
            <text:p>9.1</text:p>
          </table:table-cell>
          <table:table-cell/>
        </table:table-row>
        <table:table-row table:style-name="ro1">
          <table:table-cell office:value-type="float" office:value="4.38333333333333" calcext:value-type="float">
            <text:p>4.38333333333333</text:p>
          </table:table-cell>
          <table:table-cell office:value-type="float" office:value="486454853" calcext:value-type="float">
            <text:p>486454853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2557.76" calcext:value-type="float">
            <text:p>2557.76</text:p>
          </table:table-cell>
        </table:table-row>
        <table:table-row table:style-name="ro1">
          <table:table-cell office:value-type="float" office:value="4.38333333333333" calcext:value-type="float">
            <text:p>4.38333333333333</text:p>
          </table:table-cell>
          <table:table-cell office:value-type="float" office:value="486454853" calcext:value-type="float">
            <text:p>48645485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.38333333333333" calcext:value-type="float">
            <text:p>4.38333333333333</text:p>
          </table:table-cell>
          <table:table-cell office:value-type="float" office:value="486454853" calcext:value-type="float">
            <text:p>486454853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float" office:value="2586.28" calcext:value-type="float">
            <text:p>2586.28</text:p>
          </table:table-cell>
        </table:table-row>
        <table:table-row table:style-name="ro1">
          <table:table-cell office:value-type="float" office:value="4.41666666666667" calcext:value-type="float">
            <text:p>4.41666666666667</text:p>
          </table:table-cell>
          <table:table-cell office:value-type="float" office:value="486454855" calcext:value-type="float">
            <text:p>486454855</text:p>
          </table:table-cell>
          <table:table-cell table:number-columns-repeated="2"/>
          <table:table-cell office:value-type="float" office:value="9.8" calcext:value-type="float">
            <text:p>9.8</text:p>
          </table:table-cell>
          <table:table-cell/>
        </table:table-row>
        <table:table-row table:style-name="ro1">
          <table:table-cell office:value-type="float" office:value="4.41666666666667" calcext:value-type="float">
            <text:p>4.41666666666667</text:p>
          </table:table-cell>
          <table:table-cell office:value-type="float" office:value="486454855" calcext:value-type="float">
            <text:p>486454855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1425" calcext:value-type="float">
            <text:p>1425</text:p>
          </table:table-cell>
          <table:table-cell/>
          <table:table-cell office:value-type="float" office:value="2622.24" calcext:value-type="float">
            <text:p>2622.24</text:p>
          </table:table-cell>
        </table:table-row>
        <table:table-row table:style-name="ro1">
          <table:table-cell office:value-type="float" office:value="4.41666666666667" calcext:value-type="float">
            <text:p>4.41666666666667</text:p>
          </table:table-cell>
          <table:table-cell office:value-type="float" office:value="486454855" calcext:value-type="float">
            <text:p>486454855</text:p>
          </table:table-cell>
          <table:table-cell table:number-columns-repeated="2"/>
          <table:table-cell office:value-type="float" office:value="9.7" calcext:value-type="float">
            <text:p>9.7</text:p>
          </table:table-cell>
          <table:table-cell/>
        </table:table-row>
        <table:table-row table:style-name="ro1">
          <table:table-cell office:value-type="float" office:value="4.41666666666667" calcext:value-type="float">
            <text:p>4.41666666666667</text:p>
          </table:table-cell>
          <table:table-cell office:value-type="float" office:value="486454855" calcext:value-type="float">
            <text:p>486454855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float" office:value="2654.48" calcext:value-type="float">
            <text:p>2654.48</text:p>
          </table:table-cell>
        </table:table-row>
        <table:table-row table:style-name="ro1">
          <table:table-cell office:value-type="float" office:value="4.41666666666667" calcext:value-type="float">
            <text:p>4.41666666666667</text:p>
          </table:table-cell>
          <table:table-cell office:value-type="float" office:value="486454855" calcext:value-type="float">
            <text:p>486454855</text:p>
          </table:table-cell>
          <table:table-cell table:number-columns-repeated="2"/>
          <table:table-cell office:value-type="float" office:value="9.7" calcext:value-type="float">
            <text:p>9.7</text:p>
          </table:table-cell>
          <table:table-cell/>
        </table:table-row>
        <table:table-row table:style-name="ro1">
          <table:table-cell office:value-type="float" office:value="4.46666666666667" calcext:value-type="float">
            <text:p>4.46666666666667</text:p>
          </table:table-cell>
          <table:table-cell office:value-type="float" office:value="486454858" calcext:value-type="float">
            <text:p>486454858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1427" calcext:value-type="float">
            <text:p>1427</text:p>
          </table:table-cell>
          <table:table-cell/>
          <table:table-cell office:value-type="float" office:value="2687.96" calcext:value-type="float">
            <text:p>2687.96</text:p>
          </table:table-cell>
        </table:table-row>
        <table:table-row table:style-name="ro1">
          <table:table-cell office:value-type="float" office:value="4.46666666666667" calcext:value-type="float">
            <text:p>4.46666666666667</text:p>
          </table:table-cell>
          <table:table-cell office:value-type="float" office:value="486454858" calcext:value-type="float">
            <text:p>486454858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</table:table-row>
        <table:table-row table:style-name="ro1">
          <table:table-cell office:value-type="float" office:value="4.46666666666667" calcext:value-type="float">
            <text:p>4.46666666666667</text:p>
          </table:table-cell>
          <table:table-cell office:value-type="float" office:value="486454858" calcext:value-type="float">
            <text:p>486454858</text:p>
          </table:table-cell>
          <table:table-cell office:value-type="float" office:value="78.1857451403888" calcext:value-type="float">
            <text:p>78.1857451403888</text:p>
          </table:table-cell>
          <table:table-cell office:value-type="float" office:value="1456" calcext:value-type="float">
            <text:p>1456</text:p>
          </table:table-cell>
          <table:table-cell/>
          <table:table-cell office:value-type="float" office:value="2605.16" calcext:value-type="float">
            <text:p>2605.16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86454860" calcext:value-type="float">
            <text:p>486454860</text:p>
          </table:table-cell>
          <table:table-cell table:number-columns-repeated="2"/>
          <table:table-cell office:value-type="float" office:value="10.1" calcext:value-type="float">
            <text:p>10.1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86454860" calcext:value-type="float">
            <text:p>486454860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1386" calcext:value-type="float">
            <text:p>1386</text:p>
          </table:table-cell>
          <table:table-cell/>
          <table:table-cell office:value-type="float" office:value="2756.16" calcext:value-type="float">
            <text:p>2756.16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86454860" calcext:value-type="float">
            <text:p>486454860</text:p>
          </table:table-cell>
          <table:table-cell table:number-columns-repeated="2"/>
          <table:table-cell office:value-type="float" office:value="10.5" calcext:value-type="float">
            <text:p>10.5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86454860" calcext:value-type="float">
            <text:p>486454860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1333" calcext:value-type="float">
            <text:p>1333</text:p>
          </table:table-cell>
          <table:table-cell/>
          <table:table-cell office:value-type="float" office:value="2788.4" calcext:value-type="float">
            <text:p>2788.4</text:p>
          </table:table-cell>
        </table:table-row>
        <table:table-row table:style-name="ro1">
          <table:table-cell office:value-type="float" office:value="4.51666666666667" calcext:value-type="float">
            <text:p>4.51666666666667</text:p>
          </table:table-cell>
          <table:table-cell office:value-type="float" office:value="486454862" calcext:value-type="float">
            <text:p>486454862</text:p>
          </table:table-cell>
          <table:table-cell table:number-columns-repeated="2"/>
          <table:table-cell office:value-type="float" office:value="10.6" calcext:value-type="float">
            <text:p>10.6</text:p>
          </table:table-cell>
          <table:table-cell/>
        </table:table-row>
        <table:table-row table:style-name="ro1">
          <table:table-cell office:value-type="float" office:value="4.51666666666667" calcext:value-type="float">
            <text:p>4.51666666666667</text:p>
          </table:table-cell>
          <table:table-cell office:value-type="float" office:value="486454862" calcext:value-type="float">
            <text:p>486454862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1288" calcext:value-type="float">
            <text:p>1288</text:p>
          </table:table-cell>
          <table:table-cell/>
          <table:table-cell office:value-type="float" office:value="2696.92" calcext:value-type="float">
            <text:p>2696.92</text:p>
          </table:table-cell>
        </table:table-row>
        <table:table-row table:style-name="ro1">
          <table:table-cell office:value-type="float" office:value="4.51666666666667" calcext:value-type="float">
            <text:p>4.51666666666667</text:p>
          </table:table-cell>
          <table:table-cell office:value-type="float" office:value="486454862" calcext:value-type="float">
            <text:p>486454862</text:p>
          </table:table-cell>
          <table:table-cell table:number-columns-repeated="2"/>
          <table:table-cell office:value-type="float" office:value="10.6" calcext:value-type="float">
            <text:p>10.6</text:p>
          </table:table-cell>
          <table:table-cell/>
        </table:table-row>
        <table:table-row table:style-name="ro1">
          <table:table-cell office:value-type="float" office:value="4.56666666666667" calcext:value-type="float">
            <text:p>4.56666666666667</text:p>
          </table:table-cell>
          <table:table-cell office:value-type="float" office:value="486454864" calcext:value-type="float">
            <text:p>486454864</text:p>
          </table:table-cell>
          <table:table-cell office:value-type="float" office:value="78.1857451403888" calcext:value-type="float">
            <text:p>78.1857451403888</text:p>
          </table:table-cell>
          <table:table-cell office:value-type="float" office:value="1288" calcext:value-type="float">
            <text:p>1288</text:p>
          </table:table-cell>
          <table:table-cell/>
          <table:table-cell office:value-type="float" office:value="2844.2" calcext:value-type="float">
            <text:p>2844.2</text:p>
          </table:table-cell>
        </table:table-row>
        <table:table-row table:style-name="ro1">
          <table:table-cell office:value-type="float" office:value="4.56666666666667" calcext:value-type="float">
            <text:p>4.56666666666667</text:p>
          </table:table-cell>
          <table:table-cell office:value-type="float" office:value="486454864" calcext:value-type="float">
            <text:p>486454864</text:p>
          </table:table-cell>
          <table:table-cell table:number-columns-repeated="2"/>
          <table:table-cell office:value-type="float" office:value="10.4" calcext:value-type="float">
            <text:p>10.4</text:p>
          </table:table-cell>
          <table:table-cell/>
        </table:table-row>
        <table:table-row table:style-name="ro1">
          <table:table-cell office:value-type="float" office:value="4.56666666666667" calcext:value-type="float">
            <text:p>4.56666666666667</text:p>
          </table:table-cell>
          <table:table-cell office:value-type="float" office:value="486454864" calcext:value-type="float">
            <text:p>486454864</text:p>
          </table:table-cell>
          <table:table-cell office:value-type="float" office:value="78.1857451403888" calcext:value-type="float">
            <text:p>78.1857451403888</text:p>
          </table:table-cell>
          <table:table-cell office:value-type="float" office:value="1145" calcext:value-type="float">
            <text:p>1145</text:p>
          </table:table-cell>
          <table:table-cell/>
          <table:table-cell office:value-type="float" office:value="2749" calcext:value-type="float">
            <text:p>2749</text:p>
          </table:table-cell>
        </table:table-row>
        <table:table-row table:style-name="ro1">
          <table:table-cell office:value-type="float" office:value="4.56666666666667" calcext:value-type="float">
            <text:p>4.56666666666667</text:p>
          </table:table-cell>
          <table:table-cell office:value-type="float" office:value="486454864" calcext:value-type="float">
            <text:p>486454864</text:p>
          </table:table-cell>
          <table:table-cell table:number-columns-repeated="2"/>
          <table:table-cell office:value-type="float" office:value="10.1" calcext:value-type="float">
            <text:p>10.1</text:p>
          </table:table-cell>
          <table:table-cell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86454866" calcext:value-type="float">
            <text:p>486454866</text:p>
          </table:table-cell>
          <table:table-cell table:number-columns-repeated="2"/>
          <table:table-cell office:value-type="float" office:value="9.6" calcext:value-type="float">
            <text:p>9.6</text:p>
          </table:table-cell>
          <table:table-cell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86454866" calcext:value-type="float">
            <text:p>486454866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float" office:value="2773.8" calcext:value-type="float">
            <text:p>2773.8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86454866" calcext:value-type="float">
            <text:p>486454866</text:p>
          </table:table-cell>
          <table:table-cell table:number-columns-repeated="2"/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86454866" calcext:value-type="float">
            <text:p>486454866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946" calcext:value-type="float">
            <text:p>946</text:p>
          </table:table-cell>
          <table:table-cell/>
          <table:table-cell office:value-type="float" office:value="2798.6" calcext:value-type="float">
            <text:p>2798.6</text:p>
          </table:table-cell>
        </table:table-row>
        <table:table-row table:style-name="ro1">
          <table:table-cell office:value-type="float" office:value="4.61666666666667" calcext:value-type="float">
            <text:p>4.61666666666667</text:p>
          </table:table-cell>
          <table:table-cell office:value-type="float" office:value="486454868" calcext:value-type="float">
            <text:p>486454868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</table:table-row>
        <table:table-row table:style-name="ro1">
          <table:table-cell office:value-type="float" office:value="4.61666666666667" calcext:value-type="float">
            <text:p>4.61666666666667</text:p>
          </table:table-cell>
          <table:table-cell office:value-type="float" office:value="486454868" calcext:value-type="float">
            <text:p>486454868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751" calcext:value-type="float">
            <text:p>751</text:p>
          </table:table-cell>
          <table:table-cell/>
          <table:table-cell office:value-type="float" office:value="2807.28" calcext:value-type="float">
            <text:p>2807.28</text:p>
          </table:table-cell>
        </table:table-row>
        <table:table-row table:style-name="ro1">
          <table:table-cell office:value-type="float" office:value="4.61666666666667" calcext:value-type="float">
            <text:p>4.61666666666667</text:p>
          </table:table-cell>
          <table:table-cell office:value-type="float" office:value="486454868" calcext:value-type="float">
            <text:p>486454868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float" office:value="4.66666666666667" calcext:value-type="float">
            <text:p>4.66666666666667</text:p>
          </table:table-cell>
          <table:table-cell office:value-type="float" office:value="486454870" calcext:value-type="float">
            <text:p>486454870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808.52" calcext:value-type="float">
            <text:p>2808.52</text:p>
          </table:table-cell>
        </table:table-row>
        <table:table-row table:style-name="ro1">
          <table:table-cell office:value-type="float" office:value="4.66666666666667" calcext:value-type="float">
            <text:p>4.66666666666667</text:p>
          </table:table-cell>
          <table:table-cell office:value-type="float" office:value="486454870" calcext:value-type="float">
            <text:p>486454870</text:p>
          </table:table-cell>
          <table:table-cell table:number-columns-repeated="2"/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float" office:value="4.66666666666667" calcext:value-type="float">
            <text:p>4.66666666666667</text:p>
          </table:table-cell>
          <table:table-cell office:value-type="float" office:value="486454870" calcext:value-type="float">
            <text:p>486454870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2804.8" calcext:value-type="float">
            <text:p>2804.8</text:p>
          </table:table-cell>
        </table:table-row>
        <table:table-row table:style-name="ro1">
          <table:table-cell office:value-type="float" office:value="4.66666666666667" calcext:value-type="float">
            <text:p>4.66666666666667</text:p>
          </table:table-cell>
          <table:table-cell office:value-type="float" office:value="486454870" calcext:value-type="float">
            <text:p>486454870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86454872" calcext:value-type="float">
            <text:p>486454872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811" calcext:value-type="float">
            <text:p>2811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86454872" calcext:value-type="float">
            <text:p>486454872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86454872" calcext:value-type="float">
            <text:p>486454872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2811" calcext:value-type="float">
            <text:p>2811</text:p>
          </table:table-cell>
        </table:table-row>
        <table:table-row table:style-name="ro1">
          <table:table-cell office:value-type="float" office:value="4.73333333333333" calcext:value-type="float">
            <text:p>4.73333333333333</text:p>
          </table:table-cell>
          <table:table-cell office:value-type="float" office:value="486454874" calcext:value-type="float">
            <text:p>486454874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float" office:value="4.73333333333333" calcext:value-type="float">
            <text:p>4.73333333333333</text:p>
          </table:table-cell>
          <table:table-cell office:value-type="float" office:value="486454874" calcext:value-type="float">
            <text:p>486454874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2803.56" calcext:value-type="float">
            <text:p>2803.56</text:p>
          </table:table-cell>
        </table:table-row>
        <table:table-row table:style-name="ro1">
          <table:table-cell office:value-type="float" office:value="4.73333333333333" calcext:value-type="float">
            <text:p>4.73333333333333</text:p>
          </table:table-cell>
          <table:table-cell office:value-type="float" office:value="486454874" calcext:value-type="float">
            <text:p>4864548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.76666666666667" calcext:value-type="float">
            <text:p>4.76666666666667</text:p>
          </table:table-cell>
          <table:table-cell office:value-type="float" office:value="486454876" calcext:value-type="float">
            <text:p>486454876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2812.24" calcext:value-type="float">
            <text:p>2812.24</text:p>
          </table:table-cell>
        </table:table-row>
        <table:table-row table:style-name="ro1">
          <table:table-cell office:value-type="float" office:value="4.76666666666667" calcext:value-type="float">
            <text:p>4.76666666666667</text:p>
          </table:table-cell>
          <table:table-cell office:value-type="float" office:value="486454876" calcext:value-type="float">
            <text:p>486454876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float" office:value="4.76666666666667" calcext:value-type="float">
            <text:p>4.76666666666667</text:p>
          </table:table-cell>
          <table:table-cell office:value-type="float" office:value="486454876" calcext:value-type="float">
            <text:p>486454876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4.76666666666667" calcext:value-type="float">
            <text:p>4.76666666666667</text:p>
          </table:table-cell>
          <table:table-cell office:value-type="float" office:value="486454876" calcext:value-type="float">
            <text:p>486454876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815.96" calcext:value-type="float">
            <text:p>2815.96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86454878" calcext:value-type="float">
            <text:p>486454878</text:p>
          </table:table-cell>
          <table:table-cell table:number-columns-repeated="2"/>
          <table:table-cell office:value-type="float" office:value="-0.3" calcext:value-type="float">
            <text:p>-0.3</text:p>
          </table:table-cell>
          <table:table-cell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86454878" calcext:value-type="float">
            <text:p>486454878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2815.96" calcext:value-type="float">
            <text:p>2815.96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86454878" calcext:value-type="float">
            <text:p>486454878</text:p>
          </table:table-cell>
          <table:table-cell table:number-columns-repeated="2"/>
          <table:table-cell office:value-type="float" office:value="-0.2" calcext:value-type="float">
            <text:p>-0.2</text:p>
          </table:table-cell>
          <table:table-cell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86454878" calcext:value-type="float">
            <text:p>486454878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2829.6" calcext:value-type="float">
            <text:p>2829.6</text:p>
          </table:table-cell>
        </table:table-row>
        <table:table-row table:style-name="ro1">
          <table:table-cell office:value-type="float" office:value="4.83333333333333" calcext:value-type="float">
            <text:p>4.83333333333333</text:p>
          </table:table-cell>
          <table:table-cell office:value-type="float" office:value="486454880" calcext:value-type="float">
            <text:p>486454880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4.83333333333333" calcext:value-type="float">
            <text:p>4.83333333333333</text:p>
          </table:table-cell>
          <table:table-cell office:value-type="float" office:value="486454880" calcext:value-type="float">
            <text:p>486454880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2837.04" calcext:value-type="float">
            <text:p>2837.04</text:p>
          </table:table-cell>
        </table:table-row>
        <table:table-row table:style-name="ro1">
          <table:table-cell office:value-type="float" office:value="4.83333333333333" calcext:value-type="float">
            <text:p>4.83333333333333</text:p>
          </table:table-cell>
          <table:table-cell office:value-type="float" office:value="486454880" calcext:value-type="float">
            <text:p>486454880</text:p>
          </table:table-cell>
          <table:table-cell table:number-columns-repeated="2"/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4.86666666666667" calcext:value-type="float">
            <text:p>4.86666666666667</text:p>
          </table:table-cell>
          <table:table-cell office:value-type="float" office:value="486454882" calcext:value-type="float">
            <text:p>486454882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2869.28" calcext:value-type="float">
            <text:p>2869.28</text:p>
          </table:table-cell>
        </table:table-row>
        <table:table-row table:style-name="ro1">
          <table:table-cell office:value-type="float" office:value="4.86666666666667" calcext:value-type="float">
            <text:p>4.86666666666667</text:p>
          </table:table-cell>
          <table:table-cell office:value-type="float" office:value="486454882" calcext:value-type="float">
            <text:p>486454882</text:p>
          </table:table-cell>
          <table:table-cell table:number-columns-repeated="2"/>
          <table:table-cell office:value-type="float" office:value="-1.6" calcext:value-type="float">
            <text:p>-1.6</text:p>
          </table:table-cell>
          <table:table-cell/>
        </table:table-row>
        <table:table-row table:style-name="ro1">
          <table:table-cell office:value-type="float" office:value="4.86666666666667" calcext:value-type="float">
            <text:p>4.86666666666667</text:p>
          </table:table-cell>
          <table:table-cell office:value-type="float" office:value="486454882" calcext:value-type="float">
            <text:p>486454882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2882.92" calcext:value-type="float">
            <text:p>2882.92</text:p>
          </table:table-cell>
        </table:table-row>
        <table:table-row table:style-name="ro1">
          <table:table-cell office:value-type="float" office:value="4.86666666666667" calcext:value-type="float">
            <text:p>4.86666666666667</text:p>
          </table:table-cell>
          <table:table-cell office:value-type="float" office:value="486454882" calcext:value-type="float">
            <text:p>486454882</text:p>
          </table:table-cell>
          <table:table-cell table:number-columns-repeated="2"/>
          <table:table-cell office:value-type="float" office:value="-2.2" calcext:value-type="float">
            <text:p>-2.2</text:p>
          </table:table-cell>
          <table:table-cell/>
        </table:table-row>
        <table:table-row table:style-name="ro1">
          <table:table-cell office:value-type="float" office:value="4.91666666666667" calcext:value-type="float">
            <text:p>4.91666666666667</text:p>
          </table:table-cell>
          <table:table-cell office:value-type="float" office:value="486454885" calcext:value-type="float">
            <text:p>486454885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float" office:value="2782.76" calcext:value-type="float">
            <text:p>2782.76</text:p>
          </table:table-cell>
        </table:table-row>
        <table:table-row table:style-name="ro1">
          <table:table-cell office:value-type="float" office:value="4.91666666666667" calcext:value-type="float">
            <text:p>4.91666666666667</text:p>
          </table:table-cell>
          <table:table-cell office:value-type="float" office:value="486454885" calcext:value-type="float">
            <text:p>48645488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4.91666666666667" calcext:value-type="float">
            <text:p>4.91666666666667</text:p>
          </table:table-cell>
          <table:table-cell office:value-type="float" office:value="486454885" calcext:value-type="float">
            <text:p>486454885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4.91666666666667" calcext:value-type="float">
            <text:p>4.91666666666667</text:p>
          </table:table-cell>
          <table:table-cell office:value-type="float" office:value="486454885" calcext:value-type="float">
            <text:p>486454885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/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486454886" calcext:value-type="float">
            <text:p>486454886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539" calcext:value-type="float">
            <text:p>539</text:p>
          </table:table-cell>
          <table:table-cell/>
          <table:table-cell office:value-type="float" office:value="2925.08" calcext:value-type="float">
            <text:p>2925.08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486454886" calcext:value-type="float">
            <text:p>486454886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486454886" calcext:value-type="float">
            <text:p>486454886</text:p>
          </table:table-cell>
          <table:table-cell table:number-columns-repeated="2"/>
          <table:table-cell office:value-type="float" office:value="-3.7" calcext:value-type="float">
            <text:p>-3.7</text:p>
          </table:table-cell>
          <table:table-cell/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486454886" calcext:value-type="float">
            <text:p>486454886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933" calcext:value-type="float">
            <text:p>933</text:p>
          </table:table-cell>
          <table:table-cell/>
          <table:table-cell office:value-type="float" office:value="2834.84" calcext:value-type="float">
            <text:p>2834.84</text:p>
          </table:table-cell>
        </table:table-row>
        <table:table-row table:style-name="ro1">
          <table:table-cell office:value-type="float" office:value="4.96666666666667" calcext:value-type="float">
            <text:p>4.96666666666667</text:p>
          </table:table-cell>
          <table:table-cell office:value-type="float" office:value="486454889" calcext:value-type="float">
            <text:p>486454889</text:p>
          </table:table-cell>
          <table:table-cell table:number-columns-repeated="2"/>
          <table:table-cell office:value-type="float" office:value="-2.7" calcext:value-type="float">
            <text:p>-2.7</text:p>
          </table:table-cell>
          <table:table-cell/>
        </table:table-row>
        <table:table-row table:style-name="ro1">
          <table:table-cell office:value-type="float" office:value="4.96666666666667" calcext:value-type="float">
            <text:p>4.96666666666667</text:p>
          </table:table-cell>
          <table:table-cell office:value-type="float" office:value="486454889" calcext:value-type="float">
            <text:p>486454889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2839.8" calcext:value-type="float">
            <text:p>2839.8</text:p>
          </table:table-cell>
        </table:table-row>
        <table:table-row table:style-name="ro1">
          <table:table-cell office:value-type="float" office:value="4.96666666666667" calcext:value-type="float">
            <text:p>4.96666666666667</text:p>
          </table:table-cell>
          <table:table-cell office:value-type="float" office:value="486454889" calcext:value-type="float">
            <text:p>486454889</text:p>
          </table:table-cell>
          <table:table-cell table:number-columns-repeated="2"/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5.01666666666667" calcext:value-type="float">
            <text:p>5.01666666666667</text:p>
          </table:table-cell>
          <table:table-cell office:value-type="float" office:value="486454891" calcext:value-type="float">
            <text:p>486454891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float" office:value="2841.04" calcext:value-type="float">
            <text:p>2841.04</text:p>
          </table:table-cell>
        </table:table-row>
        <table:table-row table:style-name="ro1">
          <table:table-cell office:value-type="float" office:value="5.01666666666667" calcext:value-type="float">
            <text:p>5.01666666666667</text:p>
          </table:table-cell>
          <table:table-cell office:value-type="float" office:value="486454891" calcext:value-type="float">
            <text:p>486454891</text:p>
          </table:table-cell>
          <table:table-cell table:number-columns-repeated="2"/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5.01666666666667" calcext:value-type="float">
            <text:p>5.01666666666667</text:p>
          </table:table-cell>
          <table:table-cell office:value-type="float" office:value="486454891" calcext:value-type="float">
            <text:p>486454891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2848.48" calcext:value-type="float">
            <text:p>2848.48</text:p>
          </table:table-cell>
        </table:table-row>
        <table:table-row table:style-name="ro1">
          <table:table-cell office:value-type="float" office:value="5.01666666666667" calcext:value-type="float">
            <text:p>5.01666666666667</text:p>
          </table:table-cell>
          <table:table-cell office:value-type="float" office:value="486454891" calcext:value-type="float">
            <text:p>486454891</text:p>
          </table:table-cell>
          <table:table-cell table:number-columns-repeated="2"/>
          <table:table-cell office:value-type="float" office:value="-1.4" calcext:value-type="float">
            <text:p>-1.4</text:p>
          </table:table-cell>
          <table:table-cell/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486454893" calcext:value-type="float">
            <text:p>486454893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2853.44" calcext:value-type="float">
            <text:p>2853.44</text:p>
          </table:table-cell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486454893" calcext:value-type="float">
            <text:p>486454893</text:p>
          </table:table-cell>
          <table:table-cell table:number-columns-repeated="2"/>
          <table:table-cell office:value-type="float" office:value="-0.7" calcext:value-type="float">
            <text:p>-0.7</text:p>
          </table:table-cell>
          <table:table-cell/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486454893" calcext:value-type="float">
            <text:p>486454893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2857.16" calcext:value-type="float">
            <text:p>2857.16</text:p>
          </table:table-cell>
        </table:table-row>
        <table:table-row table:style-name="ro1">
          <table:table-cell office:value-type="float" office:value="5.06666666666667" calcext:value-type="float">
            <text:p>5.06666666666667</text:p>
          </table:table-cell>
          <table:table-cell office:value-type="float" office:value="486454895" calcext:value-type="float">
            <text:p>486454895</text:p>
          </table:table-cell>
          <table:table-cell table:number-columns-repeated="2"/>
          <table:table-cell office:value-type="float" office:value="-0.7" calcext:value-type="float">
            <text:p>-0.7</text:p>
          </table:table-cell>
          <table:table-cell/>
        </table:table-row>
        <table:table-row table:style-name="ro1">
          <table:table-cell office:value-type="float" office:value="5.06666666666667" calcext:value-type="float">
            <text:p>5.06666666666667</text:p>
          </table:table-cell>
          <table:table-cell office:value-type="float" office:value="486454895" calcext:value-type="float">
            <text:p>486454895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664" calcext:value-type="float">
            <text:p>664</text:p>
          </table:table-cell>
          <table:table-cell/>
          <table:table-cell office:value-type="float" office:value="2884.44" calcext:value-type="float">
            <text:p>2884.44</text:p>
          </table:table-cell>
        </table:table-row>
        <table:table-row table:style-name="ro1">
          <table:table-cell office:value-type="float" office:value="5.06666666666667" calcext:value-type="float">
            <text:p>5.06666666666667</text:p>
          </table:table-cell>
          <table:table-cell office:value-type="float" office:value="486454895" calcext:value-type="float">
            <text:p>486454895</text:p>
          </table:table-cell>
          <table:table-cell table:number-columns-repeated="2"/>
          <table:table-cell office:value-type="float" office:value="-0.8" calcext:value-type="float">
            <text:p>-0.8</text:p>
          </table:table-cell>
          <table:table-cell/>
        </table:table-row>
        <table:table-row table:style-name="ro1">
          <table:table-cell office:value-type="float" office:value="5.11666666666667" calcext:value-type="float">
            <text:p>5.11666666666667</text:p>
          </table:table-cell>
          <table:table-cell office:value-type="float" office:value="486454897" calcext:value-type="float">
            <text:p>486454897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553" calcext:value-type="float">
            <text:p>553</text:p>
          </table:table-cell>
          <table:table-cell/>
          <table:table-cell office:value-type="float" office:value="2893.12" calcext:value-type="float">
            <text:p>2893.12</text:p>
          </table:table-cell>
        </table:table-row>
        <table:table-row table:style-name="ro1">
          <table:table-cell office:value-type="float" office:value="5.11666666666667" calcext:value-type="float">
            <text:p>5.11666666666667</text:p>
          </table:table-cell>
          <table:table-cell office:value-type="float" office:value="486454897" calcext:value-type="float">
            <text:p>486454897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/>
        </table:table-row>
        <table:table-row table:style-name="ro1">
          <table:table-cell office:value-type="float" office:value="5.11666666666667" calcext:value-type="float">
            <text:p>5.11666666666667</text:p>
          </table:table-cell>
          <table:table-cell office:value-type="float" office:value="486454897" calcext:value-type="float">
            <text:p>486454897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3030.48" calcext:value-type="float">
            <text:p>3030.48</text:p>
          </table:table-cell>
        </table:table-row>
        <table:table-row table:style-name="ro1">
          <table:table-cell office:value-type="float" office:value="5.11666666666667" calcext:value-type="float">
            <text:p>5.11666666666667</text:p>
          </table:table-cell>
          <table:table-cell office:value-type="float" office:value="486454897" calcext:value-type="float">
            <text:p>486454897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/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486454899" calcext:value-type="float">
            <text:p>486454899</text:p>
          </table:table-cell>
          <table:table-cell table:number-columns-repeated="2"/>
          <table:table-cell office:value-type="float" office:value="-0.7" calcext:value-type="float">
            <text:p>-0.7</text:p>
          </table:table-cell>
          <table:table-cell/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486454899" calcext:value-type="float">
            <text:p>486454899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860" calcext:value-type="float">
            <text:p>860</text:p>
          </table:table-cell>
          <table:table-cell/>
          <table:table-cell office:value-type="float" office:value="2936.52" calcext:value-type="float">
            <text:p>2936.52</text:p>
          </table:table-cell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486454899" calcext:value-type="float">
            <text:p>486454899</text:p>
          </table:table-cell>
          <table:table-cell table:number-columns-repeated="2"/>
          <table:table-cell office:value-type="float" office:value="-0.2" calcext:value-type="float">
            <text:p>-0.2</text:p>
          </table:table-cell>
          <table:table-cell/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486454899" calcext:value-type="float">
            <text:p>486454899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2936.52" calcext:value-type="float">
            <text:p>2936.52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486454901" calcext:value-type="float">
            <text:p>486454901</text:p>
          </table:table-cell>
          <table:table-cell table:number-columns-repeated="2"/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486454901" calcext:value-type="float">
            <text:p>486454901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2955.12" calcext:value-type="float">
            <text:p>2955.12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486454901" calcext:value-type="float">
            <text:p>486454901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486454901" calcext:value-type="float">
            <text:p>486454901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586" calcext:value-type="float">
            <text:p>586</text:p>
          </table:table-cell>
          <table:table-cell/>
          <table:table-cell office:value-type="float" office:value="2965.04" calcext:value-type="float">
            <text:p>2965.04</text:p>
          </table:table-cell>
        </table:table-row>
        <table:table-row table:style-name="ro1">
          <table:table-cell office:value-type="float" office:value="5.21666666666667" calcext:value-type="float">
            <text:p>5.21666666666667</text:p>
          </table:table-cell>
          <table:table-cell office:value-type="float" office:value="486454903" calcext:value-type="float">
            <text:p>486454903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5.21666666666667" calcext:value-type="float">
            <text:p>5.21666666666667</text:p>
          </table:table-cell>
          <table:table-cell office:value-type="float" office:value="486454903" calcext:value-type="float">
            <text:p>486454903</text:p>
          </table:table-cell>
          <table:table-cell office:value-type="float" office:value="117.278617710583" calcext:value-type="float">
            <text:p>117.278617710583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2981.16" calcext:value-type="float">
            <text:p>2981.16</text:p>
          </table:table-cell>
        </table:table-row>
        <table:table-row table:style-name="ro1">
          <table:table-cell office:value-type="float" office:value="5.21666666666667" calcext:value-type="float">
            <text:p>5.21666666666667</text:p>
          </table:table-cell>
          <table:table-cell office:value-type="float" office:value="486454903" calcext:value-type="float">
            <text:p>48645490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5.21666666666667" calcext:value-type="float">
            <text:p>5.21666666666667</text:p>
          </table:table-cell>
          <table:table-cell office:value-type="float" office:value="486454906" calcext:value-type="float">
            <text:p>486454906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2996.04" calcext:value-type="float">
            <text:p>2996.04</text:p>
          </table:table-cell>
        </table:table-row>
        <table:table-row table:style-name="ro1">
          <table:table-cell office:value-type="float" office:value="5.21666666666667" calcext:value-type="float">
            <text:p>5.21666666666667</text:p>
          </table:table-cell>
          <table:table-cell office:value-type="float" office:value="486454906" calcext:value-type="float">
            <text:p>486454906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5.21666666666667" calcext:value-type="float">
            <text:p>5.21666666666667</text:p>
          </table:table-cell>
          <table:table-cell office:value-type="float" office:value="486454906" calcext:value-type="float">
            <text:p>486454906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3014.64" calcext:value-type="float">
            <text:p>3014.64</text:p>
          </table:table-cell>
        </table:table-row>
        <table:table-row table:style-name="ro1">
          <table:table-cell office:value-type="float" office:value="5.21666666666667" calcext:value-type="float">
            <text:p>5.21666666666667</text:p>
          </table:table-cell>
          <table:table-cell office:value-type="float" office:value="486454906" calcext:value-type="float">
            <text:p>4864549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486454912" calcext:value-type="float">
            <text:p>486454912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float" office:value="3014.64" calcext:value-type="float">
            <text:p>3014.64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486454912" calcext:value-type="float">
            <text:p>486454912</text:p>
          </table:table-cell>
          <table:table-cell table:number-columns-repeated="2"/>
          <table:table-cell office:value-type="float" office:value="-0.2" calcext:value-type="float">
            <text:p>-0.2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486454912" calcext:value-type="float">
            <text:p>486454912</text:p>
          </table:table-cell>
          <table:table-cell table:number-columns-repeated="2"/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486454912" calcext:value-type="float">
            <text:p>486454912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3009.68" calcext:value-type="float">
            <text:p>3009.68</text:p>
          </table:table-cell>
        </table:table-row>
        <table:table-row table:style-name="ro1">
          <table:table-cell office:value-type="float" office:value="5.31666666666667" calcext:value-type="float">
            <text:p>5.31666666666667</text:p>
          </table:table-cell>
          <table:table-cell office:value-type="float" office:value="486454914" calcext:value-type="float">
            <text:p>486454914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5.31666666666667" calcext:value-type="float">
            <text:p>5.31666666666667</text:p>
          </table:table-cell>
          <table:table-cell office:value-type="float" office:value="486454914" calcext:value-type="float">
            <text:p>486454914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3028.28" calcext:value-type="float">
            <text:p>3028.28</text:p>
          </table:table-cell>
        </table:table-row>
        <table:table-row table:style-name="ro1">
          <table:table-cell office:value-type="float" office:value="5.31666666666667" calcext:value-type="float">
            <text:p>5.31666666666667</text:p>
          </table:table-cell>
          <table:table-cell office:value-type="float" office:value="486454914" calcext:value-type="float">
            <text:p>486454914</text:p>
          </table:table-cell>
          <table:table-cell table:number-columns-repeated="2"/>
          <table:table-cell office:value-type="float" office:value="-2.6" calcext:value-type="float">
            <text:p>-2.6</text:p>
          </table:table-cell>
          <table:table-cell/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486454916" calcext:value-type="float">
            <text:p>486454916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float" office:value="3033.24" calcext:value-type="float">
            <text:p>3033.24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486454916" calcext:value-type="float">
            <text:p>486454916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/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486454916" calcext:value-type="float">
            <text:p>486454916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3033.24" calcext:value-type="float">
            <text:p>3033.24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486454916" calcext:value-type="float">
            <text:p>486454916</text:p>
          </table:table-cell>
          <table:table-cell table:number-columns-repeated="2"/>
          <table:table-cell office:value-type="float" office:value="-4.1" calcext:value-type="float">
            <text:p>-4.1</text:p>
          </table:table-cell>
          <table:table-cell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486454918" calcext:value-type="float">
            <text:p>486454918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3045.64" calcext:value-type="float">
            <text:p>3045.64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486454918" calcext:value-type="float">
            <text:p>486454918</text:p>
          </table:table-cell>
          <table:table-cell table:number-columns-repeated="2"/>
          <table:table-cell office:value-type="float" office:value="-4.3" calcext:value-type="float">
            <text:p>-4.3</text:p>
          </table:table-cell>
          <table:table-cell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486454918" calcext:value-type="float">
            <text:p>486454918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3044.4" calcext:value-type="float">
            <text:p>3044.4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486454918" calcext:value-type="float">
            <text:p>486454918</text:p>
          </table:table-cell>
          <table:table-cell table:number-columns-repeated="2"/>
          <table:table-cell office:value-type="float" office:value="-4.6" calcext:value-type="float">
            <text:p>-4.6</text:p>
          </table:table-cell>
          <table:table-cell/>
        </table:table-row>
        <table:table-row table:style-name="ro1">
          <table:table-cell office:value-type="float" office:value="5.43333333333333" calcext:value-type="float">
            <text:p>5.43333333333333</text:p>
          </table:table-cell>
          <table:table-cell office:value-type="float" office:value="486454920" calcext:value-type="float">
            <text:p>486454920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3049.36" calcext:value-type="float">
            <text:p>3049.36</text:p>
          </table:table-cell>
        </table:table-row>
        <table:table-row table:style-name="ro1">
          <table:table-cell office:value-type="float" office:value="5.43333333333333" calcext:value-type="float">
            <text:p>5.43333333333333</text:p>
          </table:table-cell>
          <table:table-cell office:value-type="float" office:value="486454920" calcext:value-type="float">
            <text:p>486454920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5.43333333333333" calcext:value-type="float">
            <text:p>5.43333333333333</text:p>
          </table:table-cell>
          <table:table-cell office:value-type="float" office:value="486454920" calcext:value-type="float">
            <text:p>486454920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3060.52" calcext:value-type="float">
            <text:p>3060.52</text:p>
          </table:table-cell>
        </table:table-row>
        <table:table-row table:style-name="ro1">
          <table:table-cell office:value-type="float" office:value="5.46666666666667" calcext:value-type="float">
            <text:p>5.46666666666667</text:p>
          </table:table-cell>
          <table:table-cell office:value-type="float" office:value="486454922" calcext:value-type="float">
            <text:p>486454922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/>
        </table:table-row>
        <table:table-row table:style-name="ro1">
          <table:table-cell office:value-type="float" office:value="5.46666666666667" calcext:value-type="float">
            <text:p>5.46666666666667</text:p>
          </table:table-cell>
          <table:table-cell office:value-type="float" office:value="486454922" calcext:value-type="float">
            <text:p>486454922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3076.64" calcext:value-type="float">
            <text:p>3076.64</text:p>
          </table:table-cell>
        </table:table-row>
        <table:table-row table:style-name="ro1">
          <table:table-cell office:value-type="float" office:value="5.46666666666667" calcext:value-type="float">
            <text:p>5.46666666666667</text:p>
          </table:table-cell>
          <table:table-cell office:value-type="float" office:value="486454922" calcext:value-type="float">
            <text:p>486454922</text:p>
          </table:table-cell>
          <table:table-cell table:number-columns-repeated="2"/>
          <table:table-cell office:value-type="float" office:value="-4.3" calcext:value-type="float">
            <text:p>-4.3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86454924" calcext:value-type="float">
            <text:p>486454924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3076.64" calcext:value-type="float">
            <text:p>3076.6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86454924" calcext:value-type="float">
            <text:p>486454924</text:p>
          </table:table-cell>
          <table:table-cell table:number-columns-repeated="2"/>
          <table:table-cell office:value-type="float" office:value="-4.1" calcext:value-type="float">
            <text:p>-4.1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86454924" calcext:value-type="float">
            <text:p>486454924</text:p>
          </table:table-cell>
          <table:table-cell table:number-columns-repeated="2"/>
          <table:table-cell office:value-type="float" office:value="-4.3" calcext:value-type="float">
            <text:p>-4.3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86454924" calcext:value-type="float">
            <text:p>486454924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float" office:value="3084.08" calcext:value-type="float">
            <text:p>3084.08</text:p>
          </table:table-cell>
        </table:table-row>
        <table:table-row table:style-name="ro1">
          <table:table-cell office:value-type="float" office:value="5.53333333333333" calcext:value-type="float">
            <text:p>5.53333333333333</text:p>
          </table:table-cell>
          <table:table-cell office:value-type="float" office:value="486454926" calcext:value-type="float">
            <text:p>486454926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5.53333333333333" calcext:value-type="float">
            <text:p>5.53333333333333</text:p>
          </table:table-cell>
          <table:table-cell office:value-type="float" office:value="486454926" calcext:value-type="float">
            <text:p>486454926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3089.04" calcext:value-type="float">
            <text:p>3089.04</text:p>
          </table:table-cell>
        </table:table-row>
        <table:table-row table:style-name="ro1">
          <table:table-cell office:value-type="float" office:value="5.53333333333333" calcext:value-type="float">
            <text:p>5.53333333333333</text:p>
          </table:table-cell>
          <table:table-cell office:value-type="float" office:value="486454926" calcext:value-type="float">
            <text:p>486454926</text:p>
          </table:table-cell>
          <table:table-cell table:number-columns-repeated="2"/>
          <table:table-cell office:value-type="float" office:value="-4.4" calcext:value-type="float">
            <text:p>-4.4</text:p>
          </table:table-cell>
          <table:table-cell/>
        </table:table-row>
        <table:table-row table:style-name="ro1">
          <table:table-cell office:value-type="float" office:value="5.53333333333333" calcext:value-type="float">
            <text:p>5.53333333333333</text:p>
          </table:table-cell>
          <table:table-cell office:value-type="float" office:value="486454926" calcext:value-type="float">
            <text:p>486454926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3100.2" calcext:value-type="float">
            <text:p>3100.2</text:p>
          </table:table-cell>
        </table:table-row>
        <table:table-row table:style-name="ro1">
          <table:table-cell office:value-type="float" office:value="5.53333333333333" calcext:value-type="float">
            <text:p>5.53333333333333</text:p>
          </table:table-cell>
          <table:table-cell office:value-type="float" office:value="486454926" calcext:value-type="float">
            <text:p>486454926</text:p>
          </table:table-cell>
          <table:table-cell table:number-columns-repeated="2"/>
          <table:table-cell office:value-type="float" office:value="-5.3" calcext:value-type="float">
            <text:p>-5.3</text:p>
          </table:table-cell>
          <table:table-cell/>
        </table:table-row>
        <table:table-row table:style-name="ro1">
          <table:table-cell office:value-type="float" office:value="5.58333333333333" calcext:value-type="float">
            <text:p>5.58333333333333</text:p>
          </table:table-cell>
          <table:table-cell office:value-type="float" office:value="486454929" calcext:value-type="float">
            <text:p>486454929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3098.96" calcext:value-type="float">
            <text:p>3098.96</text:p>
          </table:table-cell>
        </table:table-row>
        <table:table-row table:style-name="ro1">
          <table:table-cell office:value-type="float" office:value="5.58333333333333" calcext:value-type="float">
            <text:p>5.58333333333333</text:p>
          </table:table-cell>
          <table:table-cell office:value-type="float" office:value="486454929" calcext:value-type="float">
            <text:p>486454929</text:p>
          </table:table-cell>
          <table:table-cell table:number-columns-repeated="2"/>
          <table:table-cell office:value-type="float" office:value="-5.6" calcext:value-type="float">
            <text:p>-5.6</text:p>
          </table:table-cell>
          <table:table-cell/>
        </table:table-row>
        <table:table-row table:style-name="ro1">
          <table:table-cell office:value-type="float" office:value="5.58333333333333" calcext:value-type="float">
            <text:p>5.58333333333333</text:p>
          </table:table-cell>
          <table:table-cell office:value-type="float" office:value="486454929" calcext:value-type="float">
            <text:p>486454929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float" office:value="3097.72" calcext:value-type="float">
            <text:p>3097.72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486454930" calcext:value-type="float">
            <text:p>486454930</text:p>
          </table:table-cell>
          <table:table-cell table:number-columns-repeated="2"/>
          <table:table-cell office:value-type="float" office:value="-6.4" calcext:value-type="float">
            <text:p>-6.4</text:p>
          </table:table-cell>
          <table:table-cell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486454930" calcext:value-type="float">
            <text:p>486454930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3102.68" calcext:value-type="float">
            <text:p>3102.68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486454930" calcext:value-type="float">
            <text:p>486454930</text:p>
          </table:table-cell>
          <table:table-cell table:number-columns-repeated="2"/>
          <table:table-cell office:value-type="float" office:value="-6.2" calcext:value-type="float">
            <text:p>-6.2</text:p>
          </table:table-cell>
          <table:table-cell/>
        </table:table-row>
        <table:table-row table:style-name="ro1">
          <table:table-cell office:value-type="float" office:value="5.63333333333333" calcext:value-type="float">
            <text:p>5.63333333333333</text:p>
          </table:table-cell>
          <table:table-cell office:value-type="float" office:value="486454932" calcext:value-type="float">
            <text:p>486454932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3110.12" calcext:value-type="float">
            <text:p>3110.12</text:p>
          </table:table-cell>
        </table:table-row>
        <table:table-row table:style-name="ro1">
          <table:table-cell office:value-type="float" office:value="5.63333333333333" calcext:value-type="float">
            <text:p>5.63333333333333</text:p>
          </table:table-cell>
          <table:table-cell office:value-type="float" office:value="486454932" calcext:value-type="float">
            <text:p>486454932</text:p>
          </table:table-cell>
          <table:table-cell table:number-columns-repeated="2"/>
          <table:table-cell office:value-type="float" office:value="-4.7" calcext:value-type="float">
            <text:p>-4.7</text:p>
          </table:table-cell>
          <table:table-cell/>
        </table:table-row>
        <table:table-row table:style-name="ro1">
          <table:table-cell office:value-type="float" office:value="5.63333333333333" calcext:value-type="float">
            <text:p>5.63333333333333</text:p>
          </table:table-cell>
          <table:table-cell office:value-type="float" office:value="486454932" calcext:value-type="float">
            <text:p>486454932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148" calcext:value-type="float">
            <text:p>-148</text:p>
          </table:table-cell>
          <table:table-cell/>
          <table:table-cell office:value-type="float" office:value="3094" calcext:value-type="float">
            <text:p>3094</text:p>
          </table:table-cell>
        </table:table-row>
        <table:table-row table:style-name="ro1">
          <table:table-cell office:value-type="float" office:value="5.63333333333333" calcext:value-type="float">
            <text:p>5.63333333333333</text:p>
          </table:table-cell>
          <table:table-cell office:value-type="float" office:value="486454932" calcext:value-type="float">
            <text:p>486454932</text:p>
          </table:table-cell>
          <table:table-cell table:number-columns-repeated="2"/>
          <table:table-cell office:value-type="float" office:value="-4.4" calcext:value-type="float">
            <text:p>-4.4</text:p>
          </table:table-cell>
          <table:table-cell/>
        </table:table-row>
        <table:table-row table:style-name="ro1">
          <table:table-cell office:value-type="float" office:value="5.68333333333333" calcext:value-type="float">
            <text:p>5.68333333333333</text:p>
          </table:table-cell>
          <table:table-cell office:value-type="float" office:value="486454934" calcext:value-type="float">
            <text:p>486454934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105" calcext:value-type="float">
            <text:p>-105</text:p>
          </table:table-cell>
          <table:table-cell/>
          <table:table-cell office:value-type="float" office:value="3098.96" calcext:value-type="float">
            <text:p>3098.96</text:p>
          </table:table-cell>
        </table:table-row>
        <table:table-row table:style-name="ro1">
          <table:table-cell office:value-type="float" office:value="5.68333333333333" calcext:value-type="float">
            <text:p>5.68333333333333</text:p>
          </table:table-cell>
          <table:table-cell office:value-type="float" office:value="486454934" calcext:value-type="float">
            <text:p>486454934</text:p>
          </table:table-cell>
          <table:table-cell table:number-columns-repeated="2"/>
          <table:table-cell office:value-type="float" office:value="-4.6" calcext:value-type="float">
            <text:p>-4.6</text:p>
          </table:table-cell>
          <table:table-cell/>
        </table:table-row>
        <table:table-row table:style-name="ro1">
          <table:table-cell office:value-type="float" office:value="5.68333333333333" calcext:value-type="float">
            <text:p>5.68333333333333</text:p>
          </table:table-cell>
          <table:table-cell office:value-type="float" office:value="486454934" calcext:value-type="float">
            <text:p>486454934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103" calcext:value-type="float">
            <text:p>-103</text:p>
          </table:table-cell>
          <table:table-cell/>
          <table:table-cell office:value-type="float" office:value="3089.04" calcext:value-type="float">
            <text:p>3089.04</text:p>
          </table:table-cell>
        </table:table-row>
        <table:table-row table:style-name="ro1">
          <table:table-cell office:value-type="float" office:value="5.68333333333333" calcext:value-type="float">
            <text:p>5.68333333333333</text:p>
          </table:table-cell>
          <table:table-cell office:value-type="float" office:value="486454934" calcext:value-type="float">
            <text:p>486454934</text:p>
          </table:table-cell>
          <table:table-cell table:number-columns-repeated="2"/>
          <table:table-cell office:value-type="float" office:value="-3.2" calcext:value-type="float">
            <text:p>-3.2</text:p>
          </table:table-cell>
          <table:table-cell/>
        </table:table-row>
        <table:table-row table:style-name="ro1">
          <table:table-cell office:value-type="float" office:value="5.71666666666667" calcext:value-type="float">
            <text:p>5.71666666666667</text:p>
          </table:table-cell>
          <table:table-cell office:value-type="float" office:value="486454937" calcext:value-type="float">
            <text:p>486454937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106.4" calcext:value-type="float">
            <text:p>3106.4</text:p>
          </table:table-cell>
        </table:table-row>
        <table:table-row table:style-name="ro1">
          <table:table-cell office:value-type="float" office:value="5.71666666666667" calcext:value-type="float">
            <text:p>5.71666666666667</text:p>
          </table:table-cell>
          <table:table-cell office:value-type="float" office:value="486454937" calcext:value-type="float">
            <text:p>486454937</text:p>
          </table:table-cell>
          <table:table-cell table:number-columns-repeated="2"/>
          <table:table-cell office:value-type="float" office:value="-2.1" calcext:value-type="float">
            <text:p>-2.1</text:p>
          </table:table-cell>
          <table:table-cell/>
        </table:table-row>
        <table:table-row table:style-name="ro1">
          <table:table-cell office:value-type="float" office:value="5.71666666666667" calcext:value-type="float">
            <text:p>5.71666666666667</text:p>
          </table:table-cell>
          <table:table-cell office:value-type="float" office:value="486454937" calcext:value-type="float">
            <text:p>486454937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5.71666666666667" calcext:value-type="float">
            <text:p>5.71666666666667</text:p>
          </table:table-cell>
          <table:table-cell office:value-type="float" office:value="486454937" calcext:value-type="float">
            <text:p>486454937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3129.96" calcext:value-type="float">
            <text:p>3129.96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486454939" calcext:value-type="float">
            <text:p>486454939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486454939" calcext:value-type="float">
            <text:p>486454939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581" calcext:value-type="float">
            <text:p>581</text:p>
          </table:table-cell>
          <table:table-cell/>
          <table:table-cell office:value-type="float" office:value="3151.04" calcext:value-type="float">
            <text:p>3151.04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486454939" calcext:value-type="float">
            <text:p>486454939</text:p>
          </table:table-cell>
          <table:table-cell table:number-columns-repeated="2"/>
          <table:table-cell office:value-type="float" office:value="-3.1" calcext:value-type="float">
            <text:p>-3.1</text:p>
          </table:table-cell>
          <table:table-cell/>
        </table:table-row>
        <table:table-row table:style-name="ro1">
          <table:table-cell office:value-type="float" office:value="5.78333333333333" calcext:value-type="float">
            <text:p>5.78333333333333</text:p>
          </table:table-cell>
          <table:table-cell office:value-type="float" office:value="486454941" calcext:value-type="float">
            <text:p>486454941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3154.76" calcext:value-type="float">
            <text:p>3154.76</text:p>
          </table:table-cell>
        </table:table-row>
        <table:table-row table:style-name="ro1">
          <table:table-cell office:value-type="float" office:value="5.78333333333333" calcext:value-type="float">
            <text:p>5.78333333333333</text:p>
          </table:table-cell>
          <table:table-cell office:value-type="float" office:value="486454941" calcext:value-type="float">
            <text:p>486454941</text:p>
          </table:table-cell>
          <table:table-cell table:number-columns-repeated="2"/>
          <table:table-cell office:value-type="float" office:value="-1.7" calcext:value-type="float">
            <text:p>-1.7</text:p>
          </table:table-cell>
          <table:table-cell/>
        </table:table-row>
        <table:table-row table:style-name="ro1">
          <table:table-cell office:value-type="float" office:value="5.78333333333333" calcext:value-type="float">
            <text:p>5.78333333333333</text:p>
          </table:table-cell>
          <table:table-cell office:value-type="float" office:value="486454941" calcext:value-type="float">
            <text:p>486454941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3153.52" calcext:value-type="float">
            <text:p>3153.52</text:p>
          </table:table-cell>
        </table:table-row>
        <table:table-row table:style-name="ro1">
          <table:table-cell office:value-type="float" office:value="5.81666666666667" calcext:value-type="float">
            <text:p>5.81666666666667</text:p>
          </table:table-cell>
          <table:table-cell office:value-type="float" office:value="486454943" calcext:value-type="float">
            <text:p>486454943</text:p>
          </table:table-cell>
          <table:table-cell table:number-columns-repeated="2"/>
          <table:table-cell office:value-type="float" office:value="-2.6" calcext:value-type="float">
            <text:p>-2.6</text:p>
          </table:table-cell>
          <table:table-cell/>
        </table:table-row>
        <table:table-row table:style-name="ro1">
          <table:table-cell office:value-type="float" office:value="5.81666666666667" calcext:value-type="float">
            <text:p>5.81666666666667</text:p>
          </table:table-cell>
          <table:table-cell office:value-type="float" office:value="486454943" calcext:value-type="float">
            <text:p>486454943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float" office:value="3178.32" calcext:value-type="float">
            <text:p>3178.32</text:p>
          </table:table-cell>
        </table:table-row>
        <table:table-row table:style-name="ro1">
          <table:table-cell office:value-type="float" office:value="5.81666666666667" calcext:value-type="float">
            <text:p>5.81666666666667</text:p>
          </table:table-cell>
          <table:table-cell office:value-type="float" office:value="486454943" calcext:value-type="float">
            <text:p>486454943</text:p>
          </table:table-cell>
          <table:table-cell table:number-columns-repeated="2"/>
          <table:table-cell office:value-type="float" office:value="-2.4" calcext:value-type="float">
            <text:p>-2.4</text:p>
          </table:table-cell>
          <table:table-cell/>
        </table:table-row>
        <table:table-row table:style-name="ro1">
          <table:table-cell office:value-type="float" office:value="5.81666666666667" calcext:value-type="float">
            <text:p>5.81666666666667</text:p>
          </table:table-cell>
          <table:table-cell office:value-type="float" office:value="486454943" calcext:value-type="float">
            <text:p>486454943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3168.4" calcext:value-type="float">
            <text:p>3168.4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486454945" calcext:value-type="float">
            <text:p>486454945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/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486454945" calcext:value-type="float">
            <text:p>486454945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134" calcext:value-type="float">
            <text:p>-134</text:p>
          </table:table-cell>
          <table:table-cell/>
          <table:table-cell office:value-type="float" office:value="3153.52" calcext:value-type="float">
            <text:p>3153.52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486454945" calcext:value-type="float">
            <text:p>486454945</text:p>
          </table:table-cell>
          <table:table-cell table:number-columns-repeated="2"/>
          <table:table-cell office:value-type="float" office:value="-3.3" calcext:value-type="float">
            <text:p>-3.3</text:p>
          </table:table-cell>
          <table:table-cell/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486454945" calcext:value-type="float">
            <text:p>486454945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367" calcext:value-type="float">
            <text:p>-367</text:p>
          </table:table-cell>
          <table:table-cell/>
          <table:table-cell office:value-type="float" office:value="3152.28" calcext:value-type="float">
            <text:p>3152.28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486454947" calcext:value-type="float">
            <text:p>486454947</text:p>
          </table:table-cell>
          <table:table-cell table:number-columns-repeated="2"/>
          <table:table-cell office:value-type="float" office:value="-3.3" calcext:value-type="float">
            <text:p>-3.3</text:p>
          </table:table-cell>
          <table:table-cell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486454947" calcext:value-type="float">
            <text:p>486454947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3169.64" calcext:value-type="float">
            <text:p>3169.64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486454947" calcext:value-type="float">
            <text:p>486454947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486454947" calcext:value-type="float">
            <text:p>486454947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3187" calcext:value-type="float">
            <text:p>3187</text:p>
          </table:table-cell>
        </table:table-row>
        <table:table-row table:style-name="ro1">
          <table:table-cell office:value-type="float" office:value="5.91666666666667" calcext:value-type="float">
            <text:p>5.91666666666667</text:p>
          </table:table-cell>
          <table:table-cell office:value-type="float" office:value="486454949" calcext:value-type="float">
            <text:p>486454949</text:p>
          </table:table-cell>
          <table:table-cell table:number-columns-repeated="2"/>
          <table:table-cell office:value-type="float" office:value="-2.5" calcext:value-type="float">
            <text:p>-2.5</text:p>
          </table:table-cell>
          <table:table-cell/>
        </table:table-row>
        <table:table-row table:style-name="ro1">
          <table:table-cell office:value-type="float" office:value="5.91666666666667" calcext:value-type="float">
            <text:p>5.91666666666667</text:p>
          </table:table-cell>
          <table:table-cell office:value-type="float" office:value="486454949" calcext:value-type="float">
            <text:p>486454949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757" calcext:value-type="float">
            <text:p>757</text:p>
          </table:table-cell>
          <table:table-cell/>
          <table:table-cell office:value-type="float" office:value="3089.32" calcext:value-type="float">
            <text:p>3089.32</text:p>
          </table:table-cell>
        </table:table-row>
        <table:table-row table:style-name="ro1">
          <table:table-cell office:value-type="float" office:value="5.91666666666667" calcext:value-type="float">
            <text:p>5.91666666666667</text:p>
          </table:table-cell>
          <table:table-cell office:value-type="float" office:value="486454949" calcext:value-type="float">
            <text:p>486454949</text:p>
          </table:table-cell>
          <table:table-cell table:number-columns-repeated="2"/>
          <table:table-cell office:value-type="float" office:value="-2.7" calcext:value-type="float">
            <text:p>-2.7</text:p>
          </table:table-cell>
          <table:table-cell/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486454951" calcext:value-type="float">
            <text:p>486454951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3245.28" calcext:value-type="float">
            <text:p>3245.28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486454951" calcext:value-type="float">
            <text:p>486454951</text:p>
          </table:table-cell>
          <table:table-cell table:number-columns-repeated="2"/>
          <table:table-cell office:value-type="float" office:value="-1.7" calcext:value-type="float">
            <text:p>-1.7</text:p>
          </table:table-cell>
          <table:table-cell/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486454951" calcext:value-type="float">
            <text:p>486454951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float" office:value="3132.72" calcext:value-type="float">
            <text:p>3132.72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486454951" calcext:value-type="float">
            <text:p>486454951</text:p>
          </table:table-cell>
          <table:table-cell table:number-columns-repeated="2"/>
          <table:table-cell office:value-type="float" office:value="-1.7" calcext:value-type="float">
            <text:p>-1.7</text:p>
          </table:table-cell>
          <table:table-cell/>
        </table:table-row>
        <table:table-row table:style-name="ro1">
          <table:table-cell office:value-type="float" office:value="5.98333333333333" calcext:value-type="float">
            <text:p>5.98333333333333</text:p>
          </table:table-cell>
          <table:table-cell office:value-type="float" office:value="486454953" calcext:value-type="float">
            <text:p>486454953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934" calcext:value-type="float">
            <text:p>934</text:p>
          </table:table-cell>
          <table:table-cell/>
          <table:table-cell office:value-type="float" office:value="3152.56" calcext:value-type="float">
            <text:p>3152.56</text:p>
          </table:table-cell>
        </table:table-row>
        <table:table-row table:style-name="ro1">
          <table:table-cell office:value-type="float" office:value="5.98333333333333" calcext:value-type="float">
            <text:p>5.98333333333333</text:p>
          </table:table-cell>
          <table:table-cell office:value-type="float" office:value="486454953" calcext:value-type="float">
            <text:p>486454953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5.98333333333333" calcext:value-type="float">
            <text:p>5.98333333333333</text:p>
          </table:table-cell>
          <table:table-cell office:value-type="float" office:value="486454953" calcext:value-type="float">
            <text:p>486454953</text:p>
          </table:table-cell>
          <table:table-cell table:number-columns-repeated="2"/>
          <table:table-cell office:value-type="float" office:value="-1.5" calcext:value-type="float">
            <text:p>-1.5</text:p>
          </table:table-cell>
          <table:table-cell/>
        </table:table-row>
        <table:table-row table:style-name="ro1">
          <table:table-cell office:value-type="float" office:value="6.01666666666667" calcext:value-type="float">
            <text:p>6.01666666666667</text:p>
          </table:table-cell>
          <table:table-cell office:value-type="float" office:value="486454955" calcext:value-type="float">
            <text:p>486454955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3129" calcext:value-type="float">
            <text:p>3129</text:p>
          </table:table-cell>
        </table:table-row>
        <table:table-row table:style-name="ro1">
          <table:table-cell office:value-type="float" office:value="6.01666666666667" calcext:value-type="float">
            <text:p>6.01666666666667</text:p>
          </table:table-cell>
          <table:table-cell office:value-type="float" office:value="486454955" calcext:value-type="float">
            <text:p>486454955</text:p>
          </table:table-cell>
          <table:table-cell table:number-columns-repeated="2"/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6.01666666666667" calcext:value-type="float">
            <text:p>6.01666666666667</text:p>
          </table:table-cell>
          <table:table-cell office:value-type="float" office:value="486454955" calcext:value-type="float">
            <text:p>486454955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3137.68" calcext:value-type="float">
            <text:p>3137.68</text:p>
          </table:table-cell>
        </table:table-row>
        <table:table-row table:style-name="ro1">
          <table:table-cell office:value-type="float" office:value="6.01666666666667" calcext:value-type="float">
            <text:p>6.01666666666667</text:p>
          </table:table-cell>
          <table:table-cell office:value-type="float" office:value="486454955" calcext:value-type="float">
            <text:p>486454955</text:p>
          </table:table-cell>
          <table:table-cell table:number-columns-repeated="2"/>
          <table:table-cell office:value-type="float" office:value="-1.5" calcext:value-type="float">
            <text:p>-1.5</text:p>
          </table:table-cell>
          <table:table-cell/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486454957" calcext:value-type="float">
            <text:p>486454957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3131.48" calcext:value-type="float">
            <text:p>3131.48</text:p>
          </table:table-cell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486454957" calcext:value-type="float">
            <text:p>486454957</text:p>
          </table:table-cell>
          <table:table-cell table:number-columns-repeated="2"/>
          <table:table-cell office:value-type="float" office:value="-1.6" calcext:value-type="float">
            <text:p>-1.6</text:p>
          </table:table-cell>
          <table:table-cell/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486454957" calcext:value-type="float">
            <text:p>486454957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251.48" calcext:value-type="float">
            <text:p>3251.48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486454960" calcext:value-type="float">
            <text:p>486454960</text:p>
          </table:table-cell>
          <table:table-cell table:number-columns-repeated="2"/>
          <table:table-cell office:value-type="float" office:value="-2.2" calcext:value-type="float">
            <text:p>-2.2</text:p>
          </table:table-cell>
          <table:table-cell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486454960" calcext:value-type="float">
            <text:p>486454960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141.4" calcext:value-type="float">
            <text:p>3141.4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486454960" calcext:value-type="float">
            <text:p>486454960</text:p>
          </table:table-cell>
          <table:table-cell table:number-columns-repeated="2"/>
          <table:table-cell office:value-type="float" office:value="-1.3" calcext:value-type="float">
            <text:p>-1.3</text:p>
          </table:table-cell>
          <table:table-cell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486454960" calcext:value-type="float">
            <text:p>486454960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3142.64" calcext:value-type="float">
            <text:p>3142.64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486454960" calcext:value-type="float">
            <text:p>486454960</text:p>
          </table:table-cell>
          <table:table-cell table:number-columns-repeated="2"/>
          <table:table-cell office:value-type="float" office:value="-2.1" calcext:value-type="float">
            <text:p>-2.1</text:p>
          </table:table-cell>
          <table:table-cell/>
        </table:table-row>
        <table:table-row table:style-name="ro1">
          <table:table-cell office:value-type="float" office:value="6.13333333333333" calcext:value-type="float">
            <text:p>6.13333333333333</text:p>
          </table:table-cell>
          <table:table-cell office:value-type="float" office:value="486454962" calcext:value-type="float">
            <text:p>486454962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529" calcext:value-type="float">
            <text:p>529</text:p>
          </table:table-cell>
          <table:table-cell/>
          <table:table-cell office:value-type="float" office:value="3167.44" calcext:value-type="float">
            <text:p>3167.44</text:p>
          </table:table-cell>
        </table:table-row>
        <table:table-row table:style-name="ro1">
          <table:table-cell office:value-type="float" office:value="6.13333333333333" calcext:value-type="float">
            <text:p>6.13333333333333</text:p>
          </table:table-cell>
          <table:table-cell office:value-type="float" office:value="486454962" calcext:value-type="float">
            <text:p>486454962</text:p>
          </table:table-cell>
          <table:table-cell table:number-columns-repeated="2"/>
          <table:table-cell office:value-type="float" office:value="-2.1" calcext:value-type="float">
            <text:p>-2.1</text:p>
          </table:table-cell>
          <table:table-cell/>
        </table:table-row>
        <table:table-row table:style-name="ro1">
          <table:table-cell office:value-type="float" office:value="6.13333333333333" calcext:value-type="float">
            <text:p>6.13333333333333</text:p>
          </table:table-cell>
          <table:table-cell office:value-type="float" office:value="486454962" calcext:value-type="float">
            <text:p>486454962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3172.4" calcext:value-type="float">
            <text:p>3172.4</text:p>
          </table:table-cell>
        </table:table-row>
        <table:table-row table:style-name="ro1">
          <table:table-cell office:value-type="float" office:value="6.13333333333333" calcext:value-type="float">
            <text:p>6.13333333333333</text:p>
          </table:table-cell>
          <table:table-cell office:value-type="float" office:value="486454962" calcext:value-type="float">
            <text:p>486454962</text:p>
          </table:table-cell>
          <table:table-cell table:number-columns-repeated="2"/>
          <table:table-cell office:value-type="float" office:value="-1.7" calcext:value-type="float">
            <text:p>-1.7</text:p>
          </table:table-cell>
          <table:table-cell/>
        </table:table-row>
        <table:table-row table:style-name="ro1">
          <table:table-cell office:value-type="float" office:value="6.16666666666667" calcext:value-type="float">
            <text:p>6.16666666666667</text:p>
          </table:table-cell>
          <table:table-cell office:value-type="float" office:value="486454964" calcext:value-type="float">
            <text:p>486454964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3184.8" calcext:value-type="float">
            <text:p>3184.8</text:p>
          </table:table-cell>
        </table:table-row>
        <table:table-row table:style-name="ro1">
          <table:table-cell office:value-type="float" office:value="6.16666666666667" calcext:value-type="float">
            <text:p>6.16666666666667</text:p>
          </table:table-cell>
          <table:table-cell office:value-type="float" office:value="486454964" calcext:value-type="float">
            <text:p>486454964</text:p>
          </table:table-cell>
          <table:table-cell table:number-columns-repeated="2"/>
          <table:table-cell office:value-type="float" office:value="-1.5" calcext:value-type="float">
            <text:p>-1.5</text:p>
          </table:table-cell>
          <table:table-cell/>
        </table:table-row>
        <table:table-row table:style-name="ro1">
          <table:table-cell office:value-type="float" office:value="6.16666666666667" calcext:value-type="float">
            <text:p>6.16666666666667</text:p>
          </table:table-cell>
          <table:table-cell office:value-type="float" office:value="486454964" calcext:value-type="float">
            <text:p>486454964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3199.68" calcext:value-type="float">
            <text:p>3199.68</text:p>
          </table:table-cell>
        </table:table-row>
        <table:table-row table:style-name="ro1">
          <table:table-cell office:value-type="float" office:value="6.18333333333333" calcext:value-type="float">
            <text:p>6.18333333333333</text:p>
          </table:table-cell>
          <table:table-cell office:value-type="float" office:value="486454966" calcext:value-type="float">
            <text:p>486454966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/>
        </table:table-row>
        <table:table-row table:style-name="ro1">
          <table:table-cell office:value-type="float" office:value="6.18333333333333" calcext:value-type="float">
            <text:p>6.18333333333333</text:p>
          </table:table-cell>
          <table:table-cell office:value-type="float" office:value="486454966" calcext:value-type="float">
            <text:p>486454966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3210.84" calcext:value-type="float">
            <text:p>3210.84</text:p>
          </table:table-cell>
        </table:table-row>
        <table:table-row table:style-name="ro1">
          <table:table-cell office:value-type="float" office:value="6.18333333333333" calcext:value-type="float">
            <text:p>6.18333333333333</text:p>
          </table:table-cell>
          <table:table-cell office:value-type="float" office:value="486454966" calcext:value-type="float">
            <text:p>486454966</text:p>
          </table:table-cell>
          <table:table-cell table:number-columns-repeated="2"/>
          <table:table-cell office:value-type="float" office:value="-1.4" calcext:value-type="float">
            <text:p>-1.4</text:p>
          </table:table-cell>
          <table:table-cell/>
        </table:table-row>
        <table:table-row table:style-name="ro1">
          <table:table-cell office:value-type="float" office:value="6.23333333333333" calcext:value-type="float">
            <text:p>6.23333333333333</text:p>
          </table:table-cell>
          <table:table-cell office:value-type="float" office:value="486454968" calcext:value-type="float">
            <text:p>486454968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3224.48" calcext:value-type="float">
            <text:p>3224.48</text:p>
          </table:table-cell>
        </table:table-row>
        <table:table-row table:style-name="ro1">
          <table:table-cell office:value-type="float" office:value="6.23333333333333" calcext:value-type="float">
            <text:p>6.23333333333333</text:p>
          </table:table-cell>
          <table:table-cell office:value-type="float" office:value="486454968" calcext:value-type="float">
            <text:p>486454968</text:p>
          </table:table-cell>
          <table:table-cell table:number-columns-repeated="2"/>
          <table:table-cell office:value-type="float" office:value="-0.6" calcext:value-type="float">
            <text:p>-0.6</text:p>
          </table:table-cell>
          <table:table-cell/>
        </table:table-row>
        <table:table-row table:style-name="ro1">
          <table:table-cell office:value-type="float" office:value="6.23333333333333" calcext:value-type="float">
            <text:p>6.23333333333333</text:p>
          </table:table-cell>
          <table:table-cell office:value-type="float" office:value="486454968" calcext:value-type="float">
            <text:p>486454968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3220.76" calcext:value-type="float">
            <text:p>3220.76</text:p>
          </table:table-cell>
        </table:table-row>
        <table:table-row table:style-name="ro1">
          <table:table-cell office:value-type="float" office:value="6.23333333333333" calcext:value-type="float">
            <text:p>6.23333333333333</text:p>
          </table:table-cell>
          <table:table-cell office:value-type="float" office:value="486454968" calcext:value-type="float">
            <text:p>486454968</text:p>
          </table:table-cell>
          <table:table-cell table:number-columns-repeated="2"/>
          <table:table-cell office:value-type="float" office:value="-0.8" calcext:value-type="float">
            <text:p>-0.8</text:p>
          </table:table-cell>
          <table:table-cell/>
        </table:table-row>
        <table:table-row table:style-name="ro1">
          <table:table-cell office:value-type="float" office:value="6.26666666666667" calcext:value-type="float">
            <text:p>6.26666666666667</text:p>
          </table:table-cell>
          <table:table-cell office:value-type="float" office:value="486454970" calcext:value-type="float">
            <text:p>486454970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3236.88" calcext:value-type="float">
            <text:p>3236.88</text:p>
          </table:table-cell>
        </table:table-row>
        <table:table-row table:style-name="ro1">
          <table:table-cell office:value-type="float" office:value="6.26666666666667" calcext:value-type="float">
            <text:p>6.26666666666667</text:p>
          </table:table-cell>
          <table:table-cell office:value-type="float" office:value="486454970" calcext:value-type="float">
            <text:p>486454970</text:p>
          </table:table-cell>
          <table:table-cell table:number-columns-repeated="2"/>
          <table:table-cell office:value-type="float" office:value="-0.6" calcext:value-type="float">
            <text:p>-0.6</text:p>
          </table:table-cell>
          <table:table-cell/>
        </table:table-row>
        <table:table-row table:style-name="ro1">
          <table:table-cell office:value-type="float" office:value="6.26666666666667" calcext:value-type="float">
            <text:p>6.26666666666667</text:p>
          </table:table-cell>
          <table:table-cell office:value-type="float" office:value="486454970" calcext:value-type="float">
            <text:p>486454970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3233.16" calcext:value-type="float">
            <text:p>3233.16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486454976" calcext:value-type="float">
            <text:p>486454976</text:p>
          </table:table-cell>
          <table:table-cell table:number-columns-repeated="2"/>
          <table:table-cell office:value-type="float" office:value="-1.1" calcext:value-type="float">
            <text:p>-1.1</text:p>
          </table:table-cell>
          <table:table-cell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486454976" calcext:value-type="float">
            <text:p>486454976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486454976" calcext:value-type="float">
            <text:p>486454976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3240.6" calcext:value-type="float">
            <text:p>3240.6</text:p>
          </table:table-cell>
        </table:table-row>
        <table:table-row table:style-name="ro1">
          <table:table-cell office:value-type="float" office:value="6.33333333333333" calcext:value-type="float">
            <text:p>6.33333333333333</text:p>
          </table:table-cell>
          <table:table-cell office:value-type="float" office:value="486454978" calcext:value-type="float">
            <text:p>486454978</text:p>
          </table:table-cell>
          <table:table-cell table:number-columns-repeated="2"/>
          <table:table-cell office:value-type="float" office:value="-1.1" calcext:value-type="float">
            <text:p>-1.1</text:p>
          </table:table-cell>
          <table:table-cell/>
        </table:table-row>
        <table:table-row table:style-name="ro1">
          <table:table-cell office:value-type="float" office:value="6.33333333333333" calcext:value-type="float">
            <text:p>6.33333333333333</text:p>
          </table:table-cell>
          <table:table-cell office:value-type="float" office:value="486454978" calcext:value-type="float">
            <text:p>486454978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3245.56" calcext:value-type="float">
            <text:p>3245.56</text:p>
          </table:table-cell>
        </table:table-row>
        <table:table-row table:style-name="ro1">
          <table:table-cell office:value-type="float" office:value="6.33333333333333" calcext:value-type="float">
            <text:p>6.33333333333333</text:p>
          </table:table-cell>
          <table:table-cell office:value-type="float" office:value="486454978" calcext:value-type="float">
            <text:p>486454978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3254.24" calcext:value-type="float">
            <text:p>3254.24</text:p>
          </table:table-cell>
        </table:table-row>
        <table:table-row table:style-name="ro1">
          <table:table-cell office:value-type="float" office:value="6.33333333333333" calcext:value-type="float">
            <text:p>6.33333333333333</text:p>
          </table:table-cell>
          <table:table-cell office:value-type="float" office:value="486454978" calcext:value-type="float">
            <text:p>486454978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/>
        </table:table-row>
        <table:table-row table:style-name="ro1">
          <table:table-cell office:value-type="float" office:value="6.36666666666667" calcext:value-type="float">
            <text:p>6.36666666666667</text:p>
          </table:table-cell>
          <table:table-cell office:value-type="float" office:value="486454980" calcext:value-type="float">
            <text:p>486454980</text:p>
          </table:table-cell>
          <table:table-cell table:number-columns-repeated="2"/>
          <table:table-cell office:value-type="float" office:value="-0.7" calcext:value-type="float">
            <text:p>-0.7</text:p>
          </table:table-cell>
          <table:table-cell/>
        </table:table-row>
        <table:table-row table:style-name="ro1">
          <table:table-cell office:value-type="float" office:value="6.36666666666667" calcext:value-type="float">
            <text:p>6.36666666666667</text:p>
          </table:table-cell>
          <table:table-cell office:value-type="float" office:value="486454980" calcext:value-type="float">
            <text:p>486454980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float" office:value="3262.92" calcext:value-type="float">
            <text:p>3262.92</text:p>
          </table:table-cell>
        </table:table-row>
        <table:table-row table:style-name="ro1">
          <table:table-cell office:value-type="float" office:value="6.36666666666667" calcext:value-type="float">
            <text:p>6.36666666666667</text:p>
          </table:table-cell>
          <table:table-cell office:value-type="float" office:value="486454980" calcext:value-type="float">
            <text:p>486454980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3277.8" calcext:value-type="float">
            <text:p>3277.8</text:p>
          </table:table-cell>
        </table:table-row>
        <table:table-row table:style-name="ro1">
          <table:table-cell office:value-type="float" office:value="6.36666666666667" calcext:value-type="float">
            <text:p>6.36666666666667</text:p>
          </table:table-cell>
          <table:table-cell office:value-type="float" office:value="486454980" calcext:value-type="float">
            <text:p>486454980</text:p>
          </table:table-cell>
          <table:table-cell table:number-columns-repeated="2"/>
          <table:table-cell office:value-type="float" office:value="-1.5" calcext:value-type="float">
            <text:p>-1.5</text:p>
          </table:table-cell>
          <table:table-cell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486454982" calcext:value-type="float">
            <text:p>486454982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486454982" calcext:value-type="float">
            <text:p>486454982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float" office:value="3284" calcext:value-type="float">
            <text:p>3284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486454982" calcext:value-type="float">
            <text:p>486454982</text:p>
          </table:table-cell>
          <table:table-cell table:number-columns-repeated="2"/>
          <table:table-cell office:value-type="float" office:value="-1.4" calcext:value-type="float">
            <text:p>-1.4</text:p>
          </table:table-cell>
          <table:table-cell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486454982" calcext:value-type="float">
            <text:p>486454982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3295.16" calcext:value-type="float">
            <text:p>3295.16</text:p>
          </table:table-cell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486454984" calcext:value-type="float">
            <text:p>486454984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/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486454984" calcext:value-type="float">
            <text:p>486454984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3302.6" calcext:value-type="float">
            <text:p>3302.6</text:p>
          </table:table-cell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486454984" calcext:value-type="float">
            <text:p>486454984</text:p>
          </table:table-cell>
          <table:table-cell table:number-columns-repeated="2"/>
          <table:table-cell office:value-type="float" office:value="-0.2" calcext:value-type="float">
            <text:p>-0.2</text:p>
          </table:table-cell>
          <table:table-cell/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486454984" calcext:value-type="float">
            <text:p>486454984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float" office:value="3311.28" calcext:value-type="float">
            <text:p>3311.28</text:p>
          </table:table-cell>
        </table:table-row>
        <table:table-row table:style-name="ro1">
          <table:table-cell office:value-type="float" office:value="6.46666666666667" calcext:value-type="float">
            <text:p>6.46666666666667</text:p>
          </table:table-cell>
          <table:table-cell office:value-type="float" office:value="486454986" calcext:value-type="float">
            <text:p>486454986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/>
        </table:table-row>
        <table:table-row table:style-name="ro1">
          <table:table-cell office:value-type="float" office:value="6.46666666666667" calcext:value-type="float">
            <text:p>6.46666666666667</text:p>
          </table:table-cell>
          <table:table-cell office:value-type="float" office:value="486454986" calcext:value-type="float">
            <text:p>486454986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607" calcext:value-type="float">
            <text:p>607</text:p>
          </table:table-cell>
          <table:table-cell/>
          <table:table-cell office:value-type="float" office:value="3342.28" calcext:value-type="float">
            <text:p>3342.28</text:p>
          </table:table-cell>
        </table:table-row>
        <table:table-row table:style-name="ro1">
          <table:table-cell office:value-type="float" office:value="6.46666666666667" calcext:value-type="float">
            <text:p>6.46666666666667</text:p>
          </table:table-cell>
          <table:table-cell office:value-type="float" office:value="486454986" calcext:value-type="float">
            <text:p>486454986</text:p>
          </table:table-cell>
          <table:table-cell table:number-columns-repeated="2"/>
          <table:table-cell office:value-type="float" office:value="-0.3" calcext:value-type="float">
            <text:p>-0.3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486454988" calcext:value-type="float">
            <text:p>486454988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float" office:value="3347.24" calcext:value-type="float">
            <text:p>3347.2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486454988" calcext:value-type="float">
            <text:p>4864549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486454988" calcext:value-type="float">
            <text:p>486454988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float" office:value="3362.12" calcext:value-type="float">
            <text:p>3362.12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486454988" calcext:value-type="float">
            <text:p>4864549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.53333333333333" calcext:value-type="float">
            <text:p>6.53333333333333</text:p>
          </table:table-cell>
          <table:table-cell office:value-type="float" office:value="486454990" calcext:value-type="float">
            <text:p>486454990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3383.2" calcext:value-type="float">
            <text:p>3383.2</text:p>
          </table:table-cell>
        </table:table-row>
        <table:table-row table:style-name="ro1">
          <table:table-cell office:value-type="float" office:value="6.53333333333333" calcext:value-type="float">
            <text:p>6.53333333333333</text:p>
          </table:table-cell>
          <table:table-cell office:value-type="float" office:value="486454990" calcext:value-type="float">
            <text:p>486454990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float" office:value="6.56666666666667" calcext:value-type="float">
            <text:p>6.56666666666667</text:p>
          </table:table-cell>
          <table:table-cell office:value-type="float" office:value="486454992" calcext:value-type="float">
            <text:p>486454992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755" calcext:value-type="float">
            <text:p>755</text:p>
          </table:table-cell>
          <table:table-cell/>
          <table:table-cell office:value-type="float" office:value="3410.48" calcext:value-type="float">
            <text:p>3410.48</text:p>
          </table:table-cell>
        </table:table-row>
        <table:table-row table:style-name="ro1">
          <table:table-cell office:value-type="float" office:value="6.56666666666667" calcext:value-type="float">
            <text:p>6.56666666666667</text:p>
          </table:table-cell>
          <table:table-cell office:value-type="float" office:value="486454992" calcext:value-type="float">
            <text:p>486454992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float" office:value="6.56666666666667" calcext:value-type="float">
            <text:p>6.56666666666667</text:p>
          </table:table-cell>
          <table:table-cell office:value-type="float" office:value="486454992" calcext:value-type="float">
            <text:p>486454992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/>
        </table:table-row>
        <table:table-row table:style-name="ro1">
          <table:table-cell office:value-type="float" office:value="6.56666666666667" calcext:value-type="float">
            <text:p>6.56666666666667</text:p>
          </table:table-cell>
          <table:table-cell office:value-type="float" office:value="486454992" calcext:value-type="float">
            <text:p>486454992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724" calcext:value-type="float">
            <text:p>724</text:p>
          </table:table-cell>
          <table:table-cell/>
          <table:table-cell office:value-type="float" office:value="3429.08" calcext:value-type="float">
            <text:p>3429.08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486454994" calcext:value-type="float">
            <text:p>486454994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486454994" calcext:value-type="float">
            <text:p>486454994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903" calcext:value-type="float">
            <text:p>903</text:p>
          </table:table-cell>
          <table:table-cell/>
          <table:table-cell office:value-type="float" office:value="3452.64" calcext:value-type="float">
            <text:p>3452.64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486454994" calcext:value-type="float">
            <text:p>486454994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486454994" calcext:value-type="float">
            <text:p>486454994</text:p>
          </table:table-cell>
          <table:table-cell office:value-type="float" office:value="117.278617710583" calcext:value-type="float">
            <text:p>117.278617710583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3461.32" calcext:value-type="float">
            <text:p>3461.32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486454994" calcext:value-type="float">
            <text:p>486454994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486454997" calcext:value-type="float">
            <text:p>486454997</text:p>
          </table:table-cell>
          <table:table-cell office:value-type="float" office:value="117.278617710583" calcext:value-type="float">
            <text:p>117.278617710583</text:p>
          </table:table-cell>
          <table:table-cell office:value-type="float" office:value="777" calcext:value-type="float">
            <text:p>777</text:p>
          </table:table-cell>
          <table:table-cell/>
          <table:table-cell office:value-type="float" office:value="3478.68" calcext:value-type="float">
            <text:p>3478.68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486454997" calcext:value-type="float">
            <text:p>486454997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486454997" calcext:value-type="float">
            <text:p>486454997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3479.92" calcext:value-type="float">
            <text:p>3479.92</text:p>
          </table:table-cell>
        </table:table-row>
        <table:table-row table:style-name="ro1">
          <table:table-cell office:value-type="float" office:value="6.68333333333333" calcext:value-type="float">
            <text:p>6.68333333333333</text:p>
          </table:table-cell>
          <table:table-cell office:value-type="float" office:value="486454998" calcext:value-type="float">
            <text:p>486454998</text:p>
          </table:table-cell>
          <table:table-cell table:number-columns-repeated="2"/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6.68333333333333" calcext:value-type="float">
            <text:p>6.68333333333333</text:p>
          </table:table-cell>
          <table:table-cell office:value-type="float" office:value="486454998" calcext:value-type="float">
            <text:p>486454998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3494.8" calcext:value-type="float">
            <text:p>3494.8</text:p>
          </table:table-cell>
        </table:table-row>
        <table:table-row table:style-name="ro1">
          <table:table-cell office:value-type="float" office:value="6.68333333333333" calcext:value-type="float">
            <text:p>6.68333333333333</text:p>
          </table:table-cell>
          <table:table-cell office:value-type="float" office:value="486454998" calcext:value-type="float">
            <text:p>486454998</text:p>
          </table:table-cell>
          <table:table-cell table:number-columns-repeated="2"/>
          <table:table-cell office:value-type="float" office:value="-0.6" calcext:value-type="float">
            <text:p>-0.6</text:p>
          </table:table-cell>
          <table:table-cell/>
        </table:table-row>
        <table:table-row table:style-name="ro1">
          <table:table-cell office:value-type="float" office:value="6.68333333333333" calcext:value-type="float">
            <text:p>6.68333333333333</text:p>
          </table:table-cell>
          <table:table-cell office:value-type="float" office:value="486454998" calcext:value-type="float">
            <text:p>486454998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3488.6" calcext:value-type="float">
            <text:p>3488.6</text:p>
          </table:table-cell>
        </table:table-row>
        <table:table-row table:style-name="ro1">
          <table:table-cell office:value-type="float" office:value="6.71666666666667" calcext:value-type="float">
            <text:p>6.71666666666667</text:p>
          </table:table-cell>
          <table:table-cell office:value-type="float" office:value="486455001" calcext:value-type="float">
            <text:p>486455001</text:p>
          </table:table-cell>
          <table:table-cell table:number-columns-repeated="2"/>
          <table:table-cell office:value-type="float" office:value="-0.3" calcext:value-type="float">
            <text:p>-0.3</text:p>
          </table:table-cell>
          <table:table-cell/>
        </table:table-row>
        <table:table-row table:style-name="ro1">
          <table:table-cell office:value-type="float" office:value="6.71666666666667" calcext:value-type="float">
            <text:p>6.71666666666667</text:p>
          </table:table-cell>
          <table:table-cell office:value-type="float" office:value="486455001" calcext:value-type="float">
            <text:p>486455001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487.36" calcext:value-type="float">
            <text:p>3487.36</text:p>
          </table:table-cell>
        </table:table-row>
        <table:table-row table:style-name="ro1">
          <table:table-cell office:value-type="float" office:value="6.71666666666667" calcext:value-type="float">
            <text:p>6.71666666666667</text:p>
          </table:table-cell>
          <table:table-cell office:value-type="float" office:value="486455001" calcext:value-type="float">
            <text:p>486455001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486455002" calcext:value-type="float">
            <text:p>486455002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-153" calcext:value-type="float">
            <text:p>-153</text:p>
          </table:table-cell>
          <table:table-cell/>
          <table:table-cell office:value-type="float" office:value="3481.16" calcext:value-type="float">
            <text:p>3481.16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486455002" calcext:value-type="float">
            <text:p>48645500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486455002" calcext:value-type="float">
            <text:p>486455002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486455002" calcext:value-type="float">
            <text:p>486455002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-127" calcext:value-type="float">
            <text:p>-127</text:p>
          </table:table-cell>
          <table:table-cell/>
          <table:table-cell office:value-type="float" office:value="3477.44" calcext:value-type="float">
            <text:p>3477.44</text:p>
          </table:table-cell>
        </table:table-row>
        <table:table-row table:style-name="ro1">
          <table:table-cell office:value-type="float" office:value="6.78333333333333" calcext:value-type="float">
            <text:p>6.78333333333333</text:p>
          </table:table-cell>
          <table:table-cell office:value-type="float" office:value="486455005" calcext:value-type="float">
            <text:p>486455005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float" office:value="6.78333333333333" calcext:value-type="float">
            <text:p>6.78333333333333</text:p>
          </table:table-cell>
          <table:table-cell office:value-type="float" office:value="486455005" calcext:value-type="float">
            <text:p>486455005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-81" calcext:value-type="float">
            <text:p>-81</text:p>
          </table:table-cell>
          <table:table-cell/>
          <table:table-cell office:value-type="float" office:value="3477.44" calcext:value-type="float">
            <text:p>3477.44</text:p>
          </table:table-cell>
        </table:table-row>
        <table:table-row table:style-name="ro1">
          <table:table-cell office:value-type="float" office:value="6.78333333333333" calcext:value-type="float">
            <text:p>6.78333333333333</text:p>
          </table:table-cell>
          <table:table-cell office:value-type="float" office:value="486455005" calcext:value-type="float">
            <text:p>486455005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/>
        </table:table-row>
        <table:table-row table:style-name="ro1">
          <table:table-cell office:value-type="float" office:value="6.78333333333333" calcext:value-type="float">
            <text:p>6.78333333333333</text:p>
          </table:table-cell>
          <table:table-cell office:value-type="float" office:value="486455005" calcext:value-type="float">
            <text:p>486455005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3478.68" calcext:value-type="float">
            <text:p>3478.68</text:p>
          </table:table-cell>
        </table:table-row>
        <table:table-row table:style-name="ro1">
          <table:table-cell office:value-type="float" office:value="6.81666666666667" calcext:value-type="float">
            <text:p>6.81666666666667</text:p>
          </table:table-cell>
          <table:table-cell office:value-type="float" office:value="486455007" calcext:value-type="float">
            <text:p>48645500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.81666666666667" calcext:value-type="float">
            <text:p>6.81666666666667</text:p>
          </table:table-cell>
          <table:table-cell office:value-type="float" office:value="486455007" calcext:value-type="float">
            <text:p>486455007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71" calcext:value-type="float">
            <text:p>-71</text:p>
          </table:table-cell>
          <table:table-cell/>
          <table:table-cell office:value-type="float" office:value="3471.24" calcext:value-type="float">
            <text:p>3471.24</text:p>
          </table:table-cell>
        </table:table-row>
        <table:table-row table:style-name="ro1">
          <table:table-cell office:value-type="float" office:value="6.81666666666667" calcext:value-type="float">
            <text:p>6.81666666666667</text:p>
          </table:table-cell>
          <table:table-cell office:value-type="float" office:value="486455007" calcext:value-type="float">
            <text:p>486455007</text:p>
          </table:table-cell>
          <table:table-cell table:number-columns-repeated="2"/>
          <table:table-cell office:value-type="float" office:value="5.4" calcext:value-type="float">
            <text:p>5.4</text:p>
          </table:table-cell>
          <table:table-cell/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486455009" calcext:value-type="float">
            <text:p>486455009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-99" calcext:value-type="float">
            <text:p>-99</text:p>
          </table:table-cell>
          <table:table-cell/>
          <table:table-cell office:value-type="float" office:value="3348.76" calcext:value-type="float">
            <text:p>3348.76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486455009" calcext:value-type="float">
            <text:p>486455009</text:p>
          </table:table-cell>
          <table:table-cell table:number-columns-repeated="2"/>
          <table:table-cell office:value-type="float" office:value="6.7" calcext:value-type="float">
            <text:p>6.7</text:p>
          </table:table-cell>
          <table:table-cell/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486455009" calcext:value-type="float">
            <text:p>486455009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-84" calcext:value-type="float">
            <text:p>-84</text:p>
          </table:table-cell>
          <table:table-cell/>
          <table:table-cell office:value-type="float" office:value="3348.76" calcext:value-type="float">
            <text:p>3348.76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486455009" calcext:value-type="float">
            <text:p>486455009</text:p>
          </table:table-cell>
          <table:table-cell table:number-columns-repeated="2"/>
          <table:table-cell office:value-type="float" office:value="7.9" calcext:value-type="float">
            <text:p>7.9</text:p>
          </table:table-cell>
          <table:table-cell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486455011" calcext:value-type="float">
            <text:p>486455011</text:p>
          </table:table-cell>
          <table:table-cell office:value-type="float" office:value="71.2203023758099" calcext:value-type="float">
            <text:p>71.2203023758099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3350" calcext:value-type="float">
            <text:p>3350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486455011" calcext:value-type="float">
            <text:p>486455011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486455011" calcext:value-type="float">
            <text:p>486455011</text:p>
          </table:table-cell>
          <table:table-cell office:value-type="float" office:value="66.9006479481642" calcext:value-type="float">
            <text:p>66.900647948164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352.48" calcext:value-type="float">
            <text:p>3352.48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486455011" calcext:value-type="float">
            <text:p>486455011</text:p>
          </table:table-cell>
          <table:table-cell table:number-columns-repeated="2"/>
          <table:table-cell office:value-type="float" office:value="10.3" calcext:value-type="float">
            <text:p>10.3</text:p>
          </table:table-cell>
          <table:table-cell/>
        </table:table-row>
        <table:table-row table:style-name="ro1">
          <table:table-cell office:value-type="float" office:value="6.93333333333333" calcext:value-type="float">
            <text:p>6.93333333333333</text:p>
          </table:table-cell>
          <table:table-cell office:value-type="float" office:value="486455013" calcext:value-type="float">
            <text:p>486455013</text:p>
          </table:table-cell>
          <table:table-cell office:value-type="float" office:value="63.3909287257019" calcext:value-type="float">
            <text:p>63.390928725701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351.24" calcext:value-type="float">
            <text:p>3351.24</text:p>
          </table:table-cell>
        </table:table-row>
        <table:table-row table:style-name="ro1">
          <table:table-cell office:value-type="float" office:value="6.93333333333333" calcext:value-type="float">
            <text:p>6.93333333333333</text:p>
          </table:table-cell>
          <table:table-cell office:value-type="float" office:value="486455013" calcext:value-type="float">
            <text:p>486455013</text:p>
          </table:table-cell>
          <table:table-cell table:number-columns-repeated="2"/>
          <table:table-cell office:value-type="float" office:value="11.5" calcext:value-type="float">
            <text:p>11.5</text:p>
          </table:table-cell>
          <table:table-cell/>
        </table:table-row>
        <table:table-row table:style-name="ro1">
          <table:table-cell office:value-type="float" office:value="6.93333333333333" calcext:value-type="float">
            <text:p>6.93333333333333</text:p>
          </table:table-cell>
          <table:table-cell office:value-type="float" office:value="486455013" calcext:value-type="float">
            <text:p>486455013</text:p>
          </table:table-cell>
          <table:table-cell table:number-columns-repeated="2"/>
          <table:table-cell office:value-type="float" office:value="11.3" calcext:value-type="float">
            <text:p>11.3</text:p>
          </table:table-cell>
          <table:table-cell/>
        </table:table-row>
        <table:table-row table:style-name="ro1">
          <table:table-cell office:value-type="float" office:value="6.93333333333333" calcext:value-type="float">
            <text:p>6.93333333333333</text:p>
          </table:table-cell>
          <table:table-cell office:value-type="float" office:value="486455013" calcext:value-type="float">
            <text:p>486455013</text:p>
          </table:table-cell>
          <table:table-cell office:value-type="float" office:value="59.9352051835853" calcext:value-type="float">
            <text:p>59.9352051835853</text:p>
          </table:table-cell>
          <table:table-cell office:value-type="float" office:value="-162" calcext:value-type="float">
            <text:p>-162</text:p>
          </table:table-cell>
          <table:table-cell/>
          <table:table-cell office:value-type="float" office:value="3336.36" calcext:value-type="float">
            <text:p>3336.36</text:p>
          </table:table-cell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486455016" calcext:value-type="float">
            <text:p>486455016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486455016" calcext:value-type="float">
            <text:p>486455016</text:p>
          </table:table-cell>
          <table:table-cell office:value-type="float" office:value="59.0712742980562" calcext:value-type="float">
            <text:p>59.0712742980562</text:p>
          </table:table-cell>
          <table:table-cell office:value-type="float" office:value="-462" calcext:value-type="float">
            <text:p>-462</text:p>
          </table:table-cell>
          <table:table-cell/>
          <table:table-cell office:value-type="float" office:value="3317.76" calcext:value-type="float">
            <text:p>3317.76</text:p>
          </table:table-cell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486455016" calcext:value-type="float">
            <text:p>486455016</text:p>
          </table:table-cell>
          <table:table-cell table:number-columns-repeated="2"/>
          <table:table-cell office:value-type="float" office:value="-16.7" calcext:value-type="float">
            <text:p>-16.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6455018" calcext:value-type="float">
            <text:p>486455018</text:p>
          </table:table-cell>
          <table:table-cell office:value-type="float" office:value="64.2548596112311" calcext:value-type="float">
            <text:p>64.2548596112311</text:p>
          </table:table-cell>
          <table:table-cell office:value-type="float" office:value="-744" calcext:value-type="float">
            <text:p>-744</text:p>
          </table:table-cell>
          <table:table-cell/>
          <table:table-cell office:value-type="float" office:value="3284.28" calcext:value-type="float">
            <text:p>3284.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6455018" calcext:value-type="float">
            <text:p>486455018</text:p>
          </table:table-cell>
          <table:table-cell table:number-columns-repeated="2"/>
          <table:table-cell office:value-type="float" office:value="-13.6" calcext:value-type="float">
            <text:p>-13.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6455018" calcext:value-type="float">
            <text:p>486455018</text:p>
          </table:table-cell>
          <table:table-cell office:value-type="float" office:value="68.6285097192225" calcext:value-type="float">
            <text:p>68.6285097192225</text:p>
          </table:table-cell>
          <table:table-cell office:value-type="float" office:value="-1803" calcext:value-type="float">
            <text:p>-1803</text:p>
          </table:table-cell>
          <table:table-cell/>
          <table:table-cell office:value-type="float" office:value="3207.4" calcext:value-type="float">
            <text:p>3207.4</text:p>
          </table:table-cell>
        </table:table-row>
        <table:table-row table:style-name="ro1">
          <table:table-cell office:value-type="float" office:value="7.03333333333333" calcext:value-type="float">
            <text:p>7.03333333333333</text:p>
          </table:table-cell>
          <table:table-cell office:value-type="float" office:value="486455019" calcext:value-type="float">
            <text:p>486455019</text:p>
          </table:table-cell>
          <table:table-cell table:number-columns-repeated="2"/>
          <table:table-cell office:value-type="float" office:value="-8.9" calcext:value-type="float">
            <text:p>-8.9</text:p>
          </table:table-cell>
          <table:table-cell/>
        </table:table-row>
        <table:table-row table:style-name="ro1">
          <table:table-cell office:value-type="float" office:value="7.03333333333333" calcext:value-type="float">
            <text:p>7.03333333333333</text:p>
          </table:table-cell>
          <table:table-cell office:value-type="float" office:value="486455019" calcext:value-type="float">
            <text:p>486455019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-2215" calcext:value-type="float">
            <text:p>-2215</text:p>
          </table:table-cell>
          <table:table-cell/>
          <table:table-cell office:value-type="float" office:value="3136.72" calcext:value-type="float">
            <text:p>3136.72</text:p>
          </table:table-cell>
        </table:table-row>
        <table:table-row table:style-name="ro1">
          <table:table-cell office:value-type="float" office:value="7.03333333333333" calcext:value-type="float">
            <text:p>7.03333333333333</text:p>
          </table:table-cell>
          <table:table-cell office:value-type="float" office:value="486455019" calcext:value-type="float">
            <text:p>486455019</text:p>
          </table:table-cell>
          <table:table-cell table:number-columns-repeated="2"/>
          <table:table-cell office:value-type="float" office:value="-4.9" calcext:value-type="float">
            <text:p>-4.9</text:p>
          </table:table-cell>
          <table:table-cell/>
        </table:table-row>
        <table:table-row table:style-name="ro1">
          <table:table-cell office:value-type="float" office:value="7.03333333333333" calcext:value-type="float">
            <text:p>7.03333333333333</text:p>
          </table:table-cell>
          <table:table-cell office:value-type="float" office:value="486455019" calcext:value-type="float">
            <text:p>486455019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-2434" calcext:value-type="float">
            <text:p>-2434</text:p>
          </table:table-cell>
          <table:table-cell/>
          <table:table-cell office:value-type="float" office:value="2948.52" calcext:value-type="float">
            <text:p>2948.52</text:p>
          </table:table-cell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486455022" calcext:value-type="float">
            <text:p>486455022</text:p>
          </table:table-cell>
          <table:table-cell table:number-columns-repeated="2"/>
          <table:table-cell office:value-type="float" office:value="-4.1" calcext:value-type="float">
            <text:p>-4.1</text:p>
          </table:table-cell>
          <table:table-cell/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486455022" calcext:value-type="float">
            <text:p>486455022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-2009" calcext:value-type="float">
            <text:p>-2009</text:p>
          </table:table-cell>
          <table:table-cell/>
          <table:table-cell office:value-type="float" office:value="2918.76" calcext:value-type="float">
            <text:p>2918.76</text:p>
          </table:table-cell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486455022" calcext:value-type="float">
            <text:p>486455022</text:p>
          </table:table-cell>
          <table:table-cell table:number-columns-repeated="2"/>
          <table:table-cell office:value-type="float" office:value="-4.2" calcext:value-type="float">
            <text:p>-4.2</text:p>
          </table:table-cell>
          <table:table-cell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486455023" calcext:value-type="float">
            <text:p>486455023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-820" calcext:value-type="float">
            <text:p>-820</text:p>
          </table:table-cell>
          <table:table-cell/>
          <table:table-cell office:value-type="float" office:value="2933.64" calcext:value-type="float">
            <text:p>2933.64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486455023" calcext:value-type="float">
            <text:p>486455023</text:p>
          </table:table-cell>
          <table:table-cell table:number-columns-repeated="2"/>
          <table:table-cell office:value-type="float" office:value="-4.7" calcext:value-type="float">
            <text:p>-4.7</text:p>
          </table:table-cell>
          <table:table-cell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486455023" calcext:value-type="float">
            <text:p>486455023</text:p>
          </table:table-cell>
          <table:table-cell table:number-columns-repeated="2"/>
          <table:table-cell office:value-type="float" office:value="-1.3" calcext:value-type="float">
            <text:p>-1.3</text:p>
          </table:table-cell>
          <table:table-cell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486455023" calcext:value-type="float">
            <text:p>486455023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959.68" calcext:value-type="float">
            <text:p>2959.68</text:p>
          </table:table-cell>
        </table:table-row>
        <table:table-row table:style-name="ro1">
          <table:table-cell office:value-type="float" office:value="7.13333333333333" calcext:value-type="float">
            <text:p>7.13333333333333</text:p>
          </table:table-cell>
          <table:table-cell office:value-type="float" office:value="486455026" calcext:value-type="float">
            <text:p>486455026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2990.68" calcext:value-type="float">
            <text:p>2990.68</text:p>
          </table:table-cell>
        </table:table-row>
        <table:table-row table:style-name="ro1">
          <table:table-cell office:value-type="float" office:value="7.13333333333333" calcext:value-type="float">
            <text:p>7.13333333333333</text:p>
          </table:table-cell>
          <table:table-cell office:value-type="float" office:value="486455026" calcext:value-type="float">
            <text:p>486455026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/>
        </table:table-row>
        <table:table-row table:style-name="ro1">
          <table:table-cell office:value-type="float" office:value="7.13333333333333" calcext:value-type="float">
            <text:p>7.13333333333333</text:p>
          </table:table-cell>
          <table:table-cell office:value-type="float" office:value="486455026" calcext:value-type="float">
            <text:p>4864550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.13333333333333" calcext:value-type="float">
            <text:p>7.13333333333333</text:p>
          </table:table-cell>
          <table:table-cell office:value-type="float" office:value="486455026" calcext:value-type="float">
            <text:p>486455026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3000.6" calcext:value-type="float">
            <text:p>3000.6</text:p>
          </table:table-cell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486455028" calcext:value-type="float">
            <text:p>4864550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486455028" calcext:value-type="float">
            <text:p>486455028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3142.92" calcext:value-type="float">
            <text:p>3142.92</text:p>
          </table:table-cell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486455028" calcext:value-type="float">
            <text:p>486455028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486455030" calcext:value-type="float">
            <text:p>486455030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float" office:value="3170.2" calcext:value-type="float">
            <text:p>3170.2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486455030" calcext:value-type="float">
            <text:p>486455030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486455030" calcext:value-type="float">
            <text:p>486455030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3052.68" calcext:value-type="float">
            <text:p>3052.68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486455030" calcext:value-type="float">
            <text:p>486455030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7.23333333333333" calcext:value-type="float">
            <text:p>7.23333333333333</text:p>
          </table:table-cell>
          <table:table-cell office:value-type="float" office:value="486455032" calcext:value-type="float">
            <text:p>486455032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3071.28" calcext:value-type="float">
            <text:p>3071.28</text:p>
          </table:table-cell>
        </table:table-row>
        <table:table-row table:style-name="ro1">
          <table:table-cell office:value-type="float" office:value="7.23333333333333" calcext:value-type="float">
            <text:p>7.23333333333333</text:p>
          </table:table-cell>
          <table:table-cell office:value-type="float" office:value="486455032" calcext:value-type="float">
            <text:p>486455032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float" office:value="7.23333333333333" calcext:value-type="float">
            <text:p>7.23333333333333</text:p>
          </table:table-cell>
          <table:table-cell office:value-type="float" office:value="486455032" calcext:value-type="float">
            <text:p>486455032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float" office:value="3088.64" calcext:value-type="float">
            <text:p>3088.64</text:p>
          </table:table-cell>
        </table:table-row>
        <table:table-row table:style-name="ro1">
          <table:table-cell office:value-type="float" office:value="7.28333333333333" calcext:value-type="float">
            <text:p>7.28333333333333</text:p>
          </table:table-cell>
          <table:table-cell office:value-type="float" office:value="486455034" calcext:value-type="float">
            <text:p>486455034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7.28333333333333" calcext:value-type="float">
            <text:p>7.28333333333333</text:p>
          </table:table-cell>
          <table:table-cell office:value-type="float" office:value="486455034" calcext:value-type="float">
            <text:p>486455034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3207.4" calcext:value-type="float">
            <text:p>3207.4</text:p>
          </table:table-cell>
        </table:table-row>
        <table:table-row table:style-name="ro1">
          <table:table-cell office:value-type="float" office:value="7.28333333333333" calcext:value-type="float">
            <text:p>7.28333333333333</text:p>
          </table:table-cell>
          <table:table-cell office:value-type="float" office:value="486455034" calcext:value-type="float">
            <text:p>486455034</text:p>
          </table:table-cell>
          <table:table-cell table:number-columns-repeated="2"/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7.28333333333333" calcext:value-type="float">
            <text:p>7.28333333333333</text:p>
          </table:table-cell>
          <table:table-cell office:value-type="float" office:value="486455034" calcext:value-type="float">
            <text:p>486455034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3093.6" calcext:value-type="float">
            <text:p>3093.6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486455040" calcext:value-type="float">
            <text:p>486455040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486455040" calcext:value-type="float">
            <text:p>486455040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3221.04" calcext:value-type="float">
            <text:p>3221.04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486455040" calcext:value-type="float">
            <text:p>486455040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float" office:value="7.33333333333333" calcext:value-type="float">
            <text:p>7.33333333333333</text:p>
          </table:table-cell>
          <table:table-cell office:value-type="float" office:value="486455042" calcext:value-type="float">
            <text:p>486455042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/>
        </table:table-row>
        <table:table-row table:style-name="ro1">
          <table:table-cell office:value-type="float" office:value="7.33333333333333" calcext:value-type="float">
            <text:p>7.33333333333333</text:p>
          </table:table-cell>
          <table:table-cell office:value-type="float" office:value="486455042" calcext:value-type="float">
            <text:p>486455042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3226" calcext:value-type="float">
            <text:p>3226</text:p>
          </table:table-cell>
        </table:table-row>
        <table:table-row table:style-name="ro1">
          <table:table-cell office:value-type="float" office:value="7.33333333333333" calcext:value-type="float">
            <text:p>7.33333333333333</text:p>
          </table:table-cell>
          <table:table-cell office:value-type="float" office:value="486455042" calcext:value-type="float">
            <text:p>486455042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float" office:value="7.33333333333333" calcext:value-type="float">
            <text:p>7.33333333333333</text:p>
          </table:table-cell>
          <table:table-cell office:value-type="float" office:value="486455042" calcext:value-type="float">
            <text:p>486455042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3230.96" calcext:value-type="float">
            <text:p>3230.96</text:p>
          </table:table-cell>
        </table:table-row>
        <table:table-row table:style-name="ro1">
          <table:table-cell office:value-type="float" office:value="7.33333333333333" calcext:value-type="float">
            <text:p>7.33333333333333</text:p>
          </table:table-cell>
          <table:table-cell office:value-type="float" office:value="486455042" calcext:value-type="float">
            <text:p>486455042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float" office:value="7.38333333333333" calcext:value-type="float">
            <text:p>7.38333333333333</text:p>
          </table:table-cell>
          <table:table-cell office:value-type="float" office:value="486455045" calcext:value-type="float">
            <text:p>486455045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3247.08" calcext:value-type="float">
            <text:p>3247.08</text:p>
          </table:table-cell>
        </table:table-row>
        <table:table-row table:style-name="ro1">
          <table:table-cell office:value-type="float" office:value="7.38333333333333" calcext:value-type="float">
            <text:p>7.38333333333333</text:p>
          </table:table-cell>
          <table:table-cell office:value-type="float" office:value="486455045" calcext:value-type="float">
            <text:p>486455045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float" office:value="7.38333333333333" calcext:value-type="float">
            <text:p>7.38333333333333</text:p>
          </table:table-cell>
          <table:table-cell office:value-type="float" office:value="486455045" calcext:value-type="float">
            <text:p>486455045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float" office:value="3129.56" calcext:value-type="float">
            <text:p>3129.56</text:p>
          </table:table-cell>
        </table:table-row>
        <table:table-row table:style-name="ro1">
          <table:table-cell office:value-type="float" office:value="7.41666666666667" calcext:value-type="float">
            <text:p>7.41666666666667</text:p>
          </table:table-cell>
          <table:table-cell office:value-type="float" office:value="486455046" calcext:value-type="float">
            <text:p>486455046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float" office:value="7.41666666666667" calcext:value-type="float">
            <text:p>7.41666666666667</text:p>
          </table:table-cell>
          <table:table-cell office:value-type="float" office:value="486455046" calcext:value-type="float">
            <text:p>486455046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132.04" calcext:value-type="float">
            <text:p>3132.04</text:p>
          </table:table-cell>
        </table:table-row>
        <table:table-row table:style-name="ro1">
          <table:table-cell office:value-type="float" office:value="7.41666666666667" calcext:value-type="float">
            <text:p>7.41666666666667</text:p>
          </table:table-cell>
          <table:table-cell office:value-type="float" office:value="486455046" calcext:value-type="float">
            <text:p>486455046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/>
        </table:table-row>
        <table:table-row table:style-name="ro1">
          <table:table-cell office:value-type="float" office:value="7.41666666666667" calcext:value-type="float">
            <text:p>7.41666666666667</text:p>
          </table:table-cell>
          <table:table-cell office:value-type="float" office:value="486455046" calcext:value-type="float">
            <text:p>486455046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3137" calcext:value-type="float">
            <text:p>3137</text:p>
          </table:table-cell>
        </table:table-row>
        <table:table-row table:style-name="ro1">
          <table:table-cell office:value-type="float" office:value="7.43333333333333" calcext:value-type="float">
            <text:p>7.43333333333333</text:p>
          </table:table-cell>
          <table:table-cell office:value-type="float" office:value="486455049" calcext:value-type="float">
            <text:p>486455049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/>
        </table:table-row>
        <table:table-row table:style-name="ro1">
          <table:table-cell office:value-type="float" office:value="7.43333333333333" calcext:value-type="float">
            <text:p>7.43333333333333</text:p>
          </table:table-cell>
          <table:table-cell office:value-type="float" office:value="486455049" calcext:value-type="float">
            <text:p>486455049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3139.48" calcext:value-type="float">
            <text:p>3139.48</text:p>
          </table:table-cell>
        </table:table-row>
        <table:table-row table:style-name="ro1">
          <table:table-cell office:value-type="float" office:value="7.43333333333333" calcext:value-type="float">
            <text:p>7.43333333333333</text:p>
          </table:table-cell>
          <table:table-cell office:value-type="float" office:value="486455049" calcext:value-type="float">
            <text:p>486455049</text:p>
          </table:table-cell>
          <table:table-cell table:number-columns-repeated="2"/>
          <table:table-cell office:value-type="float" office:value="6.1" calcext:value-type="float">
            <text:p>6.1</text:p>
          </table:table-cell>
          <table:table-cell/>
        </table:table-row>
        <table:table-row table:style-name="ro1">
          <table:table-cell office:value-type="float" office:value="7.48333333333333" calcext:value-type="float">
            <text:p>7.48333333333333</text:p>
          </table:table-cell>
          <table:table-cell office:value-type="float" office:value="486455050" calcext:value-type="float">
            <text:p>486455050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3270.64" calcext:value-type="float">
            <text:p>3270.64</text:p>
          </table:table-cell>
        </table:table-row>
        <table:table-row table:style-name="ro1">
          <table:table-cell office:value-type="float" office:value="7.48333333333333" calcext:value-type="float">
            <text:p>7.48333333333333</text:p>
          </table:table-cell>
          <table:table-cell office:value-type="float" office:value="486455050" calcext:value-type="float">
            <text:p>486455050</text:p>
          </table:table-cell>
          <table:table-cell table:number-columns-repeated="2"/>
          <table:table-cell office:value-type="float" office:value="6.9" calcext:value-type="float">
            <text:p>6.9</text:p>
          </table:table-cell>
          <table:table-cell/>
        </table:table-row>
        <table:table-row table:style-name="ro1">
          <table:table-cell office:value-type="float" office:value="7.48333333333333" calcext:value-type="float">
            <text:p>7.48333333333333</text:p>
          </table:table-cell>
          <table:table-cell office:value-type="float" office:value="486455050" calcext:value-type="float">
            <text:p>486455050</text:p>
          </table:table-cell>
          <table:table-cell office:value-type="float" office:value="68.6285097192225" calcext:value-type="float">
            <text:p>68.6285097192225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3158.08" calcext:value-type="float">
            <text:p>3158.08</text:p>
          </table:table-cell>
        </table:table-row>
        <table:table-row table:style-name="ro1">
          <table:table-cell office:value-type="float" office:value="7.48333333333333" calcext:value-type="float">
            <text:p>7.48333333333333</text:p>
          </table:table-cell>
          <table:table-cell office:value-type="float" office:value="486455050" calcext:value-type="float">
            <text:p>486455050</text:p>
          </table:table-cell>
          <table:table-cell table:number-columns-repeated="2"/>
          <table:table-cell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float" office:value="7.51666666666667" calcext:value-type="float">
            <text:p>7.51666666666667</text:p>
          </table:table-cell>
          <table:table-cell office:value-type="float" office:value="486455052" calcext:value-type="float">
            <text:p>486455052</text:p>
          </table:table-cell>
          <table:table-cell table:number-columns-repeated="2"/>
          <table:table-cell office:value-type="float" office:value="8.3" calcext:value-type="float">
            <text:p>8.3</text:p>
          </table:table-cell>
          <table:table-cell/>
        </table:table-row>
        <table:table-row table:style-name="ro1">
          <table:table-cell office:value-type="float" office:value="7.51666666666667" calcext:value-type="float">
            <text:p>7.51666666666667</text:p>
          </table:table-cell>
          <table:table-cell office:value-type="float" office:value="486455052" calcext:value-type="float">
            <text:p>486455052</text:p>
          </table:table-cell>
          <table:table-cell office:value-type="float" office:value="65.1727861771058" calcext:value-type="float">
            <text:p>65.1727861771058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3163.04" calcext:value-type="float">
            <text:p>3163.04</text:p>
          </table:table-cell>
        </table:table-row>
        <table:table-row table:style-name="ro1">
          <table:table-cell office:value-type="float" office:value="7.51666666666667" calcext:value-type="float">
            <text:p>7.51666666666667</text:p>
          </table:table-cell>
          <table:table-cell office:value-type="float" office:value="486455052" calcext:value-type="float">
            <text:p>486455052</text:p>
          </table:table-cell>
          <table:table-cell table:number-columns-repeated="2"/>
          <table:table-cell office:value-type="float" office:value="8.7" calcext:value-type="float">
            <text:p>8.7</text:p>
          </table:table-cell>
          <table:table-cell/>
        </table:table-row>
        <table:table-row table:style-name="ro1">
          <table:table-cell office:value-type="float" office:value="7.51666666666667" calcext:value-type="float">
            <text:p>7.51666666666667</text:p>
          </table:table-cell>
          <table:table-cell office:value-type="float" office:value="486455052" calcext:value-type="float">
            <text:p>486455052</text:p>
          </table:table-cell>
          <table:table-cell office:value-type="float" office:value="60.7991360691145" calcext:value-type="float">
            <text:p>60.7991360691145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3166.76" calcext:value-type="float">
            <text:p>3166.76</text:p>
          </table:table-cell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486455055" calcext:value-type="float">
            <text:p>486455055</text:p>
          </table:table-cell>
          <table:table-cell table:number-columns-repeated="2"/>
          <table:table-cell office:value-type="float" office:value="10.9" calcext:value-type="float">
            <text:p>10.9</text:p>
          </table:table-cell>
          <table:table-cell/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486455055" calcext:value-type="float">
            <text:p>486455055</text:p>
          </table:table-cell>
          <table:table-cell office:value-type="float" office:value="59.0712742980562" calcext:value-type="float">
            <text:p>59.0712742980562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486455055" calcext:value-type="float">
            <text:p>486455055</text:p>
          </table:table-cell>
          <table:table-cell table:number-columns-repeated="2"/>
          <table:table-cell office:value-type="float" office:value="6.9" calcext:value-type="float">
            <text:p>6.9</text:p>
          </table:table-cell>
          <table:table-cell/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486455055" calcext:value-type="float">
            <text:p>486455055</text:p>
          </table:table-cell>
          <table:table-cell office:value-type="float" office:value="55.5615550755939" calcext:value-type="float">
            <text:p>55.5615550755939</text:p>
          </table:table-cell>
          <table:table-cell office:value-type="float" office:value="-136" calcext:value-type="float">
            <text:p>-136</text:p>
          </table:table-cell>
          <table:table-cell/>
          <table:table-cell office:value-type="float" office:value="3154.36" calcext:value-type="float">
            <text:p>3154.36</text:p>
          </table:table-cell>
        </table:table-row>
        <table:table-row table:style-name="ro1">
          <table:table-cell office:value-type="float" office:value="7.58333333333333" calcext:value-type="float">
            <text:p>7.58333333333333</text:p>
          </table:table-cell>
          <table:table-cell office:value-type="float" office:value="486455057" calcext:value-type="float">
            <text:p>486455057</text:p>
          </table:table-cell>
          <table:table-cell table:number-columns-repeated="2"/>
          <table:table-cell office:value-type="float" office:value="-1.4" calcext:value-type="float">
            <text:p>-1.4</text:p>
          </table:table-cell>
          <table:table-cell/>
        </table:table-row>
        <table:table-row table:style-name="ro1">
          <table:table-cell office:value-type="float" office:value="7.58333333333333" calcext:value-type="float">
            <text:p>7.58333333333333</text:p>
          </table:table-cell>
          <table:table-cell office:value-type="float" office:value="486455057" calcext:value-type="float">
            <text:p>486455057</text:p>
          </table:table-cell>
          <table:table-cell office:value-type="float" office:value="54.6976241900648" calcext:value-type="float">
            <text:p>54.6976241900648</text:p>
          </table:table-cell>
          <table:table-cell office:value-type="float" office:value="-390" calcext:value-type="float">
            <text:p>-390</text:p>
          </table:table-cell>
          <table:table-cell/>
          <table:table-cell office:value-type="float" office:value="3137" calcext:value-type="float">
            <text:p>3137</text:p>
          </table:table-cell>
        </table:table-row>
        <table:table-row table:style-name="ro1">
          <table:table-cell office:value-type="float" office:value="7.58333333333333" calcext:value-type="float">
            <text:p>7.58333333333333</text:p>
          </table:table-cell>
          <table:table-cell office:value-type="float" office:value="486455057" calcext:value-type="float">
            <text:p>486455057</text:p>
          </table:table-cell>
          <table:table-cell table:number-columns-repeated="2"/>
          <table:table-cell office:value-type="float" office:value="-12.7" calcext:value-type="float">
            <text:p>-12.7</text:p>
          </table:table-cell>
          <table:table-cell/>
        </table:table-row>
        <table:table-row table:style-name="ro1">
          <table:table-cell office:value-type="float" office:value="7.61666666666667" calcext:value-type="float">
            <text:p>7.61666666666667</text:p>
          </table:table-cell>
          <table:table-cell office:value-type="float" office:value="486455059" calcext:value-type="float">
            <text:p>486455059</text:p>
          </table:table-cell>
          <table:table-cell office:value-type="float" office:value="61.6630669546436" calcext:value-type="float">
            <text:p>61.6630669546436</text:p>
          </table:table-cell>
          <table:table-cell office:value-type="float" office:value="-1080" calcext:value-type="float">
            <text:p>-1080</text:p>
          </table:table-cell>
          <table:table-cell/>
          <table:table-cell office:value-type="float" office:value="3084.92" calcext:value-type="float">
            <text:p>3084.92</text:p>
          </table:table-cell>
        </table:table-row>
        <table:table-row table:style-name="ro1">
          <table:table-cell office:value-type="float" office:value="7.61666666666667" calcext:value-type="float">
            <text:p>7.61666666666667</text:p>
          </table:table-cell>
          <table:table-cell office:value-type="float" office:value="486455059" calcext:value-type="float">
            <text:p>486455059</text:p>
          </table:table-cell>
          <table:table-cell table:number-columns-repeated="2"/>
          <table:table-cell office:value-type="float" office:value="-6.2" calcext:value-type="float">
            <text:p>-6.2</text:p>
          </table:table-cell>
          <table:table-cell/>
        </table:table-row>
        <table:table-row table:style-name="ro1">
          <table:table-cell office:value-type="float" office:value="7.61666666666667" calcext:value-type="float">
            <text:p>7.61666666666667</text:p>
          </table:table-cell>
          <table:table-cell office:value-type="float" office:value="486455059" calcext:value-type="float">
            <text:p>486455059</text:p>
          </table:table-cell>
          <table:table-cell office:value-type="float" office:value="69.4924406047516" calcext:value-type="float">
            <text:p>69.4924406047516</text:p>
          </table:table-cell>
          <table:table-cell office:value-type="float" office:value="-1763" calcext:value-type="float">
            <text:p>-1763</text:p>
          </table:table-cell>
          <table:table-cell/>
          <table:table-cell office:value-type="float" office:value="3019.2" calcext:value-type="float">
            <text:p>3019.2</text:p>
          </table:table-cell>
        </table:table-row>
        <table:table-row table:style-name="ro1">
          <table:table-cell office:value-type="float" office:value="7.63333333333333" calcext:value-type="float">
            <text:p>7.63333333333333</text:p>
          </table:table-cell>
          <table:table-cell office:value-type="float" office:value="486455061" calcext:value-type="float">
            <text:p>486455061</text:p>
          </table:table-cell>
          <table:table-cell table:number-columns-repeated="2"/>
          <table:table-cell office:value-type="float" office:value="-1.3" calcext:value-type="float">
            <text:p>-1.3</text:p>
          </table:table-cell>
          <table:table-cell/>
        </table:table-row>
        <table:table-row table:style-name="ro1">
          <table:table-cell office:value-type="float" office:value="7.63333333333333" calcext:value-type="float">
            <text:p>7.63333333333333</text:p>
          </table:table-cell>
          <table:table-cell office:value-type="float" office:value="486455061" calcext:value-type="float">
            <text:p>486455061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-1763" calcext:value-type="float">
            <text:p>-1763</text:p>
          </table:table-cell>
          <table:table-cell/>
          <table:table-cell office:value-type="float" office:value="2977.04" calcext:value-type="float">
            <text:p>2977.04</text:p>
          </table:table-cell>
        </table:table-row>
        <table:table-row table:style-name="ro1">
          <table:table-cell office:value-type="float" office:value="7.63333333333333" calcext:value-type="float">
            <text:p>7.63333333333333</text:p>
          </table:table-cell>
          <table:table-cell office:value-type="float" office:value="486455061" calcext:value-type="float">
            <text:p>486455061</text:p>
          </table:table-cell>
          <table:table-cell table:number-columns-repeated="2"/>
          <table:table-cell office:value-type="float" office:value="-1.1" calcext:value-type="float">
            <text:p>-1.1</text:p>
          </table:table-cell>
          <table:table-cell/>
        </table:table-row>
        <table:table-row table:style-name="ro1">
          <table:table-cell office:value-type="float" office:value="7.68333333333333" calcext:value-type="float">
            <text:p>7.68333333333333</text:p>
          </table:table-cell>
          <table:table-cell office:value-type="float" office:value="486455063" calcext:value-type="float">
            <text:p>486455063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-1395" calcext:value-type="float">
            <text:p>-1395</text:p>
          </table:table-cell>
          <table:table-cell/>
          <table:table-cell office:value-type="float" office:value="2959.68" calcext:value-type="float">
            <text:p>2959.68</text:p>
          </table:table-cell>
        </table:table-row>
        <table:table-row table:style-name="ro1">
          <table:table-cell office:value-type="float" office:value="7.68333333333333" calcext:value-type="float">
            <text:p>7.68333333333333</text:p>
          </table:table-cell>
          <table:table-cell office:value-type="float" office:value="486455063" calcext:value-type="float">
            <text:p>486455063</text:p>
          </table:table-cell>
          <table:table-cell table:number-columns-repeated="2"/>
          <table:table-cell office:value-type="float" office:value="-6.5" calcext:value-type="float">
            <text:p>-6.5</text:p>
          </table:table-cell>
          <table:table-cell/>
        </table:table-row>
        <table:table-row table:style-name="ro1">
          <table:table-cell office:value-type="float" office:value="7.68333333333333" calcext:value-type="float">
            <text:p>7.68333333333333</text:p>
          </table:table-cell>
          <table:table-cell office:value-type="float" office:value="486455063" calcext:value-type="float">
            <text:p>486455063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-996" calcext:value-type="float">
            <text:p>-996</text:p>
          </table:table-cell>
          <table:table-cell/>
          <table:table-cell office:value-type="float" office:value="2944.8" calcext:value-type="float">
            <text:p>2944.8</text:p>
          </table:table-cell>
        </table:table-row>
        <table:table-row table:style-name="ro1">
          <table:table-cell office:value-type="float" office:value="7.68333333333333" calcext:value-type="float">
            <text:p>7.68333333333333</text:p>
          </table:table-cell>
          <table:table-cell office:value-type="float" office:value="486455063" calcext:value-type="float">
            <text:p>486455063</text:p>
          </table:table-cell>
          <table:table-cell table:number-columns-repeated="2"/>
          <table:table-cell office:value-type="float" office:value="-3.7" calcext:value-type="float">
            <text:p>-3.7</text:p>
          </table:table-cell>
          <table:table-cell/>
        </table:table-row>
        <table:table-row table:style-name="ro1">
          <table:table-cell office:value-type="float" office:value="7.71666666666667" calcext:value-type="float">
            <text:p>7.71666666666667</text:p>
          </table:table-cell>
          <table:table-cell office:value-type="float" office:value="486455065" calcext:value-type="float">
            <text:p>486455065</text:p>
          </table:table-cell>
          <table:table-cell table:number-columns-repeated="2"/>
          <table:table-cell office:value-type="float" office:value="-3.9" calcext:value-type="float">
            <text:p>-3.9</text:p>
          </table:table-cell>
          <table:table-cell/>
        </table:table-row>
        <table:table-row table:style-name="ro1">
          <table:table-cell office:value-type="float" office:value="7.71666666666667" calcext:value-type="float">
            <text:p>7.71666666666667</text:p>
          </table:table-cell>
          <table:table-cell office:value-type="float" office:value="486455065" calcext:value-type="float">
            <text:p>486455065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-549" calcext:value-type="float">
            <text:p>-549</text:p>
          </table:table-cell>
          <table:table-cell/>
          <table:table-cell office:value-type="float" office:value="2939.84" calcext:value-type="float">
            <text:p>2939.84</text:p>
          </table:table-cell>
        </table:table-row>
        <table:table-row table:style-name="ro1">
          <table:table-cell office:value-type="float" office:value="7.71666666666667" calcext:value-type="float">
            <text:p>7.71666666666667</text:p>
          </table:table-cell>
          <table:table-cell office:value-type="float" office:value="486455065" calcext:value-type="float">
            <text:p>486455065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-498" calcext:value-type="float">
            <text:p>-498</text:p>
          </table:table-cell>
          <table:table-cell/>
          <table:table-cell office:value-type="float" office:value="2939.84" calcext:value-type="float">
            <text:p>2939.84</text:p>
          </table:table-cell>
        </table:table-row>
        <table:table-row table:style-name="ro1">
          <table:table-cell office:value-type="float" office:value="7.71666666666667" calcext:value-type="float">
            <text:p>7.71666666666667</text:p>
          </table:table-cell>
          <table:table-cell office:value-type="float" office:value="486455065" calcext:value-type="float">
            <text:p>486455065</text:p>
          </table:table-cell>
          <table:table-cell table:number-columns-repeated="2"/>
          <table:table-cell office:value-type="float" office:value="-3.5" calcext:value-type="float">
            <text:p>-3.5</text:p>
          </table:table-cell>
          <table:table-cell/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486455067" calcext:value-type="float">
            <text:p>486455067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486455067" calcext:value-type="float">
            <text:p>486455067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-280" calcext:value-type="float">
            <text:p>-280</text:p>
          </table:table-cell>
          <table:table-cell/>
          <table:table-cell office:value-type="float" office:value="2936.12" calcext:value-type="float">
            <text:p>2936.12</text:p>
          </table:table-cell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486455067" calcext:value-type="float">
            <text:p>486455067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-131" calcext:value-type="float">
            <text:p>-131</text:p>
          </table:table-cell>
          <table:table-cell/>
          <table:table-cell office:value-type="float" office:value="2937.36" calcext:value-type="float">
            <text:p>2937.36</text:p>
          </table:table-cell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486455067" calcext:value-type="float">
            <text:p>486455067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486455069" calcext:value-type="float">
            <text:p>486455069</text:p>
          </table:table-cell>
          <table:table-cell table:number-columns-repeated="2"/>
          <table:table-cell office:value-type="float" office:value="-0.8" calcext:value-type="float">
            <text:p>-0.8</text:p>
          </table:table-cell>
          <table:table-cell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486455069" calcext:value-type="float">
            <text:p>486455069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2952.24" calcext:value-type="float">
            <text:p>2952.24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486455069" calcext:value-type="float">
            <text:p>486455069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2953.48" calcext:value-type="float">
            <text:p>2953.48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486455069" calcext:value-type="float">
            <text:p>486455069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7.81666666666667" calcext:value-type="float">
            <text:p>7.81666666666667</text:p>
          </table:table-cell>
          <table:table-cell office:value-type="float" office:value="486455072" calcext:value-type="float">
            <text:p>486455072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float" office:value="7.81666666666667" calcext:value-type="float">
            <text:p>7.81666666666667</text:p>
          </table:table-cell>
          <table:table-cell office:value-type="float" office:value="486455072" calcext:value-type="float">
            <text:p>486455072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2974.56" calcext:value-type="float">
            <text:p>2974.56</text:p>
          </table:table-cell>
        </table:table-row>
        <table:table-row table:style-name="ro1">
          <table:table-cell office:value-type="float" office:value="7.81666666666667" calcext:value-type="float">
            <text:p>7.81666666666667</text:p>
          </table:table-cell>
          <table:table-cell office:value-type="float" office:value="486455072" calcext:value-type="float">
            <text:p>4864550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.86666666666667" calcext:value-type="float">
            <text:p>7.86666666666667</text:p>
          </table:table-cell>
          <table:table-cell office:value-type="float" office:value="486455074" calcext:value-type="float">
            <text:p>486455074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3003.08" calcext:value-type="float">
            <text:p>3003.08</text:p>
          </table:table-cell>
        </table:table-row>
        <table:table-row table:style-name="ro1">
          <table:table-cell office:value-type="float" office:value="7.86666666666667" calcext:value-type="float">
            <text:p>7.86666666666667</text:p>
          </table:table-cell>
          <table:table-cell office:value-type="float" office:value="486455074" calcext:value-type="float">
            <text:p>486455074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7.86666666666667" calcext:value-type="float">
            <text:p>7.86666666666667</text:p>
          </table:table-cell>
          <table:table-cell office:value-type="float" office:value="486455074" calcext:value-type="float">
            <text:p>486455074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761" calcext:value-type="float">
            <text:p>761</text:p>
          </table:table-cell>
          <table:table-cell/>
          <table:table-cell office:value-type="float" office:value="3013" calcext:value-type="float">
            <text:p>3013</text:p>
          </table:table-cell>
        </table:table-row>
        <table:table-row table:style-name="ro1">
          <table:table-cell office:value-type="float" office:value="7.86666666666667" calcext:value-type="float">
            <text:p>7.86666666666667</text:p>
          </table:table-cell>
          <table:table-cell office:value-type="float" office:value="486455074" calcext:value-type="float">
            <text:p>486455074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486455076" calcext:value-type="float">
            <text:p>486455076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3001.84" calcext:value-type="float">
            <text:p>3001.84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486455076" calcext:value-type="float">
            <text:p>486455076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486455076" calcext:value-type="float">
            <text:p>486455076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3005.56" calcext:value-type="float">
            <text:p>3005.56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486455076" calcext:value-type="float">
            <text:p>486455076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7.93333333333333" calcext:value-type="float">
            <text:p>7.93333333333333</text:p>
          </table:table-cell>
          <table:table-cell office:value-type="float" office:value="486455078" calcext:value-type="float">
            <text:p>486455078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513" calcext:value-type="float">
            <text:p>513</text:p>
          </table:table-cell>
          <table:table-cell/>
          <table:table-cell office:value-type="float" office:value="3022.92" calcext:value-type="float">
            <text:p>3022.92</text:p>
          </table:table-cell>
        </table:table-row>
        <table:table-row table:style-name="ro1">
          <table:table-cell office:value-type="float" office:value="7.93333333333333" calcext:value-type="float">
            <text:p>7.93333333333333</text:p>
          </table:table-cell>
          <table:table-cell office:value-type="float" office:value="486455078" calcext:value-type="float">
            <text:p>486455078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7.93333333333333" calcext:value-type="float">
            <text:p>7.93333333333333</text:p>
          </table:table-cell>
          <table:table-cell office:value-type="float" office:value="486455078" calcext:value-type="float">
            <text:p>486455078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3015.48" calcext:value-type="float">
            <text:p>3015.48</text:p>
          </table:table-cell>
        </table:table-row>
        <table:table-row table:style-name="ro1">
          <table:table-cell office:value-type="float" office:value="7.93333333333333" calcext:value-type="float">
            <text:p>7.93333333333333</text:p>
          </table:table-cell>
          <table:table-cell office:value-type="float" office:value="486455078" calcext:value-type="float">
            <text:p>486455078</text:p>
          </table:table-cell>
          <table:table-cell table:number-columns-repeated="2"/>
          <table:table-cell office:value-type="float" office:value="-0.7" calcext:value-type="float">
            <text:p>-0.7</text:p>
          </table:table-cell>
          <table:table-cell/>
        </table:table-row>
        <table:table-row table:style-name="ro1">
          <table:table-cell office:value-type="float" office:value="7.96666666666667" calcext:value-type="float">
            <text:p>7.96666666666667</text:p>
          </table:table-cell>
          <table:table-cell office:value-type="float" office:value="486455080" calcext:value-type="float">
            <text:p>4864550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.96666666666667" calcext:value-type="float">
            <text:p>7.96666666666667</text:p>
          </table:table-cell>
          <table:table-cell office:value-type="float" office:value="486455080" calcext:value-type="float">
            <text:p>486455080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3035.32" calcext:value-type="float">
            <text:p>3035.32</text:p>
          </table:table-cell>
        </table:table-row>
        <table:table-row table:style-name="ro1">
          <table:table-cell office:value-type="float" office:value="7.96666666666667" calcext:value-type="float">
            <text:p>7.96666666666667</text:p>
          </table:table-cell>
          <table:table-cell office:value-type="float" office:value="486455080" calcext:value-type="float">
            <text:p>48645508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6455082" calcext:value-type="float">
            <text:p>486455082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3051.44" calcext:value-type="float">
            <text:p>3051.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6455082" calcext:value-type="float">
            <text:p>486455082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6455082" calcext:value-type="float">
            <text:p>486455082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3058.88" calcext:value-type="float">
            <text:p>3058.88</text:p>
          </table:table-cell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486455084" calcext:value-type="float">
            <text:p>486455084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486455084" calcext:value-type="float">
            <text:p>486455084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704" calcext:value-type="float">
            <text:p>704</text:p>
          </table:table-cell>
          <table:table-cell/>
          <table:table-cell office:value-type="float" office:value="3091.12" calcext:value-type="float">
            <text:p>3091.12</text:p>
          </table:table-cell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486455084" calcext:value-type="float">
            <text:p>486455084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/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486455084" calcext:value-type="float">
            <text:p>486455084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3102.28" calcext:value-type="float">
            <text:p>3102.28</text:p>
          </table:table-cell>
        </table:table-row>
        <table:table-row table:style-name="ro1">
          <table:table-cell office:value-type="float" office:value="8.08333333333333" calcext:value-type="float">
            <text:p>8.08333333333333</text:p>
          </table:table-cell>
          <table:table-cell office:value-type="float" office:value="486455086" calcext:value-type="float">
            <text:p>486455086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</table:table-row>
        <table:table-row table:style-name="ro1">
          <table:table-cell office:value-type="float" office:value="8.08333333333333" calcext:value-type="float">
            <text:p>8.08333333333333</text:p>
          </table:table-cell>
          <table:table-cell office:value-type="float" office:value="486455086" calcext:value-type="float">
            <text:p>486455086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float" office:value="3120.88" calcext:value-type="float">
            <text:p>3120.88</text:p>
          </table:table-cell>
        </table:table-row>
        <table:table-row table:style-name="ro1">
          <table:table-cell office:value-type="float" office:value="8.08333333333333" calcext:value-type="float">
            <text:p>8.08333333333333</text:p>
          </table:table-cell>
          <table:table-cell office:value-type="float" office:value="486455086" calcext:value-type="float">
            <text:p>486455086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float" office:value="8.08333333333333" calcext:value-type="float">
            <text:p>8.08333333333333</text:p>
          </table:table-cell>
          <table:table-cell office:value-type="float" office:value="486455086" calcext:value-type="float">
            <text:p>486455086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float" office:value="3127.08" calcext:value-type="float">
            <text:p>3127.08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486455089" calcext:value-type="float">
            <text:p>486455089</text:p>
          </table:table-cell>
          <table:table-cell table:number-columns-repeated="2"/>
          <table:table-cell office:value-type="float" office:value="6.3" calcext:value-type="float">
            <text:p>6.3</text:p>
          </table:table-cell>
          <table:table-cell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486455089" calcext:value-type="float">
            <text:p>486455089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3132.04" calcext:value-type="float">
            <text:p>3132.04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486455089" calcext:value-type="float">
            <text:p>486455089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/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486455091" calcext:value-type="float">
            <text:p>486455091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3139.48" calcext:value-type="float">
            <text:p>3139.48</text:p>
          </table:table-cell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486455091" calcext:value-type="float">
            <text:p>486455091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/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486455091" calcext:value-type="float">
            <text:p>486455091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486455091" calcext:value-type="float">
            <text:p>486455091</text:p>
          </table:table-cell>
          <table:table-cell office:value-type="float" office:value="72.9481641468683" calcext:value-type="float">
            <text:p>72.9481641468683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float" office:value="3145.68" calcext:value-type="float">
            <text:p>3145.68</text:p>
          </table:table-cell>
        </table:table-row>
        <table:table-row table:style-name="ro1">
          <table:table-cell office:value-type="float" office:value="8.18333333333333" calcext:value-type="float">
            <text:p>8.18333333333333</text:p>
          </table:table-cell>
          <table:table-cell office:value-type="float" office:value="486455092" calcext:value-type="float">
            <text:p>486455092</text:p>
          </table:table-cell>
          <table:table-cell office:value-type="float" office:value="70.3563714902808" calcext:value-type="float">
            <text:p>70.3563714902808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3149.4" calcext:value-type="float">
            <text:p>3149.4</text:p>
          </table:table-cell>
        </table:table-row>
        <table:table-row table:style-name="ro1">
          <table:table-cell office:value-type="float" office:value="8.18333333333333" calcext:value-type="float">
            <text:p>8.18333333333333</text:p>
          </table:table-cell>
          <table:table-cell office:value-type="float" office:value="486455092" calcext:value-type="float">
            <text:p>486455092</text:p>
          </table:table-cell>
          <table:table-cell table:number-columns-repeated="2"/>
          <table:table-cell office:value-type="float" office:value="5.6" calcext:value-type="float">
            <text:p>5.6</text:p>
          </table:table-cell>
          <table:table-cell/>
        </table:table-row>
        <table:table-row table:style-name="ro1">
          <table:table-cell office:value-type="float" office:value="8.18333333333333" calcext:value-type="float">
            <text:p>8.18333333333333</text:p>
          </table:table-cell>
          <table:table-cell office:value-type="float" office:value="486455092" calcext:value-type="float">
            <text:p>486455092</text:p>
          </table:table-cell>
          <table:table-cell table:number-columns-repeated="2"/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8.18333333333333" calcext:value-type="float">
            <text:p>8.18333333333333</text:p>
          </table:table-cell>
          <table:table-cell office:value-type="float" office:value="486455092" calcext:value-type="float">
            <text:p>486455092</text:p>
          </table:table-cell>
          <table:table-cell office:value-type="float" office:value="69.4924406047516" calcext:value-type="float">
            <text:p>69.4924406047516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3153.12" calcext:value-type="float">
            <text:p>3153.12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486455094" calcext:value-type="float">
            <text:p>48645509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486455094" calcext:value-type="float">
            <text:p>486455094</text:p>
          </table:table-cell>
          <table:table-cell office:value-type="float" office:value="68.6285097192225" calcext:value-type="float">
            <text:p>68.62850971922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3154.36" calcext:value-type="float">
            <text:p>3154.36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486455094" calcext:value-type="float">
            <text:p>486455094</text:p>
          </table:table-cell>
          <table:table-cell table:number-columns-repeated="2"/>
          <table:table-cell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486455097" calcext:value-type="float">
            <text:p>486455097</text:p>
          </table:table-cell>
          <table:table-cell office:value-type="float" office:value="66.036717062635" calcext:value-type="float">
            <text:p>66.03671706263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3158.08" calcext:value-type="float">
            <text:p>3158.08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486455097" calcext:value-type="float">
            <text:p>486455097</text:p>
          </table:table-cell>
          <table:table-cell table:number-columns-repeated="2"/>
          <table:table-cell office:value-type="float" office:value="5.9" calcext:value-type="float">
            <text:p>5.9</text:p>
          </table:table-cell>
          <table:table-cell/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486455097" calcext:value-type="float">
            <text:p>486455097</text:p>
          </table:table-cell>
          <table:table-cell office:value-type="float" office:value="66.9006479481642" calcext:value-type="float">
            <text:p>66.900647948164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156.84" calcext:value-type="float">
            <text:p>3156.84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486455097" calcext:value-type="float">
            <text:p>486455097</text:p>
          </table:table-cell>
          <table:table-cell table:number-columns-repeated="2"/>
          <table:table-cell office:value-type="float" office:value="5.1" calcext:value-type="float">
            <text:p>5.1</text:p>
          </table:table-cell>
          <table:table-cell/>
        </table:table-row>
        <table:table-row table:style-name="ro1">
          <table:table-cell office:value-type="float" office:value="8.28333333333333" calcext:value-type="float">
            <text:p>8.28333333333333</text:p>
          </table:table-cell>
          <table:table-cell office:value-type="float" office:value="486455099" calcext:value-type="float">
            <text:p>486455099</text:p>
          </table:table-cell>
          <table:table-cell office:value-type="float" office:value="66.036717062635" calcext:value-type="float">
            <text:p>66.036717062635</text:p>
          </table:table-cell>
          <table:table-cell office:value-type="float" office:value="-50" calcext:value-type="float">
            <text:p>-50</text:p>
          </table:table-cell>
          <table:table-cell/>
          <table:table-cell office:value-type="float" office:value="3150.64" calcext:value-type="float">
            <text:p>3150.64</text:p>
          </table:table-cell>
        </table:table-row>
        <table:table-row table:style-name="ro1">
          <table:table-cell office:value-type="float" office:value="8.28333333333333" calcext:value-type="float">
            <text:p>8.28333333333333</text:p>
          </table:table-cell>
          <table:table-cell office:value-type="float" office:value="486455099" calcext:value-type="float">
            <text:p>486455099</text:p>
          </table:table-cell>
          <table:table-cell table:number-columns-repeated="2"/>
          <table:table-cell office:value-type="float" office:value="6.4" calcext:value-type="float">
            <text:p>6.4</text:p>
          </table:table-cell>
          <table:table-cell/>
        </table:table-row>
        <table:table-row table:style-name="ro1">
          <table:table-cell office:value-type="float" office:value="8.28333333333333" calcext:value-type="float">
            <text:p>8.28333333333333</text:p>
          </table:table-cell>
          <table:table-cell office:value-type="float" office:value="486455099" calcext:value-type="float">
            <text:p>486455099</text:p>
          </table:table-cell>
          <table:table-cell office:value-type="float" office:value="64.2548596112311" calcext:value-type="float">
            <text:p>64.2548596112311</text:p>
          </table:table-cell>
          <table:table-cell office:value-type="float" office:value="-197" calcext:value-type="float">
            <text:p>-197</text:p>
          </table:table-cell>
          <table:table-cell/>
          <table:table-cell office:value-type="float" office:value="3141.96" calcext:value-type="float">
            <text:p>3141.96</text:p>
          </table:table-cell>
        </table:table-row>
        <table:table-row table:style-name="ro1">
          <table:table-cell office:value-type="float" office:value="8.28333333333333" calcext:value-type="float">
            <text:p>8.28333333333333</text:p>
          </table:table-cell>
          <table:table-cell office:value-type="float" office:value="486455099" calcext:value-type="float">
            <text:p>486455099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486455105" calcext:value-type="float">
            <text:p>486455105</text:p>
          </table:table-cell>
          <table:table-cell office:value-type="float" office:value="62.5269978401728" calcext:value-type="float">
            <text:p>62.5269978401728</text:p>
          </table:table-cell>
          <table:table-cell office:value-type="float" office:value="-362" calcext:value-type="float">
            <text:p>-362</text:p>
          </table:table-cell>
          <table:table-cell/>
          <table:table-cell office:value-type="float" office:value="3125.84" calcext:value-type="float">
            <text:p>3125.84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486455105" calcext:value-type="float">
            <text:p>486455105</text:p>
          </table:table-cell>
          <table:table-cell table:number-columns-repeated="2"/>
          <table:table-cell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float" office:value="8.36666666666667" calcext:value-type="float">
            <text:p>8.36666666666667</text:p>
          </table:table-cell>
          <table:table-cell office:value-type="float" office:value="486455107" calcext:value-type="float">
            <text:p>486455107</text:p>
          </table:table-cell>
          <table:table-cell office:value-type="float" office:value="61.6630669546436" calcext:value-type="float">
            <text:p>61.6630669546436</text:p>
          </table:table-cell>
          <table:table-cell office:value-type="float" office:value="-581" calcext:value-type="float">
            <text:p>-581</text:p>
          </table:table-cell>
          <table:table-cell/>
          <table:table-cell office:value-type="float" office:value="3107.24" calcext:value-type="float">
            <text:p>3107.24</text:p>
          </table:table-cell>
        </table:table-row>
        <table:table-row table:style-name="ro1">
          <table:table-cell office:value-type="float" office:value="8.36666666666667" calcext:value-type="float">
            <text:p>8.36666666666667</text:p>
          </table:table-cell>
          <table:table-cell office:value-type="float" office:value="486455107" calcext:value-type="float">
            <text:p>486455107</text:p>
          </table:table-cell>
          <table:table-cell table:number-columns-repeated="2"/>
          <table:table-cell office:value-type="float" office:value="-6.7" calcext:value-type="float">
            <text:p>-6.7</text:p>
          </table:table-cell>
          <table:table-cell/>
        </table:table-row>
        <table:table-row table:style-name="ro1">
          <table:table-cell office:value-type="float" office:value="8.36666666666667" calcext:value-type="float">
            <text:p>8.36666666666667</text:p>
          </table:table-cell>
          <table:table-cell office:value-type="float" office:value="486455107" calcext:value-type="float">
            <text:p>486455107</text:p>
          </table:table-cell>
          <table:table-cell table:number-columns-repeated="2"/>
          <table:table-cell office:value-type="float" office:value="-5.1" calcext:value-type="float">
            <text:p>-5.1</text:p>
          </table:table-cell>
          <table:table-cell/>
        </table:table-row>
        <table:table-row table:style-name="ro1">
          <table:table-cell office:value-type="float" office:value="8.36666666666667" calcext:value-type="float">
            <text:p>8.36666666666667</text:p>
          </table:table-cell>
          <table:table-cell office:value-type="float" office:value="486455107" calcext:value-type="float">
            <text:p>486455107</text:p>
          </table:table-cell>
          <table:table-cell office:value-type="float" office:value="66.9006479481642" calcext:value-type="float">
            <text:p>66.9006479481642</text:p>
          </table:table-cell>
          <table:table-cell office:value-type="float" office:value="-1059" calcext:value-type="float">
            <text:p>-1059</text:p>
          </table:table-cell>
          <table:table-cell/>
          <table:table-cell office:value-type="float" office:value="3057.64" calcext:value-type="float">
            <text:p>3057.64</text:p>
          </table:table-cell>
        </table:table-row>
        <table:table-row table:style-name="ro1">
          <table:table-cell office:value-type="float" office:value="8.36666666666667" calcext:value-type="float">
            <text:p>8.36666666666667</text:p>
          </table:table-cell>
          <table:table-cell office:value-type="float" office:value="486455107" calcext:value-type="float">
            <text:p>486455107</text:p>
          </table:table-cell>
          <table:table-cell office:value-type="float" office:value="72.0842332613391" calcext:value-type="float">
            <text:p>72.0842332613391</text:p>
          </table:table-cell>
          <table:table-cell office:value-type="float" office:value="-1450" calcext:value-type="float">
            <text:p>-1450</text:p>
          </table:table-cell>
          <table:table-cell/>
          <table:table-cell office:value-type="float" office:value="2899.2" calcext:value-type="float">
            <text:p>2899.2</text:p>
          </table:table-cell>
        </table:table-row>
        <table:table-row table:style-name="ro1">
          <table:table-cell office:value-type="float" office:value="8.38333333333333" calcext:value-type="float">
            <text:p>8.38333333333333</text:p>
          </table:table-cell>
          <table:table-cell office:value-type="float" office:value="486455109" calcext:value-type="float">
            <text:p>486455109</text:p>
          </table:table-cell>
          <table:table-cell table:number-columns-repeated="2"/>
          <table:table-cell office:value-type="float" office:value="-3.7" calcext:value-type="float">
            <text:p>-3.7</text:p>
          </table:table-cell>
          <table:table-cell/>
        </table:table-row>
        <table:table-row table:style-name="ro1">
          <table:table-cell office:value-type="float" office:value="8.38333333333333" calcext:value-type="float">
            <text:p>8.38333333333333</text:p>
          </table:table-cell>
          <table:table-cell office:value-type="float" office:value="486455109" calcext:value-type="float">
            <text:p>486455109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/>
        </table:table-row>
        <table:table-row table:style-name="ro1">
          <table:table-cell office:value-type="float" office:value="8.38333333333333" calcext:value-type="float">
            <text:p>8.38333333333333</text:p>
          </table:table-cell>
          <table:table-cell office:value-type="float" office:value="486455109" calcext:value-type="float">
            <text:p>486455109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-1747" calcext:value-type="float">
            <text:p>-1747</text:p>
          </table:table-cell>
          <table:table-cell/>
          <table:table-cell office:value-type="float" office:value="2850.84" calcext:value-type="float">
            <text:p>2850.84</text:p>
          </table:table-cell>
        </table:table-row>
        <table:table-row table:style-name="ro1">
          <table:table-cell office:value-type="float" office:value="8.41666666666667" calcext:value-type="float">
            <text:p>8.41666666666667</text:p>
          </table:table-cell>
          <table:table-cell office:value-type="float" office:value="486455111" calcext:value-type="float">
            <text:p>486455111</text:p>
          </table:table-cell>
          <table:table-cell table:number-columns-repeated="2"/>
          <table:table-cell office:value-type="float" office:value="-8.1" calcext:value-type="float">
            <text:p>-8.1</text:p>
          </table:table-cell>
          <table:table-cell/>
        </table:table-row>
        <table:table-row table:style-name="ro1">
          <table:table-cell office:value-type="float" office:value="8.41666666666667" calcext:value-type="float">
            <text:p>8.41666666666667</text:p>
          </table:table-cell>
          <table:table-cell office:value-type="float" office:value="486455111" calcext:value-type="float">
            <text:p>486455111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1363" calcext:value-type="float">
            <text:p>-1363</text:p>
          </table:table-cell>
          <table:table-cell/>
          <table:table-cell office:value-type="float" office:value="2838.44" calcext:value-type="float">
            <text:p>2838.44</text:p>
          </table:table-cell>
        </table:table-row>
        <table:table-row table:style-name="ro1">
          <table:table-cell office:value-type="float" office:value="8.41666666666667" calcext:value-type="float">
            <text:p>8.41666666666667</text:p>
          </table:table-cell>
          <table:table-cell office:value-type="float" office:value="486455111" calcext:value-type="float">
            <text:p>486455111</text:p>
          </table:table-cell>
          <table:table-cell table:number-columns-repeated="2"/>
          <table:table-cell office:value-type="float" office:value="-9.2" calcext:value-type="float">
            <text:p>-9.2</text:p>
          </table:table-cell>
          <table:table-cell/>
        </table:table-row>
        <table:table-row table:style-name="ro1">
          <table:table-cell office:value-type="float" office:value="8.41666666666667" calcext:value-type="float">
            <text:p>8.41666666666667</text:p>
          </table:table-cell>
          <table:table-cell office:value-type="float" office:value="486455111" calcext:value-type="float">
            <text:p>486455111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-1190" calcext:value-type="float">
            <text:p>-1190</text:p>
          </table:table-cell>
          <table:table-cell/>
          <table:table-cell office:value-type="float" office:value="2806.2" calcext:value-type="float">
            <text:p>2806.2</text:p>
          </table:table-cell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486455113" calcext:value-type="float">
            <text:p>486455113</text:p>
          </table:table-cell>
          <table:table-cell table:number-columns-repeated="2"/>
          <table:table-cell office:value-type="float" office:value="-7.7" calcext:value-type="float">
            <text:p>-7.7</text:p>
          </table:table-cell>
          <table:table-cell/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486455113" calcext:value-type="float">
            <text:p>486455113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-1455" calcext:value-type="float">
            <text:p>-1455</text:p>
          </table:table-cell>
          <table:table-cell/>
          <table:table-cell office:value-type="float" office:value="2764.04" calcext:value-type="float">
            <text:p>2764.04</text:p>
          </table:table-cell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486455113" calcext:value-type="float">
            <text:p>486455113</text:p>
          </table:table-cell>
          <table:table-cell table:number-columns-repeated="2"/>
          <table:table-cell office:value-type="float" office:value="-6.8" calcext:value-type="float">
            <text:p>-6.8</text:p>
          </table:table-cell>
          <table:table-cell/>
        </table:table-row>
        <table:table-row table:style-name="ro1">
          <table:table-cell office:value-type="float" office:value="8.48333333333333" calcext:value-type="float">
            <text:p>8.48333333333333</text:p>
          </table:table-cell>
          <table:table-cell office:value-type="float" office:value="486455115" calcext:value-type="float">
            <text:p>486455115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-1077" calcext:value-type="float">
            <text:p>-1077</text:p>
          </table:table-cell>
          <table:table-cell/>
          <table:table-cell office:value-type="float" office:value="2764.04" calcext:value-type="float">
            <text:p>2764.04</text:p>
          </table:table-cell>
        </table:table-row>
        <table:table-row table:style-name="ro1">
          <table:table-cell office:value-type="float" office:value="8.48333333333333" calcext:value-type="float">
            <text:p>8.48333333333333</text:p>
          </table:table-cell>
          <table:table-cell office:value-type="float" office:value="486455115" calcext:value-type="float">
            <text:p>486455115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/>
        </table:table-row>
        <table:table-row table:style-name="ro1">
          <table:table-cell office:value-type="float" office:value="8.48333333333333" calcext:value-type="float">
            <text:p>8.48333333333333</text:p>
          </table:table-cell>
          <table:table-cell office:value-type="float" office:value="486455115" calcext:value-type="float">
            <text:p>486455115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-663" calcext:value-type="float">
            <text:p>-663</text:p>
          </table:table-cell>
          <table:table-cell/>
          <table:table-cell office:value-type="float" office:value="2760.32" calcext:value-type="float">
            <text:p>2760.32</text:p>
          </table:table-cell>
        </table:table-row>
        <table:table-row table:style-name="ro1">
          <table:table-cell office:value-type="float" office:value="8.48333333333333" calcext:value-type="float">
            <text:p>8.48333333333333</text:p>
          </table:table-cell>
          <table:table-cell office:value-type="float" office:value="486455115" calcext:value-type="float">
            <text:p>486455115</text:p>
          </table:table-cell>
          <table:table-cell table:number-columns-repeated="2"/>
          <table:table-cell office:value-type="float" office:value="-2.4" calcext:value-type="float">
            <text:p>-2.4</text:p>
          </table:table-cell>
          <table:table-cell/>
        </table:table-row>
        <table:table-row table:style-name="ro1">
          <table:table-cell office:value-type="float" office:value="8.51666666666667" calcext:value-type="float">
            <text:p>8.51666666666667</text:p>
          </table:table-cell>
          <table:table-cell office:value-type="float" office:value="486455117" calcext:value-type="float">
            <text:p>486455117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-405" calcext:value-type="float">
            <text:p>-405</text:p>
          </table:table-cell>
          <table:table-cell/>
          <table:table-cell office:value-type="float" office:value="2756.6" calcext:value-type="float">
            <text:p>2756.6</text:p>
          </table:table-cell>
        </table:table-row>
        <table:table-row table:style-name="ro1">
          <table:table-cell office:value-type="float" office:value="8.51666666666667" calcext:value-type="float">
            <text:p>8.51666666666667</text:p>
          </table:table-cell>
          <table:table-cell office:value-type="float" office:value="486455117" calcext:value-type="float">
            <text:p>486455117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8.51666666666667" calcext:value-type="float">
            <text:p>8.51666666666667</text:p>
          </table:table-cell>
          <table:table-cell office:value-type="float" office:value="486455117" calcext:value-type="float">
            <text:p>486455117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2773.96" calcext:value-type="float">
            <text:p>2773.96</text:p>
          </table:table-cell>
        </table:table-row>
        <table:table-row table:style-name="ro1">
          <table:table-cell office:value-type="float" office:value="8.51666666666667" calcext:value-type="float">
            <text:p>8.51666666666667</text:p>
          </table:table-cell>
          <table:table-cell office:value-type="float" office:value="486455117" calcext:value-type="float">
            <text:p>486455117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8.56666666666667" calcext:value-type="float">
            <text:p>8.56666666666667</text:p>
          </table:table-cell>
          <table:table-cell office:value-type="float" office:value="486455119" calcext:value-type="float">
            <text:p>486455119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2767.76" calcext:value-type="float">
            <text:p>2767.76</text:p>
          </table:table-cell>
        </table:table-row>
        <table:table-row table:style-name="ro1">
          <table:table-cell office:value-type="float" office:value="8.56666666666667" calcext:value-type="float">
            <text:p>8.56666666666667</text:p>
          </table:table-cell>
          <table:table-cell office:value-type="float" office:value="486455119" calcext:value-type="float">
            <text:p>486455119</text:p>
          </table:table-cell>
          <table:table-cell table:number-columns-repeated="2"/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8.56666666666667" calcext:value-type="float">
            <text:p>8.56666666666667</text:p>
          </table:table-cell>
          <table:table-cell office:value-type="float" office:value="486455119" calcext:value-type="float">
            <text:p>486455119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2780.16" calcext:value-type="float">
            <text:p>2780.16</text:p>
          </table:table-cell>
        </table:table-row>
        <table:table-row table:style-name="ro1">
          <table:table-cell office:value-type="float" office:value="8.58333333333333" calcext:value-type="float">
            <text:p>8.58333333333333</text:p>
          </table:table-cell>
          <table:table-cell office:value-type="float" office:value="486455121" calcext:value-type="float">
            <text:p>486455121</text:p>
          </table:table-cell>
          <table:table-cell table:number-columns-repeated="2"/>
          <table:table-cell office:value-type="float" office:value="-1.3" calcext:value-type="float">
            <text:p>-1.3</text:p>
          </table:table-cell>
          <table:table-cell/>
        </table:table-row>
        <table:table-row table:style-name="ro1">
          <table:table-cell office:value-type="float" office:value="8.58333333333333" calcext:value-type="float">
            <text:p>8.58333333333333</text:p>
          </table:table-cell>
          <table:table-cell office:value-type="float" office:value="486455121" calcext:value-type="float">
            <text:p>486455121</text:p>
          </table:table-cell>
          <table:table-cell table:number-columns-repeated="2"/>
          <table:table-cell office:value-type="float" office:value="-1.3" calcext:value-type="float">
            <text:p>-1.3</text:p>
          </table:table-cell>
          <table:table-cell/>
        </table:table-row>
        <table:table-row table:style-name="ro1">
          <table:table-cell office:value-type="float" office:value="8.58333333333333" calcext:value-type="float">
            <text:p>8.58333333333333</text:p>
          </table:table-cell>
          <table:table-cell office:value-type="float" office:value="486455121" calcext:value-type="float">
            <text:p>486455121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2780.16" calcext:value-type="float">
            <text:p>2780.16</text:p>
          </table:table-cell>
        </table:table-row>
        <table:table-row table:style-name="ro1">
          <table:table-cell office:value-type="float" office:value="8.63333333333333" calcext:value-type="float">
            <text:p>8.63333333333333</text:p>
          </table:table-cell>
          <table:table-cell office:value-type="float" office:value="486455124" calcext:value-type="float">
            <text:p>486455124</text:p>
          </table:table-cell>
          <table:table-cell table:number-columns-repeated="2"/>
          <table:table-cell office:value-type="float" office:value="-0.7" calcext:value-type="float">
            <text:p>-0.7</text:p>
          </table:table-cell>
          <table:table-cell/>
        </table:table-row>
        <table:table-row table:style-name="ro1">
          <table:table-cell office:value-type="float" office:value="8.63333333333333" calcext:value-type="float">
            <text:p>8.63333333333333</text:p>
          </table:table-cell>
          <table:table-cell office:value-type="float" office:value="486455124" calcext:value-type="float">
            <text:p>486455124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2907.6" calcext:value-type="float">
            <text:p>2907.6</text:p>
          </table:table-cell>
        </table:table-row>
        <table:table-row table:style-name="ro1">
          <table:table-cell office:value-type="float" office:value="8.63333333333333" calcext:value-type="float">
            <text:p>8.63333333333333</text:p>
          </table:table-cell>
          <table:table-cell office:value-type="float" office:value="486455124" calcext:value-type="float">
            <text:p>486455124</text:p>
          </table:table-cell>
          <table:table-cell table:number-columns-repeated="2"/>
          <table:table-cell office:value-type="float" office:value="-1.5" calcext:value-type="float">
            <text:p>-1.5</text:p>
          </table:table-cell>
          <table:table-cell/>
        </table:table-row>
        <table:table-row table:style-name="ro1">
          <table:table-cell office:value-type="float" office:value="8.63333333333333" calcext:value-type="float">
            <text:p>8.63333333333333</text:p>
          </table:table-cell>
          <table:table-cell office:value-type="float" office:value="486455124" calcext:value-type="float">
            <text:p>486455124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2931.16" calcext:value-type="float">
            <text:p>2931.16</text:p>
          </table:table-cell>
        </table:table-row>
        <table:table-row table:style-name="ro1">
          <table:table-cell office:value-type="float" office:value="8.63333333333333" calcext:value-type="float">
            <text:p>8.63333333333333</text:p>
          </table:table-cell>
          <table:table-cell office:value-type="float" office:value="486455124" calcext:value-type="float">
            <text:p>486455124</text:p>
          </table:table-cell>
          <table:table-cell table:number-columns-repeated="2"/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8.66666666666667" calcext:value-type="float">
            <text:p>8.66666666666667</text:p>
          </table:table-cell>
          <table:table-cell office:value-type="float" office:value="486455126" calcext:value-type="float">
            <text:p>486455126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2929.92" calcext:value-type="float">
            <text:p>2929.92</text:p>
          </table:table-cell>
        </table:table-row>
        <table:table-row table:style-name="ro1">
          <table:table-cell office:value-type="float" office:value="8.66666666666667" calcext:value-type="float">
            <text:p>8.66666666666667</text:p>
          </table:table-cell>
          <table:table-cell office:value-type="float" office:value="486455126" calcext:value-type="float">
            <text:p>486455126</text:p>
          </table:table-cell>
          <table:table-cell table:number-columns-repeated="2"/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8.66666666666667" calcext:value-type="float">
            <text:p>8.66666666666667</text:p>
          </table:table-cell>
          <table:table-cell office:value-type="float" office:value="486455126" calcext:value-type="float">
            <text:p>486455126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577" calcext:value-type="float">
            <text:p>577</text:p>
          </table:table-cell>
          <table:table-cell/>
          <table:table-cell office:value-type="float" office:value="2952.24" calcext:value-type="float">
            <text:p>2952.24</text:p>
          </table:table-cell>
        </table:table-row>
        <table:table-row table:style-name="ro1">
          <table:table-cell office:value-type="float" office:value="8.68333333333333" calcext:value-type="float">
            <text:p>8.68333333333333</text:p>
          </table:table-cell>
          <table:table-cell office:value-type="float" office:value="486455128" calcext:value-type="float">
            <text:p>486455128</text:p>
          </table:table-cell>
          <table:table-cell table:number-columns-repeated="2"/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8.68333333333333" calcext:value-type="float">
            <text:p>8.68333333333333</text:p>
          </table:table-cell>
          <table:table-cell office:value-type="float" office:value="486455128" calcext:value-type="float">
            <text:p>486455128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2959.68" calcext:value-type="float">
            <text:p>2959.68</text:p>
          </table:table-cell>
        </table:table-row>
        <table:table-row table:style-name="ro1">
          <table:table-cell office:value-type="float" office:value="8.68333333333333" calcext:value-type="float">
            <text:p>8.68333333333333</text:p>
          </table:table-cell>
          <table:table-cell office:value-type="float" office:value="486455128" calcext:value-type="float">
            <text:p>486455128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8.73333333333333" calcext:value-type="float">
            <text:p>8.73333333333333</text:p>
          </table:table-cell>
          <table:table-cell office:value-type="float" office:value="486455129" calcext:value-type="float">
            <text:p>486455129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712" calcext:value-type="float">
            <text:p>712</text:p>
          </table:table-cell>
          <table:table-cell/>
          <table:table-cell office:value-type="float" office:value="2978.28" calcext:value-type="float">
            <text:p>2978.28</text:p>
          </table:table-cell>
        </table:table-row>
        <table:table-row table:style-name="ro1">
          <table:table-cell office:value-type="float" office:value="8.73333333333333" calcext:value-type="float">
            <text:p>8.73333333333333</text:p>
          </table:table-cell>
          <table:table-cell office:value-type="float" office:value="486455129" calcext:value-type="float">
            <text:p>486455129</text:p>
          </table:table-cell>
          <table:table-cell table:number-columns-repeated="2"/>
          <table:table-cell office:value-type="float" office:value="-1.5" calcext:value-type="float">
            <text:p>-1.5</text:p>
          </table:table-cell>
          <table:table-cell/>
        </table:table-row>
        <table:table-row table:style-name="ro1">
          <table:table-cell office:value-type="float" office:value="8.73333333333333" calcext:value-type="float">
            <text:p>8.73333333333333</text:p>
          </table:table-cell>
          <table:table-cell office:value-type="float" office:value="486455129" calcext:value-type="float">
            <text:p>486455129</text:p>
          </table:table-cell>
          <table:table-cell table:number-columns-repeated="2"/>
          <table:table-cell office:value-type="float" office:value="-1.6" calcext:value-type="float">
            <text:p>-1.6</text:p>
          </table:table-cell>
          <table:table-cell/>
        </table:table-row>
        <table:table-row table:style-name="ro1">
          <table:table-cell office:value-type="float" office:value="8.73333333333333" calcext:value-type="float">
            <text:p>8.73333333333333</text:p>
          </table:table-cell>
          <table:table-cell office:value-type="float" office:value="486455129" calcext:value-type="float">
            <text:p>486455129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2973.32" calcext:value-type="float">
            <text:p>2973.32</text:p>
          </table:table-cell>
        </table:table-row>
        <table:table-row table:style-name="ro1">
          <table:table-cell office:value-type="float" office:value="8.76666666666667" calcext:value-type="float">
            <text:p>8.76666666666667</text:p>
          </table:table-cell>
          <table:table-cell office:value-type="float" office:value="486455131" calcext:value-type="float">
            <text:p>486455131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2980.76" calcext:value-type="float">
            <text:p>2980.76</text:p>
          </table:table-cell>
        </table:table-row>
        <table:table-row table:style-name="ro1">
          <table:table-cell office:value-type="float" office:value="8.76666666666667" calcext:value-type="float">
            <text:p>8.76666666666667</text:p>
          </table:table-cell>
          <table:table-cell office:value-type="float" office:value="486455131" calcext:value-type="float">
            <text:p>486455131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8.76666666666667" calcext:value-type="float">
            <text:p>8.76666666666667</text:p>
          </table:table-cell>
          <table:table-cell office:value-type="float" office:value="486455131" calcext:value-type="float">
            <text:p>486455131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8.76666666666667" calcext:value-type="float">
            <text:p>8.76666666666667</text:p>
          </table:table-cell>
          <table:table-cell office:value-type="float" office:value="486455131" calcext:value-type="float">
            <text:p>486455131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2995.64" calcext:value-type="float">
            <text:p>2995.64</text:p>
          </table:table-cell>
        </table:table-row>
        <table:table-row table:style-name="ro1">
          <table:table-cell office:value-type="float" office:value="8.78333333333333" calcext:value-type="float">
            <text:p>8.78333333333333</text:p>
          </table:table-cell>
          <table:table-cell office:value-type="float" office:value="486455134" calcext:value-type="float">
            <text:p>486455134</text:p>
          </table:table-cell>
          <table:table-cell table:number-columns-repeated="2"/>
          <table:table-cell office:value-type="float" office:value="-2.4" calcext:value-type="float">
            <text:p>-2.4</text:p>
          </table:table-cell>
          <table:table-cell/>
        </table:table-row>
        <table:table-row table:style-name="ro1">
          <table:table-cell office:value-type="float" office:value="8.78333333333333" calcext:value-type="float">
            <text:p>8.78333333333333</text:p>
          </table:table-cell>
          <table:table-cell office:value-type="float" office:value="486455134" calcext:value-type="float">
            <text:p>486455134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2998.12" calcext:value-type="float">
            <text:p>2998.12</text:p>
          </table:table-cell>
        </table:table-row>
        <table:table-row table:style-name="ro1">
          <table:table-cell office:value-type="float" office:value="8.78333333333333" calcext:value-type="float">
            <text:p>8.78333333333333</text:p>
          </table:table-cell>
          <table:table-cell office:value-type="float" office:value="486455134" calcext:value-type="float">
            <text:p>486455134</text:p>
          </table:table-cell>
          <table:table-cell table:number-columns-repeated="2"/>
          <table:table-cell office:value-type="float" office:value="-1.7" calcext:value-type="float">
            <text:p>-1.7</text:p>
          </table:table-cell>
          <table:table-cell/>
        </table:table-row>
        <table:table-row table:style-name="ro1">
          <table:table-cell office:value-type="float" office:value="8.83333333333333" calcext:value-type="float">
            <text:p>8.83333333333333</text:p>
          </table:table-cell>
          <table:table-cell office:value-type="float" office:value="486455136" calcext:value-type="float">
            <text:p>486455136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-130" calcext:value-type="float">
            <text:p>-130</text:p>
          </table:table-cell>
          <table:table-cell/>
          <table:table-cell office:value-type="float" office:value="2986.96" calcext:value-type="float">
            <text:p>2986.96</text:p>
          </table:table-cell>
        </table:table-row>
        <table:table-row table:style-name="ro1">
          <table:table-cell office:value-type="float" office:value="8.83333333333333" calcext:value-type="float">
            <text:p>8.83333333333333</text:p>
          </table:table-cell>
          <table:table-cell office:value-type="float" office:value="486455136" calcext:value-type="float">
            <text:p>486455136</text:p>
          </table:table-cell>
          <table:table-cell table:number-columns-repeated="2"/>
          <table:table-cell office:value-type="float" office:value="-2.8" calcext:value-type="float">
            <text:p>-2.8</text:p>
          </table:table-cell>
          <table:table-cell/>
        </table:table-row>
        <table:table-row table:style-name="ro1">
          <table:table-cell office:value-type="float" office:value="8.83333333333333" calcext:value-type="float">
            <text:p>8.83333333333333</text:p>
          </table:table-cell>
          <table:table-cell office:value-type="float" office:value="486455136" calcext:value-type="float">
            <text:p>486455136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3003.08" calcext:value-type="float">
            <text:p>3003.08</text:p>
          </table:table-cell>
        </table:table-row>
        <table:table-row table:style-name="ro1">
          <table:table-cell office:value-type="float" office:value="8.86666666666667" calcext:value-type="float">
            <text:p>8.86666666666667</text:p>
          </table:table-cell>
          <table:table-cell office:value-type="float" office:value="486455138" calcext:value-type="float">
            <text:p>486455138</text:p>
          </table:table-cell>
          <table:table-cell table:number-columns-repeated="2"/>
          <table:table-cell office:value-type="float" office:value="-1.5" calcext:value-type="float">
            <text:p>-1.5</text:p>
          </table:table-cell>
          <table:table-cell/>
        </table:table-row>
        <table:table-row table:style-name="ro1">
          <table:table-cell office:value-type="float" office:value="8.86666666666667" calcext:value-type="float">
            <text:p>8.86666666666667</text:p>
          </table:table-cell>
          <table:table-cell office:value-type="float" office:value="486455138" calcext:value-type="float">
            <text:p>486455138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3001.84" calcext:value-type="float">
            <text:p>3001.84</text:p>
          </table:table-cell>
        </table:table-row>
        <table:table-row table:style-name="ro1">
          <table:table-cell office:value-type="float" office:value="8.86666666666667" calcext:value-type="float">
            <text:p>8.86666666666667</text:p>
          </table:table-cell>
          <table:table-cell office:value-type="float" office:value="486455138" calcext:value-type="float">
            <text:p>486455138</text:p>
          </table:table-cell>
          <table:table-cell table:number-columns-repeated="2"/>
          <table:table-cell office:value-type="float" office:value="-2.3" calcext:value-type="float">
            <text:p>-2.3</text:p>
          </table:table-cell>
          <table:table-cell/>
        </table:table-row>
        <table:table-row table:style-name="ro1">
          <table:table-cell office:value-type="float" office:value="8.86666666666667" calcext:value-type="float">
            <text:p>8.86666666666667</text:p>
          </table:table-cell>
          <table:table-cell office:value-type="float" office:value="486455138" calcext:value-type="float">
            <text:p>486455138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3003.08" calcext:value-type="float">
            <text:p>3003.08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486455140" calcext:value-type="float">
            <text:p>486455140</text:p>
          </table:table-cell>
          <table:table-cell table:number-columns-repeated="2"/>
          <table:table-cell office:value-type="float" office:value="-2.4" calcext:value-type="float">
            <text:p>-2.4</text:p>
          </table:table-cell>
          <table:table-cell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486455140" calcext:value-type="float">
            <text:p>486455140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3000.6" calcext:value-type="float">
            <text:p>3000.6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486455140" calcext:value-type="float">
            <text:p>486455140</text:p>
          </table:table-cell>
          <table:table-cell table:number-columns-repeated="2"/>
          <table:table-cell office:value-type="float" office:value="-2.2" calcext:value-type="float">
            <text:p>-2.2</text:p>
          </table:table-cell>
          <table:table-cell/>
        </table:table-row>
        <table:table-row table:style-name="ro1">
          <table:table-cell office:value-type="float" office:value="8.93333333333333" calcext:value-type="float">
            <text:p>8.93333333333333</text:p>
          </table:table-cell>
          <table:table-cell office:value-type="float" office:value="486455142" calcext:value-type="float">
            <text:p>486455142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8.93333333333333" calcext:value-type="float">
            <text:p>8.93333333333333</text:p>
          </table:table-cell>
          <table:table-cell office:value-type="float" office:value="486455142" calcext:value-type="float">
            <text:p>486455142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3005.56" calcext:value-type="float">
            <text:p>3005.56</text:p>
          </table:table-cell>
        </table:table-row>
        <table:table-row table:style-name="ro1">
          <table:table-cell office:value-type="float" office:value="8.93333333333333" calcext:value-type="float">
            <text:p>8.93333333333333</text:p>
          </table:table-cell>
          <table:table-cell office:value-type="float" office:value="486455142" calcext:value-type="float">
            <text:p>486455142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-67" calcext:value-type="float">
            <text:p>-67</text:p>
          </table:table-cell>
          <table:table-cell/>
          <table:table-cell office:value-type="float" office:value="3003.08" calcext:value-type="float">
            <text:p>3003.08</text:p>
          </table:table-cell>
        </table:table-row>
        <table:table-row table:style-name="ro1">
          <table:table-cell office:value-type="float" office:value="8.93333333333333" calcext:value-type="float">
            <text:p>8.93333333333333</text:p>
          </table:table-cell>
          <table:table-cell office:value-type="float" office:value="486455142" calcext:value-type="float">
            <text:p>486455142</text:p>
          </table:table-cell>
          <table:table-cell table:number-columns-repeated="2"/>
          <table:table-cell office:value-type="float" office:value="-2.8" calcext:value-type="float">
            <text:p>-2.8</text:p>
          </table:table-cell>
          <table:table-cell/>
        </table:table-row>
        <table:table-row table:style-name="ro1">
          <table:table-cell office:value-type="float" office:value="8.96666666666667" calcext:value-type="float">
            <text:p>8.96666666666667</text:p>
          </table:table-cell>
          <table:table-cell office:value-type="float" office:value="486455144" calcext:value-type="float">
            <text:p>486455144</text:p>
          </table:table-cell>
          <table:table-cell table:number-columns-repeated="2"/>
          <table:table-cell office:value-type="float" office:value="-3.2" calcext:value-type="float">
            <text:p>-3.2</text:p>
          </table:table-cell>
          <table:table-cell/>
        </table:table-row>
        <table:table-row table:style-name="ro1">
          <table:table-cell office:value-type="float" office:value="8.96666666666667" calcext:value-type="float">
            <text:p>8.96666666666667</text:p>
          </table:table-cell>
          <table:table-cell office:value-type="float" office:value="486455144" calcext:value-type="float">
            <text:p>486455144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3017.96" calcext:value-type="float">
            <text:p>3017.96</text:p>
          </table:table-cell>
        </table:table-row>
        <table:table-row table:style-name="ro1">
          <table:table-cell office:value-type="float" office:value="8.96666666666667" calcext:value-type="float">
            <text:p>8.96666666666667</text:p>
          </table:table-cell>
          <table:table-cell office:value-type="float" office:value="486455144" calcext:value-type="float">
            <text:p>486455144</text:p>
          </table:table-cell>
          <table:table-cell table:number-columns-repeated="2"/>
          <table:table-cell office:value-type="float" office:value="-2.1" calcext:value-type="float">
            <text:p>-2.1</text:p>
          </table:table-cell>
          <table:table-cell/>
        </table:table-row>
        <table:table-row table:style-name="ro1">
          <table:table-cell office:value-type="float" office:value="8.96666666666667" calcext:value-type="float">
            <text:p>8.96666666666667</text:p>
          </table:table-cell>
          <table:table-cell office:value-type="float" office:value="486455144" calcext:value-type="float">
            <text:p>486455144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-92" calcext:value-type="float">
            <text:p>-92</text:p>
          </table:table-cell>
          <table:table-cell/>
          <table:table-cell office:value-type="float" office:value="3013" calcext:value-type="float">
            <text:p>30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6455146" calcext:value-type="float">
            <text:p>486455146</text:p>
          </table:table-cell>
          <table:table-cell table:number-columns-repeated="2"/>
          <table:table-cell office:value-type="float" office:value="-2.1" calcext:value-type="float">
            <text:p>-2.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6455146" calcext:value-type="float">
            <text:p>486455146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3016.72" calcext:value-type="float">
            <text:p>3016.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6455146" calcext:value-type="float">
            <text:p>486455146</text:p>
          </table:table-cell>
          <table:table-cell table:number-columns-repeated="2"/>
          <table:table-cell office:value-type="float" office:value="-1.6" calcext:value-type="float">
            <text:p>-1.6</text:p>
          </table:table-cell>
          <table:table-cell/>
        </table:table-row>
        <table:table-row table:style-name="ro1">
          <table:table-cell office:value-type="float" office:value="9.03333333333333" calcext:value-type="float">
            <text:p>9.03333333333333</text:p>
          </table:table-cell>
          <table:table-cell office:value-type="float" office:value="486455148" calcext:value-type="float">
            <text:p>486455148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-210" calcext:value-type="float">
            <text:p>-210</text:p>
          </table:table-cell>
          <table:table-cell/>
          <table:table-cell office:value-type="float" office:value="2999.36" calcext:value-type="float">
            <text:p>2999.36</text:p>
          </table:table-cell>
        </table:table-row>
        <table:table-row table:style-name="ro1">
          <table:table-cell office:value-type="float" office:value="9.03333333333333" calcext:value-type="float">
            <text:p>9.03333333333333</text:p>
          </table:table-cell>
          <table:table-cell office:value-type="float" office:value="486455148" calcext:value-type="float">
            <text:p>486455148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9.03333333333333" calcext:value-type="float">
            <text:p>9.03333333333333</text:p>
          </table:table-cell>
          <table:table-cell office:value-type="float" office:value="486455148" calcext:value-type="float">
            <text:p>486455148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float" office:value="3019.2" calcext:value-type="float">
            <text:p>3019.2</text:p>
          </table:table-cell>
        </table:table-row>
        <table:table-row table:style-name="ro1">
          <table:table-cell office:value-type="float" office:value="9.03333333333333" calcext:value-type="float">
            <text:p>9.03333333333333</text:p>
          </table:table-cell>
          <table:table-cell office:value-type="float" office:value="486455148" calcext:value-type="float">
            <text:p>486455148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/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486455150" calcext:value-type="float">
            <text:p>486455150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009.28" calcext:value-type="float">
            <text:p>3009.28</text:p>
          </table:table-cell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486455150" calcext:value-type="float">
            <text:p>486455150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486455152" calcext:value-type="float">
            <text:p>486455152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010.52" calcext:value-type="float">
            <text:p>3010.52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486455152" calcext:value-type="float">
            <text:p>486455152</text:p>
          </table:table-cell>
          <table:table-cell table:number-columns-repeated="2"/>
          <table:table-cell office:value-type="float" office:value="-2.1" calcext:value-type="float">
            <text:p>-2.1</text:p>
          </table:table-cell>
          <table:table-cell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486455152" calcext:value-type="float">
            <text:p>486455152</text:p>
          </table:table-cell>
          <table:table-cell table:number-columns-repeated="2"/>
          <table:table-cell office:value-type="float" office:value="-2.1" calcext:value-type="float">
            <text:p>-2.1</text:p>
          </table:table-cell>
          <table:table-cell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486455152" calcext:value-type="float">
            <text:p>486455152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010.52" calcext:value-type="float">
            <text:p>3010.52</text:p>
          </table:table-cell>
        </table:table-row>
        <table:table-row table:style-name="ro1">
          <table:table-cell office:value-type="float" office:value="9.13333333333333" calcext:value-type="float">
            <text:p>9.13333333333333</text:p>
          </table:table-cell>
          <table:table-cell office:value-type="float" office:value="486455154" calcext:value-type="float">
            <text:p>486455154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-203" calcext:value-type="float">
            <text:p>-203</text:p>
          </table:table-cell>
          <table:table-cell/>
          <table:table-cell office:value-type="float" office:value="3008.04" calcext:value-type="float">
            <text:p>3008.04</text:p>
          </table:table-cell>
        </table:table-row>
        <table:table-row table:style-name="ro1">
          <table:table-cell office:value-type="float" office:value="9.13333333333333" calcext:value-type="float">
            <text:p>9.13333333333333</text:p>
          </table:table-cell>
          <table:table-cell office:value-type="float" office:value="486455154" calcext:value-type="float">
            <text:p>486455154</text:p>
          </table:table-cell>
          <table:table-cell table:number-columns-repeated="2"/>
          <table:table-cell office:value-type="float" office:value="-2.4" calcext:value-type="float">
            <text:p>-2.4</text:p>
          </table:table-cell>
          <table:table-cell/>
        </table:table-row>
        <table:table-row table:style-name="ro1">
          <table:table-cell office:value-type="float" office:value="9.13333333333333" calcext:value-type="float">
            <text:p>9.13333333333333</text:p>
          </table:table-cell>
          <table:table-cell office:value-type="float" office:value="486455154" calcext:value-type="float">
            <text:p>486455154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9.13333333333333" calcext:value-type="float">
            <text:p>9.13333333333333</text:p>
          </table:table-cell>
          <table:table-cell office:value-type="float" office:value="486455154" calcext:value-type="float">
            <text:p>486455154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3024.16" calcext:value-type="float">
            <text:p>3024.16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486455156" calcext:value-type="float">
            <text:p>486455156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/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486455156" calcext:value-type="float">
            <text:p>486455156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-205" calcext:value-type="float">
            <text:p>-205</text:p>
          </table:table-cell>
          <table:table-cell/>
          <table:table-cell office:value-type="float" office:value="3008.04" calcext:value-type="float">
            <text:p>3008.04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486455156" calcext:value-type="float">
            <text:p>486455156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486455158" calcext:value-type="float">
            <text:p>486455158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3047.72" calcext:value-type="float">
            <text:p>3047.72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486455158" calcext:value-type="float">
            <text:p>486455158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486455158" calcext:value-type="float">
            <text:p>486455158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-208" calcext:value-type="float">
            <text:p>-208</text:p>
          </table:table-cell>
          <table:table-cell/>
          <table:table-cell office:value-type="float" office:value="3015.48" calcext:value-type="float">
            <text:p>3015.48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486455158" calcext:value-type="float">
            <text:p>486455158</text:p>
          </table:table-cell>
          <table:table-cell table:number-columns-repeated="2"/>
          <table:table-cell office:value-type="float" office:value="-3.6" calcext:value-type="float">
            <text:p>-3.6</text:p>
          </table:table-cell>
          <table:table-cell/>
        </table:table-row>
        <table:table-row table:style-name="ro1">
          <table:table-cell office:value-type="float" office:value="9.23333333333333" calcext:value-type="float">
            <text:p>9.23333333333333</text:p>
          </table:table-cell>
          <table:table-cell office:value-type="float" office:value="486455161" calcext:value-type="float">
            <text:p>486455161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-98" calcext:value-type="float">
            <text:p>-98</text:p>
          </table:table-cell>
          <table:table-cell/>
          <table:table-cell office:value-type="float" office:value="3008.04" calcext:value-type="float">
            <text:p>3008.04</text:p>
          </table:table-cell>
        </table:table-row>
        <table:table-row table:style-name="ro1">
          <table:table-cell office:value-type="float" office:value="9.23333333333333" calcext:value-type="float">
            <text:p>9.23333333333333</text:p>
          </table:table-cell>
          <table:table-cell office:value-type="float" office:value="486455161" calcext:value-type="float">
            <text:p>486455161</text:p>
          </table:table-cell>
          <table:table-cell table:number-columns-repeated="2"/>
          <table:table-cell office:value-type="float" office:value="-1.7" calcext:value-type="float">
            <text:p>-1.7</text:p>
          </table:table-cell>
          <table:table-cell/>
        </table:table-row>
        <table:table-row table:style-name="ro1">
          <table:table-cell office:value-type="float" office:value="9.23333333333333" calcext:value-type="float">
            <text:p>9.23333333333333</text:p>
          </table:table-cell>
          <table:table-cell office:value-type="float" office:value="486455161" calcext:value-type="float">
            <text:p>486455161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-273" calcext:value-type="float">
            <text:p>-273</text:p>
          </table:table-cell>
          <table:table-cell/>
          <table:table-cell office:value-type="float" office:value="2998.12" calcext:value-type="float">
            <text:p>2998.12</text:p>
          </table:table-cell>
        </table:table-row>
        <table:table-row table:style-name="ro1">
          <table:table-cell office:value-type="float" office:value="9.23333333333333" calcext:value-type="float">
            <text:p>9.23333333333333</text:p>
          </table:table-cell>
          <table:table-cell office:value-type="float" office:value="486455161" calcext:value-type="float">
            <text:p>486455161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/>
        </table:table-row>
        <table:table-row table:style-name="ro1">
          <table:table-cell office:value-type="float" office:value="9.28333333333333" calcext:value-type="float">
            <text:p>9.28333333333333</text:p>
          </table:table-cell>
          <table:table-cell office:value-type="float" office:value="486455162" calcext:value-type="float">
            <text:p>486455162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-153" calcext:value-type="float">
            <text:p>-153</text:p>
          </table:table-cell>
          <table:table-cell/>
          <table:table-cell office:value-type="float" office:value="2989.44" calcext:value-type="float">
            <text:p>2989.44</text:p>
          </table:table-cell>
        </table:table-row>
        <table:table-row table:style-name="ro1">
          <table:table-cell office:value-type="float" office:value="9.28333333333333" calcext:value-type="float">
            <text:p>9.28333333333333</text:p>
          </table:table-cell>
          <table:table-cell office:value-type="float" office:value="486455162" calcext:value-type="float">
            <text:p>486455162</text:p>
          </table:table-cell>
          <table:table-cell table:number-columns-repeated="2"/>
          <table:table-cell office:value-type="float" office:value="-1.7" calcext:value-type="float">
            <text:p>-1.7</text:p>
          </table:table-cell>
          <table:table-cell/>
        </table:table-row>
        <table:table-row table:style-name="ro1">
          <table:table-cell office:value-type="float" office:value="9.28333333333333" calcext:value-type="float">
            <text:p>9.28333333333333</text:p>
          </table:table-cell>
          <table:table-cell office:value-type="float" office:value="486455162" calcext:value-type="float">
            <text:p>486455162</text:p>
          </table:table-cell>
          <table:table-cell table:number-columns-repeated="2"/>
          <table:table-cell office:value-type="float" office:value="-2.2" calcext:value-type="float">
            <text:p>-2.2</text:p>
          </table:table-cell>
          <table:table-cell/>
        </table:table-row>
        <table:table-row table:style-name="ro1">
          <table:table-cell office:value-type="float" office:value="9.28333333333333" calcext:value-type="float">
            <text:p>9.28333333333333</text:p>
          </table:table-cell>
          <table:table-cell office:value-type="float" office:value="486455162" calcext:value-type="float">
            <text:p>486455162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-352" calcext:value-type="float">
            <text:p>-352</text:p>
          </table:table-cell>
          <table:table-cell/>
          <table:table-cell office:value-type="float" office:value="2980.76" calcext:value-type="float">
            <text:p>2980.76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486455168" calcext:value-type="float">
            <text:p>486455168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-403" calcext:value-type="float">
            <text:p>-403</text:p>
          </table:table-cell>
          <table:table-cell/>
          <table:table-cell office:value-type="float" office:value="2967.12" calcext:value-type="float">
            <text:p>2967.12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486455168" calcext:value-type="float">
            <text:p>486455168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486455168" calcext:value-type="float">
            <text:p>486455168</text:p>
          </table:table-cell>
          <table:table-cell table:number-columns-repeated="2"/>
          <table:table-cell office:value-type="float" office:value="-2.3" calcext:value-type="float">
            <text:p>-2.3</text:p>
          </table:table-cell>
          <table:table-cell/>
        </table:table-row>
        <table:table-row table:style-name="ro1">
          <table:table-cell office:value-type="float" office:value="9.33333333333333" calcext:value-type="float">
            <text:p>9.33333333333333</text:p>
          </table:table-cell>
          <table:table-cell office:value-type="float" office:value="486455171" calcext:value-type="float">
            <text:p>486455171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-682" calcext:value-type="float">
            <text:p>-682</text:p>
          </table:table-cell>
          <table:table-cell/>
          <table:table-cell office:value-type="float" office:value="2944.8" calcext:value-type="float">
            <text:p>2944.8</text:p>
          </table:table-cell>
        </table:table-row>
        <table:table-row table:style-name="ro1">
          <table:table-cell office:value-type="float" office:value="9.33333333333333" calcext:value-type="float">
            <text:p>9.33333333333333</text:p>
          </table:table-cell>
          <table:table-cell office:value-type="float" office:value="486455171" calcext:value-type="float">
            <text:p>486455171</text:p>
          </table:table-cell>
          <table:table-cell table:number-columns-repeated="2"/>
          <table:table-cell office:value-type="float" office:value="-3.3" calcext:value-type="float">
            <text:p>-3.3</text:p>
          </table:table-cell>
          <table:table-cell/>
        </table:table-row>
        <table:table-row table:style-name="ro1">
          <table:table-cell office:value-type="float" office:value="9.33333333333333" calcext:value-type="float">
            <text:p>9.33333333333333</text:p>
          </table:table-cell>
          <table:table-cell office:value-type="float" office:value="486455171" calcext:value-type="float">
            <text:p>486455171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-751" calcext:value-type="float">
            <text:p>-751</text:p>
          </table:table-cell>
          <table:table-cell/>
          <table:table-cell office:value-type="float" office:value="2928.68" calcext:value-type="float">
            <text:p>2928.68</text:p>
          </table:table-cell>
        </table:table-row>
        <table:table-row table:style-name="ro1">
          <table:table-cell office:value-type="float" office:value="9.33333333333333" calcext:value-type="float">
            <text:p>9.33333333333333</text:p>
          </table:table-cell>
          <table:table-cell office:value-type="float" office:value="486455171" calcext:value-type="float">
            <text:p>486455171</text:p>
          </table:table-cell>
          <table:table-cell table:number-columns-repeated="2"/>
          <table:table-cell office:value-type="float" office:value="-5.8" calcext:value-type="float">
            <text:p>-5.8</text:p>
          </table:table-cell>
          <table:table-cell/>
        </table:table-row>
        <table:table-row table:style-name="ro1">
          <table:table-cell office:value-type="float" office:value="9.38333333333333" calcext:value-type="float">
            <text:p>9.38333333333333</text:p>
          </table:table-cell>
          <table:table-cell office:value-type="float" office:value="486455173" calcext:value-type="float">
            <text:p>486455173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-786" calcext:value-type="float">
            <text:p>-786</text:p>
          </table:table-cell>
          <table:table-cell/>
          <table:table-cell office:value-type="float" office:value="2905.12" calcext:value-type="float">
            <text:p>2905.12</text:p>
          </table:table-cell>
        </table:table-row>
        <table:table-row table:style-name="ro1">
          <table:table-cell office:value-type="float" office:value="9.38333333333333" calcext:value-type="float">
            <text:p>9.38333333333333</text:p>
          </table:table-cell>
          <table:table-cell office:value-type="float" office:value="486455173" calcext:value-type="float">
            <text:p>486455173</text:p>
          </table:table-cell>
          <table:table-cell table:number-columns-repeated="2"/>
          <table:table-cell office:value-type="float" office:value="-6.5" calcext:value-type="float">
            <text:p>-6.5</text:p>
          </table:table-cell>
          <table:table-cell/>
        </table:table-row>
        <table:table-row table:style-name="ro1">
          <table:table-cell office:value-type="float" office:value="9.38333333333333" calcext:value-type="float">
            <text:p>9.38333333333333</text:p>
          </table:table-cell>
          <table:table-cell office:value-type="float" office:value="486455173" calcext:value-type="float">
            <text:p>486455173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-897" calcext:value-type="float">
            <text:p>-897</text:p>
          </table:table-cell>
          <table:table-cell/>
          <table:table-cell office:value-type="float" office:value="2875.36" calcext:value-type="float">
            <text:p>2875.36</text:p>
          </table:table-cell>
        </table:table-row>
        <table:table-row table:style-name="ro1">
          <table:table-cell office:value-type="float" office:value="9.38333333333333" calcext:value-type="float">
            <text:p>9.38333333333333</text:p>
          </table:table-cell>
          <table:table-cell office:value-type="float" office:value="486455173" calcext:value-type="float">
            <text:p>486455173</text:p>
          </table:table-cell>
          <table:table-cell table:number-columns-repeated="2"/>
          <table:table-cell office:value-type="float" office:value="-4.4" calcext:value-type="float">
            <text:p>-4.4</text:p>
          </table:table-cell>
          <table:table-cell/>
        </table:table-row>
        <table:table-row table:style-name="ro1">
          <table:table-cell office:value-type="float" office:value="9.41666666666667" calcext:value-type="float">
            <text:p>9.41666666666667</text:p>
          </table:table-cell>
          <table:table-cell office:value-type="float" office:value="486455175" calcext:value-type="float">
            <text:p>486455175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-1197" calcext:value-type="float">
            <text:p>-1197</text:p>
          </table:table-cell>
          <table:table-cell/>
          <table:table-cell office:value-type="float" office:value="2838.16" calcext:value-type="float">
            <text:p>2838.16</text:p>
          </table:table-cell>
        </table:table-row>
        <table:table-row table:style-name="ro1">
          <table:table-cell office:value-type="float" office:value="9.41666666666667" calcext:value-type="float">
            <text:p>9.41666666666667</text:p>
          </table:table-cell>
          <table:table-cell office:value-type="float" office:value="486455175" calcext:value-type="float">
            <text:p>486455175</text:p>
          </table:table-cell>
          <table:table-cell table:number-columns-repeated="2"/>
          <table:table-cell office:value-type="float" office:value="-4.3" calcext:value-type="float">
            <text:p>-4.3</text:p>
          </table:table-cell>
          <table:table-cell/>
        </table:table-row>
        <table:table-row table:style-name="ro1">
          <table:table-cell office:value-type="float" office:value="9.41666666666667" calcext:value-type="float">
            <text:p>9.41666666666667</text:p>
          </table:table-cell>
          <table:table-cell office:value-type="float" office:value="486455175" calcext:value-type="float">
            <text:p>486455175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-1223" calcext:value-type="float">
            <text:p>-1223</text:p>
          </table:table-cell>
          <table:table-cell/>
          <table:table-cell office:value-type="float" office:value="2814.6" calcext:value-type="float">
            <text:p>2814.6</text:p>
          </table:table-cell>
        </table:table-row>
        <table:table-row table:style-name="ro1">
          <table:table-cell office:value-type="float" office:value="9.43333333333333" calcext:value-type="float">
            <text:p>9.43333333333333</text:p>
          </table:table-cell>
          <table:table-cell office:value-type="float" office:value="486455177" calcext:value-type="float">
            <text:p>486455177</text:p>
          </table:table-cell>
          <table:table-cell table:number-columns-repeated="2"/>
          <table:table-cell office:value-type="float" office:value="-4.1" calcext:value-type="float">
            <text:p>-4.1</text:p>
          </table:table-cell>
          <table:table-cell/>
        </table:table-row>
        <table:table-row table:style-name="ro1">
          <table:table-cell office:value-type="float" office:value="9.43333333333333" calcext:value-type="float">
            <text:p>9.43333333333333</text:p>
          </table:table-cell>
          <table:table-cell office:value-type="float" office:value="486455177" calcext:value-type="float">
            <text:p>486455177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-770" calcext:value-type="float">
            <text:p>-770</text:p>
          </table:table-cell>
          <table:table-cell/>
          <table:table-cell office:value-type="float" office:value="2807.16" calcext:value-type="float">
            <text:p>2807.16</text:p>
          </table:table-cell>
        </table:table-row>
        <table:table-row table:style-name="ro1">
          <table:table-cell office:value-type="float" office:value="9.43333333333333" calcext:value-type="float">
            <text:p>9.43333333333333</text:p>
          </table:table-cell>
          <table:table-cell office:value-type="float" office:value="486455177" calcext:value-type="float">
            <text:p>486455177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/>
        </table:table-row>
        <table:table-row table:style-name="ro1">
          <table:table-cell office:value-type="float" office:value="9.48333333333333" calcext:value-type="float">
            <text:p>9.48333333333333</text:p>
          </table:table-cell>
          <table:table-cell office:value-type="float" office:value="486455179" calcext:value-type="float">
            <text:p>486455179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-647" calcext:value-type="float">
            <text:p>-647</text:p>
          </table:table-cell>
          <table:table-cell/>
          <table:table-cell office:value-type="float" office:value="2797.24" calcext:value-type="float">
            <text:p>2797.24</text:p>
          </table:table-cell>
        </table:table-row>
        <table:table-row table:style-name="ro1">
          <table:table-cell office:value-type="float" office:value="9.48333333333333" calcext:value-type="float">
            <text:p>9.48333333333333</text:p>
          </table:table-cell>
          <table:table-cell office:value-type="float" office:value="486455179" calcext:value-type="float">
            <text:p>486455179</text:p>
          </table:table-cell>
          <table:table-cell table:number-columns-repeated="2"/>
          <table:table-cell office:value-type="float" office:value="-5.6" calcext:value-type="float">
            <text:p>-5.6</text:p>
          </table:table-cell>
          <table:table-cell/>
        </table:table-row>
        <table:table-row table:style-name="ro1">
          <table:table-cell office:value-type="float" office:value="9.48333333333333" calcext:value-type="float">
            <text:p>9.48333333333333</text:p>
          </table:table-cell>
          <table:table-cell office:value-type="float" office:value="486455179" calcext:value-type="float">
            <text:p>486455179</text:p>
          </table:table-cell>
          <table:table-cell table:number-columns-repeated="2"/>
          <table:table-cell office:value-type="float" office:value="-4.6" calcext:value-type="float">
            <text:p>-4.6</text:p>
          </table:table-cell>
          <table:table-cell/>
        </table:table-row>
        <table:table-row table:style-name="ro1">
          <table:table-cell office:value-type="float" office:value="9.48333333333333" calcext:value-type="float">
            <text:p>9.48333333333333</text:p>
          </table:table-cell>
          <table:table-cell office:value-type="float" office:value="486455179" calcext:value-type="float">
            <text:p>486455179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-314" calcext:value-type="float">
            <text:p>-314</text:p>
          </table:table-cell>
          <table:table-cell/>
          <table:table-cell office:value-type="float" office:value="2794.76" calcext:value-type="float">
            <text:p>2794.76</text:p>
          </table:table-cell>
        </table:table-row>
        <table:table-row table:style-name="ro1">
          <table:table-cell office:value-type="float" office:value="9.51666666666667" calcext:value-type="float">
            <text:p>9.51666666666667</text:p>
          </table:table-cell>
          <table:table-cell office:value-type="float" office:value="486455181" calcext:value-type="float">
            <text:p>486455181</text:p>
          </table:table-cell>
          <table:table-cell table:number-columns-repeated="2"/>
          <table:table-cell office:value-type="float" office:value="-4.5" calcext:value-type="float">
            <text:p>-4.5</text:p>
          </table:table-cell>
          <table:table-cell/>
        </table:table-row>
        <table:table-row table:style-name="ro1">
          <table:table-cell office:value-type="float" office:value="9.51666666666667" calcext:value-type="float">
            <text:p>9.51666666666667</text:p>
          </table:table-cell>
          <table:table-cell office:value-type="float" office:value="486455181" calcext:value-type="float">
            <text:p>486455181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-359" calcext:value-type="float">
            <text:p>-359</text:p>
          </table:table-cell>
          <table:table-cell/>
          <table:table-cell office:value-type="float" office:value="2787.32" calcext:value-type="float">
            <text:p>2787.32</text:p>
          </table:table-cell>
        </table:table-row>
        <table:table-row table:style-name="ro1">
          <table:table-cell office:value-type="float" office:value="9.51666666666667" calcext:value-type="float">
            <text:p>9.51666666666667</text:p>
          </table:table-cell>
          <table:table-cell office:value-type="float" office:value="486455181" calcext:value-type="float">
            <text:p>486455181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-533" calcext:value-type="float">
            <text:p>-533</text:p>
          </table:table-cell>
          <table:table-cell/>
          <table:table-cell office:value-type="float" office:value="2773.68" calcext:value-type="float">
            <text:p>2773.68</text:p>
          </table:table-cell>
        </table:table-row>
        <table:table-row table:style-name="ro1">
          <table:table-cell office:value-type="float" office:value="9.51666666666667" calcext:value-type="float">
            <text:p>9.51666666666667</text:p>
          </table:table-cell>
          <table:table-cell office:value-type="float" office:value="486455181" calcext:value-type="float">
            <text:p>486455181</text:p>
          </table:table-cell>
          <table:table-cell table:number-columns-repeated="2"/>
          <table:table-cell office:value-type="float" office:value="-5.4" calcext:value-type="float">
            <text:p>-5.4</text:p>
          </table:table-cell>
          <table:table-cell/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486455183" calcext:value-type="float">
            <text:p>486455183</text:p>
          </table:table-cell>
          <table:table-cell table:number-columns-repeated="2"/>
          <table:table-cell office:value-type="float" office:value="-7.5" calcext:value-type="float">
            <text:p>-7.5</text:p>
          </table:table-cell>
          <table:table-cell/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486455183" calcext:value-type="float">
            <text:p>486455183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-647" calcext:value-type="float">
            <text:p>-647</text:p>
          </table:table-cell>
          <table:table-cell/>
          <table:table-cell office:value-type="float" office:value="2756.32" calcext:value-type="float">
            <text:p>2756.32</text:p>
          </table:table-cell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486455183" calcext:value-type="float">
            <text:p>486455183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-888" calcext:value-type="float">
            <text:p>-888</text:p>
          </table:table-cell>
          <table:table-cell/>
          <table:table-cell office:value-type="float" office:value="2724.08" calcext:value-type="float">
            <text:p>2724.08</text:p>
          </table:table-cell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486455183" calcext:value-type="float">
            <text:p>486455183</text:p>
          </table:table-cell>
          <table:table-cell table:number-columns-repeated="2"/>
          <table:table-cell office:value-type="float" office:value="-5.4" calcext:value-type="float">
            <text:p>-5.4</text:p>
          </table:table-cell>
          <table:table-cell/>
        </table:table-row>
        <table:table-row table:style-name="ro1">
          <table:table-cell office:value-type="float" office:value="9.56666666666667" calcext:value-type="float">
            <text:p>9.56666666666667</text:p>
          </table:table-cell>
          <table:table-cell office:value-type="float" office:value="486455185" calcext:value-type="float">
            <text:p>486455185</text:p>
          </table:table-cell>
          <table:table-cell table:number-columns-repeated="2"/>
          <table:table-cell office:value-type="float" office:value="-4.5" calcext:value-type="float">
            <text:p>-4.5</text:p>
          </table:table-cell>
          <table:table-cell/>
        </table:table-row>
        <table:table-row table:style-name="ro1">
          <table:table-cell office:value-type="float" office:value="9.56666666666667" calcext:value-type="float">
            <text:p>9.56666666666667</text:p>
          </table:table-cell>
          <table:table-cell office:value-type="float" office:value="486455185" calcext:value-type="float">
            <text:p>486455185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-1018" calcext:value-type="float">
            <text:p>-1018</text:p>
          </table:table-cell>
          <table:table-cell/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486455187" calcext:value-type="float">
            <text:p>486455187</text:p>
          </table:table-cell>
          <table:table-cell table:number-columns-repeated="2"/>
          <table:table-cell office:value-type="float" office:value="-6.3" calcext:value-type="float">
            <text:p>-6.3</text:p>
          </table:table-cell>
          <table:table-cell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486455187" calcext:value-type="float">
            <text:p>486455187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-990" calcext:value-type="float">
            <text:p>-990</text:p>
          </table:table-cell>
          <table:table-cell/>
          <table:table-cell office:value-type="float" office:value="2693.08" calcext:value-type="float">
            <text:p>2693.08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486455187" calcext:value-type="float">
            <text:p>486455187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-830" calcext:value-type="float">
            <text:p>-830</text:p>
          </table:table-cell>
          <table:table-cell/>
          <table:table-cell office:value-type="float" office:value="2674.48" calcext:value-type="float">
            <text:p>2674.48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486455187" calcext:value-type="float">
            <text:p>486455187</text:p>
          </table:table-cell>
          <table:table-cell table:number-columns-repeated="2"/>
          <table:table-cell office:value-type="float" office:value="-5.5" calcext:value-type="float">
            <text:p>-5.5</text:p>
          </table:table-cell>
          <table:table-cell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486455187" calcext:value-type="float">
            <text:p>486455187</text:p>
          </table:table-cell>
          <table:table-cell table:number-columns-repeated="2"/>
          <table:table-cell office:value-type="float" office:value="-5.9" calcext:value-type="float">
            <text:p>-5.9</text:p>
          </table:table-cell>
          <table:table-cell/>
        </table:table-row>
        <table:table-row table:style-name="ro1">
          <table:table-cell office:value-type="float" office:value="9.65" calcext:value-type="float">
            <text:p>9.65</text:p>
          </table:table-cell>
          <table:table-cell office:value-type="float" office:value="486455189" calcext:value-type="float">
            <text:p>486455189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-880" calcext:value-type="float">
            <text:p>-880</text:p>
          </table:table-cell>
          <table:table-cell/>
          <table:table-cell office:value-type="float" office:value="2653.4" calcext:value-type="float">
            <text:p>2653.4</text:p>
          </table:table-cell>
        </table:table-row>
        <table:table-row table:style-name="ro1">
          <table:table-cell office:value-type="float" office:value="9.65" calcext:value-type="float">
            <text:p>9.65</text:p>
          </table:table-cell>
          <table:table-cell office:value-type="float" office:value="486455189" calcext:value-type="float">
            <text:p>486455189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-976" calcext:value-type="float">
            <text:p>-976</text:p>
          </table:table-cell>
          <table:table-cell/>
          <table:table-cell office:value-type="float" office:value="2628.6" calcext:value-type="float">
            <text:p>2628.6</text:p>
          </table:table-cell>
        </table:table-row>
        <table:table-row table:style-name="ro1">
          <table:table-cell office:value-type="float" office:value="9.65" calcext:value-type="float">
            <text:p>9.65</text:p>
          </table:table-cell>
          <table:table-cell office:value-type="float" office:value="486455189" calcext:value-type="float">
            <text:p>486455189</text:p>
          </table:table-cell>
          <table:table-cell table:number-columns-repeated="2"/>
          <table:table-cell office:value-type="float" office:value="-5.7" calcext:value-type="float">
            <text:p>-5.7</text:p>
          </table:table-cell>
          <table:table-cell/>
        </table:table-row>
        <table:table-row table:style-name="ro1">
          <table:table-cell office:value-type="float" office:value="9.68333333333333" calcext:value-type="float">
            <text:p>9.68333333333333</text:p>
          </table:table-cell>
          <table:table-cell office:value-type="float" office:value="486455190" calcext:value-type="float">
            <text:p>486455190</text:p>
          </table:table-cell>
          <table:table-cell table:number-columns-repeated="2"/>
          <table:table-cell office:value-type="float" office:value="-6.1" calcext:value-type="float">
            <text:p>-6.1</text:p>
          </table:table-cell>
          <table:table-cell/>
        </table:table-row>
        <table:table-row table:style-name="ro1">
          <table:table-cell office:value-type="float" office:value="9.68333333333333" calcext:value-type="float">
            <text:p>9.68333333333333</text:p>
          </table:table-cell>
          <table:table-cell office:value-type="float" office:value="486455190" calcext:value-type="float">
            <text:p>486455190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-951" calcext:value-type="float">
            <text:p>-951</text:p>
          </table:table-cell>
          <table:table-cell/>
          <table:table-cell office:value-type="float" office:value="2607.52" calcext:value-type="float">
            <text:p>2607.52</text:p>
          </table:table-cell>
        </table:table-row>
        <table:table-row table:style-name="ro1">
          <table:table-cell office:value-type="float" office:value="9.68333333333333" calcext:value-type="float">
            <text:p>9.68333333333333</text:p>
          </table:table-cell>
          <table:table-cell office:value-type="float" office:value="486455190" calcext:value-type="float">
            <text:p>486455190</text:p>
          </table:table-cell>
          <table:table-cell table:number-columns-repeated="2"/>
          <table:table-cell office:value-type="float" office:value="-6.5" calcext:value-type="float">
            <text:p>-6.5</text:p>
          </table:table-cell>
          <table:table-cell/>
        </table:table-row>
        <table:table-row table:style-name="ro1">
          <table:table-cell office:value-type="float" office:value="9.68333333333333" calcext:value-type="float">
            <text:p>9.68333333333333</text:p>
          </table:table-cell>
          <table:table-cell office:value-type="float" office:value="486455190" calcext:value-type="float">
            <text:p>486455190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-1116" calcext:value-type="float">
            <text:p>-1116</text:p>
          </table:table-cell>
          <table:table-cell/>
          <table:table-cell office:value-type="float" office:value="2575.28" calcext:value-type="float">
            <text:p>2575.28</text:p>
          </table:table-cell>
        </table:table-row>
        <table:table-row table:style-name="ro1">
          <table:table-cell office:value-type="float" office:value="9.71666666666667" calcext:value-type="float">
            <text:p>9.71666666666667</text:p>
          </table:table-cell>
          <table:table-cell office:value-type="float" office:value="486455193" calcext:value-type="float">
            <text:p>486455193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-1131" calcext:value-type="float">
            <text:p>-1131</text:p>
          </table:table-cell>
          <table:table-cell/>
          <table:table-cell office:value-type="float" office:value="2554.2" calcext:value-type="float">
            <text:p>2554.2</text:p>
          </table:table-cell>
        </table:table-row>
        <table:table-row table:style-name="ro1">
          <table:table-cell office:value-type="float" office:value="9.71666666666667" calcext:value-type="float">
            <text:p>9.71666666666667</text:p>
          </table:table-cell>
          <table:table-cell office:value-type="float" office:value="486455193" calcext:value-type="float">
            <text:p>486455193</text:p>
          </table:table-cell>
          <table:table-cell table:number-columns-repeated="2"/>
          <table:table-cell office:value-type="float" office:value="-6.5" calcext:value-type="float">
            <text:p>-6.5</text:p>
          </table:table-cell>
          <table:table-cell/>
        </table:table-row>
        <table:table-row table:style-name="ro1">
          <table:table-cell office:value-type="float" office:value="9.71666666666667" calcext:value-type="float">
            <text:p>9.71666666666667</text:p>
          </table:table-cell>
          <table:table-cell office:value-type="float" office:value="486455193" calcext:value-type="float">
            <text:p>486455193</text:p>
          </table:table-cell>
          <table:table-cell table:number-columns-repeated="2"/>
          <table:table-cell office:value-type="float" office:value="-6.9" calcext:value-type="float">
            <text:p>-6.9</text:p>
          </table:table-cell>
          <table:table-cell/>
        </table:table-row>
        <table:table-row table:style-name="ro1">
          <table:table-cell office:value-type="float" office:value="9.71666666666667" calcext:value-type="float">
            <text:p>9.71666666666667</text:p>
          </table:table-cell>
          <table:table-cell office:value-type="float" office:value="486455193" calcext:value-type="float">
            <text:p>486455193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-1355" calcext:value-type="float">
            <text:p>-1355</text:p>
          </table:table-cell>
          <table:table-cell/>
          <table:table-cell office:value-type="float" office:value="2633.28" calcext:value-type="float">
            <text:p>2633.28</text:p>
          </table:table-cell>
        </table:table-row>
        <table:table-row table:style-name="ro1">
          <table:table-cell office:value-type="float" office:value="9.73333333333333" calcext:value-type="float">
            <text:p>9.73333333333333</text:p>
          </table:table-cell>
          <table:table-cell office:value-type="float" office:value="486455195" calcext:value-type="float">
            <text:p>486455195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-1134" calcext:value-type="float">
            <text:p>-1134</text:p>
          </table:table-cell>
          <table:table-cell/>
          <table:table-cell office:value-type="float" office:value="2504.6" calcext:value-type="float">
            <text:p>2504.6</text:p>
          </table:table-cell>
        </table:table-row>
        <table:table-row table:style-name="ro1">
          <table:table-cell office:value-type="float" office:value="9.73333333333333" calcext:value-type="float">
            <text:p>9.73333333333333</text:p>
          </table:table-cell>
          <table:table-cell office:value-type="float" office:value="486455195" calcext:value-type="float">
            <text:p>486455195</text:p>
          </table:table-cell>
          <table:table-cell table:number-columns-repeated="2"/>
          <table:table-cell office:value-type="float" office:value="-8.3" calcext:value-type="float">
            <text:p>-8.3</text:p>
          </table:table-cell>
          <table:table-cell/>
        </table:table-row>
        <table:table-row table:style-name="ro1">
          <table:table-cell office:value-type="float" office:value="9.73333333333333" calcext:value-type="float">
            <text:p>9.73333333333333</text:p>
          </table:table-cell>
          <table:table-cell office:value-type="float" office:value="486455195" calcext:value-type="float">
            <text:p>486455195</text:p>
          </table:table-cell>
          <table:table-cell table:number-columns-repeated="2"/>
          <table:table-cell office:value-type="float" office:value="-7.8" calcext:value-type="float">
            <text:p>-7.8</text:p>
          </table:table-cell>
          <table:table-cell/>
        </table:table-row>
        <table:table-row table:style-name="ro1">
          <table:table-cell office:value-type="float" office:value="9.78333333333333" calcext:value-type="float">
            <text:p>9.78333333333333</text:p>
          </table:table-cell>
          <table:table-cell office:value-type="float" office:value="486455197" calcext:value-type="float">
            <text:p>486455197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-729" calcext:value-type="float">
            <text:p>-729</text:p>
          </table:table-cell>
          <table:table-cell/>
          <table:table-cell office:value-type="float" office:value="2608.48" calcext:value-type="float">
            <text:p>2608.48</text:p>
          </table:table-cell>
        </table:table-row>
        <table:table-row table:style-name="ro1">
          <table:table-cell office:value-type="float" office:value="9.78333333333333" calcext:value-type="float">
            <text:p>9.78333333333333</text:p>
          </table:table-cell>
          <table:table-cell office:value-type="float" office:value="486455197" calcext:value-type="float">
            <text:p>486455197</text:p>
          </table:table-cell>
          <table:table-cell table:number-columns-repeated="2"/>
          <table:table-cell office:value-type="float" office:value="-8.4" calcext:value-type="float">
            <text:p>-8.4</text:p>
          </table:table-cell>
          <table:table-cell/>
        </table:table-row>
        <table:table-row table:style-name="ro1">
          <table:table-cell office:value-type="float" office:value="9.78333333333333" calcext:value-type="float">
            <text:p>9.78333333333333</text:p>
          </table:table-cell>
          <table:table-cell office:value-type="float" office:value="486455197" calcext:value-type="float">
            <text:p>486455197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-489" calcext:value-type="float">
            <text:p>-489</text:p>
          </table:table-cell>
          <table:table-cell/>
          <table:table-cell office:value-type="float" office:value="2602.28" calcext:value-type="float">
            <text:p>2602.28</text:p>
          </table:table-cell>
        </table:table-row>
        <table:table-row table:style-name="ro1">
          <table:table-cell office:value-type="float" office:value="9.81666666666667" calcext:value-type="float">
            <text:p>9.81666666666667</text:p>
          </table:table-cell>
          <table:table-cell office:value-type="float" office:value="486455199" calcext:value-type="float">
            <text:p>486455199</text:p>
          </table:table-cell>
          <table:table-cell table:number-columns-repeated="2"/>
          <table:table-cell office:value-type="float" office:value="-7.7" calcext:value-type="float">
            <text:p>-7.7</text:p>
          </table:table-cell>
          <table:table-cell/>
        </table:table-row>
        <table:table-row table:style-name="ro1">
          <table:table-cell office:value-type="float" office:value="9.81666666666667" calcext:value-type="float">
            <text:p>9.81666666666667</text:p>
          </table:table-cell>
          <table:table-cell office:value-type="float" office:value="486455199" calcext:value-type="float">
            <text:p>486455199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-472" calcext:value-type="float">
            <text:p>-472</text:p>
          </table:table-cell>
          <table:table-cell/>
          <table:table-cell office:value-type="float" office:value="2471.12" calcext:value-type="float">
            <text:p>2471.12</text:p>
          </table:table-cell>
        </table:table-row>
        <table:table-row table:style-name="ro1">
          <table:table-cell office:value-type="float" office:value="9.81666666666667" calcext:value-type="float">
            <text:p>9.81666666666667</text:p>
          </table:table-cell>
          <table:table-cell office:value-type="float" office:value="486455199" calcext:value-type="float">
            <text:p>486455199</text:p>
          </table:table-cell>
          <table:table-cell table:number-columns-repeated="2"/>
          <table:table-cell office:value-type="float" office:value="-5.1" calcext:value-type="float">
            <text:p>-5.1</text:p>
          </table:table-cell>
          <table:table-cell/>
        </table:table-row>
        <table:table-row table:style-name="ro1">
          <table:table-cell office:value-type="float" office:value="9.81666666666667" calcext:value-type="float">
            <text:p>9.81666666666667</text:p>
          </table:table-cell>
          <table:table-cell office:value-type="float" office:value="486455199" calcext:value-type="float">
            <text:p>486455199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-586" calcext:value-type="float">
            <text:p>-586</text:p>
          </table:table-cell>
          <table:table-cell/>
          <table:table-cell office:value-type="float" office:value="2456.24" calcext:value-type="float">
            <text:p>2456.24</text:p>
          </table:table-cell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486455201" calcext:value-type="float">
            <text:p>486455201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486455201" calcext:value-type="float">
            <text:p>486455201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-675" calcext:value-type="float">
            <text:p>-675</text:p>
          </table:table-cell>
          <table:table-cell/>
          <table:table-cell office:value-type="float" office:value="2557.64" calcext:value-type="float">
            <text:p>2557.64</text:p>
          </table:table-cell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486455201" calcext:value-type="float">
            <text:p>486455201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9.88333333333333" calcext:value-type="float">
            <text:p>9.88333333333333</text:p>
          </table:table-cell>
          <table:table-cell office:value-type="float" office:value="486455203" calcext:value-type="float">
            <text:p>486455203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-785" calcext:value-type="float">
            <text:p>-785</text:p>
          </table:table-cell>
          <table:table-cell/>
          <table:table-cell office:value-type="float" office:value="2537.8" calcext:value-type="float">
            <text:p>2537.8</text:p>
          </table:table-cell>
        </table:table-row>
        <table:table-row table:style-name="ro1">
          <table:table-cell office:value-type="float" office:value="9.88333333333333" calcext:value-type="float">
            <text:p>9.88333333333333</text:p>
          </table:table-cell>
          <table:table-cell office:value-type="float" office:value="486455203" calcext:value-type="float">
            <text:p>486455203</text:p>
          </table:table-cell>
          <table:table-cell table:number-columns-repeated="2"/>
          <table:table-cell office:value-type="float" office:value="-5.4" calcext:value-type="float">
            <text:p>-5.4</text:p>
          </table:table-cell>
          <table:table-cell/>
        </table:table-row>
        <table:table-row table:style-name="ro1">
          <table:table-cell office:value-type="float" office:value="9.88333333333333" calcext:value-type="float">
            <text:p>9.88333333333333</text:p>
          </table:table-cell>
          <table:table-cell office:value-type="float" office:value="486455203" calcext:value-type="float">
            <text:p>486455203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-666" calcext:value-type="float">
            <text:p>-666</text:p>
          </table:table-cell>
          <table:table-cell/>
          <table:table-cell office:value-type="float" office:value="2407.88" calcext:value-type="float">
            <text:p>2407.88</text:p>
          </table:table-cell>
        </table:table-row>
        <table:table-row table:style-name="ro1">
          <table:table-cell office:value-type="float" office:value="9.88333333333333" calcext:value-type="float">
            <text:p>9.88333333333333</text:p>
          </table:table-cell>
          <table:table-cell office:value-type="float" office:value="486455203" calcext:value-type="float">
            <text:p>486455203</text:p>
          </table:table-cell>
          <table:table-cell table:number-columns-repeated="2"/>
          <table:table-cell office:value-type="float" office:value="-6.8" calcext:value-type="float">
            <text:p>-6.8</text:p>
          </table:table-cell>
          <table:table-cell/>
        </table:table-row>
        <table:table-row table:style-name="ro1">
          <table:table-cell office:value-type="float" office:value="9.91666666666667" calcext:value-type="float">
            <text:p>9.91666666666667</text:p>
          </table:table-cell>
          <table:table-cell office:value-type="float" office:value="486455205" calcext:value-type="float">
            <text:p>486455205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-806" calcext:value-type="float">
            <text:p>-806</text:p>
          </table:table-cell>
          <table:table-cell/>
          <table:table-cell office:value-type="float" office:value="2504.32" calcext:value-type="float">
            <text:p>2504.32</text:p>
          </table:table-cell>
        </table:table-row>
        <table:table-row table:style-name="ro1">
          <table:table-cell office:value-type="float" office:value="9.91666666666667" calcext:value-type="float">
            <text:p>9.91666666666667</text:p>
          </table:table-cell>
          <table:table-cell office:value-type="float" office:value="486455205" calcext:value-type="float">
            <text:p>486455205</text:p>
          </table:table-cell>
          <table:table-cell table:number-columns-repeated="2"/>
          <table:table-cell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9.91666666666667" calcext:value-type="float">
            <text:p>9.91666666666667</text:p>
          </table:table-cell>
          <table:table-cell office:value-type="float" office:value="486455205" calcext:value-type="float">
            <text:p>486455205</text:p>
          </table:table-cell>
          <table:table-cell table:number-columns-repeated="2"/>
          <table:table-cell office:value-type="float" office:value="-6.2" calcext:value-type="float">
            <text:p>-6.2</text:p>
          </table:table-cell>
          <table:table-cell/>
        </table:table-row>
        <table:table-row table:style-name="ro1">
          <table:table-cell office:value-type="float" office:value="9.91666666666667" calcext:value-type="float">
            <text:p>9.91666666666667</text:p>
          </table:table-cell>
          <table:table-cell office:value-type="float" office:value="486455205" calcext:value-type="float">
            <text:p>486455205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-1329" calcext:value-type="float">
            <text:p>-1329</text:p>
          </table:table-cell>
          <table:table-cell/>
          <table:table-cell office:value-type="float" office:value="2454.72" calcext:value-type="float">
            <text:p>2454.72</text:p>
          </table:table-cell>
        </table:table-row>
        <table:table-row table:style-name="ro1">
          <table:table-cell office:value-type="float" office:value="9.93333333333333" calcext:value-type="float">
            <text:p>9.93333333333333</text:p>
          </table:table-cell>
          <table:table-cell office:value-type="float" office:value="486455207" calcext:value-type="float">
            <text:p>486455207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-1382" calcext:value-type="float">
            <text:p>-1382</text:p>
          </table:table-cell>
          <table:table-cell/>
          <table:table-cell office:value-type="float" office:value="2420" calcext:value-type="float">
            <text:p>2420</text:p>
          </table:table-cell>
        </table:table-row>
        <table:table-row table:style-name="ro1">
          <table:table-cell office:value-type="float" office:value="9.93333333333333" calcext:value-type="float">
            <text:p>9.93333333333333</text:p>
          </table:table-cell>
          <table:table-cell office:value-type="float" office:value="486455207" calcext:value-type="float">
            <text:p>486455207</text:p>
          </table:table-cell>
          <table:table-cell table:number-columns-repeated="2"/>
          <table:table-cell office:value-type="float" office:value="-6.8" calcext:value-type="float">
            <text:p>-6.8</text:p>
          </table:table-cell>
          <table:table-cell/>
        </table:table-row>
        <table:table-row table:style-name="ro1">
          <table:table-cell office:value-type="float" office:value="9.93333333333333" calcext:value-type="float">
            <text:p>9.93333333333333</text:p>
          </table:table-cell>
          <table:table-cell office:value-type="float" office:value="486455207" calcext:value-type="float">
            <text:p>486455207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9.98333333333333" calcext:value-type="float">
            <text:p>9.98333333333333</text:p>
          </table:table-cell>
          <table:table-cell office:value-type="float" office:value="486455209" calcext:value-type="float">
            <text:p>486455209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-1237" calcext:value-type="float">
            <text:p>-1237</text:p>
          </table:table-cell>
          <table:table-cell/>
          <table:table-cell office:value-type="float" office:value="2385.28" calcext:value-type="float">
            <text:p>2385.28</text:p>
          </table:table-cell>
        </table:table-row>
        <table:table-row table:style-name="ro1">
          <table:table-cell office:value-type="float" office:value="9.98333333333333" calcext:value-type="float">
            <text:p>9.98333333333333</text:p>
          </table:table-cell>
          <table:table-cell office:value-type="float" office:value="486455209" calcext:value-type="float">
            <text:p>486455209</text:p>
          </table:table-cell>
          <table:table-cell table:number-columns-repeated="2"/>
          <table:table-cell office:value-type="float" office:value="-10.1" calcext:value-type="float">
            <text:p>-10.1</text:p>
          </table:table-cell>
          <table:table-cell/>
        </table:table-row>
        <table:table-row table:style-name="ro1">
          <table:table-cell office:value-type="float" office:value="9.98333333333333" calcext:value-type="float">
            <text:p>9.98333333333333</text:p>
          </table:table-cell>
          <table:table-cell office:value-type="float" office:value="486455209" calcext:value-type="float">
            <text:p>486455209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-912" calcext:value-type="float">
            <text:p>-912</text:p>
          </table:table-cell>
          <table:table-cell/>
          <table:table-cell office:value-type="float" office:value="2377.84" calcext:value-type="float">
            <text:p>2377.84</text:p>
          </table:table-cell>
        </table:table-row>
        <table:table-row table:style-name="ro1">
          <table:table-cell office:value-type="float" office:value="9.98333333333333" calcext:value-type="float">
            <text:p>9.98333333333333</text:p>
          </table:table-cell>
          <table:table-cell office:value-type="float" office:value="486455209" calcext:value-type="float">
            <text:p>486455209</text:p>
          </table:table-cell>
          <table:table-cell table:number-columns-repeated="2"/>
          <table:table-cell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float" office:value="10.0166666666667" calcext:value-type="float">
            <text:p>10.0166666666667</text:p>
          </table:table-cell>
          <table:table-cell office:value-type="float" office:value="486455211" calcext:value-type="float">
            <text:p>486455211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-1081" calcext:value-type="float">
            <text:p>-1081</text:p>
          </table:table-cell>
          <table:table-cell/>
          <table:table-cell office:value-type="float" office:value="2340.64" calcext:value-type="float">
            <text:p>2340.64</text:p>
          </table:table-cell>
        </table:table-row>
        <table:table-row table:style-name="ro1">
          <table:table-cell office:value-type="float" office:value="10.0166666666667" calcext:value-type="float">
            <text:p>10.0166666666667</text:p>
          </table:table-cell>
          <table:table-cell office:value-type="float" office:value="486455211" calcext:value-type="float">
            <text:p>486455211</text:p>
          </table:table-cell>
          <table:table-cell table:number-columns-repeated="2"/>
          <table:table-cell office:value-type="float" office:value="-9.3" calcext:value-type="float">
            <text:p>-9.3</text:p>
          </table:table-cell>
          <table:table-cell/>
        </table:table-row>
        <table:table-row table:style-name="ro1">
          <table:table-cell office:value-type="float" office:value="10.0166666666667" calcext:value-type="float">
            <text:p>10.0166666666667</text:p>
          </table:table-cell>
          <table:table-cell office:value-type="float" office:value="486455211" calcext:value-type="float">
            <text:p>486455211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-1383" calcext:value-type="float">
            <text:p>-1383</text:p>
          </table:table-cell>
          <table:table-cell/>
          <table:table-cell office:value-type="float" office:value="2298.48" calcext:value-type="float">
            <text:p>2298.48</text:p>
          </table:table-cell>
        </table:table-row>
        <table:table-row table:style-name="ro1">
          <table:table-cell office:value-type="float" office:value="10.0666666666667" calcext:value-type="float">
            <text:p>10.0666666666667</text:p>
          </table:table-cell>
          <table:table-cell office:value-type="float" office:value="486455213" calcext:value-type="float">
            <text:p>486455213</text:p>
          </table:table-cell>
          <table:table-cell table:number-columns-repeated="2"/>
          <table:table-cell office:value-type="float" office:value="-9.2" calcext:value-type="float">
            <text:p>-9.2</text:p>
          </table:table-cell>
          <table:table-cell/>
        </table:table-row>
        <table:table-row table:style-name="ro1">
          <table:table-cell office:value-type="float" office:value="10.0666666666667" calcext:value-type="float">
            <text:p>10.0666666666667</text:p>
          </table:table-cell>
          <table:table-cell office:value-type="float" office:value="486455213" calcext:value-type="float">
            <text:p>486455213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-1070" calcext:value-type="float">
            <text:p>-1070</text:p>
          </table:table-cell>
          <table:table-cell/>
          <table:table-cell office:value-type="float" office:value="2283.6" calcext:value-type="float">
            <text:p>2283.6</text:p>
          </table:table-cell>
        </table:table-row>
        <table:table-row table:style-name="ro1">
          <table:table-cell office:value-type="float" office:value="10.0666666666667" calcext:value-type="float">
            <text:p>10.0666666666667</text:p>
          </table:table-cell>
          <table:table-cell office:value-type="float" office:value="486455213" calcext:value-type="float">
            <text:p>486455213</text:p>
          </table:table-cell>
          <table:table-cell table:number-columns-repeated="2"/>
          <table:table-cell office:value-type="float" office:value="-8.8" calcext:value-type="float">
            <text:p>-8.8</text:p>
          </table:table-cell>
          <table:table-cell/>
        </table:table-row>
        <table:table-row table:style-name="ro1">
          <table:table-cell office:value-type="float" office:value="10.0666666666667" calcext:value-type="float">
            <text:p>10.0666666666667</text:p>
          </table:table-cell>
          <table:table-cell office:value-type="float" office:value="486455213" calcext:value-type="float">
            <text:p>486455213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-1429" calcext:value-type="float">
            <text:p>-1429</text:p>
          </table:table-cell>
          <table:table-cell/>
          <table:table-cell office:value-type="float" office:value="2232.76" calcext:value-type="float">
            <text:p>2232.76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486455215" calcext:value-type="float">
            <text:p>486455215</text:p>
          </table:table-cell>
          <table:table-cell table:number-columns-repeated="2"/>
          <table:table-cell office:value-type="float" office:value="-8.8" calcext:value-type="float">
            <text:p>-8.8</text:p>
          </table:table-cell>
          <table:table-cell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486455215" calcext:value-type="float">
            <text:p>486455215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1438" calcext:value-type="float">
            <text:p>-1438</text:p>
          </table:table-cell>
          <table:table-cell/>
          <table:table-cell office:value-type="float" office:value="2204.24" calcext:value-type="float">
            <text:p>2204.24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486455215" calcext:value-type="float">
            <text:p>486455215</text:p>
          </table:table-cell>
          <table:table-cell table:number-columns-repeated="2"/>
          <table:table-cell office:value-type="float" office:value="-9.2" calcext:value-type="float">
            <text:p>-9.2</text:p>
          </table:table-cell>
          <table:table-cell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486455215" calcext:value-type="float">
            <text:p>486455215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-1135" calcext:value-type="float">
            <text:p>-1135</text:p>
          </table:table-cell>
          <table:table-cell/>
          <table:table-cell office:value-type="float" office:value="2176.96" calcext:value-type="float">
            <text:p>2176.96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486455215" calcext:value-type="float">
            <text:p>486455215</text:p>
          </table:table-cell>
          <table:table-cell table:number-columns-repeated="2"/>
          <table:table-cell office:value-type="float" office:value="-8.8" calcext:value-type="float">
            <text:p>-8.8</text:p>
          </table:table-cell>
          <table:table-cell/>
        </table:table-row>
        <table:table-row table:style-name="ro1">
          <table:table-cell office:value-type="float" office:value="10.1166666666667" calcext:value-type="float">
            <text:p>10.1166666666667</text:p>
          </table:table-cell>
          <table:table-cell office:value-type="float" office:value="486455218" calcext:value-type="float">
            <text:p>486455218</text:p>
          </table:table-cell>
          <table:table-cell table:number-columns-repeated="2"/>
          <table:table-cell office:value-type="float" office:value="-8.4" calcext:value-type="float">
            <text:p>-8.4</text:p>
          </table:table-cell>
          <table:table-cell/>
        </table:table-row>
        <table:table-row table:style-name="ro1">
          <table:table-cell office:value-type="float" office:value="10.1166666666667" calcext:value-type="float">
            <text:p>10.1166666666667</text:p>
          </table:table-cell>
          <table:table-cell office:value-type="float" office:value="486455218" calcext:value-type="float">
            <text:p>486455218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-1883" calcext:value-type="float">
            <text:p>-1883</text:p>
          </table:table-cell>
          <table:table-cell/>
          <table:table-cell office:value-type="float" office:value="2118.68" calcext:value-type="float">
            <text:p>2118.68</text:p>
          </table:table-cell>
        </table:table-row>
        <table:table-row table:style-name="ro1">
          <table:table-cell office:value-type="float" office:value="10.15" calcext:value-type="float">
            <text:p>10.15</text:p>
          </table:table-cell>
          <table:table-cell office:value-type="float" office:value="486455220" calcext:value-type="float">
            <text:p>486455220</text:p>
          </table:table-cell>
          <table:table-cell table:number-columns-repeated="2"/>
          <table:table-cell office:value-type="float" office:value="-8.2" calcext:value-type="float">
            <text:p>-8.2</text:p>
          </table:table-cell>
          <table:table-cell/>
        </table:table-row>
        <table:table-row table:style-name="ro1">
          <table:table-cell office:value-type="float" office:value="10.15" calcext:value-type="float">
            <text:p>10.15</text:p>
          </table:table-cell>
          <table:table-cell office:value-type="float" office:value="486455220" calcext:value-type="float">
            <text:p>486455220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1775" calcext:value-type="float">
            <text:p>-1775</text:p>
          </table:table-cell>
          <table:table-cell/>
          <table:table-cell office:value-type="float" office:value="2083.96" calcext:value-type="float">
            <text:p>2083.96</text:p>
          </table:table-cell>
        </table:table-row>
        <table:table-row table:style-name="ro1">
          <table:table-cell office:value-type="float" office:value="10.15" calcext:value-type="float">
            <text:p>10.15</text:p>
          </table:table-cell>
          <table:table-cell office:value-type="float" office:value="486455220" calcext:value-type="float">
            <text:p>486455220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1716" calcext:value-type="float">
            <text:p>-1716</text:p>
          </table:table-cell>
          <table:table-cell/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0.15" calcext:value-type="float">
            <text:p>10.15</text:p>
          </table:table-cell>
          <table:table-cell office:value-type="float" office:value="486455220" calcext:value-type="float">
            <text:p>486455220</text:p>
          </table:table-cell>
          <table:table-cell table:number-columns-repeated="2"/>
          <table:table-cell office:value-type="float" office:value="-8.2" calcext:value-type="float">
            <text:p>-8.2</text:p>
          </table:table-cell>
          <table:table-cell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486455221" calcext:value-type="float">
            <text:p>486455221</text:p>
          </table:table-cell>
          <table:table-cell table:number-columns-repeated="2"/>
          <table:table-cell office:value-type="float" office:value="-8.3" calcext:value-type="float">
            <text:p>-8.3</text:p>
          </table:table-cell>
          <table:table-cell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486455221" calcext:value-type="float">
            <text:p>486455221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1638" calcext:value-type="float">
            <text:p>-1638</text:p>
          </table:table-cell>
          <table:table-cell/>
          <table:table-cell office:value-type="float" office:value="2015.76" calcext:value-type="float">
            <text:p>2015.76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486455221" calcext:value-type="float">
            <text:p>486455221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-1520" calcext:value-type="float">
            <text:p>-1520</text:p>
          </table:table-cell>
          <table:table-cell/>
          <table:table-cell office:value-type="float" office:value="1983.52" calcext:value-type="float">
            <text:p>1983.52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486455221" calcext:value-type="float">
            <text:p>486455221</text:p>
          </table:table-cell>
          <table:table-cell table:number-columns-repeated="2"/>
          <table:table-cell office:value-type="float" office:value="-8.1" calcext:value-type="float">
            <text:p>-8.1</text:p>
          </table:table-cell>
          <table:table-cell/>
        </table:table-row>
        <table:table-row table:style-name="ro1">
          <table:table-cell office:value-type="float" office:value="10.2333333333333" calcext:value-type="float">
            <text:p>10.2333333333333</text:p>
          </table:table-cell>
          <table:table-cell office:value-type="float" office:value="486455223" calcext:value-type="float">
            <text:p>486455223</text:p>
          </table:table-cell>
          <table:table-cell table:number-columns-repeated="2"/>
          <table:table-cell office:value-type="float" office:value="-8.8" calcext:value-type="float">
            <text:p>-8.8</text:p>
          </table:table-cell>
          <table:table-cell/>
        </table:table-row>
        <table:table-row table:style-name="ro1">
          <table:table-cell office:value-type="float" office:value="10.2333333333333" calcext:value-type="float">
            <text:p>10.2333333333333</text:p>
          </table:table-cell>
          <table:table-cell office:value-type="float" office:value="486455223" calcext:value-type="float">
            <text:p>486455223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1646" calcext:value-type="float">
            <text:p>-1646</text:p>
          </table:table-cell>
          <table:table-cell/>
          <table:table-cell office:value-type="float" office:value="1945.08" calcext:value-type="float">
            <text:p>1945.08</text:p>
          </table:table-cell>
        </table:table-row>
        <table:table-row table:style-name="ro1">
          <table:table-cell office:value-type="float" office:value="10.2333333333333" calcext:value-type="float">
            <text:p>10.2333333333333</text:p>
          </table:table-cell>
          <table:table-cell office:value-type="float" office:value="486455223" calcext:value-type="float">
            <text:p>486455223</text:p>
          </table:table-cell>
          <table:table-cell table:number-columns-repeated="2"/>
          <table:table-cell office:value-type="float" office:value="-8.4" calcext:value-type="float">
            <text:p>-8.4</text:p>
          </table:table-cell>
          <table:table-cell/>
        </table:table-row>
        <table:table-row table:style-name="ro1">
          <table:table-cell office:value-type="float" office:value="10.2333333333333" calcext:value-type="float">
            <text:p>10.2333333333333</text:p>
          </table:table-cell>
          <table:table-cell office:value-type="float" office:value="486455223" calcext:value-type="float">
            <text:p>486455223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-1767" calcext:value-type="float">
            <text:p>-1767</text:p>
          </table:table-cell>
          <table:table-cell/>
          <table:table-cell office:value-type="float" office:value="1902.92" calcext:value-type="float">
            <text:p>1902.92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486455226" calcext:value-type="float">
            <text:p>486455226</text:p>
          </table:table-cell>
          <table:table-cell table:number-columns-repeated="2"/>
          <table:table-cell office:value-type="float" office:value="-8.5" calcext:value-type="float">
            <text:p>-8.5</text:p>
          </table:table-cell>
          <table:table-cell/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486455226" calcext:value-type="float">
            <text:p>486455226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1623" calcext:value-type="float">
            <text:p>-1623</text:p>
          </table:table-cell>
          <table:table-cell/>
          <table:table-cell office:value-type="float" office:value="1866.96" calcext:value-type="float">
            <text:p>1866.96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486455226" calcext:value-type="float">
            <text:p>486455226</text:p>
          </table:table-cell>
          <table:table-cell table:number-columns-repeated="2"/>
          <table:table-cell office:value-type="float" office:value="-8.3" calcext:value-type="float">
            <text:p>-8.3</text:p>
          </table:table-cell>
          <table:table-cell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486455232" calcext:value-type="float">
            <text:p>486455232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-1589" calcext:value-type="float">
            <text:p>-1589</text:p>
          </table:table-cell>
          <table:table-cell/>
          <table:table-cell office:value-type="float" office:value="1827.28" calcext:value-type="float">
            <text:p>1827.28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486455232" calcext:value-type="float">
            <text:p>486455232</text:p>
          </table:table-cell>
          <table:table-cell table:number-columns-repeated="2"/>
          <table:table-cell office:value-type="float" office:value="-8.1" calcext:value-type="float">
            <text:p>-8.1</text:p>
          </table:table-cell>
          <table:table-cell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486455232" calcext:value-type="float">
            <text:p>486455232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-1642" calcext:value-type="float">
            <text:p>-1642</text:p>
          </table:table-cell>
          <table:table-cell/>
          <table:table-cell office:value-type="float" office:value="1793.8" calcext:value-type="float">
            <text:p>1793.8</text:p>
          </table:table-cell>
        </table:table-row>
        <table:table-row table:style-name="ro1">
          <table:table-cell office:value-type="float" office:value="10.3333333333333" calcext:value-type="float">
            <text:p>10.3333333333333</text:p>
          </table:table-cell>
          <table:table-cell office:value-type="float" office:value="486455233" calcext:value-type="float">
            <text:p>486455233</text:p>
          </table:table-cell>
          <table:table-cell table:number-columns-repeated="2"/>
          <table:table-cell office:value-type="float" office:value="-9.1" calcext:value-type="float">
            <text:p>-9.1</text:p>
          </table:table-cell>
          <table:table-cell/>
        </table:table-row>
        <table:table-row table:style-name="ro1">
          <table:table-cell office:value-type="float" office:value="10.3333333333333" calcext:value-type="float">
            <text:p>10.3333333333333</text:p>
          </table:table-cell>
          <table:table-cell office:value-type="float" office:value="486455233" calcext:value-type="float">
            <text:p>486455233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-1558" calcext:value-type="float">
            <text:p>-1558</text:p>
          </table:table-cell>
          <table:table-cell/>
          <table:table-cell office:value-type="float" office:value="1749.16" calcext:value-type="float">
            <text:p>1749.16</text:p>
          </table:table-cell>
        </table:table-row>
        <table:table-row table:style-name="ro1">
          <table:table-cell office:value-type="float" office:value="10.3333333333333" calcext:value-type="float">
            <text:p>10.3333333333333</text:p>
          </table:table-cell>
          <table:table-cell office:value-type="float" office:value="486455233" calcext:value-type="float">
            <text:p>486455233</text:p>
          </table:table-cell>
          <table:table-cell table:number-columns-repeated="2"/>
          <table:table-cell office:value-type="float" office:value="-9.5" calcext:value-type="float">
            <text:p>-9.5</text:p>
          </table:table-cell>
          <table:table-cell/>
        </table:table-row>
        <table:table-row table:style-name="ro1">
          <table:table-cell office:value-type="float" office:value="10.3333333333333" calcext:value-type="float">
            <text:p>10.3333333333333</text:p>
          </table:table-cell>
          <table:table-cell office:value-type="float" office:value="486455233" calcext:value-type="float">
            <text:p>486455233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-1826" calcext:value-type="float">
            <text:p>-1826</text:p>
          </table:table-cell>
          <table:table-cell/>
          <table:table-cell office:value-type="float" office:value="1700.8" calcext:value-type="float">
            <text:p>1700.8</text:p>
          </table:table-cell>
        </table:table-row>
        <table:table-row table:style-name="ro1">
          <table:table-cell office:value-type="float" office:value="10.3666666666667" calcext:value-type="float">
            <text:p>10.3666666666667</text:p>
          </table:table-cell>
          <table:table-cell office:value-type="float" office:value="486455236" calcext:value-type="float">
            <text:p>486455236</text:p>
          </table:table-cell>
          <table:table-cell table:number-columns-repeated="2"/>
          <table:table-cell office:value-type="float" office:value="-8.4" calcext:value-type="float">
            <text:p>-8.4</text:p>
          </table:table-cell>
          <table:table-cell/>
        </table:table-row>
        <table:table-row table:style-name="ro1">
          <table:table-cell office:value-type="float" office:value="10.3666666666667" calcext:value-type="float">
            <text:p>10.3666666666667</text:p>
          </table:table-cell>
          <table:table-cell office:value-type="float" office:value="486455236" calcext:value-type="float">
            <text:p>486455236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-1638" calcext:value-type="float">
            <text:p>-1638</text:p>
          </table:table-cell>
          <table:table-cell/>
          <table:table-cell office:value-type="float" office:value="1789.8" calcext:value-type="float">
            <text:p>1789.8</text:p>
          </table:table-cell>
        </table:table-row>
        <table:table-row table:style-name="ro1">
          <table:table-cell office:value-type="float" office:value="10.3666666666667" calcext:value-type="float">
            <text:p>10.3666666666667</text:p>
          </table:table-cell>
          <table:table-cell office:value-type="float" office:value="486455236" calcext:value-type="float">
            <text:p>486455236</text:p>
          </table:table-cell>
          <table:table-cell table:number-columns-repeated="2"/>
          <table:table-cell office:value-type="float" office:value="-7.7" calcext:value-type="float">
            <text:p>-7.7</text:p>
          </table:table-cell>
          <table:table-cell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486455238" calcext:value-type="float">
            <text:p>486455238</text:p>
          </table:table-cell>
          <table:table-cell table:number-columns-repeated="2"/>
          <table:table-cell office:value-type="float" office:value="-8.1" calcext:value-type="float">
            <text:p>-8.1</text:p>
          </table:table-cell>
          <table:table-cell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486455238" calcext:value-type="float">
            <text:p>486455238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-1457" calcext:value-type="float">
            <text:p>-1457</text:p>
          </table:table-cell>
          <table:table-cell/>
          <table:table-cell office:value-type="float" office:value="1751.36" calcext:value-type="float">
            <text:p>1751.36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486455238" calcext:value-type="float">
            <text:p>486455238</text:p>
          </table:table-cell>
          <table:table-cell table:number-columns-repeated="2"/>
          <table:table-cell office:value-type="float" office:value="-7.8" calcext:value-type="float">
            <text:p>-7.8</text:p>
          </table:table-cell>
          <table:table-cell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486455238" calcext:value-type="float">
            <text:p>486455238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-1457" calcext:value-type="float">
            <text:p>-1457</text:p>
          </table:table-cell>
          <table:table-cell/>
          <table:table-cell office:value-type="float" office:value="1730.28" calcext:value-type="float">
            <text:p>1730.28</text:p>
          </table:table-cell>
        </table:table-row>
        <table:table-row table:style-name="ro1">
          <table:table-cell office:value-type="float" office:value="10.4166666666667" calcext:value-type="float">
            <text:p>10.4166666666667</text:p>
          </table:table-cell>
          <table:table-cell office:value-type="float" office:value="486455239" calcext:value-type="float">
            <text:p>486455239</text:p>
          </table:table-cell>
          <table:table-cell table:number-columns-repeated="2"/>
          <table:table-cell office:value-type="float" office:value="-6.6" calcext:value-type="float">
            <text:p>-6.6</text:p>
          </table:table-cell>
          <table:table-cell/>
        </table:table-row>
        <table:table-row table:style-name="ro1">
          <table:table-cell office:value-type="float" office:value="10.4166666666667" calcext:value-type="float">
            <text:p>10.4166666666667</text:p>
          </table:table-cell>
          <table:table-cell office:value-type="float" office:value="486455239" calcext:value-type="float">
            <text:p>486455239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-1490" calcext:value-type="float">
            <text:p>-1490</text:p>
          </table:table-cell>
          <table:table-cell/>
          <table:table-cell office:value-type="float" office:value="1698.04" calcext:value-type="float">
            <text:p>1698.04</text:p>
          </table:table-cell>
        </table:table-row>
        <table:table-row table:style-name="ro1">
          <table:table-cell office:value-type="float" office:value="10.4166666666667" calcext:value-type="float">
            <text:p>10.4166666666667</text:p>
          </table:table-cell>
          <table:table-cell office:value-type="float" office:value="486455239" calcext:value-type="float">
            <text:p>486455239</text:p>
          </table:table-cell>
          <table:table-cell table:number-columns-repeated="2"/>
          <table:table-cell office:value-type="float" office:value="-7.5" calcext:value-type="float">
            <text:p>-7.5</text:p>
          </table:table-cell>
          <table:table-cell/>
        </table:table-row>
        <table:table-row table:style-name="ro1">
          <table:table-cell office:value-type="float" office:value="10.45" calcext:value-type="float">
            <text:p>10.45</text:p>
          </table:table-cell>
          <table:table-cell office:value-type="float" office:value="486455241" calcext:value-type="float">
            <text:p>486455241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-1011" calcext:value-type="float">
            <text:p>-1011</text:p>
          </table:table-cell>
          <table:table-cell/>
          <table:table-cell office:value-type="float" office:value="1686.88" calcext:value-type="float">
            <text:p>1686.88</text:p>
          </table:table-cell>
        </table:table-row>
        <table:table-row table:style-name="ro1">
          <table:table-cell office:value-type="float" office:value="10.45" calcext:value-type="float">
            <text:p>10.45</text:p>
          </table:table-cell>
          <table:table-cell office:value-type="float" office:value="486455241" calcext:value-type="float">
            <text:p>486455241</text:p>
          </table:table-cell>
          <table:table-cell table:number-columns-repeated="2"/>
          <table:table-cell office:value-type="float" office:value="-7.1" calcext:value-type="float">
            <text:p>-7.1</text:p>
          </table:table-cell>
          <table:table-cell/>
        </table:table-row>
        <table:table-row table:style-name="ro1">
          <table:table-cell office:value-type="float" office:value="10.45" calcext:value-type="float">
            <text:p>10.45</text:p>
          </table:table-cell>
          <table:table-cell office:value-type="float" office:value="486455241" calcext:value-type="float">
            <text:p>486455241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-1258" calcext:value-type="float">
            <text:p>-1258</text:p>
          </table:table-cell>
          <table:table-cell/>
          <table:table-cell office:value-type="float" office:value="1648.44" calcext:value-type="float">
            <text:p>1648.44</text:p>
          </table:table-cell>
        </table:table-row>
        <table:table-row table:style-name="ro1">
          <table:table-cell office:value-type="float" office:value="10.45" calcext:value-type="float">
            <text:p>10.45</text:p>
          </table:table-cell>
          <table:table-cell office:value-type="float" office:value="486455241" calcext:value-type="float">
            <text:p>486455241</text:p>
          </table:table-cell>
          <table:table-cell table:number-columns-repeated="2"/>
          <table:table-cell office:value-type="float" office:value="-6.9" calcext:value-type="float">
            <text:p>-6.9</text:p>
          </table:table-cell>
          <table:table-cell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486455244" calcext:value-type="float">
            <text:p>486455244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-1307" calcext:value-type="float">
            <text:p>-1307</text:p>
          </table:table-cell>
          <table:table-cell/>
          <table:table-cell office:value-type="float" office:value="1622.4" calcext:value-type="float">
            <text:p>1622.4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486455244" calcext:value-type="float">
            <text:p>486455244</text:p>
          </table:table-cell>
          <table:table-cell table:number-columns-repeated="2"/>
          <table:table-cell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486455244" calcext:value-type="float">
            <text:p>486455244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-1286" calcext:value-type="float">
            <text:p>-1286</text:p>
          </table:table-cell>
          <table:table-cell/>
          <table:table-cell office:value-type="float" office:value="1588.92" calcext:value-type="float">
            <text:p>1588.92</text:p>
          </table:table-cell>
        </table:table-row>
        <table:table-row table:style-name="ro1">
          <table:table-cell office:value-type="float" office:value="10.5166666666667" calcext:value-type="float">
            <text:p>10.5166666666667</text:p>
          </table:table-cell>
          <table:table-cell office:value-type="float" office:value="486455246" calcext:value-type="float">
            <text:p>486455246</text:p>
          </table:table-cell>
          <table:table-cell table:number-columns-repeated="2"/>
          <table:table-cell office:value-type="float" office:value="-6.5" calcext:value-type="float">
            <text:p>-6.5</text:p>
          </table:table-cell>
          <table:table-cell/>
        </table:table-row>
        <table:table-row table:style-name="ro1">
          <table:table-cell office:value-type="float" office:value="10.5166666666667" calcext:value-type="float">
            <text:p>10.5166666666667</text:p>
          </table:table-cell>
          <table:table-cell office:value-type="float" office:value="486455246" calcext:value-type="float">
            <text:p>486455246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1396" calcext:value-type="float">
            <text:p>-1396</text:p>
          </table:table-cell>
          <table:table-cell/>
          <table:table-cell office:value-type="float" office:value="1560.4" calcext:value-type="float">
            <text:p>1560.4</text:p>
          </table:table-cell>
        </table:table-row>
        <table:table-row table:style-name="ro1">
          <table:table-cell office:value-type="float" office:value="10.5166666666667" calcext:value-type="float">
            <text:p>10.5166666666667</text:p>
          </table:table-cell>
          <table:table-cell office:value-type="float" office:value="486455246" calcext:value-type="float">
            <text:p>486455246</text:p>
          </table:table-cell>
          <table:table-cell table:number-columns-repeated="2"/>
          <table:table-cell office:value-type="float" office:value="-6.9" calcext:value-type="float">
            <text:p>-6.9</text:p>
          </table:table-cell>
          <table:table-cell/>
        </table:table-row>
        <table:table-row table:style-name="ro1">
          <table:table-cell office:value-type="float" office:value="10.5666666666667" calcext:value-type="float">
            <text:p>10.5666666666667</text:p>
          </table:table-cell>
          <table:table-cell office:value-type="float" office:value="486455247" calcext:value-type="float">
            <text:p>486455247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-1150" calcext:value-type="float">
            <text:p>-1150</text:p>
          </table:table-cell>
          <table:table-cell/>
          <table:table-cell office:value-type="float" office:value="1536.84" calcext:value-type="float">
            <text:p>1536.84</text:p>
          </table:table-cell>
        </table:table-row>
        <table:table-row table:style-name="ro1">
          <table:table-cell office:value-type="float" office:value="10.5666666666667" calcext:value-type="float">
            <text:p>10.5666666666667</text:p>
          </table:table-cell>
          <table:table-cell office:value-type="float" office:value="486455247" calcext:value-type="float">
            <text:p>486455247</text:p>
          </table:table-cell>
          <table:table-cell table:number-columns-repeated="2"/>
          <table:table-cell office:value-type="float" office:value="-6.7" calcext:value-type="float">
            <text:p>-6.7</text:p>
          </table:table-cell>
          <table:table-cell/>
        </table:table-row>
        <table:table-row table:style-name="ro1">
          <table:table-cell office:value-type="float" office:value="10.5666666666667" calcext:value-type="float">
            <text:p>10.5666666666667</text:p>
          </table:table-cell>
          <table:table-cell office:value-type="float" office:value="486455247" calcext:value-type="float">
            <text:p>486455247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1193" calcext:value-type="float">
            <text:p>-1193</text:p>
          </table:table-cell>
          <table:table-cell/>
          <table:table-cell office:value-type="float" office:value="1507.08" calcext:value-type="float">
            <text:p>1507.08</text:p>
          </table:table-cell>
        </table:table-row>
        <table:table-row table:style-name="ro1">
          <table:table-cell office:value-type="float" office:value="10.5666666666667" calcext:value-type="float">
            <text:p>10.5666666666667</text:p>
          </table:table-cell>
          <table:table-cell office:value-type="float" office:value="486455247" calcext:value-type="float">
            <text:p>486455247</text:p>
          </table:table-cell>
          <table:table-cell table:number-columns-repeated="2"/>
          <table:table-cell office:value-type="float" office:value="-6.8" calcext:value-type="float">
            <text:p>-6.8</text:p>
          </table:table-cell>
          <table:table-cell/>
        </table:table-row>
        <table:table-row table:style-name="ro1">
          <table:table-cell office:value-type="float" office:value="10.5833333333333" calcext:value-type="float">
            <text:p>10.5833333333333</text:p>
          </table:table-cell>
          <table:table-cell office:value-type="float" office:value="486455249" calcext:value-type="float">
            <text:p>486455249</text:p>
          </table:table-cell>
          <table:table-cell table:number-columns-repeated="2"/>
          <table:table-cell office:value-type="float" office:value="-6.7" calcext:value-type="float">
            <text:p>-6.7</text:p>
          </table:table-cell>
          <table:table-cell/>
        </table:table-row>
        <table:table-row table:style-name="ro1">
          <table:table-cell office:value-type="float" office:value="10.5833333333333" calcext:value-type="float">
            <text:p>10.5833333333333</text:p>
          </table:table-cell>
          <table:table-cell office:value-type="float" office:value="486455249" calcext:value-type="float">
            <text:p>486455249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1051" calcext:value-type="float">
            <text:p>-1051</text:p>
          </table:table-cell>
          <table:table-cell/>
          <table:table-cell office:value-type="float" office:value="1483.52" calcext:value-type="float">
            <text:p>1483.52</text:p>
          </table:table-cell>
        </table:table-row>
        <table:table-row table:style-name="ro1">
          <table:table-cell office:value-type="float" office:value="10.5833333333333" calcext:value-type="float">
            <text:p>10.5833333333333</text:p>
          </table:table-cell>
          <table:table-cell office:value-type="float" office:value="486455249" calcext:value-type="float">
            <text:p>486455249</text:p>
          </table:table-cell>
          <table:table-cell table:number-columns-repeated="2"/>
          <table:table-cell office:value-type="float" office:value="-6.5" calcext:value-type="float">
            <text:p>-6.5</text:p>
          </table:table-cell>
          <table:table-cell/>
        </table:table-row>
        <table:table-row table:style-name="ro1">
          <table:table-cell office:value-type="float" office:value="10.6166666666667" calcext:value-type="float">
            <text:p>10.6166666666667</text:p>
          </table:table-cell>
          <table:table-cell office:value-type="float" office:value="486455251" calcext:value-type="float">
            <text:p>486455251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-983" calcext:value-type="float">
            <text:p>-983</text:p>
          </table:table-cell>
          <table:table-cell/>
          <table:table-cell office:value-type="float" office:value="1464.92" calcext:value-type="float">
            <text:p>1464.92</text:p>
          </table:table-cell>
        </table:table-row>
        <table:table-row table:style-name="ro1">
          <table:table-cell office:value-type="float" office:value="10.6166666666667" calcext:value-type="float">
            <text:p>10.6166666666667</text:p>
          </table:table-cell>
          <table:table-cell office:value-type="float" office:value="486455251" calcext:value-type="float">
            <text:p>486455251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-1089" calcext:value-type="float">
            <text:p>-1089</text:p>
          </table:table-cell>
          <table:table-cell/>
          <table:table-cell office:value-type="float" office:value="1445.08" calcext:value-type="float">
            <text:p>1445.08</text:p>
          </table:table-cell>
        </table:table-row>
        <table:table-row table:style-name="ro1">
          <table:table-cell office:value-type="float" office:value="10.6166666666667" calcext:value-type="float">
            <text:p>10.6166666666667</text:p>
          </table:table-cell>
          <table:table-cell office:value-type="float" office:value="486455251" calcext:value-type="float">
            <text:p>486455251</text:p>
          </table:table-cell>
          <table:table-cell table:number-columns-repeated="2"/>
          <table:table-cell office:value-type="float" office:value="-5.8" calcext:value-type="float">
            <text:p>-5.8</text:p>
          </table:table-cell>
          <table:table-cell/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486455253" calcext:value-type="float">
            <text:p>486455253</text:p>
          </table:table-cell>
          <table:table-cell table:number-columns-repeated="2"/>
          <table:table-cell office:value-type="float" office:value="-5.7" calcext:value-type="float">
            <text:p>-5.7</text:p>
          </table:table-cell>
          <table:table-cell/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486455253" calcext:value-type="float">
            <text:p>486455253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921" calcext:value-type="float">
            <text:p>-921</text:p>
          </table:table-cell>
          <table:table-cell/>
          <table:table-cell office:value-type="float" office:value="1425.24" calcext:value-type="float">
            <text:p>1425.24</text:p>
          </table:table-cell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486455253" calcext:value-type="float">
            <text:p>486455253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-840" calcext:value-type="float">
            <text:p>-840</text:p>
          </table:table-cell>
          <table:table-cell/>
          <table:table-cell office:value-type="float" office:value="1531.6" calcext:value-type="float">
            <text:p>1531.6</text:p>
          </table:table-cell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486455253" calcext:value-type="float">
            <text:p>486455253</text:p>
          </table:table-cell>
          <table:table-cell table:number-columns-repeated="2"/>
          <table:table-cell office:value-type="float" office:value="-5.5" calcext:value-type="float">
            <text:p>-5.5</text:p>
          </table:table-cell>
          <table:table-cell/>
        </table:table-row>
        <table:table-row table:style-name="ro1">
          <table:table-cell office:value-type="float" office:value="10.6833333333333" calcext:value-type="float">
            <text:p>10.6833333333333</text:p>
          </table:table-cell>
          <table:table-cell office:value-type="float" office:value="486455255" calcext:value-type="float">
            <text:p>486455255</text:p>
          </table:table-cell>
          <table:table-cell table:number-columns-repeated="2"/>
          <table:table-cell office:value-type="float" office:value="-6.3" calcext:value-type="float">
            <text:p>-6.3</text:p>
          </table:table-cell>
          <table:table-cell/>
        </table:table-row>
        <table:table-row table:style-name="ro1">
          <table:table-cell office:value-type="float" office:value="10.6833333333333" calcext:value-type="float">
            <text:p>10.6833333333333</text:p>
          </table:table-cell>
          <table:table-cell office:value-type="float" office:value="486455255" calcext:value-type="float">
            <text:p>486455255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-859" calcext:value-type="float">
            <text:p>-859</text:p>
          </table:table-cell>
          <table:table-cell/>
          <table:table-cell office:value-type="float" office:value="1388.04" calcext:value-type="float">
            <text:p>1388.04</text:p>
          </table:table-cell>
        </table:table-row>
        <table:table-row table:style-name="ro1">
          <table:table-cell office:value-type="float" office:value="10.6833333333333" calcext:value-type="float">
            <text:p>10.6833333333333</text:p>
          </table:table-cell>
          <table:table-cell office:value-type="float" office:value="486455255" calcext:value-type="float">
            <text:p>486455255</text:p>
          </table:table-cell>
          <table:table-cell table:number-columns-repeated="2"/>
          <table:table-cell office:value-type="float" office:value="-5.9" calcext:value-type="float">
            <text:p>-5.9</text:p>
          </table:table-cell>
          <table:table-cell/>
        </table:table-row>
        <table:table-row table:style-name="ro1">
          <table:table-cell office:value-type="float" office:value="10.6833333333333" calcext:value-type="float">
            <text:p>10.6833333333333</text:p>
          </table:table-cell>
          <table:table-cell office:value-type="float" office:value="486455255" calcext:value-type="float">
            <text:p>486455255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-931" calcext:value-type="float">
            <text:p>-931</text:p>
          </table:table-cell>
          <table:table-cell/>
          <table:table-cell office:value-type="float" office:value="1369.44" calcext:value-type="float">
            <text:p>1369.44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486455257" calcext:value-type="float">
            <text:p>486455257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-912" calcext:value-type="float">
            <text:p>-912</text:p>
          </table:table-cell>
          <table:table-cell/>
          <table:table-cell office:value-type="float" office:value="1354.56" calcext:value-type="float">
            <text:p>1354.56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486455257" calcext:value-type="float">
            <text:p>486455257</text:p>
          </table:table-cell>
          <table:table-cell table:number-columns-repeated="2"/>
          <table:table-cell office:value-type="float" office:value="-5.5" calcext:value-type="float">
            <text:p>-5.5</text:p>
          </table:table-cell>
          <table:table-cell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486455257" calcext:value-type="float">
            <text:p>486455257</text:p>
          </table:table-cell>
          <table:table-cell table:number-columns-repeated="2"/>
          <table:table-cell office:value-type="float" office:value="-5.1" calcext:value-type="float">
            <text:p>-5.1</text:p>
          </table:table-cell>
          <table:table-cell/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486455259" calcext:value-type="float">
            <text:p>486455259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-884" calcext:value-type="float">
            <text:p>-884</text:p>
          </table:table-cell>
          <table:table-cell/>
          <table:table-cell office:value-type="float" office:value="1333.48" calcext:value-type="float">
            <text:p>1333.48</text:p>
          </table:table-cell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486455259" calcext:value-type="float">
            <text:p>486455259</text:p>
          </table:table-cell>
          <table:table-cell table:number-columns-repeated="2"/>
          <table:table-cell office:value-type="float" office:value="-5.7" calcext:value-type="float">
            <text:p>-5.7</text:p>
          </table:table-cell>
          <table:table-cell/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486455259" calcext:value-type="float">
            <text:p>486455259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-950" calcext:value-type="float">
            <text:p>-950</text:p>
          </table:table-cell>
          <table:table-cell/>
          <table:table-cell office:value-type="float" office:value="1307.44" calcext:value-type="float">
            <text:p>1307.44</text:p>
          </table:table-cell>
        </table:table-row>
        <table:table-row table:style-name="ro1">
          <table:table-cell office:value-type="float" office:value="10.7833333333333" calcext:value-type="float">
            <text:p>10.7833333333333</text:p>
          </table:table-cell>
          <table:table-cell office:value-type="float" office:value="486455261" calcext:value-type="float">
            <text:p>486455261</text:p>
          </table:table-cell>
          <table:table-cell table:number-columns-repeated="2"/>
          <table:table-cell office:value-type="float" office:value="-6.1" calcext:value-type="float">
            <text:p>-6.1</text:p>
          </table:table-cell>
          <table:table-cell/>
        </table:table-row>
        <table:table-row table:style-name="ro1">
          <table:table-cell office:value-type="float" office:value="10.7833333333333" calcext:value-type="float">
            <text:p>10.7833333333333</text:p>
          </table:table-cell>
          <table:table-cell office:value-type="float" office:value="486455261" calcext:value-type="float">
            <text:p>486455261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-939" calcext:value-type="float">
            <text:p>-939</text:p>
          </table:table-cell>
          <table:table-cell/>
          <table:table-cell office:value-type="float" office:value="1407.6" calcext:value-type="float">
            <text:p>1407.6</text:p>
          </table:table-cell>
        </table:table-row>
        <table:table-row table:style-name="ro1">
          <table:table-cell office:value-type="float" office:value="10.7833333333333" calcext:value-type="float">
            <text:p>10.7833333333333</text:p>
          </table:table-cell>
          <table:table-cell office:value-type="float" office:value="486455261" calcext:value-type="float">
            <text:p>486455261</text:p>
          </table:table-cell>
          <table:table-cell table:number-columns-repeated="2"/>
          <table:table-cell office:value-type="float" office:value="-5.7" calcext:value-type="float">
            <text:p>-5.7</text:p>
          </table:table-cell>
          <table:table-cell/>
        </table:table-row>
        <table:table-row table:style-name="ro1">
          <table:table-cell office:value-type="float" office:value="10.7833333333333" calcext:value-type="float">
            <text:p>10.7833333333333</text:p>
          </table:table-cell>
          <table:table-cell office:value-type="float" office:value="486455261" calcext:value-type="float">
            <text:p>486455261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-1055" calcext:value-type="float">
            <text:p>-1055</text:p>
          </table:table-cell>
          <table:table-cell/>
          <table:table-cell office:value-type="float" office:value="1376.6" calcext:value-type="float">
            <text:p>1376.6</text:p>
          </table:table-cell>
        </table:table-row>
        <table:table-row table:style-name="ro1">
          <table:table-cell office:value-type="float" office:value="10.8333333333333" calcext:value-type="float">
            <text:p>10.8333333333333</text:p>
          </table:table-cell>
          <table:table-cell office:value-type="float" office:value="486455263" calcext:value-type="float">
            <text:p>486455263</text:p>
          </table:table-cell>
          <table:table-cell table:number-columns-repeated="2"/>
          <table:table-cell office:value-type="float" office:value="-5.9" calcext:value-type="float">
            <text:p>-5.9</text:p>
          </table:table-cell>
          <table:table-cell/>
        </table:table-row>
        <table:table-row table:style-name="ro1">
          <table:table-cell office:value-type="float" office:value="10.8333333333333" calcext:value-type="float">
            <text:p>10.8333333333333</text:p>
          </table:table-cell>
          <table:table-cell office:value-type="float" office:value="486455263" calcext:value-type="float">
            <text:p>486455263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-949" calcext:value-type="float">
            <text:p>-949</text:p>
          </table:table-cell>
          <table:table-cell/>
          <table:table-cell office:value-type="float" office:value="1359.24" calcext:value-type="float">
            <text:p>1359.24</text:p>
          </table:table-cell>
        </table:table-row>
        <table:table-row table:style-name="ro1">
          <table:table-cell office:value-type="float" office:value="10.8333333333333" calcext:value-type="float">
            <text:p>10.8333333333333</text:p>
          </table:table-cell>
          <table:table-cell office:value-type="float" office:value="486455263" calcext:value-type="float">
            <text:p>486455263</text:p>
          </table:table-cell>
          <table:table-cell table:number-columns-repeated="2"/>
          <table:table-cell office:value-type="float" office:value="-5.4" calcext:value-type="float">
            <text:p>-5.4</text:p>
          </table:table-cell>
          <table:table-cell/>
        </table:table-row>
        <table:table-row table:style-name="ro1">
          <table:table-cell office:value-type="float" office:value="10.8333333333333" calcext:value-type="float">
            <text:p>10.8333333333333</text:p>
          </table:table-cell>
          <table:table-cell office:value-type="float" office:value="486455263" calcext:value-type="float">
            <text:p>486455263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-1057" calcext:value-type="float">
            <text:p>-1057</text:p>
          </table:table-cell>
          <table:table-cell/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float" office:value="10.8666666666667" calcext:value-type="float">
            <text:p>10.8666666666667</text:p>
          </table:table-cell>
          <table:table-cell office:value-type="float" office:value="486455265" calcext:value-type="float">
            <text:p>486455265</text:p>
          </table:table-cell>
          <table:table-cell table:number-columns-repeated="2"/>
          <table:table-cell office:value-type="float" office:value="-5.7" calcext:value-type="float">
            <text:p>-5.7</text:p>
          </table:table-cell>
          <table:table-cell/>
        </table:table-row>
        <table:table-row table:style-name="ro1">
          <table:table-cell office:value-type="float" office:value="10.8666666666667" calcext:value-type="float">
            <text:p>10.8666666666667</text:p>
          </table:table-cell>
          <table:table-cell office:value-type="float" office:value="486455265" calcext:value-type="float">
            <text:p>486455265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921" calcext:value-type="float">
            <text:p>-921</text:p>
          </table:table-cell>
          <table:table-cell/>
          <table:table-cell office:value-type="float" office:value="1317.08" calcext:value-type="float">
            <text:p>1317.08</text:p>
          </table:table-cell>
        </table:table-row>
        <table:table-row table:style-name="ro1">
          <table:table-cell office:value-type="float" office:value="10.8666666666667" calcext:value-type="float">
            <text:p>10.8666666666667</text:p>
          </table:table-cell>
          <table:table-cell office:value-type="float" office:value="486455265" calcext:value-type="float">
            <text:p>486455265</text:p>
          </table:table-cell>
          <table:table-cell table:number-columns-repeated="2"/>
          <table:table-cell office:value-type="float" office:value="-5.9" calcext:value-type="float">
            <text:p>-5.9</text:p>
          </table:table-cell>
          <table:table-cell/>
        </table:table-row>
        <table:table-row table:style-name="ro1">
          <table:table-cell office:value-type="float" office:value="10.8666666666667" calcext:value-type="float">
            <text:p>10.8666666666667</text:p>
          </table:table-cell>
          <table:table-cell office:value-type="float" office:value="486455265" calcext:value-type="float">
            <text:p>486455265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-749" calcext:value-type="float">
            <text:p>-749</text:p>
          </table:table-cell>
          <table:table-cell/>
          <table:table-cell office:value-type="float" office:value="1307.16" calcext:value-type="float">
            <text:p>1307.16</text:p>
          </table:table-cell>
        </table:table-row>
        <table:table-row table:style-name="ro1">
          <table:table-cell office:value-type="float" office:value="10.8833333333333" calcext:value-type="float">
            <text:p>10.8833333333333</text:p>
          </table:table-cell>
          <table:table-cell office:value-type="float" office:value="486455268" calcext:value-type="float">
            <text:p>486455268</text:p>
          </table:table-cell>
          <table:table-cell table:number-columns-repeated="2"/>
          <table:table-cell office:value-type="float" office:value="-6.3" calcext:value-type="float">
            <text:p>-6.3</text:p>
          </table:table-cell>
          <table:table-cell/>
        </table:table-row>
        <table:table-row table:style-name="ro1">
          <table:table-cell office:value-type="float" office:value="10.8833333333333" calcext:value-type="float">
            <text:p>10.8833333333333</text:p>
          </table:table-cell>
          <table:table-cell office:value-type="float" office:value="486455268" calcext:value-type="float">
            <text:p>486455268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-1178" calcext:value-type="float">
            <text:p>-1178</text:p>
          </table:table-cell>
          <table:table-cell/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float" office:value="10.8833333333333" calcext:value-type="float">
            <text:p>10.8833333333333</text:p>
          </table:table-cell>
          <table:table-cell office:value-type="float" office:value="486455268" calcext:value-type="float">
            <text:p>486455268</text:p>
          </table:table-cell>
          <table:table-cell table:number-columns-repeated="2"/>
          <table:table-cell office:value-type="float" office:value="-6.8" calcext:value-type="float">
            <text:p>-6.8</text:p>
          </table:table-cell>
          <table:table-cell/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486455269" calcext:value-type="float">
            <text:p>486455269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-1220" calcext:value-type="float">
            <text:p>-1220</text:p>
          </table:table-cell>
          <table:table-cell/>
          <table:table-cell office:value-type="float" office:value="1245.16" calcext:value-type="float">
            <text:p>1245.16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486455269" calcext:value-type="float">
            <text:p>486455269</text:p>
          </table:table-cell>
          <table:table-cell table:number-columns-repeated="2"/>
          <table:table-cell office:value-type="float" office:value="-7.5" calcext:value-type="float">
            <text:p>-7.5</text:p>
          </table:table-cell>
          <table:table-cell/>
        </table:table-row>
        <table:table-row table:style-name="ro1">
          <table:table-cell office:value-type="float" office:value="10.95" calcext:value-type="float">
            <text:p>10.95</text:p>
          </table:table-cell>
          <table:table-cell office:value-type="float" office:value="486455271" calcext:value-type="float">
            <text:p>486455271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-999" calcext:value-type="float">
            <text:p>-999</text:p>
          </table:table-cell>
          <table:table-cell/>
          <table:table-cell office:value-type="float" office:value="1225.32" calcext:value-type="float">
            <text:p>1225.32</text:p>
          </table:table-cell>
        </table:table-row>
        <table:table-row table:style-name="ro1">
          <table:table-cell office:value-type="float" office:value="10.95" calcext:value-type="float">
            <text:p>10.95</text:p>
          </table:table-cell>
          <table:table-cell office:value-type="float" office:value="486455271" calcext:value-type="float">
            <text:p>486455271</text:p>
          </table:table-cell>
          <table:table-cell table:number-columns-repeated="2"/>
          <table:table-cell office:value-type="float" office:value="-6.4" calcext:value-type="float">
            <text:p>-6.4</text:p>
          </table:table-cell>
          <table:table-cell/>
        </table:table-row>
        <table:table-row table:style-name="ro1">
          <table:table-cell office:value-type="float" office:value="10.95" calcext:value-type="float">
            <text:p>10.95</text:p>
          </table:table-cell>
          <table:table-cell office:value-type="float" office:value="486455271" calcext:value-type="float">
            <text:p>486455271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-805" calcext:value-type="float">
            <text:p>-805</text:p>
          </table:table-cell>
          <table:table-cell/>
          <table:table-cell office:value-type="float" office:value="1216.64" calcext:value-type="float">
            <text:p>1216.64</text:p>
          </table:table-cell>
        </table:table-row>
        <table:table-row table:style-name="ro1">
          <table:table-cell office:value-type="float" office:value="10.95" calcext:value-type="float">
            <text:p>10.95</text:p>
          </table:table-cell>
          <table:table-cell office:value-type="float" office:value="486455271" calcext:value-type="float">
            <text:p>486455271</text:p>
          </table:table-cell>
          <table:table-cell table:number-columns-repeated="2"/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float" office:value="10.95" calcext:value-type="float">
            <text:p>10.95</text:p>
          </table:table-cell>
          <table:table-cell office:value-type="float" office:value="486455271" calcext:value-type="float">
            <text:p>486455271</text:p>
          </table:table-cell>
          <table:table-cell table:number-columns-repeated="2"/>
          <table:table-cell office:value-type="float" office:value="-8.5" calcext:value-type="float">
            <text:p>-8.5</text:p>
          </table:table-cell>
          <table:table-cell/>
        </table:table-row>
        <table:table-row table:style-name="ro1">
          <table:table-cell office:value-type="float" office:value="10.9833333333333" calcext:value-type="float">
            <text:p>10.9833333333333</text:p>
          </table:table-cell>
          <table:table-cell office:value-type="float" office:value="486455273" calcext:value-type="float">
            <text:p>486455273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-643" calcext:value-type="float">
            <text:p>-643</text:p>
          </table:table-cell>
          <table:table-cell/>
          <table:table-cell office:value-type="float" office:value="1207.96" calcext:value-type="float">
            <text:p>1207.96</text:p>
          </table:table-cell>
        </table:table-row>
        <table:table-row table:style-name="ro1">
          <table:table-cell office:value-type="float" office:value="10.9833333333333" calcext:value-type="float">
            <text:p>10.9833333333333</text:p>
          </table:table-cell>
          <table:table-cell office:value-type="float" office:value="486455273" calcext:value-type="float">
            <text:p>486455273</text:p>
          </table:table-cell>
          <table:table-cell table:number-columns-repeated="2"/>
          <table:table-cell office:value-type="float" office:value="-8.3" calcext:value-type="float">
            <text:p>-8.3</text:p>
          </table:table-cell>
          <table:table-cell/>
        </table:table-row>
        <table:table-row table:style-name="ro1">
          <table:table-cell office:value-type="float" office:value="10.9833333333333" calcext:value-type="float">
            <text:p>10.9833333333333</text:p>
          </table:table-cell>
          <table:table-cell office:value-type="float" office:value="486455273" calcext:value-type="float">
            <text:p>486455273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-611" calcext:value-type="float">
            <text:p>-611</text:p>
          </table:table-cell>
          <table:table-cell/>
          <table:table-cell office:value-type="float" office:value="1196.8" calcext:value-type="float">
            <text:p>1196.8</text:p>
          </table:table-cell>
        </table:table-row>
        <table:table-row table:style-name="ro1">
          <table:table-cell office:value-type="float" office:value="11.0333333333333" calcext:value-type="float">
            <text:p>11.0333333333333</text:p>
          </table:table-cell>
          <table:table-cell office:value-type="float" office:value="486455275" calcext:value-type="float">
            <text:p>486455275</text:p>
          </table:table-cell>
          <table:table-cell table:number-columns-repeated="2"/>
          <table:table-cell office:value-type="float" office:value="-8.7" calcext:value-type="float">
            <text:p>-8.7</text:p>
          </table:table-cell>
          <table:table-cell/>
        </table:table-row>
        <table:table-row table:style-name="ro1">
          <table:table-cell office:value-type="float" office:value="11.0333333333333" calcext:value-type="float">
            <text:p>11.0333333333333</text:p>
          </table:table-cell>
          <table:table-cell office:value-type="float" office:value="486455275" calcext:value-type="float">
            <text:p>486455275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-478" calcext:value-type="float">
            <text:p>-478</text:p>
          </table:table-cell>
          <table:table-cell/>
          <table:table-cell office:value-type="float" office:value="1183.16" calcext:value-type="float">
            <text:p>1183.16</text:p>
          </table:table-cell>
        </table:table-row>
        <table:table-row table:style-name="ro1">
          <table:table-cell office:value-type="float" office:value="11.0333333333333" calcext:value-type="float">
            <text:p>11.0333333333333</text:p>
          </table:table-cell>
          <table:table-cell office:value-type="float" office:value="486455275" calcext:value-type="float">
            <text:p>486455275</text:p>
          </table:table-cell>
          <table:table-cell table:number-columns-repeated="2"/>
          <table:table-cell office:value-type="float" office:value="-8.5" calcext:value-type="float">
            <text:p>-8.5</text:p>
          </table:table-cell>
          <table:table-cell/>
        </table:table-row>
        <table:table-row table:style-name="ro1">
          <table:table-cell office:value-type="float" office:value="11.0333333333333" calcext:value-type="float">
            <text:p>11.0333333333333</text:p>
          </table:table-cell>
          <table:table-cell office:value-type="float" office:value="486455275" calcext:value-type="float">
            <text:p>486455275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-602" calcext:value-type="float">
            <text:p>-602</text:p>
          </table:table-cell>
          <table:table-cell/>
          <table:table-cell office:value-type="float" office:value="1169.52" calcext:value-type="float">
            <text:p>1169.52</text:p>
          </table:table-cell>
        </table:table-row>
        <table:table-row table:style-name="ro1">
          <table:table-cell office:value-type="float" office:value="11.05" calcext:value-type="float">
            <text:p>11.05</text:p>
          </table:table-cell>
          <table:table-cell office:value-type="float" office:value="486455278" calcext:value-type="float">
            <text:p>486455278</text:p>
          </table:table-cell>
          <table:table-cell table:number-columns-repeated="2"/>
          <table:table-cell office:value-type="float" office:value="-8.8" calcext:value-type="float">
            <text:p>-8.8</text:p>
          </table:table-cell>
          <table:table-cell/>
        </table:table-row>
        <table:table-row table:style-name="ro1">
          <table:table-cell office:value-type="float" office:value="11.05" calcext:value-type="float">
            <text:p>11.05</text:p>
          </table:table-cell>
          <table:table-cell office:value-type="float" office:value="486455278" calcext:value-type="float">
            <text:p>486455278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-517" calcext:value-type="float">
            <text:p>-517</text:p>
          </table:table-cell>
          <table:table-cell/>
          <table:table-cell office:value-type="float" office:value="1149.68" calcext:value-type="float">
            <text:p>1149.68</text:p>
          </table:table-cell>
        </table:table-row>
        <table:table-row table:style-name="ro1">
          <table:table-cell office:value-type="float" office:value="11.05" calcext:value-type="float">
            <text:p>11.05</text:p>
          </table:table-cell>
          <table:table-cell office:value-type="float" office:value="486455278" calcext:value-type="float">
            <text:p>486455278</text:p>
          </table:table-cell>
          <table:table-cell table:number-columns-repeated="2"/>
          <table:table-cell office:value-type="float" office:value="-8.7" calcext:value-type="float">
            <text:p>-8.7</text:p>
          </table:table-cell>
          <table:table-cell/>
        </table:table-row>
        <table:table-row table:style-name="ro1">
          <table:table-cell office:value-type="float" office:value="11.0833333333333" calcext:value-type="float">
            <text:p>11.0833333333333</text:p>
          </table:table-cell>
          <table:table-cell office:value-type="float" office:value="486455279" calcext:value-type="float">
            <text:p>486455279</text:p>
          </table:table-cell>
          <table:table-cell office:value-type="float" office:value="117.278617710583" calcext:value-type="float">
            <text:p>117.278617710583</text:p>
          </table:table-cell>
          <table:table-cell office:value-type="float" office:value="-463" calcext:value-type="float">
            <text:p>-463</text:p>
          </table:table-cell>
          <table:table-cell/>
          <table:table-cell office:value-type="float" office:value="1136.04" calcext:value-type="float">
            <text:p>1136.04</text:p>
          </table:table-cell>
        </table:table-row>
        <table:table-row table:style-name="ro1">
          <table:table-cell office:value-type="float" office:value="11.0833333333333" calcext:value-type="float">
            <text:p>11.0833333333333</text:p>
          </table:table-cell>
          <table:table-cell office:value-type="float" office:value="486455279" calcext:value-type="float">
            <text:p>486455279</text:p>
          </table:table-cell>
          <table:table-cell table:number-columns-repeated="2"/>
          <table:table-cell office:value-type="float" office:value="-7.3" calcext:value-type="float">
            <text:p>-7.3</text:p>
          </table:table-cell>
          <table:table-cell/>
        </table:table-row>
        <table:table-row table:style-name="ro1">
          <table:table-cell office:value-type="float" office:value="11.0833333333333" calcext:value-type="float">
            <text:p>11.0833333333333</text:p>
          </table:table-cell>
          <table:table-cell office:value-type="float" office:value="486455279" calcext:value-type="float">
            <text:p>486455279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-790" calcext:value-type="float">
            <text:p>-790</text:p>
          </table:table-cell>
          <table:table-cell/>
          <table:table-cell office:value-type="float" office:value="1122.4" calcext:value-type="float">
            <text:p>1122.4</text:p>
          </table:table-cell>
        </table:table-row>
        <table:table-row table:style-name="ro1">
          <table:table-cell office:value-type="float" office:value="11.0833333333333" calcext:value-type="float">
            <text:p>11.0833333333333</text:p>
          </table:table-cell>
          <table:table-cell office:value-type="float" office:value="486455279" calcext:value-type="float">
            <text:p>486455279</text:p>
          </table:table-cell>
          <table:table-cell table:number-columns-repeated="2"/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float" office:value="11.1166666666667" calcext:value-type="float">
            <text:p>11.1166666666667</text:p>
          </table:table-cell>
          <table:table-cell office:value-type="float" office:value="486455281" calcext:value-type="float">
            <text:p>486455281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-541" calcext:value-type="float">
            <text:p>-541</text:p>
          </table:table-cell>
          <table:table-cell/>
          <table:table-cell office:value-type="float" office:value="1121.16" calcext:value-type="float">
            <text:p>1121.16</text:p>
          </table:table-cell>
        </table:table-row>
        <table:table-row table:style-name="ro1">
          <table:table-cell office:value-type="float" office:value="11.1166666666667" calcext:value-type="float">
            <text:p>11.1166666666667</text:p>
          </table:table-cell>
          <table:table-cell office:value-type="float" office:value="486455281" calcext:value-type="float">
            <text:p>486455281</text:p>
          </table:table-cell>
          <table:table-cell table:number-columns-repeated="2"/>
          <table:table-cell office:value-type="float" office:value="-7.8" calcext:value-type="float">
            <text:p>-7.8</text:p>
          </table:table-cell>
          <table:table-cell/>
        </table:table-row>
        <table:table-row table:style-name="ro1">
          <table:table-cell office:value-type="float" office:value="11.1166666666667" calcext:value-type="float">
            <text:p>11.1166666666667</text:p>
          </table:table-cell>
          <table:table-cell office:value-type="float" office:value="486455281" calcext:value-type="float">
            <text:p>486455281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-394" calcext:value-type="float">
            <text:p>-394</text:p>
          </table:table-cell>
          <table:table-cell/>
          <table:table-cell office:value-type="float" office:value="1107.52" calcext:value-type="float">
            <text:p>1107.52</text:p>
          </table:table-cell>
        </table:table-row>
        <table:table-row table:style-name="ro1">
          <table:table-cell office:value-type="float" office:value="11.1166666666667" calcext:value-type="float">
            <text:p>11.1166666666667</text:p>
          </table:table-cell>
          <table:table-cell office:value-type="float" office:value="486455281" calcext:value-type="float">
            <text:p>486455281</text:p>
          </table:table-cell>
          <table:table-cell table:number-columns-repeated="2"/>
          <table:table-cell office:value-type="float" office:value="-8.2" calcext:value-type="float">
            <text:p>-8.2</text:p>
          </table:table-cell>
          <table:table-cell/>
        </table:table-row>
        <table:table-row table:style-name="ro1">
          <table:table-cell office:value-type="float" office:value="11.1666666666667" calcext:value-type="float">
            <text:p>11.1666666666667</text:p>
          </table:table-cell>
          <table:table-cell office:value-type="float" office:value="486455284" calcext:value-type="float">
            <text:p>486455284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-746" calcext:value-type="float">
            <text:p>-746</text:p>
          </table:table-cell>
          <table:table-cell/>
          <table:table-cell office:value-type="float" office:value="1082.72" calcext:value-type="float">
            <text:p>1082.72</text:p>
          </table:table-cell>
        </table:table-row>
        <table:table-row table:style-name="ro1">
          <table:table-cell office:value-type="float" office:value="11.1666666666667" calcext:value-type="float">
            <text:p>11.1666666666667</text:p>
          </table:table-cell>
          <table:table-cell office:value-type="float" office:value="486455284" calcext:value-type="float">
            <text:p>486455284</text:p>
          </table:table-cell>
          <table:table-cell table:number-columns-repeated="2"/>
          <table:table-cell office:value-type="float" office:value="-7.5" calcext:value-type="float">
            <text:p>-7.5</text:p>
          </table:table-cell>
          <table:table-cell/>
        </table:table-row>
        <table:table-row table:style-name="ro1">
          <table:table-cell office:value-type="float" office:value="11.1666666666667" calcext:value-type="float">
            <text:p>11.1666666666667</text:p>
          </table:table-cell>
          <table:table-cell office:value-type="float" office:value="486455284" calcext:value-type="float">
            <text:p>486455284</text:p>
          </table:table-cell>
          <table:table-cell office:value-type="float" office:value="117.278617710583" calcext:value-type="float">
            <text:p>117.278617710583</text:p>
          </table:table-cell>
          <table:table-cell office:value-type="float" office:value="-1012" calcext:value-type="float">
            <text:p>-1012</text:p>
          </table:table-cell>
          <table:table-cell/>
          <table:table-cell office:value-type="float" office:value="1044.28" calcext:value-type="float">
            <text:p>1044.28</text:p>
          </table:table-cell>
        </table:table-row>
        <table:table-row table:style-name="ro1">
          <table:table-cell office:value-type="float" office:value="11.1666666666667" calcext:value-type="float">
            <text:p>11.1666666666667</text:p>
          </table:table-cell>
          <table:table-cell office:value-type="float" office:value="486455284" calcext:value-type="float">
            <text:p>486455284</text:p>
          </table:table-cell>
          <table:table-cell table:number-columns-repeated="2"/>
          <table:table-cell office:value-type="float" office:value="-5.8" calcext:value-type="float">
            <text:p>-5.8</text:p>
          </table:table-cell>
          <table:table-cell/>
        </table:table-row>
        <table:table-row table:style-name="ro1">
          <table:table-cell office:value-type="float" office:value="11.1833333333333" calcext:value-type="float">
            <text:p>11.1833333333333</text:p>
          </table:table-cell>
          <table:table-cell office:value-type="float" office:value="486455286" calcext:value-type="float">
            <text:p>486455286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-1223" calcext:value-type="float">
            <text:p>-1223</text:p>
          </table:table-cell>
          <table:table-cell/>
          <table:table-cell office:value-type="float" office:value="1031.88" calcext:value-type="float">
            <text:p>1031.88</text:p>
          </table:table-cell>
        </table:table-row>
        <table:table-row table:style-name="ro1">
          <table:table-cell office:value-type="float" office:value="11.1833333333333" calcext:value-type="float">
            <text:p>11.1833333333333</text:p>
          </table:table-cell>
          <table:table-cell office:value-type="float" office:value="486455286" calcext:value-type="float">
            <text:p>486455286</text:p>
          </table:table-cell>
          <table:table-cell table:number-columns-repeated="2"/>
          <table:table-cell office:value-type="float" office:value="-8.4" calcext:value-type="float">
            <text:p>-8.4</text:p>
          </table:table-cell>
          <table:table-cell/>
        </table:table-row>
        <table:table-row table:style-name="ro1">
          <table:table-cell office:value-type="float" office:value="11.2166666666667" calcext:value-type="float">
            <text:p>11.2166666666667</text:p>
          </table:table-cell>
          <table:table-cell office:value-type="float" office:value="486455287" calcext:value-type="float">
            <text:p>486455287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-755" calcext:value-type="float">
            <text:p>-755</text:p>
          </table:table-cell>
          <table:table-cell/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11.2166666666667" calcext:value-type="float">
            <text:p>11.2166666666667</text:p>
          </table:table-cell>
          <table:table-cell office:value-type="float" office:value="486455287" calcext:value-type="float">
            <text:p>486455287</text:p>
          </table:table-cell>
          <table:table-cell table:number-columns-repeated="2"/>
          <table:table-cell office:value-type="float" office:value="-5.5" calcext:value-type="float">
            <text:p>-5.5</text:p>
          </table:table-cell>
          <table:table-cell/>
        </table:table-row>
        <table:table-row table:style-name="ro1">
          <table:table-cell office:value-type="float" office:value="11.2166666666667" calcext:value-type="float">
            <text:p>11.2166666666667</text:p>
          </table:table-cell>
          <table:table-cell office:value-type="float" office:value="486455287" calcext:value-type="float">
            <text:p>486455287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-1095" calcext:value-type="float">
            <text:p>-1095</text:p>
          </table:table-cell>
          <table:table-cell/>
          <table:table-cell office:value-type="float" office:value="992.2" calcext:value-type="float">
            <text:p>992.2</text:p>
          </table:table-cell>
        </table:table-row>
        <table:table-row table:style-name="ro1">
          <table:table-cell office:value-type="float" office:value="11.2166666666667" calcext:value-type="float">
            <text:p>11.2166666666667</text:p>
          </table:table-cell>
          <table:table-cell office:value-type="float" office:value="486455287" calcext:value-type="float">
            <text:p>486455287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11.2166666666667" calcext:value-type="float">
            <text:p>11.2166666666667</text:p>
          </table:table-cell>
          <table:table-cell office:value-type="float" office:value="486455290" calcext:value-type="float">
            <text:p>486455290</text:p>
          </table:table-cell>
          <table:table-cell table:number-columns-repeated="2"/>
          <table:table-cell office:value-type="float" office:value="-5.1" calcext:value-type="float">
            <text:p>-5.1</text:p>
          </table:table-cell>
          <table:table-cell/>
        </table:table-row>
        <table:table-row table:style-name="ro1">
          <table:table-cell office:value-type="float" office:value="11.2166666666667" calcext:value-type="float">
            <text:p>11.2166666666667</text:p>
          </table:table-cell>
          <table:table-cell office:value-type="float" office:value="486455290" calcext:value-type="float">
            <text:p>486455290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-743" calcext:value-type="float">
            <text:p>-743</text:p>
          </table:table-cell>
          <table:table-cell/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11.2166666666667" calcext:value-type="float">
            <text:p>11.2166666666667</text:p>
          </table:table-cell>
          <table:table-cell office:value-type="float" office:value="486455290" calcext:value-type="float">
            <text:p>486455290</text:p>
          </table:table-cell>
          <table:table-cell table:number-columns-repeated="2"/>
          <table:table-cell office:value-type="float" office:value="-5.2" calcext:value-type="float">
            <text:p>-5.2</text:p>
          </table:table-cell>
          <table:table-cell/>
        </table:table-row>
        <table:table-row table:style-name="ro1">
          <table:table-cell office:value-type="float" office:value="11.2166666666667" calcext:value-type="float">
            <text:p>11.2166666666667</text:p>
          </table:table-cell>
          <table:table-cell office:value-type="float" office:value="486455290" calcext:value-type="float">
            <text:p>486455290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-1175" calcext:value-type="float">
            <text:p>-1175</text:p>
          </table:table-cell>
          <table:table-cell/>
          <table:table-cell office:value-type="float" office:value="1072.52" calcext:value-type="float">
            <text:p>1072.52</text:p>
          </table:table-cell>
        </table:table-row>
        <table:table-row table:style-name="ro1">
          <table:table-cell office:value-type="float" office:value="11.2833333333333" calcext:value-type="float">
            <text:p>11.2833333333333</text:p>
          </table:table-cell>
          <table:table-cell office:value-type="float" office:value="486455296" calcext:value-type="float">
            <text:p>486455296</text:p>
          </table:table-cell>
          <table:table-cell table:number-columns-repeated="2"/>
          <table:table-cell office:value-type="float" office:value="-5.8" calcext:value-type="float">
            <text:p>-5.8</text:p>
          </table:table-cell>
          <table:table-cell/>
        </table:table-row>
        <table:table-row table:style-name="ro1">
          <table:table-cell office:value-type="float" office:value="11.2833333333333" calcext:value-type="float">
            <text:p>11.2833333333333</text:p>
          </table:table-cell>
          <table:table-cell office:value-type="float" office:value="486455296" calcext:value-type="float">
            <text:p>486455296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1110" calcext:value-type="float">
            <text:p>-1110</text:p>
          </table:table-cell>
          <table:table-cell/>
          <table:table-cell office:value-type="float" office:value="1042.76" calcext:value-type="float">
            <text:p>1042.76</text:p>
          </table:table-cell>
        </table:table-row>
        <table:table-row table:style-name="ro1">
          <table:table-cell office:value-type="float" office:value="11.2833333333333" calcext:value-type="float">
            <text:p>11.2833333333333</text:p>
          </table:table-cell>
          <table:table-cell office:value-type="float" office:value="486455296" calcext:value-type="float">
            <text:p>486455296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11.3166666666667" calcext:value-type="float">
            <text:p>11.3166666666667</text:p>
          </table:table-cell>
          <table:table-cell office:value-type="float" office:value="486455297" calcext:value-type="float">
            <text:p>486455297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1188" calcext:value-type="float">
            <text:p>-1188</text:p>
          </table:table-cell>
          <table:table-cell/>
          <table:table-cell office:value-type="float" office:value="1022.92" calcext:value-type="float">
            <text:p>1022.92</text:p>
          </table:table-cell>
        </table:table-row>
        <table:table-row table:style-name="ro1">
          <table:table-cell office:value-type="float" office:value="11.3166666666667" calcext:value-type="float">
            <text:p>11.3166666666667</text:p>
          </table:table-cell>
          <table:table-cell office:value-type="float" office:value="486455297" calcext:value-type="float">
            <text:p>486455297</text:p>
          </table:table-cell>
          <table:table-cell table:number-columns-repeated="2"/>
          <table:table-cell office:value-type="float" office:value="-5.8" calcext:value-type="float">
            <text:p>-5.8</text:p>
          </table:table-cell>
          <table:table-cell/>
        </table:table-row>
        <table:table-row table:style-name="ro1">
          <table:table-cell office:value-type="float" office:value="11.3166666666667" calcext:value-type="float">
            <text:p>11.3166666666667</text:p>
          </table:table-cell>
          <table:table-cell office:value-type="float" office:value="486455297" calcext:value-type="float">
            <text:p>486455297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-1208" calcext:value-type="float">
            <text:p>-1208</text:p>
          </table:table-cell>
          <table:table-cell/>
          <table:table-cell office:value-type="float" office:value="993.16" calcext:value-type="float">
            <text:p>993.16</text:p>
          </table:table-cell>
        </table:table-row>
        <table:table-row table:style-name="ro1">
          <table:table-cell office:value-type="float" office:value="11.3166666666667" calcext:value-type="float">
            <text:p>11.3166666666667</text:p>
          </table:table-cell>
          <table:table-cell office:value-type="float" office:value="486455297" calcext:value-type="float">
            <text:p>486455297</text:p>
          </table:table-cell>
          <table:table-cell table:number-columns-repeated="2"/>
          <table:table-cell office:value-type="float" office:value="-7.5" calcext:value-type="float">
            <text:p>-7.5</text:p>
          </table:table-cell>
          <table:table-cell/>
        </table:table-row>
        <table:table-row table:style-name="ro1">
          <table:table-cell office:value-type="float" office:value="11.3666666666667" calcext:value-type="float">
            <text:p>11.3666666666667</text:p>
          </table:table-cell>
          <table:table-cell office:value-type="float" office:value="486455299" calcext:value-type="float">
            <text:p>486455299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-968" calcext:value-type="float">
            <text:p>-968</text:p>
          </table:table-cell>
          <table:table-cell/>
          <table:table-cell office:value-type="float" office:value="974.56" calcext:value-type="float">
            <text:p>974.56</text:p>
          </table:table-cell>
        </table:table-row>
        <table:table-row table:style-name="ro1">
          <table:table-cell office:value-type="float" office:value="11.3666666666667" calcext:value-type="float">
            <text:p>11.3666666666667</text:p>
          </table:table-cell>
          <table:table-cell office:value-type="float" office:value="486455299" calcext:value-type="float">
            <text:p>486455299</text:p>
          </table:table-cell>
          <table:table-cell table:number-columns-repeated="2"/>
          <table:table-cell office:value-type="float" office:value="-7.5" calcext:value-type="float">
            <text:p>-7.5</text:p>
          </table:table-cell>
          <table:table-cell/>
        </table:table-row>
        <table:table-row table:style-name="ro1">
          <table:table-cell office:value-type="float" office:value="11.3666666666667" calcext:value-type="float">
            <text:p>11.3666666666667</text:p>
          </table:table-cell>
          <table:table-cell office:value-type="float" office:value="486455299" calcext:value-type="float">
            <text:p>486455299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-1275" calcext:value-type="float">
            <text:p>-1275</text:p>
          </table:table-cell>
          <table:table-cell/>
          <table:table-cell office:value-type="float" office:value="944.8" calcext:value-type="float">
            <text:p>944.8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486455302" calcext:value-type="float">
            <text:p>486455302</text:p>
          </table:table-cell>
          <table:table-cell table:number-columns-repeated="2"/>
          <table:table-cell office:value-type="float" office:value="-7.9" calcext:value-type="float">
            <text:p>-7.9</text:p>
          </table:table-cell>
          <table:table-cell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486455302" calcext:value-type="float">
            <text:p>486455302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-1251" calcext:value-type="float">
            <text:p>-1251</text:p>
          </table:table-cell>
          <table:table-cell/>
          <table:table-cell office:value-type="float" office:value="907.6" calcext:value-type="float">
            <text:p>907.6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486455302" calcext:value-type="float">
            <text:p>486455302</text:p>
          </table:table-cell>
          <table:table-cell table:number-columns-repeated="2"/>
          <table:table-cell office:value-type="float" office:value="-7.8" calcext:value-type="float">
            <text:p>-7.8</text:p>
          </table:table-cell>
          <table:table-cell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486455302" calcext:value-type="float">
            <text:p>486455302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-1287" calcext:value-type="float">
            <text:p>-1287</text:p>
          </table:table-cell>
          <table:table-cell/>
          <table:table-cell office:value-type="float" office:value="882.8" calcext:value-type="float">
            <text:p>882.8</text:p>
          </table:table-cell>
        </table:table-row>
        <table:table-row table:style-name="ro1">
          <table:table-cell office:value-type="float" office:value="11.4166666666667" calcext:value-type="float">
            <text:p>11.4166666666667</text:p>
          </table:table-cell>
          <table:table-cell office:value-type="float" office:value="486455304" calcext:value-type="float">
            <text:p>486455304</text:p>
          </table:table-cell>
          <table:table-cell table:number-columns-repeated="2"/>
          <table:table-cell office:value-type="float" office:value="-7.1" calcext:value-type="float">
            <text:p>-7.1</text:p>
          </table:table-cell>
          <table:table-cell/>
        </table:table-row>
        <table:table-row table:style-name="ro1">
          <table:table-cell office:value-type="float" office:value="11.4166666666667" calcext:value-type="float">
            <text:p>11.4166666666667</text:p>
          </table:table-cell>
          <table:table-cell office:value-type="float" office:value="486455304" calcext:value-type="float">
            <text:p>486455304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-1287" calcext:value-type="float">
            <text:p>-1287</text:p>
          </table:table-cell>
          <table:table-cell/>
          <table:table-cell office:value-type="float" office:value="856.76" calcext:value-type="float">
            <text:p>856.76</text:p>
          </table:table-cell>
        </table:table-row>
        <table:table-row table:style-name="ro1">
          <table:table-cell office:value-type="float" office:value="11.4166666666667" calcext:value-type="float">
            <text:p>11.4166666666667</text:p>
          </table:table-cell>
          <table:table-cell office:value-type="float" office:value="486455304" calcext:value-type="float">
            <text:p>486455304</text:p>
          </table:table-cell>
          <table:table-cell table:number-columns-repeated="2"/>
          <table:table-cell office:value-type="float" office:value="-6.5" calcext:value-type="float">
            <text:p>-6.5</text:p>
          </table:table-cell>
          <table:table-cell/>
        </table:table-row>
        <table:table-row table:style-name="ro1">
          <table:table-cell office:value-type="float" office:value="11.45" calcext:value-type="float">
            <text:p>11.45</text:p>
          </table:table-cell>
          <table:table-cell office:value-type="float" office:value="486455305" calcext:value-type="float">
            <text:p>486455305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1194" calcext:value-type="float">
            <text:p>-1194</text:p>
          </table:table-cell>
          <table:table-cell/>
          <table:table-cell office:value-type="float" office:value="835.68" calcext:value-type="float">
            <text:p>835.68</text:p>
          </table:table-cell>
        </table:table-row>
        <table:table-row table:style-name="ro1">
          <table:table-cell office:value-type="float" office:value="11.45" calcext:value-type="float">
            <text:p>11.45</text:p>
          </table:table-cell>
          <table:table-cell office:value-type="float" office:value="486455305" calcext:value-type="float">
            <text:p>486455305</text:p>
          </table:table-cell>
          <table:table-cell table:number-columns-repeated="2"/>
          <table:table-cell office:value-type="float" office:value="-6.3" calcext:value-type="float">
            <text:p>-6.3</text:p>
          </table:table-cell>
          <table:table-cell/>
        </table:table-row>
        <table:table-row table:style-name="ro1">
          <table:table-cell office:value-type="float" office:value="11.45" calcext:value-type="float">
            <text:p>11.45</text:p>
          </table:table-cell>
          <table:table-cell office:value-type="float" office:value="486455305" calcext:value-type="float">
            <text:p>486455305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-1155" calcext:value-type="float">
            <text:p>-1155</text:p>
          </table:table-cell>
          <table:table-cell/>
          <table:table-cell office:value-type="float" office:value="812.12" calcext:value-type="float">
            <text:p>812.12</text:p>
          </table:table-cell>
        </table:table-row>
        <table:table-row table:style-name="ro1">
          <table:table-cell office:value-type="float" office:value="11.45" calcext:value-type="float">
            <text:p>11.45</text:p>
          </table:table-cell>
          <table:table-cell office:value-type="float" office:value="486455305" calcext:value-type="float">
            <text:p>486455305</text:p>
          </table:table-cell>
          <table:table-cell table:number-columns-repeated="2"/>
          <table:table-cell office:value-type="float" office:value="-6.2" calcext:value-type="float">
            <text:p>-6.2</text:p>
          </table:table-cell>
          <table:table-cell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486455307" calcext:value-type="float">
            <text:p>486455307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-1006" calcext:value-type="float">
            <text:p>-1006</text:p>
          </table:table-cell>
          <table:table-cell/>
          <table:table-cell office:value-type="float" office:value="794.76" calcext:value-type="float">
            <text:p>794.76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486455307" calcext:value-type="float">
            <text:p>486455307</text:p>
          </table:table-cell>
          <table:table-cell table:number-columns-repeated="2"/>
          <table:table-cell office:value-type="float" office:value="-6.4" calcext:value-type="float">
            <text:p>-6.4</text:p>
          </table:table-cell>
          <table:table-cell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486455307" calcext:value-type="float">
            <text:p>486455307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-945" calcext:value-type="float">
            <text:p>-945</text:p>
          </table:table-cell>
          <table:table-cell/>
          <table:table-cell office:value-type="float" office:value="767.48" calcext:value-type="float">
            <text:p>767.48</text:p>
          </table:table-cell>
        </table:table-row>
        <table:table-row table:style-name="ro1">
          <table:table-cell office:value-type="float" office:value="11.5166666666667" calcext:value-type="float">
            <text:p>11.5166666666667</text:p>
          </table:table-cell>
          <table:table-cell office:value-type="float" office:value="486455309" calcext:value-type="float">
            <text:p>486455309</text:p>
          </table:table-cell>
          <table:table-cell table:number-columns-repeated="2"/>
          <table:table-cell office:value-type="float" office:value="-5.7" calcext:value-type="float">
            <text:p>-5.7</text:p>
          </table:table-cell>
          <table:table-cell/>
        </table:table-row>
        <table:table-row table:style-name="ro1">
          <table:table-cell office:value-type="float" office:value="11.5166666666667" calcext:value-type="float">
            <text:p>11.5166666666667</text:p>
          </table:table-cell>
          <table:table-cell office:value-type="float" office:value="486455309" calcext:value-type="float">
            <text:p>486455309</text:p>
          </table:table-cell>
          <table:table-cell table:number-columns-repeated="2"/>
          <table:table-cell office:value-type="float" office:value="-7.3" calcext:value-type="float">
            <text:p>-7.3</text:p>
          </table:table-cell>
          <table:table-cell/>
        </table:table-row>
        <table:table-row table:style-name="ro1">
          <table:table-cell office:value-type="float" office:value="11.5166666666667" calcext:value-type="float">
            <text:p>11.5166666666667</text:p>
          </table:table-cell>
          <table:table-cell office:value-type="float" office:value="486455309" calcext:value-type="float">
            <text:p>486455309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-1016" calcext:value-type="float">
            <text:p>-1016</text:p>
          </table:table-cell>
          <table:table-cell/>
          <table:table-cell office:value-type="float" office:value="756.32" calcext:value-type="float">
            <text:p>756.32</text:p>
          </table:table-cell>
        </table:table-row>
        <table:table-row table:style-name="ro1">
          <table:table-cell office:value-type="float" office:value="11.5166666666667" calcext:value-type="float">
            <text:p>11.5166666666667</text:p>
          </table:table-cell>
          <table:table-cell office:value-type="float" office:value="486455309" calcext:value-type="float">
            <text:p>486455309</text:p>
          </table:table-cell>
          <table:table-cell table:number-columns-repeated="2"/>
          <table:table-cell office:value-type="float" office:value="-6.8" calcext:value-type="float">
            <text:p>-6.8</text:p>
          </table:table-cell>
          <table:table-cell/>
        </table:table-row>
        <table:table-row table:style-name="ro1">
          <table:table-cell office:value-type="float" office:value="11.5666666666667" calcext:value-type="float">
            <text:p>11.5666666666667</text:p>
          </table:table-cell>
          <table:table-cell office:value-type="float" office:value="486455312" calcext:value-type="float">
            <text:p>486455312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1103" calcext:value-type="float">
            <text:p>-1103</text:p>
          </table:table-cell>
          <table:table-cell/>
          <table:table-cell office:value-type="float" office:value="720.36" calcext:value-type="float">
            <text:p>720.36</text:p>
          </table:table-cell>
        </table:table-row>
        <table:table-row table:style-name="ro1">
          <table:table-cell office:value-type="float" office:value="11.5666666666667" calcext:value-type="float">
            <text:p>11.5666666666667</text:p>
          </table:table-cell>
          <table:table-cell office:value-type="float" office:value="486455312" calcext:value-type="float">
            <text:p>486455312</text:p>
          </table:table-cell>
          <table:table-cell table:number-columns-repeated="2"/>
          <table:table-cell office:value-type="float" office:value="-7.3" calcext:value-type="float">
            <text:p>-7.3</text:p>
          </table:table-cell>
          <table:table-cell/>
        </table:table-row>
        <table:table-row table:style-name="ro1">
          <table:table-cell office:value-type="float" office:value="11.5666666666667" calcext:value-type="float">
            <text:p>11.5666666666667</text:p>
          </table:table-cell>
          <table:table-cell office:value-type="float" office:value="486455312" calcext:value-type="float">
            <text:p>486455312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-1002" calcext:value-type="float">
            <text:p>-1002</text:p>
          </table:table-cell>
          <table:table-cell/>
          <table:table-cell office:value-type="float" office:value="699.28" calcext:value-type="float">
            <text:p>699.28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486455313" calcext:value-type="float">
            <text:p>486455313</text:p>
          </table:table-cell>
          <table:table-cell table:number-columns-repeated="2"/>
          <table:table-cell office:value-type="float" office:value="-7.3" calcext:value-type="float">
            <text:p>-7.3</text:p>
          </table:table-cell>
          <table:table-cell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486455313" calcext:value-type="float">
            <text:p>486455313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-924" calcext:value-type="float">
            <text:p>-924</text:p>
          </table:table-cell>
          <table:table-cell/>
          <table:table-cell office:value-type="float" office:value="676.96" calcext:value-type="float">
            <text:p>676.96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486455313" calcext:value-type="float">
            <text:p>486455313</text:p>
          </table:table-cell>
          <table:table-cell table:number-columns-repeated="2"/>
          <table:table-cell office:value-type="float" office:value="-6.5" calcext:value-type="float">
            <text:p>-6.5</text:p>
          </table:table-cell>
          <table:table-cell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486455313" calcext:value-type="float">
            <text:p>486455313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-1146" calcext:value-type="float">
            <text:p>-1146</text:p>
          </table:table-cell>
          <table:table-cell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11.6166666666667" calcext:value-type="float">
            <text:p>11.6166666666667</text:p>
          </table:table-cell>
          <table:table-cell office:value-type="float" office:value="486455316" calcext:value-type="float">
            <text:p>486455316</text:p>
          </table:table-cell>
          <table:table-cell table:number-columns-repeated="2"/>
          <table:table-cell office:value-type="float" office:value="-5.2" calcext:value-type="float">
            <text:p>-5.2</text:p>
          </table:table-cell>
          <table:table-cell/>
        </table:table-row>
        <table:table-row table:style-name="ro1">
          <table:table-cell office:value-type="float" office:value="11.6166666666667" calcext:value-type="float">
            <text:p>11.6166666666667</text:p>
          </table:table-cell>
          <table:table-cell office:value-type="float" office:value="486455316" calcext:value-type="float">
            <text:p>486455316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-1310" calcext:value-type="float">
            <text:p>-1310</text:p>
          </table:table-cell>
          <table:table-cell/>
          <table:table-cell office:value-type="float" office:value="618.68" calcext:value-type="float">
            <text:p>618.68</text:p>
          </table:table-cell>
        </table:table-row>
        <table:table-row table:style-name="ro1">
          <table:table-cell office:value-type="float" office:value="11.6166666666667" calcext:value-type="float">
            <text:p>11.6166666666667</text:p>
          </table:table-cell>
          <table:table-cell office:value-type="float" office:value="486455316" calcext:value-type="float">
            <text:p>486455316</text:p>
          </table:table-cell>
          <table:table-cell table:number-columns-repeated="2"/>
          <table:table-cell office:value-type="float" office:value="-7.4" calcext:value-type="float">
            <text:p>-7.4</text:p>
          </table:table-cell>
          <table:table-cell/>
        </table:table-row>
        <table:table-row table:style-name="ro1">
          <table:table-cell office:value-type="float" office:value="11.6666666666667" calcext:value-type="float">
            <text:p>11.6666666666667</text:p>
          </table:table-cell>
          <table:table-cell office:value-type="float" office:value="486455318" calcext:value-type="float">
            <text:p>486455318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-732" calcext:value-type="float">
            <text:p>-732</text:p>
          </table:table-cell>
          <table:table-cell/>
          <table:table-cell office:value-type="float" office:value="608.76" calcext:value-type="float">
            <text:p>608.76</text:p>
          </table:table-cell>
        </table:table-row>
        <table:table-row table:style-name="ro1">
          <table:table-cell office:value-type="float" office:value="11.6666666666667" calcext:value-type="float">
            <text:p>11.6666666666667</text:p>
          </table:table-cell>
          <table:table-cell office:value-type="float" office:value="486455318" calcext:value-type="float">
            <text:p>486455318</text:p>
          </table:table-cell>
          <table:table-cell table:number-columns-repeated="2"/>
          <table:table-cell office:value-type="float" office:value="-6.5" calcext:value-type="float">
            <text:p>-6.5</text:p>
          </table:table-cell>
          <table:table-cell/>
        </table:table-row>
        <table:table-row table:style-name="ro1">
          <table:table-cell office:value-type="float" office:value="11.6666666666667" calcext:value-type="float">
            <text:p>11.6666666666667</text:p>
          </table:table-cell>
          <table:table-cell office:value-type="float" office:value="486455318" calcext:value-type="float">
            <text:p>486455318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-1459" calcext:value-type="float">
            <text:p>-1459</text:p>
          </table:table-cell>
          <table:table-cell/>
          <table:table-cell office:value-type="float" office:value="576.52" calcext:value-type="float">
            <text:p>576.52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486455319" calcext:value-type="float">
            <text:p>486455319</text:p>
          </table:table-cell>
          <table:table-cell table:number-columns-repeated="2"/>
          <table:table-cell office:value-type="float" office:value="-7.1" calcext:value-type="float">
            <text:p>-7.1</text:p>
          </table:table-cell>
          <table:table-cell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486455319" calcext:value-type="float">
            <text:p>486455319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-1062" calcext:value-type="float">
            <text:p>-1062</text:p>
          </table:table-cell>
          <table:table-cell/>
          <table:table-cell office:value-type="float" office:value="550.48" calcext:value-type="float">
            <text:p>550.48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486455319" calcext:value-type="float">
            <text:p>486455319</text:p>
          </table:table-cell>
          <table:table-cell table:number-columns-repeated="2"/>
          <table:table-cell office:value-type="float" office:value="-7.5" calcext:value-type="float">
            <text:p>-7.5</text:p>
          </table:table-cell>
          <table:table-cell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486455319" calcext:value-type="float">
            <text:p>486455319</text:p>
          </table:table-cell>
          <table:table-cell table:number-columns-repeated="2"/>
          <table:table-cell office:value-type="float" office:value="-8.6" calcext:value-type="float">
            <text:p>-8.6</text:p>
          </table:table-cell>
          <table:table-cell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486455319" calcext:value-type="float">
            <text:p>486455319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-747" calcext:value-type="float">
            <text:p>-747</text:p>
          </table:table-cell>
          <table:table-cell/>
          <table:table-cell office:value-type="float" office:value="540.56" calcext:value-type="float">
            <text:p>540.56</text:p>
          </table:table-cell>
        </table:table-row>
        <table:table-row table:style-name="ro1">
          <table:table-cell office:value-type="float" office:value="11.7166666666667" calcext:value-type="float">
            <text:p>11.7166666666667</text:p>
          </table:table-cell>
          <table:table-cell office:value-type="float" office:value="486455322" calcext:value-type="float">
            <text:p>486455322</text:p>
          </table:table-cell>
          <table:table-cell table:number-columns-repeated="2"/>
          <table:table-cell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11.7166666666667" calcext:value-type="float">
            <text:p>11.7166666666667</text:p>
          </table:table-cell>
          <table:table-cell office:value-type="float" office:value="486455322" calcext:value-type="float">
            <text:p>486455322</text:p>
          </table:table-cell>
          <table:table-cell office:value-type="float" office:value="117.278617710583" calcext:value-type="float">
            <text:p>117.278617710583</text:p>
          </table:table-cell>
          <table:table-cell office:value-type="float" office:value="-521" calcext:value-type="float">
            <text:p>-521</text:p>
          </table:table-cell>
          <table:table-cell/>
          <table:table-cell office:value-type="float" office:value="650.64" calcext:value-type="float">
            <text:p>650.64</text:p>
          </table:table-cell>
        </table:table-row>
        <table:table-row table:style-name="ro1">
          <table:table-cell office:value-type="float" office:value="11.7666666666667" calcext:value-type="float">
            <text:p>11.7666666666667</text:p>
          </table:table-cell>
          <table:table-cell office:value-type="float" office:value="486455323" calcext:value-type="float">
            <text:p>486455323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11.7666666666667" calcext:value-type="float">
            <text:p>11.7666666666667</text:p>
          </table:table-cell>
          <table:table-cell office:value-type="float" office:value="486455323" calcext:value-type="float">
            <text:p>486455323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432" calcext:value-type="float">
            <text:p>-432</text:p>
          </table:table-cell>
          <table:table-cell/>
          <table:table-cell office:value-type="float" office:value="643.2" calcext:value-type="float">
            <text:p>643.2</text:p>
          </table:table-cell>
        </table:table-row>
        <table:table-row table:style-name="ro1">
          <table:table-cell office:value-type="float" office:value="11.7666666666667" calcext:value-type="float">
            <text:p>11.7666666666667</text:p>
          </table:table-cell>
          <table:table-cell office:value-type="float" office:value="486455323" calcext:value-type="float">
            <text:p>486455323</text:p>
          </table:table-cell>
          <table:table-cell table:number-columns-repeated="2"/>
          <table:table-cell office:value-type="float" office:value="-6.1" calcext:value-type="float">
            <text:p>-6.1</text:p>
          </table:table-cell>
          <table:table-cell/>
        </table:table-row>
        <table:table-row table:style-name="ro1">
          <table:table-cell office:value-type="float" office:value="11.7666666666667" calcext:value-type="float">
            <text:p>11.7666666666667</text:p>
          </table:table-cell>
          <table:table-cell office:value-type="float" office:value="486455323" calcext:value-type="float">
            <text:p>486455323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-965" calcext:value-type="float">
            <text:p>-965</text:p>
          </table:table-cell>
          <table:table-cell/>
          <table:table-cell office:value-type="float" office:value="624.6" calcext:value-type="float">
            <text:p>624.6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486455326" calcext:value-type="float">
            <text:p>486455326</text:p>
          </table:table-cell>
          <table:table-cell table:number-columns-repeated="2"/>
          <table:table-cell office:value-type="float" office:value="-6.5" calcext:value-type="float">
            <text:p>-6.5</text:p>
          </table:table-cell>
          <table:table-cell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486455326" calcext:value-type="float">
            <text:p>486455326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-668" calcext:value-type="float">
            <text:p>-668</text:p>
          </table:table-cell>
          <table:table-cell/>
          <table:table-cell office:value-type="float" office:value="607.24" calcext:value-type="float">
            <text:p>607.24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486455326" calcext:value-type="float">
            <text:p>486455326</text:p>
          </table:table-cell>
          <table:table-cell table:number-columns-repeated="2"/>
          <table:table-cell office:value-type="float" office:value="-5.6" calcext:value-type="float">
            <text:p>-5.6</text:p>
          </table:table-cell>
          <table:table-cell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486455326" calcext:value-type="float">
            <text:p>486455326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-519" calcext:value-type="float">
            <text:p>-519</text:p>
          </table:table-cell>
          <table:table-cell/>
          <table:table-cell office:value-type="float" office:value="607.24" calcext:value-type="float">
            <text:p>607.24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486455326" calcext:value-type="float">
            <text:p>486455326</text:p>
          </table:table-cell>
          <table:table-cell table:number-columns-repeated="2"/>
          <table:table-cell office:value-type="float" office:value="-5.3" calcext:value-type="float">
            <text:p>-5.3</text:p>
          </table:table-cell>
          <table:table-cell/>
        </table:table-row>
        <table:table-row table:style-name="ro1">
          <table:table-cell office:value-type="float" office:value="11.8333333333333" calcext:value-type="float">
            <text:p>11.8333333333333</text:p>
          </table:table-cell>
          <table:table-cell office:value-type="float" office:value="486455328" calcext:value-type="float">
            <text:p>486455328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-1017" calcext:value-type="float">
            <text:p>-1017</text:p>
          </table:table-cell>
          <table:table-cell/>
          <table:table-cell office:value-type="float" office:value="577.48" calcext:value-type="float">
            <text:p>577.48</text:p>
          </table:table-cell>
        </table:table-row>
        <table:table-row table:style-name="ro1">
          <table:table-cell office:value-type="float" office:value="11.8333333333333" calcext:value-type="float">
            <text:p>11.8333333333333</text:p>
          </table:table-cell>
          <table:table-cell office:value-type="float" office:value="486455328" calcext:value-type="float">
            <text:p>486455328</text:p>
          </table:table-cell>
          <table:table-cell table:number-columns-repeated="2"/>
          <table:table-cell office:value-type="float" office:value="-5.6" calcext:value-type="float">
            <text:p>-5.6</text:p>
          </table:table-cell>
          <table:table-cell/>
        </table:table-row>
        <table:table-row table:style-name="ro1">
          <table:table-cell office:value-type="float" office:value="11.8333333333333" calcext:value-type="float">
            <text:p>11.8333333333333</text:p>
          </table:table-cell>
          <table:table-cell office:value-type="float" office:value="486455328" calcext:value-type="float">
            <text:p>486455328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-895" calcext:value-type="float">
            <text:p>-895</text:p>
          </table:table-cell>
          <table:table-cell/>
          <table:table-cell office:value-type="float" office:value="561.36" calcext:value-type="float">
            <text:p>561.36</text:p>
          </table:table-cell>
        </table:table-row>
        <table:table-row table:style-name="ro1">
          <table:table-cell office:value-type="float" office:value="11.8666666666667" calcext:value-type="float">
            <text:p>11.8666666666667</text:p>
          </table:table-cell>
          <table:table-cell office:value-type="float" office:value="486455330" calcext:value-type="float">
            <text:p>486455330</text:p>
          </table:table-cell>
          <table:table-cell table:number-columns-repeated="2"/>
          <table:table-cell office:value-type="float" office:value="-6.1" calcext:value-type="float">
            <text:p>-6.1</text:p>
          </table:table-cell>
          <table:table-cell/>
        </table:table-row>
        <table:table-row table:style-name="ro1">
          <table:table-cell office:value-type="float" office:value="11.8666666666667" calcext:value-type="float">
            <text:p>11.8666666666667</text:p>
          </table:table-cell>
          <table:table-cell office:value-type="float" office:value="486455330" calcext:value-type="float">
            <text:p>486455330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-1093" calcext:value-type="float">
            <text:p>-1093</text:p>
          </table:table-cell>
          <table:table-cell/>
          <table:table-cell office:value-type="float" office:value="536.56" calcext:value-type="float">
            <text:p>536.56</text:p>
          </table:table-cell>
        </table:table-row>
        <table:table-row table:style-name="ro1">
          <table:table-cell office:value-type="float" office:value="11.8666666666667" calcext:value-type="float">
            <text:p>11.8666666666667</text:p>
          </table:table-cell>
          <table:table-cell office:value-type="float" office:value="486455330" calcext:value-type="float">
            <text:p>486455330</text:p>
          </table:table-cell>
          <table:table-cell table:number-columns-repeated="2"/>
          <table:table-cell office:value-type="float" office:value="-7.1" calcext:value-type="float">
            <text:p>-7.1</text:p>
          </table:table-cell>
          <table:table-cell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486455331" calcext:value-type="float">
            <text:p>486455331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-1015" calcext:value-type="float">
            <text:p>-1015</text:p>
          </table:table-cell>
          <table:table-cell/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486455331" calcext:value-type="float">
            <text:p>486455331</text:p>
          </table:table-cell>
          <table:table-cell table:number-columns-repeated="2"/>
          <table:table-cell office:value-type="float" office:value="-7.9" calcext:value-type="float">
            <text:p>-7.9</text:p>
          </table:table-cell>
          <table:table-cell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486455331" calcext:value-type="float">
            <text:p>486455331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-1017" calcext:value-type="float">
            <text:p>-1017</text:p>
          </table:table-cell>
          <table:table-cell/>
          <table:table-cell office:value-type="float" office:value="490.68" calcext:value-type="float">
            <text:p>490.68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486455331" calcext:value-type="float">
            <text:p>486455331</text:p>
          </table:table-cell>
          <table:table-cell table:number-columns-repeated="2"/>
          <table:table-cell office:value-type="float" office:value="-8.2" calcext:value-type="float">
            <text:p>-8.2</text:p>
          </table:table-cell>
          <table:table-cell/>
        </table:table-row>
        <table:table-row table:style-name="ro1">
          <table:table-cell office:value-type="float" office:value="11.9166666666667" calcext:value-type="float">
            <text:p>11.9166666666667</text:p>
          </table:table-cell>
          <table:table-cell office:value-type="float" office:value="486455333" calcext:value-type="float">
            <text:p>486455333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-1281" calcext:value-type="float">
            <text:p>-1281</text:p>
          </table:table-cell>
          <table:table-cell/>
          <table:table-cell office:value-type="float" office:value="455.96" calcext:value-type="float">
            <text:p>455.96</text:p>
          </table:table-cell>
        </table:table-row>
        <table:table-row table:style-name="ro1">
          <table:table-cell office:value-type="float" office:value="11.9166666666667" calcext:value-type="float">
            <text:p>11.9166666666667</text:p>
          </table:table-cell>
          <table:table-cell office:value-type="float" office:value="486455333" calcext:value-type="float">
            <text:p>486455333</text:p>
          </table:table-cell>
          <table:table-cell table:number-columns-repeated="2"/>
          <table:table-cell office:value-type="float" office:value="-7.8" calcext:value-type="float">
            <text:p>-7.8</text:p>
          </table:table-cell>
          <table:table-cell/>
        </table:table-row>
        <table:table-row table:style-name="ro1">
          <table:table-cell office:value-type="float" office:value="11.95" calcext:value-type="float">
            <text:p>11.95</text:p>
          </table:table-cell>
          <table:table-cell office:value-type="float" office:value="486455335" calcext:value-type="float">
            <text:p>486455335</text:p>
          </table:table-cell>
          <table:table-cell table:number-columns-repeated="2"/>
          <table:table-cell office:value-type="float" office:value="-7.3" calcext:value-type="float">
            <text:p>-7.3</text:p>
          </table:table-cell>
          <table:table-cell/>
        </table:table-row>
        <table:table-row table:style-name="ro1">
          <table:table-cell office:value-type="float" office:value="11.95" calcext:value-type="float">
            <text:p>11.95</text:p>
          </table:table-cell>
          <table:table-cell office:value-type="float" office:value="486455335" calcext:value-type="float">
            <text:p>486455335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-1320" calcext:value-type="float">
            <text:p>-1320</text:p>
          </table:table-cell>
          <table:table-cell/>
          <table:table-cell office:value-type="float" office:value="427.44" calcext:value-type="float">
            <text:p>427.44</text:p>
          </table:table-cell>
        </table:table-row>
        <table:table-row table:style-name="ro1">
          <table:table-cell office:value-type="float" office:value="11.95" calcext:value-type="float">
            <text:p>11.95</text:p>
          </table:table-cell>
          <table:table-cell office:value-type="float" office:value="486455335" calcext:value-type="float">
            <text:p>486455335</text:p>
          </table:table-cell>
          <table:table-cell table:number-columns-repeated="2"/>
          <table:table-cell office:value-type="float" office:value="-6.6" calcext:value-type="float">
            <text:p>-6.6</text:p>
          </table:table-cell>
          <table:table-cell/>
        </table:table-row>
        <table:table-row table:style-name="ro1">
          <table:table-cell office:value-type="float" office:value="11.95" calcext:value-type="float">
            <text:p>11.95</text:p>
          </table:table-cell>
          <table:table-cell office:value-type="float" office:value="486455335" calcext:value-type="float">
            <text:p>486455335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-1169" calcext:value-type="float">
            <text:p>-1169</text:p>
          </table:table-cell>
          <table:table-cell/>
          <table:table-cell office:value-type="float" office:value="405.12" calcext:value-type="float">
            <text:p>405.12</text:p>
          </table:table-cell>
        </table:table-row>
        <table:table-row table:style-name="ro1">
          <table:table-cell office:value-type="float" office:value="11.95" calcext:value-type="float">
            <text:p>11.95</text:p>
          </table:table-cell>
          <table:table-cell office:value-type="float" office:value="486455335" calcext:value-type="float">
            <text:p>486455335</text:p>
          </table:table-cell>
          <table:table-cell table:number-columns-repeated="2"/>
          <table:table-cell office:value-type="float" office:value="-7.1" calcext:value-type="float">
            <text:p>-7.1</text:p>
          </table:table-cell>
          <table:table-cell/>
        </table:table-row>
        <table:table-row table:style-name="ro1">
          <table:table-cell office:value-type="float" office:value="11.9833333333333" calcext:value-type="float">
            <text:p>11.9833333333333</text:p>
          </table:table-cell>
          <table:table-cell office:value-type="float" office:value="486455338" calcext:value-type="float">
            <text:p>486455338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-1029" calcext:value-type="float">
            <text:p>-1029</text:p>
          </table:table-cell>
          <table:table-cell/>
          <table:table-cell office:value-type="float" office:value="510.24" calcext:value-type="float">
            <text:p>510.24</text:p>
          </table:table-cell>
        </table:table-row>
        <table:table-row table:style-name="ro1">
          <table:table-cell office:value-type="float" office:value="11.9833333333333" calcext:value-type="float">
            <text:p>11.9833333333333</text:p>
          </table:table-cell>
          <table:table-cell office:value-type="float" office:value="486455338" calcext:value-type="float">
            <text:p>486455338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11.9833333333333" calcext:value-type="float">
            <text:p>11.9833333333333</text:p>
          </table:table-cell>
          <table:table-cell office:value-type="float" office:value="486455338" calcext:value-type="float">
            <text:p>486455338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-1018" calcext:value-type="float">
            <text:p>-1018</text:p>
          </table:table-cell>
          <table:table-cell/>
          <table:table-cell office:value-type="float" office:value="382.8" calcext:value-type="float">
            <text:p>382.8</text:p>
          </table:table-cell>
        </table:table-row>
        <table:table-row table:style-name="ro1">
          <table:table-cell office:value-type="float" office:value="12.0333333333333" calcext:value-type="float">
            <text:p>12.0333333333333</text:p>
          </table:table-cell>
          <table:table-cell office:value-type="float" office:value="486455339" calcext:value-type="float">
            <text:p>486455339</text:p>
          </table:table-cell>
          <table:table-cell table:number-columns-repeated="2"/>
          <table:table-cell office:value-type="float" office:value="-3.1" calcext:value-type="float">
            <text:p>-3.1</text:p>
          </table:table-cell>
          <table:table-cell/>
        </table:table-row>
        <table:table-row table:style-name="ro1">
          <table:table-cell office:value-type="float" office:value="12.0333333333333" calcext:value-type="float">
            <text:p>12.0333333333333</text:p>
          </table:table-cell>
          <table:table-cell office:value-type="float" office:value="486455339" calcext:value-type="float">
            <text:p>486455339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748" calcext:value-type="float">
            <text:p>-748</text:p>
          </table:table-cell>
          <table:table-cell/>
          <table:table-cell office:value-type="float" office:value="361.72" calcext:value-type="float">
            <text:p>361.72</text:p>
          </table:table-cell>
        </table:table-row>
        <table:table-row table:style-name="ro1">
          <table:table-cell office:value-type="float" office:value="12.0333333333333" calcext:value-type="float">
            <text:p>12.0333333333333</text:p>
          </table:table-cell>
          <table:table-cell office:value-type="float" office:value="486455339" calcext:value-type="float">
            <text:p>486455339</text:p>
          </table:table-cell>
          <table:table-cell table:number-columns-repeated="2"/>
          <table:table-cell office:value-type="float" office:value="-3.4" calcext:value-type="float">
            <text:p>-3.4</text:p>
          </table:table-cell>
          <table:table-cell/>
        </table:table-row>
        <table:table-row table:style-name="ro1">
          <table:table-cell office:value-type="float" office:value="12.0333333333333" calcext:value-type="float">
            <text:p>12.0333333333333</text:p>
          </table:table-cell>
          <table:table-cell office:value-type="float" office:value="486455339" calcext:value-type="float">
            <text:p>486455339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-816" calcext:value-type="float">
            <text:p>-816</text:p>
          </table:table-cell>
          <table:table-cell/>
          <table:table-cell office:value-type="float" office:value="345.6" calcext:value-type="float">
            <text:p>345.6</text:p>
          </table:table-cell>
        </table:table-row>
        <table:table-row table:style-name="ro1">
          <table:table-cell office:value-type="float" office:value="12.05" calcext:value-type="float">
            <text:p>12.05</text:p>
          </table:table-cell>
          <table:table-cell office:value-type="float" office:value="486455341" calcext:value-type="float">
            <text:p>486455341</text:p>
          </table:table-cell>
          <table:table-cell table:number-columns-repeated="2"/>
          <table:table-cell office:value-type="float" office:value="-4.7" calcext:value-type="float">
            <text:p>-4.7</text:p>
          </table:table-cell>
          <table:table-cell/>
        </table:table-row>
        <table:table-row table:style-name="ro1">
          <table:table-cell office:value-type="float" office:value="12.05" calcext:value-type="float">
            <text:p>12.05</text:p>
          </table:table-cell>
          <table:table-cell office:value-type="float" office:value="486455341" calcext:value-type="float">
            <text:p>486455341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992" calcext:value-type="float">
            <text:p>-992</text:p>
          </table:table-cell>
          <table:table-cell/>
          <table:table-cell office:value-type="float" office:value="319.56" calcext:value-type="float">
            <text:p>319.56</text:p>
          </table:table-cell>
        </table:table-row>
        <table:table-row table:style-name="ro1">
          <table:table-cell office:value-type="float" office:value="12.05" calcext:value-type="float">
            <text:p>12.05</text:p>
          </table:table-cell>
          <table:table-cell office:value-type="float" office:value="486455341" calcext:value-type="float">
            <text:p>486455341</text:p>
          </table:table-cell>
          <table:table-cell table:number-columns-repeated="2"/>
          <table:table-cell office:value-type="float" office:value="-5.2" calcext:value-type="float">
            <text:p>-5.2</text:p>
          </table:table-cell>
          <table:table-cell/>
        </table:table-row>
        <table:table-row table:style-name="ro1">
          <table:table-cell office:value-type="float" office:value="12.0833333333333" calcext:value-type="float">
            <text:p>12.0833333333333</text:p>
          </table:table-cell>
          <table:table-cell office:value-type="float" office:value="486455344" calcext:value-type="float">
            <text:p>486455344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-1101" calcext:value-type="float">
            <text:p>-1101</text:p>
          </table:table-cell>
          <table:table-cell/>
          <table:table-cell office:value-type="float" office:value="287.32" calcext:value-type="float">
            <text:p>287.32</text:p>
          </table:table-cell>
        </table:table-row>
        <table:table-row table:style-name="ro1">
          <table:table-cell office:value-type="float" office:value="12.0833333333333" calcext:value-type="float">
            <text:p>12.0833333333333</text:p>
          </table:table-cell>
          <table:table-cell office:value-type="float" office:value="486455344" calcext:value-type="float">
            <text:p>486455344</text:p>
          </table:table-cell>
          <table:table-cell table:number-columns-repeated="2"/>
          <table:table-cell office:value-type="float" office:value="-6.4" calcext:value-type="float">
            <text:p>-6.4</text:p>
          </table:table-cell>
          <table:table-cell/>
        </table:table-row>
        <table:table-row table:style-name="ro1">
          <table:table-cell office:value-type="float" office:value="12.0833333333333" calcext:value-type="float">
            <text:p>12.0833333333333</text:p>
          </table:table-cell>
          <table:table-cell office:value-type="float" office:value="486455344" calcext:value-type="float">
            <text:p>486455344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-1290" calcext:value-type="float">
            <text:p>-1290</text:p>
          </table:table-cell>
          <table:table-cell/>
          <table:table-cell office:value-type="float" office:value="257.56" calcext:value-type="float">
            <text:p>257.56</text:p>
          </table:table-cell>
        </table:table-row>
        <table:table-row table:style-name="ro1">
          <table:table-cell office:value-type="float" office:value="12.0833333333333" calcext:value-type="float">
            <text:p>12.0833333333333</text:p>
          </table:table-cell>
          <table:table-cell office:value-type="float" office:value="486455344" calcext:value-type="float">
            <text:p>486455344</text:p>
          </table:table-cell>
          <table:table-cell table:number-columns-repeated="2"/>
          <table:table-cell office:value-type="float" office:value="-6.9" calcext:value-type="float">
            <text:p>-6.9</text:p>
          </table:table-cell>
          <table:table-cell/>
        </table:table-row>
        <table:table-row table:style-name="ro1">
          <table:table-cell office:value-type="float" office:value="12.1333333333333" calcext:value-type="float">
            <text:p>12.1333333333333</text:p>
          </table:table-cell>
          <table:table-cell office:value-type="float" office:value="486455346" calcext:value-type="float">
            <text:p>486455346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-1124" calcext:value-type="float">
            <text:p>-1124</text:p>
          </table:table-cell>
          <table:table-cell/>
          <table:table-cell office:value-type="float" office:value="219.12" calcext:value-type="float">
            <text:p>219.12</text:p>
          </table:table-cell>
        </table:table-row>
        <table:table-row table:style-name="ro1">
          <table:table-cell office:value-type="float" office:value="12.1333333333333" calcext:value-type="float">
            <text:p>12.1333333333333</text:p>
          </table:table-cell>
          <table:table-cell office:value-type="float" office:value="486455346" calcext:value-type="float">
            <text:p>486455346</text:p>
          </table:table-cell>
          <table:table-cell table:number-columns-repeated="2"/>
          <table:table-cell office:value-type="float" office:value="-6.7" calcext:value-type="float">
            <text:p>-6.7</text:p>
          </table:table-cell>
          <table:table-cell/>
        </table:table-row>
        <table:table-row table:style-name="ro1">
          <table:table-cell office:value-type="float" office:value="12.1333333333333" calcext:value-type="float">
            <text:p>12.1333333333333</text:p>
          </table:table-cell>
          <table:table-cell office:value-type="float" office:value="486455346" calcext:value-type="float">
            <text:p>486455346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-656" calcext:value-type="float">
            <text:p>-656</text:p>
          </table:table-cell>
          <table:table-cell/>
          <table:table-cell office:value-type="float" office:value="344.08" calcext:value-type="float">
            <text:p>344.08</text:p>
          </table:table-cell>
        </table:table-row>
        <table:table-row table:style-name="ro1">
          <table:table-cell office:value-type="float" office:value="12.1333333333333" calcext:value-type="float">
            <text:p>12.1333333333333</text:p>
          </table:table-cell>
          <table:table-cell office:value-type="float" office:value="486455346" calcext:value-type="float">
            <text:p>486455346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12.1666666666667" calcext:value-type="float">
            <text:p>12.1666666666667</text:p>
          </table:table-cell>
          <table:table-cell office:value-type="float" office:value="486455348" calcext:value-type="float">
            <text:p>486455348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1040" calcext:value-type="float">
            <text:p>-1040</text:p>
          </table:table-cell>
          <table:table-cell/>
          <table:table-cell office:value-type="float" office:value="193.08" calcext:value-type="float">
            <text:p>193.08</text:p>
          </table:table-cell>
        </table:table-row>
        <table:table-row table:style-name="ro1">
          <table:table-cell office:value-type="float" office:value="12.1666666666667" calcext:value-type="float">
            <text:p>12.1666666666667</text:p>
          </table:table-cell>
          <table:table-cell office:value-type="float" office:value="486455348" calcext:value-type="float">
            <text:p>486455348</text:p>
          </table:table-cell>
          <table:table-cell table:number-columns-repeated="2"/>
          <table:table-cell office:value-type="float" office:value="-7.3" calcext:value-type="float">
            <text:p>-7.3</text:p>
          </table:table-cell>
          <table:table-cell/>
        </table:table-row>
        <table:table-row table:style-name="ro1">
          <table:table-cell office:value-type="float" office:value="12.1666666666667" calcext:value-type="float">
            <text:p>12.1666666666667</text:p>
          </table:table-cell>
          <table:table-cell office:value-type="float" office:value="486455348" calcext:value-type="float">
            <text:p>486455348</text:p>
          </table:table-cell>
          <table:table-cell office:value-type="float" office:value="117.278617710583" calcext:value-type="float">
            <text:p>117.278617710583</text:p>
          </table:table-cell>
          <table:table-cell office:value-type="float" office:value="-501" calcext:value-type="float">
            <text:p>-501</text:p>
          </table:table-cell>
          <table:table-cell/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486455350" calcext:value-type="float">
            <text:p>486455350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486455350" calcext:value-type="float">
            <text:p>486455350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-752" calcext:value-type="float">
            <text:p>-752</text:p>
          </table:table-cell>
          <table:table-cell/>
          <table:table-cell office:value-type="float" office:value="284.56" calcext:value-type="float">
            <text:p>284.56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486455350" calcext:value-type="float">
            <text:p>486455350</text:p>
          </table:table-cell>
          <table:table-cell table:number-columns-repeated="2"/>
          <table:table-cell office:value-type="float" office:value="-5.2" calcext:value-type="float">
            <text:p>-5.2</text:p>
          </table:table-cell>
          <table:table-cell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486455350" calcext:value-type="float">
            <text:p>486455350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-756" calcext:value-type="float">
            <text:p>-756</text:p>
          </table:table-cell>
          <table:table-cell/>
          <table:table-cell office:value-type="float" office:value="269.68" calcext:value-type="float">
            <text:p>269.68</text:p>
          </table:table-cell>
        </table:table-row>
        <table:table-row table:style-name="ro1">
          <table:table-cell office:value-type="float" office:value="12.2333333333333" calcext:value-type="float">
            <text:p>12.2333333333333</text:p>
          </table:table-cell>
          <table:table-cell office:value-type="float" office:value="486455352" calcext:value-type="float">
            <text:p>486455352</text:p>
          </table:table-cell>
          <table:table-cell table:number-columns-repeated="2"/>
          <table:table-cell office:value-type="float" office:value="-4.9" calcext:value-type="float">
            <text:p>-4.9</text:p>
          </table:table-cell>
          <table:table-cell/>
        </table:table-row>
        <table:table-row table:style-name="ro1">
          <table:table-cell office:value-type="float" office:value="12.2333333333333" calcext:value-type="float">
            <text:p>12.2333333333333</text:p>
          </table:table-cell>
          <table:table-cell office:value-type="float" office:value="486455352" calcext:value-type="float">
            <text:p>486455352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-1075" calcext:value-type="float">
            <text:p>-1075</text:p>
          </table:table-cell>
          <table:table-cell/>
          <table:table-cell office:value-type="float" office:value="246.12" calcext:value-type="float">
            <text:p>246.12</text:p>
          </table:table-cell>
        </table:table-row>
        <table:table-row table:style-name="ro1">
          <table:table-cell office:value-type="float" office:value="12.2333333333333" calcext:value-type="float">
            <text:p>12.2333333333333</text:p>
          </table:table-cell>
          <table:table-cell office:value-type="float" office:value="486455352" calcext:value-type="float">
            <text:p>486455352</text:p>
          </table:table-cell>
          <table:table-cell table:number-columns-repeated="2"/>
          <table:table-cell office:value-type="float" office:value="-4.5" calcext:value-type="float">
            <text:p>-4.5</text:p>
          </table:table-cell>
          <table:table-cell/>
        </table:table-row>
        <table:table-row table:style-name="ro1">
          <table:table-cell office:value-type="float" office:value="12.2333333333333" calcext:value-type="float">
            <text:p>12.2333333333333</text:p>
          </table:table-cell>
          <table:table-cell office:value-type="float" office:value="486455353" calcext:value-type="float">
            <text:p>486455353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-715" calcext:value-type="float">
            <text:p>-715</text:p>
          </table:table-cell>
          <table:table-cell/>
          <table:table-cell office:value-type="float" office:value="234.96" calcext:value-type="float">
            <text:p>234.96</text:p>
          </table:table-cell>
        </table:table-row>
        <table:table-row table:style-name="ro1">
          <table:table-cell office:value-type="float" office:value="12.2333333333333" calcext:value-type="float">
            <text:p>12.2333333333333</text:p>
          </table:table-cell>
          <table:table-cell office:value-type="float" office:value="486455353" calcext:value-type="float">
            <text:p>486455353</text:p>
          </table:table-cell>
          <table:table-cell table:number-columns-repeated="2"/>
          <table:table-cell office:value-type="float" office:value="-4.4" calcext:value-type="float">
            <text:p>-4.4</text:p>
          </table:table-cell>
          <table:table-cell/>
        </table:table-row>
        <table:table-row table:style-name="ro1">
          <table:table-cell office:value-type="float" office:value="12.2333333333333" calcext:value-type="float">
            <text:p>12.2333333333333</text:p>
          </table:table-cell>
          <table:table-cell office:value-type="float" office:value="486455353" calcext:value-type="float">
            <text:p>486455353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725" calcext:value-type="float">
            <text:p>-725</text:p>
          </table:table-cell>
          <table:table-cell/>
          <table:table-cell office:value-type="float" office:value="220.08" calcext:value-type="float">
            <text:p>220.08</text:p>
          </table:table-cell>
        </table:table-row>
        <table:table-row table:style-name="ro1">
          <table:table-cell office:value-type="float" office:value="12.2333333333333" calcext:value-type="float">
            <text:p>12.2333333333333</text:p>
          </table:table-cell>
          <table:table-cell office:value-type="float" office:value="486455353" calcext:value-type="float">
            <text:p>486455353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/>
        </table:table-row>
        <table:table-row table:style-name="ro1">
          <table:table-cell office:value-type="float" office:value="12.2833333333333" calcext:value-type="float">
            <text:p>12.2833333333333</text:p>
          </table:table-cell>
          <table:table-cell office:value-type="float" office:value="486455355" calcext:value-type="float">
            <text:p>486455355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-809" calcext:value-type="float">
            <text:p>-809</text:p>
          </table:table-cell>
          <table:table-cell/>
          <table:table-cell office:value-type="float" office:value="200.24" calcext:value-type="float">
            <text:p>200.24</text:p>
          </table:table-cell>
        </table:table-row>
        <table:table-row table:style-name="ro1">
          <table:table-cell office:value-type="float" office:value="12.2833333333333" calcext:value-type="float">
            <text:p>12.2833333333333</text:p>
          </table:table-cell>
          <table:table-cell office:value-type="float" office:value="486455355" calcext:value-type="float">
            <text:p>486455355</text:p>
          </table:table-cell>
          <table:table-cell table:number-columns-repeated="2"/>
          <table:table-cell office:value-type="float" office:value="-3.2" calcext:value-type="float">
            <text:p>-3.2</text:p>
          </table:table-cell>
          <table:table-cell/>
        </table:table-row>
        <table:table-row table:style-name="ro1">
          <table:table-cell office:value-type="float" office:value="12.3166666666667" calcext:value-type="float">
            <text:p>12.3166666666667</text:p>
          </table:table-cell>
          <table:table-cell office:value-type="float" office:value="486455361" calcext:value-type="float">
            <text:p>486455361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/>
        </table:table-row>
        <table:table-row table:style-name="ro1">
          <table:table-cell office:value-type="float" office:value="12.3166666666667" calcext:value-type="float">
            <text:p>12.3166666666667</text:p>
          </table:table-cell>
          <table:table-cell office:value-type="float" office:value="486455361" calcext:value-type="float">
            <text:p>486455361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-1018" calcext:value-type="float">
            <text:p>-1018</text:p>
          </table:table-cell>
          <table:table-cell/>
          <table:table-cell office:value-type="float" office:value="169.24" calcext:value-type="float">
            <text:p>169.24</text:p>
          </table:table-cell>
        </table:table-row>
        <table:table-row table:style-name="ro1">
          <table:table-cell office:value-type="float" office:value="12.3166666666667" calcext:value-type="float">
            <text:p>12.3166666666667</text:p>
          </table:table-cell>
          <table:table-cell office:value-type="float" office:value="486455361" calcext:value-type="float">
            <text:p>486455361</text:p>
          </table:table-cell>
          <table:table-cell table:number-columns-repeated="2"/>
          <table:table-cell office:value-type="float" office:value="-3.9" calcext:value-type="float">
            <text:p>-3.9</text:p>
          </table:table-cell>
          <table:table-cell/>
        </table:table-row>
        <table:table-row table:style-name="ro1">
          <table:table-cell office:value-type="float" office:value="12.3166666666667" calcext:value-type="float">
            <text:p>12.3166666666667</text:p>
          </table:table-cell>
          <table:table-cell office:value-type="float" office:value="486455361" calcext:value-type="float">
            <text:p>486455361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855" calcext:value-type="float">
            <text:p>-855</text:p>
          </table:table-cell>
          <table:table-cell/>
          <table:table-cell office:value-type="float" office:value="158.08" calcext:value-type="float">
            <text:p>158.08</text:p>
          </table:table-cell>
        </table:table-row>
        <table:table-row table:style-name="ro1">
          <table:table-cell office:value-type="float" office:value="12.35" calcext:value-type="float">
            <text:p>12.35</text:p>
          </table:table-cell>
          <table:table-cell office:value-type="float" office:value="486455363" calcext:value-type="float">
            <text:p>486455363</text:p>
          </table:table-cell>
          <table:table-cell table:number-columns-repeated="2"/>
          <table:table-cell office:value-type="float" office:value="-4.1" calcext:value-type="float">
            <text:p>-4.1</text:p>
          </table:table-cell>
          <table:table-cell/>
        </table:table-row>
        <table:table-row table:style-name="ro1">
          <table:table-cell office:value-type="float" office:value="12.35" calcext:value-type="float">
            <text:p>12.35</text:p>
          </table:table-cell>
          <table:table-cell office:value-type="float" office:value="486455363" calcext:value-type="float">
            <text:p>486455363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-856" calcext:value-type="float">
            <text:p>-856</text:p>
          </table:table-cell>
          <table:table-cell/>
          <table:table-cell office:value-type="float" office:value="132.04" calcext:value-type="float">
            <text:p>132.04</text:p>
          </table:table-cell>
        </table:table-row>
        <table:table-row table:style-name="ro1">
          <table:table-cell office:value-type="float" office:value="12.35" calcext:value-type="float">
            <text:p>12.35</text:p>
          </table:table-cell>
          <table:table-cell office:value-type="float" office:value="486455363" calcext:value-type="float">
            <text:p>486455363</text:p>
          </table:table-cell>
          <table:table-cell table:number-columns-repeated="2"/>
          <table:table-cell office:value-type="float" office:value="-4.8" calcext:value-type="float">
            <text:p>-4.8</text:p>
          </table:table-cell>
          <table:table-cell/>
        </table:table-row>
        <table:table-row table:style-name="ro1">
          <table:table-cell office:value-type="float" office:value="12.35" calcext:value-type="float">
            <text:p>12.35</text:p>
          </table:table-cell>
          <table:table-cell office:value-type="float" office:value="486455363" calcext:value-type="float">
            <text:p>486455363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923" calcext:value-type="float">
            <text:p>-923</text:p>
          </table:table-cell>
          <table:table-cell/>
          <table:table-cell office:value-type="float" office:value="123.36" calcext:value-type="float">
            <text:p>123.36</text:p>
          </table:table-cell>
        </table:table-row>
        <table:table-row table:style-name="ro1">
          <table:table-cell office:value-type="float" office:value="12.3833333333333" calcext:value-type="float">
            <text:p>12.3833333333333</text:p>
          </table:table-cell>
          <table:table-cell office:value-type="float" office:value="486455365" calcext:value-type="float">
            <text:p>486455365</text:p>
          </table:table-cell>
          <table:table-cell table:number-columns-repeated="2"/>
          <table:table-cell office:value-type="float" office:value="-4.2" calcext:value-type="float">
            <text:p>-4.2</text:p>
          </table:table-cell>
          <table:table-cell/>
        </table:table-row>
        <table:table-row table:style-name="ro1">
          <table:table-cell office:value-type="float" office:value="12.3833333333333" calcext:value-type="float">
            <text:p>12.3833333333333</text:p>
          </table:table-cell>
          <table:table-cell office:value-type="float" office:value="486455365" calcext:value-type="float">
            <text:p>486455365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-923" calcext:value-type="float">
            <text:p>-923</text:p>
          </table:table-cell>
          <table:table-cell/>
          <table:table-cell office:value-type="float" office:value="104.76" calcext:value-type="float">
            <text:p>104.76</text:p>
          </table:table-cell>
        </table:table-row>
        <table:table-row table:style-name="ro1">
          <table:table-cell office:value-type="float" office:value="12.4166666666667" calcext:value-type="float">
            <text:p>12.4166666666667</text:p>
          </table:table-cell>
          <table:table-cell office:value-type="float" office:value="486455367" calcext:value-type="float">
            <text:p>486455367</text:p>
          </table:table-cell>
          <table:table-cell table:number-columns-repeated="2"/>
          <table:table-cell office:value-type="float" office:value="-4.2" calcext:value-type="float">
            <text:p>-4.2</text:p>
          </table:table-cell>
          <table:table-cell/>
        </table:table-row>
        <table:table-row table:style-name="ro1">
          <table:table-cell office:value-type="float" office:value="12.4166666666667" calcext:value-type="float">
            <text:p>12.4166666666667</text:p>
          </table:table-cell>
          <table:table-cell office:value-type="float" office:value="486455367" calcext:value-type="float">
            <text:p>486455367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-769" calcext:value-type="float">
            <text:p>-769</text:p>
          </table:table-cell>
          <table:table-cell/>
          <table:table-cell office:value-type="float" office:value="88.6400000000001" calcext:value-type="float">
            <text:p>88.6400000000001</text:p>
          </table:table-cell>
        </table:table-row>
        <table:table-row table:style-name="ro1">
          <table:table-cell office:value-type="float" office:value="12.4166666666667" calcext:value-type="float">
            <text:p>12.4166666666667</text:p>
          </table:table-cell>
          <table:table-cell office:value-type="float" office:value="486455367" calcext:value-type="float">
            <text:p>486455367</text:p>
          </table:table-cell>
          <table:table-cell table:number-columns-repeated="2"/>
          <table:table-cell office:value-type="float" office:value="-4.3" calcext:value-type="float">
            <text:p>-4.3</text:p>
          </table:table-cell>
          <table:table-cell/>
        </table:table-row>
        <table:table-row table:style-name="ro1">
          <table:table-cell office:value-type="float" office:value="12.4166666666667" calcext:value-type="float">
            <text:p>12.4166666666667</text:p>
          </table:table-cell>
          <table:table-cell office:value-type="float" office:value="486455367" calcext:value-type="float">
            <text:p>486455367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-220" calcext:value-type="float">
            <text:p>-220</text:p>
          </table:table-cell>
          <table:table-cell/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2.45" calcext:value-type="float">
            <text:p>12.45</text:p>
          </table:table-cell>
          <table:table-cell office:value-type="float" office:value="486455369" calcext:value-type="float">
            <text:p>486455369</text:p>
          </table:table-cell>
          <table:table-cell table:number-columns-repeated="2"/>
          <table:table-cell office:value-type="float" office:value="-5.2" calcext:value-type="float">
            <text:p>-5.2</text:p>
          </table:table-cell>
          <table:table-cell/>
        </table:table-row>
        <table:table-row table:style-name="ro1">
          <table:table-cell office:value-type="float" office:value="12.45" calcext:value-type="float">
            <text:p>12.45</text:p>
          </table:table-cell>
          <table:table-cell office:value-type="float" office:value="486455369" calcext:value-type="float">
            <text:p>486455369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2.28" calcext:value-type="float">
            <text:p>102.28</text:p>
          </table:table-cell>
        </table:table-row>
        <table:table-row table:style-name="ro1">
          <table:table-cell office:value-type="float" office:value="12.45" calcext:value-type="float">
            <text:p>12.45</text:p>
          </table:table-cell>
          <table:table-cell office:value-type="float" office:value="486455369" calcext:value-type="float">
            <text:p>486455369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/>
        </table:table-row>
        <table:table-row table:style-name="ro1">
          <table:table-cell office:value-type="float" office:value="12.45" calcext:value-type="float">
            <text:p>12.45</text:p>
          </table:table-cell>
          <table:table-cell office:value-type="float" office:value="486455369" calcext:value-type="float">
            <text:p>486455369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-564" calcext:value-type="float">
            <text:p>-564</text:p>
          </table:table-cell>
          <table:table-cell/>
          <table:table-cell office:value-type="float" office:value="79.9599999999998" calcext:value-type="float">
            <text:p>79.9599999999998</text:p>
          </table:table-cell>
        </table:table-row>
        <table:table-row table:style-name="ro1">
          <table:table-cell office:value-type="float" office:value="12.4666666666667" calcext:value-type="float">
            <text:p>12.4666666666667</text:p>
          </table:table-cell>
          <table:table-cell office:value-type="float" office:value="486455371" calcext:value-type="float">
            <text:p>486455371</text:p>
          </table:table-cell>
          <table:table-cell table:number-columns-repeated="2"/>
          <table:table-cell office:value-type="float" office:value="-2.3" calcext:value-type="float">
            <text:p>-2.3</text:p>
          </table:table-cell>
          <table:table-cell/>
        </table:table-row>
        <table:table-row table:style-name="ro1">
          <table:table-cell office:value-type="float" office:value="12.4666666666667" calcext:value-type="float">
            <text:p>12.4666666666667</text:p>
          </table:table-cell>
          <table:table-cell office:value-type="float" office:value="486455371" calcext:value-type="float">
            <text:p>486455371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-380" calcext:value-type="float">
            <text:p>-380</text:p>
          </table:table-cell>
          <table:table-cell/>
          <table:table-cell office:value-type="float" office:value="84.9200000000001" calcext:value-type="float">
            <text:p>84.9200000000001</text:p>
          </table:table-cell>
        </table:table-row>
        <table:table-row table:style-name="ro1">
          <table:table-cell office:value-type="float" office:value="12.4666666666667" calcext:value-type="float">
            <text:p>12.4666666666667</text:p>
          </table:table-cell>
          <table:table-cell office:value-type="float" office:value="486455371" calcext:value-type="float">
            <text:p>486455371</text:p>
          </table:table-cell>
          <table:table-cell table:number-columns-repeated="2"/>
          <table:table-cell office:value-type="float" office:value="-3.2" calcext:value-type="float">
            <text:p>-3.2</text:p>
          </table:table-cell>
          <table:table-cell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486455373" calcext:value-type="float">
            <text:p>486455373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7.3999999999999" calcext:value-type="float">
            <text:p>87.399999999999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486455373" calcext:value-type="float">
            <text:p>486455373</text:p>
          </table:table-cell>
          <table:table-cell table:number-columns-repeated="2"/>
          <table:table-cell office:value-type="float" office:value="-3.7" calcext:value-type="float">
            <text:p>-3.7</text:p>
          </table:table-cell>
          <table:table-cell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486455373" calcext:value-type="float">
            <text:p>486455373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6.1600000000001" calcext:value-type="float">
            <text:p>86.1600000000001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486455373" calcext:value-type="float">
            <text:p>486455373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12.5333333333333" calcext:value-type="float">
            <text:p>12.5333333333333</text:p>
          </table:table-cell>
          <table:table-cell office:value-type="float" office:value="486455375" calcext:value-type="float">
            <text:p>486455375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-194" calcext:value-type="float">
            <text:p>-194</text:p>
          </table:table-cell>
          <table:table-cell/>
          <table:table-cell office:value-type="float" office:value="77.48" calcext:value-type="float">
            <text:p>77.48</text:p>
          </table:table-cell>
        </table:table-row>
        <table:table-row table:style-name="ro1">
          <table:table-cell office:value-type="float" office:value="12.5333333333333" calcext:value-type="float">
            <text:p>12.5333333333333</text:p>
          </table:table-cell>
          <table:table-cell office:value-type="float" office:value="486455375" calcext:value-type="float">
            <text:p>486455375</text:p>
          </table:table-cell>
          <table:table-cell table:number-columns-repeated="2"/>
          <table:table-cell office:value-type="float" office:value="-3.3" calcext:value-type="float">
            <text:p>-3.3</text:p>
          </table:table-cell>
          <table:table-cell/>
        </table:table-row>
        <table:table-row table:style-name="ro1">
          <table:table-cell office:value-type="float" office:value="12.5333333333333" calcext:value-type="float">
            <text:p>12.5333333333333</text:p>
          </table:table-cell>
          <table:table-cell office:value-type="float" office:value="486455375" calcext:value-type="float">
            <text:p>486455375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-208" calcext:value-type="float">
            <text:p>-208</text:p>
          </table:table-cell>
          <table:table-cell/>
          <table:table-cell office:value-type="float" office:value="70.0400000000002" calcext:value-type="float">
            <text:p>70.0400000000002</text:p>
          </table:table-cell>
        </table:table-row>
        <table:table-row table:style-name="ro1">
          <table:table-cell office:value-type="float" office:value="12.5666666666667" calcext:value-type="float">
            <text:p>12.5666666666667</text:p>
          </table:table-cell>
          <table:table-cell office:value-type="float" office:value="486455377" calcext:value-type="float">
            <text:p>486455377</text:p>
          </table:table-cell>
          <table:table-cell table:number-columns-repeated="2"/>
          <table:table-cell office:value-type="float" office:value="-2.4" calcext:value-type="float">
            <text:p>-2.4</text:p>
          </table:table-cell>
          <table:table-cell/>
        </table:table-row>
        <table:table-row table:style-name="ro1">
          <table:table-cell office:value-type="float" office:value="12.5666666666667" calcext:value-type="float">
            <text:p>12.5666666666667</text:p>
          </table:table-cell>
          <table:table-cell office:value-type="float" office:value="486455377" calcext:value-type="float">
            <text:p>486455377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-414" calcext:value-type="float">
            <text:p>-414</text:p>
          </table:table-cell>
          <table:table-cell/>
          <table:table-cell office:value-type="float" office:value="73.7600000000002" calcext:value-type="float">
            <text:p>73.7600000000002</text:p>
          </table:table-cell>
        </table:table-row>
        <table:table-row table:style-name="ro1">
          <table:table-cell office:value-type="float" office:value="12.5666666666667" calcext:value-type="float">
            <text:p>12.5666666666667</text:p>
          </table:table-cell>
          <table:table-cell office:value-type="float" office:value="486455377" calcext:value-type="float">
            <text:p>486455377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486455378" calcext:value-type="float">
            <text:p>486455378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68.8" calcext:value-type="float">
            <text:p>68.8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486455378" calcext:value-type="float">
            <text:p>486455378</text:p>
          </table:table-cell>
          <table:table-cell table:number-columns-repeated="2"/>
          <table:table-cell office:value-type="float" office:value="-3.5" calcext:value-type="float">
            <text:p>-3.5</text:p>
          </table:table-cell>
          <table:table-cell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486455378" calcext:value-type="float">
            <text:p>486455378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-554" calcext:value-type="float">
            <text:p>-554</text:p>
          </table:table-cell>
          <table:table-cell/>
          <table:table-cell office:value-type="float" office:value="39.04" calcext:value-type="float">
            <text:p>39.04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486455378" calcext:value-type="float">
            <text:p>486455378</text:p>
          </table:table-cell>
          <table:table-cell table:number-columns-repeated="2"/>
          <table:table-cell office:value-type="float" office:value="-4.1" calcext:value-type="float">
            <text:p>-4.1</text:p>
          </table:table-cell>
          <table:table-cell/>
        </table:table-row>
        <table:table-row table:style-name="ro1">
          <table:table-cell office:value-type="float" office:value="12.6333333333333" calcext:value-type="float">
            <text:p>12.6333333333333</text:p>
          </table:table-cell>
          <table:table-cell office:value-type="float" office:value="486455381" calcext:value-type="float">
            <text:p>486455381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-850" calcext:value-type="float">
            <text:p>-850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.6333333333333" calcext:value-type="float">
            <text:p>12.6333333333333</text:p>
          </table:table-cell>
          <table:table-cell office:value-type="float" office:value="486455381" calcext:value-type="float">
            <text:p>486455381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/>
        </table:table-row>
        <table:table-row table:style-name="ro1">
          <table:table-cell office:value-type="float" office:value="12.6333333333333" calcext:value-type="float">
            <text:p>12.6333333333333</text:p>
          </table:table-cell>
          <table:table-cell office:value-type="float" office:value="486455381" calcext:value-type="float">
            <text:p>486455381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-609" calcext:value-type="float">
            <text:p>-609</text:p>
          </table:table-cell>
          <table:table-cell/>
          <table:table-cell office:value-type="float" office:value="125.56" calcext:value-type="float">
            <text:p>125.56</text:p>
          </table:table-cell>
        </table:table-row>
        <table:table-row table:style-name="ro1">
          <table:table-cell office:value-type="float" office:value="12.6333333333333" calcext:value-type="float">
            <text:p>12.6333333333333</text:p>
          </table:table-cell>
          <table:table-cell office:value-type="float" office:value="486455381" calcext:value-type="float">
            <text:p>486455381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12.6833333333333" calcext:value-type="float">
            <text:p>12.6833333333333</text:p>
          </table:table-cell>
          <table:table-cell office:value-type="float" office:value="486455383" calcext:value-type="float">
            <text:p>486455383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-554" calcext:value-type="float">
            <text:p>-554</text:p>
          </table:table-cell>
          <table:table-cell/>
          <table:table-cell office:value-type="float" office:value="110.68" calcext:value-type="float">
            <text:p>110.68</text:p>
          </table:table-cell>
        </table:table-row>
        <table:table-row table:style-name="ro1">
          <table:table-cell office:value-type="float" office:value="12.6833333333333" calcext:value-type="float">
            <text:p>12.6833333333333</text:p>
          </table:table-cell>
          <table:table-cell office:value-type="float" office:value="486455383" calcext:value-type="float">
            <text:p>486455383</text:p>
          </table:table-cell>
          <table:table-cell table:number-columns-repeated="2"/>
          <table:table-cell office:value-type="float" office:value="-4.3" calcext:value-type="float">
            <text:p>-4.3</text:p>
          </table:table-cell>
          <table:table-cell/>
        </table:table-row>
        <table:table-row table:style-name="ro1">
          <table:table-cell office:value-type="float" office:value="12.6833333333333" calcext:value-type="float">
            <text:p>12.6833333333333</text:p>
          </table:table-cell>
          <table:table-cell office:value-type="float" office:value="486455383" calcext:value-type="float">
            <text:p>486455383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-472" calcext:value-type="float">
            <text:p>-472</text:p>
          </table:table-cell>
          <table:table-cell/>
          <table:table-cell office:value-type="float" office:value="89.6" calcext:value-type="float">
            <text:p>89.6</text:p>
          </table:table-cell>
        </table:table-row>
        <table:table-row table:style-name="ro1">
          <table:table-cell office:value-type="float" office:value="12.7166666666667" calcext:value-type="float">
            <text:p>12.7166666666667</text:p>
          </table:table-cell>
          <table:table-cell office:value-type="float" office:value="486455385" calcext:value-type="float">
            <text:p>486455385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12.7166666666667" calcext:value-type="float">
            <text:p>12.7166666666667</text:p>
          </table:table-cell>
          <table:table-cell office:value-type="float" office:value="486455385" calcext:value-type="float">
            <text:p>486455385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-550" calcext:value-type="float">
            <text:p>-550</text:p>
          </table:table-cell>
          <table:table-cell/>
          <table:table-cell office:value-type="float" office:value="82.16" calcext:value-type="float">
            <text:p>82.16</text:p>
          </table:table-cell>
        </table:table-row>
        <table:table-row table:style-name="ro1">
          <table:table-cell office:value-type="float" office:value="12.7166666666667" calcext:value-type="float">
            <text:p>12.7166666666667</text:p>
          </table:table-cell>
          <table:table-cell office:value-type="float" office:value="486455385" calcext:value-type="float">
            <text:p>486455385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12.7166666666667" calcext:value-type="float">
            <text:p>12.7166666666667</text:p>
          </table:table-cell>
          <table:table-cell office:value-type="float" office:value="486455385" calcext:value-type="float">
            <text:p>486455385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-417" calcext:value-type="float">
            <text:p>-417</text:p>
          </table:table-cell>
          <table:table-cell/>
          <table:table-cell office:value-type="float" office:value="80.9199999999998" calcext:value-type="float">
            <text:p>80.9199999999998</text:p>
          </table:table-cell>
        </table:table-row>
        <table:table-row table:style-name="ro1">
          <table:table-cell office:value-type="float" office:value="12.7333333333333" calcext:value-type="float">
            <text:p>12.7333333333333</text:p>
          </table:table-cell>
          <table:table-cell office:value-type="float" office:value="486455387" calcext:value-type="float">
            <text:p>486455387</text:p>
          </table:table-cell>
          <table:table-cell table:number-columns-repeated="2"/>
          <table:table-cell office:value-type="float" office:value="-4.7" calcext:value-type="float">
            <text:p>-4.7</text:p>
          </table:table-cell>
          <table:table-cell/>
        </table:table-row>
        <table:table-row table:style-name="ro1">
          <table:table-cell office:value-type="float" office:value="12.7333333333333" calcext:value-type="float">
            <text:p>12.7333333333333</text:p>
          </table:table-cell>
          <table:table-cell office:value-type="float" office:value="486455387" calcext:value-type="float">
            <text:p>486455387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-367" calcext:value-type="float">
            <text:p>-367</text:p>
          </table:table-cell>
          <table:table-cell/>
          <table:table-cell office:value-type="float" office:value="72.24" calcext:value-type="float">
            <text:p>72.24</text:p>
          </table:table-cell>
        </table:table-row>
        <table:table-row table:style-name="ro1">
          <table:table-cell office:value-type="float" office:value="12.7333333333333" calcext:value-type="float">
            <text:p>12.7333333333333</text:p>
          </table:table-cell>
          <table:table-cell office:value-type="float" office:value="486455387" calcext:value-type="float">
            <text:p>486455387</text:p>
          </table:table-cell>
          <table:table-cell table:number-columns-repeated="2"/>
          <table:table-cell office:value-type="float" office:value="-3.2" calcext:value-type="float">
            <text:p>-3.2</text:p>
          </table:table-cell>
          <table:table-cell/>
        </table:table-row>
        <table:table-row table:style-name="ro1">
          <table:table-cell office:value-type="float" office:value="12.7833333333333" calcext:value-type="float">
            <text:p>12.7833333333333</text:p>
          </table:table-cell>
          <table:table-cell office:value-type="float" office:value="486455388" calcext:value-type="float">
            <text:p>486455388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-472" calcext:value-type="float">
            <text:p>-472</text:p>
          </table:table-cell>
          <table:table-cell/>
          <table:table-cell office:value-type="float" office:value="67.2800000000001" calcext:value-type="float">
            <text:p>67.2800000000001</text:p>
          </table:table-cell>
        </table:table-row>
        <table:table-row table:style-name="ro1">
          <table:table-cell office:value-type="float" office:value="12.7833333333333" calcext:value-type="float">
            <text:p>12.7833333333333</text:p>
          </table:table-cell>
          <table:table-cell office:value-type="float" office:value="486455388" calcext:value-type="float">
            <text:p>486455388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12.7833333333333" calcext:value-type="float">
            <text:p>12.7833333333333</text:p>
          </table:table-cell>
          <table:table-cell office:value-type="float" office:value="486455388" calcext:value-type="float">
            <text:p>486455388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-264" calcext:value-type="float">
            <text:p>-264</text:p>
          </table:table-cell>
          <table:table-cell/>
          <table:table-cell office:value-type="float" office:value="63.5600000000001" calcext:value-type="float">
            <text:p>63.5600000000001</text:p>
          </table:table-cell>
        </table:table-row>
        <table:table-row table:style-name="ro1">
          <table:table-cell office:value-type="float" office:value="12.7833333333333" calcext:value-type="float">
            <text:p>12.7833333333333</text:p>
          </table:table-cell>
          <table:table-cell office:value-type="float" office:value="486455388" calcext:value-type="float">
            <text:p>486455388</text:p>
          </table:table-cell>
          <table:table-cell table:number-columns-repeated="2"/>
          <table:table-cell office:value-type="float" office:value="-2.5" calcext:value-type="float">
            <text:p>-2.5</text:p>
          </table:table-cell>
          <table:table-cell/>
        </table:table-row>
        <table:table-row table:style-name="ro1">
          <table:table-cell office:value-type="float" office:value="12.8166666666667" calcext:value-type="float">
            <text:p>12.8166666666667</text:p>
          </table:table-cell>
          <table:table-cell office:value-type="float" office:value="486455390" calcext:value-type="float">
            <text:p>486455390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-57" calcext:value-type="float">
            <text:p>-57</text:p>
          </table:table-cell>
          <table:table-cell/>
          <table:table-cell office:value-type="float" office:value="58.5999999999999" calcext:value-type="float">
            <text:p>58.5999999999999</text:p>
          </table:table-cell>
        </table:table-row>
        <table:table-row table:style-name="ro1">
          <table:table-cell office:value-type="float" office:value="12.8166666666667" calcext:value-type="float">
            <text:p>12.8166666666667</text:p>
          </table:table-cell>
          <table:table-cell office:value-type="float" office:value="486455390" calcext:value-type="float">
            <text:p>486455390</text:p>
          </table:table-cell>
          <table:table-cell table:number-columns-repeated="2"/>
          <table:table-cell office:value-type="float" office:value="-2.2" calcext:value-type="float">
            <text:p>-2.2</text:p>
          </table:table-cell>
          <table:table-cell/>
        </table:table-row>
        <table:table-row table:style-name="ro1">
          <table:table-cell office:value-type="float" office:value="12.8166666666667" calcext:value-type="float">
            <text:p>12.8166666666667</text:p>
          </table:table-cell>
          <table:table-cell office:value-type="float" office:value="486455390" calcext:value-type="float">
            <text:p>486455390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1.0000000000001" calcext:value-type="float">
            <text:p>71.0000000000001</text:p>
          </table:table-cell>
        </table:table-row>
        <table:table-row table:style-name="ro1">
          <table:table-cell office:value-type="float" office:value="12.85" calcext:value-type="float">
            <text:p>12.85</text:p>
          </table:table-cell>
          <table:table-cell office:value-type="float" office:value="486455393" calcext:value-type="float">
            <text:p>486455393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12.85" calcext:value-type="float">
            <text:p>12.85</text:p>
          </table:table-cell>
          <table:table-cell office:value-type="float" office:value="486455393" calcext:value-type="float">
            <text:p>486455393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12.85" calcext:value-type="float">
            <text:p>12.85</text:p>
          </table:table-cell>
          <table:table-cell office:value-type="float" office:value="486455393" calcext:value-type="float">
            <text:p>486455393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-425" calcext:value-type="float">
            <text:p>-425</text:p>
          </table:table-cell>
          <table:table-cell/>
          <table:table-cell office:value-type="float" office:value="53.64" calcext:value-type="float">
            <text:p>53.64</text:p>
          </table:table-cell>
        </table:table-row>
        <table:table-row table:style-name="ro1">
          <table:table-cell office:value-type="float" office:value="12.85" calcext:value-type="float">
            <text:p>12.85</text:p>
          </table:table-cell>
          <table:table-cell office:value-type="float" office:value="486455393" calcext:value-type="float">
            <text:p>486455393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-44" calcext:value-type="float">
            <text:p>-44</text:p>
          </table:table-cell>
          <table:table-cell/>
          <table:table-cell office:value-type="float" office:value="51.1600000000001" calcext:value-type="float">
            <text:p>51.1600000000001</text:p>
          </table:table-cell>
        </table:table-row>
        <table:table-row table:style-name="ro1">
          <table:table-cell office:value-type="float" office:value="12.8833333333333" calcext:value-type="float">
            <text:p>12.8833333333333</text:p>
          </table:table-cell>
          <table:table-cell office:value-type="float" office:value="486455395" calcext:value-type="float">
            <text:p>486455395</text:p>
          </table:table-cell>
          <table:table-cell table:number-columns-repeated="2"/>
          <table:table-cell office:value-type="float" office:value="-2.2" calcext:value-type="float">
            <text:p>-2.2</text:p>
          </table:table-cell>
          <table:table-cell/>
        </table:table-row>
        <table:table-row table:style-name="ro1">
          <table:table-cell office:value-type="float" office:value="12.8833333333333" calcext:value-type="float">
            <text:p>12.8833333333333</text:p>
          </table:table-cell>
          <table:table-cell office:value-type="float" office:value="486455395" calcext:value-type="float">
            <text:p>486455395</text:p>
          </table:table-cell>
          <table:table-cell table:number-columns-repeated="2"/>
          <table:table-cell office:value-type="float" office:value="-2.5" calcext:value-type="float">
            <text:p>-2.5</text:p>
          </table:table-cell>
          <table:table-cell/>
        </table:table-row>
        <table:table-row table:style-name="ro1">
          <table:table-cell office:value-type="float" office:value="12.8833333333333" calcext:value-type="float">
            <text:p>12.8833333333333</text:p>
          </table:table-cell>
          <table:table-cell office:value-type="float" office:value="486455395" calcext:value-type="float">
            <text:p>486455395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-177" calcext:value-type="float">
            <text:p>-177</text:p>
          </table:table-cell>
          <table:table-cell/>
          <table:table-cell office:value-type="float" office:value="44.9599999999999" calcext:value-type="float">
            <text:p>44.9599999999999</text:p>
          </table:table-cell>
        </table:table-row>
        <table:table-row table:style-name="ro1">
          <table:table-cell office:value-type="float" office:value="12.8833333333333" calcext:value-type="float">
            <text:p>12.8833333333333</text:p>
          </table:table-cell>
          <table:table-cell office:value-type="float" office:value="486455395" calcext:value-type="float">
            <text:p>486455395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-267" calcext:value-type="float">
            <text:p>-267</text:p>
          </table:table-cell>
          <table:table-cell/>
          <table:table-cell office:value-type="float" office:value="41.2399999999999" calcext:value-type="float">
            <text:p>41.2399999999999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486455397" calcext:value-type="float">
            <text:p>486455397</text:p>
          </table:table-cell>
          <table:table-cell table:number-columns-repeated="2"/>
          <table:table-cell office:value-type="float" office:value="-3.1" calcext:value-type="float">
            <text:p>-3.1</text:p>
          </table:table-cell>
          <table:table-cell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486455397" calcext:value-type="float">
            <text:p>486455397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-371" calcext:value-type="float">
            <text:p>-371</text:p>
          </table:table-cell>
          <table:table-cell/>
          <table:table-cell office:value-type="float" office:value="43.72" calcext:value-type="float">
            <text:p>43.72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486455397" calcext:value-type="float">
            <text:p>486455397</text:p>
          </table:table-cell>
          <table:table-cell table:number-columns-repeated="2"/>
          <table:table-cell office:value-type="float" office:value="-3.4" calcext:value-type="float">
            <text:p>-3.4</text:p>
          </table:table-cell>
          <table:table-cell/>
        </table:table-row>
        <table:table-row table:style-name="ro1">
          <table:table-cell office:value-type="float" office:value="12.95" calcext:value-type="float">
            <text:p>12.95</text:p>
          </table:table-cell>
          <table:table-cell office:value-type="float" office:value="486455398" calcext:value-type="float">
            <text:p>486455398</text:p>
          </table:table-cell>
          <table:table-cell table:number-columns-repeated="2"/>
          <table:table-cell office:value-type="float" office:value="-2.6" calcext:value-type="float">
            <text:p>-2.6</text:p>
          </table:table-cell>
          <table:table-cell/>
        </table:table-row>
        <table:table-row table:style-name="ro1">
          <table:table-cell office:value-type="float" office:value="12.95" calcext:value-type="float">
            <text:p>12.95</text:p>
          </table:table-cell>
          <table:table-cell office:value-type="float" office:value="486455398" calcext:value-type="float">
            <text:p>486455398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-283" calcext:value-type="float">
            <text:p>-283</text:p>
          </table:table-cell>
          <table:table-cell/>
          <table:table-cell office:value-type="float" office:value="30.08" calcext:value-type="float">
            <text:p>30.08</text:p>
          </table:table-cell>
        </table:table-row>
        <table:table-row table:style-name="ro1">
          <table:table-cell office:value-type="float" office:value="12.95" calcext:value-type="float">
            <text:p>12.95</text:p>
          </table:table-cell>
          <table:table-cell office:value-type="float" office:value="486455398" calcext:value-type="float">
            <text:p>486455398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-239" calcext:value-type="float">
            <text:p>-239</text:p>
          </table:table-cell>
          <table:table-cell/>
          <table:table-cell office:value-type="float" office:value="36.28" calcext:value-type="float">
            <text:p>36.28</text:p>
          </table:table-cell>
        </table:table-row>
        <table:table-row table:style-name="ro1">
          <table:table-cell office:value-type="float" office:value="12.95" calcext:value-type="float">
            <text:p>12.95</text:p>
          </table:table-cell>
          <table:table-cell office:value-type="float" office:value="486455398" calcext:value-type="float">
            <text:p>486455398</text:p>
          </table:table-cell>
          <table:table-cell table:number-columns-repeated="2"/>
          <table:table-cell office:value-type="float" office:value="-2.7" calcext:value-type="float">
            <text:p>-2.7</text:p>
          </table:table-cell>
          <table:table-cell/>
        </table:table-row>
        <table:table-row table:style-name="ro1">
          <table:table-cell office:value-type="float" office:value="12.9666666666667" calcext:value-type="float">
            <text:p>12.9666666666667</text:p>
          </table:table-cell>
          <table:table-cell office:value-type="float" office:value="486455400" calcext:value-type="float">
            <text:p>486455400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-47" calcext:value-type="float">
            <text:p>-47</text:p>
          </table:table-cell>
          <table:table-cell/>
          <table:table-cell office:value-type="float" office:value="35.0400000000001" calcext:value-type="float">
            <text:p>35.0400000000001</text:p>
          </table:table-cell>
        </table:table-row>
        <table:table-row table:style-name="ro1">
          <table:table-cell office:value-type="float" office:value="12.9666666666667" calcext:value-type="float">
            <text:p>12.9666666666667</text:p>
          </table:table-cell>
          <table:table-cell office:value-type="float" office:value="486455400" calcext:value-type="float">
            <text:p>486455400</text:p>
          </table:table-cell>
          <table:table-cell table:number-columns-repeated="2"/>
          <table:table-cell office:value-type="float" office:value="-3.4" calcext:value-type="float">
            <text:p>-3.4</text:p>
          </table:table-cell>
          <table:table-cell/>
        </table:table-row>
        <table:table-row table:style-name="ro1">
          <table:table-cell office:value-type="float" office:value="12.9666666666667" calcext:value-type="float">
            <text:p>12.9666666666667</text:p>
          </table:table-cell>
          <table:table-cell office:value-type="float" office:value="486455400" calcext:value-type="float">
            <text:p>486455400</text:p>
          </table:table-cell>
          <table:table-cell table:number-columns-repeated="2"/>
          <table:table-cell office:value-type="float" office:value="-3.5" calcext:value-type="float">
            <text:p>-3.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6455402" calcext:value-type="float">
            <text:p>486455402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-389" calcext:value-type="float">
            <text:p>-389</text:p>
          </table:table-cell>
          <table:table-cell/>
          <table:table-cell office:value-type="float" office:value="11.48" calcext:value-type="float">
            <text:p>11.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6455402" calcext:value-type="float">
            <text:p>486455402</text:p>
          </table:table-cell>
          <table:table-cell table:number-columns-repeated="2"/>
          <table:table-cell office:value-type="float" office:value="-3.3" calcext:value-type="float">
            <text:p>-3.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6455402" calcext:value-type="float">
            <text:p>486455402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-626" calcext:value-type="float">
            <text:p>-626</text:p>
          </table:table-cell>
          <table:table-cell/>
          <table:table-cell office:value-type="float" office:value="-2.15999999999997" calcext:value-type="float">
            <text:p>-2.159999999999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6455402" calcext:value-type="float">
            <text:p>486455402</text:p>
          </table:table-cell>
          <table:table-cell table:number-columns-repeated="2"/>
          <table:table-cell office:value-type="float" office:value="-3.7" calcext:value-type="float">
            <text:p>-3.7</text:p>
          </table:table-cell>
          <table:table-cell/>
        </table:table-row>
        <table:table-row table:style-name="ro1">
          <table:table-cell office:value-type="float" office:value="13.05" calcext:value-type="float">
            <text:p>13.05</text:p>
          </table:table-cell>
          <table:table-cell office:value-type="float" office:value="486455405" calcext:value-type="float">
            <text:p>486455405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-675" calcext:value-type="float">
            <text:p>-675</text:p>
          </table:table-cell>
          <table:table-cell/>
          <table:table-cell office:value-type="float" office:value="-19.52" calcext:value-type="float">
            <text:p>-19.52</text:p>
          </table:table-cell>
        </table:table-row>
        <table:table-row table:style-name="ro1">
          <table:table-cell office:value-type="float" office:value="13.05" calcext:value-type="float">
            <text:p>13.05</text:p>
          </table:table-cell>
          <table:table-cell office:value-type="float" office:value="486455405" calcext:value-type="float">
            <text:p>486455405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13.05" calcext:value-type="float">
            <text:p>13.05</text:p>
          </table:table-cell>
          <table:table-cell office:value-type="float" office:value="486455405" calcext:value-type="float">
            <text:p>486455405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-803" calcext:value-type="float">
            <text:p>-803</text:p>
          </table:table-cell>
          <table:table-cell/>
          <table:table-cell office:value-type="float" office:value="-45.56" calcext:value-type="float">
            <text:p>-45.56</text:p>
          </table:table-cell>
        </table:table-row>
        <table:table-row table:style-name="ro1">
          <table:table-cell office:value-type="float" office:value="13.0666666666667" calcext:value-type="float">
            <text:p>13.0666666666667</text:p>
          </table:table-cell>
          <table:table-cell office:value-type="float" office:value="486455406" calcext:value-type="float">
            <text:p>486455406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13.0666666666667" calcext:value-type="float">
            <text:p>13.0666666666667</text:p>
          </table:table-cell>
          <table:table-cell office:value-type="float" office:value="486455406" calcext:value-type="float">
            <text:p>486455406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-674" calcext:value-type="float">
            <text:p>-674</text:p>
          </table:table-cell>
          <table:table-cell/>
          <table:table-cell office:value-type="float" office:value="-49.28" calcext:value-type="float">
            <text:p>-49.28</text:p>
          </table:table-cell>
        </table:table-row>
        <table:table-row table:style-name="ro1">
          <table:table-cell office:value-type="float" office:value="13.0666666666667" calcext:value-type="float">
            <text:p>13.0666666666667</text:p>
          </table:table-cell>
          <table:table-cell office:value-type="float" office:value="486455406" calcext:value-type="float">
            <text:p>486455406</text:p>
          </table:table-cell>
          <table:table-cell table:number-columns-repeated="2"/>
          <table:table-cell office:value-type="float" office:value="-2.6" calcext:value-type="float">
            <text:p>-2.6</text:p>
          </table:table-cell>
          <table:table-cell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486455408" calcext:value-type="float">
            <text:p>486455408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-563" calcext:value-type="float">
            <text:p>-563</text:p>
          </table:table-cell>
          <table:table-cell/>
          <table:table-cell office:value-type="float" office:value="-59.2" calcext:value-type="float">
            <text:p>-59.2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486455408" calcext:value-type="float">
            <text:p>486455408</text:p>
          </table:table-cell>
          <table:table-cell table:number-columns-repeated="2"/>
          <table:table-cell office:value-type="float" office:value="-3.7" calcext:value-type="float">
            <text:p>-3.7</text:p>
          </table:table-cell>
          <table:table-cell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486455408" calcext:value-type="float">
            <text:p>486455408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-558" calcext:value-type="float">
            <text:p>-558</text:p>
          </table:table-cell>
          <table:table-cell/>
          <table:table-cell office:value-type="float" office:value="-64.1599999999999" calcext:value-type="float">
            <text:p>-64.1599999999999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486455408" calcext:value-type="float">
            <text:p>486455408</text:p>
          </table:table-cell>
          <table:table-cell table:number-columns-repeated="2"/>
          <table:table-cell office:value-type="float" office:value="-3.3" calcext:value-type="float">
            <text:p>-3.3</text:p>
          </table:table-cell>
          <table:table-cell/>
        </table:table-row>
        <table:table-row table:style-name="ro1">
          <table:table-cell office:value-type="float" office:value="13.1166666666667" calcext:value-type="float">
            <text:p>13.1166666666667</text:p>
          </table:table-cell>
          <table:table-cell office:value-type="float" office:value="486455410" calcext:value-type="float">
            <text:p>486455410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-458" calcext:value-type="float">
            <text:p>-458</text:p>
          </table:table-cell>
          <table:table-cell/>
          <table:table-cell office:value-type="float" office:value="-74.0799999999999" calcext:value-type="float">
            <text:p>-74.0799999999999</text:p>
          </table:table-cell>
        </table:table-row>
        <table:table-row table:style-name="ro1">
          <table:table-cell office:value-type="float" office:value="13.1166666666667" calcext:value-type="float">
            <text:p>13.1166666666667</text:p>
          </table:table-cell>
          <table:table-cell office:value-type="float" office:value="486455410" calcext:value-type="float">
            <text:p>486455410</text:p>
          </table:table-cell>
          <table:table-cell table:number-columns-repeated="2"/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13.1666666666667" calcext:value-type="float">
            <text:p>13.1666666666667</text:p>
          </table:table-cell>
          <table:table-cell office:value-type="float" office:value="486455412" calcext:value-type="float">
            <text:p>486455412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-322" calcext:value-type="float">
            <text:p>-322</text:p>
          </table:table-cell>
          <table:table-cell/>
          <table:table-cell office:value-type="float" office:value="-79.04" calcext:value-type="float">
            <text:p>-79.04</text:p>
          </table:table-cell>
        </table:table-row>
        <table:table-row table:style-name="ro1">
          <table:table-cell office:value-type="float" office:value="13.1666666666667" calcext:value-type="float">
            <text:p>13.1666666666667</text:p>
          </table:table-cell>
          <table:table-cell office:value-type="float" office:value="486455412" calcext:value-type="float">
            <text:p>486455412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13.1666666666667" calcext:value-type="float">
            <text:p>13.1666666666667</text:p>
          </table:table-cell>
          <table:table-cell office:value-type="float" office:value="486455412" calcext:value-type="float">
            <text:p>486455412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-357" calcext:value-type="float">
            <text:p>-357</text:p>
          </table:table-cell>
          <table:table-cell/>
          <table:table-cell office:value-type="float" office:value="-86.48" calcext:value-type="float">
            <text:p>-86.48</text:p>
          </table:table-cell>
        </table:table-row>
        <table:table-row table:style-name="ro1">
          <table:table-cell office:value-type="float" office:value="13.1666666666667" calcext:value-type="float">
            <text:p>13.1666666666667</text:p>
          </table:table-cell>
          <table:table-cell office:value-type="float" office:value="486455412" calcext:value-type="float">
            <text:p>486455412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486455414" calcext:value-type="float">
            <text:p>486455414</text:p>
          </table:table-cell>
          <table:table-cell table:number-columns-repeated="2"/>
          <table:table-cell office:value-type="float" office:value="-1.5" calcext:value-type="float">
            <text:p>-1.5</text:p>
          </table:table-cell>
          <table:table-cell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486455414" calcext:value-type="float">
            <text:p>486455414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-113" calcext:value-type="float">
            <text:p>-113</text:p>
          </table:table-cell>
          <table:table-cell/>
          <table:table-cell office:value-type="float" office:value="-87.7199999999999" calcext:value-type="float">
            <text:p>-87.7199999999999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486455414" calcext:value-type="float">
            <text:p>486455414</text:p>
          </table:table-cell>
          <table:table-cell table:number-columns-repeated="2"/>
          <table:table-cell office:value-type="float" office:value="-1.5" calcext:value-type="float">
            <text:p>-1.5</text:p>
          </table:table-cell>
          <table:table-cell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486455414" calcext:value-type="float">
            <text:p>486455414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-261" calcext:value-type="float">
            <text:p>-261</text:p>
          </table:table-cell>
          <table:table-cell/>
          <table:table-cell office:value-type="float" office:value="-92.6800000000001" calcext:value-type="float">
            <text:p>-92.6800000000001</text:p>
          </table:table-cell>
        </table:table-row>
        <table:table-row table:style-name="ro1">
          <table:table-cell office:value-type="float" office:value="13.2333333333333" calcext:value-type="float">
            <text:p>13.2333333333333</text:p>
          </table:table-cell>
          <table:table-cell office:value-type="float" office:value="486455416" calcext:value-type="float">
            <text:p>486455416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13.2333333333333" calcext:value-type="float">
            <text:p>13.2333333333333</text:p>
          </table:table-cell>
          <table:table-cell office:value-type="float" office:value="486455416" calcext:value-type="float">
            <text:p>486455416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-187" calcext:value-type="float">
            <text:p>-187</text:p>
          </table:table-cell>
          <table:table-cell/>
          <table:table-cell office:value-type="float" office:value="-96.4000000000001" calcext:value-type="float">
            <text:p>-96.4000000000001</text:p>
          </table:table-cell>
        </table:table-row>
        <table:table-row table:style-name="ro1">
          <table:table-cell office:value-type="float" office:value="13.2333333333333" calcext:value-type="float">
            <text:p>13.2333333333333</text:p>
          </table:table-cell>
          <table:table-cell office:value-type="float" office:value="486455416" calcext:value-type="float">
            <text:p>486455416</text:p>
          </table:table-cell>
          <table:table-cell table:number-columns-repeated="2"/>
          <table:table-cell office:value-type="float" office:value="-0.7" calcext:value-type="float">
            <text:p>-0.7</text:p>
          </table:table-cell>
          <table:table-cell/>
        </table:table-row>
        <table:table-row table:style-name="ro1">
          <table:table-cell office:value-type="float" office:value="13.2666666666667" calcext:value-type="float">
            <text:p>13.2666666666667</text:p>
          </table:table-cell>
          <table:table-cell office:value-type="float" office:value="486455418" calcext:value-type="float">
            <text:p>486455418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-324" calcext:value-type="float">
            <text:p>-324</text:p>
          </table:table-cell>
          <table:table-cell/>
          <table:table-cell office:value-type="float" office:value="-103.84" calcext:value-type="float">
            <text:p>-103.84</text:p>
          </table:table-cell>
        </table:table-row>
        <table:table-row table:style-name="ro1">
          <table:table-cell office:value-type="float" office:value="13.2666666666667" calcext:value-type="float">
            <text:p>13.2666666666667</text:p>
          </table:table-cell>
          <table:table-cell office:value-type="float" office:value="486455418" calcext:value-type="float">
            <text:p>486455418</text:p>
          </table:table-cell>
          <table:table-cell table:number-columns-repeated="2"/>
          <table:table-cell office:value-type="float" office:value="-0.6" calcext:value-type="float">
            <text:p>-0.6</text:p>
          </table:table-cell>
          <table:table-cell/>
        </table:table-row>
        <table:table-row table:style-name="ro1">
          <table:table-cell office:value-type="float" office:value="13.2666666666667" calcext:value-type="float">
            <text:p>13.2666666666667</text:p>
          </table:table-cell>
          <table:table-cell office:value-type="float" office:value="486455418" calcext:value-type="float">
            <text:p>486455418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-393" calcext:value-type="float">
            <text:p>-393</text:p>
          </table:table-cell>
          <table:table-cell/>
          <table:table-cell office:value-type="float" office:value="-117.48" calcext:value-type="float">
            <text:p>-117.48</text:p>
          </table:table-cell>
        </table:table-row>
        <table:table-row table:style-name="ro1">
          <table:table-cell office:value-type="float" office:value="13.2666666666667" calcext:value-type="float">
            <text:p>13.2666666666667</text:p>
          </table:table-cell>
          <table:table-cell office:value-type="float" office:value="486455418" calcext:value-type="float">
            <text:p>486455418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486455424" calcext:value-type="float">
            <text:p>486455424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-185" calcext:value-type="float">
            <text:p>-185</text:p>
          </table:table-cell>
          <table:table-cell/>
          <table:table-cell office:value-type="float" office:value="-117.48" calcext:value-type="float">
            <text:p>-117.48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486455424" calcext:value-type="float">
            <text:p>486455424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486455424" calcext:value-type="float">
            <text:p>486455424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17.48" calcext:value-type="float">
            <text:p>-117.48</text:p>
          </table:table-cell>
        </table:table-row>
        <table:table-row table:style-name="ro1">
          <table:table-cell office:value-type="float" office:value="13.3333333333333" calcext:value-type="float">
            <text:p>13.3333333333333</text:p>
          </table:table-cell>
          <table:table-cell office:value-type="float" office:value="486455426" calcext:value-type="float">
            <text:p>486455426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13.3333333333333" calcext:value-type="float">
            <text:p>13.3333333333333</text:p>
          </table:table-cell>
          <table:table-cell office:value-type="float" office:value="486455426" calcext:value-type="float">
            <text:p>486455426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-111" calcext:value-type="float">
            <text:p>-111</text:p>
          </table:table-cell>
          <table:table-cell/>
          <table:table-cell office:value-type="float" office:value="-121.2" calcext:value-type="float">
            <text:p>-121.2</text:p>
          </table:table-cell>
        </table:table-row>
        <table:table-row table:style-name="ro1">
          <table:table-cell office:value-type="float" office:value="13.3333333333333" calcext:value-type="float">
            <text:p>13.3333333333333</text:p>
          </table:table-cell>
          <table:table-cell office:value-type="float" office:value="486455426" calcext:value-type="float">
            <text:p>486455426</text:p>
          </table:table-cell>
          <table:table-cell table:number-columns-repeated="2"/>
          <table:table-cell office:value-type="float" office:value="-1.7" calcext:value-type="float">
            <text:p>-1.7</text:p>
          </table:table-cell>
          <table:table-cell/>
        </table:table-row>
        <table:table-row table:style-name="ro1">
          <table:table-cell office:value-type="float" office:value="13.3666666666667" calcext:value-type="float">
            <text:p>13.3666666666667</text:p>
          </table:table-cell>
          <table:table-cell office:value-type="float" office:value="486455428" calcext:value-type="float">
            <text:p>486455428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-511" calcext:value-type="float">
            <text:p>-511</text:p>
          </table:table-cell>
          <table:table-cell/>
          <table:table-cell office:value-type="float" office:value="-144.76" calcext:value-type="float">
            <text:p>-144.76</text:p>
          </table:table-cell>
        </table:table-row>
        <table:table-row table:style-name="ro1">
          <table:table-cell office:value-type="float" office:value="13.3666666666667" calcext:value-type="float">
            <text:p>13.3666666666667</text:p>
          </table:table-cell>
          <table:table-cell office:value-type="float" office:value="486455428" calcext:value-type="float">
            <text:p>486455428</text:p>
          </table:table-cell>
          <table:table-cell table:number-columns-repeated="2"/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13.3666666666667" calcext:value-type="float">
            <text:p>13.3666666666667</text:p>
          </table:table-cell>
          <table:table-cell office:value-type="float" office:value="486455428" calcext:value-type="float">
            <text:p>486455428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-875" calcext:value-type="float">
            <text:p>-875</text:p>
          </table:table-cell>
          <table:table-cell/>
          <table:table-cell office:value-type="float" office:value="-177" calcext:value-type="float">
            <text:p>-177</text:p>
          </table:table-cell>
        </table:table-row>
        <table:table-row table:style-name="ro1">
          <table:table-cell office:value-type="float" office:value="13.3666666666667" calcext:value-type="float">
            <text:p>13.3666666666667</text:p>
          </table:table-cell>
          <table:table-cell office:value-type="float" office:value="486455428" calcext:value-type="float">
            <text:p>486455428</text:p>
          </table:table-cell>
          <table:table-cell table:number-columns-repeated="2"/>
          <table:table-cell office:value-type="float" office:value="-2.1" calcext:value-type="float">
            <text:p>-2.1</text:p>
          </table:table-cell>
          <table:table-cell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486455430" calcext:value-type="float">
            <text:p>486455430</text:p>
          </table:table-cell>
          <table:table-cell table:number-columns-repeated="2"/>
          <table:table-cell office:value-type="float" office:value="-3.5" calcext:value-type="float">
            <text:p>-3.5</text:p>
          </table:table-cell>
          <table:table-cell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486455430" calcext:value-type="float">
            <text:p>486455430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-321" calcext:value-type="float">
            <text:p>-321</text:p>
          </table:table-cell>
          <table:table-cell/>
          <table:table-cell office:value-type="float" office:value="-163.36" calcext:value-type="float">
            <text:p>-163.36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486455430" calcext:value-type="float">
            <text:p>486455430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-146" calcext:value-type="float">
            <text:p>-146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486455430" calcext:value-type="float">
            <text:p>486455430</text:p>
          </table:table-cell>
          <table:table-cell table:number-columns-repeated="2"/>
          <table:table-cell office:value-type="float" office:value="-3.4" calcext:value-type="float">
            <text:p>-3.4</text:p>
          </table:table-cell>
          <table:table-cell/>
        </table:table-row>
        <table:table-row table:style-name="ro1">
          <table:table-cell office:value-type="float" office:value="13.4166666666667" calcext:value-type="float">
            <text:p>13.4166666666667</text:p>
          </table:table-cell>
          <table:table-cell office:value-type="float" office:value="486455432" calcext:value-type="float">
            <text:p>486455432</text:p>
          </table:table-cell>
          <table:table-cell table:number-columns-repeated="2"/>
          <table:table-cell office:value-type="float" office:value="-2.5" calcext:value-type="float">
            <text:p>-2.5</text:p>
          </table:table-cell>
          <table:table-cell/>
        </table:table-row>
        <table:table-row table:style-name="ro1">
          <table:table-cell office:value-type="float" office:value="13.4166666666667" calcext:value-type="float">
            <text:p>13.4166666666667</text:p>
          </table:table-cell>
          <table:table-cell office:value-type="float" office:value="486455432" calcext:value-type="float">
            <text:p>486455432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-50" calcext:value-type="float">
            <text:p>-50</text:p>
          </table:table-cell>
          <table:table-cell/>
          <table:table-cell office:value-type="float" office:value="-144.76" calcext:value-type="float">
            <text:p>-144.76</text:p>
          </table:table-cell>
        </table:table-row>
        <table:table-row table:style-name="ro1">
          <table:table-cell office:value-type="float" office:value="13.4166666666667" calcext:value-type="float">
            <text:p>13.4166666666667</text:p>
          </table:table-cell>
          <table:table-cell office:value-type="float" office:value="486455432" calcext:value-type="float">
            <text:p>486455432</text:p>
          </table:table-cell>
          <table:table-cell table:number-columns-repeated="2"/>
          <table:table-cell office:value-type="float" office:value="-3.7" calcext:value-type="float">
            <text:p>-3.7</text:p>
          </table:table-cell>
          <table:table-cell/>
        </table:table-row>
        <table:table-row table:style-name="ro1">
          <table:table-cell office:value-type="float" office:value="13.4666666666667" calcext:value-type="float">
            <text:p>13.4666666666667</text:p>
          </table:table-cell>
          <table:table-cell office:value-type="float" office:value="486455434" calcext:value-type="float">
            <text:p>486455434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-136.08" calcext:value-type="float">
            <text:p>-136.08</text:p>
          </table:table-cell>
        </table:table-row>
        <table:table-row table:style-name="ro1">
          <table:table-cell office:value-type="float" office:value="13.4666666666667" calcext:value-type="float">
            <text:p>13.4666666666667</text:p>
          </table:table-cell>
          <table:table-cell office:value-type="float" office:value="486455434" calcext:value-type="float">
            <text:p>486455434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13.4666666666667" calcext:value-type="float">
            <text:p>13.4666666666667</text:p>
          </table:table-cell>
          <table:table-cell office:value-type="float" office:value="486455434" calcext:value-type="float">
            <text:p>486455434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-51" calcext:value-type="float">
            <text:p>-51</text:p>
          </table:table-cell>
          <table:table-cell/>
          <table:table-cell office:value-type="float" office:value="-149.72" calcext:value-type="float">
            <text:p>-149.72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486455436" calcext:value-type="float">
            <text:p>486455436</text:p>
          </table:table-cell>
          <table:table-cell table:number-columns-repeated="2"/>
          <table:table-cell office:value-type="float" office:value="-3.2" calcext:value-type="float">
            <text:p>-3.2</text:p>
          </table:table-cell>
          <table:table-cell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486455436" calcext:value-type="float">
            <text:p>486455436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-14.84" calcext:value-type="float">
            <text:p>-14.84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486455436" calcext:value-type="float">
            <text:p>486455436</text:p>
          </table:table-cell>
          <table:table-cell table:number-columns-repeated="2"/>
          <table:table-cell office:value-type="float" office:value="-2.7" calcext:value-type="float">
            <text:p>-2.7</text:p>
          </table:table-cell>
          <table:table-cell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486455436" calcext:value-type="float">
            <text:p>486455436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-141.04" calcext:value-type="float">
            <text:p>-141.04</text:p>
          </table:table-cell>
        </table:table-row>
        <table:table-row table:style-name="ro1">
          <table:table-cell office:value-type="float" office:value="13.5333333333333" calcext:value-type="float">
            <text:p>13.5333333333333</text:p>
          </table:table-cell>
          <table:table-cell office:value-type="float" office:value="486455438" calcext:value-type="float">
            <text:p>486455438</text:p>
          </table:table-cell>
          <table:table-cell table:number-columns-repeated="2"/>
          <table:table-cell office:value-type="float" office:value="-2.4" calcext:value-type="float">
            <text:p>-2.4</text:p>
          </table:table-cell>
          <table:table-cell/>
        </table:table-row>
        <table:table-row table:style-name="ro1">
          <table:table-cell office:value-type="float" office:value="13.5333333333333" calcext:value-type="float">
            <text:p>13.5333333333333</text:p>
          </table:table-cell>
          <table:table-cell office:value-type="float" office:value="486455438" calcext:value-type="float">
            <text:p>486455438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-121" calcext:value-type="float">
            <text:p>-121</text:p>
          </table:table-cell>
          <table:table-cell/>
          <table:table-cell office:value-type="float" office:value="-28.48" calcext:value-type="float">
            <text:p>-28.48</text:p>
          </table:table-cell>
        </table:table-row>
        <table:table-row table:style-name="ro1">
          <table:table-cell office:value-type="float" office:value="13.5333333333333" calcext:value-type="float">
            <text:p>13.5333333333333</text:p>
          </table:table-cell>
          <table:table-cell office:value-type="float" office:value="486455438" calcext:value-type="float">
            <text:p>486455438</text:p>
          </table:table-cell>
          <table:table-cell table:number-columns-repeated="2"/>
          <table:table-cell office:value-type="float" office:value="-2.7" calcext:value-type="float">
            <text:p>-2.7</text:p>
          </table:table-cell>
          <table:table-cell/>
        </table:table-row>
        <table:table-row table:style-name="ro1">
          <table:table-cell office:value-type="float" office:value="13.5666666666667" calcext:value-type="float">
            <text:p>13.5666666666667</text:p>
          </table:table-cell>
          <table:table-cell office:value-type="float" office:value="486455440" calcext:value-type="float">
            <text:p>486455440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-60" calcext:value-type="float">
            <text:p>-60</text:p>
          </table:table-cell>
          <table:table-cell/>
          <table:table-cell office:value-type="float" office:value="-22.2800000000001" calcext:value-type="float">
            <text:p>-22.2800000000001</text:p>
          </table:table-cell>
        </table:table-row>
        <table:table-row table:style-name="ro1">
          <table:table-cell office:value-type="float" office:value="13.5666666666667" calcext:value-type="float">
            <text:p>13.5666666666667</text:p>
          </table:table-cell>
          <table:table-cell office:value-type="float" office:value="486455440" calcext:value-type="float">
            <text:p>486455440</text:p>
          </table:table-cell>
          <table:table-cell table:number-columns-repeated="2"/>
          <table:table-cell office:value-type="float" office:value="-2.4" calcext:value-type="float">
            <text:p>-2.4</text:p>
          </table:table-cell>
          <table:table-cell/>
        </table:table-row>
        <table:table-row table:style-name="ro1">
          <table:table-cell office:value-type="float" office:value="13.5666666666667" calcext:value-type="float">
            <text:p>13.5666666666667</text:p>
          </table:table-cell>
          <table:table-cell office:value-type="float" office:value="486455440" calcext:value-type="float">
            <text:p>486455440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-149" calcext:value-type="float">
            <text:p>-149</text:p>
          </table:table-cell>
          <table:table-cell/>
          <table:table-cell office:value-type="float" office:value="-28.48" calcext:value-type="float">
            <text:p>-28.48</text:p>
          </table:table-cell>
        </table:table-row>
        <table:table-row table:style-name="ro1">
          <table:table-cell office:value-type="float" office:value="13.5666666666667" calcext:value-type="float">
            <text:p>13.5666666666667</text:p>
          </table:table-cell>
          <table:table-cell office:value-type="float" office:value="486455440" calcext:value-type="float">
            <text:p>486455440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486455442" calcext:value-type="float">
            <text:p>486455442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-396" calcext:value-type="float">
            <text:p>-396</text:p>
          </table:table-cell>
          <table:table-cell/>
          <table:table-cell office:value-type="float" office:value="-44.6" calcext:value-type="float">
            <text:p>-44.6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486455442" calcext:value-type="float">
            <text:p>486455442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486455442" calcext:value-type="float">
            <text:p>486455442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486455442" calcext:value-type="float">
            <text:p>486455442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-355" calcext:value-type="float">
            <text:p>-355</text:p>
          </table:table-cell>
          <table:table-cell/>
          <table:table-cell office:value-type="float" office:value="-54.52" calcext:value-type="float">
            <text:p>-54.52</text:p>
          </table:table-cell>
        </table:table-row>
        <table:table-row table:style-name="ro1">
          <table:table-cell office:value-type="float" office:value="13.6166666666667" calcext:value-type="float">
            <text:p>13.6166666666667</text:p>
          </table:table-cell>
          <table:table-cell office:value-type="float" office:value="486455444" calcext:value-type="float">
            <text:p>486455444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float" office:value="-54.52" calcext:value-type="float">
            <text:p>-54.52</text:p>
          </table:table-cell>
        </table:table-row>
        <table:table-row table:style-name="ro1">
          <table:table-cell office:value-type="float" office:value="13.6166666666667" calcext:value-type="float">
            <text:p>13.6166666666667</text:p>
          </table:table-cell>
          <table:table-cell office:value-type="float" office:value="486455444" calcext:value-type="float">
            <text:p>486455444</text:p>
          </table:table-cell>
          <table:table-cell table:number-columns-repeated="2"/>
          <table:table-cell office:value-type="float" office:value="-1.4" calcext:value-type="float">
            <text:p>-1.4</text:p>
          </table:table-cell>
          <table:table-cell/>
        </table:table-row>
        <table:table-row table:style-name="ro1">
          <table:table-cell office:value-type="float" office:value="13.6166666666667" calcext:value-type="float">
            <text:p>13.6166666666667</text:p>
          </table:table-cell>
          <table:table-cell office:value-type="float" office:value="486455444" calcext:value-type="float">
            <text:p>486455444</text:p>
          </table:table-cell>
          <table:table-cell table:number-columns-repeated="2"/>
          <table:table-cell office:value-type="float" office:value="-1.1" calcext:value-type="float">
            <text:p>-1.1</text:p>
          </table:table-cell>
          <table:table-cell/>
        </table:table-row>
        <table:table-row table:style-name="ro1">
          <table:table-cell office:value-type="float" office:value="13.6666666666667" calcext:value-type="float">
            <text:p>13.6666666666667</text:p>
          </table:table-cell>
          <table:table-cell office:value-type="float" office:value="486455446" calcext:value-type="float">
            <text:p>486455446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-473" calcext:value-type="float">
            <text:p>-473</text:p>
          </table:table-cell>
          <table:table-cell/>
          <table:table-cell office:value-type="float" office:value="-73.1199999999999" calcext:value-type="float">
            <text:p>-73.1199999999999</text:p>
          </table:table-cell>
        </table:table-row>
        <table:table-row table:style-name="ro1">
          <table:table-cell office:value-type="float" office:value="13.6666666666667" calcext:value-type="float">
            <text:p>13.6666666666667</text:p>
          </table:table-cell>
          <table:table-cell office:value-type="float" office:value="486455446" calcext:value-type="float">
            <text:p>486455446</text:p>
          </table:table-cell>
          <table:table-cell table:number-columns-repeated="2"/>
          <table:table-cell office:value-type="float" office:value="-2.2" calcext:value-type="float">
            <text:p>-2.2</text:p>
          </table:table-cell>
          <table:table-cell/>
        </table:table-row>
        <table:table-row table:style-name="ro1">
          <table:table-cell office:value-type="float" office:value="13.6666666666667" calcext:value-type="float">
            <text:p>13.6666666666667</text:p>
          </table:table-cell>
          <table:table-cell office:value-type="float" office:value="486455446" calcext:value-type="float">
            <text:p>486455446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-290" calcext:value-type="float">
            <text:p>-290</text:p>
          </table:table-cell>
          <table:table-cell/>
          <table:table-cell office:value-type="float" office:value="-74.36" calcext:value-type="float">
            <text:p>-74.36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486455448" calcext:value-type="float">
            <text:p>486455448</text:p>
          </table:table-cell>
          <table:table-cell table:number-columns-repeated="2"/>
          <table:table-cell office:value-type="float" office:value="-2.7" calcext:value-type="float">
            <text:p>-2.7</text:p>
          </table:table-cell>
          <table:table-cell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486455448" calcext:value-type="float">
            <text:p>486455448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-369" calcext:value-type="float">
            <text:p>-369</text:p>
          </table:table-cell>
          <table:table-cell/>
          <table:table-cell office:value-type="float" office:value="-81.8000000000001" calcext:value-type="float">
            <text:p>-81.8000000000001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486455448" calcext:value-type="float">
            <text:p>486455448</text:p>
          </table:table-cell>
          <table:table-cell table:number-columns-repeated="2"/>
          <table:table-cell office:value-type="float" office:value="-2.3" calcext:value-type="float">
            <text:p>-2.3</text:p>
          </table:table-cell>
          <table:table-cell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486455448" calcext:value-type="float">
            <text:p>486455448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-545" calcext:value-type="float">
            <text:p>-545</text:p>
          </table:table-cell>
          <table:table-cell/>
          <table:table-cell office:value-type="float" office:value="-97.9200000000001" calcext:value-type="float">
            <text:p>-97.9200000000001</text:p>
          </table:table-cell>
        </table:table-row>
        <table:table-row table:style-name="ro1">
          <table:table-cell office:value-type="float" office:value="13.7333333333333" calcext:value-type="float">
            <text:p>13.7333333333333</text:p>
          </table:table-cell>
          <table:table-cell office:value-type="float" office:value="486455450" calcext:value-type="float">
            <text:p>486455450</text:p>
          </table:table-cell>
          <table:table-cell table:number-columns-repeated="2"/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13.7333333333333" calcext:value-type="float">
            <text:p>13.7333333333333</text:p>
          </table:table-cell>
          <table:table-cell office:value-type="float" office:value="486455450" calcext:value-type="float">
            <text:p>486455450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-284" calcext:value-type="float">
            <text:p>-284</text:p>
          </table:table-cell>
          <table:table-cell/>
          <table:table-cell office:value-type="float" office:value="-95.4399999999998" calcext:value-type="float">
            <text:p>-95.4399999999998</text:p>
          </table:table-cell>
        </table:table-row>
        <table:table-row table:style-name="ro1">
          <table:table-cell office:value-type="float" office:value="13.7333333333333" calcext:value-type="float">
            <text:p>13.7333333333333</text:p>
          </table:table-cell>
          <table:table-cell office:value-type="float" office:value="486455450" calcext:value-type="float">
            <text:p>486455450</text:p>
          </table:table-cell>
          <table:table-cell table:number-columns-repeated="2"/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13.7666666666667" calcext:value-type="float">
            <text:p>13.7666666666667</text:p>
          </table:table-cell>
          <table:table-cell office:value-type="float" office:value="486455452" calcext:value-type="float">
            <text:p>486455452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-114" calcext:value-type="float">
            <text:p>-114</text:p>
          </table:table-cell>
          <table:table-cell/>
          <table:table-cell office:value-type="float" office:value="-96.68" calcext:value-type="float">
            <text:p>-96.68</text:p>
          </table:table-cell>
        </table:table-row>
        <table:table-row table:style-name="ro1">
          <table:table-cell office:value-type="float" office:value="13.7666666666667" calcext:value-type="float">
            <text:p>13.7666666666667</text:p>
          </table:table-cell>
          <table:table-cell office:value-type="float" office:value="486455452" calcext:value-type="float">
            <text:p>486455452</text:p>
          </table:table-cell>
          <table:table-cell table:number-columns-repeated="2"/>
          <table:table-cell office:value-type="float" office:value="-2.4" calcext:value-type="float">
            <text:p>-2.4</text:p>
          </table:table-cell>
          <table:table-cell/>
        </table:table-row>
        <table:table-row table:style-name="ro1">
          <table:table-cell office:value-type="float" office:value="13.7666666666667" calcext:value-type="float">
            <text:p>13.7666666666667</text:p>
          </table:table-cell>
          <table:table-cell office:value-type="float" office:value="486455452" calcext:value-type="float">
            <text:p>486455452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-123" calcext:value-type="float">
            <text:p>-123</text:p>
          </table:table-cell>
          <table:table-cell/>
          <table:table-cell office:value-type="float" office:value="-99.1599999999999" calcext:value-type="float">
            <text:p>-99.1599999999999</text:p>
          </table:table-cell>
        </table:table-row>
        <table:table-row table:style-name="ro1">
          <table:table-cell office:value-type="float" office:value="13.7666666666667" calcext:value-type="float">
            <text:p>13.7666666666667</text:p>
          </table:table-cell>
          <table:table-cell office:value-type="float" office:value="486455452" calcext:value-type="float">
            <text:p>486455452</text:p>
          </table:table-cell>
          <table:table-cell table:number-columns-repeated="2"/>
          <table:table-cell office:value-type="float" office:value="-1.1" calcext:value-type="float">
            <text:p>-1.1</text:p>
          </table:table-cell>
          <table:table-cell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486455454" calcext:value-type="float">
            <text:p>486455454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-143" calcext:value-type="float">
            <text:p>-143</text:p>
          </table:table-cell>
          <table:table-cell/>
          <table:table-cell office:value-type="float" office:value="-102.88" calcext:value-type="float">
            <text:p>-102.88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486455454" calcext:value-type="float">
            <text:p>486455454</text:p>
          </table:table-cell>
          <table:table-cell table:number-columns-repeated="2"/>
          <table:table-cell office:value-type="float" office:value="-0.7" calcext:value-type="float">
            <text:p>-0.7</text:p>
          </table:table-cell>
          <table:table-cell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486455454" calcext:value-type="float">
            <text:p>486455454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-152" calcext:value-type="float">
            <text:p>-152</text:p>
          </table:table-cell>
          <table:table-cell/>
          <table:table-cell office:value-type="float" office:value="-106.6" calcext:value-type="float">
            <text:p>-106.6</text:p>
          </table:table-cell>
        </table:table-row>
        <table:table-row table:style-name="ro1">
          <table:table-cell office:value-type="float" office:value="13.8333333333333" calcext:value-type="float">
            <text:p>13.8333333333333</text:p>
          </table:table-cell>
          <table:table-cell office:value-type="float" office:value="486455456" calcext:value-type="float">
            <text:p>486455456</text:p>
          </table:table-cell>
          <table:table-cell table:number-columns-repeated="2"/>
          <table:table-cell office:value-type="float" office:value="-0.6" calcext:value-type="float">
            <text:p>-0.6</text:p>
          </table:table-cell>
          <table:table-cell/>
        </table:table-row>
        <table:table-row table:style-name="ro1">
          <table:table-cell office:value-type="float" office:value="13.8333333333333" calcext:value-type="float">
            <text:p>13.8333333333333</text:p>
          </table:table-cell>
          <table:table-cell office:value-type="float" office:value="486455456" calcext:value-type="float">
            <text:p>486455456</text:p>
          </table:table-cell>
          <table:table-cell table:number-columns-repeated="2"/>
          <table:table-cell office:value-type="float" office:value="-0.6" calcext:value-type="float">
            <text:p>-0.6</text:p>
          </table:table-cell>
          <table:table-cell/>
        </table:table-row>
        <table:table-row table:style-name="ro1">
          <table:table-cell office:value-type="float" office:value="13.8333333333333" calcext:value-type="float">
            <text:p>13.8333333333333</text:p>
          </table:table-cell>
          <table:table-cell office:value-type="float" office:value="486455456" calcext:value-type="float">
            <text:p>486455456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-171" calcext:value-type="float">
            <text:p>-171</text:p>
          </table:table-cell>
          <table:table-cell/>
          <table:table-cell office:value-type="float" office:value="-111.56" calcext:value-type="float">
            <text:p>-111.56</text:p>
          </table:table-cell>
        </table:table-row>
        <table:table-row table:style-name="ro1">
          <table:table-cell office:value-type="float" office:value="13.8666666666667" calcext:value-type="float">
            <text:p>13.8666666666667</text:p>
          </table:table-cell>
          <table:table-cell office:value-type="float" office:value="486455457" calcext:value-type="float">
            <text:p>486455457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-248" calcext:value-type="float">
            <text:p>-248</text:p>
          </table:table-cell>
          <table:table-cell/>
          <table:table-cell office:value-type="float" office:value="-114.04" calcext:value-type="float">
            <text:p>-114.04</text:p>
          </table:table-cell>
        </table:table-row>
        <table:table-row table:style-name="ro1">
          <table:table-cell office:value-type="float" office:value="13.8666666666667" calcext:value-type="float">
            <text:p>13.8666666666667</text:p>
          </table:table-cell>
          <table:table-cell office:value-type="float" office:value="486455457" calcext:value-type="float">
            <text:p>48645545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.8666666666667" calcext:value-type="float">
            <text:p>13.8666666666667</text:p>
          </table:table-cell>
          <table:table-cell office:value-type="float" office:value="486455457" calcext:value-type="float">
            <text:p>486455457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-95" calcext:value-type="float">
            <text:p>-95</text:p>
          </table:table-cell>
          <table:table-cell/>
          <table:table-cell office:value-type="float" office:value="-115.28" calcext:value-type="float">
            <text:p>-115.28</text:p>
          </table:table-cell>
        </table:table-row>
        <table:table-row table:style-name="ro1">
          <table:table-cell office:value-type="float" office:value="13.8666666666667" calcext:value-type="float">
            <text:p>13.8666666666667</text:p>
          </table:table-cell>
          <table:table-cell office:value-type="float" office:value="486455457" calcext:value-type="float">
            <text:p>486455457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/>
        </table:table-row>
        <table:table-row table:style-name="ro1">
          <table:table-cell office:value-type="float" office:value="13.8833333333333" calcext:value-type="float">
            <text:p>13.8833333333333</text:p>
          </table:table-cell>
          <table:table-cell office:value-type="float" office:value="486455459" calcext:value-type="float">
            <text:p>486455459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13.8833333333333" calcext:value-type="float">
            <text:p>13.8833333333333</text:p>
          </table:table-cell>
          <table:table-cell office:value-type="float" office:value="486455459" calcext:value-type="float">
            <text:p>486455459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-184" calcext:value-type="float">
            <text:p>-184</text:p>
          </table:table-cell>
          <table:table-cell/>
          <table:table-cell office:value-type="float" office:value="-121.48" calcext:value-type="float">
            <text:p>-121.48</text:p>
          </table:table-cell>
        </table:table-row>
        <table:table-row table:style-name="ro1">
          <table:table-cell office:value-type="float" office:value="13.8833333333333" calcext:value-type="float">
            <text:p>13.8833333333333</text:p>
          </table:table-cell>
          <table:table-cell office:value-type="float" office:value="486455459" calcext:value-type="float">
            <text:p>486455459</text:p>
          </table:table-cell>
          <table:table-cell table:number-columns-repeated="2"/>
          <table:table-cell office:value-type="float" office:value="-1.3" calcext:value-type="float">
            <text:p>-1.3</text:p>
          </table:table-cell>
          <table:table-cell/>
        </table:table-row>
        <table:table-row table:style-name="ro1">
          <table:table-cell office:value-type="float" office:value="13.9166666666667" calcext:value-type="float">
            <text:p>13.9166666666667</text:p>
          </table:table-cell>
          <table:table-cell office:value-type="float" office:value="486455461" calcext:value-type="float">
            <text:p>486455461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-376" calcext:value-type="float">
            <text:p>-376</text:p>
          </table:table-cell>
          <table:table-cell/>
          <table:table-cell office:value-type="float" office:value="-135.12" calcext:value-type="float">
            <text:p>-135.12</text:p>
          </table:table-cell>
        </table:table-row>
        <table:table-row table:style-name="ro1">
          <table:table-cell office:value-type="float" office:value="13.9166666666667" calcext:value-type="float">
            <text:p>13.9166666666667</text:p>
          </table:table-cell>
          <table:table-cell office:value-type="float" office:value="486455461" calcext:value-type="float">
            <text:p>486455461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/>
        </table:table-row>
        <table:table-row table:style-name="ro1">
          <table:table-cell office:value-type="float" office:value="13.9166666666667" calcext:value-type="float">
            <text:p>13.9166666666667</text:p>
          </table:table-cell>
          <table:table-cell office:value-type="float" office:value="486455461" calcext:value-type="float">
            <text:p>486455461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-268" calcext:value-type="float">
            <text:p>-268</text:p>
          </table:table-cell>
          <table:table-cell/>
          <table:table-cell office:value-type="float" office:value="-133.88" calcext:value-type="float">
            <text:p>-133.88</text:p>
          </table:table-cell>
        </table:table-row>
        <table:table-row table:style-name="ro1">
          <table:table-cell office:value-type="float" office:value="13.9666666666667" calcext:value-type="float">
            <text:p>13.9666666666667</text:p>
          </table:table-cell>
          <table:table-cell office:value-type="float" office:value="486455463" calcext:value-type="float">
            <text:p>486455463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3.9666666666667" calcext:value-type="float">
            <text:p>13.9666666666667</text:p>
          </table:table-cell>
          <table:table-cell office:value-type="float" office:value="486455463" calcext:value-type="float">
            <text:p>486455463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-189" calcext:value-type="float">
            <text:p>-189</text:p>
          </table:table-cell>
          <table:table-cell/>
          <table:table-cell office:value-type="float" office:value="-137.6" calcext:value-type="float">
            <text:p>-137.6</text:p>
          </table:table-cell>
        </table:table-row>
        <table:table-row table:style-name="ro1">
          <table:table-cell office:value-type="float" office:value="13.9666666666667" calcext:value-type="float">
            <text:p>13.9666666666667</text:p>
          </table:table-cell>
          <table:table-cell office:value-type="float" office:value="486455463" calcext:value-type="float">
            <text:p>486455463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3.9666666666667" calcext:value-type="float">
            <text:p>13.9666666666667</text:p>
          </table:table-cell>
          <table:table-cell office:value-type="float" office:value="486455463" calcext:value-type="float">
            <text:p>486455463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-259" calcext:value-type="float">
            <text:p>-259</text:p>
          </table:table-cell>
          <table:table-cell/>
          <table:table-cell office:value-type="float" office:value="-147.52" calcext:value-type="float">
            <text:p>-147.52</text:p>
          </table:table-cell>
        </table:table-row>
        <table:table-row table:style-name="ro1">
          <table:table-cell office:value-type="float" office:value="13.9833333333333" calcext:value-type="float">
            <text:p>13.9833333333333</text:p>
          </table:table-cell>
          <table:table-cell office:value-type="float" office:value="486455465" calcext:value-type="float">
            <text:p>486455465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/>
        </table:table-row>
        <table:table-row table:style-name="ro1">
          <table:table-cell office:value-type="float" office:value="13.9833333333333" calcext:value-type="float">
            <text:p>13.9833333333333</text:p>
          </table:table-cell>
          <table:table-cell office:value-type="float" office:value="486455465" calcext:value-type="float">
            <text:p>486455465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-89" calcext:value-type="float">
            <text:p>-89</text:p>
          </table:table-cell>
          <table:table-cell/>
          <table:table-cell office:value-type="float" office:value="-143.8" calcext:value-type="float">
            <text:p>-143.8</text:p>
          </table:table-cell>
        </table:table-row>
        <table:table-row table:style-name="ro1">
          <table:table-cell office:value-type="float" office:value="13.9833333333333" calcext:value-type="float">
            <text:p>13.9833333333333</text:p>
          </table:table-cell>
          <table:table-cell office:value-type="float" office:value="486455465" calcext:value-type="float">
            <text:p>486455465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/>
        </table:table-row>
        <table:table-row table:style-name="ro1">
          <table:table-cell office:value-type="float" office:value="14.0166666666667" calcext:value-type="float">
            <text:p>14.0166666666667</text:p>
          </table:table-cell>
          <table:table-cell office:value-type="float" office:value="486455467" calcext:value-type="float">
            <text:p>486455467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-199" calcext:value-type="float">
            <text:p>-199</text:p>
          </table:table-cell>
          <table:table-cell/>
          <table:table-cell office:value-type="float" office:value="-147.52" calcext:value-type="float">
            <text:p>-147.52</text:p>
          </table:table-cell>
        </table:table-row>
        <table:table-row table:style-name="ro1">
          <table:table-cell office:value-type="float" office:value="14.0166666666667" calcext:value-type="float">
            <text:p>14.0166666666667</text:p>
          </table:table-cell>
          <table:table-cell office:value-type="float" office:value="486455467" calcext:value-type="float">
            <text:p>486455467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14.0166666666667" calcext:value-type="float">
            <text:p>14.0166666666667</text:p>
          </table:table-cell>
          <table:table-cell office:value-type="float" office:value="486455467" calcext:value-type="float">
            <text:p>486455467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-68" calcext:value-type="float">
            <text:p>-68</text:p>
          </table:table-cell>
          <table:table-cell/>
          <table:table-cell office:value-type="float" office:value="-148.76" calcext:value-type="float">
            <text:p>-148.76</text:p>
          </table:table-cell>
        </table:table-row>
        <table:table-row table:style-name="ro1">
          <table:table-cell office:value-type="float" office:value="14.0166666666667" calcext:value-type="float">
            <text:p>14.0166666666667</text:p>
          </table:table-cell>
          <table:table-cell office:value-type="float" office:value="486455467" calcext:value-type="float">
            <text:p>486455467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14.05" calcext:value-type="float">
            <text:p>14.05</text:p>
          </table:table-cell>
          <table:table-cell office:value-type="float" office:value="486455469" calcext:value-type="float">
            <text:p>486455469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-161" calcext:value-type="float">
            <text:p>-161</text:p>
          </table:table-cell>
          <table:table-cell/>
          <table:table-cell office:value-type="float" office:value="-151.24" calcext:value-type="float">
            <text:p>-151.24</text:p>
          </table:table-cell>
        </table:table-row>
        <table:table-row table:style-name="ro1">
          <table:table-cell office:value-type="float" office:value="14.05" calcext:value-type="float">
            <text:p>14.05</text:p>
          </table:table-cell>
          <table:table-cell office:value-type="float" office:value="486455469" calcext:value-type="float">
            <text:p>486455469</text:p>
          </table:table-cell>
          <table:table-cell table:number-columns-repeated="2"/>
          <table:table-cell office:value-type="float" office:value="-0.3" calcext:value-type="float">
            <text:p>-0.3</text:p>
          </table:table-cell>
          <table:table-cell/>
        </table:table-row>
        <table:table-row table:style-name="ro1">
          <table:table-cell office:value-type="float" office:value="14.05" calcext:value-type="float">
            <text:p>14.05</text:p>
          </table:table-cell>
          <table:table-cell office:value-type="float" office:value="486455469" calcext:value-type="float">
            <text:p>486455469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-159" calcext:value-type="float">
            <text:p>-159</text:p>
          </table:table-cell>
          <table:table-cell/>
          <table:table-cell office:value-type="float" office:value="-156.2" calcext:value-type="float">
            <text:p>-156.2</text:p>
          </table:table-cell>
        </table:table-row>
        <table:table-row table:style-name="ro1">
          <table:table-cell office:value-type="float" office:value="14.0833333333333" calcext:value-type="float">
            <text:p>14.0833333333333</text:p>
          </table:table-cell>
          <table:table-cell office:value-type="float" office:value="486455471" calcext:value-type="float">
            <text:p>486455471</text:p>
          </table:table-cell>
          <table:table-cell table:number-columns-repeated="2"/>
          <table:table-cell office:value-type="float" office:value="-0.8" calcext:value-type="float">
            <text:p>-0.8</text:p>
          </table:table-cell>
          <table:table-cell/>
        </table:table-row>
        <table:table-row table:style-name="ro1">
          <table:table-cell office:value-type="float" office:value="14.0833333333333" calcext:value-type="float">
            <text:p>14.0833333333333</text:p>
          </table:table-cell>
          <table:table-cell office:value-type="float" office:value="486455471" calcext:value-type="float">
            <text:p>486455471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-184" calcext:value-type="float">
            <text:p>-184</text:p>
          </table:table-cell>
          <table:table-cell/>
          <table:table-cell office:value-type="float" office:value="-162.4" calcext:value-type="float">
            <text:p>-162.4</text:p>
          </table:table-cell>
        </table:table-row>
        <table:table-row table:style-name="ro1">
          <table:table-cell office:value-type="float" office:value="14.0833333333333" calcext:value-type="float">
            <text:p>14.0833333333333</text:p>
          </table:table-cell>
          <table:table-cell office:value-type="float" office:value="486455471" calcext:value-type="float">
            <text:p>486455471</text:p>
          </table:table-cell>
          <table:table-cell table:number-columns-repeated="2"/>
          <table:table-cell office:value-type="float" office:value="-0.7" calcext:value-type="float">
            <text:p>-0.7</text:p>
          </table:table-cell>
          <table:table-cell/>
        </table:table-row>
        <table:table-row table:style-name="ro1">
          <table:table-cell office:value-type="float" office:value="14.1333333333333" calcext:value-type="float">
            <text:p>14.1333333333333</text:p>
          </table:table-cell>
          <table:table-cell office:value-type="float" office:value="486455473" calcext:value-type="float">
            <text:p>486455473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68.6" calcext:value-type="float">
            <text:p>-168.6</text:p>
          </table:table-cell>
        </table:table-row>
        <table:table-row table:style-name="ro1">
          <table:table-cell office:value-type="float" office:value="14.1333333333333" calcext:value-type="float">
            <text:p>14.1333333333333</text:p>
          </table:table-cell>
          <table:table-cell office:value-type="float" office:value="486455473" calcext:value-type="float">
            <text:p>486455473</text:p>
          </table:table-cell>
          <table:table-cell table:number-columns-repeated="2"/>
          <table:table-cell office:value-type="float" office:value="-0.8" calcext:value-type="float">
            <text:p>-0.8</text:p>
          </table:table-cell>
          <table:table-cell/>
        </table:table-row>
        <table:table-row table:style-name="ro1">
          <table:table-cell office:value-type="float" office:value="14.1333333333333" calcext:value-type="float">
            <text:p>14.1333333333333</text:p>
          </table:table-cell>
          <table:table-cell office:value-type="float" office:value="486455473" calcext:value-type="float">
            <text:p>486455473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-161.16" calcext:value-type="float">
            <text:p>-161.16</text:p>
          </table:table-cell>
        </table:table-row>
        <table:table-row table:style-name="ro1">
          <table:table-cell office:value-type="float" office:value="14.1333333333333" calcext:value-type="float">
            <text:p>14.1333333333333</text:p>
          </table:table-cell>
          <table:table-cell office:value-type="float" office:value="486455473" calcext:value-type="float">
            <text:p>486455473</text:p>
          </table:table-cell>
          <table:table-cell table:number-columns-repeated="2"/>
          <table:table-cell office:value-type="float" office:value="-0.8" calcext:value-type="float">
            <text:p>-0.8</text:p>
          </table:table-cell>
          <table:table-cell/>
        </table:table-row>
        <table:table-row table:style-name="ro1">
          <table:table-cell office:value-type="float" office:value="14.1333333333333" calcext:value-type="float">
            <text:p>14.1333333333333</text:p>
          </table:table-cell>
          <table:table-cell office:value-type="float" office:value="486455473" calcext:value-type="float">
            <text:p>486455473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-206" calcext:value-type="float">
            <text:p>-206</text:p>
          </table:table-cell>
          <table:table-cell/>
          <table:table-cell office:value-type="float" office:value="-171.08" calcext:value-type="float">
            <text:p>-171.08</text:p>
          </table:table-cell>
        </table:table-row>
        <table:table-row table:style-name="ro1">
          <table:table-cell office:value-type="float" office:value="14.15" calcext:value-type="float">
            <text:p>14.15</text:p>
          </table:table-cell>
          <table:table-cell office:value-type="float" office:value="486455476" calcext:value-type="float">
            <text:p>486455476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/>
        </table:table-row>
        <table:table-row table:style-name="ro1">
          <table:table-cell office:value-type="float" office:value="14.15" calcext:value-type="float">
            <text:p>14.15</text:p>
          </table:table-cell>
          <table:table-cell office:value-type="float" office:value="486455476" calcext:value-type="float">
            <text:p>486455476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/>
        </table:table-row>
        <table:table-row table:style-name="ro1">
          <table:table-cell office:value-type="float" office:value="14.15" calcext:value-type="float">
            <text:p>14.15</text:p>
          </table:table-cell>
          <table:table-cell office:value-type="float" office:value="486455476" calcext:value-type="float">
            <text:p>486455476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-55" calcext:value-type="float">
            <text:p>-55</text:p>
          </table:table-cell>
          <table:table-cell/>
          <table:table-cell office:value-type="float" office:value="-168.6" calcext:value-type="float">
            <text:p>-168.6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486455477" calcext:value-type="float">
            <text:p>486455477</text:p>
          </table:table-cell>
          <table:table-cell table:number-columns-repeated="2"/>
          <table:table-cell office:value-type="float" office:value="-0.8" calcext:value-type="float">
            <text:p>-0.8</text:p>
          </table:table-cell>
          <table:table-cell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486455477" calcext:value-type="float">
            <text:p>486455477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-162.4" calcext:value-type="float">
            <text:p>-162.4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486455477" calcext:value-type="float">
            <text:p>486455477</text:p>
          </table:table-cell>
          <table:table-cell table:number-columns-repeated="2"/>
          <table:table-cell office:value-type="float" office:value="-0.6" calcext:value-type="float">
            <text:p>-0.6</text:p>
          </table:table-cell>
          <table:table-cell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486455477" calcext:value-type="float">
            <text:p>486455477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float" office:value="-173.56" calcext:value-type="float">
            <text:p>-173.56</text:p>
          </table:table-cell>
        </table:table-row>
        <table:table-row table:style-name="ro1">
          <table:table-cell office:value-type="float" office:value="14.2166666666667" calcext:value-type="float">
            <text:p>14.2166666666667</text:p>
          </table:table-cell>
          <table:table-cell office:value-type="float" office:value="486455479" calcext:value-type="float">
            <text:p>486455479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14.2166666666667" calcext:value-type="float">
            <text:p>14.2166666666667</text:p>
          </table:table-cell>
          <table:table-cell office:value-type="float" office:value="486455479" calcext:value-type="float">
            <text:p>486455479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-166.12" calcext:value-type="float">
            <text:p>-166.12</text:p>
          </table:table-cell>
        </table:table-row>
        <table:table-row table:style-name="ro1">
          <table:table-cell office:value-type="float" office:value="14.2166666666667" calcext:value-type="float">
            <text:p>14.2166666666667</text:p>
          </table:table-cell>
          <table:table-cell office:value-type="float" office:value="486455479" calcext:value-type="float">
            <text:p>486455479</text:p>
          </table:table-cell>
          <table:table-cell table:number-columns-repeated="2"/>
          <table:table-cell office:value-type="float" office:value="-1.7" calcext:value-type="float">
            <text:p>-1.7</text:p>
          </table:table-cell>
          <table:table-cell/>
        </table:table-row>
        <table:table-row table:style-name="ro1">
          <table:table-cell office:value-type="float" office:value="14.2166666666667" calcext:value-type="float">
            <text:p>14.2166666666667</text:p>
          </table:table-cell>
          <table:table-cell office:value-type="float" office:value="486455482" calcext:value-type="float">
            <text:p>486455482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-81" calcext:value-type="float">
            <text:p>-81</text:p>
          </table:table-cell>
          <table:table-cell/>
          <table:table-cell office:value-type="float" office:value="-173.56" calcext:value-type="float">
            <text:p>-173.56</text:p>
          </table:table-cell>
        </table:table-row>
        <table:table-row table:style-name="ro1">
          <table:table-cell office:value-type="float" office:value="14.2166666666667" calcext:value-type="float">
            <text:p>14.2166666666667</text:p>
          </table:table-cell>
          <table:table-cell office:value-type="float" office:value="486455482" calcext:value-type="float">
            <text:p>486455482</text:p>
          </table:table-cell>
          <table:table-cell table:number-columns-repeated="2"/>
          <table:table-cell office:value-type="float" office:value="-2.1" calcext:value-type="float">
            <text:p>-2.1</text:p>
          </table:table-cell>
          <table:table-cell/>
        </table:table-row>
        <table:table-row table:style-name="ro1">
          <table:table-cell office:value-type="float" office:value="14.2166666666667" calcext:value-type="float">
            <text:p>14.2166666666667</text:p>
          </table:table-cell>
          <table:table-cell office:value-type="float" office:value="486455482" calcext:value-type="float">
            <text:p>486455482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-180" calcext:value-type="float">
            <text:p>-180</text:p>
          </table:table-cell>
          <table:table-cell/>
          <table:table-cell office:value-type="float" office:value="-177.28" calcext:value-type="float">
            <text:p>-177.28</text:p>
          </table:table-cell>
        </table:table-row>
        <table:table-row table:style-name="ro1">
          <table:table-cell office:value-type="float" office:value="14.2166666666667" calcext:value-type="float">
            <text:p>14.2166666666667</text:p>
          </table:table-cell>
          <table:table-cell office:value-type="float" office:value="486455482" calcext:value-type="float">
            <text:p>486455482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486455488" calcext:value-type="float">
            <text:p>486455488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-119" calcext:value-type="float">
            <text:p>-119</text:p>
          </table:table-cell>
          <table:table-cell/>
          <table:table-cell office:value-type="float" office:value="-173.56" calcext:value-type="float">
            <text:p>-173.56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486455488" calcext:value-type="float">
            <text:p>486455488</text:p>
          </table:table-cell>
          <table:table-cell table:number-columns-repeated="2"/>
          <table:table-cell office:value-type="float" office:value="-2.5" calcext:value-type="float">
            <text:p>-2.5</text:p>
          </table:table-cell>
          <table:table-cell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486455488" calcext:value-type="float">
            <text:p>486455488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-235" calcext:value-type="float">
            <text:p>-235</text:p>
          </table:table-cell>
          <table:table-cell/>
          <table:table-cell office:value-type="float" office:value="-184.72" calcext:value-type="float">
            <text:p>-184.72</text:p>
          </table:table-cell>
        </table:table-row>
        <table:table-row table:style-name="ro1">
          <table:table-cell office:value-type="float" office:value="14.3166666666667" calcext:value-type="float">
            <text:p>14.3166666666667</text:p>
          </table:table-cell>
          <table:table-cell office:value-type="float" office:value="486455490" calcext:value-type="float">
            <text:p>486455490</text:p>
          </table:table-cell>
          <table:table-cell table:number-columns-repeated="2"/>
          <table:table-cell office:value-type="float" office:value="-1.7" calcext:value-type="float">
            <text:p>-1.7</text:p>
          </table:table-cell>
          <table:table-cell/>
        </table:table-row>
        <table:table-row table:style-name="ro1">
          <table:table-cell office:value-type="float" office:value="14.3166666666667" calcext:value-type="float">
            <text:p>14.3166666666667</text:p>
          </table:table-cell>
          <table:table-cell office:value-type="float" office:value="486455490" calcext:value-type="float">
            <text:p>486455490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-178.52" calcext:value-type="float">
            <text:p>-178.52</text:p>
          </table:table-cell>
        </table:table-row>
        <table:table-row table:style-name="ro1">
          <table:table-cell office:value-type="float" office:value="14.3166666666667" calcext:value-type="float">
            <text:p>14.3166666666667</text:p>
          </table:table-cell>
          <table:table-cell office:value-type="float" office:value="486455490" calcext:value-type="float">
            <text:p>486455490</text:p>
          </table:table-cell>
          <table:table-cell table:number-columns-repeated="2"/>
          <table:table-cell office:value-type="float" office:value="-0.6" calcext:value-type="float">
            <text:p>-0.6</text:p>
          </table:table-cell>
          <table:table-cell/>
        </table:table-row>
        <table:table-row table:style-name="ro1">
          <table:table-cell office:value-type="float" office:value="14.35" calcext:value-type="float">
            <text:p>14.35</text:p>
          </table:table-cell>
          <table:table-cell office:value-type="float" office:value="486455492" calcext:value-type="float">
            <text:p>486455492</text:p>
          </table:table-cell>
          <table:table-cell table:number-columns-repeated="2"/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14.35" calcext:value-type="float">
            <text:p>14.35</text:p>
          </table:table-cell>
          <table:table-cell office:value-type="float" office:value="486455492" calcext:value-type="float">
            <text:p>486455492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-168.6" calcext:value-type="float">
            <text:p>-168.6</text:p>
          </table:table-cell>
        </table:table-row>
        <table:table-row table:style-name="ro1">
          <table:table-cell office:value-type="float" office:value="14.35" calcext:value-type="float">
            <text:p>14.35</text:p>
          </table:table-cell>
          <table:table-cell office:value-type="float" office:value="486455492" calcext:value-type="float">
            <text:p>486455492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-163.64" calcext:value-type="float">
            <text:p>-163.64</text:p>
          </table:table-cell>
        </table:table-row>
        <table:table-row table:style-name="ro1">
          <table:table-cell office:value-type="float" office:value="14.35" calcext:value-type="float">
            <text:p>14.35</text:p>
          </table:table-cell>
          <table:table-cell office:value-type="float" office:value="486455492" calcext:value-type="float">
            <text:p>486455492</text:p>
          </table:table-cell>
          <table:table-cell table:number-columns-repeated="2"/>
          <table:table-cell office:value-type="float" office:value="-2.3" calcext:value-type="float">
            <text:p>-2.3</text:p>
          </table:table-cell>
          <table:table-cell/>
        </table:table-row>
        <table:table-row table:style-name="ro1">
          <table:table-cell office:value-type="float" office:value="14.3833333333333" calcext:value-type="float">
            <text:p>14.3833333333333</text:p>
          </table:table-cell>
          <table:table-cell office:value-type="float" office:value="486455494" calcext:value-type="float">
            <text:p>486455494</text:p>
          </table:table-cell>
          <table:table-cell table:number-columns-repeated="2"/>
          <table:table-cell office:value-type="float" office:value="-2.7" calcext:value-type="float">
            <text:p>-2.7</text:p>
          </table:table-cell>
          <table:table-cell/>
        </table:table-row>
        <table:table-row table:style-name="ro1">
          <table:table-cell office:value-type="float" office:value="14.3833333333333" calcext:value-type="float">
            <text:p>14.3833333333333</text:p>
          </table:table-cell>
          <table:table-cell office:value-type="float" office:value="486455494" calcext:value-type="float">
            <text:p>486455494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-148.76" calcext:value-type="float">
            <text:p>-148.76</text:p>
          </table:table-cell>
        </table:table-row>
        <table:table-row table:style-name="ro1">
          <table:table-cell office:value-type="float" office:value="14.3833333333333" calcext:value-type="float">
            <text:p>14.3833333333333</text:p>
          </table:table-cell>
          <table:table-cell office:value-type="float" office:value="486455494" calcext:value-type="float">
            <text:p>486455494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14.4166666666667" calcext:value-type="float">
            <text:p>14.4166666666667</text:p>
          </table:table-cell>
          <table:table-cell office:value-type="float" office:value="486455495" calcext:value-type="float">
            <text:p>486455495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-148.76" calcext:value-type="float">
            <text:p>-148.76</text:p>
          </table:table-cell>
        </table:table-row>
        <table:table-row table:style-name="ro1">
          <table:table-cell office:value-type="float" office:value="14.4166666666667" calcext:value-type="float">
            <text:p>14.4166666666667</text:p>
          </table:table-cell>
          <table:table-cell office:value-type="float" office:value="486455495" calcext:value-type="float">
            <text:p>486455495</text:p>
          </table:table-cell>
          <table:table-cell table:number-columns-repeated="2"/>
          <table:table-cell office:value-type="float" office:value="-0.3" calcext:value-type="float">
            <text:p>-0.3</text:p>
          </table:table-cell>
          <table:table-cell/>
        </table:table-row>
        <table:table-row table:style-name="ro1">
          <table:table-cell office:value-type="float" office:value="14.4166666666667" calcext:value-type="float">
            <text:p>14.4166666666667</text:p>
          </table:table-cell>
          <table:table-cell office:value-type="float" office:value="486455495" calcext:value-type="float">
            <text:p>486455495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-137" calcext:value-type="float">
            <text:p>-137</text:p>
          </table:table-cell>
          <table:table-cell/>
          <table:table-cell office:value-type="float" office:value="-161.16" calcext:value-type="float">
            <text:p>-161.16</text:p>
          </table:table-cell>
        </table:table-row>
        <table:table-row table:style-name="ro1">
          <table:table-cell office:value-type="float" office:value="14.4166666666667" calcext:value-type="float">
            <text:p>14.4166666666667</text:p>
          </table:table-cell>
          <table:table-cell office:value-type="float" office:value="486455495" calcext:value-type="float">
            <text:p>486455495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/>
        </table:table-row>
        <table:table-row table:style-name="ro1">
          <table:table-cell office:value-type="float" office:value="14.4666666666667" calcext:value-type="float">
            <text:p>14.4666666666667</text:p>
          </table:table-cell>
          <table:table-cell office:value-type="float" office:value="486455497" calcext:value-type="float">
            <text:p>486455497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-142.56" calcext:value-type="float">
            <text:p>-142.56</text:p>
          </table:table-cell>
        </table:table-row>
        <table:table-row table:style-name="ro1">
          <table:table-cell office:value-type="float" office:value="14.4666666666667" calcext:value-type="float">
            <text:p>14.4666666666667</text:p>
          </table:table-cell>
          <table:table-cell office:value-type="float" office:value="486455497" calcext:value-type="float">
            <text:p>486455497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4.4666666666667" calcext:value-type="float">
            <text:p>14.4666666666667</text:p>
          </table:table-cell>
          <table:table-cell office:value-type="float" office:value="486455497" calcext:value-type="float">
            <text:p>486455497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-399" calcext:value-type="float">
            <text:p>-399</text:p>
          </table:table-cell>
          <table:table-cell/>
          <table:table-cell office:value-type="float" office:value="-168.6" calcext:value-type="float">
            <text:p>-168.6</text:p>
          </table:table-cell>
        </table:table-row>
        <table:table-row table:style-name="ro1">
          <table:table-cell office:value-type="float" office:value="14.4666666666667" calcext:value-type="float">
            <text:p>14.4666666666667</text:p>
          </table:table-cell>
          <table:table-cell office:value-type="float" office:value="486455497" calcext:value-type="float">
            <text:p>486455497</text:p>
          </table:table-cell>
          <table:table-cell table:number-columns-repeated="2"/>
          <table:table-cell office:value-type="float" office:value="-0.7" calcext:value-type="float">
            <text:p>-0.7</text:p>
          </table:table-cell>
          <table:table-cell/>
        </table:table-row>
        <table:table-row table:style-name="ro1">
          <table:table-cell office:value-type="float" office:value="14.4833333333333" calcext:value-type="float">
            <text:p>14.4833333333333</text:p>
          </table:table-cell>
          <table:table-cell office:value-type="float" office:value="486455499" calcext:value-type="float">
            <text:p>486455499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321" calcext:value-type="float">
            <text:p>-321</text:p>
          </table:table-cell>
          <table:table-cell/>
          <table:table-cell office:value-type="float" office:value="-179.76" calcext:value-type="float">
            <text:p>-179.76</text:p>
          </table:table-cell>
        </table:table-row>
        <table:table-row table:style-name="ro1">
          <table:table-cell office:value-type="float" office:value="14.4833333333333" calcext:value-type="float">
            <text:p>14.4833333333333</text:p>
          </table:table-cell>
          <table:table-cell office:value-type="float" office:value="486455499" calcext:value-type="float">
            <text:p>486455499</text:p>
          </table:table-cell>
          <table:table-cell table:number-columns-repeated="2"/>
          <table:table-cell office:value-type="float" office:value="-1.4" calcext:value-type="float">
            <text:p>-1.4</text:p>
          </table:table-cell>
          <table:table-cell/>
        </table:table-row>
        <table:table-row table:style-name="ro1">
          <table:table-cell office:value-type="float" office:value="14.5166666666667" calcext:value-type="float">
            <text:p>14.5166666666667</text:p>
          </table:table-cell>
          <table:table-cell office:value-type="float" office:value="486455501" calcext:value-type="float">
            <text:p>486455501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-362" calcext:value-type="float">
            <text:p>-362</text:p>
          </table:table-cell>
          <table:table-cell/>
          <table:table-cell office:value-type="float" office:value="-184.72" calcext:value-type="float">
            <text:p>-184.72</text:p>
          </table:table-cell>
        </table:table-row>
        <table:table-row table:style-name="ro1">
          <table:table-cell office:value-type="float" office:value="14.5166666666667" calcext:value-type="float">
            <text:p>14.5166666666667</text:p>
          </table:table-cell>
          <table:table-cell office:value-type="float" office:value="486455501" calcext:value-type="float">
            <text:p>486455501</text:p>
          </table:table-cell>
          <table:table-cell table:number-columns-repeated="2"/>
          <table:table-cell office:value-type="float" office:value="-2.7" calcext:value-type="float">
            <text:p>-2.7</text:p>
          </table:table-cell>
          <table:table-cell/>
        </table:table-row>
        <table:table-row table:style-name="ro1">
          <table:table-cell office:value-type="float" office:value="14.5166666666667" calcext:value-type="float">
            <text:p>14.5166666666667</text:p>
          </table:table-cell>
          <table:table-cell office:value-type="float" office:value="486455501" calcext:value-type="float">
            <text:p>486455501</text:p>
          </table:table-cell>
          <table:table-cell table:number-columns-repeated="2"/>
          <table:table-cell office:value-type="float" office:value="-1.1" calcext:value-type="float">
            <text:p>-1.1</text:p>
          </table:table-cell>
          <table:table-cell/>
        </table:table-row>
        <table:table-row table:style-name="ro1">
          <table:table-cell office:value-type="float" office:value="14.5166666666667" calcext:value-type="float">
            <text:p>14.5166666666667</text:p>
          </table:table-cell>
          <table:table-cell office:value-type="float" office:value="486455501" calcext:value-type="float">
            <text:p>486455501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360" calcext:value-type="float">
            <text:p>-360</text:p>
          </table:table-cell>
          <table:table-cell/>
          <table:table-cell office:value-type="float" office:value="-195.88" calcext:value-type="float">
            <text:p>-195.88</text:p>
          </table:table-cell>
        </table:table-row>
        <table:table-row table:style-name="ro1">
          <table:table-cell office:value-type="float" office:value="14.5666666666667" calcext:value-type="float">
            <text:p>14.5666666666667</text:p>
          </table:table-cell>
          <table:table-cell office:value-type="float" office:value="486455503" calcext:value-type="float">
            <text:p>486455503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482" calcext:value-type="float">
            <text:p>-482</text:p>
          </table:table-cell>
          <table:table-cell/>
          <table:table-cell office:value-type="float" office:value="-207.04" calcext:value-type="float">
            <text:p>-207.04</text:p>
          </table:table-cell>
        </table:table-row>
        <table:table-row table:style-name="ro1">
          <table:table-cell office:value-type="float" office:value="14.5666666666667" calcext:value-type="float">
            <text:p>14.5666666666667</text:p>
          </table:table-cell>
          <table:table-cell office:value-type="float" office:value="486455503" calcext:value-type="float">
            <text:p>486455503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14.5666666666667" calcext:value-type="float">
            <text:p>14.5666666666667</text:p>
          </table:table-cell>
          <table:table-cell office:value-type="float" office:value="486455503" calcext:value-type="float">
            <text:p>486455503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14.5666666666667" calcext:value-type="float">
            <text:p>14.5666666666667</text:p>
          </table:table-cell>
          <table:table-cell office:value-type="float" office:value="486455503" calcext:value-type="float">
            <text:p>486455503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-574" calcext:value-type="float">
            <text:p>-574</text:p>
          </table:table-cell>
          <table:table-cell/>
          <table:table-cell office:value-type="float" office:value="-221.92" calcext:value-type="float">
            <text:p>-221.92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486455505" calcext:value-type="float">
            <text:p>486455505</text:p>
          </table:table-cell>
          <table:table-cell table:number-columns-repeated="2"/>
          <table:table-cell office:value-type="float" office:value="-2.6" calcext:value-type="float">
            <text:p>-2.6</text:p>
          </table:table-cell>
          <table:table-cell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486455505" calcext:value-type="float">
            <text:p>486455505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-610" calcext:value-type="float">
            <text:p>-610</text:p>
          </table:table-cell>
          <table:table-cell/>
          <table:table-cell office:value-type="float" office:value="-238.04" calcext:value-type="float">
            <text:p>-238.04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486455505" calcext:value-type="float">
            <text:p>486455505</text:p>
          </table:table-cell>
          <table:table-cell table:number-columns-repeated="2"/>
          <table:table-cell office:value-type="float" office:value="-2.4" calcext:value-type="float">
            <text:p>-2.4</text:p>
          </table:table-cell>
          <table:table-cell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486455505" calcext:value-type="float">
            <text:p>486455505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-689" calcext:value-type="float">
            <text:p>-689</text:p>
          </table:table-cell>
          <table:table-cell/>
          <table:table-cell office:value-type="float" office:value="-254.16" calcext:value-type="float">
            <text:p>-254.16</text:p>
          </table:table-cell>
        </table:table-row>
        <table:table-row table:style-name="ro1">
          <table:table-cell office:value-type="float" office:value="14.6166666666667" calcext:value-type="float">
            <text:p>14.6166666666667</text:p>
          </table:table-cell>
          <table:table-cell office:value-type="float" office:value="486455508" calcext:value-type="float">
            <text:p>486455508</text:p>
          </table:table-cell>
          <table:table-cell table:number-columns-repeated="2"/>
          <table:table-cell office:value-type="float" office:value="-2.2" calcext:value-type="float">
            <text:p>-2.2</text:p>
          </table:table-cell>
          <table:table-cell/>
        </table:table-row>
        <table:table-row table:style-name="ro1">
          <table:table-cell office:value-type="float" office:value="14.6166666666667" calcext:value-type="float">
            <text:p>14.6166666666667</text:p>
          </table:table-cell>
          <table:table-cell office:value-type="float" office:value="486455508" calcext:value-type="float">
            <text:p>486455508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698" calcext:value-type="float">
            <text:p>-698</text:p>
          </table:table-cell>
          <table:table-cell/>
          <table:table-cell office:value-type="float" office:value="-271.52" calcext:value-type="float">
            <text:p>-271.52</text:p>
          </table:table-cell>
        </table:table-row>
        <table:table-row table:style-name="ro1">
          <table:table-cell office:value-type="float" office:value="14.6666666666667" calcext:value-type="float">
            <text:p>14.6666666666667</text:p>
          </table:table-cell>
          <table:table-cell office:value-type="float" office:value="486455509" calcext:value-type="float">
            <text:p>486455509</text:p>
          </table:table-cell>
          <table:table-cell table:number-columns-repeated="2"/>
          <table:table-cell office:value-type="float" office:value="-2.1" calcext:value-type="float">
            <text:p>-2.1</text:p>
          </table:table-cell>
          <table:table-cell/>
        </table:table-row>
        <table:table-row table:style-name="ro1">
          <table:table-cell office:value-type="float" office:value="14.6666666666667" calcext:value-type="float">
            <text:p>14.6666666666667</text:p>
          </table:table-cell>
          <table:table-cell office:value-type="float" office:value="486455509" calcext:value-type="float">
            <text:p>486455509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-810" calcext:value-type="float">
            <text:p>-810</text:p>
          </table:table-cell>
          <table:table-cell/>
          <table:table-cell office:value-type="float" office:value="-298.8" calcext:value-type="float">
            <text:p>-298.8</text:p>
          </table:table-cell>
        </table:table-row>
        <table:table-row table:style-name="ro1">
          <table:table-cell office:value-type="float" office:value="14.6666666666667" calcext:value-type="float">
            <text:p>14.6666666666667</text:p>
          </table:table-cell>
          <table:table-cell office:value-type="float" office:value="486455509" calcext:value-type="float">
            <text:p>486455509</text:p>
          </table:table-cell>
          <table:table-cell table:number-columns-repeated="2"/>
          <table:table-cell office:value-type="float" office:value="-2.7" calcext:value-type="float">
            <text:p>-2.7</text:p>
          </table:table-cell>
          <table:table-cell/>
        </table:table-row>
        <table:table-row table:style-name="ro1">
          <table:table-cell office:value-type="float" office:value="14.6666666666667" calcext:value-type="float">
            <text:p>14.6666666666667</text:p>
          </table:table-cell>
          <table:table-cell office:value-type="float" office:value="486455509" calcext:value-type="float">
            <text:p>486455509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826" calcext:value-type="float">
            <text:p>-826</text:p>
          </table:table-cell>
          <table:table-cell/>
          <table:table-cell office:value-type="float" office:value="-313.68" calcext:value-type="float">
            <text:p>-313.68</text:p>
          </table:table-cell>
        </table:table-row>
        <table:table-row table:style-name="ro1">
          <table:table-cell office:value-type="float" office:value="14.6833333333333" calcext:value-type="float">
            <text:p>14.6833333333333</text:p>
          </table:table-cell>
          <table:table-cell office:value-type="float" office:value="486455511" calcext:value-type="float">
            <text:p>486455511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14.6833333333333" calcext:value-type="float">
            <text:p>14.6833333333333</text:p>
          </table:table-cell>
          <table:table-cell office:value-type="float" office:value="486455511" calcext:value-type="float">
            <text:p>486455511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1004" calcext:value-type="float">
            <text:p>-1004</text:p>
          </table:table-cell>
          <table:table-cell/>
          <table:table-cell office:value-type="float" office:value="-222.2" calcext:value-type="float">
            <text:p>-222.2</text:p>
          </table:table-cell>
        </table:table-row>
        <table:table-row table:style-name="ro1">
          <table:table-cell office:value-type="float" office:value="14.6833333333333" calcext:value-type="float">
            <text:p>14.6833333333333</text:p>
          </table:table-cell>
          <table:table-cell office:value-type="float" office:value="486455511" calcext:value-type="float">
            <text:p>486455511</text:p>
          </table:table-cell>
          <table:table-cell table:number-columns-repeated="2"/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14.7166666666667" calcext:value-type="float">
            <text:p>14.7166666666667</text:p>
          </table:table-cell>
          <table:table-cell office:value-type="float" office:value="486455514" calcext:value-type="float">
            <text:p>486455514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977" calcext:value-type="float">
            <text:p>-977</text:p>
          </table:table-cell>
          <table:table-cell/>
          <table:table-cell office:value-type="float" office:value="-240.8" calcext:value-type="float">
            <text:p>-240.8</text:p>
          </table:table-cell>
        </table:table-row>
        <table:table-row table:style-name="ro1">
          <table:table-cell office:value-type="float" office:value="14.7166666666667" calcext:value-type="float">
            <text:p>14.7166666666667</text:p>
          </table:table-cell>
          <table:table-cell office:value-type="float" office:value="486455514" calcext:value-type="float">
            <text:p>486455514</text:p>
          </table:table-cell>
          <table:table-cell table:number-columns-repeated="2"/>
          <table:table-cell office:value-type="float" office:value="-1.5" calcext:value-type="float">
            <text:p>-1.5</text:p>
          </table:table-cell>
          <table:table-cell/>
        </table:table-row>
        <table:table-row table:style-name="ro1">
          <table:table-cell office:value-type="float" office:value="14.7166666666667" calcext:value-type="float">
            <text:p>14.7166666666667</text:p>
          </table:table-cell>
          <table:table-cell office:value-type="float" office:value="486455514" calcext:value-type="float">
            <text:p>486455514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-955" calcext:value-type="float">
            <text:p>-955</text:p>
          </table:table-cell>
          <table:table-cell/>
          <table:table-cell office:value-type="float" office:value="-253.2" calcext:value-type="float">
            <text:p>-253.2</text:p>
          </table:table-cell>
        </table:table-row>
        <table:table-row table:style-name="ro1">
          <table:table-cell office:value-type="float" office:value="14.7166666666667" calcext:value-type="float">
            <text:p>14.7166666666667</text:p>
          </table:table-cell>
          <table:table-cell office:value-type="float" office:value="486455514" calcext:value-type="float">
            <text:p>486455514</text:p>
          </table:table-cell>
          <table:table-cell table:number-columns-repeated="2"/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14.7333333333333" calcext:value-type="float">
            <text:p>14.7333333333333</text:p>
          </table:table-cell>
          <table:table-cell office:value-type="float" office:value="486455515" calcext:value-type="float">
            <text:p>486455515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-921" calcext:value-type="float">
            <text:p>-921</text:p>
          </table:table-cell>
          <table:table-cell/>
          <table:table-cell office:value-type="float" office:value="-275.52" calcext:value-type="float">
            <text:p>-275.52</text:p>
          </table:table-cell>
        </table:table-row>
        <table:table-row table:style-name="ro1">
          <table:table-cell office:value-type="float" office:value="14.7333333333333" calcext:value-type="float">
            <text:p>14.7333333333333</text:p>
          </table:table-cell>
          <table:table-cell office:value-type="float" office:value="486455515" calcext:value-type="float">
            <text:p>486455515</text:p>
          </table:table-cell>
          <table:table-cell table:number-columns-repeated="2"/>
          <table:table-cell office:value-type="float" office:value="-1.3" calcext:value-type="float">
            <text:p>-1.3</text:p>
          </table:table-cell>
          <table:table-cell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486455517" calcext:value-type="float">
            <text:p>486455517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-506" calcext:value-type="float">
            <text:p>-506</text:p>
          </table:table-cell>
          <table:table-cell/>
          <table:table-cell office:value-type="float" office:value="-274.28" calcext:value-type="float">
            <text:p>-274.28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486455517" calcext:value-type="float">
            <text:p>486455517</text:p>
          </table:table-cell>
          <table:table-cell table:number-columns-repeated="2"/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486455517" calcext:value-type="float">
            <text:p>486455517</text:p>
          </table:table-cell>
          <table:table-cell table:number-columns-repeated="2"/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486455517" calcext:value-type="float">
            <text:p>486455517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-477" calcext:value-type="float">
            <text:p>-477</text:p>
          </table:table-cell>
          <table:table-cell/>
          <table:table-cell office:value-type="float" office:value="-282.96" calcext:value-type="float">
            <text:p>-282.96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486455517" calcext:value-type="float">
            <text:p>486455517</text:p>
          </table:table-cell>
          <table:table-cell table:number-columns-repeated="2"/>
          <table:table-cell office:value-type="float" office:value="-1.6" calcext:value-type="float">
            <text:p>-1.6</text:p>
          </table:table-cell>
          <table:table-cell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486455517" calcext:value-type="float">
            <text:p>486455517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-555" calcext:value-type="float">
            <text:p>-555</text:p>
          </table:table-cell>
          <table:table-cell/>
          <table:table-cell office:value-type="float" office:value="-299.08" calcext:value-type="float">
            <text:p>-299.08</text:p>
          </table:table-cell>
        </table:table-row>
        <table:table-row table:style-name="ro1">
          <table:table-cell office:value-type="float" office:value="14.8166666666667" calcext:value-type="float">
            <text:p>14.8166666666667</text:p>
          </table:table-cell>
          <table:table-cell office:value-type="float" office:value="486455519" calcext:value-type="float">
            <text:p>486455519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/>
        </table:table-row>
        <table:table-row table:style-name="ro1">
          <table:table-cell office:value-type="float" office:value="14.8166666666667" calcext:value-type="float">
            <text:p>14.8166666666667</text:p>
          </table:table-cell>
          <table:table-cell office:value-type="float" office:value="486455519" calcext:value-type="float">
            <text:p>486455519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-384" calcext:value-type="float">
            <text:p>-384</text:p>
          </table:table-cell>
          <table:table-cell/>
          <table:table-cell office:value-type="float" office:value="-305.28" calcext:value-type="float">
            <text:p>-305.28</text:p>
          </table:table-cell>
        </table:table-row>
        <table:table-row table:style-name="ro1">
          <table:table-cell office:value-type="float" office:value="14.8666666666667" calcext:value-type="float">
            <text:p>14.8666666666667</text:p>
          </table:table-cell>
          <table:table-cell office:value-type="float" office:value="486455522" calcext:value-type="float">
            <text:p>486455522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/>
        </table:table-row>
        <table:table-row table:style-name="ro1">
          <table:table-cell office:value-type="float" office:value="14.8666666666667" calcext:value-type="float">
            <text:p>14.8666666666667</text:p>
          </table:table-cell>
          <table:table-cell office:value-type="float" office:value="486455522" calcext:value-type="float">
            <text:p>486455522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-396" calcext:value-type="float">
            <text:p>-396</text:p>
          </table:table-cell>
          <table:table-cell/>
          <table:table-cell office:value-type="float" office:value="-310.24" calcext:value-type="float">
            <text:p>-310.24</text:p>
          </table:table-cell>
        </table:table-row>
        <table:table-row table:style-name="ro1">
          <table:table-cell office:value-type="float" office:value="14.8666666666667" calcext:value-type="float">
            <text:p>14.8666666666667</text:p>
          </table:table-cell>
          <table:table-cell office:value-type="float" office:value="486455522" calcext:value-type="float">
            <text:p>486455522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/>
        </table:table-row>
        <table:table-row table:style-name="ro1">
          <table:table-cell office:value-type="float" office:value="14.8666666666667" calcext:value-type="float">
            <text:p>14.8666666666667</text:p>
          </table:table-cell>
          <table:table-cell office:value-type="float" office:value="486455522" calcext:value-type="float">
            <text:p>486455522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-297.84" calcext:value-type="float">
            <text:p>-297.84</text:p>
          </table:table-cell>
        </table:table-row>
        <table:table-row table:style-name="ro1">
          <table:table-cell office:value-type="float" office:value="14.8666666666667" calcext:value-type="float">
            <text:p>14.8666666666667</text:p>
          </table:table-cell>
          <table:table-cell office:value-type="float" office:value="486455522" calcext:value-type="float">
            <text:p>486455522</text:p>
          </table:table-cell>
          <table:table-cell table:number-columns-repeated="2"/>
          <table:table-cell office:value-type="float" office:value="-1.4" calcext:value-type="float">
            <text:p>-1.4</text:p>
          </table:table-cell>
          <table:table-cell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486455524" calcext:value-type="float">
            <text:p>486455524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-290.4" calcext:value-type="float">
            <text:p>-290.4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486455524" calcext:value-type="float">
            <text:p>4864555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486455524" calcext:value-type="float">
            <text:p>486455524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-286.68" calcext:value-type="float">
            <text:p>-286.68</text:p>
          </table:table-cell>
        </table:table-row>
        <table:table-row table:style-name="ro1">
          <table:table-cell office:value-type="float" office:value="14.9333333333333" calcext:value-type="float">
            <text:p>14.9333333333333</text:p>
          </table:table-cell>
          <table:table-cell office:value-type="float" office:value="486455526" calcext:value-type="float">
            <text:p>486455526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4.9333333333333" calcext:value-type="float">
            <text:p>14.9333333333333</text:p>
          </table:table-cell>
          <table:table-cell office:value-type="float" office:value="486455526" calcext:value-type="float">
            <text:p>486455526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119" calcext:value-type="float">
            <text:p>-119</text:p>
          </table:table-cell>
          <table:table-cell/>
          <table:table-cell office:value-type="float" office:value="-299.08" calcext:value-type="float">
            <text:p>-299.08</text:p>
          </table:table-cell>
        </table:table-row>
        <table:table-row table:style-name="ro1">
          <table:table-cell office:value-type="float" office:value="14.9333333333333" calcext:value-type="float">
            <text:p>14.9333333333333</text:p>
          </table:table-cell>
          <table:table-cell office:value-type="float" office:value="486455526" calcext:value-type="float">
            <text:p>486455526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14.9333333333333" calcext:value-type="float">
            <text:p>14.9333333333333</text:p>
          </table:table-cell>
          <table:table-cell office:value-type="float" office:value="486455526" calcext:value-type="float">
            <text:p>486455526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-280.48" calcext:value-type="float">
            <text:p>-280.48</text:p>
          </table:table-cell>
        </table:table-row>
        <table:table-row table:style-name="ro1">
          <table:table-cell office:value-type="float" office:value="14.9666666666667" calcext:value-type="float">
            <text:p>14.9666666666667</text:p>
          </table:table-cell>
          <table:table-cell office:value-type="float" office:value="486455528" calcext:value-type="float">
            <text:p>486455528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14.9666666666667" calcext:value-type="float">
            <text:p>14.9666666666667</text:p>
          </table:table-cell>
          <table:table-cell office:value-type="float" office:value="486455528" calcext:value-type="float">
            <text:p>486455528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163" calcext:value-type="float">
            <text:p>-163</text:p>
          </table:table-cell>
          <table:table-cell/>
          <table:table-cell office:value-type="float" office:value="-296.6" calcext:value-type="float">
            <text:p>-296.6</text:p>
          </table:table-cell>
        </table:table-row>
        <table:table-row table:style-name="ro1">
          <table:table-cell office:value-type="float" office:value="14.9666666666667" calcext:value-type="float">
            <text:p>14.9666666666667</text:p>
          </table:table-cell>
          <table:table-cell office:value-type="float" office:value="486455528" calcext:value-type="float">
            <text:p>486455528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6455530" calcext:value-type="float">
            <text:p>486455530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6455530" calcext:value-type="float">
            <text:p>486455530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60" calcext:value-type="float">
            <text:p>-60</text:p>
          </table:table-cell>
          <table:table-cell/>
          <table:table-cell office:value-type="float" office:value="-299.08" calcext:value-type="float">
            <text:p>-299.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6455530" calcext:value-type="float">
            <text:p>486455530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6455530" calcext:value-type="float">
            <text:p>486455530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115" calcext:value-type="float">
            <text:p>-115</text:p>
          </table:table-cell>
          <table:table-cell/>
          <table:table-cell office:value-type="float" office:value="-299.08" calcext:value-type="float">
            <text:p>-299.08</text:p>
          </table:table-cell>
        </table:table-row>
        <table:table-row table:style-name="ro1">
          <table:table-cell office:value-type="float" office:value="15.0166666666667" calcext:value-type="float">
            <text:p>15.0166666666667</text:p>
          </table:table-cell>
          <table:table-cell office:value-type="float" office:value="486455532" calcext:value-type="float">
            <text:p>486455532</text:p>
          </table:table-cell>
          <table:table-cell table:number-columns-repeated="2"/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15.0166666666667" calcext:value-type="float">
            <text:p>15.0166666666667</text:p>
          </table:table-cell>
          <table:table-cell office:value-type="float" office:value="486455532" calcext:value-type="float">
            <text:p>486455532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184" calcext:value-type="float">
            <text:p>-184</text:p>
          </table:table-cell>
          <table:table-cell/>
          <table:table-cell office:value-type="float" office:value="-306.52" calcext:value-type="float">
            <text:p>-306.52</text:p>
          </table:table-cell>
        </table:table-row>
        <table:table-row table:style-name="ro1">
          <table:table-cell office:value-type="float" office:value="15.0166666666667" calcext:value-type="float">
            <text:p>15.0166666666667</text:p>
          </table:table-cell>
          <table:table-cell office:value-type="float" office:value="486455532" calcext:value-type="float">
            <text:p>486455532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/>
        </table:table-row>
        <table:table-row table:style-name="ro1">
          <table:table-cell office:value-type="float" office:value="15.0666666666667" calcext:value-type="float">
            <text:p>15.0666666666667</text:p>
          </table:table-cell>
          <table:table-cell office:value-type="float" office:value="486455534" calcext:value-type="float">
            <text:p>486455534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418" calcext:value-type="float">
            <text:p>-418</text:p>
          </table:table-cell>
          <table:table-cell/>
          <table:table-cell office:value-type="float" office:value="-321.4" calcext:value-type="float">
            <text:p>-321.4</text:p>
          </table:table-cell>
        </table:table-row>
        <table:table-row table:style-name="ro1">
          <table:table-cell office:value-type="float" office:value="15.0666666666667" calcext:value-type="float">
            <text:p>15.0666666666667</text:p>
          </table:table-cell>
          <table:table-cell office:value-type="float" office:value="486455534" calcext:value-type="float">
            <text:p>486455534</text:p>
          </table:table-cell>
          <table:table-cell table:number-columns-repeated="2"/>
          <table:table-cell office:value-type="float" office:value="-1.6" calcext:value-type="float">
            <text:p>-1.6</text:p>
          </table:table-cell>
          <table:table-cell/>
        </table:table-row>
        <table:table-row table:style-name="ro1">
          <table:table-cell office:value-type="float" office:value="15.0666666666667" calcext:value-type="float">
            <text:p>15.0666666666667</text:p>
          </table:table-cell>
          <table:table-cell office:value-type="float" office:value="486455534" calcext:value-type="float">
            <text:p>486455534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629" calcext:value-type="float">
            <text:p>-629</text:p>
          </table:table-cell>
          <table:table-cell/>
          <table:table-cell office:value-type="float" office:value="-340" calcext:value-type="float">
            <text:p>-340</text:p>
          </table:table-cell>
        </table:table-row>
        <table:table-row table:style-name="ro1">
          <table:table-cell office:value-type="float" office:value="15.0666666666667" calcext:value-type="float">
            <text:p>15.0666666666667</text:p>
          </table:table-cell>
          <table:table-cell office:value-type="float" office:value="486455534" calcext:value-type="float">
            <text:p>486455534</text:p>
          </table:table-cell>
          <table:table-cell table:number-columns-repeated="2"/>
          <table:table-cell office:value-type="float" office:value="-1.7" calcext:value-type="float">
            <text:p>-1.7</text:p>
          </table:table-cell>
          <table:table-cell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486455536" calcext:value-type="float">
            <text:p>486455536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687" calcext:value-type="float">
            <text:p>-687</text:p>
          </table:table-cell>
          <table:table-cell/>
          <table:table-cell office:value-type="float" office:value="-351.16" calcext:value-type="float">
            <text:p>-351.16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486455536" calcext:value-type="float">
            <text:p>486455536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486455536" calcext:value-type="float">
            <text:p>486455536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671" calcext:value-type="float">
            <text:p>-671</text:p>
          </table:table-cell>
          <table:table-cell/>
          <table:table-cell office:value-type="float" office:value="-371" calcext:value-type="float">
            <text:p>-371</text:p>
          </table:table-cell>
        </table:table-row>
        <table:table-row table:style-name="ro1">
          <table:table-cell office:value-type="float" office:value="15.1166666666667" calcext:value-type="float">
            <text:p>15.1166666666667</text:p>
          </table:table-cell>
          <table:table-cell office:value-type="float" office:value="486455538" calcext:value-type="float">
            <text:p>486455538</text:p>
          </table:table-cell>
          <table:table-cell table:number-columns-repeated="2"/>
          <table:table-cell office:value-type="float" office:value="-3.4" calcext:value-type="float">
            <text:p>-3.4</text:p>
          </table:table-cell>
          <table:table-cell/>
        </table:table-row>
        <table:table-row table:style-name="ro1">
          <table:table-cell office:value-type="float" office:value="15.1166666666667" calcext:value-type="float">
            <text:p>15.1166666666667</text:p>
          </table:table-cell>
          <table:table-cell office:value-type="float" office:value="486455538" calcext:value-type="float">
            <text:p>486455538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594" calcext:value-type="float">
            <text:p>-594</text:p>
          </table:table-cell>
          <table:table-cell/>
          <table:table-cell office:value-type="float" office:value="-379.68" calcext:value-type="float">
            <text:p>-379.68</text:p>
          </table:table-cell>
        </table:table-row>
        <table:table-row table:style-name="ro1">
          <table:table-cell office:value-type="float" office:value="15.1166666666667" calcext:value-type="float">
            <text:p>15.1166666666667</text:p>
          </table:table-cell>
          <table:table-cell office:value-type="float" office:value="486455538" calcext:value-type="float">
            <text:p>486455538</text:p>
          </table:table-cell>
          <table:table-cell table:number-columns-repeated="2"/>
          <table:table-cell office:value-type="float" office:value="-2.6" calcext:value-type="float">
            <text:p>-2.6</text:p>
          </table:table-cell>
          <table:table-cell/>
        </table:table-row>
        <table:table-row table:style-name="ro1">
          <table:table-cell office:value-type="float" office:value="15.1666666666667" calcext:value-type="float">
            <text:p>15.1666666666667</text:p>
          </table:table-cell>
          <table:table-cell office:value-type="float" office:value="486455540" calcext:value-type="float">
            <text:p>486455540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430" calcext:value-type="float">
            <text:p>-430</text:p>
          </table:table-cell>
          <table:table-cell/>
          <table:table-cell office:value-type="float" office:value="-383.4" calcext:value-type="float">
            <text:p>-383.4</text:p>
          </table:table-cell>
        </table:table-row>
        <table:table-row table:style-name="ro1">
          <table:table-cell office:value-type="float" office:value="15.1666666666667" calcext:value-type="float">
            <text:p>15.1666666666667</text:p>
          </table:table-cell>
          <table:table-cell office:value-type="float" office:value="486455540" calcext:value-type="float">
            <text:p>486455540</text:p>
          </table:table-cell>
          <table:table-cell table:number-columns-repeated="2"/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15.1666666666667" calcext:value-type="float">
            <text:p>15.1666666666667</text:p>
          </table:table-cell>
          <table:table-cell office:value-type="float" office:value="486455540" calcext:value-type="float">
            <text:p>486455540</text:p>
          </table:table-cell>
          <table:table-cell table:number-columns-repeated="2"/>
          <table:table-cell office:value-type="float" office:value="-2.2" calcext:value-type="float">
            <text:p>-2.2</text:p>
          </table:table-cell>
          <table:table-cell/>
        </table:table-row>
        <table:table-row table:style-name="ro1">
          <table:table-cell office:value-type="float" office:value="15.1666666666667" calcext:value-type="float">
            <text:p>15.1666666666667</text:p>
          </table:table-cell>
          <table:table-cell office:value-type="float" office:value="486455540" calcext:value-type="float">
            <text:p>486455540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142" calcext:value-type="float">
            <text:p>-142</text:p>
          </table:table-cell>
          <table:table-cell/>
          <table:table-cell office:value-type="float" office:value="-373.48" calcext:value-type="float">
            <text:p>-373.48</text:p>
          </table:table-cell>
        </table:table-row>
        <table:table-row table:style-name="ro1">
          <table:table-cell office:value-type="float" office:value="15.1833333333333" calcext:value-type="float">
            <text:p>15.1833333333333</text:p>
          </table:table-cell>
          <table:table-cell office:value-type="float" office:value="486455542" calcext:value-type="float">
            <text:p>486455542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-371" calcext:value-type="float">
            <text:p>-371</text:p>
          </table:table-cell>
        </table:table-row>
        <table:table-row table:style-name="ro1">
          <table:table-cell office:value-type="float" office:value="15.1833333333333" calcext:value-type="float">
            <text:p>15.1833333333333</text:p>
          </table:table-cell>
          <table:table-cell office:value-type="float" office:value="486455542" calcext:value-type="float">
            <text:p>486455542</text:p>
          </table:table-cell>
          <table:table-cell table:number-columns-repeated="2"/>
          <table:table-cell office:value-type="float" office:value="-2.2" calcext:value-type="float">
            <text:p>-2.2</text:p>
          </table:table-cell>
          <table:table-cell/>
        </table:table-row>
        <table:table-row table:style-name="ro1">
          <table:table-cell office:value-type="float" office:value="15.1833333333333" calcext:value-type="float">
            <text:p>15.1833333333333</text:p>
          </table:table-cell>
          <table:table-cell office:value-type="float" office:value="486455542" calcext:value-type="float">
            <text:p>486455542</text:p>
          </table:table-cell>
          <table:table-cell table:number-columns-repeated="2"/>
          <table:table-cell office:value-type="float" office:value="-1.4" calcext:value-type="float">
            <text:p>-1.4</text:p>
          </table:table-cell>
          <table:table-cell/>
        </table:table-row>
        <table:table-row table:style-name="ro1">
          <table:table-cell office:value-type="float" office:value="15.2166666666667" calcext:value-type="float">
            <text:p>15.2166666666667</text:p>
          </table:table-cell>
          <table:table-cell office:value-type="float" office:value="486455544" calcext:value-type="float">
            <text:p>486455544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98" calcext:value-type="float">
            <text:p>-98</text:p>
          </table:table-cell>
          <table:table-cell/>
          <table:table-cell office:value-type="float" office:value="-373.48" calcext:value-type="float">
            <text:p>-373.48</text:p>
          </table:table-cell>
        </table:table-row>
        <table:table-row table:style-name="ro1">
          <table:table-cell office:value-type="float" office:value="15.2166666666667" calcext:value-type="float">
            <text:p>15.2166666666667</text:p>
          </table:table-cell>
          <table:table-cell office:value-type="float" office:value="486455544" calcext:value-type="float">
            <text:p>486455544</text:p>
          </table:table-cell>
          <table:table-cell table:number-columns-repeated="2"/>
          <table:table-cell office:value-type="float" office:value="-0.7" calcext:value-type="float">
            <text:p>-0.7</text:p>
          </table:table-cell>
          <table:table-cell/>
        </table:table-row>
        <table:table-row table:style-name="ro1">
          <table:table-cell office:value-type="float" office:value="15.2166666666667" calcext:value-type="float">
            <text:p>15.2166666666667</text:p>
          </table:table-cell>
          <table:table-cell office:value-type="float" office:value="486455544" calcext:value-type="float">
            <text:p>486455544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-178" calcext:value-type="float">
            <text:p>-178</text:p>
          </table:table-cell>
          <table:table-cell/>
          <table:table-cell office:value-type="float" office:value="-377.2" calcext:value-type="float">
            <text:p>-377.2</text:p>
          </table:table-cell>
        </table:table-row>
        <table:table-row table:style-name="ro1">
          <table:table-cell office:value-type="float" office:value="15.2166666666667" calcext:value-type="float">
            <text:p>15.2166666666667</text:p>
          </table:table-cell>
          <table:table-cell office:value-type="float" office:value="486455544" calcext:value-type="float">
            <text:p>486455544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float" office:value="15.2166666666667" calcext:value-type="float">
            <text:p>15.2166666666667</text:p>
          </table:table-cell>
          <table:table-cell office:value-type="float" office:value="486455546" calcext:value-type="float">
            <text:p>486455546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165" calcext:value-type="float">
            <text:p>-165</text:p>
          </table:table-cell>
          <table:table-cell/>
          <table:table-cell office:value-type="float" office:value="-377.2" calcext:value-type="float">
            <text:p>-377.2</text:p>
          </table:table-cell>
        </table:table-row>
        <table:table-row table:style-name="ro1">
          <table:table-cell office:value-type="float" office:value="15.2166666666667" calcext:value-type="float">
            <text:p>15.2166666666667</text:p>
          </table:table-cell>
          <table:table-cell office:value-type="float" office:value="486455546" calcext:value-type="float">
            <text:p>486455546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float" office:value="15.2166666666667" calcext:value-type="float">
            <text:p>15.2166666666667</text:p>
          </table:table-cell>
          <table:table-cell office:value-type="float" office:value="486455546" calcext:value-type="float">
            <text:p>486455546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-311" calcext:value-type="float">
            <text:p>-311</text:p>
          </table:table-cell>
          <table:table-cell/>
          <table:table-cell office:value-type="float" office:value="-389.6" calcext:value-type="float">
            <text:p>-389.6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486455552" calcext:value-type="float">
            <text:p>486455552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486455552" calcext:value-type="float">
            <text:p>486455552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-310" calcext:value-type="float">
            <text:p>-310</text:p>
          </table:table-cell>
          <table:table-cell/>
          <table:table-cell office:value-type="float" office:value="-394.56" calcext:value-type="float">
            <text:p>-394.56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486455552" calcext:value-type="float">
            <text:p>486455552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486455552" calcext:value-type="float">
            <text:p>486455552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-177" calcext:value-type="float">
            <text:p>-177</text:p>
          </table:table-cell>
          <table:table-cell/>
          <table:table-cell office:value-type="float" office:value="-398.28" calcext:value-type="float">
            <text:p>-398.28</text:p>
          </table:table-cell>
        </table:table-row>
        <table:table-row table:style-name="ro1">
          <table:table-cell office:value-type="float" office:value="15.35" calcext:value-type="float">
            <text:p>15.35</text:p>
          </table:table-cell>
          <table:table-cell office:value-type="float" office:value="486455554" calcext:value-type="float">
            <text:p>486455554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15.35" calcext:value-type="float">
            <text:p>15.35</text:p>
          </table:table-cell>
          <table:table-cell office:value-type="float" office:value="486455554" calcext:value-type="float">
            <text:p>486455554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-362" calcext:value-type="float">
            <text:p>-362</text:p>
          </table:table-cell>
          <table:table-cell/>
          <table:table-cell office:value-type="float" office:value="-409.44" calcext:value-type="float">
            <text:p>-409.44</text:p>
          </table:table-cell>
        </table:table-row>
        <table:table-row table:style-name="ro1">
          <table:table-cell office:value-type="float" office:value="15.35" calcext:value-type="float">
            <text:p>15.35</text:p>
          </table:table-cell>
          <table:table-cell office:value-type="float" office:value="486455554" calcext:value-type="float">
            <text:p>486455554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15.35" calcext:value-type="float">
            <text:p>15.35</text:p>
          </table:table-cell>
          <table:table-cell office:value-type="float" office:value="486455554" calcext:value-type="float">
            <text:p>486455554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-331" calcext:value-type="float">
            <text:p>-331</text:p>
          </table:table-cell>
          <table:table-cell/>
          <table:table-cell office:value-type="float" office:value="-414.4" calcext:value-type="float">
            <text:p>-414.4</text:p>
          </table:table-cell>
        </table:table-row>
        <table:table-row table:style-name="ro1">
          <table:table-cell office:value-type="float" office:value="15.3666666666667" calcext:value-type="float">
            <text:p>15.3666666666667</text:p>
          </table:table-cell>
          <table:table-cell office:value-type="float" office:value="486455556" calcext:value-type="float">
            <text:p>486455556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/>
        </table:table-row>
        <table:table-row table:style-name="ro1">
          <table:table-cell office:value-type="float" office:value="15.3666666666667" calcext:value-type="float">
            <text:p>15.3666666666667</text:p>
          </table:table-cell>
          <table:table-cell office:value-type="float" office:value="486455556" calcext:value-type="float">
            <text:p>486455556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5.3666666666667" calcext:value-type="float">
            <text:p>15.3666666666667</text:p>
          </table:table-cell>
          <table:table-cell office:value-type="float" office:value="486455556" calcext:value-type="float">
            <text:p>486455556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-403.24" calcext:value-type="float">
            <text:p>-403.24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486455558" calcext:value-type="float">
            <text:p>486455558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486455558" calcext:value-type="float">
            <text:p>486455558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-402" calcext:value-type="float">
            <text:p>-402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486455558" calcext:value-type="float">
            <text:p>486455558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-402" calcext:value-type="float">
            <text:p>-402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486455558" calcext:value-type="float">
            <text:p>486455558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float" office:value="15.4333333333333" calcext:value-type="float">
            <text:p>15.4333333333333</text:p>
          </table:table-cell>
          <table:table-cell office:value-type="float" office:value="486455560" calcext:value-type="float">
            <text:p>486455560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float" office:value="15.4333333333333" calcext:value-type="float">
            <text:p>15.4333333333333</text:p>
          </table:table-cell>
          <table:table-cell office:value-type="float" office:value="486455560" calcext:value-type="float">
            <text:p>486455560</text:p>
          </table:table-cell>
          <table:table-cell office:value-type="float" office:value="78.1857451403888" calcext:value-type="float">
            <text:p>78.1857451403888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-395.8" calcext:value-type="float">
            <text:p>-395.8</text:p>
          </table:table-cell>
        </table:table-row>
        <table:table-row table:style-name="ro1">
          <table:table-cell office:value-type="float" office:value="15.4333333333333" calcext:value-type="float">
            <text:p>15.4333333333333</text:p>
          </table:table-cell>
          <table:table-cell office:value-type="float" office:value="486455560" calcext:value-type="float">
            <text:p>486455560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-387.12" calcext:value-type="float">
            <text:p>-387.12</text:p>
          </table:table-cell>
        </table:table-row>
        <table:table-row table:style-name="ro1">
          <table:table-cell office:value-type="float" office:value="15.4333333333333" calcext:value-type="float">
            <text:p>15.4333333333333</text:p>
          </table:table-cell>
          <table:table-cell office:value-type="float" office:value="486455560" calcext:value-type="float">
            <text:p>486455560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5.4833333333333" calcext:value-type="float">
            <text:p>15.4833333333333</text:p>
          </table:table-cell>
          <table:table-cell office:value-type="float" office:value="486455562" calcext:value-type="float">
            <text:p>486455562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/>
        </table:table-row>
        <table:table-row table:style-name="ro1">
          <table:table-cell office:value-type="float" office:value="15.4833333333333" calcext:value-type="float">
            <text:p>15.4833333333333</text:p>
          </table:table-cell>
          <table:table-cell office:value-type="float" office:value="486455562" calcext:value-type="float">
            <text:p>486455562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-389.6" calcext:value-type="float">
            <text:p>-389.6</text:p>
          </table:table-cell>
        </table:table-row>
        <table:table-row table:style-name="ro1">
          <table:table-cell office:value-type="float" office:value="15.4833333333333" calcext:value-type="float">
            <text:p>15.4833333333333</text:p>
          </table:table-cell>
          <table:table-cell office:value-type="float" office:value="486455562" calcext:value-type="float">
            <text:p>486455562</text:p>
          </table:table-cell>
          <table:table-cell table:number-columns-repeated="2"/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float" office:value="15.4833333333333" calcext:value-type="float">
            <text:p>15.4833333333333</text:p>
          </table:table-cell>
          <table:table-cell office:value-type="float" office:value="486455562" calcext:value-type="float">
            <text:p>486455562</text:p>
          </table:table-cell>
          <table:table-cell office:value-type="float" office:value="78.1857451403888" calcext:value-type="float">
            <text:p>78.1857451403888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-387.12" calcext:value-type="float">
            <text:p>-387.12</text:p>
          </table:table-cell>
        </table:table-row>
        <table:table-row table:style-name="ro1">
          <table:table-cell office:value-type="float" office:value="15.5166666666667" calcext:value-type="float">
            <text:p>15.5166666666667</text:p>
          </table:table-cell>
          <table:table-cell office:value-type="float" office:value="486455564" calcext:value-type="float">
            <text:p>486455564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float" office:value="15.5166666666667" calcext:value-type="float">
            <text:p>15.5166666666667</text:p>
          </table:table-cell>
          <table:table-cell office:value-type="float" office:value="486455564" calcext:value-type="float">
            <text:p>486455564</text:p>
          </table:table-cell>
          <table:table-cell office:value-type="float" office:value="78.1857451403888" calcext:value-type="float">
            <text:p>78.1857451403888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384.64" calcext:value-type="float">
            <text:p>-384.64</text:p>
          </table:table-cell>
        </table:table-row>
        <table:table-row table:style-name="ro1">
          <table:table-cell office:value-type="float" office:value="15.5166666666667" calcext:value-type="float">
            <text:p>15.5166666666667</text:p>
          </table:table-cell>
          <table:table-cell office:value-type="float" office:value="486455564" calcext:value-type="float">
            <text:p>486455564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float" office:value="15.5166666666667" calcext:value-type="float">
            <text:p>15.5166666666667</text:p>
          </table:table-cell>
          <table:table-cell office:value-type="float" office:value="486455564" calcext:value-type="float">
            <text:p>486455564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387.12" calcext:value-type="float">
            <text:p>-387.12</text:p>
          </table:table-cell>
        </table:table-row>
        <table:table-row table:style-name="ro1">
          <table:table-cell office:value-type="float" office:value="15.5333333333333" calcext:value-type="float">
            <text:p>15.5333333333333</text:p>
          </table:table-cell>
          <table:table-cell office:value-type="float" office:value="486455567" calcext:value-type="float">
            <text:p>486455567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float" office:value="15.5333333333333" calcext:value-type="float">
            <text:p>15.5333333333333</text:p>
          </table:table-cell>
          <table:table-cell office:value-type="float" office:value="486455567" calcext:value-type="float">
            <text:p>486455567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-39" calcext:value-type="float">
            <text:p>-39</text:p>
          </table:table-cell>
          <table:table-cell/>
          <table:table-cell office:value-type="float" office:value="-387.12" calcext:value-type="float">
            <text:p>-387.12</text:p>
          </table:table-cell>
        </table:table-row>
        <table:table-row table:style-name="ro1">
          <table:table-cell office:value-type="float" office:value="15.5333333333333" calcext:value-type="float">
            <text:p>15.5333333333333</text:p>
          </table:table-cell>
          <table:table-cell office:value-type="float" office:value="486455567" calcext:value-type="float">
            <text:p>486455567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15.5833333333333" calcext:value-type="float">
            <text:p>15.5833333333333</text:p>
          </table:table-cell>
          <table:table-cell office:value-type="float" office:value="486455569" calcext:value-type="float">
            <text:p>486455569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-143" calcext:value-type="float">
            <text:p>-143</text:p>
          </table:table-cell>
          <table:table-cell/>
          <table:table-cell office:value-type="float" office:value="-394.56" calcext:value-type="float">
            <text:p>-394.56</text:p>
          </table:table-cell>
        </table:table-row>
        <table:table-row table:style-name="ro1">
          <table:table-cell office:value-type="float" office:value="15.5833333333333" calcext:value-type="float">
            <text:p>15.5833333333333</text:p>
          </table:table-cell>
          <table:table-cell office:value-type="float" office:value="486455569" calcext:value-type="float">
            <text:p>486455569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float" office:value="15.5833333333333" calcext:value-type="float">
            <text:p>15.5833333333333</text:p>
          </table:table-cell>
          <table:table-cell office:value-type="float" office:value="486455569" calcext:value-type="float">
            <text:p>486455569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-306" calcext:value-type="float">
            <text:p>-306</text:p>
          </table:table-cell>
          <table:table-cell/>
          <table:table-cell office:value-type="float" office:value="-408.2" calcext:value-type="float">
            <text:p>-408.2</text:p>
          </table:table-cell>
        </table:table-row>
        <table:table-row table:style-name="ro1">
          <table:table-cell office:value-type="float" office:value="15.6166666666667" calcext:value-type="float">
            <text:p>15.6166666666667</text:p>
          </table:table-cell>
          <table:table-cell office:value-type="float" office:value="486455570" calcext:value-type="float">
            <text:p>486455570</text:p>
          </table:table-cell>
          <table:table-cell table:number-columns-repeated="2"/>
          <table:table-cell office:value-type="float" office:value="6.9" calcext:value-type="float">
            <text:p>6.9</text:p>
          </table:table-cell>
          <table:table-cell/>
        </table:table-row>
        <table:table-row table:style-name="ro1">
          <table:table-cell office:value-type="float" office:value="15.6166666666667" calcext:value-type="float">
            <text:p>15.6166666666667</text:p>
          </table:table-cell>
          <table:table-cell office:value-type="float" office:value="486455570" calcext:value-type="float">
            <text:p>486455570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-203" calcext:value-type="float">
            <text:p>-203</text:p>
          </table:table-cell>
          <table:table-cell/>
          <table:table-cell office:value-type="float" office:value="-402" calcext:value-type="float">
            <text:p>-402</text:p>
          </table:table-cell>
        </table:table-row>
        <table:table-row table:style-name="ro1">
          <table:table-cell office:value-type="float" office:value="15.6166666666667" calcext:value-type="float">
            <text:p>15.6166666666667</text:p>
          </table:table-cell>
          <table:table-cell office:value-type="float" office:value="486455570" calcext:value-type="float">
            <text:p>486455570</text:p>
          </table:table-cell>
          <table:table-cell table:number-columns-repeated="2"/>
          <table:table-cell office:value-type="float" office:value="7.1" calcext:value-type="float">
            <text:p>7.1</text:p>
          </table:table-cell>
          <table:table-cell/>
        </table:table-row>
        <table:table-row table:style-name="ro1">
          <table:table-cell office:value-type="float" office:value="15.6166666666667" calcext:value-type="float">
            <text:p>15.6166666666667</text:p>
          </table:table-cell>
          <table:table-cell office:value-type="float" office:value="486455570" calcext:value-type="float">
            <text:p>486455570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-388.36" calcext:value-type="float">
            <text:p>-388.36</text:p>
          </table:table-cell>
        </table:table-row>
        <table:table-row table:style-name="ro1">
          <table:table-cell office:value-type="float" office:value="15.6333333333333" calcext:value-type="float">
            <text:p>15.6333333333333</text:p>
          </table:table-cell>
          <table:table-cell office:value-type="float" office:value="486455573" calcext:value-type="float">
            <text:p>486455573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/>
        </table:table-row>
        <table:table-row table:style-name="ro1">
          <table:table-cell office:value-type="float" office:value="15.6333333333333" calcext:value-type="float">
            <text:p>15.6333333333333</text:p>
          </table:table-cell>
          <table:table-cell office:value-type="float" office:value="486455573" calcext:value-type="float">
            <text:p>486455573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-361.08" calcext:value-type="float">
            <text:p>-361.08</text:p>
          </table:table-cell>
        </table:table-row>
        <table:table-row table:style-name="ro1">
          <table:table-cell office:value-type="float" office:value="15.6333333333333" calcext:value-type="float">
            <text:p>15.6333333333333</text:p>
          </table:table-cell>
          <table:table-cell office:value-type="float" office:value="486455573" calcext:value-type="float">
            <text:p>486455573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float" office:value="15.6833333333333" calcext:value-type="float">
            <text:p>15.6833333333333</text:p>
          </table:table-cell>
          <table:table-cell office:value-type="float" office:value="486455574" calcext:value-type="float">
            <text:p>486455574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/>
        </table:table-row>
        <table:table-row table:style-name="ro1">
          <table:table-cell office:value-type="float" office:value="15.6833333333333" calcext:value-type="float">
            <text:p>15.6833333333333</text:p>
          </table:table-cell>
          <table:table-cell office:value-type="float" office:value="486455574" calcext:value-type="float">
            <text:p>486455574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965" calcext:value-type="float">
            <text:p>965</text:p>
          </table:table-cell>
          <table:table-cell/>
          <table:table-cell office:value-type="float" office:value="-332.56" calcext:value-type="float">
            <text:p>-332.56</text:p>
          </table:table-cell>
        </table:table-row>
        <table:table-row table:style-name="ro1">
          <table:table-cell office:value-type="float" office:value="15.6833333333333" calcext:value-type="float">
            <text:p>15.6833333333333</text:p>
          </table:table-cell>
          <table:table-cell office:value-type="float" office:value="486455574" calcext:value-type="float">
            <text:p>486455574</text:p>
          </table:table-cell>
          <table:table-cell table:number-columns-repeated="2"/>
          <table:table-cell office:value-type="float" office:value="5.6" calcext:value-type="float">
            <text:p>5.6</text:p>
          </table:table-cell>
          <table:table-cell/>
        </table:table-row>
        <table:table-row table:style-name="ro1">
          <table:table-cell office:value-type="float" office:value="15.6833333333333" calcext:value-type="float">
            <text:p>15.6833333333333</text:p>
          </table:table-cell>
          <table:table-cell office:value-type="float" office:value="486455574" calcext:value-type="float">
            <text:p>486455574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938" calcext:value-type="float">
            <text:p>938</text:p>
          </table:table-cell>
          <table:table-cell/>
          <table:table-cell office:value-type="float" office:value="-315.2" calcext:value-type="float">
            <text:p>-315.2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486455577" calcext:value-type="float">
            <text:p>486455577</text:p>
          </table:table-cell>
          <table:table-cell table:number-columns-repeated="2"/>
          <table:table-cell office:value-type="float" office:value="6.7" calcext:value-type="float">
            <text:p>6.7</text:p>
          </table:table-cell>
          <table:table-cell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486455577" calcext:value-type="float">
            <text:p>486455577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787" calcext:value-type="float">
            <text:p>787</text:p>
          </table:table-cell>
          <table:table-cell/>
          <table:table-cell office:value-type="float" office:value="-299.08" calcext:value-type="float">
            <text:p>-299.08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486455577" calcext:value-type="float">
            <text:p>486455577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486455578" calcext:value-type="float">
            <text:p>486455578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float" office:value="-274.28" calcext:value-type="float">
            <text:p>-274.28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486455578" calcext:value-type="float">
            <text:p>486455578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486455578" calcext:value-type="float">
            <text:p>486455578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925" calcext:value-type="float">
            <text:p>925</text:p>
          </table:table-cell>
          <table:table-cell/>
          <table:table-cell office:value-type="float" office:value="-249.48" calcext:value-type="float">
            <text:p>-249.48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486455578" calcext:value-type="float">
            <text:p>486455578</text:p>
          </table:table-cell>
          <table:table-cell table:number-columns-repeated="2"/>
          <table:table-cell office:value-type="float" office:value="7.4" calcext:value-type="float">
            <text:p>7.4</text:p>
          </table:table-cell>
          <table:table-cell/>
        </table:table-row>
        <table:table-row table:style-name="ro1">
          <table:table-cell office:value-type="float" office:value="15.7833333333333" calcext:value-type="float">
            <text:p>15.7833333333333</text:p>
          </table:table-cell>
          <table:table-cell office:value-type="float" office:value="486455581" calcext:value-type="float">
            <text:p>486455581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1167" calcext:value-type="float">
            <text:p>1167</text:p>
          </table:table-cell>
          <table:table-cell/>
          <table:table-cell office:value-type="float" office:value="-217.24" calcext:value-type="float">
            <text:p>-217.24</text:p>
          </table:table-cell>
        </table:table-row>
        <table:table-row table:style-name="ro1">
          <table:table-cell office:value-type="float" office:value="15.7833333333333" calcext:value-type="float">
            <text:p>15.7833333333333</text:p>
          </table:table-cell>
          <table:table-cell office:value-type="float" office:value="486455581" calcext:value-type="float">
            <text:p>486455581</text:p>
          </table:table-cell>
          <table:table-cell table:number-columns-repeated="2"/>
          <table:table-cell office:value-type="float" office:value="8.3" calcext:value-type="float">
            <text:p>8.3</text:p>
          </table:table-cell>
          <table:table-cell/>
        </table:table-row>
        <table:table-row table:style-name="ro1">
          <table:table-cell office:value-type="float" office:value="15.7833333333333" calcext:value-type="float">
            <text:p>15.7833333333333</text:p>
          </table:table-cell>
          <table:table-cell office:value-type="float" office:value="486455581" calcext:value-type="float">
            <text:p>486455581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-188.72" calcext:value-type="float">
            <text:p>-188.72</text:p>
          </table:table-cell>
        </table:table-row>
        <table:table-row table:style-name="ro1">
          <table:table-cell office:value-type="float" office:value="15.7833333333333" calcext:value-type="float">
            <text:p>15.7833333333333</text:p>
          </table:table-cell>
          <table:table-cell office:value-type="float" office:value="486455581" calcext:value-type="float">
            <text:p>486455581</text:p>
          </table:table-cell>
          <table:table-cell table:number-columns-repeated="2"/>
          <table:table-cell office:value-type="float" office:value="8.6" calcext:value-type="float">
            <text:p>8.6</text:p>
          </table:table-cell>
          <table:table-cell/>
        </table:table-row>
        <table:table-row table:style-name="ro1">
          <table:table-cell office:value-type="float" office:value="15.8166666666667" calcext:value-type="float">
            <text:p>15.8166666666667</text:p>
          </table:table-cell>
          <table:table-cell office:value-type="float" office:value="486455583" calcext:value-type="float">
            <text:p>486455583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-146.56" calcext:value-type="float">
            <text:p>-146.56</text:p>
          </table:table-cell>
        </table:table-row>
        <table:table-row table:style-name="ro1">
          <table:table-cell office:value-type="float" office:value="15.8166666666667" calcext:value-type="float">
            <text:p>15.8166666666667</text:p>
          </table:table-cell>
          <table:table-cell office:value-type="float" office:value="486455583" calcext:value-type="float">
            <text:p>48645558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5.8166666666667" calcext:value-type="float">
            <text:p>15.8166666666667</text:p>
          </table:table-cell>
          <table:table-cell office:value-type="float" office:value="486455583" calcext:value-type="float">
            <text:p>486455583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-116.8" calcext:value-type="float">
            <text:p>-116.8</text:p>
          </table:table-cell>
        </table:table-row>
        <table:table-row table:style-name="ro1">
          <table:table-cell office:value-type="float" office:value="15.8166666666667" calcext:value-type="float">
            <text:p>15.8166666666667</text:p>
          </table:table-cell>
          <table:table-cell office:value-type="float" office:value="486455583" calcext:value-type="float">
            <text:p>486455583</text:p>
          </table:table-cell>
          <table:table-cell table:number-columns-repeated="2"/>
          <table:table-cell office:value-type="float" office:value="8.7" calcext:value-type="float">
            <text:p>8.7</text:p>
          </table:table-cell>
          <table:table-cell/>
        </table:table-row>
        <table:table-row table:style-name="ro1">
          <table:table-cell office:value-type="float" office:value="15.85" calcext:value-type="float">
            <text:p>15.85</text:p>
          </table:table-cell>
          <table:table-cell office:value-type="float" office:value="486455585" calcext:value-type="float">
            <text:p>486455585</text:p>
          </table:table-cell>
          <table:table-cell table:number-columns-repeated="2"/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float" office:value="15.85" calcext:value-type="float">
            <text:p>15.85</text:p>
          </table:table-cell>
          <table:table-cell office:value-type="float" office:value="486455585" calcext:value-type="float">
            <text:p>486455585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1532" calcext:value-type="float">
            <text:p>1532</text:p>
          </table:table-cell>
          <table:table-cell/>
          <table:table-cell office:value-type="float" office:value="-74.6399999999999" calcext:value-type="float">
            <text:p>-74.6399999999999</text:p>
          </table:table-cell>
        </table:table-row>
        <table:table-row table:style-name="ro1">
          <table:table-cell office:value-type="float" office:value="15.8833333333333" calcext:value-type="float">
            <text:p>15.8833333333333</text:p>
          </table:table-cell>
          <table:table-cell office:value-type="float" office:value="486455587" calcext:value-type="float">
            <text:p>48645558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5.8833333333333" calcext:value-type="float">
            <text:p>15.8833333333333</text:p>
          </table:table-cell>
          <table:table-cell office:value-type="float" office:value="486455587" calcext:value-type="float">
            <text:p>486455587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1642" calcext:value-type="float">
            <text:p>1642</text:p>
          </table:table-cell>
          <table:table-cell/>
          <table:table-cell office:value-type="float" office:value="-28.7599999999999" calcext:value-type="float">
            <text:p>-28.7599999999999</text:p>
          </table:table-cell>
        </table:table-row>
        <table:table-row table:style-name="ro1">
          <table:table-cell office:value-type="float" office:value="15.8833333333333" calcext:value-type="float">
            <text:p>15.8833333333333</text:p>
          </table:table-cell>
          <table:table-cell office:value-type="float" office:value="486455587" calcext:value-type="float">
            <text:p>486455587</text:p>
          </table:table-cell>
          <table:table-cell table:number-columns-repeated="2"/>
          <table:table-cell office:value-type="float" office:value="8.3" calcext:value-type="float">
            <text:p>8.3</text:p>
          </table:table-cell>
          <table:table-cell/>
        </table:table-row>
        <table:table-row table:style-name="ro1">
          <table:table-cell office:value-type="float" office:value="15.8833333333333" calcext:value-type="float">
            <text:p>15.8833333333333</text:p>
          </table:table-cell>
          <table:table-cell office:value-type="float" office:value="486455587" calcext:value-type="float">
            <text:p>486455587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13.4000000000001" calcext:value-type="float">
            <text:p>13.4000000000001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486455589" calcext:value-type="float">
            <text:p>486455589</text:p>
          </table:table-cell>
          <table:table-cell table:number-columns-repeated="2"/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486455589" calcext:value-type="float">
            <text:p>486455589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51.8399999999999" calcext:value-type="float">
            <text:p>51.8399999999999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486455589" calcext:value-type="float">
            <text:p>486455589</text:p>
          </table:table-cell>
          <table:table-cell table:number-columns-repeated="2"/>
          <table:table-cell office:value-type="float" office:value="5.9" calcext:value-type="float">
            <text:p>5.9</text:p>
          </table:table-cell>
          <table:table-cell/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486455591" calcext:value-type="float">
            <text:p>486455591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1447" calcext:value-type="float">
            <text:p>1447</text:p>
          </table:table-cell>
          <table:table-cell/>
          <table:table-cell office:value-type="float" office:value="74.1599999999999" calcext:value-type="float">
            <text:p>74.1599999999999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486455591" calcext:value-type="float">
            <text:p>486455591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486455591" calcext:value-type="float">
            <text:p>486455591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1227" calcext:value-type="float">
            <text:p>1227</text:p>
          </table:table-cell>
          <table:table-cell/>
          <table:table-cell office:value-type="float" office:value="96.48" calcext:value-type="float">
            <text:p>96.48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486455591" calcext:value-type="float">
            <text:p>486455591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float" office:value="15.9833333333333" calcext:value-type="float">
            <text:p>15.9833333333333</text:p>
          </table:table-cell>
          <table:table-cell office:value-type="float" office:value="486455593" calcext:value-type="float">
            <text:p>486455593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1082" calcext:value-type="float">
            <text:p>1082</text:p>
          </table:table-cell>
          <table:table-cell/>
          <table:table-cell office:value-type="float" office:value="108.88" calcext:value-type="float">
            <text:p>108.88</text:p>
          </table:table-cell>
        </table:table-row>
        <table:table-row table:style-name="ro1">
          <table:table-cell office:value-type="float" office:value="15.9833333333333" calcext:value-type="float">
            <text:p>15.9833333333333</text:p>
          </table:table-cell>
          <table:table-cell office:value-type="float" office:value="486455593" calcext:value-type="float">
            <text:p>486455593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/>
        </table:table-row>
        <table:table-row table:style-name="ro1">
          <table:table-cell office:value-type="float" office:value="15.9833333333333" calcext:value-type="float">
            <text:p>15.9833333333333</text:p>
          </table:table-cell>
          <table:table-cell office:value-type="float" office:value="486455593" calcext:value-type="float">
            <text:p>486455593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994" calcext:value-type="float">
            <text:p>994</text:p>
          </table:table-cell>
          <table:table-cell/>
          <table:table-cell office:value-type="float" office:value="128.72" calcext:value-type="float">
            <text:p>128.72</text:p>
          </table:table-cell>
        </table:table-row>
        <table:table-row table:style-name="ro1">
          <table:table-cell office:value-type="float" office:value="15.9833333333333" calcext:value-type="float">
            <text:p>15.9833333333333</text:p>
          </table:table-cell>
          <table:table-cell office:value-type="float" office:value="486455593" calcext:value-type="float">
            <text:p>486455593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6455595" calcext:value-type="float">
            <text:p>486455595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1072" calcext:value-type="float">
            <text:p>1072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6455595" calcext:value-type="float">
            <text:p>486455595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6455595" calcext:value-type="float">
            <text:p>486455595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/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486455597" calcext:value-type="float">
            <text:p>486455597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869" calcext:value-type="float">
            <text:p>869</text:p>
          </table:table-cell>
          <table:table-cell/>
          <table:table-cell office:value-type="float" office:value="165.92" calcext:value-type="float">
            <text:p>165.92</text:p>
          </table:table-cell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486455597" calcext:value-type="float">
            <text:p>486455597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908" calcext:value-type="float">
            <text:p>908</text:p>
          </table:table-cell>
          <table:table-cell/>
          <table:table-cell office:value-type="float" office:value="188.24" calcext:value-type="float">
            <text:p>188.24</text:p>
          </table:table-cell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486455597" calcext:value-type="float">
            <text:p>486455597</text:p>
          </table:table-cell>
          <table:table-cell table:number-columns-repeated="2"/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 office:value-type="float" office:value="16.0833333333333" calcext:value-type="float">
            <text:p>16.0833333333333</text:p>
          </table:table-cell>
          <table:table-cell office:value-type="float" office:value="486455599" calcext:value-type="float">
            <text:p>486455599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203.12" calcext:value-type="float">
            <text:p>203.12</text:p>
          </table:table-cell>
        </table:table-row>
        <table:table-row table:style-name="ro1">
          <table:table-cell office:value-type="float" office:value="16.0833333333333" calcext:value-type="float">
            <text:p>16.0833333333333</text:p>
          </table:table-cell>
          <table:table-cell office:value-type="float" office:value="486455599" calcext:value-type="float">
            <text:p>48645559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.0833333333333" calcext:value-type="float">
            <text:p>16.0833333333333</text:p>
          </table:table-cell>
          <table:table-cell office:value-type="float" office:value="486455599" calcext:value-type="float">
            <text:p>486455599</text:p>
          </table:table-cell>
          <table:table-cell table:number-columns-repeated="2"/>
          <table:table-cell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float" office:value="16.0833333333333" calcext:value-type="float">
            <text:p>16.0833333333333</text:p>
          </table:table-cell>
          <table:table-cell office:value-type="float" office:value="486455599" calcext:value-type="float">
            <text:p>486455599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1104" calcext:value-type="float">
            <text:p>1104</text:p>
          </table:table-cell>
          <table:table-cell/>
          <table:table-cell office:value-type="float" office:value="240.32" calcext:value-type="float">
            <text:p>240.32</text:p>
          </table:table-cell>
        </table:table-row>
        <table:table-row table:style-name="ro1">
          <table:table-cell office:value-type="float" office:value="16.1166666666667" calcext:value-type="float">
            <text:p>16.1166666666667</text:p>
          </table:table-cell>
          <table:table-cell office:value-type="float" office:value="486455601" calcext:value-type="float">
            <text:p>486455601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1518" calcext:value-type="float">
            <text:p>1518</text:p>
          </table:table-cell>
          <table:table-cell/>
          <table:table-cell office:value-type="float" office:value="272.56" calcext:value-type="float">
            <text:p>272.56</text:p>
          </table:table-cell>
        </table:table-row>
        <table:table-row table:style-name="ro1">
          <table:table-cell office:value-type="float" office:value="16.1166666666667" calcext:value-type="float">
            <text:p>16.1166666666667</text:p>
          </table:table-cell>
          <table:table-cell office:value-type="float" office:value="486455601" calcext:value-type="float">
            <text:p>4864556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.1166666666667" calcext:value-type="float">
            <text:p>16.1166666666667</text:p>
          </table:table-cell>
          <table:table-cell office:value-type="float" office:value="486455601" calcext:value-type="float">
            <text:p>486455601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float" office:value="16.1166666666667" calcext:value-type="float">
            <text:p>16.1166666666667</text:p>
          </table:table-cell>
          <table:table-cell office:value-type="float" office:value="486455601" calcext:value-type="float">
            <text:p>486455601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307.28" calcext:value-type="float">
            <text:p>307.28</text:p>
          </table:table-cell>
        </table:table-row>
        <table:table-row table:style-name="ro1">
          <table:table-cell office:value-type="float" office:value="16.1333333333333" calcext:value-type="float">
            <text:p>16.1333333333333</text:p>
          </table:table-cell>
          <table:table-cell office:value-type="float" office:value="486455603" calcext:value-type="float">
            <text:p>486455603</text:p>
          </table:table-cell>
          <table:table-cell table:number-columns-repeated="2"/>
          <table:table-cell office:value-type="float" office:value="-1.1" calcext:value-type="float">
            <text:p>-1.1</text:p>
          </table:table-cell>
          <table:table-cell/>
        </table:table-row>
        <table:table-row table:style-name="ro1">
          <table:table-cell office:value-type="float" office:value="16.1333333333333" calcext:value-type="float">
            <text:p>16.1333333333333</text:p>
          </table:table-cell>
          <table:table-cell office:value-type="float" office:value="486455603" calcext:value-type="float">
            <text:p>486455603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946" calcext:value-type="float">
            <text:p>946</text:p>
          </table:table-cell>
          <table:table-cell/>
          <table:table-cell office:value-type="float" office:value="313.48" calcext:value-type="float">
            <text:p>313.48</text:p>
          </table:table-cell>
        </table:table-row>
        <table:table-row table:style-name="ro1">
          <table:table-cell office:value-type="float" office:value="16.1333333333333" calcext:value-type="float">
            <text:p>16.1333333333333</text:p>
          </table:table-cell>
          <table:table-cell office:value-type="float" office:value="486455603" calcext:value-type="float">
            <text:p>486455603</text:p>
          </table:table-cell>
          <table:table-cell table:number-columns-repeated="2"/>
          <table:table-cell office:value-type="float" office:value="-1.1" calcext:value-type="float">
            <text:p>-1.1</text:p>
          </table:table-cell>
          <table:table-cell/>
        </table:table-row>
        <table:table-row table:style-name="ro1">
          <table:table-cell office:value-type="float" office:value="16.1833333333333" calcext:value-type="float">
            <text:p>16.1833333333333</text:p>
          </table:table-cell>
          <table:table-cell office:value-type="float" office:value="486455605" calcext:value-type="float">
            <text:p>486455605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315.96" calcext:value-type="float">
            <text:p>315.96</text:p>
          </table:table-cell>
        </table:table-row>
        <table:table-row table:style-name="ro1">
          <table:table-cell office:value-type="float" office:value="16.1833333333333" calcext:value-type="float">
            <text:p>16.1833333333333</text:p>
          </table:table-cell>
          <table:table-cell office:value-type="float" office:value="486455605" calcext:value-type="float">
            <text:p>486455605</text:p>
          </table:table-cell>
          <table:table-cell table:number-columns-repeated="2"/>
          <table:table-cell office:value-type="float" office:value="-0.7" calcext:value-type="float">
            <text:p>-0.7</text:p>
          </table:table-cell>
          <table:table-cell/>
        </table:table-row>
        <table:table-row table:style-name="ro1">
          <table:table-cell office:value-type="float" office:value="16.1833333333333" calcext:value-type="float">
            <text:p>16.1833333333333</text:p>
          </table:table-cell>
          <table:table-cell office:value-type="float" office:value="486455605" calcext:value-type="float">
            <text:p>486455605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312.24" calcext:value-type="float">
            <text:p>312.24</text:p>
          </table:table-cell>
        </table:table-row>
        <table:table-row table:style-name="ro1">
          <table:table-cell office:value-type="float" office:value="16.1833333333333" calcext:value-type="float">
            <text:p>16.1833333333333</text:p>
          </table:table-cell>
          <table:table-cell office:value-type="float" office:value="486455605" calcext:value-type="float">
            <text:p>486455605</text:p>
          </table:table-cell>
          <table:table-cell table:number-columns-repeated="2"/>
          <table:table-cell office:value-type="float" office:value="-2.1" calcext:value-type="float">
            <text:p>-2.1</text:p>
          </table:table-cell>
          <table:table-cell/>
        </table:table-row>
        <table:table-row table:style-name="ro1">
          <table:table-cell office:value-type="float" office:value="16.2166666666667" calcext:value-type="float">
            <text:p>16.2166666666667</text:p>
          </table:table-cell>
          <table:table-cell office:value-type="float" office:value="486455607" calcext:value-type="float">
            <text:p>486455607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320.92" calcext:value-type="float">
            <text:p>320.92</text:p>
          </table:table-cell>
        </table:table-row>
        <table:table-row table:style-name="ro1">
          <table:table-cell office:value-type="float" office:value="16.2166666666667" calcext:value-type="float">
            <text:p>16.2166666666667</text:p>
          </table:table-cell>
          <table:table-cell office:value-type="float" office:value="486455607" calcext:value-type="float">
            <text:p>486455607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/>
        </table:table-row>
        <table:table-row table:style-name="ro1">
          <table:table-cell office:value-type="float" office:value="16.2166666666667" calcext:value-type="float">
            <text:p>16.2166666666667</text:p>
          </table:table-cell>
          <table:table-cell office:value-type="float" office:value="486455607" calcext:value-type="float">
            <text:p>486455607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325.88" calcext:value-type="float">
            <text:p>325.88</text:p>
          </table:table-cell>
        </table:table-row>
        <table:table-row table:style-name="ro1">
          <table:table-cell office:value-type="float" office:value="16.2166666666667" calcext:value-type="float">
            <text:p>16.2166666666667</text:p>
          </table:table-cell>
          <table:table-cell office:value-type="float" office:value="486455609" calcext:value-type="float">
            <text:p>486455609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16.2166666666667" calcext:value-type="float">
            <text:p>16.2166666666667</text:p>
          </table:table-cell>
          <table:table-cell office:value-type="float" office:value="486455609" calcext:value-type="float">
            <text:p>486455609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318.44" calcext:value-type="float">
            <text:p>318.44</text:p>
          </table:table-cell>
        </table:table-row>
        <table:table-row table:style-name="ro1">
          <table:table-cell office:value-type="float" office:value="16.2166666666667" calcext:value-type="float">
            <text:p>16.2166666666667</text:p>
          </table:table-cell>
          <table:table-cell office:value-type="float" office:value="486455609" calcext:value-type="float">
            <text:p>486455609</text:p>
          </table:table-cell>
          <table:table-cell table:number-columns-repeated="2"/>
          <table:table-cell office:value-type="float" office:value="-2.7" calcext:value-type="float">
            <text:p>-2.7</text:p>
          </table:table-cell>
          <table:table-cell/>
        </table:table-row>
        <table:table-row table:style-name="ro1">
          <table:table-cell office:value-type="float" office:value="16.2166666666667" calcext:value-type="float">
            <text:p>16.2166666666667</text:p>
          </table:table-cell>
          <table:table-cell office:value-type="float" office:value="486455609" calcext:value-type="float">
            <text:p>486455609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333.32" calcext:value-type="float">
            <text:p>333.32</text:p>
          </table:table-cell>
        </table:table-row>
        <table:table-row table:style-name="ro1">
          <table:table-cell office:value-type="float" office:value="16.2833333333333" calcext:value-type="float">
            <text:p>16.2833333333333</text:p>
          </table:table-cell>
          <table:table-cell office:value-type="float" office:value="486455611" calcext:value-type="float">
            <text:p>486455611</text:p>
          </table:table-cell>
          <table:table-cell table:number-columns-repeated="2"/>
          <table:table-cell office:value-type="float" office:value="-2.2" calcext:value-type="float">
            <text:p>-2.2</text:p>
          </table:table-cell>
          <table:table-cell/>
        </table:table-row>
        <table:table-row table:style-name="ro1">
          <table:table-cell office:value-type="float" office:value="16.2833333333333" calcext:value-type="float">
            <text:p>16.2833333333333</text:p>
          </table:table-cell>
          <table:table-cell office:value-type="float" office:value="486455611" calcext:value-type="float">
            <text:p>486455611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337.04" calcext:value-type="float">
            <text:p>337.04</text:p>
          </table:table-cell>
        </table:table-row>
        <table:table-row table:style-name="ro1">
          <table:table-cell office:value-type="float" office:value="16.2833333333333" calcext:value-type="float">
            <text:p>16.2833333333333</text:p>
          </table:table-cell>
          <table:table-cell office:value-type="float" office:value="486455611" calcext:value-type="float">
            <text:p>486455611</text:p>
          </table:table-cell>
          <table:table-cell table:number-columns-repeated="2"/>
          <table:table-cell office:value-type="float" office:value="-2.4" calcext:value-type="float">
            <text:p>-2.4</text:p>
          </table:table-cell>
          <table:table-cell/>
        </table:table-row>
        <table:table-row table:style-name="ro1">
          <table:table-cell office:value-type="float" office:value="16.3166666666667" calcext:value-type="float">
            <text:p>16.3166666666667</text:p>
          </table:table-cell>
          <table:table-cell office:value-type="float" office:value="486455617" calcext:value-type="float">
            <text:p>486455617</text:p>
          </table:table-cell>
          <table:table-cell table:number-columns-repeated="2"/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16.3166666666667" calcext:value-type="float">
            <text:p>16.3166666666667</text:p>
          </table:table-cell>
          <table:table-cell office:value-type="float" office:value="486455617" calcext:value-type="float">
            <text:p>486455617</text:p>
          </table:table-cell>
          <table:table-cell office:value-type="float" office:value="117.278617710583" calcext:value-type="float">
            <text:p>117.278617710583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343.24" calcext:value-type="float">
            <text:p>343.24</text:p>
          </table:table-cell>
        </table:table-row>
        <table:table-row table:style-name="ro1">
          <table:table-cell office:value-type="float" office:value="16.3166666666667" calcext:value-type="float">
            <text:p>16.3166666666667</text:p>
          </table:table-cell>
          <table:table-cell office:value-type="float" office:value="486455617" calcext:value-type="float">
            <text:p>486455617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16.3166666666667" calcext:value-type="float">
            <text:p>16.3166666666667</text:p>
          </table:table-cell>
          <table:table-cell office:value-type="float" office:value="486455617" calcext:value-type="float">
            <text:p>486455617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349.44" calcext:value-type="float">
            <text:p>349.44</text:p>
          </table:table-cell>
        </table:table-row>
        <table:table-row table:style-name="ro1">
          <table:table-cell office:value-type="float" office:value="16.3666666666667" calcext:value-type="float">
            <text:p>16.3666666666667</text:p>
          </table:table-cell>
          <table:table-cell office:value-type="float" office:value="486455619" calcext:value-type="float">
            <text:p>486455619</text:p>
          </table:table-cell>
          <table:table-cell table:number-columns-repeated="2"/>
          <table:table-cell office:value-type="float" office:value="-2.3" calcext:value-type="float">
            <text:p>-2.3</text:p>
          </table:table-cell>
          <table:table-cell/>
        </table:table-row>
        <table:table-row table:style-name="ro1">
          <table:table-cell office:value-type="float" office:value="16.3666666666667" calcext:value-type="float">
            <text:p>16.3666666666667</text:p>
          </table:table-cell>
          <table:table-cell office:value-type="float" office:value="486455619" calcext:value-type="float">
            <text:p>486455619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354.4" calcext:value-type="float">
            <text:p>354.4</text:p>
          </table:table-cell>
        </table:table-row>
        <table:table-row table:style-name="ro1">
          <table:table-cell office:value-type="float" office:value="16.3666666666667" calcext:value-type="float">
            <text:p>16.3666666666667</text:p>
          </table:table-cell>
          <table:table-cell office:value-type="float" office:value="486455619" calcext:value-type="float">
            <text:p>486455619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/>
        </table:table-row>
        <table:table-row table:style-name="ro1">
          <table:table-cell office:value-type="float" office:value="16.3666666666667" calcext:value-type="float">
            <text:p>16.3666666666667</text:p>
          </table:table-cell>
          <table:table-cell office:value-type="float" office:value="486455619" calcext:value-type="float">
            <text:p>486455619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-300" calcext:value-type="float">
            <text:p>-300</text:p>
          </table:table-cell>
          <table:table-cell/>
          <table:table-cell office:value-type="float" office:value="333.32" calcext:value-type="float">
            <text:p>333.32</text:p>
          </table:table-cell>
        </table:table-row>
        <table:table-row table:style-name="ro1">
          <table:table-cell office:value-type="float" office:value="16.3833333333333" calcext:value-type="float">
            <text:p>16.3833333333333</text:p>
          </table:table-cell>
          <table:table-cell office:value-type="float" office:value="486455621" calcext:value-type="float">
            <text:p>486455621</text:p>
          </table:table-cell>
          <table:table-cell table:number-columns-repeated="2"/>
          <table:table-cell office:value-type="float" office:value="-1.1" calcext:value-type="float">
            <text:p>-1.1</text:p>
          </table:table-cell>
          <table:table-cell/>
        </table:table-row>
        <table:table-row table:style-name="ro1">
          <table:table-cell office:value-type="float" office:value="16.3833333333333" calcext:value-type="float">
            <text:p>16.3833333333333</text:p>
          </table:table-cell>
          <table:table-cell office:value-type="float" office:value="486455621" calcext:value-type="float">
            <text:p>486455621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-153" calcext:value-type="float">
            <text:p>-153</text:p>
          </table:table-cell>
          <table:table-cell/>
          <table:table-cell office:value-type="float" office:value="330.84" calcext:value-type="float">
            <text:p>330.84</text:p>
          </table:table-cell>
        </table:table-row>
        <table:table-row table:style-name="ro1">
          <table:table-cell office:value-type="float" office:value="16.3833333333333" calcext:value-type="float">
            <text:p>16.3833333333333</text:p>
          </table:table-cell>
          <table:table-cell office:value-type="float" office:value="486455621" calcext:value-type="float">
            <text:p>486455621</text:p>
          </table:table-cell>
          <table:table-cell table:number-columns-repeated="2"/>
          <table:table-cell office:value-type="float" office:value="-2.2" calcext:value-type="float">
            <text:p>-2.2</text:p>
          </table:table-cell>
          <table:table-cell/>
        </table:table-row>
        <table:table-row table:style-name="ro1">
          <table:table-cell office:value-type="float" office:value="16.4166666666667" calcext:value-type="float">
            <text:p>16.4166666666667</text:p>
          </table:table-cell>
          <table:table-cell office:value-type="float" office:value="486455623" calcext:value-type="float">
            <text:p>486455623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-54" calcext:value-type="float">
            <text:p>-54</text:p>
          </table:table-cell>
          <table:table-cell/>
          <table:table-cell office:value-type="float" office:value="332.08" calcext:value-type="float">
            <text:p>332.08</text:p>
          </table:table-cell>
        </table:table-row>
        <table:table-row table:style-name="ro1">
          <table:table-cell office:value-type="float" office:value="16.4166666666667" calcext:value-type="float">
            <text:p>16.4166666666667</text:p>
          </table:table-cell>
          <table:table-cell office:value-type="float" office:value="486455623" calcext:value-type="float">
            <text:p>486455623</text:p>
          </table:table-cell>
          <table:table-cell table:number-columns-repeated="2"/>
          <table:table-cell office:value-type="float" office:value="-2.4" calcext:value-type="float">
            <text:p>-2.4</text:p>
          </table:table-cell>
          <table:table-cell/>
        </table:table-row>
        <table:table-row table:style-name="ro1">
          <table:table-cell office:value-type="float" office:value="16.4166666666667" calcext:value-type="float">
            <text:p>16.4166666666667</text:p>
          </table:table-cell>
          <table:table-cell office:value-type="float" office:value="486455623" calcext:value-type="float">
            <text:p>486455623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345.72" calcext:value-type="float">
            <text:p>345.72</text:p>
          </table:table-cell>
        </table:table-row>
        <table:table-row table:style-name="ro1">
          <table:table-cell office:value-type="float" office:value="16.4666666666667" calcext:value-type="float">
            <text:p>16.4666666666667</text:p>
          </table:table-cell>
          <table:table-cell office:value-type="float" office:value="486455625" calcext:value-type="float">
            <text:p>486455625</text:p>
          </table:table-cell>
          <table:table-cell table:number-columns-repeated="2"/>
          <table:table-cell office:value-type="float" office:value="-2.1" calcext:value-type="float">
            <text:p>-2.1</text:p>
          </table:table-cell>
          <table:table-cell/>
        </table:table-row>
        <table:table-row table:style-name="ro1">
          <table:table-cell office:value-type="float" office:value="16.4666666666667" calcext:value-type="float">
            <text:p>16.4666666666667</text:p>
          </table:table-cell>
          <table:table-cell office:value-type="float" office:value="486455625" calcext:value-type="float">
            <text:p>486455625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353.16" calcext:value-type="float">
            <text:p>353.16</text:p>
          </table:table-cell>
        </table:table-row>
        <table:table-row table:style-name="ro1">
          <table:table-cell office:value-type="float" office:value="16.4666666666667" calcext:value-type="float">
            <text:p>16.4666666666667</text:p>
          </table:table-cell>
          <table:table-cell office:value-type="float" office:value="486455625" calcext:value-type="float">
            <text:p>486455625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16.4666666666667" calcext:value-type="float">
            <text:p>16.4666666666667</text:p>
          </table:table-cell>
          <table:table-cell office:value-type="float" office:value="486455625" calcext:value-type="float">
            <text:p>486455625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359.36" calcext:value-type="float">
            <text:p>359.36</text:p>
          </table:table-cell>
        </table:table-row>
        <table:table-row table:style-name="ro1">
          <table:table-cell office:value-type="float" office:value="16.4666666666667" calcext:value-type="float">
            <text:p>16.4666666666667</text:p>
          </table:table-cell>
          <table:table-cell office:value-type="float" office:value="486455625" calcext:value-type="float">
            <text:p>486455625</text:p>
          </table:table-cell>
          <table:table-cell table:number-columns-repeated="2"/>
          <table:table-cell office:value-type="float" office:value="-2.8" calcext:value-type="float">
            <text:p>-2.8</text:p>
          </table:table-cell>
          <table:table-cell/>
        </table:table-row>
        <table:table-row table:style-name="ro1">
          <table:table-cell office:value-type="float" office:value="16.4833333333333" calcext:value-type="float">
            <text:p>16.4833333333333</text:p>
          </table:table-cell>
          <table:table-cell office:value-type="float" office:value="486455627" calcext:value-type="float">
            <text:p>486455627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16.4833333333333" calcext:value-type="float">
            <text:p>16.4833333333333</text:p>
          </table:table-cell>
          <table:table-cell office:value-type="float" office:value="486455627" calcext:value-type="float">
            <text:p>486455627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375.48" calcext:value-type="float">
            <text:p>375.48</text:p>
          </table:table-cell>
        </table:table-row>
        <table:table-row table:style-name="ro1">
          <table:table-cell office:value-type="float" office:value="16.5166666666667" calcext:value-type="float">
            <text:p>16.5166666666667</text:p>
          </table:table-cell>
          <table:table-cell office:value-type="float" office:value="486455629" calcext:value-type="float">
            <text:p>486455629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379.2" calcext:value-type="float">
            <text:p>379.2</text:p>
          </table:table-cell>
        </table:table-row>
        <table:table-row table:style-name="ro1">
          <table:table-cell office:value-type="float" office:value="16.5166666666667" calcext:value-type="float">
            <text:p>16.5166666666667</text:p>
          </table:table-cell>
          <table:table-cell office:value-type="float" office:value="486455629" calcext:value-type="float">
            <text:p>486455629</text:p>
          </table:table-cell>
          <table:table-cell table:number-columns-repeated="2"/>
          <table:table-cell office:value-type="float" office:value="-3.3" calcext:value-type="float">
            <text:p>-3.3</text:p>
          </table:table-cell>
          <table:table-cell/>
        </table:table-row>
        <table:table-row table:style-name="ro1">
          <table:table-cell office:value-type="float" office:value="16.5166666666667" calcext:value-type="float">
            <text:p>16.5166666666667</text:p>
          </table:table-cell>
          <table:table-cell office:value-type="float" office:value="486455629" calcext:value-type="float">
            <text:p>486455629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16.5166666666667" calcext:value-type="float">
            <text:p>16.5166666666667</text:p>
          </table:table-cell>
          <table:table-cell office:value-type="float" office:value="486455629" calcext:value-type="float">
            <text:p>486455629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407.72" calcext:value-type="float">
            <text:p>407.72</text:p>
          </table:table-cell>
        </table:table-row>
        <table:table-row table:style-name="ro1">
          <table:table-cell office:value-type="float" office:value="16.5666666666667" calcext:value-type="float">
            <text:p>16.5666666666667</text:p>
          </table:table-cell>
          <table:table-cell office:value-type="float" office:value="486455631" calcext:value-type="float">
            <text:p>486455631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16.5666666666667" calcext:value-type="float">
            <text:p>16.5666666666667</text:p>
          </table:table-cell>
          <table:table-cell office:value-type="float" office:value="486455631" calcext:value-type="float">
            <text:p>486455631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417.64" calcext:value-type="float">
            <text:p>417.64</text:p>
          </table:table-cell>
        </table:table-row>
        <table:table-row table:style-name="ro1">
          <table:table-cell office:value-type="float" office:value="16.5666666666667" calcext:value-type="float">
            <text:p>16.5666666666667</text:p>
          </table:table-cell>
          <table:table-cell office:value-type="float" office:value="486455631" calcext:value-type="float">
            <text:p>486455631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16.5666666666667" calcext:value-type="float">
            <text:p>16.5666666666667</text:p>
          </table:table-cell>
          <table:table-cell office:value-type="float" office:value="486455631" calcext:value-type="float">
            <text:p>486455631</text:p>
          </table:table-cell>
          <table:table-cell office:value-type="float" office:value="117.278617710583" calcext:value-type="float">
            <text:p>117.278617710583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float" office:value="413.92" calcext:value-type="float">
            <text:p>413.92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486455633" calcext:value-type="float">
            <text:p>486455633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486455633" calcext:value-type="float">
            <text:p>486455633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float" office:value="427.56" calcext:value-type="float">
            <text:p>427.56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486455633" calcext:value-type="float">
            <text:p>486455633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486455633" calcext:value-type="float">
            <text:p>486455633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433.76" calcext:value-type="float">
            <text:p>433.76</text:p>
          </table:table-cell>
        </table:table-row>
        <table:table-row table:style-name="ro1">
          <table:table-cell office:value-type="float" office:value="16.6166666666667" calcext:value-type="float">
            <text:p>16.6166666666667</text:p>
          </table:table-cell>
          <table:table-cell office:value-type="float" office:value="486455636" calcext:value-type="float">
            <text:p>486455636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/>
        </table:table-row>
        <table:table-row table:style-name="ro1">
          <table:table-cell office:value-type="float" office:value="16.6166666666667" calcext:value-type="float">
            <text:p>16.6166666666667</text:p>
          </table:table-cell>
          <table:table-cell office:value-type="float" office:value="486455636" calcext:value-type="float">
            <text:p>486455636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-28" calcext:value-type="float">
            <text:p>-28</text:p>
          </table:table-cell>
          <table:table-cell/>
          <table:table-cell office:value-type="float" office:value="425.08" calcext:value-type="float">
            <text:p>425.08</text:p>
          </table:table-cell>
        </table:table-row>
        <table:table-row table:style-name="ro1">
          <table:table-cell office:value-type="float" office:value="16.6166666666667" calcext:value-type="float">
            <text:p>16.6166666666667</text:p>
          </table:table-cell>
          <table:table-cell office:value-type="float" office:value="486455636" calcext:value-type="float">
            <text:p>486455636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/>
        </table:table-row>
        <table:table-row table:style-name="ro1">
          <table:table-cell office:value-type="float" office:value="16.6666666666667" calcext:value-type="float">
            <text:p>16.6666666666667</text:p>
          </table:table-cell>
          <table:table-cell office:value-type="float" office:value="486455637" calcext:value-type="float">
            <text:p>486455637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423.84" calcext:value-type="float">
            <text:p>423.84</text:p>
          </table:table-cell>
        </table:table-row>
        <table:table-row table:style-name="ro1">
          <table:table-cell office:value-type="float" office:value="16.6666666666667" calcext:value-type="float">
            <text:p>16.6666666666667</text:p>
          </table:table-cell>
          <table:table-cell office:value-type="float" office:value="486455637" calcext:value-type="float">
            <text:p>486455637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16.6666666666667" calcext:value-type="float">
            <text:p>16.6666666666667</text:p>
          </table:table-cell>
          <table:table-cell office:value-type="float" office:value="486455637" calcext:value-type="float">
            <text:p>486455637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25.08" calcext:value-type="float">
            <text:p>425.08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486455640" calcext:value-type="float">
            <text:p>486455640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486455640" calcext:value-type="float">
            <text:p>486455640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28.8" calcext:value-type="float">
            <text:p>428.8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486455640" calcext:value-type="float">
            <text:p>486455640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486455640" calcext:value-type="float">
            <text:p>486455640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438.72" calcext:value-type="float">
            <text:p>438.72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486455640" calcext:value-type="float">
            <text:p>48645564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.7333333333333" calcext:value-type="float">
            <text:p>16.7333333333333</text:p>
          </table:table-cell>
          <table:table-cell office:value-type="float" office:value="486455642" calcext:value-type="float">
            <text:p>486455642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441.2" calcext:value-type="float">
            <text:p>441.2</text:p>
          </table:table-cell>
        </table:table-row>
        <table:table-row table:style-name="ro1">
          <table:table-cell office:value-type="float" office:value="16.7333333333333" calcext:value-type="float">
            <text:p>16.7333333333333</text:p>
          </table:table-cell>
          <table:table-cell office:value-type="float" office:value="486455642" calcext:value-type="float">
            <text:p>486455642</text:p>
          </table:table-cell>
          <table:table-cell table:number-columns-repeated="2"/>
          <table:table-cell office:value-type="float" office:value="-1.3" calcext:value-type="float">
            <text:p>-1.3</text:p>
          </table:table-cell>
          <table:table-cell/>
        </table:table-row>
        <table:table-row table:style-name="ro1">
          <table:table-cell office:value-type="float" office:value="16.7333333333333" calcext:value-type="float">
            <text:p>16.7333333333333</text:p>
          </table:table-cell>
          <table:table-cell office:value-type="float" office:value="486455642" calcext:value-type="float">
            <text:p>486455642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430.04" calcext:value-type="float">
            <text:p>430.04</text:p>
          </table:table-cell>
        </table:table-row>
        <table:table-row table:style-name="ro1">
          <table:table-cell office:value-type="float" office:value="16.7666666666667" calcext:value-type="float">
            <text:p>16.7666666666667</text:p>
          </table:table-cell>
          <table:table-cell office:value-type="float" office:value="486455644" calcext:value-type="float">
            <text:p>486455644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16.7666666666667" calcext:value-type="float">
            <text:p>16.7666666666667</text:p>
          </table:table-cell>
          <table:table-cell office:value-type="float" office:value="486455644" calcext:value-type="float">
            <text:p>486455644</text:p>
          </table:table-cell>
          <table:table-cell table:number-columns-repeated="2"/>
          <table:table-cell office:value-type="float" office:value="-3.5" calcext:value-type="float">
            <text:p>-3.5</text:p>
          </table:table-cell>
          <table:table-cell/>
        </table:table-row>
        <table:table-row table:style-name="ro1">
          <table:table-cell office:value-type="float" office:value="16.7666666666667" calcext:value-type="float">
            <text:p>16.7666666666667</text:p>
          </table:table-cell>
          <table:table-cell office:value-type="float" office:value="486455644" calcext:value-type="float">
            <text:p>486455644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-281" calcext:value-type="float">
            <text:p>-281</text:p>
          </table:table-cell>
          <table:table-cell/>
          <table:table-cell office:value-type="float" office:value="420.12" calcext:value-type="float">
            <text:p>420.12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486455646" calcext:value-type="float">
            <text:p>486455646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486455646" calcext:value-type="float">
            <text:p>486455646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-513" calcext:value-type="float">
            <text:p>-513</text:p>
          </table:table-cell>
          <table:table-cell/>
          <table:table-cell office:value-type="float" office:value="400.28" calcext:value-type="float">
            <text:p>400.28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486455646" calcext:value-type="float">
            <text:p>486455646</text:p>
          </table:table-cell>
          <table:table-cell table:number-columns-repeated="2"/>
          <table:table-cell office:value-type="float" office:value="-4.1" calcext:value-type="float">
            <text:p>-4.1</text:p>
          </table:table-cell>
          <table:table-cell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486455646" calcext:value-type="float">
            <text:p>486455646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-715" calcext:value-type="float">
            <text:p>-715</text:p>
          </table:table-cell>
          <table:table-cell/>
          <table:table-cell office:value-type="float" office:value="375.48" calcext:value-type="float">
            <text:p>375.48</text:p>
          </table:table-cell>
        </table:table-row>
        <table:table-row table:style-name="ro1">
          <table:table-cell office:value-type="float" office:value="16.85" calcext:value-type="float">
            <text:p>16.85</text:p>
          </table:table-cell>
          <table:table-cell office:value-type="float" office:value="486455648" calcext:value-type="float">
            <text:p>486455648</text:p>
          </table:table-cell>
          <table:table-cell table:number-columns-repeated="2"/>
          <table:table-cell office:value-type="float" office:value="-5.7" calcext:value-type="float">
            <text:p>-5.7</text:p>
          </table:table-cell>
          <table:table-cell/>
        </table:table-row>
        <table:table-row table:style-name="ro1">
          <table:table-cell office:value-type="float" office:value="16.85" calcext:value-type="float">
            <text:p>16.85</text:p>
          </table:table-cell>
          <table:table-cell office:value-type="float" office:value="486455648" calcext:value-type="float">
            <text:p>486455648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-847" calcext:value-type="float">
            <text:p>-847</text:p>
          </table:table-cell>
          <table:table-cell/>
          <table:table-cell office:value-type="float" office:value="350.68" calcext:value-type="float">
            <text:p>350.68</text:p>
          </table:table-cell>
        </table:table-row>
        <table:table-row table:style-name="ro1">
          <table:table-cell office:value-type="float" office:value="16.85" calcext:value-type="float">
            <text:p>16.85</text:p>
          </table:table-cell>
          <table:table-cell office:value-type="float" office:value="486455648" calcext:value-type="float">
            <text:p>486455648</text:p>
          </table:table-cell>
          <table:table-cell table:number-columns-repeated="2"/>
          <table:table-cell office:value-type="float" office:value="-5.7" calcext:value-type="float">
            <text:p>-5.7</text:p>
          </table:table-cell>
          <table:table-cell/>
        </table:table-row>
        <table:table-row table:style-name="ro1">
          <table:table-cell office:value-type="float" office:value="16.85" calcext:value-type="float">
            <text:p>16.85</text:p>
          </table:table-cell>
          <table:table-cell office:value-type="float" office:value="486455648" calcext:value-type="float">
            <text:p>486455648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-1078" calcext:value-type="float">
            <text:p>-1078</text:p>
          </table:table-cell>
          <table:table-cell/>
          <table:table-cell office:value-type="float" office:value="322.16" calcext:value-type="float">
            <text:p>322.16</text:p>
          </table:table-cell>
        </table:table-row>
        <table:table-row table:style-name="ro1">
          <table:table-cell office:value-type="float" office:value="16.8666666666667" calcext:value-type="float">
            <text:p>16.8666666666667</text:p>
          </table:table-cell>
          <table:table-cell office:value-type="float" office:value="486455650" calcext:value-type="float">
            <text:p>486455650</text:p>
          </table:table-cell>
          <table:table-cell table:number-columns-repeated="2"/>
          <table:table-cell office:value-type="float" office:value="-6.5" calcext:value-type="float">
            <text:p>-6.5</text:p>
          </table:table-cell>
          <table:table-cell/>
        </table:table-row>
        <table:table-row table:style-name="ro1">
          <table:table-cell office:value-type="float" office:value="16.8666666666667" calcext:value-type="float">
            <text:p>16.8666666666667</text:p>
          </table:table-cell>
          <table:table-cell office:value-type="float" office:value="486455650" calcext:value-type="float">
            <text:p>486455650</text:p>
          </table:table-cell>
          <table:table-cell office:value-type="float" office:value="117.278617710583" calcext:value-type="float">
            <text:p>117.278617710583</text:p>
          </table:table-cell>
          <table:table-cell office:value-type="float" office:value="-861" calcext:value-type="float">
            <text:p>-861</text:p>
          </table:table-cell>
          <table:table-cell/>
          <table:table-cell office:value-type="float" office:value="313.48" calcext:value-type="float">
            <text:p>313.48</text:p>
          </table:table-cell>
        </table:table-row>
        <table:table-row table:style-name="ro1">
          <table:table-cell office:value-type="float" office:value="16.8666666666667" calcext:value-type="float">
            <text:p>16.8666666666667</text:p>
          </table:table-cell>
          <table:table-cell office:value-type="float" office:value="486455650" calcext:value-type="float">
            <text:p>486455650</text:p>
          </table:table-cell>
          <table:table-cell table:number-columns-repeated="2"/>
          <table:table-cell office:value-type="float" office:value="-7.9" calcext:value-type="float">
            <text:p>-7.9</text:p>
          </table:table-cell>
          <table:table-cell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486455652" calcext:value-type="float">
            <text:p>486455652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-792" calcext:value-type="float">
            <text:p>-792</text:p>
          </table:table-cell>
          <table:table-cell/>
          <table:table-cell office:value-type="float" office:value="298.6" calcext:value-type="float">
            <text:p>298.6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486455652" calcext:value-type="float">
            <text:p>486455652</text:p>
          </table:table-cell>
          <table:table-cell table:number-columns-repeated="2"/>
          <table:table-cell office:value-type="float" office:value="-6.5" calcext:value-type="float">
            <text:p>-6.5</text:p>
          </table:table-cell>
          <table:table-cell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486455652" calcext:value-type="float">
            <text:p>486455652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808" calcext:value-type="float">
            <text:p>-808</text:p>
          </table:table-cell>
          <table:table-cell/>
          <table:table-cell office:value-type="float" office:value="276.28" calcext:value-type="float">
            <text:p>276.28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486455652" calcext:value-type="float">
            <text:p>486455652</text:p>
          </table:table-cell>
          <table:table-cell table:number-columns-repeated="2"/>
          <table:table-cell office:value-type="float" office:value="-6.7" calcext:value-type="float">
            <text:p>-6.7</text:p>
          </table:table-cell>
          <table:table-cell/>
        </table:table-row>
        <table:table-row table:style-name="ro1">
          <table:table-cell office:value-type="float" office:value="16.9166666666667" calcext:value-type="float">
            <text:p>16.9166666666667</text:p>
          </table:table-cell>
          <table:table-cell office:value-type="float" office:value="486455654" calcext:value-type="float">
            <text:p>486455654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504" calcext:value-type="float">
            <text:p>-504</text:p>
          </table:table-cell>
          <table:table-cell/>
          <table:table-cell office:value-type="float" office:value="272.56" calcext:value-type="float">
            <text:p>272.56</text:p>
          </table:table-cell>
        </table:table-row>
        <table:table-row table:style-name="ro1">
          <table:table-cell office:value-type="float" office:value="16.9166666666667" calcext:value-type="float">
            <text:p>16.9166666666667</text:p>
          </table:table-cell>
          <table:table-cell office:value-type="float" office:value="486455654" calcext:value-type="float">
            <text:p>486455654</text:p>
          </table:table-cell>
          <table:table-cell table:number-columns-repeated="2"/>
          <table:table-cell office:value-type="float" office:value="-5.8" calcext:value-type="float">
            <text:p>-5.8</text:p>
          </table:table-cell>
          <table:table-cell/>
        </table:table-row>
        <table:table-row table:style-name="ro1">
          <table:table-cell office:value-type="float" office:value="16.9166666666667" calcext:value-type="float">
            <text:p>16.9166666666667</text:p>
          </table:table-cell>
          <table:table-cell office:value-type="float" office:value="486455654" calcext:value-type="float">
            <text:p>486455654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16.9666666666667" calcext:value-type="float">
            <text:p>16.9666666666667</text:p>
          </table:table-cell>
          <table:table-cell office:value-type="float" office:value="486455656" calcext:value-type="float">
            <text:p>486455656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397" calcext:value-type="float">
            <text:p>-397</text:p>
          </table:table-cell>
          <table:table-cell/>
          <table:table-cell office:value-type="float" office:value="263.88" calcext:value-type="float">
            <text:p>263.88</text:p>
          </table:table-cell>
        </table:table-row>
        <table:table-row table:style-name="ro1">
          <table:table-cell office:value-type="float" office:value="16.9666666666667" calcext:value-type="float">
            <text:p>16.9666666666667</text:p>
          </table:table-cell>
          <table:table-cell office:value-type="float" office:value="486455656" calcext:value-type="float">
            <text:p>486455656</text:p>
          </table:table-cell>
          <table:table-cell table:number-columns-repeated="2"/>
          <table:table-cell office:value-type="float" office:value="-3.9" calcext:value-type="float">
            <text:p>-3.9</text:p>
          </table:table-cell>
          <table:table-cell/>
        </table:table-row>
        <table:table-row table:style-name="ro1">
          <table:table-cell office:value-type="float" office:value="16.9666666666667" calcext:value-type="float">
            <text:p>16.9666666666667</text:p>
          </table:table-cell>
          <table:table-cell office:value-type="float" office:value="486455656" calcext:value-type="float">
            <text:p>486455656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-248" calcext:value-type="float">
            <text:p>-248</text:p>
          </table:table-cell>
          <table:table-cell/>
          <table:table-cell office:value-type="float" office:value="268.84" calcext:value-type="float">
            <text:p>268.84</text:p>
          </table:table-cell>
        </table:table-row>
        <table:table-row table:style-name="ro1">
          <table:table-cell office:value-type="float" office:value="17.0166666666667" calcext:value-type="float">
            <text:p>17.0166666666667</text:p>
          </table:table-cell>
          <table:table-cell office:value-type="float" office:value="486455658" calcext:value-type="float">
            <text:p>486455658</text:p>
          </table:table-cell>
          <table:table-cell table:number-columns-repeated="2"/>
          <table:table-cell office:value-type="float" office:value="-4.3" calcext:value-type="float">
            <text:p>-4.3</text:p>
          </table:table-cell>
          <table:table-cell/>
        </table:table-row>
        <table:table-row table:style-name="ro1">
          <table:table-cell office:value-type="float" office:value="17.0166666666667" calcext:value-type="float">
            <text:p>17.0166666666667</text:p>
          </table:table-cell>
          <table:table-cell office:value-type="float" office:value="486455658" calcext:value-type="float">
            <text:p>486455658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276.28" calcext:value-type="float">
            <text:p>276.28</text:p>
          </table:table-cell>
        </table:table-row>
        <table:table-row table:style-name="ro1">
          <table:table-cell office:value-type="float" office:value="17.0166666666667" calcext:value-type="float">
            <text:p>17.0166666666667</text:p>
          </table:table-cell>
          <table:table-cell office:value-type="float" office:value="486455658" calcext:value-type="float">
            <text:p>486455658</text:p>
          </table:table-cell>
          <table:table-cell table:number-columns-repeated="2"/>
          <table:table-cell office:value-type="float" office:value="-4.3" calcext:value-type="float">
            <text:p>-4.3</text:p>
          </table:table-cell>
          <table:table-cell/>
        </table:table-row>
        <table:table-row table:style-name="ro1">
          <table:table-cell office:value-type="float" office:value="17.0166666666667" calcext:value-type="float">
            <text:p>17.0166666666667</text:p>
          </table:table-cell>
          <table:table-cell office:value-type="float" office:value="486455658" calcext:value-type="float">
            <text:p>486455658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296.12" calcext:value-type="float">
            <text:p>296.12</text:p>
          </table:table-cell>
        </table:table-row>
        <table:table-row table:style-name="ro1">
          <table:table-cell office:value-type="float" office:value="17.05" calcext:value-type="float">
            <text:p>17.05</text:p>
          </table:table-cell>
          <table:table-cell office:value-type="float" office:value="486455660" calcext:value-type="float">
            <text:p>486455660</text:p>
          </table:table-cell>
          <table:table-cell table:number-columns-repeated="2"/>
          <table:table-cell office:value-type="float" office:value="-3.6" calcext:value-type="float">
            <text:p>-3.6</text:p>
          </table:table-cell>
          <table:table-cell/>
        </table:table-row>
        <table:table-row table:style-name="ro1">
          <table:table-cell office:value-type="float" office:value="17.05" calcext:value-type="float">
            <text:p>17.05</text:p>
          </table:table-cell>
          <table:table-cell office:value-type="float" office:value="486455660" calcext:value-type="float">
            <text:p>486455660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-202" calcext:value-type="float">
            <text:p>-202</text:p>
          </table:table-cell>
          <table:table-cell/>
          <table:table-cell office:value-type="float" office:value="267.6" calcext:value-type="float">
            <text:p>267.6</text:p>
          </table:table-cell>
        </table:table-row>
        <table:table-row table:style-name="ro1">
          <table:table-cell office:value-type="float" office:value="17.05" calcext:value-type="float">
            <text:p>17.05</text:p>
          </table:table-cell>
          <table:table-cell office:value-type="float" office:value="486455660" calcext:value-type="float">
            <text:p>486455660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/>
        </table:table-row>
        <table:table-row table:style-name="ro1">
          <table:table-cell office:value-type="float" office:value="17.05" calcext:value-type="float">
            <text:p>17.05</text:p>
          </table:table-cell>
          <table:table-cell office:value-type="float" office:value="486455660" calcext:value-type="float">
            <text:p>486455660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-484" calcext:value-type="float">
            <text:p>-484</text:p>
          </table:table-cell>
          <table:table-cell/>
          <table:table-cell office:value-type="float" office:value="256.44" calcext:value-type="float">
            <text:p>256.44</text:p>
          </table:table-cell>
        </table:table-row>
        <table:table-row table:style-name="ro1">
          <table:table-cell office:value-type="float" office:value="17.0666666666667" calcext:value-type="float">
            <text:p>17.0666666666667</text:p>
          </table:table-cell>
          <table:table-cell office:value-type="float" office:value="486455663" calcext:value-type="float">
            <text:p>486455663</text:p>
          </table:table-cell>
          <table:table-cell table:number-columns-repeated="2"/>
          <table:table-cell office:value-type="float" office:value="-4.2" calcext:value-type="float">
            <text:p>-4.2</text:p>
          </table:table-cell>
          <table:table-cell/>
        </table:table-row>
        <table:table-row table:style-name="ro1">
          <table:table-cell office:value-type="float" office:value="17.0666666666667" calcext:value-type="float">
            <text:p>17.0666666666667</text:p>
          </table:table-cell>
          <table:table-cell office:value-type="float" office:value="486455663" calcext:value-type="float">
            <text:p>486455663</text:p>
          </table:table-cell>
          <table:table-cell table:number-columns-repeated="2"/>
          <table:table-cell office:value-type="float" office:value="-2.7" calcext:value-type="float">
            <text:p>-2.7</text:p>
          </table:table-cell>
          <table:table-cell/>
        </table:table-row>
        <table:table-row table:style-name="ro1">
          <table:table-cell office:value-type="float" office:value="17.0666666666667" calcext:value-type="float">
            <text:p>17.0666666666667</text:p>
          </table:table-cell>
          <table:table-cell office:value-type="float" office:value="486455663" calcext:value-type="float">
            <text:p>486455663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-503" calcext:value-type="float">
            <text:p>-503</text:p>
          </table:table-cell>
          <table:table-cell/>
          <table:table-cell office:value-type="float" office:value="235.36" calcext:value-type="float">
            <text:p>235.36</text:p>
          </table:table-cell>
        </table:table-row>
        <table:table-row table:style-name="ro1">
          <table:table-cell office:value-type="float" office:value="17.1166666666667" calcext:value-type="float">
            <text:p>17.1166666666667</text:p>
          </table:table-cell>
          <table:table-cell office:value-type="float" office:value="486455664" calcext:value-type="float">
            <text:p>486455664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-605" calcext:value-type="float">
            <text:p>-605</text:p>
          </table:table-cell>
          <table:table-cell/>
          <table:table-cell office:value-type="float" office:value="227.92" calcext:value-type="float">
            <text:p>227.92</text:p>
          </table:table-cell>
        </table:table-row>
        <table:table-row table:style-name="ro1">
          <table:table-cell office:value-type="float" office:value="17.1166666666667" calcext:value-type="float">
            <text:p>17.1166666666667</text:p>
          </table:table-cell>
          <table:table-cell office:value-type="float" office:value="486455664" calcext:value-type="float">
            <text:p>486455664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17.1166666666667" calcext:value-type="float">
            <text:p>17.1166666666667</text:p>
          </table:table-cell>
          <table:table-cell office:value-type="float" office:value="486455664" calcext:value-type="float">
            <text:p>486455664</text:p>
          </table:table-cell>
          <table:table-cell table:number-columns-repeated="2"/>
          <table:table-cell office:value-type="float" office:value="-2.7" calcext:value-type="float">
            <text:p>-2.7</text:p>
          </table:table-cell>
          <table:table-cell/>
        </table:table-row>
        <table:table-row table:style-name="ro1">
          <table:table-cell office:value-type="float" office:value="17.1166666666667" calcext:value-type="float">
            <text:p>17.1166666666667</text:p>
          </table:table-cell>
          <table:table-cell office:value-type="float" office:value="486455664" calcext:value-type="float">
            <text:p>486455664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677" calcext:value-type="float">
            <text:p>-677</text:p>
          </table:table-cell>
          <table:table-cell/>
          <table:table-cell office:value-type="float" office:value="210.56" calcext:value-type="float">
            <text:p>210.56</text:p>
          </table:table-cell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float" office:value="486455667" calcext:value-type="float">
            <text:p>486455667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-711" calcext:value-type="float">
            <text:p>-711</text:p>
          </table:table-cell>
          <table:table-cell/>
          <table:table-cell office:value-type="float" office:value="198.16" calcext:value-type="float">
            <text:p>198.16</text:p>
          </table:table-cell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float" office:value="486455667" calcext:value-type="float">
            <text:p>486455667</text:p>
          </table:table-cell>
          <table:table-cell table:number-columns-repeated="2"/>
          <table:table-cell office:value-type="float" office:value="-2.8" calcext:value-type="float">
            <text:p>-2.8</text:p>
          </table:table-cell>
          <table:table-cell/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float" office:value="486455667" calcext:value-type="float">
            <text:p>486455667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-467" calcext:value-type="float">
            <text:p>-467</text:p>
          </table:table-cell>
          <table:table-cell/>
          <table:table-cell office:value-type="float" office:value="193.2" calcext:value-type="float">
            <text:p>193.2</text:p>
          </table:table-cell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float" office:value="486455667" calcext:value-type="float">
            <text:p>486455667</text:p>
          </table:table-cell>
          <table:table-cell table:number-columns-repeated="2"/>
          <table:table-cell office:value-type="float" office:value="-3.5" calcext:value-type="float">
            <text:p>-3.5</text:p>
          </table:table-cell>
          <table:table-cell/>
        </table:table-row>
        <table:table-row table:style-name="ro1">
          <table:table-cell office:value-type="float" office:value="17.1833333333333" calcext:value-type="float">
            <text:p>17.1833333333333</text:p>
          </table:table-cell>
          <table:table-cell office:value-type="float" office:value="486455668" calcext:value-type="float">
            <text:p>486455668</text:p>
          </table:table-cell>
          <table:table-cell table:number-columns-repeated="2"/>
          <table:table-cell office:value-type="float" office:value="-4.2" calcext:value-type="float">
            <text:p>-4.2</text:p>
          </table:table-cell>
          <table:table-cell/>
        </table:table-row>
        <table:table-row table:style-name="ro1">
          <table:table-cell office:value-type="float" office:value="17.1833333333333" calcext:value-type="float">
            <text:p>17.1833333333333</text:p>
          </table:table-cell>
          <table:table-cell office:value-type="float" office:value="486455668" calcext:value-type="float">
            <text:p>486455668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-626" calcext:value-type="float">
            <text:p>-626</text:p>
          </table:table-cell>
          <table:table-cell/>
          <table:table-cell office:value-type="float" office:value="175.84" calcext:value-type="float">
            <text:p>175.84</text:p>
          </table:table-cell>
        </table:table-row>
        <table:table-row table:style-name="ro1">
          <table:table-cell office:value-type="float" office:value="17.1833333333333" calcext:value-type="float">
            <text:p>17.1833333333333</text:p>
          </table:table-cell>
          <table:table-cell office:value-type="float" office:value="486455668" calcext:value-type="float">
            <text:p>486455668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-754" calcext:value-type="float">
            <text:p>-754</text:p>
          </table:table-cell>
          <table:table-cell/>
          <table:table-cell office:value-type="float" office:value="159.72" calcext:value-type="float">
            <text:p>159.72</text:p>
          </table:table-cell>
        </table:table-row>
        <table:table-row table:style-name="ro1">
          <table:table-cell office:value-type="float" office:value="17.1833333333333" calcext:value-type="float">
            <text:p>17.1833333333333</text:p>
          </table:table-cell>
          <table:table-cell office:value-type="float" office:value="486455668" calcext:value-type="float">
            <text:p>486455668</text:p>
          </table:table-cell>
          <table:table-cell table:number-columns-repeated="2"/>
          <table:table-cell office:value-type="float" office:value="-4.8" calcext:value-type="float">
            <text:p>-4.8</text:p>
          </table:table-cell>
          <table:table-cell/>
        </table:table-row>
        <table:table-row table:style-name="ro1">
          <table:table-cell office:value-type="float" office:value="17.2166666666667" calcext:value-type="float">
            <text:p>17.2166666666667</text:p>
          </table:table-cell>
          <table:table-cell office:value-type="float" office:value="486455670" calcext:value-type="float">
            <text:p>486455670</text:p>
          </table:table-cell>
          <table:table-cell table:number-columns-repeated="2"/>
          <table:table-cell office:value-type="float" office:value="-4.9" calcext:value-type="float">
            <text:p>-4.9</text:p>
          </table:table-cell>
          <table:table-cell/>
        </table:table-row>
        <table:table-row table:style-name="ro1">
          <table:table-cell office:value-type="float" office:value="17.2166666666667" calcext:value-type="float">
            <text:p>17.2166666666667</text:p>
          </table:table-cell>
          <table:table-cell office:value-type="float" office:value="486455670" calcext:value-type="float">
            <text:p>486455670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694" calcext:value-type="float">
            <text:p>-694</text:p>
          </table:table-cell>
          <table:table-cell/>
          <table:table-cell office:value-type="float" office:value="148.56" calcext:value-type="float">
            <text:p>148.56</text:p>
          </table:table-cell>
        </table:table-row>
        <table:table-row table:style-name="ro1">
          <table:table-cell office:value-type="float" office:value="17.2166666666667" calcext:value-type="float">
            <text:p>17.2166666666667</text:p>
          </table:table-cell>
          <table:table-cell office:value-type="float" office:value="486455670" calcext:value-type="float">
            <text:p>486455670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-747" calcext:value-type="float">
            <text:p>-747</text:p>
          </table:table-cell>
          <table:table-cell/>
          <table:table-cell office:value-type="float" office:value="128.72" calcext:value-type="float">
            <text:p>128.72</text:p>
          </table:table-cell>
        </table:table-row>
        <table:table-row table:style-name="ro1">
          <table:table-cell office:value-type="float" office:value="17.2166666666667" calcext:value-type="float">
            <text:p>17.2166666666667</text:p>
          </table:table-cell>
          <table:table-cell office:value-type="float" office:value="486455670" calcext:value-type="float">
            <text:p>486455670</text:p>
          </table:table-cell>
          <table:table-cell table:number-columns-repeated="2"/>
          <table:table-cell office:value-type="float" office:value="-6.1" calcext:value-type="float">
            <text:p>-6.1</text:p>
          </table:table-cell>
          <table:table-cell/>
        </table:table-row>
        <table:table-row table:style-name="ro1">
          <table:table-cell office:value-type="float" office:value="17.2333333333333" calcext:value-type="float">
            <text:p>17.2333333333333</text:p>
          </table:table-cell>
          <table:table-cell office:value-type="float" office:value="486455673" calcext:value-type="float">
            <text:p>486455673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373" calcext:value-type="float">
            <text:p>-373</text:p>
          </table:table-cell>
          <table:table-cell/>
          <table:table-cell office:value-type="float" office:value="136.16" calcext:value-type="float">
            <text:p>136.16</text:p>
          </table:table-cell>
        </table:table-row>
        <table:table-row table:style-name="ro1">
          <table:table-cell office:value-type="float" office:value="17.2333333333333" calcext:value-type="float">
            <text:p>17.2333333333333</text:p>
          </table:table-cell>
          <table:table-cell office:value-type="float" office:value="486455673" calcext:value-type="float">
            <text:p>486455673</text:p>
          </table:table-cell>
          <table:table-cell table:number-columns-repeated="2"/>
          <table:table-cell office:value-type="float" office:value="-7.8" calcext:value-type="float">
            <text:p>-7.8</text:p>
          </table:table-cell>
          <table:table-cell/>
        </table:table-row>
        <table:table-row table:style-name="ro1">
          <table:table-cell office:value-type="float" office:value="17.2833333333333" calcext:value-type="float">
            <text:p>17.2833333333333</text:p>
          </table:table-cell>
          <table:table-cell office:value-type="float" office:value="486455675" calcext:value-type="float">
            <text:p>486455675</text:p>
          </table:table-cell>
          <table:table-cell table:number-columns-repeated="2"/>
          <table:table-cell office:value-type="float" office:value="-8.2" calcext:value-type="float">
            <text:p>-8.2</text:p>
          </table:table-cell>
          <table:table-cell/>
        </table:table-row>
        <table:table-row table:style-name="ro1">
          <table:table-cell office:value-type="float" office:value="17.2833333333333" calcext:value-type="float">
            <text:p>17.2833333333333</text:p>
          </table:table-cell>
          <table:table-cell office:value-type="float" office:value="486455675" calcext:value-type="float">
            <text:p>486455675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-745" calcext:value-type="float">
            <text:p>-745</text:p>
          </table:table-cell>
          <table:table-cell/>
          <table:table-cell office:value-type="float" office:value="105.16" calcext:value-type="float">
            <text:p>105.16</text:p>
          </table:table-cell>
        </table:table-row>
        <table:table-row table:style-name="ro1">
          <table:table-cell office:value-type="float" office:value="17.2833333333333" calcext:value-type="float">
            <text:p>17.2833333333333</text:p>
          </table:table-cell>
          <table:table-cell office:value-type="float" office:value="486455675" calcext:value-type="float">
            <text:p>486455675</text:p>
          </table:table-cell>
          <table:table-cell table:number-columns-repeated="2"/>
          <table:table-cell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17.2833333333333" calcext:value-type="float">
            <text:p>17.2833333333333</text:p>
          </table:table-cell>
          <table:table-cell office:value-type="float" office:value="486455675" calcext:value-type="float">
            <text:p>486455675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-694" calcext:value-type="float">
            <text:p>-694</text:p>
          </table:table-cell>
          <table:table-cell/>
          <table:table-cell office:value-type="float" office:value="105.16" calcext:value-type="float">
            <text:p>105.16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486455681" calcext:value-type="float">
            <text:p>486455681</text:p>
          </table:table-cell>
          <table:table-cell table:number-columns-repeated="2"/>
          <table:table-cell office:value-type="float" office:value="-9.2" calcext:value-type="float">
            <text:p>-9.2</text:p>
          </table:table-cell>
          <table:table-cell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486455681" calcext:value-type="float">
            <text:p>486455681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-379" calcext:value-type="float">
            <text:p>-379</text:p>
          </table:table-cell>
          <table:table-cell/>
          <table:table-cell office:value-type="float" office:value="108.88" calcext:value-type="float">
            <text:p>108.88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486455681" calcext:value-type="float">
            <text:p>486455681</text:p>
          </table:table-cell>
          <table:table-cell table:number-columns-repeated="2"/>
          <table:table-cell office:value-type="float" office:value="-7.8" calcext:value-type="float">
            <text:p>-7.8</text:p>
          </table:table-cell>
          <table:table-cell/>
        </table:table-row>
        <table:table-row table:style-name="ro1">
          <table:table-cell office:value-type="float" office:value="17.3333333333333" calcext:value-type="float">
            <text:p>17.3333333333333</text:p>
          </table:table-cell>
          <table:table-cell office:value-type="float" office:value="486455682" calcext:value-type="float">
            <text:p>486455682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-301" calcext:value-type="float">
            <text:p>-301</text:p>
          </table:table-cell>
          <table:table-cell/>
          <table:table-cell office:value-type="float" office:value="101.44" calcext:value-type="float">
            <text:p>101.44</text:p>
          </table:table-cell>
        </table:table-row>
        <table:table-row table:style-name="ro1">
          <table:table-cell office:value-type="float" office:value="17.3333333333333" calcext:value-type="float">
            <text:p>17.3333333333333</text:p>
          </table:table-cell>
          <table:table-cell office:value-type="float" office:value="486455682" calcext:value-type="float">
            <text:p>486455682</text:p>
          </table:table-cell>
          <table:table-cell table:number-columns-repeated="2"/>
          <table:table-cell office:value-type="float" office:value="-6.4" calcext:value-type="float">
            <text:p>-6.4</text:p>
          </table:table-cell>
          <table:table-cell/>
        </table:table-row>
        <table:table-row table:style-name="ro1">
          <table:table-cell office:value-type="float" office:value="17.3333333333333" calcext:value-type="float">
            <text:p>17.3333333333333</text:p>
          </table:table-cell>
          <table:table-cell office:value-type="float" office:value="486455682" calcext:value-type="float">
            <text:p>486455682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-270" calcext:value-type="float">
            <text:p>-270</text:p>
          </table:table-cell>
          <table:table-cell/>
          <table:table-cell office:value-type="float" office:value="100.2" calcext:value-type="float">
            <text:p>100.2</text:p>
          </table:table-cell>
        </table:table-row>
        <table:table-row table:style-name="ro1">
          <table:table-cell office:value-type="float" office:value="17.3333333333333" calcext:value-type="float">
            <text:p>17.3333333333333</text:p>
          </table:table-cell>
          <table:table-cell office:value-type="float" office:value="486455682" calcext:value-type="float">
            <text:p>486455682</text:p>
          </table:table-cell>
          <table:table-cell table:number-columns-repeated="2"/>
          <table:table-cell office:value-type="float" office:value="-5.6" calcext:value-type="float">
            <text:p>-5.6</text:p>
          </table:table-cell>
          <table:table-cell/>
        </table:table-row>
        <table:table-row table:style-name="ro1">
          <table:table-cell office:value-type="float" office:value="17.3833333333333" calcext:value-type="float">
            <text:p>17.3833333333333</text:p>
          </table:table-cell>
          <table:table-cell office:value-type="float" office:value="486455685" calcext:value-type="float">
            <text:p>486455685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-224" calcext:value-type="float">
            <text:p>-224</text:p>
          </table:table-cell>
          <table:table-cell/>
          <table:table-cell office:value-type="float" office:value="90.2799999999999" calcext:value-type="float">
            <text:p>90.2799999999999</text:p>
          </table:table-cell>
        </table:table-row>
        <table:table-row table:style-name="ro1">
          <table:table-cell office:value-type="float" office:value="17.3833333333333" calcext:value-type="float">
            <text:p>17.3833333333333</text:p>
          </table:table-cell>
          <table:table-cell office:value-type="float" office:value="486455685" calcext:value-type="float">
            <text:p>486455685</text:p>
          </table:table-cell>
          <table:table-cell table:number-columns-repeated="2"/>
          <table:table-cell office:value-type="float" office:value="-5.2" calcext:value-type="float">
            <text:p>-5.2</text:p>
          </table:table-cell>
          <table:table-cell/>
        </table:table-row>
        <table:table-row table:style-name="ro1">
          <table:table-cell office:value-type="float" office:value="17.3833333333333" calcext:value-type="float">
            <text:p>17.3833333333333</text:p>
          </table:table-cell>
          <table:table-cell office:value-type="float" office:value="486455685" calcext:value-type="float">
            <text:p>486455685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246" calcext:value-type="float">
            <text:p>-246</text:p>
          </table:table-cell>
          <table:table-cell/>
          <table:table-cell office:value-type="float" office:value="81.5999999999999" calcext:value-type="float">
            <text:p>81.5999999999999</text:p>
          </table:table-cell>
        </table:table-row>
        <table:table-row table:style-name="ro1">
          <table:table-cell office:value-type="float" office:value="17.3833333333333" calcext:value-type="float">
            <text:p>17.3833333333333</text:p>
          </table:table-cell>
          <table:table-cell office:value-type="float" office:value="486455685" calcext:value-type="float">
            <text:p>486455685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17.4166666666667" calcext:value-type="float">
            <text:p>17.4166666666667</text:p>
          </table:table-cell>
          <table:table-cell office:value-type="float" office:value="486455686" calcext:value-type="float">
            <text:p>486455686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-143" calcext:value-type="float">
            <text:p>-143</text:p>
          </table:table-cell>
          <table:table-cell/>
          <table:table-cell office:value-type="float" office:value="80.3600000000001" calcext:value-type="float">
            <text:p>80.3600000000001</text:p>
          </table:table-cell>
        </table:table-row>
        <table:table-row table:style-name="ro1">
          <table:table-cell office:value-type="float" office:value="17.4166666666667" calcext:value-type="float">
            <text:p>17.4166666666667</text:p>
          </table:table-cell>
          <table:table-cell office:value-type="float" office:value="486455686" calcext:value-type="float">
            <text:p>486455686</text:p>
          </table:table-cell>
          <table:table-cell table:number-columns-repeated="2"/>
          <table:table-cell office:value-type="float" office:value="-4.2" calcext:value-type="float">
            <text:p>-4.2</text:p>
          </table:table-cell>
          <table:table-cell/>
        </table:table-row>
        <table:table-row table:style-name="ro1">
          <table:table-cell office:value-type="float" office:value="17.4166666666667" calcext:value-type="float">
            <text:p>17.4166666666667</text:p>
          </table:table-cell>
          <table:table-cell office:value-type="float" office:value="486455686" calcext:value-type="float">
            <text:p>486455686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-210" calcext:value-type="float">
            <text:p>-210</text:p>
          </table:table-cell>
          <table:table-cell/>
          <table:table-cell office:value-type="float" office:value="77.8799999999999" calcext:value-type="float">
            <text:p>77.8799999999999</text:p>
          </table:table-cell>
        </table:table-row>
        <table:table-row table:style-name="ro1">
          <table:table-cell office:value-type="float" office:value="17.4166666666667" calcext:value-type="float">
            <text:p>17.4166666666667</text:p>
          </table:table-cell>
          <table:table-cell office:value-type="float" office:value="486455686" calcext:value-type="float">
            <text:p>486455686</text:p>
          </table:table-cell>
          <table:table-cell table:number-columns-repeated="2"/>
          <table:table-cell office:value-type="float" office:value="-3.2" calcext:value-type="float">
            <text:p>-3.2</text:p>
          </table:table-cell>
          <table:table-cell/>
        </table:table-row>
        <table:table-row table:style-name="ro1">
          <table:table-cell office:value-type="float" office:value="17.45" calcext:value-type="float">
            <text:p>17.45</text:p>
          </table:table-cell>
          <table:table-cell office:value-type="float" office:value="486455689" calcext:value-type="float">
            <text:p>486455689</text:p>
          </table:table-cell>
          <table:table-cell table:number-columns-repeated="2"/>
          <table:table-cell office:value-type="float" office:value="-2.4" calcext:value-type="float">
            <text:p>-2.4</text:p>
          </table:table-cell>
          <table:table-cell/>
        </table:table-row>
        <table:table-row table:style-name="ro1">
          <table:table-cell office:value-type="float" office:value="17.45" calcext:value-type="float">
            <text:p>17.45</text:p>
          </table:table-cell>
          <table:table-cell office:value-type="float" office:value="486455689" calcext:value-type="float">
            <text:p>486455689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-249" calcext:value-type="float">
            <text:p>-249</text:p>
          </table:table-cell>
          <table:table-cell/>
          <table:table-cell office:value-type="float" office:value="74.1599999999999" calcext:value-type="float">
            <text:p>74.1599999999999</text:p>
          </table:table-cell>
        </table:table-row>
        <table:table-row table:style-name="ro1">
          <table:table-cell office:value-type="float" office:value="17.45" calcext:value-type="float">
            <text:p>17.45</text:p>
          </table:table-cell>
          <table:table-cell office:value-type="float" office:value="486455689" calcext:value-type="float">
            <text:p>486455689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82.84" calcext:value-type="float">
            <text:p>82.84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486455691" calcext:value-type="float">
            <text:p>486455691</text:p>
          </table:table-cell>
          <table:table-cell table:number-columns-repeated="2"/>
          <table:table-cell office:value-type="float" office:value="-2.3" calcext:value-type="float">
            <text:p>-2.3</text:p>
          </table:table-cell>
          <table:table-cell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486455691" calcext:value-type="float">
            <text:p>486455691</text:p>
          </table:table-cell>
          <table:table-cell table:number-columns-repeated="2"/>
          <table:table-cell office:value-type="float" office:value="-1.7" calcext:value-type="float">
            <text:p>-1.7</text:p>
          </table:table-cell>
          <table:table-cell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486455691" calcext:value-type="float">
            <text:p>486455691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-403" calcext:value-type="float">
            <text:p>-403</text:p>
          </table:table-cell>
          <table:table-cell/>
          <table:table-cell office:value-type="float" office:value="64.2399999999999" calcext:value-type="float">
            <text:p>64.2399999999999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486455691" calcext:value-type="float">
            <text:p>486455691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-228" calcext:value-type="float">
            <text:p>-228</text:p>
          </table:table-cell>
          <table:table-cell/>
          <table:table-cell office:value-type="float" office:value="61.76" calcext:value-type="float">
            <text:p>61.76</text:p>
          </table:table-cell>
        </table:table-row>
        <table:table-row table:style-name="ro1">
          <table:table-cell office:value-type="float" office:value="17.5166666666667" calcext:value-type="float">
            <text:p>17.5166666666667</text:p>
          </table:table-cell>
          <table:table-cell office:value-type="float" office:value="486455693" calcext:value-type="float">
            <text:p>486455693</text:p>
          </table:table-cell>
          <table:table-cell table:number-columns-repeated="2"/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17.5166666666667" calcext:value-type="float">
            <text:p>17.5166666666667</text:p>
          </table:table-cell>
          <table:table-cell office:value-type="float" office:value="486455693" calcext:value-type="float">
            <text:p>486455693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-401" calcext:value-type="float">
            <text:p>-401</text:p>
          </table:table-cell>
          <table:table-cell/>
          <table:table-cell office:value-type="float" office:value="50.5999999999999" calcext:value-type="float">
            <text:p>50.5999999999999</text:p>
          </table:table-cell>
        </table:table-row>
        <table:table-row table:style-name="ro1">
          <table:table-cell office:value-type="float" office:value="17.5166666666667" calcext:value-type="float">
            <text:p>17.5166666666667</text:p>
          </table:table-cell>
          <table:table-cell office:value-type="float" office:value="486455693" calcext:value-type="float">
            <text:p>486455693</text:p>
          </table:table-cell>
          <table:table-cell table:number-columns-repeated="2"/>
          <table:table-cell office:value-type="float" office:value="-2.1" calcext:value-type="float">
            <text:p>-2.1</text:p>
          </table:table-cell>
          <table:table-cell/>
        </table:table-row>
        <table:table-row table:style-name="ro1">
          <table:table-cell office:value-type="float" office:value="17.55" calcext:value-type="float">
            <text:p>17.55</text:p>
          </table:table-cell>
          <table:table-cell office:value-type="float" office:value="486455694" calcext:value-type="float">
            <text:p>486455694</text:p>
          </table:table-cell>
          <table:table-cell table:number-columns-repeated="2"/>
          <table:table-cell office:value-type="float" office:value="-0.7" calcext:value-type="float">
            <text:p>-0.7</text:p>
          </table:table-cell>
          <table:table-cell/>
        </table:table-row>
        <table:table-row table:style-name="ro1">
          <table:table-cell office:value-type="float" office:value="17.55" calcext:value-type="float">
            <text:p>17.55</text:p>
          </table:table-cell>
          <table:table-cell office:value-type="float" office:value="486455694" calcext:value-type="float">
            <text:p>486455694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float" office:value="36.96" calcext:value-type="float">
            <text:p>36.96</text:p>
          </table:table-cell>
        </table:table-row>
        <table:table-row table:style-name="ro1">
          <table:table-cell office:value-type="float" office:value="17.55" calcext:value-type="float">
            <text:p>17.55</text:p>
          </table:table-cell>
          <table:table-cell office:value-type="float" office:value="486455694" calcext:value-type="float">
            <text:p>486455694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-393" calcext:value-type="float">
            <text:p>-393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.55" calcext:value-type="float">
            <text:p>17.55</text:p>
          </table:table-cell>
          <table:table-cell office:value-type="float" office:value="486455694" calcext:value-type="float">
            <text:p>486455694</text:p>
          </table:table-cell>
          <table:table-cell table:number-columns-repeated="2"/>
          <table:table-cell office:value-type="float" office:value="-1.4" calcext:value-type="float">
            <text:p>-1.4</text:p>
          </table:table-cell>
          <table:table-cell/>
        </table:table-row>
        <table:table-row table:style-name="ro1">
          <table:table-cell office:value-type="float" office:value="17.5833333333333" calcext:value-type="float">
            <text:p>17.5833333333333</text:p>
          </table:table-cell>
          <table:table-cell office:value-type="float" office:value="486455696" calcext:value-type="float">
            <text:p>486455696</text:p>
          </table:table-cell>
          <table:table-cell table:number-columns-repeated="2"/>
          <table:table-cell office:value-type="float" office:value="-0.8" calcext:value-type="float">
            <text:p>-0.8</text:p>
          </table:table-cell>
          <table:table-cell/>
        </table:table-row>
        <table:table-row table:style-name="ro1">
          <table:table-cell office:value-type="float" office:value="17.5833333333333" calcext:value-type="float">
            <text:p>17.5833333333333</text:p>
          </table:table-cell>
          <table:table-cell office:value-type="float" office:value="486455696" calcext:value-type="float">
            <text:p>486455696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-481" calcext:value-type="float">
            <text:p>-481</text:p>
          </table:table-cell>
          <table:table-cell/>
          <table:table-cell office:value-type="float" office:value="18.3599999999999" calcext:value-type="float">
            <text:p>18.3599999999999</text:p>
          </table:table-cell>
        </table:table-row>
        <table:table-row table:style-name="ro1">
          <table:table-cell office:value-type="float" office:value="17.5833333333333" calcext:value-type="float">
            <text:p>17.5833333333333</text:p>
          </table:table-cell>
          <table:table-cell office:value-type="float" office:value="486455696" calcext:value-type="float">
            <text:p>486455696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-392" calcext:value-type="float">
            <text:p>-392</text:p>
          </table:table-cell>
          <table:table-cell/>
          <table:table-cell office:value-type="float" office:value="10.9200000000001" calcext:value-type="float">
            <text:p>10.9200000000001</text:p>
          </table:table-cell>
        </table:table-row>
        <table:table-row table:style-name="ro1">
          <table:table-cell office:value-type="float" office:value="17.5833333333333" calcext:value-type="float">
            <text:p>17.5833333333333</text:p>
          </table:table-cell>
          <table:table-cell office:value-type="float" office:value="486455696" calcext:value-type="float">
            <text:p>486455696</text:p>
          </table:table-cell>
          <table:table-cell table:number-columns-repeated="2"/>
          <table:table-cell office:value-type="float" office:value="-1.1" calcext:value-type="float">
            <text:p>-1.1</text:p>
          </table:table-cell>
          <table:table-cell/>
        </table:table-row>
        <table:table-row table:style-name="ro1">
          <table:table-cell office:value-type="float" office:value="17.6166666666667" calcext:value-type="float">
            <text:p>17.6166666666667</text:p>
          </table:table-cell>
          <table:table-cell office:value-type="float" office:value="486455699" calcext:value-type="float">
            <text:p>486455699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-292" calcext:value-type="float">
            <text:p>-292</text:p>
          </table:table-cell>
          <table:table-cell/>
          <table:table-cell office:value-type="float" office:value="10.9200000000001" calcext:value-type="float">
            <text:p>10.9200000000001</text:p>
          </table:table-cell>
        </table:table-row>
        <table:table-row table:style-name="ro1">
          <table:table-cell office:value-type="float" office:value="17.6166666666667" calcext:value-type="float">
            <text:p>17.6166666666667</text:p>
          </table:table-cell>
          <table:table-cell office:value-type="float" office:value="486455699" calcext:value-type="float">
            <text:p>486455699</text:p>
          </table:table-cell>
          <table:table-cell table:number-columns-repeated="2"/>
          <table:table-cell office:value-type="float" office:value="-1.1" calcext:value-type="float">
            <text:p>-1.1</text:p>
          </table:table-cell>
          <table:table-cell/>
        </table:table-row>
        <table:table-row table:style-name="ro1">
          <table:table-cell office:value-type="float" office:value="17.6166666666667" calcext:value-type="float">
            <text:p>17.6166666666667</text:p>
          </table:table-cell>
          <table:table-cell office:value-type="float" office:value="486455699" calcext:value-type="float">
            <text:p>486455699</text:p>
          </table:table-cell>
          <table:table-cell table:number-columns-repeated="2"/>
          <table:table-cell office:value-type="float" office:value="-1.1" calcext:value-type="float">
            <text:p>-1.1</text:p>
          </table:table-cell>
          <table:table-cell/>
        </table:table-row>
        <table:table-row table:style-name="ro1">
          <table:table-cell office:value-type="float" office:value="17.6166666666667" calcext:value-type="float">
            <text:p>17.6166666666667</text:p>
          </table:table-cell>
          <table:table-cell office:value-type="float" office:value="486455699" calcext:value-type="float">
            <text:p>486455699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-291" calcext:value-type="float">
            <text:p>-291</text:p>
          </table:table-cell>
          <table:table-cell/>
          <table:table-cell office:value-type="float" office:value="4.72000000000014" calcext:value-type="float">
            <text:p>4.72000000000014</text:p>
          </table:table-cell>
        </table:table-row>
        <table:table-row table:style-name="ro1">
          <table:table-cell office:value-type="float" office:value="17.6333333333333" calcext:value-type="float">
            <text:p>17.6333333333333</text:p>
          </table:table-cell>
          <table:table-cell office:value-type="float" office:value="486455701" calcext:value-type="float">
            <text:p>486455701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-288" calcext:value-type="float">
            <text:p>-288</text:p>
          </table:table-cell>
          <table:table-cell/>
          <table:table-cell office:value-type="float" office:value="3.48000000000002" calcext:value-type="float">
            <text:p>3.48000000000002</text:p>
          </table:table-cell>
        </table:table-row>
        <table:table-row table:style-name="ro1">
          <table:table-cell office:value-type="float" office:value="17.6333333333333" calcext:value-type="float">
            <text:p>17.6333333333333</text:p>
          </table:table-cell>
          <table:table-cell office:value-type="float" office:value="486455701" calcext:value-type="float">
            <text:p>486455701</text:p>
          </table:table-cell>
          <table:table-cell table:number-columns-repeated="2"/>
          <table:table-cell office:value-type="float" office:value="-1.5" calcext:value-type="float">
            <text:p>-1.5</text:p>
          </table:table-cell>
          <table:table-cell/>
        </table:table-row>
        <table:table-row table:style-name="ro1">
          <table:table-cell office:value-type="float" office:value="17.6833333333333" calcext:value-type="float">
            <text:p>17.6833333333333</text:p>
          </table:table-cell>
          <table:table-cell office:value-type="float" office:value="486455703" calcext:value-type="float">
            <text:p>486455703</text:p>
          </table:table-cell>
          <table:table-cell table:number-columns-repeated="2"/>
          <table:table-cell office:value-type="float" office:value="-1.3" calcext:value-type="float">
            <text:p>-1.3</text:p>
          </table:table-cell>
          <table:table-cell/>
        </table:table-row>
        <table:table-row table:style-name="ro1">
          <table:table-cell office:value-type="float" office:value="17.6833333333333" calcext:value-type="float">
            <text:p>17.6833333333333</text:p>
          </table:table-cell>
          <table:table-cell office:value-type="float" office:value="486455703" calcext:value-type="float">
            <text:p>486455703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-328" calcext:value-type="float">
            <text:p>-328</text:p>
          </table:table-cell>
          <table:table-cell/>
          <table:table-cell office:value-type="float" office:value="-10.16" calcext:value-type="float">
            <text:p>-10.16</text:p>
          </table:table-cell>
        </table:table-row>
        <table:table-row table:style-name="ro1">
          <table:table-cell office:value-type="float" office:value="17.6833333333333" calcext:value-type="float">
            <text:p>17.6833333333333</text:p>
          </table:table-cell>
          <table:table-cell office:value-type="float" office:value="486455703" calcext:value-type="float">
            <text:p>486455703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-386" calcext:value-type="float">
            <text:p>-386</text:p>
          </table:table-cell>
          <table:table-cell/>
          <table:table-cell office:value-type="float" office:value="-16.36" calcext:value-type="float">
            <text:p>-16.36</text:p>
          </table:table-cell>
        </table:table-row>
        <table:table-row table:style-name="ro1">
          <table:table-cell office:value-type="float" office:value="17.6833333333333" calcext:value-type="float">
            <text:p>17.6833333333333</text:p>
          </table:table-cell>
          <table:table-cell office:value-type="float" office:value="486455703" calcext:value-type="float">
            <text:p>486455703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/>
        </table:table-row>
        <table:table-row table:style-name="ro1">
          <table:table-cell office:value-type="float" office:value="17.7166666666667" calcext:value-type="float">
            <text:p>17.7166666666667</text:p>
          </table:table-cell>
          <table:table-cell office:value-type="float" office:value="486455704" calcext:value-type="float">
            <text:p>486455704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-260" calcext:value-type="float">
            <text:p>-260</text:p>
          </table:table-cell>
          <table:table-cell/>
          <table:table-cell office:value-type="float" office:value="-20.08" calcext:value-type="float">
            <text:p>-20.08</text:p>
          </table:table-cell>
        </table:table-row>
        <table:table-row table:style-name="ro1">
          <table:table-cell office:value-type="float" office:value="17.7166666666667" calcext:value-type="float">
            <text:p>17.7166666666667</text:p>
          </table:table-cell>
          <table:table-cell office:value-type="float" office:value="486455704" calcext:value-type="float">
            <text:p>486455704</text:p>
          </table:table-cell>
          <table:table-cell table:number-columns-repeated="2"/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17.7166666666667" calcext:value-type="float">
            <text:p>17.7166666666667</text:p>
          </table:table-cell>
          <table:table-cell office:value-type="float" office:value="486455704" calcext:value-type="float">
            <text:p>486455704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17.7166666666667" calcext:value-type="float">
            <text:p>17.7166666666667</text:p>
          </table:table-cell>
          <table:table-cell office:value-type="float" office:value="486455704" calcext:value-type="float">
            <text:p>486455704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315" calcext:value-type="float">
            <text:p>-315</text:p>
          </table:table-cell>
          <table:table-cell/>
          <table:table-cell office:value-type="float" office:value="-28.7599999999999" calcext:value-type="float">
            <text:p>-28.7599999999999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486455707" calcext:value-type="float">
            <text:p>486455707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315" calcext:value-type="float">
            <text:p>-315</text:p>
          </table:table-cell>
          <table:table-cell/>
          <table:table-cell office:value-type="float" office:value="-32.4799999999999" calcext:value-type="float">
            <text:p>-32.4799999999999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486455707" calcext:value-type="float">
            <text:p>486455707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486455707" calcext:value-type="float">
            <text:p>486455707</text:p>
          </table:table-cell>
          <table:table-cell table:number-columns-repeated="2"/>
          <table:table-cell office:value-type="float" office:value="-0.3" calcext:value-type="float">
            <text:p>-0.3</text:p>
          </table:table-cell>
          <table:table-cell/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486455707" calcext:value-type="float">
            <text:p>486455707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341" calcext:value-type="float">
            <text:p>-341</text:p>
          </table:table-cell>
          <table:table-cell/>
          <table:table-cell office:value-type="float" office:value="-39.92" calcext:value-type="float">
            <text:p>-39.92</text:p>
          </table:table-cell>
        </table:table-row>
        <table:table-row table:style-name="ro1">
          <table:table-cell office:value-type="float" office:value="17.7833333333333" calcext:value-type="float">
            <text:p>17.7833333333333</text:p>
          </table:table-cell>
          <table:table-cell office:value-type="float" office:value="486455709" calcext:value-type="float">
            <text:p>486455709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328" calcext:value-type="float">
            <text:p>-328</text:p>
          </table:table-cell>
          <table:table-cell/>
          <table:table-cell office:value-type="float" office:value="-48.5999999999999" calcext:value-type="float">
            <text:p>-48.5999999999999</text:p>
          </table:table-cell>
        </table:table-row>
        <table:table-row table:style-name="ro1">
          <table:table-cell office:value-type="float" office:value="17.7833333333333" calcext:value-type="float">
            <text:p>17.7833333333333</text:p>
          </table:table-cell>
          <table:table-cell office:value-type="float" office:value="486455709" calcext:value-type="float">
            <text:p>486455709</text:p>
          </table:table-cell>
          <table:table-cell table:number-columns-repeated="2"/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17.7833333333333" calcext:value-type="float">
            <text:p>17.7833333333333</text:p>
          </table:table-cell>
          <table:table-cell office:value-type="float" office:value="486455709" calcext:value-type="float">
            <text:p>486455709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97" calcext:value-type="float">
            <text:p>-97</text:p>
          </table:table-cell>
          <table:table-cell/>
          <table:table-cell office:value-type="float" office:value="-42.4" calcext:value-type="float">
            <text:p>-42.4</text:p>
          </table:table-cell>
        </table:table-row>
        <table:table-row table:style-name="ro1">
          <table:table-cell office:value-type="float" office:value="17.7833333333333" calcext:value-type="float">
            <text:p>17.7833333333333</text:p>
          </table:table-cell>
          <table:table-cell office:value-type="float" office:value="486455709" calcext:value-type="float">
            <text:p>486455709</text:p>
          </table:table-cell>
          <table:table-cell table:number-columns-repeated="2"/>
          <table:table-cell office:value-type="float" office:value="-1.1" calcext:value-type="float">
            <text:p>-1.1</text:p>
          </table:table-cell>
          <table:table-cell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486455711" calcext:value-type="float">
            <text:p>486455711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217" calcext:value-type="float">
            <text:p>-217</text:p>
          </table:table-cell>
          <table:table-cell/>
          <table:table-cell office:value-type="float" office:value="-54.8" calcext:value-type="float">
            <text:p>-54.8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486455711" calcext:value-type="float">
            <text:p>486455711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17.8333333333333" calcext:value-type="float">
            <text:p>17.8333333333333</text:p>
          </table:table-cell>
          <table:table-cell office:value-type="float" office:value="486455712" calcext:value-type="float">
            <text:p>486455712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17.8333333333333" calcext:value-type="float">
            <text:p>17.8333333333333</text:p>
          </table:table-cell>
          <table:table-cell office:value-type="float" office:value="486455712" calcext:value-type="float">
            <text:p>486455712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-254" calcext:value-type="float">
            <text:p>-254</text:p>
          </table:table-cell>
          <table:table-cell/>
          <table:table-cell office:value-type="float" office:value="-58.52" calcext:value-type="float">
            <text:p>-58.52</text:p>
          </table:table-cell>
        </table:table-row>
        <table:table-row table:style-name="ro1">
          <table:table-cell office:value-type="float" office:value="17.8333333333333" calcext:value-type="float">
            <text:p>17.8333333333333</text:p>
          </table:table-cell>
          <table:table-cell office:value-type="float" office:value="486455712" calcext:value-type="float">
            <text:p>486455712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237" calcext:value-type="float">
            <text:p>-237</text:p>
          </table:table-cell>
          <table:table-cell/>
          <table:table-cell office:value-type="float" office:value="-67.2" calcext:value-type="float">
            <text:p>-67.2</text:p>
          </table:table-cell>
        </table:table-row>
        <table:table-row table:style-name="ro1">
          <table:table-cell office:value-type="float" office:value="17.8333333333333" calcext:value-type="float">
            <text:p>17.8333333333333</text:p>
          </table:table-cell>
          <table:table-cell office:value-type="float" office:value="486455712" calcext:value-type="float">
            <text:p>486455712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7.8833333333333" calcext:value-type="float">
            <text:p>17.8833333333333</text:p>
          </table:table-cell>
          <table:table-cell office:value-type="float" office:value="486455715" calcext:value-type="float">
            <text:p>48645571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17.8833333333333" calcext:value-type="float">
            <text:p>17.8833333333333</text:p>
          </table:table-cell>
          <table:table-cell office:value-type="float" office:value="486455715" calcext:value-type="float">
            <text:p>486455715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-478" calcext:value-type="float">
            <text:p>-478</text:p>
          </table:table-cell>
          <table:table-cell/>
          <table:table-cell office:value-type="float" office:value="-82.0799999999999" calcext:value-type="float">
            <text:p>-82.0799999999999</text:p>
          </table:table-cell>
        </table:table-row>
        <table:table-row table:style-name="ro1">
          <table:table-cell office:value-type="float" office:value="17.8833333333333" calcext:value-type="float">
            <text:p>17.8833333333333</text:p>
          </table:table-cell>
          <table:table-cell office:value-type="float" office:value="486455715" calcext:value-type="float">
            <text:p>486455715</text:p>
          </table:table-cell>
          <table:table-cell table:number-columns-repeated="2"/>
          <table:table-cell office:value-type="float" office:value="-0.2" calcext:value-type="float">
            <text:p>-0.2</text:p>
          </table:table-cell>
          <table:table-cell/>
        </table:table-row>
        <table:table-row table:style-name="ro1">
          <table:table-cell office:value-type="float" office:value="17.8833333333333" calcext:value-type="float">
            <text:p>17.8833333333333</text:p>
          </table:table-cell>
          <table:table-cell office:value-type="float" office:value="486455715" calcext:value-type="float">
            <text:p>486455715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-516" calcext:value-type="float">
            <text:p>-516</text:p>
          </table:table-cell>
          <table:table-cell/>
          <table:table-cell office:value-type="float" office:value="-94.4799999999999" calcext:value-type="float">
            <text:p>-94.4799999999999</text:p>
          </table:table-cell>
        </table:table-row>
        <table:table-row table:style-name="ro1">
          <table:table-cell office:value-type="float" office:value="17.9166666666667" calcext:value-type="float">
            <text:p>17.9166666666667</text:p>
          </table:table-cell>
          <table:table-cell office:value-type="float" office:value="486455717" calcext:value-type="float">
            <text:p>486455717</text:p>
          </table:table-cell>
          <table:table-cell table:number-columns-repeated="2"/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17.9166666666667" calcext:value-type="float">
            <text:p>17.9166666666667</text:p>
          </table:table-cell>
          <table:table-cell office:value-type="float" office:value="486455717" calcext:value-type="float">
            <text:p>486455717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-558" calcext:value-type="float">
            <text:p>-558</text:p>
          </table:table-cell>
          <table:table-cell/>
          <table:table-cell office:value-type="float" office:value="-110.6" calcext:value-type="float">
            <text:p>-110.6</text:p>
          </table:table-cell>
        </table:table-row>
        <table:table-row table:style-name="ro1">
          <table:table-cell office:value-type="float" office:value="17.9166666666667" calcext:value-type="float">
            <text:p>17.9166666666667</text:p>
          </table:table-cell>
          <table:table-cell office:value-type="float" office:value="486455717" calcext:value-type="float">
            <text:p>486455717</text:p>
          </table:table-cell>
          <table:table-cell table:number-columns-repeated="2"/>
          <table:table-cell office:value-type="float" office:value="-0.3" calcext:value-type="float">
            <text:p>-0.3</text:p>
          </table:table-cell>
          <table:table-cell/>
        </table:table-row>
        <table:table-row table:style-name="ro1">
          <table:table-cell office:value-type="float" office:value="17.9166666666667" calcext:value-type="float">
            <text:p>17.9166666666667</text:p>
          </table:table-cell>
          <table:table-cell office:value-type="float" office:value="486455717" calcext:value-type="float">
            <text:p>486455717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-632" calcext:value-type="float">
            <text:p>-632</text:p>
          </table:table-cell>
          <table:table-cell/>
          <table:table-cell office:value-type="float" office:value="-124.24" calcext:value-type="float">
            <text:p>-124.24</text:p>
          </table:table-cell>
        </table:table-row>
        <table:table-row table:style-name="ro1">
          <table:table-cell office:value-type="float" office:value="17.95" calcext:value-type="float">
            <text:p>17.95</text:p>
          </table:table-cell>
          <table:table-cell office:value-type="float" office:value="486455719" calcext:value-type="float">
            <text:p>486455719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17.95" calcext:value-type="float">
            <text:p>17.95</text:p>
          </table:table-cell>
          <table:table-cell office:value-type="float" office:value="486455719" calcext:value-type="float">
            <text:p>486455719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-418" calcext:value-type="float">
            <text:p>-418</text:p>
          </table:table-cell>
          <table:table-cell/>
          <table:table-cell office:value-type="float" office:value="-129.2" calcext:value-type="float">
            <text:p>-129.2</text:p>
          </table:table-cell>
        </table:table-row>
        <table:table-row table:style-name="ro1">
          <table:table-cell office:value-type="float" office:value="17.95" calcext:value-type="float">
            <text:p>17.95</text:p>
          </table:table-cell>
          <table:table-cell office:value-type="float" office:value="486455719" calcext:value-type="float">
            <text:p>486455719</text:p>
          </table:table-cell>
          <table:table-cell table:number-columns-repeated="2"/>
          <table:table-cell office:value-type="float" office:value="-1.1" calcext:value-type="float">
            <text:p>-1.1</text:p>
          </table:table-cell>
          <table:table-cell/>
        </table:table-row>
        <table:table-row table:style-name="ro1">
          <table:table-cell office:value-type="float" office:value="17.9833333333333" calcext:value-type="float">
            <text:p>17.9833333333333</text:p>
          </table:table-cell>
          <table:table-cell office:value-type="float" office:value="486455721" calcext:value-type="float">
            <text:p>486455721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-394" calcext:value-type="float">
            <text:p>-394</text:p>
          </table:table-cell>
          <table:table-cell/>
          <table:table-cell office:value-type="float" office:value="-140.36" calcext:value-type="float">
            <text:p>-140.36</text:p>
          </table:table-cell>
        </table:table-row>
        <table:table-row table:style-name="ro1">
          <table:table-cell office:value-type="float" office:value="17.9833333333333" calcext:value-type="float">
            <text:p>17.9833333333333</text:p>
          </table:table-cell>
          <table:table-cell office:value-type="float" office:value="486455721" calcext:value-type="float">
            <text:p>486455721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17.9833333333333" calcext:value-type="float">
            <text:p>17.9833333333333</text:p>
          </table:table-cell>
          <table:table-cell office:value-type="float" office:value="486455721" calcext:value-type="float">
            <text:p>486455721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-413" calcext:value-type="float">
            <text:p>-413</text:p>
          </table:table-cell>
          <table:table-cell/>
          <table:table-cell office:value-type="float" office:value="-146.56" calcext:value-type="float">
            <text:p>-146.56</text:p>
          </table:table-cell>
        </table:table-row>
        <table:table-row table:style-name="ro1">
          <table:table-cell office:value-type="float" office:value="18.0166666666667" calcext:value-type="float">
            <text:p>18.0166666666667</text:p>
          </table:table-cell>
          <table:table-cell office:value-type="float" office:value="486455723" calcext:value-type="float">
            <text:p>486455723</text:p>
          </table:table-cell>
          <table:table-cell table:number-columns-repeated="2"/>
          <table:table-cell office:value-type="float" office:value="-0.8" calcext:value-type="float">
            <text:p>-0.8</text:p>
          </table:table-cell>
          <table:table-cell/>
        </table:table-row>
        <table:table-row table:style-name="ro1">
          <table:table-cell office:value-type="float" office:value="18.0166666666667" calcext:value-type="float">
            <text:p>18.0166666666667</text:p>
          </table:table-cell>
          <table:table-cell office:value-type="float" office:value="486455723" calcext:value-type="float">
            <text:p>486455723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/>
        </table:table-row>
        <table:table-row table:style-name="ro1">
          <table:table-cell office:value-type="float" office:value="18.0166666666667" calcext:value-type="float">
            <text:p>18.0166666666667</text:p>
          </table:table-cell>
          <table:table-cell office:value-type="float" office:value="486455723" calcext:value-type="float">
            <text:p>486455723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-197" calcext:value-type="float">
            <text:p>-197</text:p>
          </table:table-cell>
          <table:table-cell/>
          <table:table-cell office:value-type="float" office:value="-146.56" calcext:value-type="float">
            <text:p>-146.56</text:p>
          </table:table-cell>
        </table:table-row>
        <table:table-row table:style-name="ro1">
          <table:table-cell office:value-type="float" office:value="18.0166666666667" calcext:value-type="float">
            <text:p>18.0166666666667</text:p>
          </table:table-cell>
          <table:table-cell office:value-type="float" office:value="486455723" calcext:value-type="float">
            <text:p>486455723</text:p>
          </table:table-cell>
          <table:table-cell office:value-type="float" office:value="78.1857451403888" calcext:value-type="float">
            <text:p>78.1857451403888</text:p>
          </table:table-cell>
          <table:table-cell office:value-type="float" office:value="-308" calcext:value-type="float">
            <text:p>-308</text:p>
          </table:table-cell>
          <table:table-cell/>
          <table:table-cell office:value-type="float" office:value="-145.32" calcext:value-type="float">
            <text:p>-145.32</text:p>
          </table:table-cell>
        </table:table-row>
        <table:table-row table:style-name="ro1">
          <table:table-cell office:value-type="float" office:value="18.05" calcext:value-type="float">
            <text:p>18.05</text:p>
          </table:table-cell>
          <table:table-cell office:value-type="float" office:value="486455725" calcext:value-type="float">
            <text:p>486455725</text:p>
          </table:table-cell>
          <table:table-cell table:number-columns-repeated="2"/>
          <table:table-cell office:value-type="float" office:value="-1.3" calcext:value-type="float">
            <text:p>-1.3</text:p>
          </table:table-cell>
          <table:table-cell/>
        </table:table-row>
        <table:table-row table:style-name="ro1">
          <table:table-cell office:value-type="float" office:value="18.05" calcext:value-type="float">
            <text:p>18.05</text:p>
          </table:table-cell>
          <table:table-cell office:value-type="float" office:value="486455725" calcext:value-type="float">
            <text:p>486455725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/>
        </table:table-row>
        <table:table-row table:style-name="ro1">
          <table:table-cell office:value-type="float" office:value="18.05" calcext:value-type="float">
            <text:p>18.05</text:p>
          </table:table-cell>
          <table:table-cell office:value-type="float" office:value="486455725" calcext:value-type="float">
            <text:p>486455725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-268" calcext:value-type="float">
            <text:p>-268</text:p>
          </table:table-cell>
          <table:table-cell/>
          <table:table-cell office:value-type="float" office:value="-152.76" calcext:value-type="float">
            <text:p>-152.76</text:p>
          </table:table-cell>
        </table:table-row>
        <table:table-row table:style-name="ro1">
          <table:table-cell office:value-type="float" office:value="18.0833333333333" calcext:value-type="float">
            <text:p>18.0833333333333</text:p>
          </table:table-cell>
          <table:table-cell office:value-type="float" office:value="486455727" calcext:value-type="float">
            <text:p>486455727</text:p>
          </table:table-cell>
          <table:table-cell table:number-columns-repeated="2"/>
          <table:table-cell office:value-type="float" office:value="-2.3" calcext:value-type="float">
            <text:p>-2.3</text:p>
          </table:table-cell>
          <table:table-cell/>
        </table:table-row>
        <table:table-row table:style-name="ro1">
          <table:table-cell office:value-type="float" office:value="18.0833333333333" calcext:value-type="float">
            <text:p>18.0833333333333</text:p>
          </table:table-cell>
          <table:table-cell office:value-type="float" office:value="486455727" calcext:value-type="float">
            <text:p>486455727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-108" calcext:value-type="float">
            <text:p>-108</text:p>
          </table:table-cell>
          <table:table-cell/>
          <table:table-cell office:value-type="float" office:value="-152.76" calcext:value-type="float">
            <text:p>-152.76</text:p>
          </table:table-cell>
        </table:table-row>
        <table:table-row table:style-name="ro1">
          <table:table-cell office:value-type="float" office:value="18.0833333333333" calcext:value-type="float">
            <text:p>18.0833333333333</text:p>
          </table:table-cell>
          <table:table-cell office:value-type="float" office:value="486455727" calcext:value-type="float">
            <text:p>486455727</text:p>
          </table:table-cell>
          <table:table-cell table:number-columns-repeated="2"/>
          <table:table-cell office:value-type="float" office:value="-2.8" calcext:value-type="float">
            <text:p>-2.8</text:p>
          </table:table-cell>
          <table:table-cell/>
        </table:table-row>
        <table:table-row table:style-name="ro1">
          <table:table-cell office:value-type="float" office:value="18.0833333333333" calcext:value-type="float">
            <text:p>18.0833333333333</text:p>
          </table:table-cell>
          <table:table-cell office:value-type="float" office:value="486455727" calcext:value-type="float">
            <text:p>486455727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-431" calcext:value-type="float">
            <text:p>-431</text:p>
          </table:table-cell>
          <table:table-cell/>
          <table:table-cell office:value-type="float" office:value="-172.6" calcext:value-type="float">
            <text:p>-172.6</text:p>
          </table:table-cell>
        </table:table-row>
        <table:table-row table:style-name="ro1">
          <table:table-cell office:value-type="float" office:value="18.1166666666667" calcext:value-type="float">
            <text:p>18.1166666666667</text:p>
          </table:table-cell>
          <table:table-cell office:value-type="float" office:value="486455729" calcext:value-type="float">
            <text:p>486455729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/>
        </table:table-row>
        <table:table-row table:style-name="ro1">
          <table:table-cell office:value-type="float" office:value="18.1166666666667" calcext:value-type="float">
            <text:p>18.1166666666667</text:p>
          </table:table-cell>
          <table:table-cell office:value-type="float" office:value="486455729" calcext:value-type="float">
            <text:p>486455729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-810" calcext:value-type="float">
            <text:p>-810</text:p>
          </table:table-cell>
          <table:table-cell/>
          <table:table-cell office:value-type="float" office:value="-203.6" calcext:value-type="float">
            <text:p>-203.6</text:p>
          </table:table-cell>
        </table:table-row>
        <table:table-row table:style-name="ro1">
          <table:table-cell office:value-type="float" office:value="18.1166666666667" calcext:value-type="float">
            <text:p>18.1166666666667</text:p>
          </table:table-cell>
          <table:table-cell office:value-type="float" office:value="486455729" calcext:value-type="float">
            <text:p>486455729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18.1166666666667" calcext:value-type="float">
            <text:p>18.1166666666667</text:p>
          </table:table-cell>
          <table:table-cell office:value-type="float" office:value="486455729" calcext:value-type="float">
            <text:p>486455729</text:p>
          </table:table-cell>
          <table:table-cell office:value-type="float" office:value="78.1857451403888" calcext:value-type="float">
            <text:p>78.1857451403888</text:p>
          </table:table-cell>
          <table:table-cell office:value-type="float" office:value="-1003" calcext:value-type="float">
            <text:p>-1003</text:p>
          </table:table-cell>
          <table:table-cell/>
          <table:table-cell office:value-type="float" office:value="-229.64" calcext:value-type="float">
            <text:p>-229.64</text:p>
          </table:table-cell>
        </table:table-row>
        <table:table-row table:style-name="ro1">
          <table:table-cell office:value-type="float" office:value="18.15" calcext:value-type="float">
            <text:p>18.15</text:p>
          </table:table-cell>
          <table:table-cell office:value-type="float" office:value="486455731" calcext:value-type="float">
            <text:p>486455731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/>
        </table:table-row>
        <table:table-row table:style-name="ro1">
          <table:table-cell office:value-type="float" office:value="18.15" calcext:value-type="float">
            <text:p>18.15</text:p>
          </table:table-cell>
          <table:table-cell office:value-type="float" office:value="486455731" calcext:value-type="float">
            <text:p>486455731</text:p>
          </table:table-cell>
          <table:table-cell office:value-type="float" office:value="78.1857451403888" calcext:value-type="float">
            <text:p>78.1857451403888</text:p>
          </table:table-cell>
          <table:table-cell office:value-type="float" office:value="-1195" calcext:value-type="float">
            <text:p>-1195</text:p>
          </table:table-cell>
          <table:table-cell/>
          <table:table-cell office:value-type="float" office:value="-261.88" calcext:value-type="float">
            <text:p>-261.88</text:p>
          </table:table-cell>
        </table:table-row>
        <table:table-row table:style-name="ro1">
          <table:table-cell office:value-type="float" office:value="18.15" calcext:value-type="float">
            <text:p>18.15</text:p>
          </table:table-cell>
          <table:table-cell office:value-type="float" office:value="486455731" calcext:value-type="float">
            <text:p>486455731</text:p>
          </table:table-cell>
          <table:table-cell table:number-columns-repeated="2"/>
          <table:table-cell office:value-type="float" office:value="-3.7" calcext:value-type="float">
            <text:p>-3.7</text:p>
          </table:table-cell>
          <table:table-cell/>
        </table:table-row>
        <table:table-row table:style-name="ro1">
          <table:table-cell office:value-type="float" office:value="18.1833333333333" calcext:value-type="float">
            <text:p>18.1833333333333</text:p>
          </table:table-cell>
          <table:table-cell office:value-type="float" office:value="486455733" calcext:value-type="float">
            <text:p>486455733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-1263" calcext:value-type="float">
            <text:p>-1263</text:p>
          </table:table-cell>
          <table:table-cell/>
          <table:table-cell office:value-type="float" office:value="-291.64" calcext:value-type="float">
            <text:p>-291.64</text:p>
          </table:table-cell>
        </table:table-row>
        <table:table-row table:style-name="ro1">
          <table:table-cell office:value-type="float" office:value="18.1833333333333" calcext:value-type="float">
            <text:p>18.1833333333333</text:p>
          </table:table-cell>
          <table:table-cell office:value-type="float" office:value="486455733" calcext:value-type="float">
            <text:p>486455733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/>
        </table:table-row>
        <table:table-row table:style-name="ro1">
          <table:table-cell office:value-type="float" office:value="18.1833333333333" calcext:value-type="float">
            <text:p>18.1833333333333</text:p>
          </table:table-cell>
          <table:table-cell office:value-type="float" office:value="486455733" calcext:value-type="float">
            <text:p>486455733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-1335" calcext:value-type="float">
            <text:p>-1335</text:p>
          </table:table-cell>
          <table:table-cell/>
          <table:table-cell office:value-type="float" office:value="-320.16" calcext:value-type="float">
            <text:p>-320.16</text:p>
          </table:table-cell>
        </table:table-row>
        <table:table-row table:style-name="ro1">
          <table:table-cell office:value-type="float" office:value="18.1833333333333" calcext:value-type="float">
            <text:p>18.1833333333333</text:p>
          </table:table-cell>
          <table:table-cell office:value-type="float" office:value="486455733" calcext:value-type="float">
            <text:p>486455733</text:p>
          </table:table-cell>
          <table:table-cell table:number-columns-repeated="2"/>
          <table:table-cell office:value-type="float" office:value="-2.2" calcext:value-type="float">
            <text:p>-2.2</text:p>
          </table:table-cell>
          <table:table-cell/>
        </table:table-row>
        <table:table-row table:style-name="ro1">
          <table:table-cell office:value-type="float" office:value="18.2166666666667" calcext:value-type="float">
            <text:p>18.2166666666667</text:p>
          </table:table-cell>
          <table:table-cell office:value-type="float" office:value="486455735" calcext:value-type="float">
            <text:p>486455735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1186" calcext:value-type="float">
            <text:p>-1186</text:p>
          </table:table-cell>
          <table:table-cell/>
          <table:table-cell office:value-type="float" office:value="-342.48" calcext:value-type="float">
            <text:p>-342.48</text:p>
          </table:table-cell>
        </table:table-row>
        <table:table-row table:style-name="ro1">
          <table:table-cell office:value-type="float" office:value="18.2166666666667" calcext:value-type="float">
            <text:p>18.2166666666667</text:p>
          </table:table-cell>
          <table:table-cell office:value-type="float" office:value="486455735" calcext:value-type="float">
            <text:p>486455735</text:p>
          </table:table-cell>
          <table:table-cell table:number-columns-repeated="2"/>
          <table:table-cell office:value-type="float" office:value="-2.8" calcext:value-type="float">
            <text:p>-2.8</text:p>
          </table:table-cell>
          <table:table-cell/>
        </table:table-row>
        <table:table-row table:style-name="ro1">
          <table:table-cell office:value-type="float" office:value="18.2166666666667" calcext:value-type="float">
            <text:p>18.2166666666667</text:p>
          </table:table-cell>
          <table:table-cell office:value-type="float" office:value="486455735" calcext:value-type="float">
            <text:p>486455735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1081" calcext:value-type="float">
            <text:p>-1081</text:p>
          </table:table-cell>
          <table:table-cell/>
          <table:table-cell office:value-type="float" office:value="-363.56" calcext:value-type="float">
            <text:p>-363.56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486455737" calcext:value-type="float">
            <text:p>486455737</text:p>
          </table:table-cell>
          <table:table-cell table:number-columns-repeated="2"/>
          <table:table-cell office:value-type="float" office:value="-3.9" calcext:value-type="float">
            <text:p>-3.9</text:p>
          </table:table-cell>
          <table:table-cell/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486455737" calcext:value-type="float">
            <text:p>486455737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/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486455737" calcext:value-type="float">
            <text:p>486455737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1041" calcext:value-type="float">
            <text:p>-1041</text:p>
          </table:table-cell>
          <table:table-cell/>
          <table:table-cell office:value-type="float" office:value="-387.12" calcext:value-type="float">
            <text:p>-387.12</text:p>
          </table:table-cell>
        </table:table-row>
        <table:table-row table:style-name="ro1">
          <table:table-cell office:value-type="float" office:value="18.2833333333333" calcext:value-type="float">
            <text:p>18.2833333333333</text:p>
          </table:table-cell>
          <table:table-cell office:value-type="float" office:value="486455739" calcext:value-type="float">
            <text:p>486455739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851" calcext:value-type="float">
            <text:p>-851</text:p>
          </table:table-cell>
          <table:table-cell/>
          <table:table-cell office:value-type="float" office:value="-393.32" calcext:value-type="float">
            <text:p>-393.32</text:p>
          </table:table-cell>
        </table:table-row>
        <table:table-row table:style-name="ro1">
          <table:table-cell office:value-type="float" office:value="18.2833333333333" calcext:value-type="float">
            <text:p>18.2833333333333</text:p>
          </table:table-cell>
          <table:table-cell office:value-type="float" office:value="486455739" calcext:value-type="float">
            <text:p>486455739</text:p>
          </table:table-cell>
          <table:table-cell table:number-columns-repeated="2"/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18.2833333333333" calcext:value-type="float">
            <text:p>18.2833333333333</text:p>
          </table:table-cell>
          <table:table-cell office:value-type="float" office:value="486455739" calcext:value-type="float">
            <text:p>486455739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/>
        </table:table-row>
        <table:table-row table:style-name="ro1">
          <table:table-cell office:value-type="float" office:value="18.2833333333333" calcext:value-type="float">
            <text:p>18.2833333333333</text:p>
          </table:table-cell>
          <table:table-cell office:value-type="float" office:value="486455739" calcext:value-type="float">
            <text:p>486455739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-432" calcext:value-type="float">
            <text:p>-432</text:p>
          </table:table-cell>
          <table:table-cell/>
          <table:table-cell office:value-type="float" office:value="-395.8" calcext:value-type="float">
            <text:p>-395.8</text:p>
          </table:table-cell>
        </table:table-row>
        <table:table-row table:style-name="ro1">
          <table:table-cell office:value-type="float" office:value="18.3166666666667" calcext:value-type="float">
            <text:p>18.3166666666667</text:p>
          </table:table-cell>
          <table:table-cell office:value-type="float" office:value="486455745" calcext:value-type="float">
            <text:p>486455745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278" calcext:value-type="float">
            <text:p>-278</text:p>
          </table:table-cell>
          <table:table-cell/>
          <table:table-cell office:value-type="float" office:value="-392.08" calcext:value-type="float">
            <text:p>-392.08</text:p>
          </table:table-cell>
        </table:table-row>
        <table:table-row table:style-name="ro1">
          <table:table-cell office:value-type="float" office:value="18.3166666666667" calcext:value-type="float">
            <text:p>18.3166666666667</text:p>
          </table:table-cell>
          <table:table-cell office:value-type="float" office:value="486455745" calcext:value-type="float">
            <text:p>486455745</text:p>
          </table:table-cell>
          <table:table-cell table:number-columns-repeated="2"/>
          <table:table-cell office:value-type="float" office:value="-1.4" calcext:value-type="float">
            <text:p>-1.4</text:p>
          </table:table-cell>
          <table:table-cell/>
        </table:table-row>
        <table:table-row table:style-name="ro1">
          <table:table-cell office:value-type="float" office:value="18.3166666666667" calcext:value-type="float">
            <text:p>18.3166666666667</text:p>
          </table:table-cell>
          <table:table-cell office:value-type="float" office:value="486455745" calcext:value-type="float">
            <text:p>486455745</text:p>
          </table:table-cell>
          <table:table-cell table:number-columns-repeated="2"/>
          <table:table-cell office:value-type="float" office:value="-1.3" calcext:value-type="float">
            <text:p>-1.3</text:p>
          </table:table-cell>
          <table:table-cell/>
        </table:table-row>
        <table:table-row table:style-name="ro1">
          <table:table-cell office:value-type="float" office:value="18.3166666666667" calcext:value-type="float">
            <text:p>18.3166666666667</text:p>
          </table:table-cell>
          <table:table-cell office:value-type="float" office:value="486455745" calcext:value-type="float">
            <text:p>486455745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105" calcext:value-type="float">
            <text:p>-105</text:p>
          </table:table-cell>
          <table:table-cell/>
          <table:table-cell office:value-type="float" office:value="-388.36" calcext:value-type="float">
            <text:p>-388.36</text:p>
          </table:table-cell>
        </table:table-row>
        <table:table-row table:style-name="ro1">
          <table:table-cell office:value-type="float" office:value="18.3333333333333" calcext:value-type="float">
            <text:p>18.3333333333333</text:p>
          </table:table-cell>
          <table:table-cell office:value-type="float" office:value="486455747" calcext:value-type="float">
            <text:p>486455747</text:p>
          </table:table-cell>
          <table:table-cell table:number-columns-repeated="2"/>
          <table:table-cell office:value-type="float" office:value="-0.7" calcext:value-type="float">
            <text:p>-0.7</text:p>
          </table:table-cell>
          <table:table-cell/>
        </table:table-row>
        <table:table-row table:style-name="ro1">
          <table:table-cell office:value-type="float" office:value="18.3333333333333" calcext:value-type="float">
            <text:p>18.3333333333333</text:p>
          </table:table-cell>
          <table:table-cell office:value-type="float" office:value="486455747" calcext:value-type="float">
            <text:p>486455747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-385.88" calcext:value-type="float">
            <text:p>-385.88</text:p>
          </table:table-cell>
        </table:table-row>
        <table:table-row table:style-name="ro1">
          <table:table-cell office:value-type="float" office:value="18.3333333333333" calcext:value-type="float">
            <text:p>18.3333333333333</text:p>
          </table:table-cell>
          <table:table-cell office:value-type="float" office:value="486455747" calcext:value-type="float">
            <text:p>486455747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/>
        </table:table-row>
        <table:table-row table:style-name="ro1">
          <table:table-cell office:value-type="float" office:value="18.3833333333333" calcext:value-type="float">
            <text:p>18.3833333333333</text:p>
          </table:table-cell>
          <table:table-cell office:value-type="float" office:value="486455749" calcext:value-type="float">
            <text:p>486455749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-389.6" calcext:value-type="float">
            <text:p>-389.6</text:p>
          </table:table-cell>
        </table:table-row>
        <table:table-row table:style-name="ro1">
          <table:table-cell office:value-type="float" office:value="18.3833333333333" calcext:value-type="float">
            <text:p>18.3833333333333</text:p>
          </table:table-cell>
          <table:table-cell office:value-type="float" office:value="486455749" calcext:value-type="float">
            <text:p>486455749</text:p>
          </table:table-cell>
          <table:table-cell table:number-columns-repeated="2"/>
          <table:table-cell office:value-type="float" office:value="-0.8" calcext:value-type="float">
            <text:p>-0.8</text:p>
          </table:table-cell>
          <table:table-cell/>
        </table:table-row>
        <table:table-row table:style-name="ro1">
          <table:table-cell office:value-type="float" office:value="18.3833333333333" calcext:value-type="float">
            <text:p>18.3833333333333</text:p>
          </table:table-cell>
          <table:table-cell office:value-type="float" office:value="486455749" calcext:value-type="float">
            <text:p>486455749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362" calcext:value-type="float">
            <text:p>-362</text:p>
          </table:table-cell>
          <table:table-cell/>
          <table:table-cell office:value-type="float" office:value="-398.28" calcext:value-type="float">
            <text:p>-398.28</text:p>
          </table:table-cell>
        </table:table-row>
        <table:table-row table:style-name="ro1">
          <table:table-cell office:value-type="float" office:value="18.3833333333333" calcext:value-type="float">
            <text:p>18.3833333333333</text:p>
          </table:table-cell>
          <table:table-cell office:value-type="float" office:value="486455749" calcext:value-type="float">
            <text:p>486455749</text:p>
          </table:table-cell>
          <table:table-cell table:number-columns-repeated="2"/>
          <table:table-cell office:value-type="float" office:value="-1.4" calcext:value-type="float">
            <text:p>-1.4</text:p>
          </table:table-cell>
          <table:table-cell/>
        </table:table-row>
        <table:table-row table:style-name="ro1">
          <table:table-cell office:value-type="float" office:value="18.4166666666667" calcext:value-type="float">
            <text:p>18.4166666666667</text:p>
          </table:table-cell>
          <table:table-cell office:value-type="float" office:value="486455751" calcext:value-type="float">
            <text:p>486455751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-387" calcext:value-type="float">
            <text:p>-387</text:p>
          </table:table-cell>
          <table:table-cell/>
          <table:table-cell office:value-type="float" office:value="-418.12" calcext:value-type="float">
            <text:p>-418.12</text:p>
          </table:table-cell>
        </table:table-row>
        <table:table-row table:style-name="ro1">
          <table:table-cell office:value-type="float" office:value="18.4166666666667" calcext:value-type="float">
            <text:p>18.4166666666667</text:p>
          </table:table-cell>
          <table:table-cell office:value-type="float" office:value="486455751" calcext:value-type="float">
            <text:p>486455751</text:p>
          </table:table-cell>
          <table:table-cell table:number-columns-repeated="2"/>
          <table:table-cell office:value-type="float" office:value="-0.8" calcext:value-type="float">
            <text:p>-0.8</text:p>
          </table:table-cell>
          <table:table-cell/>
        </table:table-row>
        <table:table-row table:style-name="ro1">
          <table:table-cell office:value-type="float" office:value="18.4166666666667" calcext:value-type="float">
            <text:p>18.4166666666667</text:p>
          </table:table-cell>
          <table:table-cell office:value-type="float" office:value="486455751" calcext:value-type="float">
            <text:p>486455751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276" calcext:value-type="float">
            <text:p>-276</text:p>
          </table:table-cell>
          <table:table-cell/>
          <table:table-cell office:value-type="float" office:value="-426.8" calcext:value-type="float">
            <text:p>-426.8</text:p>
          </table:table-cell>
        </table:table-row>
        <table:table-row table:style-name="ro1">
          <table:table-cell office:value-type="float" office:value="18.4166666666667" calcext:value-type="float">
            <text:p>18.4166666666667</text:p>
          </table:table-cell>
          <table:table-cell office:value-type="float" office:value="486455751" calcext:value-type="float">
            <text:p>486455751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/>
        </table:table-row>
        <table:table-row table:style-name="ro1">
          <table:table-cell office:value-type="float" office:value="18.45" calcext:value-type="float">
            <text:p>18.45</text:p>
          </table:table-cell>
          <table:table-cell office:value-type="float" office:value="486455753" calcext:value-type="float">
            <text:p>486455753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385" calcext:value-type="float">
            <text:p>-385</text:p>
          </table:table-cell>
          <table:table-cell/>
          <table:table-cell office:value-type="float" office:value="-435.48" calcext:value-type="float">
            <text:p>-435.48</text:p>
          </table:table-cell>
        </table:table-row>
        <table:table-row table:style-name="ro1">
          <table:table-cell office:value-type="float" office:value="18.45" calcext:value-type="float">
            <text:p>18.45</text:p>
          </table:table-cell>
          <table:table-cell office:value-type="float" office:value="486455753" calcext:value-type="float">
            <text:p>486455753</text:p>
          </table:table-cell>
          <table:table-cell table:number-columns-repeated="2"/>
          <table:table-cell office:value-type="float" office:value="-2.3" calcext:value-type="float">
            <text:p>-2.3</text:p>
          </table:table-cell>
          <table:table-cell/>
        </table:table-row>
        <table:table-row table:style-name="ro1">
          <table:table-cell office:value-type="float" office:value="18.4833333333333" calcext:value-type="float">
            <text:p>18.4833333333333</text:p>
          </table:table-cell>
          <table:table-cell office:value-type="float" office:value="486455755" calcext:value-type="float">
            <text:p>486455755</text:p>
          </table:table-cell>
          <table:table-cell table:number-columns-repeated="2"/>
          <table:table-cell office:value-type="float" office:value="-2.5" calcext:value-type="float">
            <text:p>-2.5</text:p>
          </table:table-cell>
          <table:table-cell/>
        </table:table-row>
        <table:table-row table:style-name="ro1">
          <table:table-cell office:value-type="float" office:value="18.4833333333333" calcext:value-type="float">
            <text:p>18.4833333333333</text:p>
          </table:table-cell>
          <table:table-cell office:value-type="float" office:value="486455755" calcext:value-type="float">
            <text:p>486455755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414" calcext:value-type="float">
            <text:p>-414</text:p>
          </table:table-cell>
          <table:table-cell/>
          <table:table-cell office:value-type="float" office:value="-445.4" calcext:value-type="float">
            <text:p>-445.4</text:p>
          </table:table-cell>
        </table:table-row>
        <table:table-row table:style-name="ro1">
          <table:table-cell office:value-type="float" office:value="18.4833333333333" calcext:value-type="float">
            <text:p>18.4833333333333</text:p>
          </table:table-cell>
          <table:table-cell office:value-type="float" office:value="486455755" calcext:value-type="float">
            <text:p>486455755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564" calcext:value-type="float">
            <text:p>-564</text:p>
          </table:table-cell>
          <table:table-cell/>
          <table:table-cell office:value-type="float" office:value="-460.28" calcext:value-type="float">
            <text:p>-460.28</text:p>
          </table:table-cell>
        </table:table-row>
        <table:table-row table:style-name="ro1">
          <table:table-cell office:value-type="float" office:value="18.4833333333333" calcext:value-type="float">
            <text:p>18.4833333333333</text:p>
          </table:table-cell>
          <table:table-cell office:value-type="float" office:value="486455755" calcext:value-type="float">
            <text:p>486455755</text:p>
          </table:table-cell>
          <table:table-cell table:number-columns-repeated="2"/>
          <table:table-cell office:value-type="float" office:value="-3.7" calcext:value-type="float">
            <text:p>-3.7</text:p>
          </table:table-cell>
          <table:table-cell/>
        </table:table-row>
        <table:table-row table:style-name="ro1">
          <table:table-cell office:value-type="float" office:value="18.5166666666667" calcext:value-type="float">
            <text:p>18.5166666666667</text:p>
          </table:table-cell>
          <table:table-cell office:value-type="float" office:value="486455758" calcext:value-type="float">
            <text:p>486455758</text:p>
          </table:table-cell>
          <table:table-cell table:number-columns-repeated="2"/>
          <table:table-cell office:value-type="float" office:value="-3.7" calcext:value-type="float">
            <text:p>-3.7</text:p>
          </table:table-cell>
          <table:table-cell/>
        </table:table-row>
        <table:table-row table:style-name="ro1">
          <table:table-cell office:value-type="float" office:value="18.5166666666667" calcext:value-type="float">
            <text:p>18.5166666666667</text:p>
          </table:table-cell>
          <table:table-cell office:value-type="float" office:value="486455758" calcext:value-type="float">
            <text:p>486455758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517" calcext:value-type="float">
            <text:p>-517</text:p>
          </table:table-cell>
          <table:table-cell/>
          <table:table-cell office:value-type="float" office:value="-471.44" calcext:value-type="float">
            <text:p>-471.44</text:p>
          </table:table-cell>
        </table:table-row>
        <table:table-row table:style-name="ro1">
          <table:table-cell office:value-type="float" office:value="18.5166666666667" calcext:value-type="float">
            <text:p>18.5166666666667</text:p>
          </table:table-cell>
          <table:table-cell office:value-type="float" office:value="486455758" calcext:value-type="float">
            <text:p>486455758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18.5166666666667" calcext:value-type="float">
            <text:p>18.5166666666667</text:p>
          </table:table-cell>
          <table:table-cell office:value-type="float" office:value="486455758" calcext:value-type="float">
            <text:p>486455758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769" calcext:value-type="float">
            <text:p>-769</text:p>
          </table:table-cell>
          <table:table-cell/>
          <table:table-cell office:value-type="float" office:value="-495" calcext:value-type="float">
            <text:p>-495</text:p>
          </table:table-cell>
        </table:table-row>
        <table:table-row table:style-name="ro1">
          <table:table-cell office:value-type="float" office:value="18.5666666666667" calcext:value-type="float">
            <text:p>18.5666666666667</text:p>
          </table:table-cell>
          <table:table-cell office:value-type="float" office:value="486455760" calcext:value-type="float">
            <text:p>486455760</text:p>
          </table:table-cell>
          <table:table-cell table:number-columns-repeated="2"/>
          <table:table-cell office:value-type="float" office:value="-4.6" calcext:value-type="float">
            <text:p>-4.6</text:p>
          </table:table-cell>
          <table:table-cell/>
        </table:table-row>
        <table:table-row table:style-name="ro1">
          <table:table-cell office:value-type="float" office:value="18.5666666666667" calcext:value-type="float">
            <text:p>18.5666666666667</text:p>
          </table:table-cell>
          <table:table-cell office:value-type="float" office:value="486455760" calcext:value-type="float">
            <text:p>486455760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398" calcext:value-type="float">
            <text:p>-398</text:p>
          </table:table-cell>
          <table:table-cell/>
          <table:table-cell office:value-type="float" office:value="-499.96" calcext:value-type="float">
            <text:p>-499.96</text:p>
          </table:table-cell>
        </table:table-row>
        <table:table-row table:style-name="ro1">
          <table:table-cell office:value-type="float" office:value="18.5666666666667" calcext:value-type="float">
            <text:p>18.5666666666667</text:p>
          </table:table-cell>
          <table:table-cell office:value-type="float" office:value="486455760" calcext:value-type="float">
            <text:p>486455760</text:p>
          </table:table-cell>
          <table:table-cell table:number-columns-repeated="2"/>
          <table:table-cell office:value-type="float" office:value="-5.4" calcext:value-type="float">
            <text:p>-5.4</text:p>
          </table:table-cell>
          <table:table-cell/>
        </table:table-row>
        <table:table-row table:style-name="ro1">
          <table:table-cell office:value-type="float" office:value="18.5666666666667" calcext:value-type="float">
            <text:p>18.5666666666667</text:p>
          </table:table-cell>
          <table:table-cell office:value-type="float" office:value="486455760" calcext:value-type="float">
            <text:p>486455760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-506" calcext:value-type="float">
            <text:p>-506</text:p>
          </table:table-cell>
          <table:table-cell/>
          <table:table-cell office:value-type="float" office:value="-506.16" calcext:value-type="float">
            <text:p>-506.16</text:p>
          </table:table-cell>
        </table:table-row>
        <table:table-row table:style-name="ro1">
          <table:table-cell office:value-type="float" office:value="18.5833333333333" calcext:value-type="float">
            <text:p>18.5833333333333</text:p>
          </table:table-cell>
          <table:table-cell office:value-type="float" office:value="486455761" calcext:value-type="float">
            <text:p>486455761</text:p>
          </table:table-cell>
          <table:table-cell table:number-columns-repeated="2"/>
          <table:table-cell office:value-type="float" office:value="-4.1" calcext:value-type="float">
            <text:p>-4.1</text:p>
          </table:table-cell>
          <table:table-cell/>
        </table:table-row>
        <table:table-row table:style-name="ro1">
          <table:table-cell office:value-type="float" office:value="18.5833333333333" calcext:value-type="float">
            <text:p>18.5833333333333</text:p>
          </table:table-cell>
          <table:table-cell office:value-type="float" office:value="486455761" calcext:value-type="float">
            <text:p>486455761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579" calcext:value-type="float">
            <text:p>-579</text:p>
          </table:table-cell>
          <table:table-cell/>
          <table:table-cell office:value-type="float" office:value="-526" calcext:value-type="float">
            <text:p>-526</text:p>
          </table:table-cell>
        </table:table-row>
        <table:table-row table:style-name="ro1">
          <table:table-cell office:value-type="float" office:value="18.5833333333333" calcext:value-type="float">
            <text:p>18.5833333333333</text:p>
          </table:table-cell>
          <table:table-cell office:value-type="float" office:value="486455761" calcext:value-type="float">
            <text:p>486455761</text:p>
          </table:table-cell>
          <table:table-cell table:number-columns-repeated="2"/>
          <table:table-cell office:value-type="float" office:value="-2.8" calcext:value-type="float">
            <text:p>-2.8</text:p>
          </table:table-cell>
          <table:table-cell/>
        </table:table-row>
        <table:table-row table:style-name="ro1">
          <table:table-cell office:value-type="float" office:value="18.6166666666667" calcext:value-type="float">
            <text:p>18.6166666666667</text:p>
          </table:table-cell>
          <table:table-cell office:value-type="float" office:value="486455763" calcext:value-type="float">
            <text:p>486455763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525" calcext:value-type="float">
            <text:p>-525</text:p>
          </table:table-cell>
          <table:table-cell/>
          <table:table-cell office:value-type="float" office:value="-532.2" calcext:value-type="float">
            <text:p>-532.2</text:p>
          </table:table-cell>
        </table:table-row>
        <table:table-row table:style-name="ro1">
          <table:table-cell office:value-type="float" office:value="18.6166666666667" calcext:value-type="float">
            <text:p>18.6166666666667</text:p>
          </table:table-cell>
          <table:table-cell office:value-type="float" office:value="486455763" calcext:value-type="float">
            <text:p>486455763</text:p>
          </table:table-cell>
          <table:table-cell table:number-columns-repeated="2"/>
          <table:table-cell office:value-type="float" office:value="-2.5" calcext:value-type="float">
            <text:p>-2.5</text:p>
          </table:table-cell>
          <table:table-cell/>
        </table:table-row>
        <table:table-row table:style-name="ro1">
          <table:table-cell office:value-type="float" office:value="18.6166666666667" calcext:value-type="float">
            <text:p>18.6166666666667</text:p>
          </table:table-cell>
          <table:table-cell office:value-type="float" office:value="486455763" calcext:value-type="float">
            <text:p>486455763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-655" calcext:value-type="float">
            <text:p>-655</text:p>
          </table:table-cell>
          <table:table-cell/>
          <table:table-cell office:value-type="float" office:value="-550.8" calcext:value-type="float">
            <text:p>-550.8</text:p>
          </table:table-cell>
        </table:table-row>
        <table:table-row table:style-name="ro1">
          <table:table-cell office:value-type="float" office:value="18.6166666666667" calcext:value-type="float">
            <text:p>18.6166666666667</text:p>
          </table:table-cell>
          <table:table-cell office:value-type="float" office:value="486455763" calcext:value-type="float">
            <text:p>486455763</text:p>
          </table:table-cell>
          <table:table-cell table:number-columns-repeated="2"/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18.65" calcext:value-type="float">
            <text:p>18.65</text:p>
          </table:table-cell>
          <table:table-cell office:value-type="float" office:value="486455765" calcext:value-type="float">
            <text:p>486455765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540" calcext:value-type="float">
            <text:p>-540</text:p>
          </table:table-cell>
          <table:table-cell/>
          <table:table-cell office:value-type="float" office:value="-563.2" calcext:value-type="float">
            <text:p>-563.2</text:p>
          </table:table-cell>
        </table:table-row>
        <table:table-row table:style-name="ro1">
          <table:table-cell office:value-type="float" office:value="18.65" calcext:value-type="float">
            <text:p>18.65</text:p>
          </table:table-cell>
          <table:table-cell office:value-type="float" office:value="486455765" calcext:value-type="float">
            <text:p>486455765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486455767" calcext:value-type="float">
            <text:p>486455767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1140" calcext:value-type="float">
            <text:p>-1140</text:p>
          </table:table-cell>
          <table:table-cell/>
          <table:table-cell office:value-type="float" office:value="-600.4" calcext:value-type="float">
            <text:p>-600.4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486455767" calcext:value-type="float">
            <text:p>486455767</text:p>
          </table:table-cell>
          <table:table-cell table:number-columns-repeated="2"/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486455767" calcext:value-type="float">
            <text:p>486455767</text:p>
          </table:table-cell>
          <table:table-cell table:number-columns-repeated="2"/>
          <table:table-cell office:value-type="float" office:value="-0.6" calcext:value-type="float">
            <text:p>-0.6</text:p>
          </table:table-cell>
          <table:table-cell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486455767" calcext:value-type="float">
            <text:p>486455767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837" calcext:value-type="float">
            <text:p>-837</text:p>
          </table:table-cell>
          <table:table-cell/>
          <table:table-cell office:value-type="float" office:value="-607.84" calcext:value-type="float">
            <text:p>-607.84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486455767" calcext:value-type="float">
            <text:p>486455767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790" calcext:value-type="float">
            <text:p>-790</text:p>
          </table:table-cell>
          <table:table-cell/>
          <table:table-cell office:value-type="float" office:value="-622.72" calcext:value-type="float">
            <text:p>-622.72</text:p>
          </table:table-cell>
        </table:table-row>
        <table:table-row table:style-name="ro1">
          <table:table-cell office:value-type="float" office:value="18.7166666666667" calcext:value-type="float">
            <text:p>18.7166666666667</text:p>
          </table:table-cell>
          <table:table-cell office:value-type="float" office:value="486455770" calcext:value-type="float">
            <text:p>486455770</text:p>
          </table:table-cell>
          <table:table-cell table:number-columns-repeated="2"/>
          <table:table-cell office:value-type="float" office:value="-2.7" calcext:value-type="float">
            <text:p>-2.7</text:p>
          </table:table-cell>
          <table:table-cell/>
        </table:table-row>
        <table:table-row table:style-name="ro1">
          <table:table-cell office:value-type="float" office:value="18.7166666666667" calcext:value-type="float">
            <text:p>18.7166666666667</text:p>
          </table:table-cell>
          <table:table-cell office:value-type="float" office:value="486455770" calcext:value-type="float">
            <text:p>486455770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-998" calcext:value-type="float">
            <text:p>-998</text:p>
          </table:table-cell>
          <table:table-cell/>
          <table:table-cell office:value-type="float" office:value="-646.28" calcext:value-type="float">
            <text:p>-646.28</text:p>
          </table:table-cell>
        </table:table-row>
        <table:table-row table:style-name="ro1">
          <table:table-cell office:value-type="float" office:value="18.7166666666667" calcext:value-type="float">
            <text:p>18.7166666666667</text:p>
          </table:table-cell>
          <table:table-cell office:value-type="float" office:value="486455770" calcext:value-type="float">
            <text:p>486455770</text:p>
          </table:table-cell>
          <table:table-cell table:number-columns-repeated="2"/>
          <table:table-cell office:value-type="float" office:value="-2.7" calcext:value-type="float">
            <text:p>-2.7</text:p>
          </table:table-cell>
          <table:table-cell/>
        </table:table-row>
        <table:table-row table:style-name="ro1">
          <table:table-cell office:value-type="float" office:value="18.7666666666667" calcext:value-type="float">
            <text:p>18.7666666666667</text:p>
          </table:table-cell>
          <table:table-cell office:value-type="float" office:value="486455771" calcext:value-type="float">
            <text:p>486455771</text:p>
          </table:table-cell>
          <table:table-cell table:number-columns-repeated="2"/>
          <table:table-cell office:value-type="float" office:value="-3.1" calcext:value-type="float">
            <text:p>-3.1</text:p>
          </table:table-cell>
          <table:table-cell/>
        </table:table-row>
        <table:table-row table:style-name="ro1">
          <table:table-cell office:value-type="float" office:value="18.7666666666667" calcext:value-type="float">
            <text:p>18.7666666666667</text:p>
          </table:table-cell>
          <table:table-cell office:value-type="float" office:value="486455771" calcext:value-type="float">
            <text:p>486455771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-1036" calcext:value-type="float">
            <text:p>-1036</text:p>
          </table:table-cell>
          <table:table-cell/>
          <table:table-cell office:value-type="float" office:value="-669.84" calcext:value-type="float">
            <text:p>-669.84</text:p>
          </table:table-cell>
        </table:table-row>
        <table:table-row table:style-name="ro1">
          <table:table-cell office:value-type="float" office:value="18.7666666666667" calcext:value-type="float">
            <text:p>18.7666666666667</text:p>
          </table:table-cell>
          <table:table-cell office:value-type="float" office:value="486455771" calcext:value-type="float">
            <text:p>486455771</text:p>
          </table:table-cell>
          <table:table-cell table:number-columns-repeated="2"/>
          <table:table-cell office:value-type="float" office:value="-4.9" calcext:value-type="float">
            <text:p>-4.9</text:p>
          </table:table-cell>
          <table:table-cell/>
        </table:table-row>
        <table:table-row table:style-name="ro1">
          <table:table-cell office:value-type="float" office:value="18.7666666666667" calcext:value-type="float">
            <text:p>18.7666666666667</text:p>
          </table:table-cell>
          <table:table-cell office:value-type="float" office:value="486455771" calcext:value-type="float">
            <text:p>486455771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1054" calcext:value-type="float">
            <text:p>-1054</text:p>
          </table:table-cell>
          <table:table-cell/>
          <table:table-cell office:value-type="float" office:value="-695.88" calcext:value-type="float">
            <text:p>-695.88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486455774" calcext:value-type="float">
            <text:p>486455774</text:p>
          </table:table-cell>
          <table:table-cell table:number-columns-repeated="2"/>
          <table:table-cell office:value-type="float" office:value="-3.5" calcext:value-type="float">
            <text:p>-3.5</text:p>
          </table:table-cell>
          <table:table-cell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486455774" calcext:value-type="float">
            <text:p>486455774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-965" calcext:value-type="float">
            <text:p>-965</text:p>
          </table:table-cell>
          <table:table-cell/>
          <table:table-cell office:value-type="float" office:value="-714.48" calcext:value-type="float">
            <text:p>-714.48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486455774" calcext:value-type="float">
            <text:p>486455774</text:p>
          </table:table-cell>
          <table:table-cell table:number-columns-repeated="2"/>
          <table:table-cell office:value-type="float" office:value="-2.2" calcext:value-type="float">
            <text:p>-2.2</text:p>
          </table:table-cell>
          <table:table-cell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486455774" calcext:value-type="float">
            <text:p>486455774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1080" calcext:value-type="float">
            <text:p>-1080</text:p>
          </table:table-cell>
          <table:table-cell/>
          <table:table-cell office:value-type="float" office:value="-735.56" calcext:value-type="float">
            <text:p>-735.56</text:p>
          </table:table-cell>
        </table:table-row>
        <table:table-row table:style-name="ro1">
          <table:table-cell office:value-type="float" office:value="18.8333333333333" calcext:value-type="float">
            <text:p>18.8333333333333</text:p>
          </table:table-cell>
          <table:table-cell office:value-type="float" office:value="486455775" calcext:value-type="float">
            <text:p>486455775</text:p>
          </table:table-cell>
          <table:table-cell table:number-columns-repeated="2"/>
          <table:table-cell office:value-type="float" office:value="-2.6" calcext:value-type="float">
            <text:p>-2.6</text:p>
          </table:table-cell>
          <table:table-cell/>
        </table:table-row>
        <table:table-row table:style-name="ro1">
          <table:table-cell office:value-type="float" office:value="18.8333333333333" calcext:value-type="float">
            <text:p>18.8333333333333</text:p>
          </table:table-cell>
          <table:table-cell office:value-type="float" office:value="486455775" calcext:value-type="float">
            <text:p>486455775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-828" calcext:value-type="float">
            <text:p>-828</text:p>
          </table:table-cell>
          <table:table-cell/>
          <table:table-cell office:value-type="float" office:value="-746.72" calcext:value-type="float">
            <text:p>-746.72</text:p>
          </table:table-cell>
        </table:table-row>
        <table:table-row table:style-name="ro1">
          <table:table-cell office:value-type="float" office:value="18.8333333333333" calcext:value-type="float">
            <text:p>18.8333333333333</text:p>
          </table:table-cell>
          <table:table-cell office:value-type="float" office:value="486455775" calcext:value-type="float">
            <text:p>486455775</text:p>
          </table:table-cell>
          <table:table-cell table:number-columns-repeated="2"/>
          <table:table-cell office:value-type="float" office:value="-4.4" calcext:value-type="float">
            <text:p>-4.4</text:p>
          </table:table-cell>
          <table:table-cell/>
        </table:table-row>
        <table:table-row table:style-name="ro1">
          <table:table-cell office:value-type="float" office:value="18.8333333333333" calcext:value-type="float">
            <text:p>18.8333333333333</text:p>
          </table:table-cell>
          <table:table-cell office:value-type="float" office:value="486455775" calcext:value-type="float">
            <text:p>486455775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686" calcext:value-type="float">
            <text:p>-686</text:p>
          </table:table-cell>
          <table:table-cell/>
          <table:table-cell office:value-type="float" office:value="-637.88" calcext:value-type="float">
            <text:p>-637.88</text:p>
          </table:table-cell>
        </table:table-row>
        <table:table-row table:style-name="ro1">
          <table:table-cell office:value-type="float" office:value="18.85" calcext:value-type="float">
            <text:p>18.85</text:p>
          </table:table-cell>
          <table:table-cell office:value-type="float" office:value="486455778" calcext:value-type="float">
            <text:p>486455778</text:p>
          </table:table-cell>
          <table:table-cell table:number-columns-repeated="2"/>
          <table:table-cell office:value-type="float" office:value="-4.9" calcext:value-type="float">
            <text:p>-4.9</text:p>
          </table:table-cell>
          <table:table-cell/>
        </table:table-row>
        <table:table-row table:style-name="ro1">
          <table:table-cell office:value-type="float" office:value="18.85" calcext:value-type="float">
            <text:p>18.85</text:p>
          </table:table-cell>
          <table:table-cell office:value-type="float" office:value="486455778" calcext:value-type="float">
            <text:p>486455778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-652" calcext:value-type="float">
            <text:p>-652</text:p>
          </table:table-cell>
          <table:table-cell/>
          <table:table-cell office:value-type="float" office:value="-651.52" calcext:value-type="float">
            <text:p>-651.52</text:p>
          </table:table-cell>
        </table:table-row>
        <table:table-row table:style-name="ro1">
          <table:table-cell office:value-type="float" office:value="18.85" calcext:value-type="float">
            <text:p>18.85</text:p>
          </table:table-cell>
          <table:table-cell office:value-type="float" office:value="486455778" calcext:value-type="float">
            <text:p>486455778</text:p>
          </table:table-cell>
          <table:table-cell table:number-columns-repeated="2"/>
          <table:table-cell office:value-type="float" office:value="-3.9" calcext:value-type="float">
            <text:p>-3.9</text:p>
          </table:table-cell>
          <table:table-cell/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486455780" calcext:value-type="float">
            <text:p>486455780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571" calcext:value-type="float">
            <text:p>-571</text:p>
          </table:table-cell>
          <table:table-cell/>
          <table:table-cell office:value-type="float" office:value="-656.48" calcext:value-type="float">
            <text:p>-656.48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486455780" calcext:value-type="float">
            <text:p>486455780</text:p>
          </table:table-cell>
          <table:table-cell table:number-columns-repeated="2"/>
          <table:table-cell office:value-type="float" office:value="-5.1" calcext:value-type="float">
            <text:p>-5.1</text:p>
          </table:table-cell>
          <table:table-cell/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486455780" calcext:value-type="float">
            <text:p>486455780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340" calcext:value-type="float">
            <text:p>-340</text:p>
          </table:table-cell>
          <table:table-cell/>
          <table:table-cell office:value-type="float" office:value="-665.16" calcext:value-type="float">
            <text:p>-665.16</text:p>
          </table:table-cell>
        </table:table-row>
        <table:table-row table:style-name="ro1">
          <table:table-cell office:value-type="float" office:value="18.9333333333333" calcext:value-type="float">
            <text:p>18.9333333333333</text:p>
          </table:table-cell>
          <table:table-cell office:value-type="float" office:value="486455781" calcext:value-type="float">
            <text:p>486455781</text:p>
          </table:table-cell>
          <table:table-cell table:number-columns-repeated="2"/>
          <table:table-cell office:value-type="float" office:value="-3.6" calcext:value-type="float">
            <text:p>-3.6</text:p>
          </table:table-cell>
          <table:table-cell/>
        </table:table-row>
        <table:table-row table:style-name="ro1">
          <table:table-cell office:value-type="float" office:value="18.9333333333333" calcext:value-type="float">
            <text:p>18.9333333333333</text:p>
          </table:table-cell>
          <table:table-cell office:value-type="float" office:value="486455781" calcext:value-type="float">
            <text:p>486455781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-289" calcext:value-type="float">
            <text:p>-289</text:p>
          </table:table-cell>
          <table:table-cell/>
          <table:table-cell office:value-type="float" office:value="-667.64" calcext:value-type="float">
            <text:p>-667.64</text:p>
          </table:table-cell>
        </table:table-row>
        <table:table-row table:style-name="ro1">
          <table:table-cell office:value-type="float" office:value="18.9333333333333" calcext:value-type="float">
            <text:p>18.9333333333333</text:p>
          </table:table-cell>
          <table:table-cell office:value-type="float" office:value="486455781" calcext:value-type="float">
            <text:p>486455781</text:p>
          </table:table-cell>
          <table:table-cell table:number-columns-repeated="2"/>
          <table:table-cell office:value-type="float" office:value="-3.6" calcext:value-type="float">
            <text:p>-3.6</text:p>
          </table:table-cell>
          <table:table-cell/>
        </table:table-row>
        <table:table-row table:style-name="ro1">
          <table:table-cell office:value-type="float" office:value="18.9333333333333" calcext:value-type="float">
            <text:p>18.9333333333333</text:p>
          </table:table-cell>
          <table:table-cell office:value-type="float" office:value="486455781" calcext:value-type="float">
            <text:p>486455781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404" calcext:value-type="float">
            <text:p>-404</text:p>
          </table:table-cell>
          <table:table-cell/>
          <table:table-cell office:value-type="float" office:value="-680.04" calcext:value-type="float">
            <text:p>-680.04</text:p>
          </table:table-cell>
        </table:table-row>
        <table:table-row table:style-name="ro1">
          <table:table-cell office:value-type="float" office:value="18.95" calcext:value-type="float">
            <text:p>18.95</text:p>
          </table:table-cell>
          <table:table-cell office:value-type="float" office:value="486455784" calcext:value-type="float">
            <text:p>486455784</text:p>
          </table:table-cell>
          <table:table-cell table:number-columns-repeated="2"/>
          <table:table-cell office:value-type="float" office:value="-4.7" calcext:value-type="float">
            <text:p>-4.7</text:p>
          </table:table-cell>
          <table:table-cell/>
        </table:table-row>
        <table:table-row table:style-name="ro1">
          <table:table-cell office:value-type="float" office:value="18.95" calcext:value-type="float">
            <text:p>18.95</text:p>
          </table:table-cell>
          <table:table-cell office:value-type="float" office:value="486455784" calcext:value-type="float">
            <text:p>486455784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-778" calcext:value-type="float">
            <text:p>-778</text:p>
          </table:table-cell>
          <table:table-cell/>
          <table:table-cell office:value-type="float" office:value="-707.32" calcext:value-type="float">
            <text:p>-707.32</text:p>
          </table:table-cell>
        </table:table-row>
        <table:table-row table:style-name="ro1">
          <table:table-cell office:value-type="float" office:value="18.95" calcext:value-type="float">
            <text:p>18.95</text:p>
          </table:table-cell>
          <table:table-cell office:value-type="float" office:value="486455784" calcext:value-type="float">
            <text:p>486455784</text:p>
          </table:table-cell>
          <table:table-cell table:number-columns-repeated="2"/>
          <table:table-cell office:value-type="float" office:value="-3.1" calcext:value-type="float">
            <text:p>-3.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6455786" calcext:value-type="float">
            <text:p>486455786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-569" calcext:value-type="float">
            <text:p>-569</text:p>
          </table:table-cell>
          <table:table-cell/>
          <table:table-cell office:value-type="float" office:value="-709.8" calcext:value-type="float">
            <text:p>-709.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6455786" calcext:value-type="float">
            <text:p>486455786</text:p>
          </table:table-cell>
          <table:table-cell table:number-columns-repeated="2"/>
          <table:table-cell office:value-type="float" office:value="-3.2" calcext:value-type="float">
            <text:p>-3.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6455786" calcext:value-type="float">
            <text:p>486455786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-954" calcext:value-type="float">
            <text:p>-954</text:p>
          </table:table-cell>
          <table:table-cell/>
          <table:table-cell office:value-type="float" office:value="-863.28" calcext:value-type="float">
            <text:p>-863.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6455786" calcext:value-type="float">
            <text:p>486455786</text:p>
          </table:table-cell>
          <table:table-cell table:number-columns-repeated="2"/>
          <table:table-cell office:value-type="float" office:value="-1.5" calcext:value-type="float">
            <text:p>-1.5</text:p>
          </table:table-cell>
          <table:table-cell/>
        </table:table-row>
        <table:table-row table:style-name="ro1">
          <table:table-cell office:value-type="float" office:value="19.0333333333333" calcext:value-type="float">
            <text:p>19.0333333333333</text:p>
          </table:table-cell>
          <table:table-cell office:value-type="float" office:value="486455787" calcext:value-type="float">
            <text:p>486455787</text:p>
          </table:table-cell>
          <table:table-cell table:number-columns-repeated="2"/>
          <table:table-cell office:value-type="float" office:value="-2.1" calcext:value-type="float">
            <text:p>-2.1</text:p>
          </table:table-cell>
          <table:table-cell/>
        </table:table-row>
        <table:table-row table:style-name="ro1">
          <table:table-cell office:value-type="float" office:value="19.0333333333333" calcext:value-type="float">
            <text:p>19.0333333333333</text:p>
          </table:table-cell>
          <table:table-cell office:value-type="float" office:value="486455787" calcext:value-type="float">
            <text:p>486455787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-761" calcext:value-type="float">
            <text:p>-761</text:p>
          </table:table-cell>
          <table:table-cell/>
          <table:table-cell office:value-type="float" office:value="-750.72" calcext:value-type="float">
            <text:p>-750.72</text:p>
          </table:table-cell>
        </table:table-row>
        <table:table-row table:style-name="ro1">
          <table:table-cell office:value-type="float" office:value="19.0333333333333" calcext:value-type="float">
            <text:p>19.0333333333333</text:p>
          </table:table-cell>
          <table:table-cell office:value-type="float" office:value="486455787" calcext:value-type="float">
            <text:p>486455787</text:p>
          </table:table-cell>
          <table:table-cell table:number-columns-repeated="2"/>
          <table:table-cell office:value-type="float" office:value="-3.2" calcext:value-type="float">
            <text:p>-3.2</text:p>
          </table:table-cell>
          <table:table-cell/>
        </table:table-row>
        <table:table-row table:style-name="ro1">
          <table:table-cell office:value-type="float" office:value="19.0333333333333" calcext:value-type="float">
            <text:p>19.0333333333333</text:p>
          </table:table-cell>
          <table:table-cell office:value-type="float" office:value="486455787" calcext:value-type="float">
            <text:p>486455787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-388" calcext:value-type="float">
            <text:p>-388</text:p>
          </table:table-cell>
          <table:table-cell/>
          <table:table-cell office:value-type="float" office:value="-756.92" calcext:value-type="float">
            <text:p>-756.92</text:p>
          </table:table-cell>
        </table:table-row>
        <table:table-row table:style-name="ro1">
          <table:table-cell office:value-type="float" office:value="19.05" calcext:value-type="float">
            <text:p>19.05</text:p>
          </table:table-cell>
          <table:table-cell office:value-type="float" office:value="486455790" calcext:value-type="float">
            <text:p>486455790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19.05" calcext:value-type="float">
            <text:p>19.05</text:p>
          </table:table-cell>
          <table:table-cell office:value-type="float" office:value="486455790" calcext:value-type="float">
            <text:p>486455790</text:p>
          </table:table-cell>
          <table:table-cell office:value-type="float" office:value="78.1857451403888" calcext:value-type="float">
            <text:p>78.1857451403888</text:p>
          </table:table-cell>
          <table:table-cell office:value-type="float" office:value="-477" calcext:value-type="float">
            <text:p>-477</text:p>
          </table:table-cell>
          <table:table-cell/>
          <table:table-cell office:value-type="float" office:value="-766.84" calcext:value-type="float">
            <text:p>-766.84</text:p>
          </table:table-cell>
        </table:table-row>
        <table:table-row table:style-name="ro1">
          <table:table-cell office:value-type="float" office:value="19.05" calcext:value-type="float">
            <text:p>19.05</text:p>
          </table:table-cell>
          <table:table-cell office:value-type="float" office:value="486455790" calcext:value-type="float">
            <text:p>486455790</text:p>
          </table:table-cell>
          <table:table-cell table:number-columns-repeated="2"/>
          <table:table-cell office:value-type="float" office:value="-4.4" calcext:value-type="float">
            <text:p>-4.4</text:p>
          </table:table-cell>
          <table:table-cell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486455792" calcext:value-type="float">
            <text:p>486455792</text:p>
          </table:table-cell>
          <table:table-cell office:value-type="float" office:value="78.1857451403888" calcext:value-type="float">
            <text:p>78.1857451403888</text:p>
          </table:table-cell>
          <table:table-cell office:value-type="float" office:value="-653" calcext:value-type="float">
            <text:p>-653</text:p>
          </table:table-cell>
          <table:table-cell/>
          <table:table-cell office:value-type="float" office:value="-781.72" calcext:value-type="float">
            <text:p>-781.72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486455792" calcext:value-type="float">
            <text:p>486455792</text:p>
          </table:table-cell>
          <table:table-cell table:number-columns-repeated="2"/>
          <table:table-cell office:value-type="float" office:value="-3.9" calcext:value-type="float">
            <text:p>-3.9</text:p>
          </table:table-cell>
          <table:table-cell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486455792" calcext:value-type="float">
            <text:p>486455792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-545" calcext:value-type="float">
            <text:p>-545</text:p>
          </table:table-cell>
          <table:table-cell/>
          <table:table-cell office:value-type="float" office:value="-801.56" calcext:value-type="float">
            <text:p>-801.56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486455792" calcext:value-type="float">
            <text:p>486455792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19.1333333333333" calcext:value-type="float">
            <text:p>19.1333333333333</text:p>
          </table:table-cell>
          <table:table-cell office:value-type="float" office:value="486455794" calcext:value-type="float">
            <text:p>486455794</text:p>
          </table:table-cell>
          <table:table-cell office:value-type="float" office:value="72.9481641468683" calcext:value-type="float">
            <text:p>72.9481641468683</text:p>
          </table:table-cell>
          <table:table-cell office:value-type="float" office:value="-842" calcext:value-type="float">
            <text:p>-842</text:p>
          </table:table-cell>
          <table:table-cell/>
          <table:table-cell office:value-type="float" office:value="-826.36" calcext:value-type="float">
            <text:p>-826.36</text:p>
          </table:table-cell>
        </table:table-row>
        <table:table-row table:style-name="ro1">
          <table:table-cell office:value-type="float" office:value="19.1333333333333" calcext:value-type="float">
            <text:p>19.1333333333333</text:p>
          </table:table-cell>
          <table:table-cell office:value-type="float" office:value="486455794" calcext:value-type="float">
            <text:p>4864557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1333333333333" calcext:value-type="float">
            <text:p>19.1333333333333</text:p>
          </table:table-cell>
          <table:table-cell office:value-type="float" office:value="486455794" calcext:value-type="float">
            <text:p>486455794</text:p>
          </table:table-cell>
          <table:table-cell office:value-type="float" office:value="71.2203023758099" calcext:value-type="float">
            <text:p>71.2203023758099</text:p>
          </table:table-cell>
          <table:table-cell office:value-type="float" office:value="-843" calcext:value-type="float">
            <text:p>-843</text:p>
          </table:table-cell>
          <table:table-cell/>
          <table:table-cell office:value-type="float" office:value="-842.48" calcext:value-type="float">
            <text:p>-842.48</text:p>
          </table:table-cell>
        </table:table-row>
        <table:table-row table:style-name="ro1">
          <table:table-cell office:value-type="float" office:value="19.1333333333333" calcext:value-type="float">
            <text:p>19.1333333333333</text:p>
          </table:table-cell>
          <table:table-cell office:value-type="float" office:value="486455794" calcext:value-type="float">
            <text:p>48645579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9.1833333333333" calcext:value-type="float">
            <text:p>19.1833333333333</text:p>
          </table:table-cell>
          <table:table-cell office:value-type="float" office:value="486455796" calcext:value-type="float">
            <text:p>486455796</text:p>
          </table:table-cell>
          <table:table-cell office:value-type="float" office:value="72.0842332613391" calcext:value-type="float">
            <text:p>72.0842332613391</text:p>
          </table:table-cell>
          <table:table-cell office:value-type="float" office:value="-570" calcext:value-type="float">
            <text:p>-570</text:p>
          </table:table-cell>
          <table:table-cell/>
          <table:table-cell office:value-type="float" office:value="-848.68" calcext:value-type="float">
            <text:p>-848.68</text:p>
          </table:table-cell>
        </table:table-row>
        <table:table-row table:style-name="ro1">
          <table:table-cell office:value-type="float" office:value="19.1833333333333" calcext:value-type="float">
            <text:p>19.1833333333333</text:p>
          </table:table-cell>
          <table:table-cell office:value-type="float" office:value="486455796" calcext:value-type="float">
            <text:p>486455796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float" office:value="19.1833333333333" calcext:value-type="float">
            <text:p>19.1833333333333</text:p>
          </table:table-cell>
          <table:table-cell office:value-type="float" office:value="486455796" calcext:value-type="float">
            <text:p>486455796</text:p>
          </table:table-cell>
          <table:table-cell office:value-type="float" office:value="72.0842332613391" calcext:value-type="float">
            <text:p>72.0842332613391</text:p>
          </table:table-cell>
          <table:table-cell office:value-type="float" office:value="-360" calcext:value-type="float">
            <text:p>-360</text:p>
          </table:table-cell>
          <table:table-cell/>
          <table:table-cell office:value-type="float" office:value="-849.92" calcext:value-type="float">
            <text:p>-849.92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486455798" calcext:value-type="float">
            <text:p>486455798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486455798" calcext:value-type="float">
            <text:p>486455798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486455798" calcext:value-type="float">
            <text:p>486455798</text:p>
          </table:table-cell>
          <table:table-cell office:value-type="float" office:value="71.2203023758099" calcext:value-type="float">
            <text:p>71.2203023758099</text:p>
          </table:table-cell>
          <table:table-cell office:value-type="float" office:value="-250" calcext:value-type="float">
            <text:p>-250</text:p>
          </table:table-cell>
          <table:table-cell/>
          <table:table-cell office:value-type="float" office:value="-852.4" calcext:value-type="float">
            <text:p>-852.4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486455798" calcext:value-type="float">
            <text:p>486455798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float" office:value="19.2333333333333" calcext:value-type="float">
            <text:p>19.2333333333333</text:p>
          </table:table-cell>
          <table:table-cell office:value-type="float" office:value="486455800" calcext:value-type="float">
            <text:p>486455800</text:p>
          </table:table-cell>
          <table:table-cell office:value-type="float" office:value="71.2203023758099" calcext:value-type="float">
            <text:p>71.2203023758099</text:p>
          </table:table-cell>
          <table:table-cell office:value-type="float" office:value="-193" calcext:value-type="float">
            <text:p>-193</text:p>
          </table:table-cell>
          <table:table-cell/>
          <table:table-cell office:value-type="float" office:value="-856.12" calcext:value-type="float">
            <text:p>-856.12</text:p>
          </table:table-cell>
        </table:table-row>
        <table:table-row table:style-name="ro1">
          <table:table-cell office:value-type="float" office:value="19.2333333333333" calcext:value-type="float">
            <text:p>19.2333333333333</text:p>
          </table:table-cell>
          <table:table-cell office:value-type="float" office:value="486455800" calcext:value-type="float">
            <text:p>486455800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float" office:value="19.2333333333333" calcext:value-type="float">
            <text:p>19.2333333333333</text:p>
          </table:table-cell>
          <table:table-cell office:value-type="float" office:value="486455800" calcext:value-type="float">
            <text:p>486455800</text:p>
          </table:table-cell>
          <table:table-cell office:value-type="float" office:value="66.9006479481642" calcext:value-type="float">
            <text:p>66.9006479481642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float" office:value="-857.36" calcext:value-type="float">
            <text:p>-857.36</text:p>
          </table:table-cell>
        </table:table-row>
        <table:table-row table:style-name="ro1">
          <table:table-cell office:value-type="float" office:value="19.2666666666667" calcext:value-type="float">
            <text:p>19.2666666666667</text:p>
          </table:table-cell>
          <table:table-cell office:value-type="float" office:value="486455803" calcext:value-type="float">
            <text:p>486455803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/>
        </table:table-row>
        <table:table-row table:style-name="ro1">
          <table:table-cell office:value-type="float" office:value="19.2666666666667" calcext:value-type="float">
            <text:p>19.2666666666667</text:p>
          </table:table-cell>
          <table:table-cell office:value-type="float" office:value="486455803" calcext:value-type="float">
            <text:p>486455803</text:p>
          </table:table-cell>
          <table:table-cell office:value-type="float" office:value="65.1727861771058" calcext:value-type="float">
            <text:p>65.1727861771058</text:p>
          </table:table-cell>
          <table:table-cell office:value-type="float" office:value="-223" calcext:value-type="float">
            <text:p>-223</text:p>
          </table:table-cell>
          <table:table-cell/>
          <table:table-cell office:value-type="float" office:value="-864.8" calcext:value-type="float">
            <text:p>-864.8</text:p>
          </table:table-cell>
        </table:table-row>
        <table:table-row table:style-name="ro1">
          <table:table-cell office:value-type="float" office:value="19.2666666666667" calcext:value-type="float">
            <text:p>19.2666666666667</text:p>
          </table:table-cell>
          <table:table-cell office:value-type="float" office:value="486455803" calcext:value-type="float">
            <text:p>486455803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/>
        </table:table-row>
        <table:table-row table:style-name="ro1">
          <table:table-cell office:value-type="float" office:value="19.2666666666667" calcext:value-type="float">
            <text:p>19.2666666666667</text:p>
          </table:table-cell>
          <table:table-cell office:value-type="float" office:value="486455803" calcext:value-type="float">
            <text:p>486455803</text:p>
          </table:table-cell>
          <table:table-cell office:value-type="float" office:value="62.5269978401728" calcext:value-type="float">
            <text:p>62.5269978401728</text:p>
          </table:table-cell>
          <table:table-cell office:value-type="float" office:value="-243" calcext:value-type="float">
            <text:p>-243</text:p>
          </table:table-cell>
          <table:table-cell/>
          <table:table-cell office:value-type="float" office:value="-866.04" calcext:value-type="float">
            <text:p>-866.04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486455809" calcext:value-type="float">
            <text:p>486455809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486455809" calcext:value-type="float">
            <text:p>486455809</text:p>
          </table:table-cell>
          <table:table-cell office:value-type="float" office:value="59.0712742980562" calcext:value-type="float">
            <text:p>59.0712742980562</text:p>
          </table:table-cell>
          <table:table-cell office:value-type="float" office:value="-148" calcext:value-type="float">
            <text:p>-148</text:p>
          </table:table-cell>
          <table:table-cell/>
          <table:table-cell office:value-type="float" office:value="-867.28" calcext:value-type="float">
            <text:p>-867.28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486455809" calcext:value-type="float">
            <text:p>48645580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9.3333333333333" calcext:value-type="float">
            <text:p>19.3333333333333</text:p>
          </table:table-cell>
          <table:table-cell office:value-type="float" office:value="486455810" calcext:value-type="float">
            <text:p>486455810</text:p>
          </table:table-cell>
          <table:table-cell office:value-type="float" office:value="59.9352051835853" calcext:value-type="float">
            <text:p>59.9352051835853</text:p>
          </table:table-cell>
          <table:table-cell office:value-type="float" office:value="-49" calcext:value-type="float">
            <text:p>-49</text:p>
          </table:table-cell>
          <table:table-cell/>
          <table:table-cell office:value-type="float" office:value="-866.04" calcext:value-type="float">
            <text:p>-866.04</text:p>
          </table:table-cell>
        </table:table-row>
        <table:table-row table:style-name="ro1">
          <table:table-cell office:value-type="float" office:value="19.3333333333333" calcext:value-type="float">
            <text:p>19.3333333333333</text:p>
          </table:table-cell>
          <table:table-cell office:value-type="float" office:value="486455810" calcext:value-type="float">
            <text:p>486455810</text:p>
          </table:table-cell>
          <table:table-cell table:number-columns-repeated="2"/>
          <table:table-cell office:value-type="float" office:value="-0.2" calcext:value-type="float">
            <text:p>-0.2</text:p>
          </table:table-cell>
          <table:table-cell/>
        </table:table-row>
        <table:table-row table:style-name="ro1">
          <table:table-cell office:value-type="float" office:value="19.3333333333333" calcext:value-type="float">
            <text:p>19.3333333333333</text:p>
          </table:table-cell>
          <table:table-cell office:value-type="float" office:value="486455810" calcext:value-type="float">
            <text:p>486455810</text:p>
          </table:table-cell>
          <table:table-cell office:value-type="float" office:value="57.3434125269978" calcext:value-type="float">
            <text:p>57.3434125269978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-857.36" calcext:value-type="float">
            <text:p>-857.36</text:p>
          </table:table-cell>
        </table:table-row>
        <table:table-row table:style-name="ro1">
          <table:table-cell office:value-type="float" office:value="19.3333333333333" calcext:value-type="float">
            <text:p>19.3333333333333</text:p>
          </table:table-cell>
          <table:table-cell office:value-type="float" office:value="486455810" calcext:value-type="float">
            <text:p>486455810</text:p>
          </table:table-cell>
          <table:table-cell table:number-columns-repeated="2"/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19.3833333333333" calcext:value-type="float">
            <text:p>19.3833333333333</text:p>
          </table:table-cell>
          <table:table-cell office:value-type="float" office:value="486455813" calcext:value-type="float">
            <text:p>486455813</text:p>
          </table:table-cell>
          <table:table-cell office:value-type="float" office:value="54.6976241900648" calcext:value-type="float">
            <text:p>54.697624190064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-859.84" calcext:value-type="float">
            <text:p>-859.84</text:p>
          </table:table-cell>
        </table:table-row>
        <table:table-row table:style-name="ro1">
          <table:table-cell office:value-type="float" office:value="19.3833333333333" calcext:value-type="float">
            <text:p>19.3833333333333</text:p>
          </table:table-cell>
          <table:table-cell office:value-type="float" office:value="486455813" calcext:value-type="float">
            <text:p>486455813</text:p>
          </table:table-cell>
          <table:table-cell table:number-columns-repeated="2"/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19.3833333333333" calcext:value-type="float">
            <text:p>19.3833333333333</text:p>
          </table:table-cell>
          <table:table-cell office:value-type="float" office:value="486455813" calcext:value-type="float">
            <text:p>486455813</text:p>
          </table:table-cell>
          <table:table-cell office:value-type="float" office:value="54.6976241900648" calcext:value-type="float">
            <text:p>54.697624190064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-857.36" calcext:value-type="float">
            <text:p>-857.36</text:p>
          </table:table-cell>
        </table:table-row>
        <table:table-row table:style-name="ro1">
          <table:table-cell office:value-type="float" office:value="19.3833333333333" calcext:value-type="float">
            <text:p>19.3833333333333</text:p>
          </table:table-cell>
          <table:table-cell office:value-type="float" office:value="486455813" calcext:value-type="float">
            <text:p>486455813</text:p>
          </table:table-cell>
          <table:table-cell table:number-columns-repeated="2"/>
          <table:table-cell office:value-type="float" office:value="-0.2" calcext:value-type="float">
            <text:p>-0.2</text:p>
          </table:table-cell>
          <table:table-cell/>
        </table:table-row>
        <table:table-row table:style-name="ro1">
          <table:table-cell office:value-type="float" office:value="19.4166666666667" calcext:value-type="float">
            <text:p>19.4166666666667</text:p>
          </table:table-cell>
          <table:table-cell office:value-type="float" office:value="486455815" calcext:value-type="float">
            <text:p>486455815</text:p>
          </table:table-cell>
          <table:table-cell office:value-type="float" office:value="52.9697624190065" calcext:value-type="float">
            <text:p>52.969762419006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-858.6" calcext:value-type="float">
            <text:p>-858.6</text:p>
          </table:table-cell>
        </table:table-row>
        <table:table-row table:style-name="ro1">
          <table:table-cell office:value-type="float" office:value="19.4166666666667" calcext:value-type="float">
            <text:p>19.4166666666667</text:p>
          </table:table-cell>
          <table:table-cell office:value-type="float" office:value="486455815" calcext:value-type="float">
            <text:p>4864558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4166666666667" calcext:value-type="float">
            <text:p>19.4166666666667</text:p>
          </table:table-cell>
          <table:table-cell office:value-type="float" office:value="486455815" calcext:value-type="float">
            <text:p>486455815</text:p>
          </table:table-cell>
          <table:table-cell office:value-type="float" office:value="48.6501079913607" calcext:value-type="float">
            <text:p>48.6501079913607</text:p>
          </table:table-cell>
          <table:table-cell office:value-type="float" office:value="-81" calcext:value-type="float">
            <text:p>-81</text:p>
          </table:table-cell>
          <table:table-cell/>
          <table:table-cell office:value-type="float" office:value="-862.32" calcext:value-type="float">
            <text:p>-862.32</text:p>
          </table:table-cell>
        </table:table-row>
        <table:table-row table:style-name="ro1">
          <table:table-cell office:value-type="float" office:value="19.4333333333333" calcext:value-type="float">
            <text:p>19.4333333333333</text:p>
          </table:table-cell>
          <table:table-cell office:value-type="float" office:value="486455817" calcext:value-type="float">
            <text:p>486455817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9.4333333333333" calcext:value-type="float">
            <text:p>19.4333333333333</text:p>
          </table:table-cell>
          <table:table-cell office:value-type="float" office:value="486455817" calcext:value-type="float">
            <text:p>486455817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19.4333333333333" calcext:value-type="float">
            <text:p>19.4333333333333</text:p>
          </table:table-cell>
          <table:table-cell office:value-type="float" office:value="486455817" calcext:value-type="float">
            <text:p>486455817</text:p>
          </table:table-cell>
          <table:table-cell office:value-type="float" office:value="45.1403887688985" calcext:value-type="float">
            <text:p>45.140388768898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-858.6" calcext:value-type="float">
            <text:p>-858.6</text:p>
          </table:table-cell>
        </table:table-row>
        <table:table-row table:style-name="ro1">
          <table:table-cell office:value-type="float" office:value="19.4333333333333" calcext:value-type="float">
            <text:p>19.4333333333333</text:p>
          </table:table-cell>
          <table:table-cell office:value-type="float" office:value="486455817" calcext:value-type="float">
            <text:p>486455817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/>
        </table:table-row>
        <table:table-row table:style-name="ro1">
          <table:table-cell office:value-type="float" office:value="19.4833333333333" calcext:value-type="float">
            <text:p>19.4833333333333</text:p>
          </table:table-cell>
          <table:table-cell office:value-type="float" office:value="486455819" calcext:value-type="float">
            <text:p>486455819</text:p>
          </table:table-cell>
          <table:table-cell office:value-type="float" office:value="46.0043196544276" calcext:value-type="float">
            <text:p>46.004319654427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-858.6" calcext:value-type="float">
            <text:p>-858.6</text:p>
          </table:table-cell>
        </table:table-row>
        <table:table-row table:style-name="ro1">
          <table:table-cell office:value-type="float" office:value="19.4833333333333" calcext:value-type="float">
            <text:p>19.4833333333333</text:p>
          </table:table-cell>
          <table:table-cell office:value-type="float" office:value="486455819" calcext:value-type="float">
            <text:p>486455819</text:p>
          </table:table-cell>
          <table:table-cell table:number-columns-repeated="2"/>
          <table:table-cell office:value-type="float" office:value="-1.5" calcext:value-type="float">
            <text:p>-1.5</text:p>
          </table:table-cell>
          <table:table-cell/>
        </table:table-row>
        <table:table-row table:style-name="ro1">
          <table:table-cell office:value-type="float" office:value="19.4833333333333" calcext:value-type="float">
            <text:p>19.4833333333333</text:p>
          </table:table-cell>
          <table:table-cell office:value-type="float" office:value="486455819" calcext:value-type="float">
            <text:p>486455819</text:p>
          </table:table-cell>
          <table:table-cell office:value-type="float" office:value="44.2764578833693" calcext:value-type="float">
            <text:p>44.276457883369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-858.6" calcext:value-type="float">
            <text:p>-858.6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486455821" calcext:value-type="float">
            <text:p>486455821</text:p>
          </table:table-cell>
          <table:table-cell table:number-columns-repeated="2"/>
          <table:table-cell office:value-type="float" office:value="-1.5" calcext:value-type="float">
            <text:p>-1.5</text:p>
          </table:table-cell>
          <table:table-cell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486455821" calcext:value-type="float">
            <text:p>486455821</text:p>
          </table:table-cell>
          <table:table-cell office:value-type="float" office:value="40.8207343412527" calcext:value-type="float">
            <text:p>40.8207343412527</text:p>
          </table:table-cell>
          <table:table-cell office:value-type="float" office:value="-33" calcext:value-type="float">
            <text:p>-33</text:p>
          </table:table-cell>
          <table:table-cell/>
          <table:table-cell office:value-type="float" office:value="-861.08" calcext:value-type="float">
            <text:p>-861.08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486455821" calcext:value-type="float">
            <text:p>486455821</text:p>
          </table:table-cell>
          <table:table-cell table:number-columns-repeated="2"/>
          <table:table-cell office:value-type="float" office:value="-1.4" calcext:value-type="float">
            <text:p>-1.4</text:p>
          </table:table-cell>
          <table:table-cell/>
        </table:table-row>
        <table:table-row table:style-name="ro1">
          <table:table-cell office:value-type="float" office:value="19.5333333333333" calcext:value-type="float">
            <text:p>19.5333333333333</text:p>
          </table:table-cell>
          <table:table-cell office:value-type="float" office:value="486455822" calcext:value-type="float">
            <text:p>486455822</text:p>
          </table:table-cell>
          <table:table-cell office:value-type="float" office:value="38.2289416846652" calcext:value-type="float">
            <text:p>38.2289416846652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-861.08" calcext:value-type="float">
            <text:p>-861.08</text:p>
          </table:table-cell>
        </table:table-row>
        <table:table-row table:style-name="ro1">
          <table:table-cell office:value-type="float" office:value="19.5333333333333" calcext:value-type="float">
            <text:p>19.5333333333333</text:p>
          </table:table-cell>
          <table:table-cell office:value-type="float" office:value="486455822" calcext:value-type="float">
            <text:p>486455822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/>
        </table:table-row>
        <table:table-row table:style-name="ro1">
          <table:table-cell office:value-type="float" office:value="19.5333333333333" calcext:value-type="float">
            <text:p>19.5333333333333</text:p>
          </table:table-cell>
          <table:table-cell office:value-type="float" office:value="486455822" calcext:value-type="float">
            <text:p>486455822</text:p>
          </table:table-cell>
          <table:table-cell office:value-type="float" office:value="34.719222462203" calcext:value-type="float">
            <text:p>34.719222462203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862.32" calcext:value-type="float">
            <text:p>-862.32</text:p>
          </table:table-cell>
        </table:table-row>
        <table:table-row table:style-name="ro1">
          <table:table-cell office:value-type="float" office:value="19.5333333333333" calcext:value-type="float">
            <text:p>19.5333333333333</text:p>
          </table:table-cell>
          <table:table-cell office:value-type="float" office:value="486455822" calcext:value-type="float">
            <text:p>486455822</text:p>
          </table:table-cell>
          <table:table-cell table:number-columns-repeated="2"/>
          <table:table-cell office:value-type="float" office:value="-1.6" calcext:value-type="float">
            <text:p>-1.6</text:p>
          </table:table-cell>
          <table:table-cell/>
        </table:table-row>
        <table:table-row table:style-name="ro1">
          <table:table-cell office:value-type="float" office:value="19.5833333333333" calcext:value-type="float">
            <text:p>19.5833333333333</text:p>
          </table:table-cell>
          <table:table-cell office:value-type="float" office:value="486455825" calcext:value-type="float">
            <text:p>486455825</text:p>
          </table:table-cell>
          <table:table-cell office:value-type="float" office:value="31.2634989200864" calcext:value-type="float">
            <text:p>31.2634989200864</text:p>
          </table:table-cell>
          <table:table-cell office:value-type="float" office:value="-77" calcext:value-type="float">
            <text:p>-77</text:p>
          </table:table-cell>
          <table:table-cell/>
          <table:table-cell office:value-type="float" office:value="-864.8" calcext:value-type="float">
            <text:p>-864.8</text:p>
          </table:table-cell>
        </table:table-row>
        <table:table-row table:style-name="ro1">
          <table:table-cell office:value-type="float" office:value="19.5833333333333" calcext:value-type="float">
            <text:p>19.5833333333333</text:p>
          </table:table-cell>
          <table:table-cell office:value-type="float" office:value="486455825" calcext:value-type="float">
            <text:p>486455825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/>
        </table:table-row>
        <table:table-row table:style-name="ro1">
          <table:table-cell office:value-type="float" office:value="19.5833333333333" calcext:value-type="float">
            <text:p>19.5833333333333</text:p>
          </table:table-cell>
          <table:table-cell office:value-type="float" office:value="486455825" calcext:value-type="float">
            <text:p>486455825</text:p>
          </table:table-cell>
          <table:table-cell office:value-type="float" office:value="29.5356371490281" calcext:value-type="float">
            <text:p>29.5356371490281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-864.8" calcext:value-type="float">
            <text:p>-864.8</text:p>
          </table:table-cell>
        </table:table-row>
        <table:table-row table:style-name="ro1">
          <table:table-cell office:value-type="float" office:value="19.5833333333333" calcext:value-type="float">
            <text:p>19.5833333333333</text:p>
          </table:table-cell>
          <table:table-cell office:value-type="float" office:value="486455825" calcext:value-type="float">
            <text:p>486455825</text:p>
          </table:table-cell>
          <table:table-cell table:number-columns-repeated="2"/>
          <table:table-cell office:value-type="float" office:value="-1.1" calcext:value-type="float">
            <text:p>-1.1</text:p>
          </table:table-cell>
          <table:table-cell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486455827" calcext:value-type="float">
            <text:p>486455827</text:p>
          </table:table-cell>
          <table:table-cell table:number-columns-repeated="2"/>
          <table:table-cell office:value-type="float" office:value="-1.5" calcext:value-type="float">
            <text:p>-1.5</text:p>
          </table:table-cell>
          <table:table-cell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486455827" calcext:value-type="float">
            <text:p>486455827</text:p>
          </table:table-cell>
          <table:table-cell office:value-type="float" office:value="27.7537796976242" calcext:value-type="float">
            <text:p>27.7537796976242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-866.04" calcext:value-type="float">
            <text:p>-866.04</text:p>
          </table:table-cell>
        </table:table-row>
        <table:table-row table:style-name="ro1">
          <table:table-cell office:value-type="float" office:value="19.65" calcext:value-type="float">
            <text:p>19.65</text:p>
          </table:table-cell>
          <table:table-cell office:value-type="float" office:value="486455829" calcext:value-type="float">
            <text:p>486455829</text:p>
          </table:table-cell>
          <table:table-cell table:number-columns-repeated="2"/>
          <table:table-cell office:value-type="float" office:value="-0.7" calcext:value-type="float">
            <text:p>-0.7</text:p>
          </table:table-cell>
          <table:table-cell/>
        </table:table-row>
        <table:table-row table:style-name="ro1">
          <table:table-cell office:value-type="float" office:value="19.65" calcext:value-type="float">
            <text:p>19.65</text:p>
          </table:table-cell>
          <table:table-cell office:value-type="float" office:value="486455829" calcext:value-type="float">
            <text:p>486455829</text:p>
          </table:table-cell>
          <table:table-cell office:value-type="float" office:value="26.0259179265659" calcext:value-type="float">
            <text:p>26.0259179265659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-866.04" calcext:value-type="float">
            <text:p>-866.04</text:p>
          </table:table-cell>
        </table:table-row>
        <table:table-row table:style-name="ro1">
          <table:table-cell office:value-type="float" office:value="19.65" calcext:value-type="float">
            <text:p>19.65</text:p>
          </table:table-cell>
          <table:table-cell office:value-type="float" office:value="486455829" calcext:value-type="float">
            <text:p>486455829</text:p>
          </table:table-cell>
          <table:table-cell table:number-columns-repeated="2"/>
          <table:table-cell office:value-type="float" office:value="-0.6" calcext:value-type="float">
            <text:p>-0.6</text:p>
          </table:table-cell>
          <table:table-cell/>
        </table:table-row>
        <table:table-row table:style-name="ro1">
          <table:table-cell office:value-type="float" office:value="19.65" calcext:value-type="float">
            <text:p>19.65</text:p>
          </table:table-cell>
          <table:table-cell office:value-type="float" office:value="486455829" calcext:value-type="float">
            <text:p>486455829</text:p>
          </table:table-cell>
          <table:table-cell office:value-type="float" office:value="22.5701943844492" calcext:value-type="float">
            <text:p>22.570194384449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-864.8" calcext:value-type="float">
            <text:p>-864.8</text:p>
          </table:table-cell>
        </table:table-row>
        <table:table-row table:style-name="ro1">
          <table:table-cell office:value-type="float" office:value="19.6833333333333" calcext:value-type="float">
            <text:p>19.6833333333333</text:p>
          </table:table-cell>
          <table:table-cell office:value-type="float" office:value="486455831" calcext:value-type="float">
            <text:p>486455831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9.6833333333333" calcext:value-type="float">
            <text:p>19.6833333333333</text:p>
          </table:table-cell>
          <table:table-cell office:value-type="float" office:value="486455831" calcext:value-type="float">
            <text:p>48645583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-866.04" calcext:value-type="float">
            <text:p>-866.04</text:p>
          </table:table-cell>
        </table:table-row>
        <table:table-row table:style-name="ro1">
          <table:table-cell office:value-type="float" office:value="19.6833333333333" calcext:value-type="float">
            <text:p>19.6833333333333</text:p>
          </table:table-cell>
          <table:table-cell office:value-type="float" office:value="486455831" calcext:value-type="float">
            <text:p>486455831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9.6833333333333" calcext:value-type="float">
            <text:p>19.6833333333333</text:p>
          </table:table-cell>
          <table:table-cell office:value-type="float" office:value="486455831" calcext:value-type="float">
            <text:p>486455831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-866.04" calcext:value-type="float">
            <text:p>-866.04</text:p>
          </table:table-cell>
        </table:table-row>
        <table:table-row table:style-name="ro1">
          <table:table-cell office:value-type="float" office:value="19.6833333333333" calcext:value-type="float">
            <text:p>19.6833333333333</text:p>
          </table:table-cell>
          <table:table-cell office:value-type="float" office:value="486455831" calcext:value-type="float">
            <text:p>486455831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486455833" calcext:value-type="float">
            <text:p>48645583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-866.04" calcext:value-type="float">
            <text:p>-866.04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486455833" calcext:value-type="float">
            <text:p>486455833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486455835" calcext:value-type="float">
            <text:p>48645583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-863.56" calcext:value-type="float">
            <text:p>-863.56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486455835" calcext:value-type="float">
            <text:p>486455835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/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486455835" calcext:value-type="float">
            <text:p>486455835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486455835" calcext:value-type="float">
            <text:p>48645583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-864.8" calcext:value-type="float">
            <text:p>-864.8</text:p>
          </table:table-cell>
        </table:table-row>
        <table:table-row table:style-name="ro1">
          <table:table-cell office:value-type="float" office:value="19.7833333333333" calcext:value-type="float">
            <text:p>19.7833333333333</text:p>
          </table:table-cell>
          <table:table-cell office:value-type="float" office:value="486455837" calcext:value-type="float">
            <text:p>48645583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-863.56" calcext:value-type="float">
            <text:p>-863.56</text:p>
          </table:table-cell>
        </table:table-row>
        <table:table-row table:style-name="ro1">
          <table:table-cell office:value-type="float" office:value="19.7833333333333" calcext:value-type="float">
            <text:p>19.7833333333333</text:p>
          </table:table-cell>
          <table:table-cell office:value-type="float" office:value="486455837" calcext:value-type="float">
            <text:p>48645583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7833333333333" calcext:value-type="float">
            <text:p>19.7833333333333</text:p>
          </table:table-cell>
          <table:table-cell office:value-type="float" office:value="486455837" calcext:value-type="float">
            <text:p>486455837</text:p>
          </table:table-cell>
          <table:table-cell table:number-columns-repeated="2"/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19.7833333333333" calcext:value-type="float">
            <text:p>19.7833333333333</text:p>
          </table:table-cell>
          <table:table-cell office:value-type="float" office:value="486455837" calcext:value-type="float">
            <text:p>48645583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-861.08" calcext:value-type="float">
            <text:p>-861.08</text:p>
          </table:table-cell>
        </table:table-row>
        <table:table-row table:style-name="ro1">
          <table:table-cell office:value-type="float" office:value="19.8166666666667" calcext:value-type="float">
            <text:p>19.8166666666667</text:p>
          </table:table-cell>
          <table:table-cell office:value-type="float" office:value="486455839" calcext:value-type="float">
            <text:p>486455839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19.8166666666667" calcext:value-type="float">
            <text:p>19.8166666666667</text:p>
          </table:table-cell>
          <table:table-cell office:value-type="float" office:value="486455839" calcext:value-type="float">
            <text:p>48645583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-861.08" calcext:value-type="float">
            <text:p>-861.08</text:p>
          </table:table-cell>
        </table:table-row>
        <table:table-row table:style-name="ro1">
          <table:table-cell office:value-type="float" office:value="19.8166666666667" calcext:value-type="float">
            <text:p>19.8166666666667</text:p>
          </table:table-cell>
          <table:table-cell office:value-type="float" office:value="486455839" calcext:value-type="float">
            <text:p>486455839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/>
        </table:table-row>
        <table:table-row table:style-name="ro1">
          <table:table-cell office:value-type="float" office:value="19.8166666666667" calcext:value-type="float">
            <text:p>19.8166666666667</text:p>
          </table:table-cell>
          <table:table-cell office:value-type="float" office:value="486455839" calcext:value-type="float">
            <text:p>4864558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-862.32" calcext:value-type="float">
            <text:p>-862.32</text:p>
          </table:table-cell>
        </table:table-row>
        <table:table-row table:style-name="ro1">
          <table:table-cell office:value-type="float" office:value="19.8666666666667" calcext:value-type="float">
            <text:p>19.8666666666667</text:p>
          </table:table-cell>
          <table:table-cell office:value-type="float" office:value="486455841" calcext:value-type="float">
            <text:p>486455841</text:p>
          </table:table-cell>
          <table:table-cell table:number-columns-repeated="2"/>
          <table:table-cell office:value-type="float" office:value="-0.7" calcext:value-type="float">
            <text:p>-0.7</text:p>
          </table:table-cell>
          <table:table-cell/>
        </table:table-row>
        <table:table-row table:style-name="ro1">
          <table:table-cell office:value-type="float" office:value="19.8666666666667" calcext:value-type="float">
            <text:p>19.8666666666667</text:p>
          </table:table-cell>
          <table:table-cell office:value-type="float" office:value="486455841" calcext:value-type="float">
            <text:p>486455841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-863.56" calcext:value-type="float">
            <text:p>-863.56</text:p>
          </table:table-cell>
        </table:table-row>
        <table:table-row table:style-name="ro1">
          <table:table-cell office:value-type="float" office:value="19.8666666666667" calcext:value-type="float">
            <text:p>19.8666666666667</text:p>
          </table:table-cell>
          <table:table-cell office:value-type="float" office:value="486455841" calcext:value-type="float">
            <text:p>486455841</text:p>
          </table:table-cell>
          <table:table-cell table:number-columns-repeated="2"/>
          <table:table-cell office:value-type="float" office:value="-0.7" calcext:value-type="float">
            <text:p>-0.7</text:p>
          </table:table-cell>
          <table:table-cell/>
        </table:table-row>
        <table:table-row table:style-name="ro1">
          <table:table-cell office:value-type="float" office:value="19.8666666666667" calcext:value-type="float">
            <text:p>19.8666666666667</text:p>
          </table:table-cell>
          <table:table-cell office:value-type="float" office:value="486455841" calcext:value-type="float">
            <text:p>4864558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862.32" calcext:value-type="float">
            <text:p>-862.32</text:p>
          </table:table-cell>
        </table:table-row>
        <table:table-row table:style-name="ro1">
          <table:table-cell office:value-type="float" office:value="19.8833333333333" calcext:value-type="float">
            <text:p>19.8833333333333</text:p>
          </table:table-cell>
          <table:table-cell office:value-type="float" office:value="486455843" calcext:value-type="float">
            <text:p>486455843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9.8833333333333" calcext:value-type="float">
            <text:p>19.8833333333333</text:p>
          </table:table-cell>
          <table:table-cell office:value-type="float" office:value="486455843" calcext:value-type="float">
            <text:p>48645584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862.32" calcext:value-type="float">
            <text:p>-862.32</text:p>
          </table:table-cell>
        </table:table-row>
        <table:table-row table:style-name="ro1">
          <table:table-cell office:value-type="float" office:value="19.8833333333333" calcext:value-type="float">
            <text:p>19.8833333333333</text:p>
          </table:table-cell>
          <table:table-cell office:value-type="float" office:value="486455843" calcext:value-type="float">
            <text:p>486455843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/>
        </table:table-row>
        <table:table-row table:style-name="ro1">
          <table:table-cell office:value-type="float" office:value="19.9333333333333" calcext:value-type="float">
            <text:p>19.9333333333333</text:p>
          </table:table-cell>
          <table:table-cell office:value-type="float" office:value="486455845" calcext:value-type="float">
            <text:p>486455845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-862.32" calcext:value-type="float">
            <text:p>-862.32</text:p>
          </table:table-cell>
        </table:table-row>
        <table:table-row table:style-name="ro1">
          <table:table-cell office:value-type="float" office:value="19.9333333333333" calcext:value-type="float">
            <text:p>19.9333333333333</text:p>
          </table:table-cell>
          <table:table-cell office:value-type="float" office:value="486455845" calcext:value-type="float">
            <text:p>486455845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/>
        </table:table-row>
        <table:table-row table:style-name="ro1">
          <table:table-cell office:value-type="float" office:value="19.9333333333333" calcext:value-type="float">
            <text:p>19.9333333333333</text:p>
          </table:table-cell>
          <table:table-cell office:value-type="float" office:value="486455845" calcext:value-type="float">
            <text:p>4864558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-862.32" calcext:value-type="float">
            <text:p>-862.32</text:p>
          </table:table-cell>
        </table:table-row>
        <table:table-row table:style-name="ro1">
          <table:table-cell office:value-type="float" office:value="19.9666666666667" calcext:value-type="float">
            <text:p>19.9666666666667</text:p>
          </table:table-cell>
          <table:table-cell office:value-type="float" office:value="486455847" calcext:value-type="float">
            <text:p>486455847</text:p>
          </table:table-cell>
          <table:table-cell table:number-columns-repeated="2"/>
          <table:table-cell office:value-type="float" office:value="-1.6" calcext:value-type="float">
            <text:p>-1.6</text:p>
          </table:table-cell>
          <table:table-cell/>
        </table:table-row>
        <table:table-row table:style-name="ro1">
          <table:table-cell office:value-type="float" office:value="19.9666666666667" calcext:value-type="float">
            <text:p>19.9666666666667</text:p>
          </table:table-cell>
          <table:table-cell office:value-type="float" office:value="486455847" calcext:value-type="float">
            <text:p>48645584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-861.08" calcext:value-type="float">
            <text:p>-861.08</text:p>
          </table:table-cell>
        </table:table-row>
        <table:table-row table:style-name="ro1">
          <table:table-cell office:value-type="float" office:value="19.9666666666667" calcext:value-type="float">
            <text:p>19.9666666666667</text:p>
          </table:table-cell>
          <table:table-cell office:value-type="float" office:value="486455847" calcext:value-type="float">
            <text:p>486455847</text:p>
          </table:table-cell>
          <table:table-cell table:number-columns-repeated="2"/>
          <table:table-cell office:value-type="float" office:value="-1.5" calcext:value-type="float">
            <text:p>-1.5</text:p>
          </table:table-cell>
          <table:table-cell/>
        </table:table-row>
        <table:table-row table:style-name="ro1">
          <table:table-cell office:value-type="float" office:value="19.9666666666667" calcext:value-type="float">
            <text:p>19.9666666666667</text:p>
          </table:table-cell>
          <table:table-cell office:value-type="float" office:value="486455847" calcext:value-type="float">
            <text:p>486455847</text:p>
          </table:table-cell>
          <table:table-cell table:number-columns-repeated="2"/>
          <table:table-cell office:value-type="float" office:value="-0.6" calcext:value-type="float">
            <text:p>-0.6</text:p>
          </table:table-cell>
          <table:table-cell/>
        </table:table-row>
        <table:table-row table:style-name="ro1">
          <table:table-cell office:value-type="float" office:value="19.9666666666667" calcext:value-type="float">
            <text:p>19.9666666666667</text:p>
          </table:table-cell>
          <table:table-cell office:value-type="float" office:value="486455847" calcext:value-type="float">
            <text:p>48645584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862.32" calcext:value-type="float">
            <text:p>-862.32</text:p>
          </table:table-cell>
        </table:table-row>
        <table:table-row table:style-name="ro1">
          <table:table-cell office:value-type="float" office:value="19.9833333333333" calcext:value-type="float">
            <text:p>19.9833333333333</text:p>
          </table:table-cell>
          <table:table-cell office:value-type="float" office:value="486455850" calcext:value-type="float">
            <text:p>486455850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/>
        </table:table-row>
        <table:table-row table:style-name="ro1">
          <table:table-cell office:value-type="float" office:value="19.9833333333333" calcext:value-type="float">
            <text:p>19.9833333333333</text:p>
          </table:table-cell>
          <table:table-cell office:value-type="float" office:value="486455850" calcext:value-type="float">
            <text:p>486455850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-862.32" calcext:value-type="float">
            <text:p>-862.32</text:p>
          </table:table-cell>
        </table:table-row>
        <table:table-row table:style-name="ro1">
          <table:table-cell office:value-type="float" office:value="20.0333333333333" calcext:value-type="float">
            <text:p>20.0333333333333</text:p>
          </table:table-cell>
          <table:table-cell office:value-type="float" office:value="486455851" calcext:value-type="float">
            <text:p>486455851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/>
        </table:table-row>
        <table:table-row table:style-name="ro1">
          <table:table-cell office:value-type="float" office:value="20.0333333333333" calcext:value-type="float">
            <text:p>20.0333333333333</text:p>
          </table:table-cell>
          <table:table-cell office:value-type="float" office:value="486455851" calcext:value-type="float">
            <text:p>48645585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-862.32" calcext:value-type="float">
            <text:p>-862.32</text:p>
          </table:table-cell>
        </table:table-row>
        <table:table-row table:style-name="ro1">
          <table:table-cell office:value-type="float" office:value="20.0333333333333" calcext:value-type="float">
            <text:p>20.0333333333333</text:p>
          </table:table-cell>
          <table:table-cell office:value-type="float" office:value="486455851" calcext:value-type="float">
            <text:p>486455851</text:p>
          </table:table-cell>
          <table:table-cell table:number-columns-repeated="2"/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20.0333333333333" calcext:value-type="float">
            <text:p>20.0333333333333</text:p>
          </table:table-cell>
          <table:table-cell office:value-type="float" office:value="486455851" calcext:value-type="float">
            <text:p>486455851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-863.56" calcext:value-type="float">
            <text:p>-863.56</text:p>
          </table:table-cell>
        </table:table-row>
        <table:table-row table:style-name="ro1">
          <table:table-cell office:value-type="float" office:value="20.0666666666667" calcext:value-type="float">
            <text:p>20.0666666666667</text:p>
          </table:table-cell>
          <table:table-cell office:value-type="float" office:value="486455853" calcext:value-type="float">
            <text:p>48645585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.0666666666667" calcext:value-type="float">
            <text:p>20.0666666666667</text:p>
          </table:table-cell>
          <table:table-cell office:value-type="float" office:value="486455853" calcext:value-type="float">
            <text:p>48645585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-862.32" calcext:value-type="float">
            <text:p>-862.32</text:p>
          </table:table-cell>
        </table:table-row>
        <table:table-row table:style-name="ro1">
          <table:table-cell office:value-type="float" office:value="20.0666666666667" calcext:value-type="float">
            <text:p>20.0666666666667</text:p>
          </table:table-cell>
          <table:table-cell office:value-type="float" office:value="486455853" calcext:value-type="float">
            <text:p>486455853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/>
        </table:table-row>
        <table:table-row table:style-name="ro1">
          <table:table-cell office:value-type="float" office:value="20.0666666666667" calcext:value-type="float">
            <text:p>20.0666666666667</text:p>
          </table:table-cell>
          <table:table-cell office:value-type="float" office:value="486455853" calcext:value-type="float">
            <text:p>48645585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-863.56" calcext:value-type="float">
            <text:p>-863.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31T19:29:56.750733481</dc:date>
    <meta:editing-duration>PT4M4S</meta:editing-duration>
    <meta:editing-cycles>1</meta:editing-cycles>
    <meta:document-statistic meta:table-count="1" meta:cell-count="8344" meta:object-count="0"/>
    <meta:generator>LibreOffice/6.0.7.3$Linux_X86_64 LibreOffice_project/00m0$Build-3</meta:generator>
  </office:meta>
</office:document-meta>
</file>